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ODEJS-128MB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2749.366" calcext:value-type="float">
            <text:p>2749,366</text:p>
          </table:table-cell>
          <table:table-cell office:value-type="float" office:value="199.041887" calcext:value-type="float">
            <text:p>199,041887</text:p>
          </table:table-cell>
          <table:table-cell/>
          <table:table-cell office:value-type="float" office:value="1099.035" calcext:value-type="float">
            <text:p>1099,035</text:p>
          </table:table-cell>
          <table:table-cell office:value-type="float" office:value="998.980914" calcext:value-type="float">
            <text:p>998,980914</text:p>
          </table:table-cell>
          <table:table-cell/>
          <table:table-cell office:value-type="float" office:value="11091.846" calcext:value-type="float">
            <text:p>11091,846</text:p>
          </table:table-cell>
          <table:table-cell office:value-type="float" office:value="999.747767" calcext:value-type="float">
            <text:p>999,747767</text:p>
          </table:table-cell>
          <table:table-cell table:number-columns-repeated="5"/>
          <table:table-cell table:formula="of:=['NODEJS-128MB'.N7]-['NODEJS-128MB'.$L7]" office:value-type="float" office:value="6.87192306896552" calcext:value-type="float">
            <text:p>6,871923069</text:p>
          </table:table-cell>
          <table:table-cell table:formula="of:=['NODEJS-128MB'.O7]-['NODEJS-128MB'.$L7]" office:value-type="float" office:value="158.068266068966" calcext:value-type="float">
            <text:p>158,068266069</text:p>
          </table:table-cell>
        </table:table-row>
        <table:table-row table:style-name="ro1">
          <table:table-cell office:value-type="float" office:value="290.35" calcext:value-type="float">
            <text:p>290,35</text:p>
          </table:table-cell>
          <table:table-cell office:value-type="float" office:value="197.48316" calcext:value-type="float">
            <text:p>197,48316</text:p>
          </table:table-cell>
          <table:table-cell/>
          <table:table-cell office:value-type="float" office:value="1100.879" calcext:value-type="float">
            <text:p>1100,879</text:p>
          </table:table-cell>
          <table:table-cell office:value-type="float" office:value="996.710785" calcext:value-type="float">
            <text:p>996,710785</text:p>
          </table:table-cell>
          <table:table-cell/>
          <table:table-cell office:value-type="float" office:value="12067.272" calcext:value-type="float">
            <text:p>12067,272</text:p>
          </table:table-cell>
          <table:table-cell office:value-type="float" office:value="993.940482" calcext:value-type="float">
            <text:p>993,940482</text:p>
          </table:table-cell>
          <table:table-cell/>
          <table:table-cell office:value-type="string" calcext:value-type="string">
            <text:p>numElem</text:p>
          </table:table-cell>
          <table:table-cell office:value-type="string" calcext:value-type="string">
            <text:p>numerosa varianza</text:p>
          </table:table-cell>
          <table:table-cell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316.051" calcext:value-type="float">
            <text:p>316,051</text:p>
          </table:table-cell>
          <table:table-cell office:value-type="float" office:value="162.446733" calcext:value-type="float">
            <text:p>162,446733</text:p>
          </table:table-cell>
          <table:table-cell/>
          <table:table-cell office:value-type="float" office:value="1050.042" calcext:value-type="float">
            <text:p>1050,042</text:p>
          </table:table-cell>
          <table:table-cell office:value-type="float" office:value="982.6391" calcext:value-type="float">
            <text:p>982,6391</text:p>
          </table:table-cell>
          <table:table-cell/>
          <table:table-cell office:value-type="float" office:value="10005.997" calcext:value-type="float">
            <text:p>10005,997</text:p>
          </table:table-cell>
          <table:table-cell office:value-type="float" office:value="949.590429" calcext:value-type="float">
            <text:p>949,5904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VERAGE(['NODEJS-128MB'.$B$60:.$B$210])" office:value-type="float" office:value="40.9736209310345" calcext:value-type="float">
            <text:p>40,973620931</text:p>
          </table:table-cell>
          <table:table-cell table:formula="of:=STDEV(['NODEJS-128MB'.$B$60:.$B$171])" office:value-type="float" office:value="4.19621266098237" calcext:value-type="float">
            <text:p>4,196212661</text:p>
          </table:table-cell>
          <table:table-cell table:formula="of:=MIN(['NODEJS-128MB'.$B$5:.$B$104])" office:value-type="float" office:value="47.845544" calcext:value-type="float">
            <text:p>47,845544</text:p>
          </table:table-cell>
          <table:table-cell table:formula="of:=MAX(['NODEJS-128MB'.$B$5:.$B$104])" office:value-type="float" office:value="199.041887" calcext:value-type="float">
            <text:p>199,041887</text:p>
          </table:table-cell>
        </table:table-row>
        <table:table-row table:style-name="ro1">
          <table:table-cell office:value-type="float" office:value="307.835" calcext:value-type="float">
            <text:p>307,835</text:p>
          </table:table-cell>
          <table:table-cell office:value-type="float" office:value="158.164172" calcext:value-type="float">
            <text:p>158,164172</text:p>
          </table:table-cell>
          <table:table-cell/>
          <table:table-cell office:value-type="float" office:value="1097.435" calcext:value-type="float">
            <text:p>1097,435</text:p>
          </table:table-cell>
          <table:table-cell office:value-type="float" office:value="950.279904" calcext:value-type="float">
            <text:p>950,279904</text:p>
          </table:table-cell>
          <table:table-cell/>
          <table:table-cell office:value-type="float" office:value="11097.016" calcext:value-type="float">
            <text:p>11097,016</text:p>
          </table:table-cell>
          <table:table-cell office:value-type="float" office:value="948.951046" calcext:value-type="float">
            <text:p>948,95104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table:formula="of:=AVERAGE(['NODEJS-128MB'.$E$5:.$E$136])" office:value-type="float" office:value="897.860566219697" calcext:value-type="float">
            <text:p>897,8605662197</text:p>
          </table:table-cell>
          <table:table-cell table:formula="of:=STDEV(['NODEJS-128MB'.$E$5:.$E$136])" office:value-type="float" office:value="58.883097327055" calcext:value-type="float">
            <text:p>58,8830973271</text:p>
          </table:table-cell>
          <table:table-cell table:formula="of:=MIN(['NODEJS-128MB'.$E$9:.$E$104])" office:value-type="float" office:value="844.963322" calcext:value-type="float">
            <text:p>844,963322</text:p>
          </table:table-cell>
          <table:table-cell table:formula="of:=MAX(['NODEJS-128MB'.$E$9:.$E$104])" office:value-type="float" office:value="950.206726" calcext:value-type="float">
            <text:p>950,206726</text:p>
          </table:table-cell>
        </table:table-row>
        <table:table-row table:style-name="ro1">
          <table:table-cell office:value-type="float" office:value="200.75" calcext:value-type="float">
            <text:p>200,75</text:p>
          </table:table-cell>
          <table:table-cell office:value-type="float" office:value="147.389604" calcext:value-type="float">
            <text:p>147,389604</text:p>
          </table:table-cell>
          <table:table-cell/>
          <table:table-cell office:value-type="float" office:value="1005.768" calcext:value-type="float">
            <text:p>1005,768</text:p>
          </table:table-cell>
          <table:table-cell office:value-type="float" office:value="950.206726" calcext:value-type="float">
            <text:p>950,206726</text:p>
          </table:table-cell>
          <table:table-cell/>
          <table:table-cell office:value-type="float" office:value="11003.081" calcext:value-type="float">
            <text:p>11003,081</text:p>
          </table:table-cell>
          <table:table-cell office:value-type="float" office:value="947.615438" calcext:value-type="float">
            <text:p>947,61543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AVERAGE(['NODEJS-128MB'.$H$5:.$H$42])" office:value-type="float" office:value="896.684708657895" calcext:value-type="float">
            <text:p>896,6847086579</text:p>
          </table:table-cell>
          <table:table-cell table:formula="of:=STDEV(['NODEJS-128MB'.$H$5:.$H$42])" office:value-type="float" office:value="58.8581492645552" calcext:value-type="float">
            <text:p>58,8581492646</text:p>
          </table:table-cell>
          <table:table-cell table:formula="of:=MIN(['NODEJS-128MB'.$H$6:.$H$81])" office:value-type="float" office:value="434.643062" calcext:value-type="float">
            <text:p>434,643062</text:p>
          </table:table-cell>
          <table:table-cell table:formula="of:=MAX(['NODEJS-128MB'.$H$6:.$H$79])" office:value-type="float" office:value="993.940482" calcext:value-type="float">
            <text:p>993,940482</text:p>
          </table:table-cell>
        </table:table-row>
        <table:table-row table:style-name="ro1">
          <table:table-cell office:value-type="float" office:value="201.468" calcext:value-type="float">
            <text:p>201,468</text:p>
          </table:table-cell>
          <table:table-cell office:value-type="float" office:value="145.814013" calcext:value-type="float">
            <text:p>145,814013</text:p>
          </table:table-cell>
          <table:table-cell/>
          <table:table-cell office:value-type="float" office:value="1016.287" calcext:value-type="float">
            <text:p>1016,287</text:p>
          </table:table-cell>
          <table:table-cell office:value-type="float" office:value="949.385682" calcext:value-type="float">
            <text:p>949,385682</text:p>
          </table:table-cell>
          <table:table-cell/>
          <table:table-cell office:value-type="float" office:value="11005.042" calcext:value-type="float">
            <text:p>11005,042</text:p>
          </table:table-cell>
          <table:table-cell office:value-type="float" office:value="946.126846" calcext:value-type="float">
            <text:p>946,126846</text:p>
          </table:table-cell>
          <table:table-cell table:number-columns-repeated="7"/>
        </table:table-row>
        <table:table-row table:style-name="ro1">
          <table:table-cell office:value-type="float" office:value="218.625" calcext:value-type="float">
            <text:p>218,625</text:p>
          </table:table-cell>
          <table:table-cell office:value-type="float" office:value="145.055777" calcext:value-type="float">
            <text:p>145,055777</text:p>
          </table:table-cell>
          <table:table-cell/>
          <table:table-cell office:value-type="float" office:value="1003.269" calcext:value-type="float">
            <text:p>1003,269</text:p>
          </table:table-cell>
          <table:table-cell office:value-type="float" office:value="948.993139" calcext:value-type="float">
            <text:p>948,993139</text:p>
          </table:table-cell>
          <table:table-cell/>
          <table:table-cell office:value-type="float" office:value="11002.124" calcext:value-type="float">
            <text:p>11002,124</text:p>
          </table:table-cell>
          <table:table-cell office:value-type="float" office:value="945.257422" calcext:value-type="float">
            <text:p>945,257422</text:p>
          </table:table-cell>
          <table:table-cell table:number-columns-repeated="7"/>
        </table:table-row>
        <table:table-row table:style-name="ro1">
          <table:table-cell office:value-type="float" office:value="199.479" calcext:value-type="float">
            <text:p>199,479</text:p>
          </table:table-cell>
          <table:table-cell office:value-type="float" office:value="144.983774" calcext:value-type="float">
            <text:p>144,983774</text:p>
          </table:table-cell>
          <table:table-cell/>
          <table:table-cell office:value-type="float" office:value="1003.039" calcext:value-type="float">
            <text:p>1003,039</text:p>
          </table:table-cell>
          <table:table-cell office:value-type="float" office:value="948.978383" calcext:value-type="float">
            <text:p>948,978383</text:p>
          </table:table-cell>
          <table:table-cell/>
          <table:table-cell office:value-type="float" office:value="11005.003" calcext:value-type="float">
            <text:p>11005,003</text:p>
          </table:table-cell>
          <table:table-cell office:value-type="float" office:value="945.086845" calcext:value-type="float">
            <text:p>945,086845</text:p>
          </table:table-cell>
          <table:table-cell table:number-columns-repeated="7"/>
        </table:table-row>
        <table:table-row table:style-name="ro1">
          <table:table-cell office:value-type="float" office:value="197.769" calcext:value-type="float">
            <text:p>197,769</text:p>
          </table:table-cell>
          <table:table-cell office:value-type="float" office:value="144.114883" calcext:value-type="float">
            <text:p>144,114883</text:p>
          </table:table-cell>
          <table:table-cell/>
          <table:table-cell office:value-type="float" office:value="1006.709" calcext:value-type="float">
            <text:p>1006,709</text:p>
          </table:table-cell>
          <table:table-cell office:value-type="float" office:value="948.813682" calcext:value-type="float">
            <text:p>948,813682</text:p>
          </table:table-cell>
          <table:table-cell/>
          <table:table-cell office:value-type="float" office:value="11000.865" calcext:value-type="float">
            <text:p>11000,865</text:p>
          </table:table-cell>
          <table:table-cell office:value-type="float" office:value="944.718196" calcext:value-type="float">
            <text:p>944,718196</text:p>
          </table:table-cell>
          <table:table-cell table:number-columns-repeated="7"/>
        </table:table-row>
        <table:table-row table:style-name="ro1">
          <table:table-cell office:value-type="float" office:value="198.592" calcext:value-type="float">
            <text:p>198,592</text:p>
          </table:table-cell>
          <table:table-cell office:value-type="float" office:value="143.396937" calcext:value-type="float">
            <text:p>143,396937</text:p>
          </table:table-cell>
          <table:table-cell/>
          <table:table-cell office:value-type="float" office:value="1092.549" calcext:value-type="float">
            <text:p>1092,549</text:p>
          </table:table-cell>
          <table:table-cell office:value-type="float" office:value="948.783336" calcext:value-type="float">
            <text:p>948,783336</text:p>
          </table:table-cell>
          <table:table-cell/>
          <table:table-cell office:value-type="float" office:value="11005.765" calcext:value-type="float">
            <text:p>11005,765</text:p>
          </table:table-cell>
          <table:table-cell office:value-type="float" office:value="943.778994" calcext:value-type="float">
            <text:p>943,778994</text:p>
          </table:table-cell>
          <table:table-cell table:number-columns-repeated="7"/>
        </table:table-row>
        <table:table-row table:style-name="ro1">
          <table:table-cell office:value-type="float" office:value="195.203" calcext:value-type="float">
            <text:p>195,203</text:p>
          </table:table-cell>
          <table:table-cell office:value-type="float" office:value="143.037067" calcext:value-type="float">
            <text:p>143,037067</text:p>
          </table:table-cell>
          <table:table-cell/>
          <table:table-cell office:value-type="float" office:value="1001.759" calcext:value-type="float">
            <text:p>1001,759</text:p>
          </table:table-cell>
          <table:table-cell office:value-type="float" office:value="948.426951" calcext:value-type="float">
            <text:p>948,426951</text:p>
          </table:table-cell>
          <table:table-cell/>
          <table:table-cell office:value-type="float" office:value="10998.75" calcext:value-type="float">
            <text:p>10998,75</text:p>
          </table:table-cell>
          <table:table-cell office:value-type="float" office:value="943.465627" calcext:value-type="float">
            <text:p>943,465627</text:p>
          </table:table-cell>
          <table:table-cell table:number-columns-repeated="7"/>
        </table:table-row>
        <table:table-row table:style-name="ro1">
          <table:table-cell office:value-type="float" office:value="197.343" calcext:value-type="float">
            <text:p>197,343</text:p>
          </table:table-cell>
          <table:table-cell office:value-type="float" office:value="142.528742" calcext:value-type="float">
            <text:p>142,528742</text:p>
          </table:table-cell>
          <table:table-cell/>
          <table:table-cell office:value-type="float" office:value="1003.198" calcext:value-type="float">
            <text:p>1003,198</text:p>
          </table:table-cell>
          <table:table-cell office:value-type="float" office:value="947.906438" calcext:value-type="float">
            <text:p>947,906438</text:p>
          </table:table-cell>
          <table:table-cell/>
          <table:table-cell office:value-type="float" office:value="12003.531" calcext:value-type="float">
            <text:p>12003,531</text:p>
          </table:table-cell>
          <table:table-cell office:value-type="float" office:value="943.236446" calcext:value-type="float">
            <text:p>943,236446</text:p>
          </table:table-cell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194.885" calcext:value-type="float">
            <text:p>194,885</text:p>
          </table:table-cell>
          <table:table-cell office:value-type="float" office:value="141.665075" calcext:value-type="float">
            <text:p>141,665075</text:p>
          </table:table-cell>
          <table:table-cell/>
          <table:table-cell office:value-type="float" office:value="1004.186" calcext:value-type="float">
            <text:p>1004,186</text:p>
          </table:table-cell>
          <table:table-cell office:value-type="float" office:value="947.714339" calcext:value-type="float">
            <text:p>947,714339</text:p>
          </table:table-cell>
          <table:table-cell/>
          <table:table-cell office:value-type="float" office:value="11000.728" calcext:value-type="float">
            <text:p>11000,728</text:p>
          </table:table-cell>
          <table:table-cell office:value-type="float" office:value="943.123319" calcext:value-type="float">
            <text:p>943,123319</text:p>
          </table:table-cell>
          <table:table-cell table:number-columns-repeated="7"/>
        </table:table-row>
        <table:table-row table:style-name="ro1">
          <table:table-cell office:value-type="float" office:value="200.131" calcext:value-type="float">
            <text:p>200,131</text:p>
          </table:table-cell>
          <table:table-cell office:value-type="float" office:value="141.163559" calcext:value-type="float">
            <text:p>141,163559</text:p>
          </table:table-cell>
          <table:table-cell/>
          <table:table-cell office:value-type="float" office:value="1001.586" calcext:value-type="float">
            <text:p>1001,586</text:p>
          </table:table-cell>
          <table:table-cell office:value-type="float" office:value="947.554623" calcext:value-type="float">
            <text:p>947,554623</text:p>
          </table:table-cell>
          <table:table-cell/>
          <table:table-cell office:value-type="float" office:value="11010.089" calcext:value-type="float">
            <text:p>11010,089</text:p>
          </table:table-cell>
          <table:table-cell office:value-type="float" office:value="943.014225" calcext:value-type="float">
            <text:p>943,014225</text:p>
          </table:table-cell>
          <table:table-cell table:number-columns-repeated="7"/>
        </table:table-row>
        <table:table-row table:style-name="ro1">
          <table:table-cell office:value-type="float" office:value="196.489" calcext:value-type="float">
            <text:p>196,489</text:p>
          </table:table-cell>
          <table:table-cell office:value-type="float" office:value="140.710386" calcext:value-type="float">
            <text:p>140,710386</text:p>
          </table:table-cell>
          <table:table-cell/>
          <table:table-cell office:value-type="float" office:value="1000.74" calcext:value-type="float">
            <text:p>1000,74</text:p>
          </table:table-cell>
          <table:table-cell office:value-type="float" office:value="947.364113" calcext:value-type="float">
            <text:p>947,364113</text:p>
          </table:table-cell>
          <table:table-cell/>
          <table:table-cell office:value-type="float" office:value="11001.204" calcext:value-type="float">
            <text:p>11001,204</text:p>
          </table:table-cell>
          <table:table-cell office:value-type="float" office:value="942.867925" calcext:value-type="float">
            <text:p>942,867925</text:p>
          </table:table-cell>
          <table:table-cell table:number-columns-repeated="7"/>
        </table:table-row>
        <table:table-row table:style-name="ro1">
          <table:table-cell office:value-type="float" office:value="192.07" calcext:value-type="float">
            <text:p>192,07</text:p>
          </table:table-cell>
          <table:table-cell office:value-type="float" office:value="139.583443" calcext:value-type="float">
            <text:p>139,583443</text:p>
          </table:table-cell>
          <table:table-cell/>
          <table:table-cell office:value-type="float" office:value="1003.28" calcext:value-type="float">
            <text:p>1003,28</text:p>
          </table:table-cell>
          <table:table-cell office:value-type="float" office:value="947.317751" calcext:value-type="float">
            <text:p>947,317751</text:p>
          </table:table-cell>
          <table:table-cell/>
          <table:table-cell office:value-type="float" office:value="10999.383" calcext:value-type="float">
            <text:p>10999,383</text:p>
          </table:table-cell>
          <table:table-cell office:value-type="float" office:value="942.718507" calcext:value-type="float">
            <text:p>942,718507</text:p>
          </table:table-cell>
          <table:table-cell table:number-columns-repeated="7"/>
        </table:table-row>
        <table:table-row table:style-name="ro1">
          <table:table-cell office:value-type="float" office:value="196.517" calcext:value-type="float">
            <text:p>196,517</text:p>
          </table:table-cell>
          <table:table-cell office:value-type="float" office:value="139.317567" calcext:value-type="float">
            <text:p>139,317567</text:p>
          </table:table-cell>
          <table:table-cell/>
          <table:table-cell office:value-type="float" office:value="1002.212" calcext:value-type="float">
            <text:p>1002,212</text:p>
          </table:table-cell>
          <table:table-cell office:value-type="float" office:value="947.185781" calcext:value-type="float">
            <text:p>947,185781</text:p>
          </table:table-cell>
          <table:table-cell/>
          <table:table-cell office:value-type="float" office:value="10996.996" calcext:value-type="float">
            <text:p>10996,996</text:p>
          </table:table-cell>
          <table:table-cell office:value-type="float" office:value="942.238598" calcext:value-type="float">
            <text:p>942,238598</text:p>
          </table:table-cell>
          <table:table-cell table:number-columns-repeated="7"/>
        </table:table-row>
        <table:table-row table:style-name="ro1">
          <table:table-cell office:value-type="float" office:value="198.273" calcext:value-type="float">
            <text:p>198,273</text:p>
          </table:table-cell>
          <table:table-cell office:value-type="float" office:value="138.912364" calcext:value-type="float">
            <text:p>138,912364</text:p>
          </table:table-cell>
          <table:table-cell/>
          <table:table-cell office:value-type="float" office:value="1000.634" calcext:value-type="float">
            <text:p>1000,634</text:p>
          </table:table-cell>
          <table:table-cell office:value-type="float" office:value="947.171606" calcext:value-type="float">
            <text:p>947,171606</text:p>
          </table:table-cell>
          <table:table-cell/>
          <table:table-cell office:value-type="float" office:value="10995.761" calcext:value-type="float">
            <text:p>10995,761</text:p>
          </table:table-cell>
          <table:table-cell office:value-type="float" office:value="940.849392" calcext:value-type="float">
            <text:p>940,849392</text:p>
          </table:table-cell>
          <table:table-cell table:number-columns-repeated="7"/>
        </table:table-row>
        <table:table-row table:style-name="ro1">
          <table:table-cell office:value-type="float" office:value="192.217" calcext:value-type="float">
            <text:p>192,217</text:p>
          </table:table-cell>
          <table:table-cell office:value-type="float" office:value="137.722894" calcext:value-type="float">
            <text:p>137,722894</text:p>
          </table:table-cell>
          <table:table-cell/>
          <table:table-cell office:value-type="float" office:value="1003.222" calcext:value-type="float">
            <text:p>1003,222</text:p>
          </table:table-cell>
          <table:table-cell office:value-type="float" office:value="946.881518" calcext:value-type="float">
            <text:p>946,881518</text:p>
          </table:table-cell>
          <table:table-cell/>
          <table:table-cell office:value-type="float" office:value="10995.291" calcext:value-type="float">
            <text:p>10995,291</text:p>
          </table:table-cell>
          <table:table-cell office:value-type="float" office:value="939.159803" calcext:value-type="float">
            <text:p>939,159803</text:p>
          </table:table-cell>
          <table:table-cell table:number-columns-repeated="7"/>
        </table:table-row>
        <table:table-row table:style-name="ro1">
          <table:table-cell office:value-type="float" office:value="186.208" calcext:value-type="float">
            <text:p>186,208</text:p>
          </table:table-cell>
          <table:table-cell office:value-type="float" office:value="131.219732" calcext:value-type="float">
            <text:p>131,219732</text:p>
          </table:table-cell>
          <table:table-cell/>
          <table:table-cell office:value-type="float" office:value="1001.826" calcext:value-type="float">
            <text:p>1001,826</text:p>
          </table:table-cell>
          <table:table-cell office:value-type="float" office:value="946.745204" calcext:value-type="float">
            <text:p>946,745204</text:p>
          </table:table-cell>
          <table:table-cell/>
          <table:table-cell office:value-type="float" office:value="11001.812" calcext:value-type="float">
            <text:p>11001,812</text:p>
          </table:table-cell>
          <table:table-cell office:value-type="float" office:value="904.035653" calcext:value-type="float">
            <text:p>904,035653</text:p>
          </table:table-cell>
          <table:table-cell table:number-columns-repeated="7"/>
        </table:table-row>
        <table:table-row table:style-name="ro1">
          <table:table-cell office:value-type="float" office:value="187.009" calcext:value-type="float">
            <text:p>187,009</text:p>
          </table:table-cell>
          <table:table-cell office:value-type="float" office:value="130.945875" calcext:value-type="float">
            <text:p>130,945875</text:p>
          </table:table-cell>
          <table:table-cell/>
          <table:table-cell office:value-type="float" office:value="1001.865" calcext:value-type="float">
            <text:p>1001,865</text:p>
          </table:table-cell>
          <table:table-cell office:value-type="float" office:value="946.666912" calcext:value-type="float">
            <text:p>946,666912</text:p>
          </table:table-cell>
          <table:table-cell/>
          <table:table-cell office:value-type="float" office:value="10994.69" calcext:value-type="float">
            <text:p>10994,69</text:p>
          </table:table-cell>
          <table:table-cell office:value-type="float" office:value="903.343294" calcext:value-type="float">
            <text:p>903,343294</text:p>
          </table:table-cell>
          <table:table-cell table:number-columns-repeated="7"/>
        </table:table-row>
        <table:table-row table:style-name="ro1">
          <table:table-cell office:value-type="float" office:value="185.515" calcext:value-type="float">
            <text:p>185,515</text:p>
          </table:table-cell>
          <table:table-cell office:value-type="float" office:value="130.907758" calcext:value-type="float">
            <text:p>130,907758</text:p>
          </table:table-cell>
          <table:table-cell/>
          <table:table-cell office:value-type="float" office:value="1000.665" calcext:value-type="float">
            <text:p>1000,665</text:p>
          </table:table-cell>
          <table:table-cell office:value-type="float" office:value="946.390933" calcext:value-type="float">
            <text:p>946,390933</text:p>
          </table:table-cell>
          <table:table-cell/>
          <table:table-cell office:value-type="float" office:value="10947.76" calcext:value-type="float">
            <text:p>10947,76</text:p>
          </table:table-cell>
          <table:table-cell office:value-type="float" office:value="888.367377" calcext:value-type="float">
            <text:p>888,367377</text:p>
          </table:table-cell>
          <table:table-cell table:number-columns-repeated="7"/>
        </table:table-row>
        <table:table-row table:style-name="ro1">
          <table:table-cell office:value-type="float" office:value="186.382" calcext:value-type="float">
            <text:p>186,382</text:p>
          </table:table-cell>
          <table:table-cell office:value-type="float" office:value="130.32548" calcext:value-type="float">
            <text:p>130,32548</text:p>
          </table:table-cell>
          <table:table-cell/>
          <table:table-cell office:value-type="float" office:value="1007.162" calcext:value-type="float">
            <text:p>1007,162</text:p>
          </table:table-cell>
          <table:table-cell office:value-type="float" office:value="946.244212" calcext:value-type="float">
            <text:p>946,244212</text:p>
          </table:table-cell>
          <table:table-cell/>
          <table:table-cell office:value-type="float" office:value="10907.382" calcext:value-type="float">
            <text:p>10907,382</text:p>
          </table:table-cell>
          <table:table-cell office:value-type="float" office:value="849.362704" calcext:value-type="float">
            <text:p>849,362704</text:p>
          </table:table-cell>
          <table:table-cell table:number-columns-repeated="7"/>
        </table:table-row>
        <table:table-row table:style-name="ro1">
          <table:table-cell office:value-type="float" office:value="199.374" calcext:value-type="float">
            <text:p>199,374</text:p>
          </table:table-cell>
          <table:table-cell office:value-type="float" office:value="109.528396" calcext:value-type="float">
            <text:p>109,528396</text:p>
          </table:table-cell>
          <table:table-cell/>
          <table:table-cell office:value-type="float" office:value="1007.386" calcext:value-type="float">
            <text:p>1007,386</text:p>
          </table:table-cell>
          <table:table-cell office:value-type="float" office:value="946.131607" calcext:value-type="float">
            <text:p>946,131607</text:p>
          </table:table-cell>
          <table:table-cell/>
          <table:table-cell office:value-type="float" office:value="11001.417" calcext:value-type="float">
            <text:p>11001,417</text:p>
          </table:table-cell>
          <table:table-cell office:value-type="float" office:value="848.652955" calcext:value-type="float">
            <text:p>848,652955</text:p>
          </table:table-cell>
          <table:table-cell table:number-columns-repeated="7"/>
        </table:table-row>
        <table:table-row table:style-name="ro1">
          <table:table-cell office:value-type="float" office:value="201.43" calcext:value-type="float">
            <text:p>201,43</text:p>
          </table:table-cell>
          <table:table-cell office:value-type="float" office:value="103.58542" calcext:value-type="float">
            <text:p>103,58542</text:p>
          </table:table-cell>
          <table:table-cell/>
          <table:table-cell office:value-type="float" office:value="1005.389" calcext:value-type="float">
            <text:p>1005,389</text:p>
          </table:table-cell>
          <table:table-cell office:value-type="float" office:value="946.103124" calcext:value-type="float">
            <text:p>946,103124</text:p>
          </table:table-cell>
          <table:table-cell/>
          <table:table-cell office:value-type="float" office:value="10904.653" calcext:value-type="float">
            <text:p>10904,653</text:p>
          </table:table-cell>
          <table:table-cell office:value-type="float" office:value="847.984482" calcext:value-type="float">
            <text:p>847,984482</text:p>
          </table:table-cell>
          <table:table-cell table:number-columns-repeated="7"/>
        </table:table-row>
        <table:table-row table:style-name="ro1">
          <table:table-cell office:value-type="float" office:value="198.381" calcext:value-type="float">
            <text:p>198,381</text:p>
          </table:table-cell>
          <table:table-cell office:value-type="float" office:value="103.077626" calcext:value-type="float">
            <text:p>103,077626</text:p>
          </table:table-cell>
          <table:table-cell/>
          <table:table-cell office:value-type="float" office:value="998.647" calcext:value-type="float">
            <text:p>998,647</text:p>
          </table:table-cell>
          <table:table-cell office:value-type="float" office:value="945.684553" calcext:value-type="float">
            <text:p>945,684553</text:p>
          </table:table-cell>
          <table:table-cell/>
          <table:table-cell office:value-type="float" office:value="10902.517" calcext:value-type="float">
            <text:p>10902,517</text:p>
          </table:table-cell>
          <table:table-cell office:value-type="float" office:value="847.977156" calcext:value-type="float">
            <text:p>847,977156</text:p>
          </table:table-cell>
          <table:table-cell table:number-columns-repeated="7"/>
        </table:table-row>
        <table:table-row table:style-name="ro1">
          <table:table-cell office:value-type="float" office:value="198.359" calcext:value-type="float">
            <text:p>198,359</text:p>
          </table:table-cell>
          <table:table-cell office:value-type="float" office:value="102.900833" calcext:value-type="float">
            <text:p>102,900833</text:p>
          </table:table-cell>
          <table:table-cell/>
          <table:table-cell office:value-type="float" office:value="1095.046" calcext:value-type="float">
            <text:p>1095,046</text:p>
          </table:table-cell>
          <table:table-cell office:value-type="float" office:value="945.527749" calcext:value-type="float">
            <text:p>945,527749</text:p>
          </table:table-cell>
          <table:table-cell/>
          <table:table-cell office:value-type="float" office:value="10906.888" calcext:value-type="float">
            <text:p>10906,888</text:p>
          </table:table-cell>
          <table:table-cell office:value-type="float" office:value="847.556008" calcext:value-type="float">
            <text:p>847,556008</text:p>
          </table:table-cell>
          <table:table-cell table:number-columns-repeated="7"/>
        </table:table-row>
        <table:table-row table:style-name="ro1">
          <table:table-cell office:value-type="float" office:value="191.717" calcext:value-type="float">
            <text:p>191,717</text:p>
          </table:table-cell>
          <table:table-cell office:value-type="float" office:value="102.838957" calcext:value-type="float">
            <text:p>102,838957</text:p>
          </table:table-cell>
          <table:table-cell/>
          <table:table-cell office:value-type="float" office:value="1000.407" calcext:value-type="float">
            <text:p>1000,407</text:p>
          </table:table-cell>
          <table:table-cell office:value-type="float" office:value="945.396532" calcext:value-type="float">
            <text:p>945,396532</text:p>
          </table:table-cell>
          <table:table-cell/>
          <table:table-cell office:value-type="float" office:value="10906.074" calcext:value-type="float">
            <text:p>10906,074</text:p>
          </table:table-cell>
          <table:table-cell office:value-type="float" office:value="847.423721" calcext:value-type="float">
            <text:p>847,423721</text:p>
          </table:table-cell>
          <table:table-cell table:number-columns-repeated="7"/>
        </table:table-row>
        <table:table-row table:style-name="ro1">
          <table:table-cell office:value-type="float" office:value="199.571" calcext:value-type="float">
            <text:p>199,571</text:p>
          </table:table-cell>
          <table:table-cell office:value-type="float" office:value="102.787483" calcext:value-type="float">
            <text:p>102,787483</text:p>
          </table:table-cell>
          <table:table-cell/>
          <table:table-cell office:value-type="float" office:value="1002.066" calcext:value-type="float">
            <text:p>1002,066</text:p>
          </table:table-cell>
          <table:table-cell office:value-type="float" office:value="945.224903" calcext:value-type="float">
            <text:p>945,224903</text:p>
          </table:table-cell>
          <table:table-cell/>
          <table:table-cell office:value-type="float" office:value="10901.522" calcext:value-type="float">
            <text:p>10901,522</text:p>
          </table:table-cell>
          <table:table-cell office:value-type="float" office:value="843.589409" calcext:value-type="float">
            <text:p>843,589409</text:p>
          </table:table-cell>
          <table:table-cell table:number-columns-repeated="7"/>
        </table:table-row>
        <table:table-row table:style-name="ro1">
          <table:table-cell office:value-type="float" office:value="187.723" calcext:value-type="float">
            <text:p>187,723</text:p>
          </table:table-cell>
          <table:table-cell office:value-type="float" office:value="102.609422" calcext:value-type="float">
            <text:p>102,609422</text:p>
          </table:table-cell>
          <table:table-cell/>
          <table:table-cell office:value-type="float" office:value="1000.099" calcext:value-type="float">
            <text:p>1000,099</text:p>
          </table:table-cell>
          <table:table-cell office:value-type="float" office:value="945.126099" calcext:value-type="float">
            <text:p>945,126099</text:p>
          </table:table-cell>
          <table:table-cell/>
          <table:table-cell office:value-type="float" office:value="10897.152" calcext:value-type="float">
            <text:p>10897,152</text:p>
          </table:table-cell>
          <table:table-cell office:value-type="float" office:value="841.757229" calcext:value-type="float">
            <text:p>841,757229</text:p>
          </table:table-cell>
          <table:table-cell table:number-columns-repeated="7"/>
        </table:table-row>
        <table:table-row table:style-name="ro1">
          <table:table-cell office:value-type="float" office:value="198.82" calcext:value-type="float">
            <text:p>198,82</text:p>
          </table:table-cell>
          <table:table-cell office:value-type="float" office:value="102.509958" calcext:value-type="float">
            <text:p>102,509958</text:p>
          </table:table-cell>
          <table:table-cell/>
          <table:table-cell office:value-type="float" office:value="1004.69" calcext:value-type="float">
            <text:p>1004,69</text:p>
          </table:table-cell>
          <table:table-cell office:value-type="float" office:value="945.082723" calcext:value-type="float">
            <text:p>945,082723</text:p>
          </table:table-cell>
          <table:table-cell/>
          <table:table-cell office:value-type="float" office:value="10896.247" calcext:value-type="float">
            <text:p>10896,247</text:p>
          </table:table-cell>
          <table:table-cell office:value-type="float" office:value="838.342524" calcext:value-type="float">
            <text:p>838,342524</text:p>
          </table:table-cell>
          <table:table-cell table:number-columns-repeated="7"/>
        </table:table-row>
        <table:table-row table:style-name="ro1">
          <table:table-cell office:value-type="float" office:value="196.701" calcext:value-type="float">
            <text:p>196,701</text:p>
          </table:table-cell>
          <table:table-cell office:value-type="float" office:value="102.191805" calcext:value-type="float">
            <text:p>102,191805</text:p>
          </table:table-cell>
          <table:table-cell/>
          <table:table-cell office:value-type="float" office:value="1004.269" calcext:value-type="float">
            <text:p>1004,269</text:p>
          </table:table-cell>
          <table:table-cell office:value-type="float" office:value="944.860225" calcext:value-type="float">
            <text:p>944,860225</text:p>
          </table:table-cell>
          <table:table-cell/>
          <table:table-cell office:value-type="float" office:value="10895.151" calcext:value-type="float">
            <text:p>10895,151</text:p>
          </table:table-cell>
          <table:table-cell office:value-type="float" office:value="837.485742" calcext:value-type="float">
            <text:p>837,485742</text:p>
          </table:table-cell>
          <table:table-cell table:number-columns-repeated="7"/>
        </table:table-row>
        <table:table-row table:style-name="ro1">
          <table:table-cell office:value-type="float" office:value="200.176" calcext:value-type="float">
            <text:p>200,176</text:p>
          </table:table-cell>
          <table:table-cell office:value-type="float" office:value="102.179491" calcext:value-type="float">
            <text:p>102,179491</text:p>
          </table:table-cell>
          <table:table-cell/>
          <table:table-cell office:value-type="float" office:value="1002.759" calcext:value-type="float">
            <text:p>1002,759</text:p>
          </table:table-cell>
          <table:table-cell office:value-type="float" office:value="944.494233" calcext:value-type="float">
            <text:p>944,494233</text:p>
          </table:table-cell>
          <table:table-cell/>
          <table:table-cell office:value-type="float" office:value="10890.896" calcext:value-type="float">
            <text:p>10890,896</text:p>
          </table:table-cell>
          <table:table-cell office:value-type="float" office:value="834.591273" calcext:value-type="float">
            <text:p>834,591273</text:p>
          </table:table-cell>
          <table:table-cell table:number-columns-repeated="7"/>
        </table:table-row>
        <table:table-row table:style-name="ro1">
          <table:table-cell office:value-type="float" office:value="199.286" calcext:value-type="float">
            <text:p>199,286</text:p>
          </table:table-cell>
          <table:table-cell office:value-type="float" office:value="102.003926" calcext:value-type="float">
            <text:p>102,003926</text:p>
          </table:table-cell>
          <table:table-cell/>
          <table:table-cell office:value-type="float" office:value="997.763" calcext:value-type="float">
            <text:p>997,763</text:p>
          </table:table-cell>
          <table:table-cell office:value-type="float" office:value="944.180077" calcext:value-type="float">
            <text:p>944,180077</text:p>
          </table:table-cell>
          <table:table-cell/>
          <table:table-cell office:value-type="float" office:value="10889.837" calcext:value-type="float">
            <text:p>10889,837</text:p>
          </table:table-cell>
          <table:table-cell office:value-type="float" office:value="834.000637" calcext:value-type="float">
            <text:p>834,000637</text:p>
          </table:table-cell>
          <table:table-cell table:number-columns-repeated="7"/>
        </table:table-row>
        <table:table-row table:style-name="ro1">
          <table:table-cell office:value-type="float" office:value="197.768" calcext:value-type="float">
            <text:p>197,768</text:p>
          </table:table-cell>
          <table:table-cell office:value-type="float" office:value="101.83695" calcext:value-type="float">
            <text:p>101,83695</text:p>
          </table:table-cell>
          <table:table-cell/>
          <table:table-cell office:value-type="float" office:value="997.562" calcext:value-type="float">
            <text:p>997,562</text:p>
          </table:table-cell>
          <table:table-cell office:value-type="float" office:value="944.056499" calcext:value-type="float">
            <text:p>944,056499</text:p>
          </table:table-cell>
          <table:table-cell/>
          <table:table-cell office:value-type="float" office:value="11996.617" calcext:value-type="float">
            <text:p>11996,617</text:p>
          </table:table-cell>
          <table:table-cell office:value-type="float" office:value="805.484163" calcext:value-type="float">
            <text:p>805,484163</text:p>
          </table:table-cell>
          <table:table-cell table:number-columns-repeated="7"/>
        </table:table-row>
        <table:table-row table:style-name="ro1">
          <table:table-cell office:value-type="float" office:value="159.964" calcext:value-type="float">
            <text:p>159,964</text:p>
          </table:table-cell>
          <table:table-cell office:value-type="float" office:value="101.77348" calcext:value-type="float">
            <text:p>101,77348</text:p>
          </table:table-cell>
          <table:table-cell/>
          <table:table-cell office:value-type="float" office:value="1002.198" calcext:value-type="float">
            <text:p>1002,198</text:p>
          </table:table-cell>
          <table:table-cell office:value-type="float" office:value="943.664828" calcext:value-type="float">
            <text:p>943,664828</text:p>
          </table:table-cell>
          <table:table-cell/>
          <table:table-cell office:value-type="float" office:value="11897.552" calcext:value-type="float">
            <text:p>11897,552</text:p>
          </table:table-cell>
          <table:table-cell office:value-type="float" office:value="804.698659" calcext:value-type="float">
            <text:p>804,698659</text:p>
          </table:table-cell>
          <table:table-cell table:number-columns-repeated="7"/>
        </table:table-row>
        <table:table-row table:style-name="ro1">
          <table:table-cell office:value-type="float" office:value="195.221" calcext:value-type="float">
            <text:p>195,221</text:p>
          </table:table-cell>
          <table:table-cell office:value-type="float" office:value="101.660413" calcext:value-type="float">
            <text:p>101,660413</text:p>
          </table:table-cell>
          <table:table-cell/>
          <table:table-cell office:value-type="float" office:value="998.481" calcext:value-type="float">
            <text:p>998,481</text:p>
          </table:table-cell>
          <table:table-cell office:value-type="float" office:value="943.629023" calcext:value-type="float">
            <text:p>943,629023</text:p>
          </table:table-cell>
          <table:table-cell/>
          <table:table-cell office:value-type="float" office:value="10896.955" calcext:value-type="float">
            <text:p>10896,955</text:p>
          </table:table-cell>
          <table:table-cell office:value-type="float" office:value="802.626834" calcext:value-type="float">
            <text:p>802,626834</text:p>
          </table:table-cell>
          <table:table-cell table:number-columns-repeated="7"/>
        </table:table-row>
        <table:table-row table:style-name="ro1">
          <table:table-cell office:value-type="float" office:value="204.825" calcext:value-type="float">
            <text:p>204,825</text:p>
          </table:table-cell>
          <table:table-cell office:value-type="float" office:value="101.262996" calcext:value-type="float">
            <text:p>101,262996</text:p>
          </table:table-cell>
          <table:table-cell/>
          <table:table-cell office:value-type="float" office:value="1057.605" calcext:value-type="float">
            <text:p>1057,605</text:p>
          </table:table-cell>
          <table:table-cell office:value-type="float" office:value="943.527129" calcext:value-type="float">
            <text:p>943,527129</text:p>
          </table:table-cell>
          <table:table-cell/>
          <table:table-cell office:value-type="float" office:value="10897.697" calcext:value-type="float">
            <text:p>10897,697</text:p>
          </table:table-cell>
          <table:table-cell office:value-type="float" office:value="801.251802" calcext:value-type="float">
            <text:p>801,251802</text:p>
          </table:table-cell>
          <table:table-cell table:number-columns-repeated="7"/>
        </table:table-row>
        <table:table-row table:style-name="ro1">
          <table:table-cell office:value-type="float" office:value="203.935" calcext:value-type="float">
            <text:p>203,935</text:p>
          </table:table-cell>
          <table:table-cell office:value-type="float" office:value="101.081903" calcext:value-type="float">
            <text:p>101,081903</text:p>
          </table:table-cell>
          <table:table-cell/>
          <table:table-cell office:value-type="float" office:value="998.95" calcext:value-type="float">
            <text:p>998,95</text:p>
          </table:table-cell>
          <table:table-cell office:value-type="float" office:value="943.23725" calcext:value-type="float">
            <text:p>943,23725</text:p>
          </table:table-cell>
          <table:table-cell/>
          <table:table-cell office:value-type="float" office:value="10803.018" calcext:value-type="float">
            <text:p>10803,018</text:p>
          </table:table-cell>
          <table:table-cell office:value-type="float" office:value="746.267042" calcext:value-type="float">
            <text:p>746,267042</text:p>
          </table:table-cell>
          <table:table-cell table:number-columns-repeated="7"/>
        </table:table-row>
        <table:table-row table:style-name="ro1">
          <table:table-cell office:value-type="float" office:value="197.658" calcext:value-type="float">
            <text:p>197,658</text:p>
          </table:table-cell>
          <table:table-cell office:value-type="float" office:value="100.84312" calcext:value-type="float">
            <text:p>100,84312</text:p>
          </table:table-cell>
          <table:table-cell/>
          <table:table-cell office:value-type="float" office:value="1046.249" calcext:value-type="float">
            <text:p>1046,249</text:p>
          </table:table-cell>
          <table:table-cell office:value-type="float" office:value="943.232486" calcext:value-type="float">
            <text:p>943,232486</text:p>
          </table:table-cell>
          <table:table-cell/>
          <table:table-cell office:value-type="float" office:value="10800.881" calcext:value-type="float">
            <text:p>10800,881</text:p>
          </table:table-cell>
          <table:table-cell office:value-type="float" office:value="745.780488" calcext:value-type="float">
            <text:p>745,780488</text:p>
          </table:table-cell>
          <table:table-cell table:number-columns-repeated="7"/>
        </table:table-row>
        <table:table-row table:style-name="ro1">
          <table:table-cell office:value-type="float" office:value="194.257" calcext:value-type="float">
            <text:p>194,257</text:p>
          </table:table-cell>
          <table:table-cell office:value-type="float" office:value="100.747275" calcext:value-type="float">
            <text:p>100,747275</text:p>
          </table:table-cell>
          <table:table-cell/>
          <table:table-cell office:value-type="float" office:value="999.848" calcext:value-type="float">
            <text:p>999,848</text:p>
          </table:table-cell>
          <table:table-cell office:value-type="float" office:value="943.014053" calcext:value-type="float">
            <text:p>943,014053</text:p>
          </table:table-cell>
          <table:table-cell/>
          <table:table-cell office:value-type="float" office:value="10799.67" calcext:value-type="float">
            <text:p>10799,67</text:p>
          </table:table-cell>
          <table:table-cell office:value-type="float" office:value="742.545336" calcext:value-type="float">
            <text:p>742,545336</text:p>
          </table:table-cell>
          <table:table-cell table:number-columns-repeated="7"/>
        </table:table-row>
        <table:table-row table:style-name="ro1">
          <table:table-cell office:value-type="float" office:value="193.143" calcext:value-type="float">
            <text:p>193,143</text:p>
          </table:table-cell>
          <table:table-cell office:value-type="float" office:value="100.649638" calcext:value-type="float">
            <text:p>100,649638</text:p>
          </table:table-cell>
          <table:table-cell/>
          <table:table-cell office:value-type="float" office:value="1000.604" calcext:value-type="float">
            <text:p>1000,604</text:p>
          </table:table-cell>
          <table:table-cell office:value-type="float" office:value="942.831069" calcext:value-type="float">
            <text:p>942,831069</text:p>
          </table:table-cell>
          <table:table-cell/>
          <table:table-cell office:value-type="float" office:value="10803.249" calcext:value-type="float">
            <text:p>10803,249</text:p>
          </table:table-cell>
          <table:table-cell office:value-type="float" office:value="741.837568" calcext:value-type="float">
            <text:p>741,837568</text:p>
          </table:table-cell>
          <table:table-cell table:number-columns-repeated="7"/>
        </table:table-row>
        <table:table-row table:style-name="ro1">
          <table:table-cell office:value-type="float" office:value="201.764" calcext:value-type="float">
            <text:p>201,764</text:p>
          </table:table-cell>
          <table:table-cell office:value-type="float" office:value="100.603268" calcext:value-type="float">
            <text:p>100,603268</text:p>
          </table:table-cell>
          <table:table-cell/>
          <table:table-cell office:value-type="float" office:value="1002.41" calcext:value-type="float">
            <text:p>1002,41</text:p>
          </table:table-cell>
          <table:table-cell office:value-type="float" office:value="942.78652" calcext:value-type="float">
            <text:p>942,78652</text:p>
          </table:table-cell>
          <table:table-cell/>
          <table:table-cell office:value-type="float" office:value="10790.658" calcext:value-type="float">
            <text:p>10790,658</text:p>
          </table:table-cell>
          <table:table-cell office:value-type="float" office:value="734.752883" calcext:value-type="float">
            <text:p>734,752883</text:p>
          </table:table-cell>
          <table:table-cell table:number-columns-repeated="7"/>
        </table:table-row>
        <table:table-row table:style-name="ro1">
          <table:table-cell office:value-type="float" office:value="193.814" calcext:value-type="float">
            <text:p>193,814</text:p>
          </table:table-cell>
          <table:table-cell office:value-type="float" office:value="100.420624" calcext:value-type="float">
            <text:p>100,420624</text:p>
          </table:table-cell>
          <table:table-cell/>
          <table:table-cell office:value-type="float" office:value="996.022" calcext:value-type="float">
            <text:p>996,022</text:p>
          </table:table-cell>
          <table:table-cell office:value-type="float" office:value="942.596092" calcext:value-type="float">
            <text:p>942,596092</text:p>
          </table:table-cell>
          <table:table-cell/>
          <table:table-cell office:value-type="float" office:value="10703.984" calcext:value-type="float">
            <text:p>10703,984</text:p>
          </table:table-cell>
          <table:table-cell office:value-type="float" office:value="648.086346" calcext:value-type="float">
            <text:p>648,086346</text:p>
          </table:table-cell>
          <table:table-cell table:number-columns-repeated="7"/>
        </table:table-row>
        <table:table-row table:style-name="ro1">
          <table:table-cell office:value-type="float" office:value="195.482" calcext:value-type="float">
            <text:p>195,482</text:p>
          </table:table-cell>
          <table:table-cell office:value-type="float" office:value="100.244544" calcext:value-type="float">
            <text:p>100,244544</text:p>
          </table:table-cell>
          <table:table-cell/>
          <table:table-cell office:value-type="float" office:value="1002.469" calcext:value-type="float">
            <text:p>1002,469</text:p>
          </table:table-cell>
          <table:table-cell office:value-type="float" office:value="941.999704" calcext:value-type="float">
            <text:p>941,999704</text:p>
          </table:table-cell>
          <table:table-cell/>
          <table:table-cell office:value-type="float" office:value="10827.185" calcext:value-type="float">
            <text:p>10827,185</text:p>
          </table:table-cell>
          <table:table-cell office:value-type="float" office:value="645.72908" calcext:value-type="float">
            <text:p>645,72908</text:p>
          </table:table-cell>
          <table:table-cell table:number-columns-repeated="7"/>
        </table:table-row>
        <table:table-row table:style-name="ro1">
          <table:table-cell office:value-type="float" office:value="186.435" calcext:value-type="float">
            <text:p>186,435</text:p>
          </table:table-cell>
          <table:table-cell office:value-type="float" office:value="100.207143" calcext:value-type="float">
            <text:p>100,207143</text:p>
          </table:table-cell>
          <table:table-cell/>
          <table:table-cell office:value-type="float" office:value="996.319" calcext:value-type="float">
            <text:p>996,319</text:p>
          </table:table-cell>
          <table:table-cell office:value-type="float" office:value="941.907754" calcext:value-type="float">
            <text:p>941,907754</text:p>
          </table:table-cell>
          <table:table-cell/>
          <table:table-cell office:value-type="float" office:value="11700.157" calcext:value-type="float">
            <text:p>11700,157</text:p>
          </table:table-cell>
          <table:table-cell office:value-type="float" office:value="644.737113" calcext:value-type="float">
            <text:p>644,737113</text:p>
          </table:table-cell>
          <table:table-cell table:number-columns-repeated="7"/>
        </table:table-row>
        <table:table-row table:style-name="ro1">
          <table:table-cell office:value-type="float" office:value="184.515" calcext:value-type="float">
            <text:p>184,515</text:p>
          </table:table-cell>
          <table:table-cell office:value-type="float" office:value="100.174439" calcext:value-type="float">
            <text:p>100,174439</text:p>
          </table:table-cell>
          <table:table-cell/>
          <table:table-cell office:value-type="float" office:value="996.246" calcext:value-type="float">
            <text:p>996,246</text:p>
          </table:table-cell>
          <table:table-cell office:value-type="float" office:value="941.846558" calcext:value-type="float">
            <text:p>941,846558</text:p>
          </table:table-cell>
          <table:table-cell/>
          <table:table-cell office:value-type="float" office:value="11699.137" calcext:value-type="float">
            <text:p>11699,137</text:p>
          </table:table-cell>
          <table:table-cell office:value-type="float" office:value="643.533872" calcext:value-type="float">
            <text:p>643,533872</text:p>
          </table:table-cell>
          <table:table-cell table:number-columns-repeated="7"/>
        </table:table-row>
        <table:table-row table:style-name="ro1">
          <table:table-cell office:value-type="float" office:value="188.719" calcext:value-type="float">
            <text:p>188,719</text:p>
          </table:table-cell>
          <table:table-cell office:value-type="float" office:value="99.901857" calcext:value-type="float">
            <text:p>99,901857</text:p>
          </table:table-cell>
          <table:table-cell/>
          <table:table-cell office:value-type="float" office:value="996.568" calcext:value-type="float">
            <text:p>996,568</text:p>
          </table:table-cell>
          <table:table-cell office:value-type="float" office:value="941.741339" calcext:value-type="float">
            <text:p>941,741339</text:p>
          </table:table-cell>
          <table:table-cell/>
          <table:table-cell office:value-type="float" office:value="11697.047" calcext:value-type="float">
            <text:p>11697,047</text:p>
          </table:table-cell>
          <table:table-cell office:value-type="float" office:value="640.741516" calcext:value-type="float">
            <text:p>640,741516</text:p>
          </table:table-cell>
          <table:table-cell table:number-columns-repeated="7"/>
        </table:table-row>
        <table:table-row table:style-name="ro1">
          <table:table-cell office:value-type="float" office:value="196.127" calcext:value-type="float">
            <text:p>196,127</text:p>
          </table:table-cell>
          <table:table-cell office:value-type="float" office:value="99.673598" calcext:value-type="float">
            <text:p>99,673598</text:p>
          </table:table-cell>
          <table:table-cell/>
          <table:table-cell office:value-type="float" office:value="1002.767" calcext:value-type="float">
            <text:p>1002,767</text:p>
          </table:table-cell>
          <table:table-cell office:value-type="float" office:value="941.493094" calcext:value-type="float">
            <text:p>941,493094</text:p>
          </table:table-cell>
          <table:table-cell/>
          <table:table-cell office:value-type="float" office:value="10700.275" calcext:value-type="float">
            <text:p>10700,275</text:p>
          </table:table-cell>
          <table:table-cell office:value-type="float" office:value="640.489432" calcext:value-type="float">
            <text:p>640,489432</text:p>
          </table:table-cell>
          <table:table-cell table:number-columns-repeated="7"/>
        </table:table-row>
        <table:table-row table:style-name="ro1">
          <table:table-cell office:value-type="float" office:value="184.611" calcext:value-type="float">
            <text:p>184,611</text:p>
          </table:table-cell>
          <table:table-cell office:value-type="float" office:value="99.432288" calcext:value-type="float">
            <text:p>99,432288</text:p>
          </table:table-cell>
          <table:table-cell/>
          <table:table-cell office:value-type="float" office:value="995.264" calcext:value-type="float">
            <text:p>995,264</text:p>
          </table:table-cell>
          <table:table-cell office:value-type="float" office:value="941.282885" calcext:value-type="float">
            <text:p>941,282885</text:p>
          </table:table-cell>
          <table:table-cell/>
          <table:table-cell office:value-type="float" office:value="10705.559" calcext:value-type="float">
            <text:p>10705,559</text:p>
          </table:table-cell>
          <table:table-cell office:value-type="float" office:value="606.082698" calcext:value-type="float">
            <text:p>606,082698</text:p>
          </table:table-cell>
          <table:table-cell table:number-columns-repeated="7"/>
        </table:table-row>
        <table:table-row table:style-name="ro1">
          <table:table-cell office:value-type="float" office:value="195.152" calcext:value-type="float">
            <text:p>195,152</text:p>
          </table:table-cell>
          <table:table-cell office:value-type="float" office:value="99.391739" calcext:value-type="float">
            <text:p>99,391739</text:p>
          </table:table-cell>
          <table:table-cell/>
          <table:table-cell office:value-type="float" office:value="994.015" calcext:value-type="float">
            <text:p>994,015</text:p>
          </table:table-cell>
          <table:table-cell office:value-type="float" office:value="940.883006" calcext:value-type="float">
            <text:p>940,883006</text:p>
          </table:table-cell>
          <table:table-cell/>
          <table:table-cell office:value-type="float" office:value="11694.417" calcext:value-type="float">
            <text:p>11694,417</text:p>
          </table:table-cell>
          <table:table-cell office:value-type="float" office:value="601.044868" calcext:value-type="float">
            <text:p>601,044868</text:p>
          </table:table-cell>
          <table:table-cell table:number-columns-repeated="7"/>
        </table:table-row>
        <table:table-row table:style-name="ro1">
          <table:table-cell office:value-type="float" office:value="196.512" calcext:value-type="float">
            <text:p>196,512</text:p>
          </table:table-cell>
          <table:table-cell office:value-type="float" office:value="99.262328" calcext:value-type="float">
            <text:p>99,262328</text:p>
          </table:table-cell>
          <table:table-cell/>
          <table:table-cell office:value-type="float" office:value="998.471" calcext:value-type="float">
            <text:p>998,471</text:p>
          </table:table-cell>
          <table:table-cell office:value-type="float" office:value="940.870466" calcext:value-type="float">
            <text:p>940,870466</text:p>
          </table:table-cell>
          <table:table-cell/>
          <table:table-cell office:value-type="float" office:value="11594.079" calcext:value-type="float">
            <text:p>11594,079</text:p>
          </table:table-cell>
          <table:table-cell office:value-type="float" office:value="599.836008" calcext:value-type="float">
            <text:p>599,836008</text:p>
          </table:table-cell>
          <table:table-cell table:number-columns-repeated="7"/>
        </table:table-row>
        <table:table-row table:style-name="ro1">
          <table:table-cell office:value-type="float" office:value="197.571" calcext:value-type="float">
            <text:p>197,571</text:p>
          </table:table-cell>
          <table:table-cell office:value-type="float" office:value="96.949651" calcext:value-type="float">
            <text:p>96,949651</text:p>
          </table:table-cell>
          <table:table-cell/>
          <table:table-cell office:value-type="float" office:value="1000.597" calcext:value-type="float">
            <text:p>1000,597</text:p>
          </table:table-cell>
          <table:table-cell office:value-type="float" office:value="940.772674" calcext:value-type="float">
            <text:p>940,772674</text:p>
          </table:table-cell>
          <table:table-cell/>
          <table:table-cell office:value-type="float" office:value="11610.187" calcext:value-type="float">
            <text:p>11610,187</text:p>
          </table:table-cell>
          <table:table-cell office:value-type="float" office:value="553.467965" calcext:value-type="float">
            <text:p>553,467965</text:p>
          </table:table-cell>
          <table:table-cell table:number-columns-repeated="7"/>
        </table:table-row>
        <table:table-row table:style-name="ro1">
          <table:table-cell office:value-type="float" office:value="182.33" calcext:value-type="float">
            <text:p>182,33</text:p>
          </table:table-cell>
          <table:table-cell office:value-type="float" office:value="94.326481" calcext:value-type="float">
            <text:p>94,326481</text:p>
          </table:table-cell>
          <table:table-cell/>
          <table:table-cell office:value-type="float" office:value="999.434" calcext:value-type="float">
            <text:p>999,434</text:p>
          </table:table-cell>
          <table:table-cell office:value-type="float" office:value="940.15003" calcext:value-type="float">
            <text:p>940,15003</text:p>
          </table:table-cell>
          <table:table-cell/>
          <table:table-cell office:value-type="float" office:value="11603.374" calcext:value-type="float">
            <text:p>11603,374</text:p>
          </table:table-cell>
          <table:table-cell office:value-type="float" office:value="546.712858" calcext:value-type="float">
            <text:p>546,712858</text:p>
          </table:table-cell>
          <table:table-cell table:number-columns-repeated="7"/>
        </table:table-row>
        <table:table-row table:style-name="ro1">
          <table:table-cell office:value-type="float" office:value="140.172" calcext:value-type="float">
            <text:p>140,172</text:p>
          </table:table-cell>
          <table:table-cell office:value-type="float" office:value="79.628768" calcext:value-type="float">
            <text:p>79,628768</text:p>
          </table:table-cell>
          <table:table-cell/>
          <table:table-cell office:value-type="float" office:value="997.255" calcext:value-type="float">
            <text:p>997,255</text:p>
          </table:table-cell>
          <table:table-cell office:value-type="float" office:value="940.05592" calcext:value-type="float">
            <text:p>940,05592</text:p>
          </table:table-cell>
          <table:table-cell/>
          <table:table-cell office:value-type="float" office:value="11601.958" calcext:value-type="float">
            <text:p>11601,958</text:p>
          </table:table-cell>
          <table:table-cell office:value-type="float" office:value="545.451707" calcext:value-type="float">
            <text:p>545,451707</text:p>
          </table:table-cell>
          <table:table-cell table:number-columns-repeated="7"/>
        </table:table-row>
        <table:table-row table:style-name="ro1">
          <table:table-cell office:value-type="float" office:value="191.206" calcext:value-type="float">
            <text:p>191,206</text:p>
          </table:table-cell>
          <table:table-cell office:value-type="float" office:value="73.241678" calcext:value-type="float">
            <text:p>73,241678</text:p>
          </table:table-cell>
          <table:table-cell/>
          <table:table-cell office:value-type="float" office:value="993.965" calcext:value-type="float">
            <text:p>993,965</text:p>
          </table:table-cell>
          <table:table-cell office:value-type="float" office:value="939.988553" calcext:value-type="float">
            <text:p>939,988553</text:p>
          </table:table-cell>
          <table:table-cell/>
          <table:table-cell office:value-type="float" office:value="11608.722" calcext:value-type="float">
            <text:p>11608,722</text:p>
          </table:table-cell>
          <table:table-cell office:value-type="float" office:value="539.899304" calcext:value-type="float">
            <text:p>539,899304</text:p>
          </table:table-cell>
          <table:table-cell table:number-columns-repeated="7"/>
        </table:table-row>
        <table:table-row table:style-name="ro1">
          <table:table-cell office:value-type="float" office:value="136.29" calcext:value-type="float">
            <text:p>136,29</text:p>
          </table:table-cell>
          <table:table-cell office:value-type="float" office:value="61.413049" calcext:value-type="float">
            <text:p>61,413049</text:p>
          </table:table-cell>
          <table:table-cell/>
          <table:table-cell office:value-type="float" office:value="991.968" calcext:value-type="float">
            <text:p>991,968</text:p>
          </table:table-cell>
          <table:table-cell office:value-type="float" office:value="938.097408" calcext:value-type="float">
            <text:p>938,097408</text:p>
          </table:table-cell>
          <table:table-cell/>
          <table:table-cell office:value-type="float" office:value="11598.631" calcext:value-type="float">
            <text:p>11598,631</text:p>
          </table:table-cell>
          <table:table-cell office:value-type="float" office:value="539.514663" calcext:value-type="float">
            <text:p>539,514663</text:p>
          </table:table-cell>
          <table:table-cell table:number-columns-repeated="7"/>
        </table:table-row>
        <table:table-row table:style-name="ro1">
          <table:table-cell office:value-type="float" office:value="111.813" calcext:value-type="float">
            <text:p>111,813</text:p>
          </table:table-cell>
          <table:table-cell office:value-type="float" office:value="58.137701" calcext:value-type="float">
            <text:p>58,137701</text:p>
          </table:table-cell>
          <table:table-cell/>
          <table:table-cell office:value-type="float" office:value="993.261" calcext:value-type="float">
            <text:p>993,261</text:p>
          </table:table-cell>
          <table:table-cell office:value-type="float" office:value="938.055144" calcext:value-type="float">
            <text:p>938,055144</text:p>
          </table:table-cell>
          <table:table-cell/>
          <table:table-cell office:value-type="float" office:value="10697.823" calcext:value-type="float">
            <text:p>10697,823</text:p>
          </table:table-cell>
          <table:table-cell office:value-type="float" office:value="532.133302" calcext:value-type="float">
            <text:p>532,133302</text:p>
          </table:table-cell>
          <table:table-cell table:number-columns-repeated="7"/>
        </table:table-row>
        <table:table-row table:style-name="ro1">
          <table:table-cell office:value-type="float" office:value="111.443" calcext:value-type="float">
            <text:p>111,443</text:p>
          </table:table-cell>
          <table:table-cell office:value-type="float" office:value="54.700335" calcext:value-type="float">
            <text:p>54,700335</text:p>
          </table:table-cell>
          <table:table-cell/>
          <table:table-cell office:value-type="float" office:value="991.885" calcext:value-type="float">
            <text:p>991,885</text:p>
          </table:table-cell>
          <table:table-cell office:value-type="float" office:value="937.961483" calcext:value-type="float">
            <text:p>937,961483</text:p>
          </table:table-cell>
          <table:table-cell/>
          <table:table-cell office:value-type="float" office:value="11594.705" calcext:value-type="float">
            <text:p>11594,705</text:p>
          </table:table-cell>
          <table:table-cell office:value-type="float" office:value="531.960238" calcext:value-type="float">
            <text:p>531,960238</text:p>
          </table:table-cell>
          <table:table-cell table:number-columns-repeated="7"/>
        </table:table-row>
        <table:table-row table:style-name="ro1">
          <table:table-cell office:value-type="float" office:value="194.864" calcext:value-type="float">
            <text:p>194,864</text:p>
          </table:table-cell>
          <table:table-cell office:value-type="float" office:value="54.07691" calcext:value-type="float">
            <text:p>54,07691</text:p>
          </table:table-cell>
          <table:table-cell/>
          <table:table-cell office:value-type="float" office:value="1010.309" calcext:value-type="float">
            <text:p>1010,309</text:p>
          </table:table-cell>
          <table:table-cell office:value-type="float" office:value="936.77054" calcext:value-type="float">
            <text:p>936,77054</text:p>
          </table:table-cell>
          <table:table-cell/>
          <table:table-cell office:value-type="float" office:value="11693.743" calcext:value-type="float">
            <text:p>11693,743</text:p>
          </table:table-cell>
          <table:table-cell office:value-type="float" office:value="508.558537" calcext:value-type="float">
            <text:p>508,558537</text:p>
          </table:table-cell>
          <table:table-cell table:number-columns-repeated="7"/>
        </table:table-row>
        <table:table-row table:style-name="ro1">
          <table:table-cell office:value-type="float" office:value="108.976" calcext:value-type="float">
            <text:p>108,976</text:p>
          </table:table-cell>
          <table:table-cell office:value-type="float" office:value="52.4238" calcext:value-type="float">
            <text:p>52,4238</text:p>
          </table:table-cell>
          <table:table-cell/>
          <table:table-cell office:value-type="float" office:value="993.613" calcext:value-type="float">
            <text:p>993,613</text:p>
          </table:table-cell>
          <table:table-cell office:value-type="float" office:value="936.638425" calcext:value-type="float">
            <text:p>936,638425</text:p>
          </table:table-cell>
          <table:table-cell/>
          <table:table-cell office:value-type="float" office:value="11598.981" calcext:value-type="float">
            <text:p>11598,981</text:p>
          </table:table-cell>
          <table:table-cell office:value-type="float" office:value="506.314556" calcext:value-type="float">
            <text:p>506,314556</text:p>
          </table:table-cell>
          <table:table-cell table:number-columns-repeated="7"/>
        </table:table-row>
        <table:table-row table:style-name="ro1">
          <table:table-cell office:value-type="float" office:value="114.162" calcext:value-type="float">
            <text:p>114,162</text:p>
          </table:table-cell>
          <table:table-cell office:value-type="float" office:value="52.289496" calcext:value-type="float">
            <text:p>52,289496</text:p>
          </table:table-cell>
          <table:table-cell/>
          <table:table-cell office:value-type="float" office:value="998.125" calcext:value-type="float">
            <text:p>998,125</text:p>
          </table:table-cell>
          <table:table-cell office:value-type="float" office:value="936.497089" calcext:value-type="float">
            <text:p>936,497089</text:p>
          </table:table-cell>
          <table:table-cell/>
          <table:table-cell office:value-type="float" office:value="11594.792" calcext:value-type="float">
            <text:p>11594,792</text:p>
          </table:table-cell>
          <table:table-cell office:value-type="float" office:value="505.546859" calcext:value-type="float">
            <text:p>505,546859</text:p>
          </table:table-cell>
          <table:table-cell table:number-columns-repeated="7"/>
        </table:table-row>
        <table:table-row table:style-name="ro1">
          <table:table-cell office:value-type="float" office:value="109.602" calcext:value-type="float">
            <text:p>109,602</text:p>
          </table:table-cell>
          <table:table-cell office:value-type="float" office:value="51.94129" calcext:value-type="float">
            <text:p>51,94129</text:p>
          </table:table-cell>
          <table:table-cell/>
          <table:table-cell office:value-type="float" office:value="996.682" calcext:value-type="float">
            <text:p>996,682</text:p>
          </table:table-cell>
          <table:table-cell office:value-type="float" office:value="935.052803" calcext:value-type="float">
            <text:p>935,052803</text:p>
          </table:table-cell>
          <table:table-cell/>
          <table:table-cell office:value-type="float" office:value="11508.484" calcext:value-type="float">
            <text:p>11508,484</text:p>
          </table:table-cell>
          <table:table-cell office:value-type="float" office:value="450.810338" calcext:value-type="float">
            <text:p>450,810338</text:p>
          </table:table-cell>
          <table:table-cell table:number-columns-repeated="7"/>
        </table:table-row>
        <table:table-row table:style-name="ro1">
          <table:table-cell office:value-type="float" office:value="107.391" calcext:value-type="float">
            <text:p>107,391</text:p>
          </table:table-cell>
          <table:table-cell office:value-type="float" office:value="51.506066" calcext:value-type="float">
            <text:p>51,506066</text:p>
          </table:table-cell>
          <table:table-cell/>
          <table:table-cell office:value-type="float" office:value="1060.038" calcext:value-type="float">
            <text:p>1060,038</text:p>
          </table:table-cell>
          <table:table-cell office:value-type="float" office:value="933.567882" calcext:value-type="float">
            <text:p>933,567882</text:p>
          </table:table-cell>
          <table:table-cell/>
          <table:table-cell office:value-type="float" office:value="11506.956" calcext:value-type="float">
            <text:p>11506,956</text:p>
          </table:table-cell>
          <table:table-cell office:value-type="float" office:value="446.870132" calcext:value-type="float">
            <text:p>446,870132</text:p>
          </table:table-cell>
          <table:table-cell table:number-columns-repeated="7"/>
        </table:table-row>
        <table:table-row table:style-name="ro1">
          <table:table-cell office:value-type="float" office:value="105.635" calcext:value-type="float">
            <text:p>105,635</text:p>
          </table:table-cell>
          <table:table-cell office:value-type="float" office:value="51.360321" calcext:value-type="float">
            <text:p>51,360321</text:p>
          </table:table-cell>
          <table:table-cell/>
          <table:table-cell office:value-type="float" office:value="988.944" calcext:value-type="float">
            <text:p>988,944</text:p>
          </table:table-cell>
          <table:table-cell office:value-type="float" office:value="933.028638" calcext:value-type="float">
            <text:p>933,028638</text:p>
          </table:table-cell>
          <table:table-cell/>
          <table:table-cell office:value-type="float" office:value="11503.054" calcext:value-type="float">
            <text:p>11503,054</text:p>
          </table:table-cell>
          <table:table-cell office:value-type="float" office:value="443.752631" calcext:value-type="float">
            <text:p>443,752631</text:p>
          </table:table-cell>
          <table:table-cell table:number-columns-repeated="7"/>
        </table:table-row>
        <table:table-row table:style-name="ro1">
          <table:table-cell office:value-type="float" office:value="104.7" calcext:value-type="float">
            <text:p>104,7</text:p>
          </table:table-cell>
          <table:table-cell office:value-type="float" office:value="50.685177" calcext:value-type="float">
            <text:p>50,685177</text:p>
          </table:table-cell>
          <table:table-cell/>
          <table:table-cell office:value-type="float" office:value="997.911" calcext:value-type="float">
            <text:p>997,911</text:p>
          </table:table-cell>
          <table:table-cell office:value-type="float" office:value="931.103954" calcext:value-type="float">
            <text:p>931,103954</text:p>
          </table:table-cell>
          <table:table-cell/>
          <table:table-cell office:value-type="float" office:value="11504.992" calcext:value-type="float">
            <text:p>11504,992</text:p>
          </table:table-cell>
          <table:table-cell office:value-type="float" office:value="443.345078" calcext:value-type="float">
            <text:p>443,345078</text:p>
          </table:table-cell>
          <table:table-cell table:number-columns-repeated="7"/>
        </table:table-row>
        <table:table-row table:style-name="ro1">
          <table:table-cell office:value-type="float" office:value="106.072" calcext:value-type="float">
            <text:p>106,072</text:p>
          </table:table-cell>
          <table:table-cell office:value-type="float" office:value="49.929992" calcext:value-type="float">
            <text:p>49,929992</text:p>
          </table:table-cell>
          <table:table-cell/>
          <table:table-cell office:value-type="float" office:value="987.497" calcext:value-type="float">
            <text:p>987,497</text:p>
          </table:table-cell>
          <table:table-cell office:value-type="float" office:value="930.159824" calcext:value-type="float">
            <text:p>930,159824</text:p>
          </table:table-cell>
          <table:table-cell/>
          <table:table-cell office:value-type="float" office:value="11500.587" calcext:value-type="float">
            <text:p>11500,587</text:p>
          </table:table-cell>
          <table:table-cell office:value-type="float" office:value="443.093858" calcext:value-type="float">
            <text:p>443,093858</text:p>
          </table:table-cell>
          <table:table-cell table:number-columns-repeated="7"/>
        </table:table-row>
        <table:table-row table:style-name="ro1">
          <table:table-cell office:value-type="float" office:value="103.092" calcext:value-type="float">
            <text:p>103,092</text:p>
          </table:table-cell>
          <table:table-cell office:value-type="float" office:value="49.83083" calcext:value-type="float">
            <text:p>49,83083</text:p>
          </table:table-cell>
          <table:table-cell/>
          <table:table-cell office:value-type="float" office:value="982.279" calcext:value-type="float">
            <text:p>982,279</text:p>
          </table:table-cell>
          <table:table-cell office:value-type="float" office:value="928.798529" calcext:value-type="float">
            <text:p>928,798529</text:p>
          </table:table-cell>
          <table:table-cell/>
          <table:table-cell office:value-type="float" office:value="11499.277" calcext:value-type="float">
            <text:p>11499,277</text:p>
          </table:table-cell>
          <table:table-cell office:value-type="float" office:value="442.772991" calcext:value-type="float">
            <text:p>442,772991</text:p>
          </table:table-cell>
          <table:table-cell table:number-columns-repeated="7"/>
        </table:table-row>
        <table:table-row table:style-name="ro1">
          <table:table-cell office:value-type="float" office:value="102.475" calcext:value-type="float">
            <text:p>102,475</text:p>
          </table:table-cell>
          <table:table-cell office:value-type="float" office:value="49.764406" calcext:value-type="float">
            <text:p>49,764406</text:p>
          </table:table-cell>
          <table:table-cell/>
          <table:table-cell office:value-type="float" office:value="990.648" calcext:value-type="float">
            <text:p>990,648</text:p>
          </table:table-cell>
          <table:table-cell office:value-type="float" office:value="923.021978" calcext:value-type="float">
            <text:p>923,021978</text:p>
          </table:table-cell>
          <table:table-cell/>
          <table:table-cell office:value-type="float" office:value="11499.024" calcext:value-type="float">
            <text:p>11499,024</text:p>
          </table:table-cell>
          <table:table-cell office:value-type="float" office:value="442.48224" calcext:value-type="float">
            <text:p>442,48224</text:p>
          </table:table-cell>
          <table:table-cell table:number-columns-repeated="7"/>
        </table:table-row>
        <table:table-row table:style-name="ro1">
          <table:table-cell office:value-type="float" office:value="103.254" calcext:value-type="float">
            <text:p>103,254</text:p>
          </table:table-cell>
          <table:table-cell office:value-type="float" office:value="49.536715" calcext:value-type="float">
            <text:p>49,536715</text:p>
          </table:table-cell>
          <table:table-cell/>
          <table:table-cell office:value-type="float" office:value="990.183" calcext:value-type="float">
            <text:p>990,183</text:p>
          </table:table-cell>
          <table:table-cell office:value-type="float" office:value="921.925497" calcext:value-type="float">
            <text:p>921,925497</text:p>
          </table:table-cell>
          <table:table-cell/>
          <table:table-cell office:value-type="float" office:value="11496.68" calcext:value-type="float">
            <text:p>11496,68</text:p>
          </table:table-cell>
          <table:table-cell office:value-type="float" office:value="440.777937" calcext:value-type="float">
            <text:p>440,777937</text:p>
          </table:table-cell>
          <table:table-cell table:number-columns-repeated="7"/>
        </table:table-row>
        <table:table-row table:style-name="ro1">
          <table:table-cell office:value-type="float" office:value="103.237" calcext:value-type="float">
            <text:p>103,237</text:p>
          </table:table-cell>
          <table:table-cell office:value-type="float" office:value="49.494887" calcext:value-type="float">
            <text:p>49,494887</text:p>
          </table:table-cell>
          <table:table-cell/>
          <table:table-cell office:value-type="float" office:value="1006.118" calcext:value-type="float">
            <text:p>1006,118</text:p>
          </table:table-cell>
          <table:table-cell office:value-type="float" office:value="910.461157" calcext:value-type="float">
            <text:p>910,461157</text:p>
          </table:table-cell>
          <table:table-cell/>
          <table:table-cell office:value-type="float" office:value="11497.853" calcext:value-type="float">
            <text:p>11497,853</text:p>
          </table:table-cell>
          <table:table-cell office:value-type="float" office:value="440.685071" calcext:value-type="float">
            <text:p>440,685071</text:p>
          </table:table-cell>
          <table:table-cell table:number-columns-repeated="7"/>
        </table:table-row>
        <table:table-row table:style-name="ro1">
          <table:table-cell office:value-type="float" office:value="102.655" calcext:value-type="float">
            <text:p>102,655</text:p>
          </table:table-cell>
          <table:table-cell office:value-type="float" office:value="49.282494" calcext:value-type="float">
            <text:p>49,282494</text:p>
          </table:table-cell>
          <table:table-cell/>
          <table:table-cell office:value-type="float" office:value="1094.221" calcext:value-type="float">
            <text:p>1094,221</text:p>
          </table:table-cell>
          <table:table-cell office:value-type="float" office:value="909.09426" calcext:value-type="float">
            <text:p>909,09426</text:p>
          </table:table-cell>
          <table:table-cell/>
          <table:table-cell office:value-type="float" office:value="11497.903" calcext:value-type="float">
            <text:p>11497,903</text:p>
          </table:table-cell>
          <table:table-cell office:value-type="float" office:value="440.350311" calcext:value-type="float">
            <text:p>440,350311</text:p>
          </table:table-cell>
          <table:table-cell table:number-columns-repeated="7"/>
        </table:table-row>
        <table:table-row table:style-name="ro1">
          <table:table-cell office:value-type="float" office:value="104.368" calcext:value-type="float">
            <text:p>104,368</text:p>
          </table:table-cell>
          <table:table-cell office:value-type="float" office:value="49.248639" calcext:value-type="float">
            <text:p>49,248639</text:p>
          </table:table-cell>
          <table:table-cell/>
          <table:table-cell office:value-type="float" office:value="1000.252" calcext:value-type="float">
            <text:p>1000,252</text:p>
          </table:table-cell>
          <table:table-cell office:value-type="float" office:value="907.816193" calcext:value-type="float">
            <text:p>907,816193</text:p>
          </table:table-cell>
          <table:table-cell/>
          <table:table-cell office:value-type="float" office:value="11496.894" calcext:value-type="float">
            <text:p>11496,894</text:p>
          </table:table-cell>
          <table:table-cell office:value-type="float" office:value="440.061535" calcext:value-type="float">
            <text:p>440,061535</text:p>
          </table:table-cell>
          <table:table-cell table:number-columns-repeated="7"/>
        </table:table-row>
        <table:table-row table:style-name="ro1">
          <table:table-cell office:value-type="float" office:value="105.371" calcext:value-type="float">
            <text:p>105,371</text:p>
          </table:table-cell>
          <table:table-cell office:value-type="float" office:value="49.225924" calcext:value-type="float">
            <text:p>49,225924</text:p>
          </table:table-cell>
          <table:table-cell/>
          <table:table-cell office:value-type="float" office:value="1001.317" calcext:value-type="float">
            <text:p>1001,317</text:p>
          </table:table-cell>
          <table:table-cell office:value-type="float" office:value="907.606381" calcext:value-type="float">
            <text:p>907,606381</text:p>
          </table:table-cell>
          <table:table-cell/>
          <table:table-cell office:value-type="float" office:value="11590.167" calcext:value-type="float">
            <text:p>11590,167</text:p>
          </table:table-cell>
          <table:table-cell office:value-type="float" office:value="439.031417" calcext:value-type="float">
            <text:p>439,031417</text:p>
          </table:table-cell>
          <table:table-cell table:number-columns-repeated="7"/>
        </table:table-row>
        <table:table-row table:style-name="ro1">
          <table:table-cell office:value-type="float" office:value="103.313" calcext:value-type="float">
            <text:p>103,313</text:p>
          </table:table-cell>
          <table:table-cell office:value-type="float" office:value="49.195908" calcext:value-type="float">
            <text:p>49,195908</text:p>
          </table:table-cell>
          <table:table-cell/>
          <table:table-cell office:value-type="float" office:value="995.521" calcext:value-type="float">
            <text:p>995,521</text:p>
          </table:table-cell>
          <table:table-cell office:value-type="float" office:value="905.928618" calcext:value-type="float">
            <text:p>905,928618</text:p>
          </table:table-cell>
          <table:table-cell/>
          <table:table-cell office:value-type="float" office:value="11507.527" calcext:value-type="float">
            <text:p>11507,527</text:p>
          </table:table-cell>
          <table:table-cell office:value-type="float" office:value="438.634029" calcext:value-type="float">
            <text:p>438,634029</text:p>
          </table:table-cell>
          <table:table-cell table:number-columns-repeated="7"/>
        </table:table-row>
        <table:table-row table:style-name="ro1">
          <table:table-cell office:value-type="float" office:value="101.32" calcext:value-type="float">
            <text:p>101,32</text:p>
          </table:table-cell>
          <table:table-cell office:value-type="float" office:value="49.194229" calcext:value-type="float">
            <text:p>49,194229</text:p>
          </table:table-cell>
          <table:table-cell/>
          <table:table-cell office:value-type="float" office:value="1094.028" calcext:value-type="float">
            <text:p>1094,028</text:p>
          </table:table-cell>
          <table:table-cell office:value-type="float" office:value="905.544004" calcext:value-type="float">
            <text:p>905,544004</text:p>
          </table:table-cell>
          <table:table-cell/>
          <table:table-cell office:value-type="float" office:value="11495.692" calcext:value-type="float">
            <text:p>11495,692</text:p>
          </table:table-cell>
          <table:table-cell office:value-type="float" office:value="438.262937" calcext:value-type="float">
            <text:p>438,262937</text:p>
          </table:table-cell>
          <table:table-cell table:number-columns-repeated="7"/>
        </table:table-row>
        <table:table-row table:style-name="ro1">
          <table:table-cell office:value-type="float" office:value="100.649" calcext:value-type="float">
            <text:p>100,649</text:p>
          </table:table-cell>
          <table:table-cell office:value-type="float" office:value="49.173675" calcext:value-type="float">
            <text:p>49,173675</text:p>
          </table:table-cell>
          <table:table-cell/>
          <table:table-cell office:value-type="float" office:value="1000.396" calcext:value-type="float">
            <text:p>1000,396</text:p>
          </table:table-cell>
          <table:table-cell office:value-type="float" office:value="904.099408" calcext:value-type="float">
            <text:p>904,099408</text:p>
          </table:table-cell>
          <table:table-cell/>
          <table:table-cell office:value-type="float" office:value="11493.519" calcext:value-type="float">
            <text:p>11493,519</text:p>
          </table:table-cell>
          <table:table-cell office:value-type="float" office:value="434.643062" calcext:value-type="float">
            <text:p>434,643062</text:p>
          </table:table-cell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104.608" calcext:value-type="float">
            <text:p>104,608</text:p>
          </table:table-cell>
          <table:table-cell office:value-type="float" office:value="49.077302" calcext:value-type="float">
            <text:p>49,077302</text:p>
          </table:table-cell>
          <table:table-cell/>
          <table:table-cell office:value-type="float" office:value="1026.15" calcext:value-type="float">
            <text:p>1026,15</text:p>
          </table:table-cell>
          <table:table-cell office:value-type="float" office:value="903.673308" calcext:value-type="float">
            <text:p>903,673308</text:p>
          </table:table-cell>
          <table:table-cell/>
          <table:table-cell office:value-type="float" office:value="11493.409" calcext:value-type="float">
            <text:p>11493,409</text:p>
          </table:table-cell>
          <table:table-cell office:value-type="float" office:value="429.453501" calcext:value-type="float">
            <text:p>429,453501</text:p>
          </table:table-cell>
          <table:table-cell table:number-columns-repeated="7"/>
        </table:table-row>
        <table:table-row table:style-name="ro1">
          <table:table-cell office:value-type="float" office:value="102.265" calcext:value-type="float">
            <text:p>102,265</text:p>
          </table:table-cell>
          <table:table-cell office:value-type="float" office:value="49.066519" calcext:value-type="float">
            <text:p>49,066519</text:p>
          </table:table-cell>
          <table:table-cell/>
          <table:table-cell office:value-type="float" office:value="1185.036" calcext:value-type="float">
            <text:p>1185,036</text:p>
          </table:table-cell>
          <table:table-cell office:value-type="float" office:value="903.369885" calcext:value-type="float">
            <text:p>903,369885</text:p>
          </table:table-cell>
          <table:table-cell/>
          <table:table-cell office:value-type="float" office:value="11590.247" calcext:value-type="float">
            <text:p>11590,247</text:p>
          </table:table-cell>
          <table:table-cell office:value-type="float" office:value="409.930143" calcext:value-type="float">
            <text:p>409,930143</text:p>
          </table:table-cell>
          <table:table-cell table:number-columns-repeated="7"/>
        </table:table-row>
        <table:table-row table:style-name="ro1">
          <table:table-cell office:value-type="float" office:value="103.153" calcext:value-type="float">
            <text:p>103,153</text:p>
          </table:table-cell>
          <table:table-cell office:value-type="float" office:value="48.956485" calcext:value-type="float">
            <text:p>48,956485</text:p>
          </table:table-cell>
          <table:table-cell/>
          <table:table-cell office:value-type="float" office:value="993.129" calcext:value-type="float">
            <text:p>993,129</text:p>
          </table:table-cell>
          <table:table-cell office:value-type="float" office:value="902.964211" calcext:value-type="float">
            <text:p>902,964211</text:p>
          </table:table-cell>
          <table:table-cell/>
          <table:table-cell office:value-type="float" office:value="11592.754" calcext:value-type="float">
            <text:p>11592,754</text:p>
          </table:table-cell>
          <table:table-cell office:value-type="float" office:value="408.447167" calcext:value-type="float">
            <text:p>408,447167</text:p>
          </table:table-cell>
          <table:table-cell table:number-columns-repeated="7"/>
        </table:table-row>
        <table:table-row table:style-name="ro1">
          <table:table-cell office:value-type="float" office:value="104.603" calcext:value-type="float">
            <text:p>104,603</text:p>
          </table:table-cell>
          <table:table-cell office:value-type="float" office:value="48.953732" calcext:value-type="float">
            <text:p>48,953732</text:p>
          </table:table-cell>
          <table:table-cell/>
          <table:table-cell office:value-type="float" office:value="999.608" calcext:value-type="float">
            <text:p>999,608</text:p>
          </table:table-cell>
          <table:table-cell office:value-type="float" office:value="902.873613" calcext:value-type="float">
            <text:p>902,873613</text:p>
          </table:table-cell>
          <table:table-cell/>
          <table:table-cell office:value-type="float" office:value="10473.353" calcext:value-type="float">
            <text:p>10473,353</text:p>
          </table:table-cell>
          <table:table-cell office:value-type="float" office:value="408.231974" calcext:value-type="float">
            <text:p>408,231974</text:p>
          </table:table-cell>
          <table:table-cell table:number-columns-repeated="7"/>
        </table:table-row>
        <table:table-row table:style-name="ro1">
          <table:table-cell office:value-type="float" office:value="103.699" calcext:value-type="float">
            <text:p>103,699</text:p>
          </table:table-cell>
          <table:table-cell office:value-type="float" office:value="48.896661" calcext:value-type="float">
            <text:p>48,896661</text:p>
          </table:table-cell>
          <table:table-cell/>
          <table:table-cell office:value-type="float" office:value="994.059" calcext:value-type="float">
            <text:p>994,059</text:p>
          </table:table-cell>
          <table:table-cell office:value-type="float" office:value="902.659042" calcext:value-type="float">
            <text:p>902,659042</text:p>
          </table:table-cell>
          <table:table-cell/>
          <table:table-cell office:value-type="float" office:value="11589.243" calcext:value-type="float">
            <text:p>11589,243</text:p>
          </table:table-cell>
          <table:table-cell office:value-type="float" office:value="405.981813" calcext:value-type="float">
            <text:p>405,981813</text:p>
          </table:table-cell>
          <table:table-cell table:number-columns-repeated="7"/>
        </table:table-row>
        <table:table-row table:style-name="ro1">
          <table:table-cell office:value-type="float" office:value="104.057" calcext:value-type="float">
            <text:p>104,057</text:p>
          </table:table-cell>
          <table:table-cell office:value-type="float" office:value="48.891125" calcext:value-type="float">
            <text:p>48,891125</text:p>
          </table:table-cell>
          <table:table-cell/>
          <table:table-cell office:value-type="float" office:value="993.519" calcext:value-type="float">
            <text:p>993,519</text:p>
          </table:table-cell>
          <table:table-cell office:value-type="float" office:value="902.56953" calcext:value-type="float">
            <text:p>902,56953</text:p>
          </table:table-cell>
          <table:table-cell/>
          <table:table-cell office:value-type="float" office:value="11495.154" calcext:value-type="float">
            <text:p>11495,154</text:p>
          </table:table-cell>
          <table:table-cell office:value-type="float" office:value="404.375652" calcext:value-type="float">
            <text:p>404,375652</text:p>
          </table:table-cell>
          <table:table-cell table:number-columns-repeated="7"/>
        </table:table-row>
        <table:table-row table:style-name="ro1">
          <table:table-cell office:value-type="float" office:value="105.536" calcext:value-type="float">
            <text:p>105,536</text:p>
          </table:table-cell>
          <table:table-cell office:value-type="float" office:value="48.703252" calcext:value-type="float">
            <text:p>48,703252</text:p>
          </table:table-cell>
          <table:table-cell/>
          <table:table-cell office:value-type="float" office:value="954.27" calcext:value-type="float">
            <text:p>954,27</text:p>
          </table:table-cell>
          <table:table-cell office:value-type="float" office:value="898.881527" calcext:value-type="float">
            <text:p>898,881527</text:p>
          </table:table-cell>
          <table:table-cell/>
          <table:table-cell office:value-type="float" office:value="11500.919" calcext:value-type="float">
            <text:p>11500,919</text:p>
          </table:table-cell>
          <table:table-cell office:value-type="float" office:value="403.599995" calcext:value-type="float">
            <text:p>403,599995</text:p>
          </table:table-cell>
          <table:table-cell table:number-columns-repeated="7"/>
        </table:table-row>
        <table:table-row table:style-name="ro1">
          <table:table-cell office:value-type="float" office:value="193.257" calcext:value-type="float">
            <text:p>193,257</text:p>
          </table:table-cell>
          <table:table-cell office:value-type="float" office:value="48.624165" calcext:value-type="float">
            <text:p>48,624165</text:p>
          </table:table-cell>
          <table:table-cell/>
          <table:table-cell office:value-type="float" office:value="913.513" calcext:value-type="float">
            <text:p>913,513</text:p>
          </table:table-cell>
          <table:table-cell office:value-type="float" office:value="857.469244" calcext:value-type="float">
            <text:p>857,469244</text:p>
          </table:table-cell>
          <table:table-cell/>
          <table:table-cell office:value-type="float" office:value="11497.465" calcext:value-type="float">
            <text:p>11497,465</text:p>
          </table:table-cell>
          <table:table-cell office:value-type="float" office:value="402.180641" calcext:value-type="float">
            <text:p>402,180641</text:p>
          </table:table-cell>
          <table:table-cell table:number-columns-repeated="7"/>
        </table:table-row>
        <table:table-row table:style-name="ro1">
          <table:table-cell office:value-type="float" office:value="136.942" calcext:value-type="float">
            <text:p>136,942</text:p>
          </table:table-cell>
          <table:table-cell office:value-type="float" office:value="48.601609" calcext:value-type="float">
            <text:p>48,601609</text:p>
          </table:table-cell>
          <table:table-cell/>
          <table:table-cell office:value-type="float" office:value="1601.524" calcext:value-type="float">
            <text:p>1601,524</text:p>
          </table:table-cell>
          <table:table-cell office:value-type="float" office:value="857.192165" calcext:value-type="float">
            <text:p>857,192165</text:p>
          </table:table-cell>
          <table:table-cell/>
          <table:table-cell office:value-type="float" office:value="11492.65" calcext:value-type="float">
            <text:p>11492,65</text:p>
          </table:table-cell>
          <table:table-cell office:value-type="float" office:value="402.032174" calcext:value-type="float">
            <text:p>402,032174</text:p>
          </table:table-cell>
          <table:table-cell table:number-columns-repeated="7"/>
        </table:table-row>
        <table:table-row table:style-name="ro1">
          <table:table-cell office:value-type="float" office:value="103.08" calcext:value-type="float">
            <text:p>103,08</text:p>
          </table:table-cell>
          <table:table-cell office:value-type="float" office:value="48.598794" calcext:value-type="float">
            <text:p>48,598794</text:p>
          </table:table-cell>
          <table:table-cell/>
          <table:table-cell office:value-type="float" office:value="912.064" calcext:value-type="float">
            <text:p>912,064</text:p>
          </table:table-cell>
          <table:table-cell office:value-type="float" office:value="856.608688" calcext:value-type="float">
            <text:p>856,608688</text:p>
          </table:table-cell>
          <table:table-cell/>
          <table:table-cell office:value-type="float" office:value="11494.895" calcext:value-type="float">
            <text:p>11494,895</text:p>
          </table:table-cell>
          <table:table-cell office:value-type="float" office:value="401.829703" calcext:value-type="float">
            <text:p>401,829703</text:p>
          </table:table-cell>
          <table:table-cell table:number-columns-repeated="7"/>
        </table:table-row>
        <table:table-row table:style-name="ro1">
          <table:table-cell office:value-type="float" office:value="104.463" calcext:value-type="float">
            <text:p>104,463</text:p>
          </table:table-cell>
          <table:table-cell office:value-type="float" office:value="48.475169" calcext:value-type="float">
            <text:p>48,475169</text:p>
          </table:table-cell>
          <table:table-cell/>
          <table:table-cell office:value-type="float" office:value="905.574" calcext:value-type="float">
            <text:p>905,574</text:p>
          </table:table-cell>
          <table:table-cell office:value-type="float" office:value="852.358956" calcext:value-type="float">
            <text:p>852,358956</text:p>
          </table:table-cell>
          <table:table-cell/>
          <table:table-cell office:value-type="float" office:value="11492.818" calcext:value-type="float">
            <text:p>11492,818</text:p>
          </table:table-cell>
          <table:table-cell office:value-type="float" office:value="400.294396" calcext:value-type="float">
            <text:p>400,294396</text:p>
          </table:table-cell>
          <table:table-cell table:number-columns-repeated="7"/>
        </table:table-row>
        <table:table-row table:style-name="ro1">
          <table:table-cell office:value-type="float" office:value="211.366" calcext:value-type="float">
            <text:p>211,366</text:p>
          </table:table-cell>
          <table:table-cell office:value-type="float" office:value="48.466558" calcext:value-type="float">
            <text:p>48,466558</text:p>
          </table:table-cell>
          <table:table-cell/>
          <table:table-cell office:value-type="float" office:value="910.976" calcext:value-type="float">
            <text:p>910,976</text:p>
          </table:table-cell>
          <table:table-cell office:value-type="float" office:value="851.07369" calcext:value-type="float">
            <text:p>851,07369</text:p>
          </table:table-cell>
          <table:table-cell/>
          <table:table-cell office:value-type="float" office:value="10525.91" calcext:value-type="float">
            <text:p>10525,91</text:p>
          </table:table-cell>
          <table:table-cell office:value-type="float" office:value="395.61982" calcext:value-type="float">
            <text:p>395,61982</text:p>
          </table:table-cell>
          <table:table-cell table:number-columns-repeated="7"/>
        </table:table-row>
        <table:table-row table:style-name="ro1">
          <table:table-cell office:value-type="float" office:value="102.217" calcext:value-type="float">
            <text:p>102,217</text:p>
          </table:table-cell>
          <table:table-cell office:value-type="float" office:value="48.435936" calcext:value-type="float">
            <text:p>48,435936</text:p>
          </table:table-cell>
          <table:table-cell/>
          <table:table-cell office:value-type="float" office:value="999.931" calcext:value-type="float">
            <text:p>999,931</text:p>
          </table:table-cell>
          <table:table-cell office:value-type="float" office:value="851.037021" calcext:value-type="float">
            <text:p>851,037021</text:p>
          </table:table-cell>
          <table:table-cell/>
          <table:table-cell office:value-type="float" office:value="11494.392" calcext:value-type="float">
            <text:p>11494,392</text:p>
          </table:table-cell>
          <table:table-cell office:value-type="float" office:value="391.650341" calcext:value-type="float">
            <text:p>391,650341</text:p>
          </table:table-cell>
          <table:table-cell table:number-columns-repeated="7"/>
        </table:table-row>
        <table:table-row table:style-name="ro1">
          <table:table-cell office:value-type="float" office:value="102.049" calcext:value-type="float">
            <text:p>102,049</text:p>
          </table:table-cell>
          <table:table-cell office:value-type="float" office:value="48.238708" calcext:value-type="float">
            <text:p>48,238708</text:p>
          </table:table-cell>
          <table:table-cell/>
          <table:table-cell office:value-type="float" office:value="905.811" calcext:value-type="float">
            <text:p>905,811</text:p>
          </table:table-cell>
          <table:table-cell office:value-type="float" office:value="849.492638" calcext:value-type="float">
            <text:p>849,492638</text:p>
          </table:table-cell>
          <table:table-cell/>
          <table:table-cell office:value-type="float" office:value="10502.818" calcext:value-type="float">
            <text:p>10502,818</text:p>
          </table:table-cell>
          <table:table-cell office:value-type="float" office:value="350.294341" calcext:value-type="float">
            <text:p>350,294341</text:p>
          </table:table-cell>
          <table:table-cell table:number-columns-repeated="7"/>
        </table:table-row>
        <table:table-row table:style-name="ro1">
          <table:table-cell office:value-type="float" office:value="104.316" calcext:value-type="float">
            <text:p>104,316</text:p>
          </table:table-cell>
          <table:table-cell office:value-type="float" office:value="48.180985" calcext:value-type="float">
            <text:p>48,180985</text:p>
          </table:table-cell>
          <table:table-cell/>
          <table:table-cell office:value-type="float" office:value="903.718" calcext:value-type="float">
            <text:p>903,718</text:p>
          </table:table-cell>
          <table:table-cell office:value-type="float" office:value="849.418037" calcext:value-type="float">
            <text:p>849,418037</text:p>
          </table:table-cell>
          <table:table-cell/>
          <table:table-cell office:value-type="float" office:value="10405.251" calcext:value-type="float">
            <text:p>10405,251</text:p>
          </table:table-cell>
          <table:table-cell office:value-type="float" office:value="349.402927" calcext:value-type="float">
            <text:p>349,402927</text:p>
          </table:table-cell>
          <table:table-cell table:number-columns-repeated="7"/>
        </table:table-row>
        <table:table-row table:style-name="ro1">
          <table:table-cell office:value-type="float" office:value="104.071" calcext:value-type="float">
            <text:p>104,071</text:p>
          </table:table-cell>
          <table:table-cell office:value-type="float" office:value="48.117492" calcext:value-type="float">
            <text:p>48,117492</text:p>
          </table:table-cell>
          <table:table-cell/>
          <table:table-cell office:value-type="float" office:value="915.508" calcext:value-type="float">
            <text:p>915,508</text:p>
          </table:table-cell>
          <table:table-cell office:value-type="float" office:value="849.205442" calcext:value-type="float">
            <text:p>849,205442</text:p>
          </table:table-cell>
          <table:table-cell/>
          <table:table-cell office:value-type="float" office:value="11406.46" calcext:value-type="float">
            <text:p>11406,46</text:p>
          </table:table-cell>
          <table:table-cell office:value-type="float" office:value="348.929766" calcext:value-type="float">
            <text:p>348,929766</text:p>
          </table:table-cell>
          <table:table-cell table:number-columns-repeated="7"/>
        </table:table-row>
        <table:table-row table:style-name="ro1">
          <table:table-cell office:value-type="float" office:value="101.901" calcext:value-type="float">
            <text:p>101,901</text:p>
          </table:table-cell>
          <table:table-cell office:value-type="float" office:value="48.040199" calcext:value-type="float">
            <text:p>48,040199</text:p>
          </table:table-cell>
          <table:table-cell/>
          <table:table-cell office:value-type="float" office:value="905.24" calcext:value-type="float">
            <text:p>905,24</text:p>
          </table:table-cell>
          <table:table-cell office:value-type="float" office:value="848.691151" calcext:value-type="float">
            <text:p>848,691151</text:p>
          </table:table-cell>
          <table:table-cell/>
          <table:table-cell office:value-type="float" office:value="11495.924" calcext:value-type="float">
            <text:p>11495,924</text:p>
          </table:table-cell>
          <table:table-cell office:value-type="float" office:value="347.565339" calcext:value-type="float">
            <text:p>347,565339</text:p>
          </table:table-cell>
          <table:table-cell table:number-columns-repeated="7"/>
        </table:table-row>
        <table:table-row table:style-name="ro1">
          <table:table-cell office:value-type="float" office:value="105.101" calcext:value-type="float">
            <text:p>105,101</text:p>
          </table:table-cell>
          <table:table-cell office:value-type="float" office:value="47.984924" calcext:value-type="float">
            <text:p>47,984924</text:p>
          </table:table-cell>
          <table:table-cell/>
          <table:table-cell office:value-type="float" office:value="905.028" calcext:value-type="float">
            <text:p>905,028</text:p>
          </table:table-cell>
          <table:table-cell office:value-type="float" office:value="848.471298" calcext:value-type="float">
            <text:p>848,471298</text:p>
          </table:table-cell>
          <table:table-cell/>
          <table:table-cell office:value-type="float" office:value="11401.941" calcext:value-type="float">
            <text:p>11401,941</text:p>
          </table:table-cell>
          <table:table-cell office:value-type="float" office:value="347.424304" calcext:value-type="float">
            <text:p>347,424304</text:p>
          </table:table-cell>
          <table:table-cell table:number-columns-repeated="7"/>
        </table:table-row>
        <table:table-row table:style-name="ro1">
          <table:table-cell office:value-type="float" office:value="103.852" calcext:value-type="float">
            <text:p>103,852</text:p>
          </table:table-cell>
          <table:table-cell office:value-type="float" office:value="47.983276" calcext:value-type="float">
            <text:p>47,983276</text:p>
          </table:table-cell>
          <table:table-cell/>
          <table:table-cell office:value-type="float" office:value="901.679" calcext:value-type="float">
            <text:p>901,679</text:p>
          </table:table-cell>
          <table:table-cell office:value-type="float" office:value="847.95541" calcext:value-type="float">
            <text:p>847,95541</text:p>
          </table:table-cell>
          <table:table-cell/>
          <table:table-cell office:value-type="float" office:value="11402.337" calcext:value-type="float">
            <text:p>11402,337</text:p>
          </table:table-cell>
          <table:table-cell office:value-type="float" office:value="346.642483" calcext:value-type="float">
            <text:p>346,642483</text:p>
          </table:table-cell>
          <table:table-cell table:number-columns-repeated="7"/>
        </table:table-row>
        <table:table-row table:style-name="ro1">
          <table:table-cell office:value-type="float" office:value="103.548" calcext:value-type="float">
            <text:p>103,548</text:p>
          </table:table-cell>
          <table:table-cell office:value-type="float" office:value="47.952654" calcext:value-type="float">
            <text:p>47,952654</text:p>
          </table:table-cell>
          <table:table-cell/>
          <table:table-cell office:value-type="float" office:value="998.182" calcext:value-type="float">
            <text:p>998,182</text:p>
          </table:table-cell>
          <table:table-cell office:value-type="float" office:value="847.732975" calcext:value-type="float">
            <text:p>847,732975</text:p>
          </table:table-cell>
          <table:table-cell/>
          <table:table-cell office:value-type="float" office:value="11400.79" calcext:value-type="float">
            <text:p>11400,79</text:p>
          </table:table-cell>
          <table:table-cell office:value-type="float" office:value="346.525804" calcext:value-type="float">
            <text:p>346,525804</text:p>
          </table:table-cell>
          <table:table-cell table:number-columns-repeated="7"/>
        </table:table-row>
        <table:table-row table:style-name="ro1">
          <table:table-cell office:value-type="float" office:value="103.839" calcext:value-type="float">
            <text:p>103,839</text:p>
          </table:table-cell>
          <table:table-cell office:value-type="float" office:value="47.924845" calcext:value-type="float">
            <text:p>47,924845</text:p>
          </table:table-cell>
          <table:table-cell/>
          <table:table-cell office:value-type="float" office:value="902.991" calcext:value-type="float">
            <text:p>902,991</text:p>
          </table:table-cell>
          <table:table-cell office:value-type="float" office:value="847.146127" calcext:value-type="float">
            <text:p>847,146127</text:p>
          </table:table-cell>
          <table:table-cell/>
          <table:table-cell office:value-type="float" office:value="11402.447" calcext:value-type="float">
            <text:p>11402,447</text:p>
          </table:table-cell>
          <table:table-cell office:value-type="float" office:value="345.42636" calcext:value-type="float">
            <text:p>345,42636</text:p>
          </table:table-cell>
          <table:table-cell table:number-columns-repeated="7"/>
        </table:table-row>
        <table:table-row table:style-name="ro1">
          <table:table-cell office:value-type="float" office:value="108.624" calcext:value-type="float">
            <text:p>108,624</text:p>
          </table:table-cell>
          <table:table-cell office:value-type="float" office:value="47.870838" calcext:value-type="float">
            <text:p>47,870838</text:p>
          </table:table-cell>
          <table:table-cell/>
          <table:table-cell office:value-type="float" office:value="900.263" calcext:value-type="float">
            <text:p>900,263</text:p>
          </table:table-cell>
          <table:table-cell office:value-type="float" office:value="845.578548" calcext:value-type="float">
            <text:p>845,578548</text:p>
          </table:table-cell>
          <table:table-cell/>
          <table:table-cell office:value-type="float" office:value="11399.416" calcext:value-type="float">
            <text:p>11399,416</text:p>
          </table:table-cell>
          <table:table-cell office:value-type="float" office:value="344.726178" calcext:value-type="float">
            <text:p>344,726178</text:p>
          </table:table-cell>
          <table:table-cell table:number-columns-repeated="7"/>
        </table:table-row>
        <table:table-row table:style-name="ro1">
          <table:table-cell office:value-type="float" office:value="105.012" calcext:value-type="float">
            <text:p>105,012</text:p>
          </table:table-cell>
          <table:table-cell office:value-type="float" office:value="47.845544" calcext:value-type="float">
            <text:p>47,845544</text:p>
          </table:table-cell>
          <table:table-cell/>
          <table:table-cell office:value-type="float" office:value="899.832" calcext:value-type="float">
            <text:p>899,832</text:p>
          </table:table-cell>
          <table:table-cell office:value-type="float" office:value="844.963322" calcext:value-type="float">
            <text:p>844,963322</text:p>
          </table:table-cell>
          <table:table-cell/>
          <table:table-cell office:value-type="float" office:value="11401.918" calcext:value-type="float">
            <text:p>11401,918</text:p>
          </table:table-cell>
          <table:table-cell office:value-type="float" office:value="343.65099" calcext:value-type="float">
            <text:p>343,65099</text:p>
          </table:table-cell>
          <table:table-cell table:number-columns-repeated="7"/>
        </table:table-row>
        <table:table-row table:style-name="ro1">
          <table:table-cell office:value-type="float" office:value="101.458" calcext:value-type="float">
            <text:p>101,458</text:p>
          </table:table-cell>
          <table:table-cell office:value-type="float" office:value="47.789007" calcext:value-type="float">
            <text:p>47,789007</text:p>
          </table:table-cell>
          <table:table-cell/>
          <table:table-cell office:value-type="float" office:value="898.872" calcext:value-type="float">
            <text:p>898,872</text:p>
          </table:table-cell>
          <table:table-cell office:value-type="float" office:value="844.55682" calcext:value-type="float">
            <text:p>844,55682</text:p>
          </table:table-cell>
          <table:table-cell/>
          <table:table-cell office:value-type="float" office:value="11400.279" calcext:value-type="float">
            <text:p>11400,279</text:p>
          </table:table-cell>
          <table:table-cell office:value-type="float" office:value="343.49647" calcext:value-type="float">
            <text:p>343,49647</text:p>
          </table:table-cell>
          <table:table-cell table:number-columns-repeated="7"/>
        </table:table-row>
        <table:table-row table:style-name="ro1">
          <table:table-cell office:value-type="float" office:value="102.937" calcext:value-type="float">
            <text:p>102,937</text:p>
          </table:table-cell>
          <table:table-cell office:value-type="float" office:value="47.7244" calcext:value-type="float">
            <text:p>47,7244</text:p>
          </table:table-cell>
          <table:table-cell/>
          <table:table-cell office:value-type="float" office:value="906.575" calcext:value-type="float">
            <text:p>906,575</text:p>
          </table:table-cell>
          <table:table-cell office:value-type="float" office:value="844.265704" calcext:value-type="float">
            <text:p>844,265704</text:p>
          </table:table-cell>
          <table:table-cell/>
          <table:table-cell office:value-type="float" office:value="11399.91" calcext:value-type="float">
            <text:p>11399,91</text:p>
          </table:table-cell>
          <table:table-cell office:value-type="float" office:value="342.84399" calcext:value-type="float">
            <text:p>342,84399</text:p>
          </table:table-cell>
          <table:table-cell table:number-columns-repeated="7"/>
        </table:table-row>
        <table:table-row table:style-name="ro1">
          <table:table-cell office:value-type="float" office:value="104.997" calcext:value-type="float">
            <text:p>104,997</text:p>
          </table:table-cell>
          <table:table-cell office:value-type="float" office:value="47.701897" calcext:value-type="float">
            <text:p>47,701897</text:p>
          </table:table-cell>
          <table:table-cell/>
          <table:table-cell office:value-type="float" office:value="899.657" calcext:value-type="float">
            <text:p>899,657</text:p>
          </table:table-cell>
          <table:table-cell office:value-type="float" office:value="843.768303" calcext:value-type="float">
            <text:p>843,768303</text:p>
          </table:table-cell>
          <table:table-cell/>
          <table:table-cell office:value-type="float" office:value="11398.673" calcext:value-type="float">
            <text:p>11398,673</text:p>
          </table:table-cell>
          <table:table-cell office:value-type="float" office:value="342.777636" calcext:value-type="float">
            <text:p>342,777636</text:p>
          </table:table-cell>
          <table:table-cell table:number-columns-repeated="7"/>
        </table:table-row>
        <table:table-row table:style-name="ro1">
          <table:table-cell office:value-type="float" office:value="109.253" calcext:value-type="float">
            <text:p>109,253</text:p>
          </table:table-cell>
          <table:table-cell office:value-type="float" office:value="47.636821" calcext:value-type="float">
            <text:p>47,636821</text:p>
          </table:table-cell>
          <table:table-cell/>
          <table:table-cell office:value-type="float" office:value="941.637" calcext:value-type="float">
            <text:p>941,637</text:p>
          </table:table-cell>
          <table:table-cell office:value-type="float" office:value="843.66262" calcext:value-type="float">
            <text:p>843,66262</text:p>
          </table:table-cell>
          <table:table-cell/>
          <table:table-cell office:value-type="float" office:value="11400.253" calcext:value-type="float">
            <text:p>11400,253</text:p>
          </table:table-cell>
          <table:table-cell office:value-type="float" office:value="341.606109" calcext:value-type="float">
            <text:p>341,606109</text:p>
          </table:table-cell>
          <table:table-cell table:number-columns-repeated="7"/>
        </table:table-row>
        <table:table-row table:style-name="ro1">
          <table:table-cell office:value-type="float" office:value="103.109" calcext:value-type="float">
            <text:p>103,109</text:p>
          </table:table-cell>
          <table:table-cell office:value-type="float" office:value="47.631085" calcext:value-type="float">
            <text:p>47,631085</text:p>
          </table:table-cell>
          <table:table-cell/>
          <table:table-cell office:value-type="float" office:value="900.386" calcext:value-type="float">
            <text:p>900,386</text:p>
          </table:table-cell>
          <table:table-cell office:value-type="float" office:value="843.636593" calcext:value-type="float">
            <text:p>843,636593</text:p>
          </table:table-cell>
          <table:table-cell/>
          <table:table-cell office:value-type="float" office:value="11399.497" calcext:value-type="float">
            <text:p>11399,497</text:p>
          </table:table-cell>
          <table:table-cell office:value-type="float" office:value="340.201857" calcext:value-type="float">
            <text:p>340,201857</text:p>
          </table:table-cell>
          <table:table-cell table:number-columns-repeated="7"/>
        </table:table-row>
        <table:table-row table:style-name="ro1">
          <table:table-cell office:value-type="float" office:value="100.112" calcext:value-type="float">
            <text:p>100,112</text:p>
          </table:table-cell>
          <table:table-cell office:value-type="float" office:value="47.17272" calcext:value-type="float">
            <text:p>47,17272</text:p>
          </table:table-cell>
          <table:table-cell/>
          <table:table-cell office:value-type="float" office:value="900.02" calcext:value-type="float">
            <text:p>900,02</text:p>
          </table:table-cell>
          <table:table-cell office:value-type="float" office:value="843.544926" calcext:value-type="float">
            <text:p>843,544926</text:p>
          </table:table-cell>
          <table:table-cell/>
          <table:table-cell office:value-type="float" office:value="11396.916" calcext:value-type="float">
            <text:p>11396,916</text:p>
          </table:table-cell>
          <table:table-cell office:value-type="float" office:value="338.781564" calcext:value-type="float">
            <text:p>338,781564</text:p>
          </table:table-cell>
          <table:table-cell table:number-columns-repeated="7"/>
        </table:table-row>
        <table:table-row table:style-name="ro1">
          <table:table-cell office:value-type="float" office:value="101.541" calcext:value-type="float">
            <text:p>101,541</text:p>
          </table:table-cell>
          <table:table-cell office:value-type="float" office:value="47.129935" calcext:value-type="float">
            <text:p>47,129935</text:p>
          </table:table-cell>
          <table:table-cell/>
          <table:table-cell office:value-type="float" office:value="898.029" calcext:value-type="float">
            <text:p>898,029</text:p>
          </table:table-cell>
          <table:table-cell office:value-type="float" office:value="843.218818" calcext:value-type="float">
            <text:p>843,218818</text:p>
          </table:table-cell>
          <table:table-cell/>
          <table:table-cell office:value-type="float" office:value="11397.983" calcext:value-type="float">
            <text:p>11397,983</text:p>
          </table:table-cell>
          <table:table-cell office:value-type="float" office:value="338.071123" calcext:value-type="float">
            <text:p>338,071123</text:p>
          </table:table-cell>
          <table:table-cell table:number-columns-repeated="7"/>
        </table:table-row>
        <table:table-row table:style-name="ro1">
          <table:table-cell office:value-type="float" office:value="101.989" calcext:value-type="float">
            <text:p>101,989</text:p>
          </table:table-cell>
          <table:table-cell office:value-type="float" office:value="46.688042" calcext:value-type="float">
            <text:p>46,688042</text:p>
          </table:table-cell>
          <table:table-cell/>
          <table:table-cell office:value-type="float" office:value="916.152" calcext:value-type="float">
            <text:p>916,152</text:p>
          </table:table-cell>
          <table:table-cell office:value-type="float" office:value="843.010696" calcext:value-type="float">
            <text:p>843,010696</text:p>
          </table:table-cell>
          <table:table-cell/>
          <table:table-cell office:value-type="float" office:value="11391.529" calcext:value-type="float">
            <text:p>11391,529</text:p>
          </table:table-cell>
          <table:table-cell office:value-type="float" office:value="336.684204" calcext:value-type="float">
            <text:p>336,684204</text:p>
          </table:table-cell>
          <table:table-cell table:number-columns-repeated="7"/>
        </table:table-row>
        <table:table-row table:style-name="ro1">
          <table:table-cell office:value-type="float" office:value="100.866" calcext:value-type="float">
            <text:p>100,866</text:p>
          </table:table-cell>
          <table:table-cell office:value-type="float" office:value="46.670862" calcext:value-type="float">
            <text:p>46,670862</text:p>
          </table:table-cell>
          <table:table-cell/>
          <table:table-cell office:value-type="float" office:value="896.794" calcext:value-type="float">
            <text:p>896,794</text:p>
          </table:table-cell>
          <table:table-cell office:value-type="float" office:value="842.302697" calcext:value-type="float">
            <text:p>842,302697</text:p>
          </table:table-cell>
          <table:table-cell/>
          <table:table-cell office:value-type="float" office:value="11391.454" calcext:value-type="float">
            <text:p>11391,454</text:p>
          </table:table-cell>
          <table:table-cell office:value-type="float" office:value="335.529844" calcext:value-type="float">
            <text:p>335,529844</text:p>
          </table:table-cell>
          <table:table-cell table:number-columns-repeated="7"/>
        </table:table-row>
        <table:table-row table:style-name="ro1">
          <table:table-cell office:value-type="float" office:value="99.759" calcext:value-type="float">
            <text:p>99,759</text:p>
          </table:table-cell>
          <table:table-cell office:value-type="float" office:value="46.313422" calcext:value-type="float">
            <text:p>46,313422</text:p>
          </table:table-cell>
          <table:table-cell/>
          <table:table-cell office:value-type="float" office:value="899.956" calcext:value-type="float">
            <text:p>899,956</text:p>
          </table:table-cell>
          <table:table-cell office:value-type="float" office:value="841.869079" calcext:value-type="float">
            <text:p>841,869079</text:p>
          </table:table-cell>
          <table:table-cell/>
          <table:table-cell office:value-type="float" office:value="10392.795" calcext:value-type="float">
            <text:p>10392,795</text:p>
          </table:table-cell>
          <table:table-cell office:value-type="float" office:value="334.497142" calcext:value-type="float">
            <text:p>334,497142</text:p>
          </table:table-cell>
          <table:table-cell table:number-columns-repeated="7"/>
        </table:table-row>
        <table:table-row table:style-name="ro1">
          <table:table-cell office:value-type="float" office:value="101.495" calcext:value-type="float">
            <text:p>101,495</text:p>
          </table:table-cell>
          <table:table-cell office:value-type="float" office:value="46.260953" calcext:value-type="float">
            <text:p>46,260953</text:p>
          </table:table-cell>
          <table:table-cell/>
          <table:table-cell office:value-type="float" office:value="900.16" calcext:value-type="float">
            <text:p>900,16</text:p>
          </table:table-cell>
          <table:table-cell office:value-type="float" office:value="841.502671" calcext:value-type="float">
            <text:p>841,502671</text:p>
          </table:table-cell>
          <table:table-cell/>
          <table:table-cell office:value-type="float" office:value="11396.923" calcext:value-type="float">
            <text:p>11396,923</text:p>
          </table:table-cell>
          <table:table-cell office:value-type="float" office:value="306.206534" calcext:value-type="float">
            <text:p>306,206534</text:p>
          </table:table-cell>
          <table:table-cell table:number-columns-repeated="7"/>
        </table:table-row>
        <table:table-row table:style-name="ro1">
          <table:table-cell office:value-type="float" office:value="110.493" calcext:value-type="float">
            <text:p>110,493</text:p>
          </table:table-cell>
          <table:table-cell office:value-type="float" office:value="46.222667" calcext:value-type="float">
            <text:p>46,222667</text:p>
          </table:table-cell>
          <table:table-cell/>
          <table:table-cell office:value-type="float" office:value="894.292" calcext:value-type="float">
            <text:p>894,292</text:p>
          </table:table-cell>
          <table:table-cell office:value-type="float" office:value="840.151687" calcext:value-type="float">
            <text:p>840,151687</text:p>
          </table:table-cell>
          <table:table-cell/>
          <table:table-cell office:value-type="float" office:value="11397.464" calcext:value-type="float">
            <text:p>11397,464</text:p>
          </table:table-cell>
          <table:table-cell office:value-type="float" office:value="304.772599" calcext:value-type="float">
            <text:p>304,772599</text:p>
          </table:table-cell>
          <table:table-cell table:number-columns-repeated="7"/>
        </table:table-row>
        <table:table-row table:style-name="ro1">
          <table:table-cell office:value-type="float" office:value="100.797" calcext:value-type="float">
            <text:p>100,797</text:p>
          </table:table-cell>
          <table:table-cell office:value-type="float" office:value="46.179658" calcext:value-type="float">
            <text:p>46,179658</text:p>
          </table:table-cell>
          <table:table-cell/>
          <table:table-cell office:value-type="float" office:value="898.134" calcext:value-type="float">
            <text:p>898,134</text:p>
          </table:table-cell>
          <table:table-cell office:value-type="float" office:value="839.093949" calcext:value-type="float">
            <text:p>839,093949</text:p>
          </table:table-cell>
          <table:table-cell/>
          <table:table-cell office:value-type="float" office:value="11400.096" calcext:value-type="float">
            <text:p>11400,096</text:p>
          </table:table-cell>
          <table:table-cell office:value-type="float" office:value="304.444854" calcext:value-type="float">
            <text:p>304,444854</text:p>
          </table:table-cell>
          <table:table-cell table:number-columns-repeated="7"/>
        </table:table-row>
        <table:table-row table:style-name="ro1">
          <table:table-cell office:value-type="float" office:value="100.245" calcext:value-type="float">
            <text:p>100,245</text:p>
          </table:table-cell>
          <table:table-cell office:value-type="float" office:value="46.161623" calcext:value-type="float">
            <text:p>46,161623</text:p>
          </table:table-cell>
          <table:table-cell/>
          <table:table-cell office:value-type="float" office:value="898.765" calcext:value-type="float">
            <text:p>898,765</text:p>
          </table:table-cell>
          <table:table-cell office:value-type="float" office:value="838.666344" calcext:value-type="float">
            <text:p>838,666344</text:p>
          </table:table-cell>
          <table:table-cell/>
          <table:table-cell office:value-type="float" office:value="11393.727" calcext:value-type="float">
            <text:p>11393,727</text:p>
          </table:table-cell>
          <table:table-cell office:value-type="float" office:value="302.328583" calcext:value-type="float">
            <text:p>302,328583</text:p>
          </table:table-cell>
          <table:table-cell table:number-columns-repeated="7"/>
        </table:table-row>
        <table:table-row table:style-name="ro1">
          <table:table-cell office:value-type="float" office:value="103.615" calcext:value-type="float">
            <text:p>103,615</text:p>
          </table:table-cell>
          <table:table-cell office:value-type="float" office:value="46.112322" calcext:value-type="float">
            <text:p>46,112322</text:p>
          </table:table-cell>
          <table:table-cell/>
          <table:table-cell office:value-type="float" office:value="901.708" calcext:value-type="float">
            <text:p>901,708</text:p>
          </table:table-cell>
          <table:table-cell office:value-type="float" office:value="837.629814" calcext:value-type="float">
            <text:p>837,629814</text:p>
          </table:table-cell>
          <table:table-cell/>
          <table:table-cell office:value-type="float" office:value="11401.02" calcext:value-type="float">
            <text:p>11401,02</text:p>
          </table:table-cell>
          <table:table-cell office:value-type="float" office:value="302.268889" calcext:value-type="float">
            <text:p>302,268889</text:p>
          </table:table-cell>
          <table:table-cell table:number-columns-repeated="7"/>
        </table:table-row>
        <table:table-row table:style-name="ro1">
          <table:table-cell office:value-type="float" office:value="100.758" calcext:value-type="float">
            <text:p>100,758</text:p>
          </table:table-cell>
          <table:table-cell office:value-type="float" office:value="46.111296" calcext:value-type="float">
            <text:p>46,111296</text:p>
          </table:table-cell>
          <table:table-cell/>
          <table:table-cell office:value-type="float" office:value="891.462" calcext:value-type="float">
            <text:p>891,462</text:p>
          </table:table-cell>
          <table:table-cell office:value-type="float" office:value="837.530649" calcext:value-type="float">
            <text:p>837,530649</text:p>
          </table:table-cell>
          <table:table-cell/>
          <table:table-cell office:value-type="float" office:value="11393.691" calcext:value-type="float">
            <text:p>11393,691</text:p>
          </table:table-cell>
          <table:table-cell office:value-type="float" office:value="301.156162" calcext:value-type="float">
            <text:p>301,156162</text:p>
          </table:table-cell>
          <table:table-cell table:number-columns-repeated="7"/>
        </table:table-row>
        <table:table-row table:style-name="ro1">
          <table:table-cell office:value-type="float" office:value="108.018" calcext:value-type="float">
            <text:p>108,018</text:p>
          </table:table-cell>
          <table:table-cell office:value-type="float" office:value="46.063249" calcext:value-type="float">
            <text:p>46,063249</text:p>
          </table:table-cell>
          <table:table-cell/>
          <table:table-cell office:value-type="float" office:value="894.081" calcext:value-type="float">
            <text:p>894,081</text:p>
          </table:table-cell>
          <table:table-cell office:value-type="float" office:value="837.510527" calcext:value-type="float">
            <text:p>837,510527</text:p>
          </table:table-cell>
          <table:table-cell/>
          <table:table-cell office:value-type="float" office:value="11392.094" calcext:value-type="float">
            <text:p>11392,094</text:p>
          </table:table-cell>
          <table:table-cell office:value-type="float" office:value="300.076689" calcext:value-type="float">
            <text:p>300,076689</text:p>
          </table:table-cell>
          <table:table-cell table:number-columns-repeated="7"/>
        </table:table-row>
        <table:table-row table:style-name="ro1">
          <table:table-cell office:value-type="float" office:value="99.7" calcext:value-type="float">
            <text:p>99,7</text:p>
          </table:table-cell>
          <table:table-cell office:value-type="float" office:value="46.012241" calcext:value-type="float">
            <text:p>46,012241</text:p>
          </table:table-cell>
          <table:table-cell/>
          <table:table-cell office:value-type="float" office:value="892.36" calcext:value-type="float">
            <text:p>892,36</text:p>
          </table:table-cell>
          <table:table-cell office:value-type="float" office:value="836.588752" calcext:value-type="float">
            <text:p>836,588752</text:p>
          </table:table-cell>
          <table:table-cell/>
          <table:table-cell office:value-type="float" office:value="11397.866" calcext:value-type="float">
            <text:p>11397,866</text:p>
          </table:table-cell>
          <table:table-cell office:value-type="float" office:value="300.04512" calcext:value-type="float">
            <text:p>300,04512</text:p>
          </table:table-cell>
          <table:table-cell table:number-columns-repeated="7"/>
        </table:table-row>
        <table:table-row table:style-name="ro1">
          <table:table-cell office:value-type="float" office:value="99.536" calcext:value-type="float">
            <text:p>99,536</text:p>
          </table:table-cell>
          <table:table-cell office:value-type="float" office:value="45.999084" calcext:value-type="float">
            <text:p>45,999084</text:p>
          </table:table-cell>
          <table:table-cell/>
          <table:table-cell office:value-type="float" office:value="895.107" calcext:value-type="float">
            <text:p>895,107</text:p>
          </table:table-cell>
          <table:table-cell office:value-type="float" office:value="833.813025" calcext:value-type="float">
            <text:p>833,813025</text:p>
          </table:table-cell>
          <table:table-cell/>
          <table:table-cell office:value-type="float" office:value="11391.802" calcext:value-type="float">
            <text:p>11391,802</text:p>
          </table:table-cell>
          <table:table-cell office:value-type="float" office:value="299.521718" calcext:value-type="float">
            <text:p>299,521718</text:p>
          </table:table-cell>
          <table:table-cell table:number-columns-repeated="7"/>
        </table:table-row>
        <table:table-row table:style-name="ro1">
          <table:table-cell office:value-type="float" office:value="100.035" calcext:value-type="float">
            <text:p>100,035</text:p>
          </table:table-cell>
          <table:table-cell office:value-type="float" office:value="45.980817" calcext:value-type="float">
            <text:p>45,980817</text:p>
          </table:table-cell>
          <table:table-cell/>
          <table:table-cell office:value-type="float" office:value="890.215" calcext:value-type="float">
            <text:p>890,215</text:p>
          </table:table-cell>
          <table:table-cell office:value-type="float" office:value="832.524696" calcext:value-type="float">
            <text:p>832,524696</text:p>
          </table:table-cell>
          <table:table-cell/>
          <table:table-cell office:value-type="float" office:value="11398.58" calcext:value-type="float">
            <text:p>11398,58</text:p>
          </table:table-cell>
          <table:table-cell office:value-type="float" office:value="250.296416" calcext:value-type="float">
            <text:p>250,296416</text:p>
          </table:table-cell>
          <table:table-cell table:number-columns-repeated="7"/>
        </table:table-row>
        <table:table-row table:style-name="ro1">
          <table:table-cell office:value-type="float" office:value="101.58" calcext:value-type="float">
            <text:p>101,58</text:p>
          </table:table-cell>
          <table:table-cell office:value-type="float" office:value="45.947156" calcext:value-type="float">
            <text:p>45,947156</text:p>
          </table:table-cell>
          <table:table-cell/>
          <table:table-cell office:value-type="float" office:value="868.917" calcext:value-type="float">
            <text:p>868,917</text:p>
          </table:table-cell>
          <table:table-cell office:value-type="float" office:value="812.649781" calcext:value-type="float">
            <text:p>812,649781</text:p>
          </table:table-cell>
          <table:table-cell/>
          <table:table-cell office:value-type="float" office:value="11399.823" calcext:value-type="float">
            <text:p>11399,823</text:p>
          </table:table-cell>
          <table:table-cell office:value-type="float" office:value="249.868628" calcext:value-type="float">
            <text:p>249,868628</text:p>
          </table:table-cell>
          <table:table-cell table:number-columns-repeated="7"/>
        </table:table-row>
        <table:table-row table:style-name="ro1">
          <table:table-cell office:value-type="float" office:value="101.759" calcext:value-type="float">
            <text:p>101,759</text:p>
          </table:table-cell>
          <table:table-cell office:value-type="float" office:value="45.943812" calcext:value-type="float">
            <text:p>45,943812</text:p>
          </table:table-cell>
          <table:table-cell/>
          <table:table-cell office:value-type="float" office:value="890.606" calcext:value-type="float">
            <text:p>890,606</text:p>
          </table:table-cell>
          <table:table-cell office:value-type="float" office:value="807.319717" calcext:value-type="float">
            <text:p>807,319717</text:p>
          </table:table-cell>
          <table:table-cell/>
          <table:table-cell office:value-type="float" office:value="10312.463" calcext:value-type="float">
            <text:p>10312,463</text:p>
          </table:table-cell>
          <table:table-cell office:value-type="float" office:value="248.694242" calcext:value-type="float">
            <text:p>248,694242</text:p>
          </table:table-cell>
          <table:table-cell table:number-columns-repeated="7"/>
        </table:table-row>
        <table:table-row table:style-name="ro1">
          <table:table-cell office:value-type="float" office:value="99.906" calcext:value-type="float">
            <text:p>99,906</text:p>
          </table:table-cell>
          <table:table-cell office:value-type="float" office:value="45.909919" calcext:value-type="float">
            <text:p>45,909919</text:p>
          </table:table-cell>
          <table:table-cell/>
          <table:table-cell office:value-type="float" office:value="903.705" calcext:value-type="float">
            <text:p>903,705</text:p>
          </table:table-cell>
          <table:table-cell office:value-type="float" office:value="806.125647" calcext:value-type="float">
            <text:p>806,125647</text:p>
          </table:table-cell>
          <table:table-cell/>
          <table:table-cell office:value-type="float" office:value="11305.204" calcext:value-type="float">
            <text:p>11305,204</text:p>
          </table:table-cell>
          <table:table-cell office:value-type="float" office:value="248.088505" calcext:value-type="float">
            <text:p>248,088505</text:p>
          </table:table-cell>
          <table:table-cell table:number-columns-repeated="7"/>
        </table:table-row>
        <table:table-row table:style-name="ro1">
          <table:table-cell office:value-type="float" office:value="193.537" calcext:value-type="float">
            <text:p>193,537</text:p>
          </table:table-cell>
          <table:table-cell office:value-type="float" office:value="45.859263" calcext:value-type="float">
            <text:p>45,859263</text:p>
          </table:table-cell>
          <table:table-cell/>
          <table:table-cell office:value-type="float" office:value="899.144" calcext:value-type="float">
            <text:p>899,144</text:p>
          </table:table-cell>
          <table:table-cell office:value-type="float" office:value="805.610677" calcext:value-type="float">
            <text:p>805,610677</text:p>
          </table:table-cell>
          <table:table-cell/>
          <table:table-cell office:value-type="float" office:value="11302.646" calcext:value-type="float">
            <text:p>11302,646</text:p>
          </table:table-cell>
          <table:table-cell office:value-type="float" office:value="247.616992" calcext:value-type="float">
            <text:p>247,616992</text:p>
          </table:table-cell>
          <table:table-cell table:number-columns-repeated="7"/>
        </table:table-row>
        <table:table-row table:style-name="ro1">
          <table:table-cell office:value-type="float" office:value="100.102" calcext:value-type="float">
            <text:p>100,102</text:p>
          </table:table-cell>
          <table:table-cell office:value-type="float" office:value="45.823377" calcext:value-type="float">
            <text:p>45,823377</text:p>
          </table:table-cell>
          <table:table-cell/>
          <table:table-cell office:value-type="float" office:value="900.01" calcext:value-type="float">
            <text:p>900,01</text:p>
          </table:table-cell>
          <table:table-cell office:value-type="float" office:value="805.248663" calcext:value-type="float">
            <text:p>805,248663</text:p>
          </table:table-cell>
          <table:table-cell/>
          <table:table-cell office:value-type="float" office:value="11304.963" calcext:value-type="float">
            <text:p>11304,963</text:p>
          </table:table-cell>
          <table:table-cell office:value-type="float" office:value="247.449226" calcext:value-type="float">
            <text:p>247,449226</text:p>
          </table:table-cell>
          <table:table-cell table:number-columns-repeated="7"/>
        </table:table-row>
        <table:table-row table:style-name="ro1">
          <table:table-cell office:value-type="float" office:value="99.64" calcext:value-type="float">
            <text:p>99,64</text:p>
          </table:table-cell>
          <table:table-cell office:value-type="float" office:value="45.814261" calcext:value-type="float">
            <text:p>45,814261</text:p>
          </table:table-cell>
          <table:table-cell/>
          <table:table-cell office:value-type="float" office:value="855.353" calcext:value-type="float">
            <text:p>855,353</text:p>
          </table:table-cell>
          <table:table-cell office:value-type="float" office:value="797.100939" calcext:value-type="float">
            <text:p>797,100939</text:p>
          </table:table-cell>
          <table:table-cell/>
          <table:table-cell office:value-type="float" office:value="11301.923" calcext:value-type="float">
            <text:p>11301,923</text:p>
          </table:table-cell>
          <table:table-cell office:value-type="float" office:value="246.790409" calcext:value-type="float">
            <text:p>246,790409</text:p>
          </table:table-cell>
          <table:table-cell table:number-columns-repeated="7"/>
        </table:table-row>
        <table:table-row table:style-name="ro1">
          <table:table-cell office:value-type="float" office:value="102.076" calcext:value-type="float">
            <text:p>102,076</text:p>
          </table:table-cell>
          <table:table-cell office:value-type="float" office:value="45.732284" calcext:value-type="float">
            <text:p>45,732284</text:p>
          </table:table-cell>
          <table:table-cell/>
          <table:table-cell office:value-type="float" office:value="809.258" calcext:value-type="float">
            <text:p>809,258</text:p>
          </table:table-cell>
          <table:table-cell office:value-type="float" office:value="752.437654" calcext:value-type="float">
            <text:p>752,437654</text:p>
          </table:table-cell>
          <table:table-cell/>
          <table:table-cell office:value-type="float" office:value="11309.252" calcext:value-type="float">
            <text:p>11309,252</text:p>
          </table:table-cell>
          <table:table-cell office:value-type="float" office:value="246.0419" calcext:value-type="float">
            <text:p>246,0419</text:p>
          </table:table-cell>
          <table:table-cell table:number-columns-repeated="7"/>
        </table:table-row>
        <table:table-row table:style-name="ro1">
          <table:table-cell office:value-type="float" office:value="99.231" calcext:value-type="float">
            <text:p>99,231</text:p>
          </table:table-cell>
          <table:table-cell office:value-type="float" office:value="45.728749" calcext:value-type="float">
            <text:p>45,728749</text:p>
          </table:table-cell>
          <table:table-cell/>
          <table:table-cell office:value-type="float" office:value="816.226" calcext:value-type="float">
            <text:p>816,226</text:p>
          </table:table-cell>
          <table:table-cell office:value-type="float" office:value="752.063889" calcext:value-type="float">
            <text:p>752,063889</text:p>
          </table:table-cell>
          <table:table-cell/>
          <table:table-cell office:value-type="float" office:value="11300.898" calcext:value-type="float">
            <text:p>11300,898</text:p>
          </table:table-cell>
          <table:table-cell office:value-type="float" office:value="245.643145" calcext:value-type="float">
            <text:p>245,643145</text:p>
          </table:table-cell>
          <table:table-cell table:number-columns-repeated="7"/>
        </table:table-row>
        <table:table-row table:style-name="ro1">
          <table:table-cell office:value-type="float" office:value="100.115" calcext:value-type="float">
            <text:p>100,115</text:p>
          </table:table-cell>
          <table:table-cell office:value-type="float" office:value="45.687638" calcext:value-type="float">
            <text:p>45,687638</text:p>
          </table:table-cell>
          <table:table-cell/>
          <table:table-cell office:value-type="float" office:value="805.748" calcext:value-type="float">
            <text:p>805,748</text:p>
          </table:table-cell>
          <table:table-cell office:value-type="float" office:value="748.835286" calcext:value-type="float">
            <text:p>748,835286</text:p>
          </table:table-cell>
          <table:table-cell/>
          <table:table-cell office:value-type="float" office:value="11303.004" calcext:value-type="float">
            <text:p>11303,004</text:p>
          </table:table-cell>
          <table:table-cell office:value-type="float" office:value="245.591541" calcext:value-type="float">
            <text:p>245,591541</text:p>
          </table:table-cell>
          <table:table-cell table:number-columns-repeated="7"/>
        </table:table-row>
        <table:table-row table:style-name="ro1">
          <table:table-cell office:value-type="float" office:value="99.911" calcext:value-type="float">
            <text:p>99,911</text:p>
          </table:table-cell>
          <table:table-cell office:value-type="float" office:value="45.66709" calcext:value-type="float">
            <text:p>45,66709</text:p>
          </table:table-cell>
          <table:table-cell/>
          <table:table-cell office:value-type="float" office:value="805.48" calcext:value-type="float">
            <text:p>805,48</text:p>
          </table:table-cell>
          <table:table-cell office:value-type="float" office:value="746.392353" calcext:value-type="float">
            <text:p>746,392353</text:p>
          </table:table-cell>
          <table:table-cell/>
          <table:table-cell office:value-type="float" office:value="11317.655" calcext:value-type="float">
            <text:p>11317,655</text:p>
          </table:table-cell>
          <table:table-cell office:value-type="float" office:value="245.194276" calcext:value-type="float">
            <text:p>245,194276</text:p>
          </table:table-cell>
          <table:table-cell table:number-columns-repeated="7"/>
        </table:table-row>
        <table:table-row table:style-name="ro1">
          <table:table-cell office:value-type="float" office:value="111.87" calcext:value-type="float">
            <text:p>111,87</text:p>
          </table:table-cell>
          <table:table-cell office:value-type="float" office:value="45.634193" calcext:value-type="float">
            <text:p>45,634193</text:p>
          </table:table-cell>
          <table:table-cell/>
          <table:table-cell office:value-type="float" office:value="801.328" calcext:value-type="float">
            <text:p>801,328</text:p>
          </table:table-cell>
          <table:table-cell office:value-type="float" office:value="746.338667" calcext:value-type="float">
            <text:p>746,338667</text:p>
          </table:table-cell>
          <table:table-cell/>
          <table:table-cell office:value-type="float" office:value="11306.209" calcext:value-type="float">
            <text:p>11306,209</text:p>
          </table:table-cell>
          <table:table-cell office:value-type="float" office:value="244.969282" calcext:value-type="float">
            <text:p>244,969282</text:p>
          </table:table-cell>
          <table:table-cell table:number-columns-repeated="7"/>
        </table:table-row>
        <table:table-row table:style-name="ro1">
          <table:table-cell office:value-type="float" office:value="98.822" calcext:value-type="float">
            <text:p>98,822</text:p>
          </table:table-cell>
          <table:table-cell office:value-type="float" office:value="45.622821" calcext:value-type="float">
            <text:p>45,622821</text:p>
          </table:table-cell>
          <table:table-cell/>
          <table:table-cell office:value-type="float" office:value="789.587" calcext:value-type="float">
            <text:p>789,587</text:p>
          </table:table-cell>
          <table:table-cell office:value-type="float" office:value="735.287266" calcext:value-type="float">
            <text:p>735,287266</text:p>
          </table:table-cell>
          <table:table-cell/>
          <table:table-cell office:value-type="float" office:value="11301.984" calcext:value-type="float">
            <text:p>11301,984</text:p>
          </table:table-cell>
          <table:table-cell office:value-type="float" office:value="244.685558" calcext:value-type="float">
            <text:p>244,685558</text:p>
          </table:table-cell>
          <table:table-cell table:number-columns-repeated="7"/>
        </table:table-row>
        <table:table-row table:style-name="ro1">
          <table:table-cell office:value-type="float" office:value="99.154" calcext:value-type="float">
            <text:p>99,154</text:p>
          </table:table-cell>
          <table:table-cell office:value-type="float" office:value="45.590971" calcext:value-type="float">
            <text:p>45,590971</text:p>
          </table:table-cell>
          <table:table-cell/>
          <table:table-cell office:value-type="float" office:value="1204.205" calcext:value-type="float">
            <text:p>1204,205</text:p>
          </table:table-cell>
          <table:table-cell office:value-type="float" office:value="150.668317" calcext:value-type="float">
            <text:p>150,668317</text:p>
          </table:table-cell>
          <table:table-cell/>
          <table:table-cell office:value-type="float" office:value="11308.162" calcext:value-type="float">
            <text:p>11308,162</text:p>
          </table:table-cell>
          <table:table-cell office:value-type="float" office:value="244.677137" calcext:value-type="float">
            <text:p>244,677137</text:p>
          </table:table-cell>
          <table:table-cell table:number-columns-repeated="7"/>
        </table:table-row>
        <table:table-row table:style-name="ro1">
          <table:table-cell office:value-type="float" office:value="98.233" calcext:value-type="float">
            <text:p>98,233</text:p>
          </table:table-cell>
          <table:table-cell office:value-type="float" office:value="45.49731" calcext:value-type="float">
            <text:p>45,49731</text:p>
          </table:table-cell>
          <table:table-cell/>
          <table:table-cell office:value-type="float" office:value="1209.312" calcext:value-type="float">
            <text:p>1209,312</text:p>
          </table:table-cell>
          <table:table-cell office:value-type="float" office:value="145.697653" calcext:value-type="float">
            <text:p>145,697653</text:p>
          </table:table-cell>
          <table:table-cell/>
          <table:table-cell office:value-type="float" office:value="11298.716" calcext:value-type="float">
            <text:p>11298,716</text:p>
          </table:table-cell>
          <table:table-cell office:value-type="float" office:value="243.292225" calcext:value-type="float">
            <text:p>243,292225</text:p>
          </table:table-cell>
          <table:table-cell table:number-columns-repeated="7"/>
        </table:table-row>
        <table:table-row table:style-name="ro1">
          <table:table-cell office:value-type="float" office:value="100.412" calcext:value-type="float">
            <text:p>100,412</text:p>
          </table:table-cell>
          <table:table-cell office:value-type="float" office:value="45.398502" calcext:value-type="float">
            <text:p>45,398502</text:p>
          </table:table-cell>
          <table:table-cell/>
          <table:table-cell office:value-type="float" office:value="1198.565" calcext:value-type="float">
            <text:p>1198,565</text:p>
          </table:table-cell>
          <table:table-cell office:value-type="float" office:value="144.138225" calcext:value-type="float">
            <text:p>144,138225</text:p>
          </table:table-cell>
          <table:table-cell/>
          <table:table-cell office:value-type="float" office:value="11302.198" calcext:value-type="float">
            <text:p>11302,198</text:p>
          </table:table-cell>
          <table:table-cell office:value-type="float" office:value="243.289852" calcext:value-type="float">
            <text:p>243,289852</text:p>
          </table:table-cell>
          <table:table-cell table:number-columns-repeated="7"/>
        </table:table-row>
        <table:table-row table:style-name="ro1">
          <table:table-cell office:value-type="float" office:value="100.412" calcext:value-type="float">
            <text:p>100,412</text:p>
          </table:table-cell>
          <table:table-cell office:value-type="float" office:value="45.156242" calcext:value-type="float">
            <text:p>45,156242</text:p>
          </table:table-cell>
          <table:table-cell/>
          <table:table-cell office:value-type="float" office:value="1196.795" calcext:value-type="float">
            <text:p>1196,795</text:p>
          </table:table-cell>
          <table:table-cell office:value-type="float" office:value="142.561201" calcext:value-type="float">
            <text:p>142,561201</text:p>
          </table:table-cell>
          <table:table-cell/>
          <table:table-cell office:value-type="float" office:value="11305.527" calcext:value-type="float">
            <text:p>11305,527</text:p>
          </table:table-cell>
          <table:table-cell office:value-type="float" office:value="243.038452" calcext:value-type="float">
            <text:p>243,038452</text:p>
          </table:table-cell>
          <table:table-cell table:number-columns-repeated="7"/>
        </table:table-row>
        <table:table-row table:style-name="ro1">
          <table:table-cell office:value-type="float" office:value="101.924" calcext:value-type="float">
            <text:p>101,924</text:p>
          </table:table-cell>
          <table:table-cell office:value-type="float" office:value="45.060169" calcext:value-type="float">
            <text:p>45,060169</text:p>
          </table:table-cell>
          <table:table-cell/>
          <table:table-cell office:value-type="float" office:value="1198.34" calcext:value-type="float">
            <text:p>1198,34</text:p>
          </table:table-cell>
          <table:table-cell office:value-type="float" office:value="142.455781" calcext:value-type="float">
            <text:p>142,455781</text:p>
          </table:table-cell>
          <table:table-cell/>
          <table:table-cell office:value-type="float" office:value="11298.741" calcext:value-type="float">
            <text:p>11298,741</text:p>
          </table:table-cell>
          <table:table-cell office:value-type="float" office:value="242.570677" calcext:value-type="float">
            <text:p>242,570677</text:p>
          </table:table-cell>
          <table:table-cell table:number-columns-repeated="7"/>
        </table:table-row>
        <table:table-row table:style-name="ro1">
          <table:table-cell office:value-type="float" office:value="100.094" calcext:value-type="float">
            <text:p>100,094</text:p>
          </table:table-cell>
          <table:table-cell office:value-type="float" office:value="44.886493" calcext:value-type="float">
            <text:p>44,886493</text:p>
          </table:table-cell>
          <table:table-cell/>
          <table:table-cell office:value-type="float" office:value="1197.58" calcext:value-type="float">
            <text:p>1197,58</text:p>
          </table:table-cell>
          <table:table-cell office:value-type="float" office:value="142.190818" calcext:value-type="float">
            <text:p>142,190818</text:p>
          </table:table-cell>
          <table:table-cell/>
          <table:table-cell office:value-type="float" office:value="11297.592" calcext:value-type="float">
            <text:p>11297,592</text:p>
          </table:table-cell>
          <table:table-cell office:value-type="float" office:value="242.02013" calcext:value-type="float">
            <text:p>242,02013</text:p>
          </table:table-cell>
          <table:table-cell table:number-columns-repeated="7"/>
        </table:table-row>
        <table:table-row table:style-name="ro1">
          <table:table-cell office:value-type="float" office:value="100.048" calcext:value-type="float">
            <text:p>100,048</text:p>
          </table:table-cell>
          <table:table-cell office:value-type="float" office:value="44.781131" calcext:value-type="float">
            <text:p>44,781131</text:p>
          </table:table-cell>
          <table:table-cell/>
          <table:table-cell office:value-type="float" office:value="1247.982" calcext:value-type="float">
            <text:p>1247,982</text:p>
          </table:table-cell>
          <table:table-cell office:value-type="float" office:value="141.372974" calcext:value-type="float">
            <text:p>141,372974</text:p>
          </table:table-cell>
          <table:table-cell/>
          <table:table-cell office:value-type="float" office:value="11297.303" calcext:value-type="float">
            <text:p>11297,303</text:p>
          </table:table-cell>
          <table:table-cell office:value-type="float" office:value="241.791026" calcext:value-type="float">
            <text:p>241,791026</text:p>
          </table:table-cell>
          <table:table-cell table:number-columns-repeated="7"/>
        </table:table-row>
        <table:table-row table:style-name="ro1">
          <table:table-cell office:value-type="float" office:value="99.894" calcext:value-type="float">
            <text:p>99,894</text:p>
          </table:table-cell>
          <table:table-cell office:value-type="float" office:value="44.676125" calcext:value-type="float">
            <text:p>44,676125</text:p>
          </table:table-cell>
          <table:table-cell/>
          <table:table-cell office:value-type="float" office:value="1192.412" calcext:value-type="float">
            <text:p>1192,412</text:p>
          </table:table-cell>
          <table:table-cell office:value-type="float" office:value="135.712903" calcext:value-type="float">
            <text:p>135,712903</text:p>
          </table:table-cell>
          <table:table-cell/>
          <table:table-cell office:value-type="float" office:value="11300.171" calcext:value-type="float">
            <text:p>11300,171</text:p>
          </table:table-cell>
          <table:table-cell office:value-type="float" office:value="241.761762" calcext:value-type="float">
            <text:p>241,761762</text:p>
          </table:table-cell>
          <table:table-cell table:number-columns-repeated="7"/>
        </table:table-row>
        <table:table-row table:style-name="ro1">
          <table:table-cell office:value-type="float" office:value="102.368" calcext:value-type="float">
            <text:p>102,368</text:p>
          </table:table-cell>
          <table:table-cell office:value-type="float" office:value="44.449211" calcext:value-type="float">
            <text:p>44,449211</text:p>
          </table:table-cell>
          <table:table-cell/>
          <table:table-cell office:value-type="float" office:value="1734.32" calcext:value-type="float">
            <text:p>1734,32</text:p>
          </table:table-cell>
          <table:table-cell office:value-type="float" office:value="106.687482" calcext:value-type="float">
            <text:p>106,687482</text:p>
          </table:table-cell>
          <table:table-cell/>
          <table:table-cell office:value-type="float" office:value="11297.996" calcext:value-type="float">
            <text:p>11297,996</text:p>
          </table:table-cell>
          <table:table-cell office:value-type="float" office:value="241.080034" calcext:value-type="float">
            <text:p>241,080034</text:p>
          </table:table-cell>
          <table:table-cell table:number-columns-repeated="7"/>
        </table:table-row>
        <table:table-row table:style-name="ro1">
          <table:table-cell office:value-type="float" office:value="97.791" calcext:value-type="float">
            <text:p>97,791</text:p>
          </table:table-cell>
          <table:table-cell office:value-type="float" office:value="44.353446" calcext:value-type="float">
            <text:p>44,353446</text:p>
          </table:table-cell>
          <table:table-cell/>
          <table:table-cell office:value-type="float" office:value="1195.718" calcext:value-type="float">
            <text:p>1195,718</text:p>
          </table:table-cell>
          <table:table-cell office:value-type="float" office:value="103.335403" calcext:value-type="float">
            <text:p>103,335403</text:p>
          </table:table-cell>
          <table:table-cell/>
          <table:table-cell office:value-type="float" office:value="11300.179" calcext:value-type="float">
            <text:p>11300,179</text:p>
          </table:table-cell>
          <table:table-cell office:value-type="float" office:value="239.885096" calcext:value-type="float">
            <text:p>239,885096</text:p>
          </table:table-cell>
          <table:table-cell table:number-columns-repeated="7"/>
        </table:table-row>
        <table:table-row table:style-name="ro1">
          <table:table-cell office:value-type="float" office:value="100.706" calcext:value-type="float">
            <text:p>100,706</text:p>
          </table:table-cell>
          <table:table-cell office:value-type="float" office:value="44.115422" calcext:value-type="float">
            <text:p>44,115422</text:p>
          </table:table-cell>
          <table:table-cell/>
          <table:table-cell office:value-type="float" office:value="1199.552" calcext:value-type="float">
            <text:p>1199,552</text:p>
          </table:table-cell>
          <table:table-cell office:value-type="float" office:value="103.289541" calcext:value-type="float">
            <text:p>103,289541</text:p>
          </table:table-cell>
          <table:table-cell/>
          <table:table-cell office:value-type="float" office:value="11298.189" calcext:value-type="float">
            <text:p>11298,189</text:p>
          </table:table-cell>
          <table:table-cell office:value-type="float" office:value="239.44171" calcext:value-type="float">
            <text:p>239,44171</text:p>
          </table:table-cell>
          <table:table-cell table:number-columns-repeated="7"/>
        </table:table-row>
        <table:table-row table:style-name="ro1">
          <table:table-cell office:value-type="float" office:value="97.195" calcext:value-type="float">
            <text:p>97,195</text:p>
          </table:table-cell>
          <table:table-cell office:value-type="float" office:value="44.078832" calcext:value-type="float">
            <text:p>44,078832</text:p>
          </table:table-cell>
          <table:table-cell/>
          <table:table-cell office:value-type="float" office:value="1196.438" calcext:value-type="float">
            <text:p>1196,438</text:p>
          </table:table-cell>
          <table:table-cell office:value-type="float" office:value="102.032348" calcext:value-type="float">
            <text:p>102,032348</text:p>
          </table:table-cell>
          <table:table-cell/>
          <table:table-cell office:value-type="float" office:value="11300.115" calcext:value-type="float">
            <text:p>11300,115</text:p>
          </table:table-cell>
          <table:table-cell office:value-type="float" office:value="238.348087" calcext:value-type="float">
            <text:p>238,348087</text:p>
          </table:table-cell>
          <table:table-cell table:number-columns-repeated="7"/>
        </table:table-row>
        <table:table-row table:style-name="ro1">
          <table:table-cell office:value-type="float" office:value="101.654" calcext:value-type="float">
            <text:p>101,654</text:p>
          </table:table-cell>
          <table:table-cell office:value-type="float" office:value="44.054545" calcext:value-type="float">
            <text:p>44,054545</text:p>
          </table:table-cell>
          <table:table-cell/>
          <table:table-cell office:value-type="float" office:value="1195.765" calcext:value-type="float">
            <text:p>1195,765</text:p>
          </table:table-cell>
          <table:table-cell office:value-type="float" office:value="100.788659" calcext:value-type="float">
            <text:p>100,788659</text:p>
          </table:table-cell>
          <table:table-cell/>
          <table:table-cell office:value-type="float" office:value="11297.028" calcext:value-type="float">
            <text:p>11297,028</text:p>
          </table:table-cell>
          <table:table-cell office:value-type="float" office:value="236.454389" calcext:value-type="float">
            <text:p>236,454389</text:p>
          </table:table-cell>
          <table:table-cell table:number-columns-repeated="7"/>
        </table:table-row>
        <table:table-row table:style-name="ro1">
          <table:table-cell office:value-type="float" office:value="98.627" calcext:value-type="float">
            <text:p>98,627</text:p>
          </table:table-cell>
          <table:table-cell office:value-type="float" office:value="44.0001" calcext:value-type="float">
            <text:p>44,0001</text:p>
          </table:table-cell>
          <table:table-cell/>
          <table:table-cell office:value-type="float" office:value="1188.028" calcext:value-type="float">
            <text:p>1188,028</text:p>
          </table:table-cell>
          <table:table-cell office:value-type="float" office:value="99.482535" calcext:value-type="float">
            <text:p>99,482535</text:p>
          </table:table-cell>
          <table:table-cell/>
          <table:table-cell office:value-type="float" office:value="11294.068" calcext:value-type="float">
            <text:p>11294,068</text:p>
          </table:table-cell>
          <table:table-cell office:value-type="float" office:value="236.226753" calcext:value-type="float">
            <text:p>236,226753</text:p>
          </table:table-cell>
          <table:table-cell table:number-columns-repeated="7"/>
        </table:table-row>
        <table:table-row table:style-name="ro1">
          <table:table-cell office:value-type="float" office:value="95.587" calcext:value-type="float">
            <text:p>95,587</text:p>
          </table:table-cell>
          <table:table-cell office:value-type="float" office:value="43.914378" calcext:value-type="float">
            <text:p>43,914378</text:p>
          </table:table-cell>
          <table:table-cell/>
          <table:table-cell office:value-type="float" office:value="6734.89" calcext:value-type="float">
            <text:p>6734,89</text:p>
          </table:table-cell>
          <table:table-cell office:value-type="float" office:value="92.38118" calcext:value-type="float">
            <text:p>92,38118</text:p>
          </table:table-cell>
          <table:table-cell/>
          <table:table-cell office:value-type="float" office:value="11300.002" calcext:value-type="float">
            <text:p>11300,002</text:p>
          </table:table-cell>
          <table:table-cell office:value-type="float" office:value="206.893794" calcext:value-type="float">
            <text:p>206,893794</text:p>
          </table:table-cell>
          <table:table-cell table:number-columns-repeated="7"/>
        </table:table-row>
        <table:table-row table:style-name="ro1">
          <table:table-cell office:value-type="float" office:value="98.644" calcext:value-type="float">
            <text:p>98,644</text:p>
          </table:table-cell>
          <table:table-cell office:value-type="float" office:value="43.762183" calcext:value-type="float">
            <text:p>43,762183</text:p>
          </table:table-cell>
          <table:table-cell/>
          <table:table-cell office:value-type="float" office:value="1564.339" calcext:value-type="float">
            <text:p>1564,339</text:p>
          </table:table-cell>
          <table:table-cell office:value-type="float" office:value="91.95188" calcext:value-type="float">
            <text:p>91,95188</text:p>
          </table:table-cell>
          <table:table-cell/>
          <table:table-cell office:value-type="float" office:value="11295.798" calcext:value-type="float">
            <text:p>11295,798</text:p>
          </table:table-cell>
          <table:table-cell office:value-type="float" office:value="201.562827" calcext:value-type="float">
            <text:p>201,562827</text:p>
          </table:table-cell>
          <table:table-cell table:number-columns-repeated="7"/>
        </table:table-row>
        <table:table-row table:style-name="ro1">
          <table:table-cell office:value-type="float" office:value="98.294" calcext:value-type="float">
            <text:p>98,294</text:p>
          </table:table-cell>
          <table:table-cell office:value-type="float" office:value="43.507919" calcext:value-type="float">
            <text:p>43,507919</text:p>
          </table:table-cell>
          <table:table-cell/>
          <table:table-cell office:value-type="float" office:value="1210.13" calcext:value-type="float">
            <text:p>1210,13</text:p>
          </table:table-cell>
          <table:table-cell office:value-type="float" office:value="58.938627" calcext:value-type="float">
            <text:p>58,938627</text:p>
          </table:table-cell>
          <table:table-cell/>
          <table:table-cell office:value-type="float" office:value="11298.488" calcext:value-type="float">
            <text:p>11298,488</text:p>
          </table:table-cell>
          <table:table-cell office:value-type="float" office:value="201.017177" calcext:value-type="float">
            <text:p>201,017177</text:p>
          </table:table-cell>
          <table:table-cell table:number-columns-repeated="7"/>
        </table:table-row>
        <table:table-row table:style-name="ro1">
          <table:table-cell office:value-type="float" office:value="98.464" calcext:value-type="float">
            <text:p>98,464</text:p>
          </table:table-cell>
          <table:table-cell office:value-type="float" office:value="43.349019" calcext:value-type="float">
            <text:p>43,349019</text:p>
          </table:table-cell>
          <table:table-cell/>
          <table:table-cell office:value-type="float" office:value="1104.549" calcext:value-type="float">
            <text:p>1104,549</text:p>
          </table:table-cell>
          <table:table-cell office:value-type="float" office:value="50.931668" calcext:value-type="float">
            <text:p>50,931668</text:p>
          </table:table-cell>
          <table:table-cell/>
          <table:table-cell office:value-type="float" office:value="11212.872" calcext:value-type="float">
            <text:p>11212,872</text:p>
          </table:table-cell>
          <table:table-cell office:value-type="float" office:value="151.448884" calcext:value-type="float">
            <text:p>151,448884</text:p>
          </table:table-cell>
          <table:table-cell table:number-columns-repeated="7"/>
        </table:table-row>
        <table:table-row table:style-name="ro1">
          <table:table-cell office:value-type="float" office:value="100.839" calcext:value-type="float">
            <text:p>100,839</text:p>
          </table:table-cell>
          <table:table-cell office:value-type="float" office:value="43.298755" calcext:value-type="float">
            <text:p>43,298755</text:p>
          </table:table-cell>
          <table:table-cell/>
          <table:table-cell office:value-type="float" office:value="1106.303" calcext:value-type="float">
            <text:p>1106,303</text:p>
          </table:table-cell>
          <table:table-cell office:value-type="float" office:value="50.584685" calcext:value-type="float">
            <text:p>50,584685</text:p>
          </table:table-cell>
          <table:table-cell/>
          <table:table-cell office:value-type="float" office:value="11209.643" calcext:value-type="float">
            <text:p>11209,643</text:p>
          </table:table-cell>
          <table:table-cell office:value-type="float" office:value="150.867578" calcext:value-type="float">
            <text:p>150,867578</text:p>
          </table:table-cell>
          <table:table-cell table:number-columns-repeated="7"/>
        </table:table-row>
        <table:table-row table:style-name="ro1">
          <table:table-cell office:value-type="float" office:value="103.03" calcext:value-type="float">
            <text:p>103,03</text:p>
          </table:table-cell>
          <table:table-cell office:value-type="float" office:value="43.226244" calcext:value-type="float">
            <text:p>43,226244</text:p>
          </table:table-cell>
          <table:table-cell/>
          <table:table-cell office:value-type="float" office:value="1236.175" calcext:value-type="float">
            <text:p>1236,175</text:p>
          </table:table-cell>
          <table:table-cell office:value-type="float" office:value="49.260455" calcext:value-type="float">
            <text:p>49,260455</text:p>
          </table:table-cell>
          <table:table-cell/>
          <table:table-cell office:value-type="float" office:value="11208.96" calcext:value-type="float">
            <text:p>11208,96</text:p>
          </table:table-cell>
          <table:table-cell office:value-type="float" office:value="148.986041" calcext:value-type="float">
            <text:p>148,986041</text:p>
          </table:table-cell>
          <table:table-cell table:number-columns-repeated="7"/>
        </table:table-row>
        <table:table-row table:style-name="ro1">
          <table:table-cell office:value-type="float" office:value="103.05" calcext:value-type="float">
            <text:p>103,05</text:p>
          </table:table-cell>
          <table:table-cell office:value-type="float" office:value="43.178176" calcext:value-type="float">
            <text:p>43,178176</text:p>
          </table:table-cell>
          <table:table-cell/>
          <table:table-cell office:value-type="float" office:value="1103.287" calcext:value-type="float">
            <text:p>1103,287</text:p>
          </table:table-cell>
          <table:table-cell office:value-type="float" office:value="47.679321" calcext:value-type="float">
            <text:p>47,679321</text:p>
          </table:table-cell>
          <table:table-cell/>
          <table:table-cell office:value-type="float" office:value="11207.724" calcext:value-type="float">
            <text:p>11207,724</text:p>
          </table:table-cell>
          <table:table-cell office:value-type="float" office:value="148.863212" calcext:value-type="float">
            <text:p>148,863212</text:p>
          </table:table-cell>
          <table:table-cell table:number-columns-repeated="7"/>
        </table:table-row>
        <table:table-row table:style-name="ro1">
          <table:table-cell office:value-type="float" office:value="173.724" calcext:value-type="float">
            <text:p>173,724</text:p>
          </table:table-cell>
          <table:table-cell office:value-type="float" office:value="43.086216" calcext:value-type="float">
            <text:p>43,086216</text:p>
          </table:table-cell>
          <table:table-cell/>
          <table:table-cell office:value-type="float" office:value="1107.594" calcext:value-type="float">
            <text:p>1107,594</text:p>
          </table:table-cell>
          <table:table-cell office:value-type="float" office:value="47.058169" calcext:value-type="float">
            <text:p>47,058169</text:p>
          </table:table-cell>
          <table:table-cell/>
          <table:table-cell office:value-type="float" office:value="11202.386" calcext:value-type="float">
            <text:p>11202,386</text:p>
          </table:table-cell>
          <table:table-cell office:value-type="float" office:value="147.780051" calcext:value-type="float">
            <text:p>147,780051</text:p>
          </table:table-cell>
          <table:table-cell table:number-columns-repeated="7"/>
        </table:table-row>
        <table:table-row table:style-name="ro1">
          <table:table-cell office:value-type="float" office:value="100.298" calcext:value-type="float">
            <text:p>100,298</text:p>
          </table:table-cell>
          <table:table-cell office:value-type="float" office:value="43.078334" calcext:value-type="float">
            <text:p>43,078334</text:p>
          </table:table-cell>
          <table:table-cell/>
          <table:table-cell office:value-type="float" office:value="1100.736" calcext:value-type="float">
            <text:p>1100,736</text:p>
          </table:table-cell>
          <table:table-cell office:value-type="float" office:value="46.714679" calcext:value-type="float">
            <text:p>46,714679</text:p>
          </table:table-cell>
          <table:table-cell/>
          <table:table-cell office:value-type="float" office:value="11204.489" calcext:value-type="float">
            <text:p>11204,489</text:p>
          </table:table-cell>
          <table:table-cell office:value-type="float" office:value="147.306492" calcext:value-type="float">
            <text:p>147,306492</text:p>
          </table:table-cell>
          <table:table-cell table:number-columns-repeated="7"/>
        </table:table-row>
        <table:table-row table:style-name="ro1">
          <table:table-cell office:value-type="float" office:value="196.144" calcext:value-type="float">
            <text:p>196,144</text:p>
          </table:table-cell>
          <table:table-cell office:value-type="float" office:value="43.008636" calcext:value-type="float">
            <text:p>43,008636</text:p>
          </table:table-cell>
          <table:table-cell/>
          <table:table-cell office:value-type="float" office:value="1099.358" calcext:value-type="float">
            <text:p>1099,358</text:p>
          </table:table-cell>
          <table:table-cell office:value-type="float" office:value="46.651899" calcext:value-type="float">
            <text:p>46,651899</text:p>
          </table:table-cell>
          <table:table-cell/>
          <table:table-cell office:value-type="float" office:value="11297.637" calcext:value-type="float">
            <text:p>11297,637</text:p>
          </table:table-cell>
          <table:table-cell office:value-type="float" office:value="147.193776" calcext:value-type="float">
            <text:p>147,193776</text:p>
          </table:table-cell>
          <table:table-cell table:number-columns-repeated="7"/>
        </table:table-row>
        <table:table-row table:style-name="ro1">
          <table:table-cell office:value-type="float" office:value="100.463" calcext:value-type="float">
            <text:p>100,463</text:p>
          </table:table-cell>
          <table:table-cell office:value-type="float" office:value="42.725905" calcext:value-type="float">
            <text:p>42,725905</text:p>
          </table:table-cell>
          <table:table-cell/>
          <table:table-cell office:value-type="float" office:value="1101.592" calcext:value-type="float">
            <text:p>1101,592</text:p>
          </table:table-cell>
          <table:table-cell office:value-type="float" office:value="46.609701" calcext:value-type="float">
            <text:p>46,609701</text:p>
          </table:table-cell>
          <table:table-cell/>
          <table:table-cell office:value-type="float" office:value="11206.534" calcext:value-type="float">
            <text:p>11206,534</text:p>
          </table:table-cell>
          <table:table-cell office:value-type="float" office:value="145.611965" calcext:value-type="float">
            <text:p>145,611965</text:p>
          </table:table-cell>
          <table:table-cell table:number-columns-repeated="7"/>
        </table:table-row>
        <table:table-row table:style-name="ro1">
          <table:table-cell office:value-type="float" office:value="97.332" calcext:value-type="float">
            <text:p>97,332</text:p>
          </table:table-cell>
          <table:table-cell office:value-type="float" office:value="42.382385" calcext:value-type="float">
            <text:p>42,382385</text:p>
          </table:table-cell>
          <table:table-cell/>
          <table:table-cell office:value-type="float" office:value="1102.124" calcext:value-type="float">
            <text:p>1102,124</text:p>
          </table:table-cell>
          <table:table-cell office:value-type="float" office:value="46.22629" calcext:value-type="float">
            <text:p>46,22629</text:p>
          </table:table-cell>
          <table:table-cell/>
          <table:table-cell office:value-type="float" office:value="11202.232" calcext:value-type="float">
            <text:p>11202,232</text:p>
          </table:table-cell>
          <table:table-cell office:value-type="float" office:value="145.365" calcext:value-type="float">
            <text:p>145,365</text:p>
          </table:table-cell>
          <table:table-cell table:number-columns-repeated="7"/>
        </table:table-row>
        <table:table-row table:style-name="ro1">
          <table:table-cell office:value-type="float" office:value="95.554" calcext:value-type="float">
            <text:p>95,554</text:p>
          </table:table-cell>
          <table:table-cell office:value-type="float" office:value="42.323502" calcext:value-type="float">
            <text:p>42,323502</text:p>
          </table:table-cell>
          <table:table-cell/>
          <table:table-cell office:value-type="float" office:value="1100.532" calcext:value-type="float">
            <text:p>1100,532</text:p>
          </table:table-cell>
          <table:table-cell office:value-type="float" office:value="46.041042" calcext:value-type="float">
            <text:p>46,041042</text:p>
          </table:table-cell>
          <table:table-cell/>
          <table:table-cell office:value-type="float" office:value="11201.767" calcext:value-type="float">
            <text:p>11201,767</text:p>
          </table:table-cell>
          <table:table-cell office:value-type="float" office:value="144.940708" calcext:value-type="float">
            <text:p>144,940708</text:p>
          </table:table-cell>
          <table:table-cell table:number-columns-repeated="7"/>
        </table:table-row>
        <table:table-row table:style-name="ro1">
          <table:table-cell office:value-type="float" office:value="96.074" calcext:value-type="float">
            <text:p>96,074</text:p>
          </table:table-cell>
          <table:table-cell office:value-type="float" office:value="42.044278" calcext:value-type="float">
            <text:p>42,044278</text:p>
          </table:table-cell>
          <table:table-cell/>
          <table:table-cell office:value-type="float" office:value="1097.515" calcext:value-type="float">
            <text:p>1097,515</text:p>
          </table:table-cell>
          <table:table-cell office:value-type="float" office:value="45.045295" calcext:value-type="float">
            <text:p>45,045295</text:p>
          </table:table-cell>
          <table:table-cell/>
          <table:table-cell office:value-type="float" office:value="11209.219" calcext:value-type="float">
            <text:p>11209,219</text:p>
          </table:table-cell>
          <table:table-cell office:value-type="float" office:value="144.742711" calcext:value-type="float">
            <text:p>144,742711</text:p>
          </table:table-cell>
          <table:table-cell table:number-columns-repeated="7"/>
        </table:table-row>
        <table:table-row table:style-name="ro1">
          <table:table-cell office:value-type="float" office:value="98.444" calcext:value-type="float">
            <text:p>98,444</text:p>
          </table:table-cell>
          <table:table-cell office:value-type="float" office:value="41.971953" calcext:value-type="float">
            <text:p>41,971953</text:p>
          </table:table-cell>
          <table:table-cell/>
          <table:table-cell office:value-type="float" office:value="1101.378" calcext:value-type="float">
            <text:p>1101,378</text:p>
          </table:table-cell>
          <table:table-cell office:value-type="float" office:value="44.879952" calcext:value-type="float">
            <text:p>44,879952</text:p>
          </table:table-cell>
          <table:table-cell/>
          <table:table-cell office:value-type="float" office:value="11203.955" calcext:value-type="float">
            <text:p>11203,955</text:p>
          </table:table-cell>
          <table:table-cell office:value-type="float" office:value="144.709098" calcext:value-type="float">
            <text:p>144,709098</text:p>
          </table:table-cell>
          <table:table-cell table:number-columns-repeated="7"/>
        </table:table-row>
        <table:table-row table:style-name="ro1">
          <table:table-cell office:value-type="float" office:value="96.645" calcext:value-type="float">
            <text:p>96,645</text:p>
          </table:table-cell>
          <table:table-cell office:value-type="float" office:value="41.609339" calcext:value-type="float">
            <text:p>41,609339</text:p>
          </table:table-cell>
          <table:table-cell/>
          <table:table-cell office:value-type="float" office:value="1098.497" calcext:value-type="float">
            <text:p>1098,497</text:p>
          </table:table-cell>
          <table:table-cell office:value-type="float" office:value="44.83179" calcext:value-type="float">
            <text:p>44,83179</text:p>
          </table:table-cell>
          <table:table-cell/>
          <table:table-cell office:value-type="float" office:value="11198.856" calcext:value-type="float">
            <text:p>11198,856</text:p>
          </table:table-cell>
          <table:table-cell office:value-type="float" office:value="144.108954" calcext:value-type="float">
            <text:p>144,108954</text:p>
          </table:table-cell>
          <table:table-cell table:number-columns-repeated="7"/>
        </table:table-row>
        <table:table-row table:style-name="ro1">
          <table:table-cell office:value-type="float" office:value="120.144" calcext:value-type="float">
            <text:p>120,144</text:p>
          </table:table-cell>
          <table:table-cell office:value-type="float" office:value="41.319061" calcext:value-type="float">
            <text:p>41,319061</text:p>
          </table:table-cell>
          <table:table-cell/>
          <table:table-cell office:value-type="float" office:value="1098.499" calcext:value-type="float">
            <text:p>1098,499</text:p>
          </table:table-cell>
          <table:table-cell office:value-type="float" office:value="44.217876" calcext:value-type="float">
            <text:p>44,217876</text:p>
          </table:table-cell>
          <table:table-cell/>
          <table:table-cell office:value-type="float" office:value="11201.737" calcext:value-type="float">
            <text:p>11201,737</text:p>
          </table:table-cell>
          <table:table-cell office:value-type="float" office:value="144.025915" calcext:value-type="float">
            <text:p>144,025915</text:p>
          </table:table-cell>
          <table:table-cell table:number-columns-repeated="7"/>
        </table:table-row>
        <table:table-row table:style-name="ro1">
          <table:table-cell office:value-type="float" office:value="95.73" calcext:value-type="float">
            <text:p>95,73</text:p>
          </table:table-cell>
          <table:table-cell office:value-type="float" office:value="41.314669" calcext:value-type="float">
            <text:p>41,314669</text:p>
          </table:table-cell>
          <table:table-cell/>
          <table:table-cell office:value-type="float" office:value="1104.35" calcext:value-type="float">
            <text:p>1104,35</text:p>
          </table:table-cell>
          <table:table-cell office:value-type="float" office:value="44.116551" calcext:value-type="float">
            <text:p>44,116551</text:p>
          </table:table-cell>
          <table:table-cell/>
          <table:table-cell office:value-type="float" office:value="11203.236" calcext:value-type="float">
            <text:p>11203,236</text:p>
          </table:table-cell>
          <table:table-cell office:value-type="float" office:value="143.979096" calcext:value-type="float">
            <text:p>143,979096</text:p>
          </table:table-cell>
          <table:table-cell table:number-columns-repeated="7"/>
        </table:table-row>
        <table:table-row table:style-name="ro1">
          <table:table-cell office:value-type="float" office:value="160.731" calcext:value-type="float">
            <text:p>160,731</text:p>
          </table:table-cell>
          <table:table-cell office:value-type="float" office:value="40.785113" calcext:value-type="float">
            <text:p>40,785113</text:p>
          </table:table-cell>
          <table:table-cell/>
          <table:table-cell office:value-type="float" office:value="1101.805" calcext:value-type="float">
            <text:p>1101,805</text:p>
          </table:table-cell>
          <table:table-cell office:value-type="float" office:value="43.85325" calcext:value-type="float">
            <text:p>43,85325</text:p>
          </table:table-cell>
          <table:table-cell/>
          <table:table-cell office:value-type="float" office:value="11203.046" calcext:value-type="float">
            <text:p>11203,046</text:p>
          </table:table-cell>
          <table:table-cell office:value-type="float" office:value="143.619576" calcext:value-type="float">
            <text:p>143,619576</text:p>
          </table:table-cell>
          <table:table-cell table:number-columns-repeated="7"/>
        </table:table-row>
        <table:table-row table:style-name="ro1">
          <table:table-cell office:value-type="float" office:value="95.451" calcext:value-type="float">
            <text:p>95,451</text:p>
          </table:table-cell>
          <table:table-cell office:value-type="float" office:value="40.669977" calcext:value-type="float">
            <text:p>40,669977</text:p>
          </table:table-cell>
          <table:table-cell/>
          <table:table-cell office:value-type="float" office:value="1101.402" calcext:value-type="float">
            <text:p>1101,402</text:p>
          </table:table-cell>
          <table:table-cell office:value-type="float" office:value="43.664103" calcext:value-type="float">
            <text:p>43,664103</text:p>
          </table:table-cell>
          <table:table-cell/>
          <table:table-cell office:value-type="float" office:value="11200.479" calcext:value-type="float">
            <text:p>11200,479</text:p>
          </table:table-cell>
          <table:table-cell office:value-type="float" office:value="142.875608" calcext:value-type="float">
            <text:p>142,875608</text:p>
          </table:table-cell>
          <table:table-cell table:number-columns-repeated="7"/>
        </table:table-row>
        <table:table-row table:style-name="ro1">
          <table:table-cell office:value-type="float" office:value="95.308" calcext:value-type="float">
            <text:p>95,308</text:p>
          </table:table-cell>
          <table:table-cell office:value-type="float" office:value="40.03056" calcext:value-type="float">
            <text:p>40,03056</text:p>
          </table:table-cell>
          <table:table-cell/>
          <table:table-cell office:value-type="float" office:value="1098.825" calcext:value-type="float">
            <text:p>1098,825</text:p>
          </table:table-cell>
          <table:table-cell office:value-type="float" office:value="43.520821" calcext:value-type="float">
            <text:p>43,520821</text:p>
          </table:table-cell>
          <table:table-cell/>
          <table:table-cell office:value-type="float" office:value="11196.088" calcext:value-type="float">
            <text:p>11196,088</text:p>
          </table:table-cell>
          <table:table-cell office:value-type="float" office:value="141.19572" calcext:value-type="float">
            <text:p>141,19572</text:p>
          </table:table-cell>
          <table:table-cell table:number-columns-repeated="7"/>
        </table:table-row>
        <table:table-row table:style-name="ro1">
          <table:table-cell office:value-type="float" office:value="103.485" calcext:value-type="float">
            <text:p>103,485</text:p>
          </table:table-cell>
          <table:table-cell office:value-type="float" office:value="39.711525" calcext:value-type="float">
            <text:p>39,711525</text:p>
          </table:table-cell>
          <table:table-cell/>
          <table:table-cell office:value-type="float" office:value="1098.718" calcext:value-type="float">
            <text:p>1098,718</text:p>
          </table:table-cell>
          <table:table-cell office:value-type="float" office:value="43.151802" calcext:value-type="float">
            <text:p>43,151802</text:p>
          </table:table-cell>
          <table:table-cell/>
          <table:table-cell office:value-type="float" office:value="11198.861" calcext:value-type="float">
            <text:p>11198,861</text:p>
          </table:table-cell>
          <table:table-cell office:value-type="float" office:value="140.633234" calcext:value-type="float">
            <text:p>140,633234</text:p>
          </table:table-cell>
          <table:table-cell table:number-columns-repeated="7"/>
        </table:table-row>
        <table:table-row table:style-name="ro1">
          <table:table-cell office:value-type="float" office:value="93.6" calcext:value-type="float">
            <text:p>93,6</text:p>
          </table:table-cell>
          <table:table-cell office:value-type="float" office:value="39.701888" calcext:value-type="float">
            <text:p>39,701888</text:p>
          </table:table-cell>
          <table:table-cell/>
          <table:table-cell office:value-type="float" office:value="1097.341" calcext:value-type="float">
            <text:p>1097,341</text:p>
          </table:table-cell>
          <table:table-cell office:value-type="float" office:value="42.788544" calcext:value-type="float">
            <text:p>42,788544</text:p>
          </table:table-cell>
          <table:table-cell/>
          <table:table-cell office:value-type="float" office:value="11192.971" calcext:value-type="float">
            <text:p>11192,971</text:p>
          </table:table-cell>
          <table:table-cell office:value-type="float" office:value="137.332906" calcext:value-type="float">
            <text:p>137,332906</text:p>
          </table:table-cell>
          <table:table-cell table:number-columns-repeated="7"/>
        </table:table-row>
        <table:table-row table:style-name="ro1">
          <table:table-cell office:value-type="float" office:value="101.671" calcext:value-type="float">
            <text:p>101,671</text:p>
          </table:table-cell>
          <table:table-cell office:value-type="float" office:value="39.396446" calcext:value-type="float">
            <text:p>39,396446</text:p>
          </table:table-cell>
          <table:table-cell/>
          <table:table-cell office:value-type="float" office:value="1095.986" calcext:value-type="float">
            <text:p>1095,986</text:p>
          </table:table-cell>
          <table:table-cell office:value-type="float" office:value="42.326434" calcext:value-type="float">
            <text:p>42,326434</text:p>
          </table:table-cell>
          <table:table-cell/>
          <table:table-cell office:value-type="float" office:value="11192.61" calcext:value-type="float">
            <text:p>11192,61</text:p>
          </table:table-cell>
          <table:table-cell office:value-type="float" office:value="137.225051" calcext:value-type="float">
            <text:p>137,225051</text:p>
          </table:table-cell>
          <table:table-cell table:number-columns-repeated="7"/>
        </table:table-row>
        <table:table-row table:style-name="ro1">
          <table:table-cell office:value-type="float" office:value="92.435" calcext:value-type="float">
            <text:p>92,435</text:p>
          </table:table-cell>
          <table:table-cell office:value-type="float" office:value="37.543887" calcext:value-type="float">
            <text:p>37,543887</text:p>
          </table:table-cell>
          <table:table-cell/>
          <table:table-cell office:value-type="float" office:value="1098.158" calcext:value-type="float">
            <text:p>1098,158</text:p>
          </table:table-cell>
          <table:table-cell office:value-type="float" office:value="42.180937" calcext:value-type="float">
            <text:p>42,180937</text:p>
          </table:table-cell>
          <table:table-cell/>
          <table:table-cell office:value-type="float" office:value="11190.856" calcext:value-type="float">
            <text:p>11190,856</text:p>
          </table:table-cell>
          <table:table-cell office:value-type="float" office:value="135.054418" calcext:value-type="float">
            <text:p>135,054418</text:p>
          </table:table-cell>
          <table:table-cell table:number-columns-repeated="7"/>
        </table:table-row>
        <table:table-row table:style-name="ro1">
          <table:table-cell office:value-type="float" office:value="90.012" calcext:value-type="float">
            <text:p>90,012</text:p>
          </table:table-cell>
          <table:table-cell office:value-type="float" office:value="36.914221" calcext:value-type="float">
            <text:p>36,914221</text:p>
          </table:table-cell>
          <table:table-cell/>
          <table:table-cell office:value-type="float" office:value="1108.617" calcext:value-type="float">
            <text:p>1108,617</text:p>
          </table:table-cell>
          <table:table-cell office:value-type="float" office:value="41.973931" calcext:value-type="float">
            <text:p>41,973931</text:p>
          </table:table-cell>
          <table:table-cell/>
          <table:table-cell office:value-type="float" office:value="11179.701" calcext:value-type="float">
            <text:p>11179,701</text:p>
          </table:table-cell>
          <table:table-cell office:value-type="float" office:value="124.038939" calcext:value-type="float">
            <text:p>124,038939</text:p>
          </table:table-cell>
          <table:table-cell table:number-columns-repeated="7"/>
        </table:table-row>
        <table:table-row table:style-name="ro1">
          <table:table-cell office:value-type="float" office:value="90.243" calcext:value-type="float">
            <text:p>90,243</text:p>
          </table:table-cell>
          <table:table-cell office:value-type="float" office:value="36.519183" calcext:value-type="float">
            <text:p>36,519183</text:p>
          </table:table-cell>
          <table:table-cell/>
          <table:table-cell office:value-type="float" office:value="1093.736" calcext:value-type="float">
            <text:p>1093,736</text:p>
          </table:table-cell>
          <table:table-cell office:value-type="float" office:value="40.276784" calcext:value-type="float">
            <text:p>40,276784</text:p>
          </table:table-cell>
          <table:table-cell/>
          <table:table-cell office:value-type="float" office:value="11295.681" calcext:value-type="float">
            <text:p>11295,681</text:p>
          </table:table-cell>
          <table:table-cell office:value-type="float" office:value="107.199822" calcext:value-type="float">
            <text:p>107,199822</text:p>
          </table:table-cell>
          <table:table-cell table:number-columns-repeated="7"/>
        </table:table-row>
        <table:table-row table:style-name="ro1">
          <table:table-cell office:value-type="float" office:value="91.397" calcext:value-type="float">
            <text:p>91,397</text:p>
          </table:table-cell>
          <table:table-cell office:value-type="float" office:value="35.870773" calcext:value-type="float">
            <text:p>35,870773</text:p>
          </table:table-cell>
          <table:table-cell/>
          <table:table-cell office:value-type="float" office:value="1096.57" calcext:value-type="float">
            <text:p>1096,57</text:p>
          </table:table-cell>
          <table:table-cell office:value-type="float" office:value="39.858994" calcext:value-type="float">
            <text:p>39,858994</text:p>
          </table:table-cell>
          <table:table-cell/>
          <table:table-cell office:value-type="float" office:value="11198.798" calcext:value-type="float">
            <text:p>11198,798</text:p>
          </table:table-cell>
          <table:table-cell office:value-type="float" office:value="105.624231" calcext:value-type="float">
            <text:p>105,624231</text:p>
          </table:table-cell>
          <table:table-cell table:number-columns-repeated="7"/>
        </table:table-row>
        <table:table-row table:style-name="ro1">
          <table:table-cell office:value-type="float" office:value="91.499" calcext:value-type="float">
            <text:p>91,499</text:p>
          </table:table-cell>
          <table:table-cell office:value-type="float" office:value="34.520768" calcext:value-type="float">
            <text:p>34,520768</text:p>
          </table:table-cell>
          <table:table-cell/>
          <table:table-cell office:value-type="float" office:value="1094.352" calcext:value-type="float">
            <text:p>1094,352</text:p>
          </table:table-cell>
          <table:table-cell office:value-type="float" office:value="38.850053" calcext:value-type="float">
            <text:p>38,850053</text:p>
          </table:table-cell>
          <table:table-cell/>
          <table:table-cell office:value-type="float" office:value="11205.623" calcext:value-type="float">
            <text:p>11205,623</text:p>
          </table:table-cell>
          <table:table-cell office:value-type="float" office:value="104.398271" calcext:value-type="float">
            <text:p>104,398271</text:p>
          </table:table-cell>
          <table:table-cell table:number-columns-repeated="7"/>
        </table:table-row>
        <table:table-row table:style-name="ro1">
          <table:table-cell office:value-type="float" office:value="93.202" calcext:value-type="float">
            <text:p>93,202</text:p>
          </table:table-cell>
          <table:table-cell office:value-type="float" office:value="34.261213" calcext:value-type="float">
            <text:p>34,261213</text:p>
          </table:table-cell>
          <table:table-cell/>
          <table:table-cell office:value-type="float" office:value="1095.962" calcext:value-type="float">
            <text:p>1095,962</text:p>
          </table:table-cell>
          <table:table-cell office:value-type="float" office:value="38.055624" calcext:value-type="float">
            <text:p>38,055624</text:p>
          </table:table-cell>
          <table:table-cell/>
          <table:table-cell office:value-type="float" office:value="11202.362" calcext:value-type="float">
            <text:p>11202,362</text:p>
          </table:table-cell>
          <table:table-cell office:value-type="float" office:value="103.275434" calcext:value-type="float">
            <text:p>103,275434</text:p>
          </table:table-cell>
          <table:table-cell table:number-columns-repeated="7"/>
        </table:table-row>
        <table:table-row table:style-name="ro1">
          <table:table-cell office:value-type="float" office:value="96.201" calcext:value-type="float">
            <text:p>96,201</text:p>
          </table:table-cell>
          <table:table-cell office:value-type="float" office:value="33.243488" calcext:value-type="float">
            <text:p>33,243488</text:p>
          </table:table-cell>
          <table:table-cell/>
          <table:table-cell office:value-type="float" office:value="1102.817" calcext:value-type="float">
            <text:p>1102,817</text:p>
          </table:table-cell>
          <table:table-cell office:value-type="float" office:value="37.119288" calcext:value-type="float">
            <text:p>37,119288</text:p>
          </table:table-cell>
          <table:table-cell/>
          <table:table-cell office:value-type="float" office:value="11192.944" calcext:value-type="float">
            <text:p>11192,944</text:p>
          </table:table-cell>
          <table:table-cell office:value-type="float" office:value="102.040055" calcext:value-type="float">
            <text:p>102,040055</text:p>
          </table:table-cell>
          <table:table-cell table:number-columns-repeated="7"/>
        </table:table-row>
        <table:table-row table:style-name="ro1">
          <table:table-cell office:value-type="float" office:value="85.676" calcext:value-type="float">
            <text:p>85,676</text:p>
          </table:table-cell>
          <table:table-cell office:value-type="float" office:value="32.399116" calcext:value-type="float">
            <text:p>32,399116</text:p>
          </table:table-cell>
          <table:table-cell/>
          <table:table-cell office:value-type="float" office:value="1090.649" calcext:value-type="float">
            <text:p>1090,649</text:p>
          </table:table-cell>
          <table:table-cell office:value-type="float" office:value="35.632662" calcext:value-type="float">
            <text:p>35,632662</text:p>
          </table:table-cell>
          <table:table-cell/>
          <table:table-cell office:value-type="float" office:value="2299.084" calcext:value-type="float">
            <text:p>2299,084</text:p>
          </table:table-cell>
          <table:table-cell office:value-type="float" office:value="78.623933" calcext:value-type="float">
            <text:p>78,623933</text:p>
          </table:table-cell>
          <table:table-cell table:number-columns-repeated="7"/>
        </table:table-row>
        <table:table-row table:style-name="ro1">
          <table:table-cell office:value-type="float" office:value="83.989" calcext:value-type="float">
            <text:p>83,989</text:p>
          </table:table-cell>
          <table:table-cell office:value-type="float" office:value="31.140947" calcext:value-type="float">
            <text:p>31,140947</text:p>
          </table:table-cell>
          <table:table-cell/>
          <table:table-cell office:value-type="float" office:value="1100.146" calcext:value-type="float">
            <text:p>1100,146</text:p>
          </table:table-cell>
          <table:table-cell office:value-type="float" office:value="34.945123" calcext:value-type="float">
            <text:p>34,945123</text:p>
          </table:table-cell>
          <table:table-cell/>
          <table:table-cell office:value-type="float" office:value="11194.842" calcext:value-type="float">
            <text:p>11194,842</text:p>
          </table:table-cell>
          <table:table-cell office:value-type="float" office:value="48.538543" calcext:value-type="float">
            <text:p>48,538543</text:p>
          </table:table-cell>
          <table:table-cell table:number-columns-repeated="7"/>
        </table:table-row>
        <table:table-row table:style-name="ro1">
          <table:table-cell office:value-type="float" office:value="88.538" calcext:value-type="float">
            <text:p>88,538</text:p>
          </table:table-cell>
          <table:table-cell office:value-type="float" office:value="30.638478" calcext:value-type="float">
            <text:p>30,638478</text:p>
          </table:table-cell>
          <table:table-cell/>
          <table:table-cell office:value-type="float" office:value="1098.505" calcext:value-type="float">
            <text:p>1098,505</text:p>
          </table:table-cell>
          <table:table-cell office:value-type="float" office:value="24.930486" calcext:value-type="float">
            <text:p>24,930486</text:p>
          </table:table-cell>
          <table:table-cell/>
          <table:table-cell office:value-type="float" office:value="11103.313" calcext:value-type="float">
            <text:p>11103,313</text:p>
          </table:table-cell>
          <table:table-cell office:value-type="float" office:value="47.740475" calcext:value-type="float">
            <text:p>47,740475</text:p>
          </table:table-cell>
          <table:table-cell table:number-columns-repeated="7"/>
        </table:table-row>
        <table:table-row table:style-name="ro1">
          <table:table-cell office:value-type="float" office:value="90.894" calcext:value-type="float">
            <text:p>90,894</text:p>
          </table:table-cell>
          <table:table-cell office:value-type="float" office:value="30.397447" calcext:value-type="float">
            <text:p>30,397447</text:p>
          </table:table-cell>
          <table:table-cell/>
          <table:table-cell office:value-type="float" office:value="1113.032" calcext:value-type="float">
            <text:p>1113,032</text:p>
          </table:table-cell>
          <table:table-cell office:value-type="float" office:value="14.463186" calcext:value-type="float">
            <text:p>14,463186</text:p>
          </table:table-cell>
          <table:table-cell/>
          <table:table-cell office:value-type="float" office:value="11104.915" calcext:value-type="float">
            <text:p>11104,915</text:p>
          </table:table-cell>
          <table:table-cell office:value-type="float" office:value="45.83567" calcext:value-type="float">
            <text:p>45,83567</text:p>
          </table:table-cell>
          <table:table-cell table:number-columns-repeated="7"/>
        </table:table-row>
        <table:table-row table:style-name="ro1">
          <table:table-cell office:value-type="float" office:value="82.593" calcext:value-type="float">
            <text:p>82,593</text:p>
          </table:table-cell>
          <table:table-cell office:value-type="float" office:value="26.674303" calcext:value-type="float">
            <text:p>26,674303</text:p>
          </table:table-cell>
          <table:table-cell/>
          <table:table-cell office:value-type="float" office:value="1065.053" calcext:value-type="float">
            <text:p>1065,053</text:p>
          </table:table-cell>
          <table:table-cell office:value-type="float" office:value="11.527413" calcext:value-type="float">
            <text:p>11,527413</text:p>
          </table:table-cell>
          <table:table-cell/>
          <table:table-cell office:value-type="float" office:value="11103.809" calcext:value-type="float">
            <text:p>11103,809</text:p>
          </table:table-cell>
          <table:table-cell office:value-type="float" office:value="44.671802" calcext:value-type="float">
            <text:p>44,671802</text:p>
          </table:table-cell>
          <table:table-cell table:number-columns-repeated="7"/>
        </table:table-row>
        <table:table-row table:style-name="ro1">
          <table:table-cell office:value-type="float" office:value="76.799" calcext:value-type="float">
            <text:p>76,799</text:p>
          </table:table-cell>
          <table:table-cell office:value-type="float" office:value="17.305505" calcext:value-type="float">
            <text:p>17,305505</text:p>
          </table:table-cell>
          <table:table-cell/>
          <table:table-cell office:value-type="float" office:value="1101.098" calcext:value-type="float">
            <text:p>1101,098</text:p>
          </table:table-cell>
          <table:table-cell office:value-type="float" office:value="6.116007" calcext:value-type="float">
            <text:p>6,116007</text:p>
          </table:table-cell>
          <table:table-cell/>
          <table:table-cell office:value-type="float" office:value="11099.953" calcext:value-type="float">
            <text:p>11099,953</text:p>
          </table:table-cell>
          <table:table-cell office:value-type="float" office:value="44.052645" calcext:value-type="float">
            <text:p>44,052645</text:p>
          </table:table-cell>
          <table:table-cell table:number-columns-repeated="7"/>
        </table:table-row>
        <table:table-row table:style-name="ro1">
          <table:table-cell office:value-type="float" office:value="76.821" calcext:value-type="float">
            <text:p>76,821</text:p>
          </table:table-cell>
          <table:table-cell office:value-type="float" office:value="11.016568" calcext:value-type="float">
            <text:p>11,016568</text:p>
          </table:table-cell>
          <table:table-cell/>
          <table:table-cell office:value-type="float" office:value="1069.041" calcext:value-type="float">
            <text:p>1069,041</text:p>
          </table:table-cell>
          <table:table-cell office:value-type="float" office:value="5.836895" calcext:value-type="float">
            <text:p>5,836895</text:p>
          </table:table-cell>
          <table:table-cell/>
          <table:table-cell office:value-type="float" office:value="11099.463" calcext:value-type="float">
            <text:p>11099,463</text:p>
          </table:table-cell>
          <table:table-cell office:value-type="float" office:value="43.476053" calcext:value-type="float">
            <text:p>43,476053</text:p>
          </table:table-cell>
          <table:table-cell table:number-columns-repeated="7"/>
        </table:table-row>
        <table:table-row table:style-name="ro1">
          <table:table-cell office:value-type="float" office:value="111.158" calcext:value-type="float">
            <text:p>111,158</text:p>
          </table:table-cell>
          <table:table-cell office:value-type="float" office:value="10.622653" calcext:value-type="float">
            <text:p>10,622653</text:p>
          </table:table-cell>
          <table:table-cell/>
          <table:table-cell office:value-type="float" office:value="1099.617" calcext:value-type="float">
            <text:p>1099,617</text:p>
          </table:table-cell>
          <table:table-cell office:value-type="float" office:value="5.762081" calcext:value-type="float">
            <text:p>5,762081</text:p>
          </table:table-cell>
          <table:table-cell/>
          <table:table-cell office:value-type="float" office:value="11100.387" calcext:value-type="float">
            <text:p>11100,387</text:p>
          </table:table-cell>
          <table:table-cell office:value-type="float" office:value="43.239802" calcext:value-type="float">
            <text:p>43,239802</text:p>
          </table:table-cell>
          <table:table-cell table:number-columns-repeated="7"/>
        </table:table-row>
        <table:table-row table:style-name="ro1">
          <table:table-cell office:value-type="float" office:value="106.941" calcext:value-type="float">
            <text:p>106,941</text:p>
          </table:table-cell>
          <table:table-cell office:value-type="float" office:value="9.185175" calcext:value-type="float">
            <text:p>9,185175</text:p>
          </table:table-cell>
          <table:table-cell/>
          <table:table-cell office:value-type="float" office:value="1100.863" calcext:value-type="float">
            <text:p>1100,863</text:p>
          </table:table-cell>
          <table:table-cell office:value-type="float" office:value="5.36585" calcext:value-type="float">
            <text:p>5,36585</text:p>
          </table:table-cell>
          <table:table-cell/>
          <table:table-cell office:value-type="float" office:value="11101.508" calcext:value-type="float">
            <text:p>11101,508</text:p>
          </table:table-cell>
          <table:table-cell office:value-type="float" office:value="43.195184" calcext:value-type="float">
            <text:p>43,195184</text:p>
          </table:table-cell>
          <table:table-cell table:number-columns-repeated="7"/>
        </table:table-row>
        <table:table-row table:style-name="ro1">
          <table:table-cell office:value-type="float" office:value="110.389" calcext:value-type="float">
            <text:p>110,389</text:p>
          </table:table-cell>
          <table:table-cell office:value-type="float" office:value="8.557258" calcext:value-type="float">
            <text:p>8,557258</text:p>
          </table:table-cell>
          <table:table-cell/>
          <table:table-cell office:value-type="float" office:value="1083.068" calcext:value-type="float">
            <text:p>1083,068</text:p>
          </table:table-cell>
          <table:table-cell office:value-type="float" office:value="3.054573" calcext:value-type="float">
            <text:p>3,054573</text:p>
          </table:table-cell>
          <table:table-cell/>
          <table:table-cell office:value-type="float" office:value="10099.662" calcext:value-type="float">
            <text:p>10099,662</text:p>
          </table:table-cell>
          <table:table-cell office:value-type="float" office:value="43.007253" calcext:value-type="float">
            <text:p>43,007253</text:p>
          </table:table-cell>
          <table:table-cell table:number-columns-repeated="7"/>
        </table:table-row>
        <table:table-row table:style-name="ro1">
          <table:table-cell office:value-type="float" office:value="108.819" calcext:value-type="float">
            <text:p>108,819</text:p>
          </table:table-cell>
          <table:table-cell office:value-type="float" office:value="8.367872" calcext:value-type="float">
            <text:p>8,367872</text:p>
          </table:table-cell>
          <table:table-cell/>
          <table:table-cell office:value-type="float" office:value="1100.057" calcext:value-type="float">
            <text:p>1100,057</text:p>
          </table:table-cell>
          <table:table-cell office:value-type="float" office:value="2.174994" calcext:value-type="float">
            <text:p>2,174994</text:p>
          </table:table-cell>
          <table:table-cell/>
          <table:table-cell office:value-type="float" office:value="11106.93" calcext:value-type="float">
            <text:p>11106,93</text:p>
          </table:table-cell>
          <table:table-cell office:value-type="float" office:value="42.366546" calcext:value-type="float">
            <text:p>42,366546</text:p>
          </table:table-cell>
          <table:table-cell table:number-columns-repeated="7"/>
        </table:table-row>
        <table:table-row table:style-name="ro1">
          <table:table-cell office:value-type="float" office:value="99.551" calcext:value-type="float">
            <text:p>99,551</text:p>
          </table:table-cell>
          <table:table-cell office:value-type="float" office:value="8.129241" calcext:value-type="float">
            <text:p>8,129241</text:p>
          </table:table-cell>
          <table:table-cell/>
          <table:table-cell office:value-type="float" office:value="1092.878" calcext:value-type="float">
            <text:p>1092,878</text:p>
          </table:table-cell>
          <table:table-cell office:value-type="float" office:value="1.754661" calcext:value-type="float">
            <text:p>1,754661</text:p>
          </table:table-cell>
          <table:table-cell/>
          <table:table-cell office:value-type="float" office:value="11101.393" calcext:value-type="float">
            <text:p>11101,393</text:p>
          </table:table-cell>
          <table:table-cell office:value-type="float" office:value="41.451631" calcext:value-type="float">
            <text:p>41,451631</text:p>
          </table:table-cell>
          <table:table-cell table:number-columns-repeated="7"/>
        </table:table-row>
        <table:table-row table:style-name="ro1">
          <table:table-cell office:value-type="float" office:value="98.635" calcext:value-type="float">
            <text:p>98,635</text:p>
          </table:table-cell>
          <table:table-cell office:value-type="float" office:value="8.003726" calcext:value-type="float">
            <text:p>8,003726</text:p>
          </table:table-cell>
          <table:table-cell/>
          <table:table-cell office:value-type="float" office:value="1100.071" calcext:value-type="float">
            <text:p>1100,071</text:p>
          </table:table-cell>
          <table:table-cell office:value-type="float" office:value="1.63523" calcext:value-type="float">
            <text:p>1,63523</text:p>
          </table:table-cell>
          <table:table-cell/>
          <table:table-cell office:value-type="float" office:value="11101.307" calcext:value-type="float">
            <text:p>11101,307</text:p>
          </table:table-cell>
          <table:table-cell office:value-type="float" office:value="39.701635" calcext:value-type="float">
            <text:p>39,701635</text:p>
          </table:table-cell>
          <table:table-cell table:number-columns-repeated="7"/>
        </table:table-row>
        <table:table-row table:style-name="ro1">
          <table:table-cell office:value-type="float" office:value="106.472" calcext:value-type="float">
            <text:p>106,472</text:p>
          </table:table-cell>
          <table:table-cell office:value-type="float" office:value="7.950376" calcext:value-type="float">
            <text:p>7,950376</text:p>
          </table:table-cell>
          <table:table-cell/>
          <table:table-cell office:value-type="float" office:value="1091.73" calcext:value-type="float">
            <text:p>1091,73</text:p>
          </table:table-cell>
          <table:table-cell office:value-type="float" office:value="1.601871" calcext:value-type="float">
            <text:p>1,601871</text:p>
          </table:table-cell>
          <table:table-cell/>
          <table:table-cell office:value-type="float" office:value="11097.24" calcext:value-type="float">
            <text:p>11097,24</text:p>
          </table:table-cell>
          <table:table-cell office:value-type="float" office:value="39.596515" calcext:value-type="float">
            <text:p>39,596515</text:p>
          </table:table-cell>
          <table:table-cell table:number-columns-repeated="7"/>
        </table:table-row>
        <table:table-row table:style-name="ro1">
          <table:table-cell office:value-type="float" office:value="102.015" calcext:value-type="float">
            <text:p>102,015</text:p>
          </table:table-cell>
          <table:table-cell office:value-type="float" office:value="7.83652" calcext:value-type="float">
            <text:p>7,83652</text:p>
          </table:table-cell>
          <table:table-cell/>
          <table:table-cell office:value-type="float" office:value="1094.933" calcext:value-type="float">
            <text:p>1094,933</text:p>
          </table:table-cell>
          <table:table-cell office:value-type="float" office:value="1.506352" calcext:value-type="float">
            <text:p>1,506352</text:p>
          </table:table-cell>
          <table:table-cell/>
          <table:table-cell office:value-type="float" office:value="11094.62" calcext:value-type="float">
            <text:p>11094,62</text:p>
          </table:table-cell>
          <table:table-cell office:value-type="float" office:value="38.185362" calcext:value-type="float">
            <text:p>38,185362</text:p>
          </table:table-cell>
          <table:table-cell table:number-columns-repeated="7"/>
        </table:table-row>
        <table:table-row table:style-name="ro1">
          <table:table-cell office:value-type="float" office:value="188.354" calcext:value-type="float">
            <text:p>188,354</text:p>
          </table:table-cell>
          <table:table-cell office:value-type="float" office:value="7.68579" calcext:value-type="float">
            <text:p>7,68579</text:p>
          </table:table-cell>
          <table:table-cell/>
          <table:table-cell office:value-type="float" office:value="1093.14" calcext:value-type="float">
            <text:p>1093,14</text:p>
          </table:table-cell>
          <table:table-cell office:value-type="float" office:value="0.998125" calcext:value-type="float">
            <text:p>0,998125</text:p>
          </table:table-cell>
          <table:table-cell/>
          <table:table-cell office:value-type="float" office:value="11093.911" calcext:value-type="float">
            <text:p>11093,911</text:p>
          </table:table-cell>
          <table:table-cell office:value-type="float" office:value="37.245943" calcext:value-type="float">
            <text:p>37,245943</text:p>
          </table:table-cell>
          <table:table-cell table:number-columns-repeated="7"/>
        </table:table-row>
        <table:table-row table:style-name="ro1">
          <table:table-cell office:value-type="float" office:value="143.11" calcext:value-type="float">
            <text:p>143,11</text:p>
          </table:table-cell>
          <table:table-cell office:value-type="float" office:value="7.563541" calcext:value-type="float">
            <text:p>7,563541</text:p>
          </table:table-cell>
          <table:table-cell/>
          <table:table-cell office:value-type="float" office:value="1092.675" calcext:value-type="float">
            <text:p>1092,675</text:p>
          </table:table-cell>
          <table:table-cell office:value-type="float" office:value="0.921206" calcext:value-type="float">
            <text:p>0,921206</text:p>
          </table:table-cell>
          <table:table-cell/>
          <table:table-cell office:value-type="float" office:value="11086.641" calcext:value-type="float">
            <text:p>11086,641</text:p>
          </table:table-cell>
          <table:table-cell office:value-type="float" office:value="27.083375" calcext:value-type="float">
            <text:p>27,083375</text:p>
          </table:table-cell>
          <table:table-cell table:number-columns-repeated="7"/>
        </table:table-row>
        <table:table-row table:style-name="ro1">
          <table:table-cell office:value-type="float" office:value="102.566" calcext:value-type="float">
            <text:p>102,566</text:p>
          </table:table-cell>
          <table:table-cell office:value-type="float" office:value="7.514646" calcext:value-type="float">
            <text:p>7,514646</text:p>
          </table:table-cell>
          <table:table-cell/>
          <table:table-cell office:value-type="float" office:value="1096.198" calcext:value-type="float">
            <text:p>1096,198</text:p>
          </table:table-cell>
          <table:table-cell office:value-type="float" office:value="0.920934" calcext:value-type="float">
            <text:p>0,920934</text:p>
          </table:table-cell>
          <table:table-cell/>
          <table:table-cell office:value-type="float" office:value="11192.438" calcext:value-type="float">
            <text:p>11192,438</text:p>
          </table:table-cell>
          <table:table-cell office:value-type="float" office:value="5.128343" calcext:value-type="float">
            <text:p>5,128343</text:p>
          </table:table-cell>
          <table:table-cell table:number-columns-repeated="7"/>
        </table:table-row>
        <table:table-row table:style-name="ro1">
          <table:table-cell office:value-type="float" office:value="102.015" calcext:value-type="float">
            <text:p>102,015</text:p>
          </table:table-cell>
          <table:table-cell office:value-type="float" office:value="7.112816" calcext:value-type="float">
            <text:p>7,112816</text:p>
          </table:table-cell>
          <table:table-cell/>
          <table:table-cell office:value-type="float" office:value="1094.961" calcext:value-type="float">
            <text:p>1094,961</text:p>
          </table:table-cell>
          <table:table-cell office:value-type="float" office:value="0.442671" calcext:value-type="float">
            <text:p>0,442671</text:p>
          </table:table-cell>
          <table:table-cell/>
          <table:table-cell office:value-type="float" office:value="11091.459" calcext:value-type="float">
            <text:p>11091,459</text:p>
          </table:table-cell>
          <table:table-cell office:value-type="float" office:value="4.629597" calcext:value-type="float">
            <text:p>4,629597</text:p>
          </table:table-cell>
          <table:table-cell table:number-columns-repeated="7"/>
        </table:table-row>
        <table:table-row table:style-name="ro1">
          <table:table-cell office:value-type="float" office:value="106.535" calcext:value-type="float">
            <text:p>106,535</text:p>
          </table:table-cell>
          <table:table-cell office:value-type="float" office:value="7.10528" calcext:value-type="float">
            <text:p>7,10528</text:p>
          </table:table-cell>
          <table:table-cell/>
          <table:table-cell office:value-type="float" office:value="1094.364" calcext:value-type="float">
            <text:p>1094,364</text:p>
          </table:table-cell>
          <table:table-cell office:value-type="float" office:value="0.332751" calcext:value-type="float">
            <text:p>0,332751</text:p>
          </table:table-cell>
          <table:table-cell/>
          <table:table-cell office:value-type="float" office:value="11097.982" calcext:value-type="float">
            <text:p>11097,982</text:p>
          </table:table-cell>
          <table:table-cell office:value-type="float" office:value="3.703859" calcext:value-type="float">
            <text:p>3,703859</text:p>
          </table:table-cell>
          <table:table-cell table:number-columns-repeated="7"/>
        </table:table-row>
        <table:table-row table:style-name="ro1">
          <table:table-cell office:value-type="float" office:value="190.456" calcext:value-type="float">
            <text:p>190,456</text:p>
          </table:table-cell>
          <table:table-cell office:value-type="float" office:value="7.011122" calcext:value-type="float">
            <text:p>7,011122</text:p>
          </table:table-cell>
          <table:table-cell/>
          <table:table-cell office:value-type="float" office:value="1095.946" calcext:value-type="float">
            <text:p>1095,946</text:p>
          </table:table-cell>
          <table:table-cell office:value-type="float" office:value="0.332098" calcext:value-type="float">
            <text:p>0,332098</text:p>
          </table:table-cell>
          <table:table-cell/>
          <table:table-cell office:value-type="float" office:value="11096.263" calcext:value-type="float">
            <text:p>11096,263</text:p>
          </table:table-cell>
          <table:table-cell office:value-type="float" office:value="2.081323" calcext:value-type="float">
            <text:p>2,081323</text:p>
          </table:table-cell>
          <table:table-cell table:number-columns-repeated="7"/>
        </table:table-row>
        <table:table-row table:style-name="ro1">
          <table:table-cell office:value-type="float" office:value="102.478" calcext:value-type="float">
            <text:p>102,478</text:p>
          </table:table-cell>
          <table:table-cell office:value-type="float" office:value="6.067213" calcext:value-type="float">
            <text:p>6,067213</text:p>
          </table:table-cell>
          <table:table-cell/>
          <table:table-cell office:value-type="float" office:value="1095.407" calcext:value-type="float">
            <text:p>1095,407</text:p>
          </table:table-cell>
          <table:table-cell office:value-type="float" office:value="0.213984" calcext:value-type="float">
            <text:p>0,213984</text:p>
          </table:table-cell>
          <table:table-cell/>
          <table:table-cell office:value-type="float" office:value="11098.319" calcext:value-type="float">
            <text:p>11098,319</text:p>
          </table:table-cell>
          <table:table-cell office:value-type="float" office:value="1.338511" calcext:value-type="float">
            <text:p>1,338511</text:p>
          </table:table-cell>
          <table:table-cell table:number-columns-repeated="7"/>
        </table:table-row>
        <table:table-row table:style-name="ro1">
          <table:table-cell office:value-type="float" office:value="103.318" calcext:value-type="float">
            <text:p>103,318</text:p>
          </table:table-cell>
          <table:table-cell office:value-type="float" office:value="6.047991" calcext:value-type="float">
            <text:p>6,047991</text:p>
          </table:table-cell>
          <table:table-cell/>
          <table:table-cell office:value-type="float" office:value="1063.549" calcext:value-type="float">
            <text:p>1063,549</text:p>
          </table:table-cell>
          <table:table-cell office:value-type="float" office:value="0.199166" calcext:value-type="float">
            <text:p>0,199166</text:p>
          </table:table-cell>
          <table:table-cell/>
          <table:table-cell office:value-type="float" office:value="11096.554" calcext:value-type="float">
            <text:p>11096,554</text:p>
          </table:table-cell>
          <table:table-cell office:value-type="float" office:value="1.026564" calcext:value-type="float">
            <text:p>1,026564</text:p>
          </table:table-cell>
          <table:table-cell table:number-columns-repeated="7"/>
        </table:table-row>
      </table:table>
      <table:table table:name="NODEJS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410.492" calcext:value-type="float">
            <text:p>410,492</text:p>
          </table:table-cell>
          <table:table-cell office:value-type="float" office:value="101.05758" calcext:value-type="float">
            <text:p>101,05758</text:p>
          </table:table-cell>
          <table:table-cell/>
          <table:table-cell office:value-type="float" office:value="598.932" calcext:value-type="float">
            <text:p>598,932</text:p>
          </table:table-cell>
          <table:table-cell office:value-type="float" office:value="544.861389" calcext:value-type="float">
            <text:p>544,861389</text:p>
          </table:table-cell>
          <table:table-cell/>
          <table:table-cell office:value-type="float" office:value="5097.672" calcext:value-type="float">
            <text:p>5097,672</text:p>
          </table:table-cell>
          <table:table-cell office:value-type="float" office:value="960.454878" calcext:value-type="float">
            <text:p>960,454878</text:p>
          </table:table-cell>
          <table:table-cell table:number-columns-repeated="5"/>
          <table:table-cell table:formula="of:=['NODEJS-256MB'.N7]-['NODEJS-256MB'.$L7]" office:value-type="float" office:value="-3.70028641538462" calcext:value-type="float">
            <text:p>-3,7002864154</text:p>
          </table:table-cell>
          <table:table-cell table:formula="of:=['NODEJS-256MB'.O7]-['NODEJS-256MB'.$L7]" office:value-type="float" office:value="88.2268085846154" calcext:value-type="float">
            <text:p>88,2268085846</text:p>
          </table:table-cell>
        </table:table-row>
        <table:table-row table:style-name="ro1">
          <table:table-cell office:value-type="float" office:value="189.253" calcext:value-type="float">
            <text:p>189,253</text:p>
          </table:table-cell>
          <table:table-cell office:value-type="float" office:value="94.162271" calcext:value-type="float">
            <text:p>94,162271</text:p>
          </table:table-cell>
          <table:table-cell/>
          <table:table-cell office:value-type="float" office:value="595.892" calcext:value-type="float">
            <text:p>595,892</text:p>
          </table:table-cell>
          <table:table-cell office:value-type="float" office:value="535.653522" calcext:value-type="float">
            <text:p>535,653522</text:p>
          </table:table-cell>
          <table:table-cell/>
          <table:table-cell office:value-type="float" office:value="5015.537" calcext:value-type="float">
            <text:p>5015,537</text:p>
          </table:table-cell>
          <table:table-cell office:value-type="float" office:value="957.828158" calcext:value-type="float">
            <text:p>957,828158</text:p>
          </table:table-cell>
          <table:table-cell/>
          <table:table-cell office:value-type="string" calcext:value-type="string">
            <text:p>numElem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03.605" calcext:value-type="float">
            <text:p>403,605</text:p>
          </table:table-cell>
          <table:table-cell office:value-type="float" office:value="91.475056" calcext:value-type="float">
            <text:p>91,475056</text:p>
          </table:table-cell>
          <table:table-cell/>
          <table:table-cell office:value-type="float" office:value="643.556" calcext:value-type="float">
            <text:p>643,556</text:p>
          </table:table-cell>
          <table:table-cell office:value-type="float" office:value="534.963893" calcext:value-type="float">
            <text:p>534,963893</text:p>
          </table:table-cell>
          <table:table-cell/>
          <table:table-cell office:value-type="float" office:value="5012.956" calcext:value-type="float">
            <text:p>5012,956</text:p>
          </table:table-cell>
          <table:table-cell office:value-type="float" office:value="955.75846" calcext:value-type="float">
            <text:p>955,75846</text:p>
          </table:table-cell>
          <table:table-cell/>
          <table:table-cell table:formula="of:=204-58"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table:formula="of:=AVERAGE(['NODEJS-256MB'.$B$10:.$B$204])" office:value-type="float" office:value="12.8307714153846" calcext:value-type="float">
            <text:p>12,8307714154</text:p>
          </table:table-cell>
          <table:table-cell table:formula="of:=STDEV(['NODEJS-256MB'.$B$10:.$B$204])" office:value-type="float" office:value="9.26637660001069" calcext:value-type="float">
            <text:p>9,2663766</text:p>
          </table:table-cell>
          <table:table-cell table:formula="of:=MIN(['NODEJS-256MB'.$B$5:.$B$104])" office:value-type="float" office:value="9.130485" calcext:value-type="float">
            <text:p>9,130485</text:p>
          </table:table-cell>
          <table:table-cell table:formula="of:=MAX(['NODEJS-256MB'.$B$5:.$B$104])" office:value-type="float" office:value="101.05758" calcext:value-type="float">
            <text:p>101,05758</text:p>
          </table:table-cell>
        </table:table-row>
        <table:table-row table:style-name="ro1">
          <table:table-cell office:value-type="float" office:value="369.558" calcext:value-type="float">
            <text:p>369,558</text:p>
          </table:table-cell>
          <table:table-cell office:value-type="float" office:value="87.128315" calcext:value-type="float">
            <text:p>87,128315</text:p>
          </table:table-cell>
          <table:table-cell/>
          <table:table-cell office:value-type="float" office:value="603.646" calcext:value-type="float">
            <text:p>603,646</text:p>
          </table:table-cell>
          <table:table-cell office:value-type="float" office:value="534.380229" calcext:value-type="float">
            <text:p>534,380229</text:p>
          </table:table-cell>
          <table:table-cell office:value-type="string" calcext:value-type="string">
            <text:p>←</text:p>
          </table:table-cell>
          <table:table-cell office:value-type="float" office:value="2338.293" calcext:value-type="float">
            <text:p>2338,293</text:p>
          </table:table-cell>
          <table:table-cell office:value-type="float" office:value="951.959046" calcext:value-type="float">
            <text:p>951,959046</text:p>
          </table:table-cell>
          <table:table-cell/>
          <table:table-cell table:formula="of:=203-8"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table:formula="of:=AVERAGE(['NODEJS-256MB'.$E$5:.$E$204])" office:value-type="float" office:value="464.097662395" calcext:value-type="float">
            <text:p>464,097662395</text:p>
          </table:table-cell>
          <table:table-cell table:formula="of:=STDEV(['NODEJS-256MB'.$E$5:.$E$204])" office:value-type="float" office:value="44.1972298543609" calcext:value-type="float">
            <text:p>44,1972298544</text:p>
          </table:table-cell>
          <table:table-cell table:formula="of:=MIN(['NODEJS-256MB'.$E$5:.$E$104])" office:value-type="float" office:value="456.029846" calcext:value-type="float">
            <text:p>456,029846</text:p>
          </table:table-cell>
          <table:table-cell table:formula="of:=MAX(['NODEJS-256MB'.$E$6:.$E$104])" office:value-type="float" office:value="535.653522" calcext:value-type="float">
            <text:p>535,653522</text:p>
          </table:table-cell>
        </table:table-row>
        <table:table-row table:style-name="ro1">
          <table:table-cell office:value-type="float" office:value="178.023" calcext:value-type="float">
            <text:p>178,023</text:p>
          </table:table-cell>
          <table:table-cell office:value-type="float" office:value="62.730979" calcext:value-type="float">
            <text:p>62,730979</text:p>
          </table:table-cell>
          <table:table-cell/>
          <table:table-cell office:value-type="float" office:value="598.733" calcext:value-type="float">
            <text:p>598,733</text:p>
          </table:table-cell>
          <table:table-cell office:value-type="float" office:value="534.253869" calcext:value-type="float">
            <text:p>534,253869</text:p>
          </table:table-cell>
          <table:table-cell/>
          <table:table-cell office:value-type="float" office:value="5008.216" calcext:value-type="float">
            <text:p>5008,216</text:p>
          </table:table-cell>
          <table:table-cell office:value-type="float" office:value="951.684829" calcext:value-type="float">
            <text:p>951,684829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256MB'.$H$5:.$H$87])" office:value-type="float" office:value="720.660978831326" calcext:value-type="float">
            <text:p>720,6609788313</text:p>
          </table:table-cell>
          <table:table-cell table:formula="of:=STDEV(['NODEJS-256MB'.$H$5:.$H$87])" office:value-type="float" office:value="180.226593516166" calcext:value-type="float">
            <text:p>180,2265935162</text:p>
          </table:table-cell>
          <table:table-cell table:number-columns-repeated="2"/>
        </table:table-row>
        <table:table-row table:style-name="ro1">
          <table:table-cell office:value-type="float" office:value="94.759" calcext:value-type="float">
            <text:p>94,759</text:p>
          </table:table-cell>
          <table:table-cell office:value-type="float" office:value="45.54956" calcext:value-type="float">
            <text:p>45,54956</text:p>
          </table:table-cell>
          <table:table-cell/>
          <table:table-cell office:value-type="float" office:value="620.044" calcext:value-type="float">
            <text:p>620,044</text:p>
          </table:table-cell>
          <table:table-cell office:value-type="float" office:value="532.233808" calcext:value-type="float">
            <text:p>532,233808</text:p>
          </table:table-cell>
          <table:table-cell/>
          <table:table-cell office:value-type="float" office:value="5028.125" calcext:value-type="float">
            <text:p>5028,125</text:p>
          </table:table-cell>
          <table:table-cell office:value-type="float" office:value="950.324316" calcext:value-type="float">
            <text:p>950,324316</text:p>
          </table:table-cell>
          <table:table-cell table:number-columns-repeated="7"/>
        </table:table-row>
        <table:table-row table:style-name="ro1">
          <table:table-cell office:value-type="float" office:value="1067.662" calcext:value-type="float">
            <text:p>1067,662</text:p>
          </table:table-cell>
          <table:table-cell office:value-type="float" office:value="45.42358" calcext:value-type="float">
            <text:p>45,42358</text:p>
          </table:table-cell>
          <table:table-cell/>
          <table:table-cell office:value-type="float" office:value="605.285" calcext:value-type="float">
            <text:p>605,285</text:p>
          </table:table-cell>
          <table:table-cell office:value-type="float" office:value="532.135913" calcext:value-type="float">
            <text:p>532,135913</text:p>
          </table:table-cell>
          <table:table-cell/>
          <table:table-cell office:value-type="float" office:value="5004.414" calcext:value-type="float">
            <text:p>5004,414</text:p>
          </table:table-cell>
          <table:table-cell office:value-type="float" office:value="949.062367" calcext:value-type="float">
            <text:p>949,062367</text:p>
          </table:table-cell>
          <table:table-cell table:number-columns-repeated="7"/>
        </table:table-row>
        <table:table-row table:style-name="ro1">
          <table:table-cell office:value-type="float" office:value="1260.094" calcext:value-type="float">
            <text:p>1260,094</text:p>
          </table:table-cell>
          <table:table-cell office:value-type="float" office:value="44.045223" calcext:value-type="float">
            <text:p>44,045223</text:p>
          </table:table-cell>
          <table:table-cell/>
          <table:table-cell office:value-type="float" office:value="593.453" calcext:value-type="float">
            <text:p>593,453</text:p>
          </table:table-cell>
          <table:table-cell office:value-type="float" office:value="530.001206" calcext:value-type="float">
            <text:p>530,001206</text:p>
          </table:table-cell>
          <table:table-cell/>
          <table:table-cell office:value-type="float" office:value="5090.082" calcext:value-type="float">
            <text:p>5090,082</text:p>
          </table:table-cell>
          <table:table-cell office:value-type="float" office:value="948.520638" calcext:value-type="float">
            <text:p>948,520638</text:p>
          </table:table-cell>
          <table:table-cell table:number-columns-repeated="7"/>
        </table:table-row>
        <table:table-row table:style-name="ro1">
          <table:table-cell office:value-type="float" office:value="98.821" calcext:value-type="float">
            <text:p>98,821</text:p>
          </table:table-cell>
          <table:table-cell office:value-type="float" office:value="43.392702" calcext:value-type="float">
            <text:p>43,392702</text:p>
          </table:table-cell>
          <table:table-cell/>
          <table:table-cell office:value-type="float" office:value="615.335" calcext:value-type="float">
            <text:p>615,335</text:p>
          </table:table-cell>
          <table:table-cell office:value-type="float" office:value="529.217228" calcext:value-type="float">
            <text:p>529,217228</text:p>
          </table:table-cell>
          <table:table-cell/>
          <table:table-cell office:value-type="float" office:value="4998.018" calcext:value-type="float">
            <text:p>4998,018</text:p>
          </table:table-cell>
          <table:table-cell office:value-type="float" office:value="942.826165" calcext:value-type="float">
            <text:p>942,826165</text:p>
          </table:table-cell>
          <table:table-cell table:number-columns-repeated="7"/>
        </table:table-row>
        <table:table-row table:style-name="ro1">
          <table:table-cell office:value-type="float" office:value="93.589" calcext:value-type="float">
            <text:p>93,589</text:p>
          </table:table-cell>
          <table:table-cell office:value-type="float" office:value="42.402004" calcext:value-type="float">
            <text:p>42,402004</text:p>
          </table:table-cell>
          <table:table-cell/>
          <table:table-cell office:value-type="float" office:value="653.72" calcext:value-type="float">
            <text:p>653,72</text:p>
          </table:table-cell>
          <table:table-cell office:value-type="float" office:value="527.683438" calcext:value-type="float">
            <text:p>527,683438</text:p>
          </table:table-cell>
          <table:table-cell/>
          <table:table-cell office:value-type="float" office:value="4999.029" calcext:value-type="float">
            <text:p>4999,029</text:p>
          </table:table-cell>
          <table:table-cell office:value-type="float" office:value="942.351832" calcext:value-type="float">
            <text:p>942,351832</text:p>
          </table:table-cell>
          <table:table-cell table:number-columns-repeated="7"/>
        </table:table-row>
        <table:table-row table:style-name="ro1">
          <table:table-cell office:value-type="float" office:value="97.716" calcext:value-type="float">
            <text:p>97,716</text:p>
          </table:table-cell>
          <table:table-cell office:value-type="float" office:value="41.813258" calcext:value-type="float">
            <text:p>41,813258</text:p>
          </table:table-cell>
          <table:table-cell/>
          <table:table-cell office:value-type="float" office:value="615.268" calcext:value-type="float">
            <text:p>615,268</text:p>
          </table:table-cell>
          <table:table-cell office:value-type="float" office:value="527.489912" calcext:value-type="float">
            <text:p>527,489912</text:p>
          </table:table-cell>
          <table:table-cell/>
          <table:table-cell office:value-type="float" office:value="5006.037" calcext:value-type="float">
            <text:p>5006,037</text:p>
          </table:table-cell>
          <table:table-cell office:value-type="float" office:value="942.10184" calcext:value-type="float">
            <text:p>942,10184</text:p>
          </table:table-cell>
          <table:table-cell table:number-columns-repeated="7"/>
        </table:table-row>
        <table:table-row table:style-name="ro1">
          <table:table-cell office:value-type="float" office:value="8509.595" calcext:value-type="float">
            <text:p>8509,595</text:p>
          </table:table-cell>
          <table:table-cell office:value-type="float" office:value="39.92007" calcext:value-type="float">
            <text:p>39,92007</text:p>
          </table:table-cell>
          <table:table-cell/>
          <table:table-cell office:value-type="float" office:value="664.23" calcext:value-type="float">
            <text:p>664,23</text:p>
          </table:table-cell>
          <table:table-cell office:value-type="float" office:value="525.394447" calcext:value-type="float">
            <text:p>525,394447</text:p>
          </table:table-cell>
          <table:table-cell/>
          <table:table-cell office:value-type="float" office:value="5007.206" calcext:value-type="float">
            <text:p>5007,206</text:p>
          </table:table-cell>
          <table:table-cell office:value-type="float" office:value="941.859433" calcext:value-type="float">
            <text:p>941,859433</text:p>
          </table:table-cell>
          <table:table-cell table:number-columns-repeated="7"/>
        </table:table-row>
        <table:table-row table:style-name="ro1">
          <table:table-cell office:value-type="float" office:value="98.359" calcext:value-type="float">
            <text:p>98,359</text:p>
          </table:table-cell>
          <table:table-cell office:value-type="float" office:value="38.982833" calcext:value-type="float">
            <text:p>38,982833</text:p>
          </table:table-cell>
          <table:table-cell/>
          <table:table-cell office:value-type="float" office:value="583.377" calcext:value-type="float">
            <text:p>583,377</text:p>
          </table:table-cell>
          <table:table-cell office:value-type="float" office:value="524.390414" calcext:value-type="float">
            <text:p>524,390414</text:p>
          </table:table-cell>
          <table:table-cell/>
          <table:table-cell office:value-type="float" office:value="4997.636" calcext:value-type="float">
            <text:p>4997,636</text:p>
          </table:table-cell>
          <table:table-cell office:value-type="float" office:value="939.335063" calcext:value-type="float">
            <text:p>939,335063</text:p>
          </table:table-cell>
          <table:table-cell table:number-columns-repeated="7"/>
        </table:table-row>
        <table:table-row table:style-name="ro1">
          <table:table-cell office:value-type="float" office:value="98.511" calcext:value-type="float">
            <text:p>98,511</text:p>
          </table:table-cell>
          <table:table-cell office:value-type="float" office:value="38.377951" calcext:value-type="float">
            <text:p>38,377951</text:p>
          </table:table-cell>
          <table:table-cell/>
          <table:table-cell office:value-type="float" office:value="595.187" calcext:value-type="float">
            <text:p>595,187</text:p>
          </table:table-cell>
          <table:table-cell office:value-type="float" office:value="524.319109" calcext:value-type="float">
            <text:p>524,319109</text:p>
          </table:table-cell>
          <table:table-cell/>
          <table:table-cell office:value-type="float" office:value="5000.301" calcext:value-type="float">
            <text:p>5000,301</text:p>
          </table:table-cell>
          <table:table-cell office:value-type="float" office:value="938.916391" calcext:value-type="float">
            <text:p>938,916391</text:p>
          </table:table-cell>
          <table:table-cell table:number-columns-repeated="7"/>
        </table:table-row>
        <table:table-row table:style-name="ro1">
          <table:table-cell office:value-type="float" office:value="114.859" calcext:value-type="float">
            <text:p>114,859</text:p>
          </table:table-cell>
          <table:table-cell office:value-type="float" office:value="38.360963" calcext:value-type="float">
            <text:p>38,360963</text:p>
          </table:table-cell>
          <table:table-cell/>
          <table:table-cell office:value-type="float" office:value="590.771" calcext:value-type="float">
            <text:p>590,771</text:p>
          </table:table-cell>
          <table:table-cell office:value-type="float" office:value="524.304739" calcext:value-type="float">
            <text:p>524,304739</text:p>
          </table:table-cell>
          <table:table-cell/>
          <table:table-cell office:value-type="float" office:value="4991.712" calcext:value-type="float">
            <text:p>4991,712</text:p>
          </table:table-cell>
          <table:table-cell office:value-type="float" office:value="937.66963" calcext:value-type="float">
            <text:p>937,66963</text:p>
          </table:table-cell>
          <table:table-cell table:number-columns-repeated="7"/>
        </table:table-row>
        <table:table-row table:style-name="ro1">
          <table:table-cell office:value-type="float" office:value="92.757" calcext:value-type="float">
            <text:p>92,757</text:p>
          </table:table-cell>
          <table:table-cell office:value-type="float" office:value="36.496843" calcext:value-type="float">
            <text:p>36,496843</text:p>
          </table:table-cell>
          <table:table-cell/>
          <table:table-cell office:value-type="float" office:value="606.684" calcext:value-type="float">
            <text:p>606,684</text:p>
          </table:table-cell>
          <table:table-cell office:value-type="float" office:value="523.933217" calcext:value-type="float">
            <text:p>523,933217</text:p>
          </table:table-cell>
          <table:table-cell/>
          <table:table-cell office:value-type="float" office:value="4988.551" calcext:value-type="float">
            <text:p>4988,551</text:p>
          </table:table-cell>
          <table:table-cell office:value-type="float" office:value="928.362493" calcext:value-type="float">
            <text:p>928,362493</text:p>
          </table:table-cell>
          <table:table-cell table:number-columns-repeated="7"/>
        </table:table-row>
        <table:table-row table:style-name="ro1">
          <table:table-cell office:value-type="float" office:value="120.309" calcext:value-type="float">
            <text:p>120,309</text:p>
          </table:table-cell>
          <table:table-cell office:value-type="float" office:value="36.477891" calcext:value-type="float">
            <text:p>36,477891</text:p>
          </table:table-cell>
          <table:table-cell/>
          <table:table-cell office:value-type="float" office:value="587.488" calcext:value-type="float">
            <text:p>587,488</text:p>
          </table:table-cell>
          <table:table-cell office:value-type="float" office:value="523.263066" calcext:value-type="float">
            <text:p>523,263066</text:p>
          </table:table-cell>
          <table:table-cell/>
          <table:table-cell office:value-type="float" office:value="5080.771" calcext:value-type="float">
            <text:p>5080,771</text:p>
          </table:table-cell>
          <table:table-cell office:value-type="float" office:value="915.86214" calcext:value-type="float">
            <text:p>915,86214</text:p>
          </table:table-cell>
          <table:table-cell table:number-columns-repeated="7"/>
        </table:table-row>
        <table:table-row table:style-name="ro1">
          <table:table-cell office:value-type="float" office:value="94.592" calcext:value-type="float">
            <text:p>94,592</text:p>
          </table:table-cell>
          <table:table-cell office:value-type="float" office:value="36.447668" calcext:value-type="float">
            <text:p>36,447668</text:p>
          </table:table-cell>
          <table:table-cell/>
          <table:table-cell office:value-type="float" office:value="583.343" calcext:value-type="float">
            <text:p>583,343</text:p>
          </table:table-cell>
          <table:table-cell office:value-type="float" office:value="522.698209" calcext:value-type="float">
            <text:p>522,698209</text:p>
          </table:table-cell>
          <table:table-cell/>
          <table:table-cell office:value-type="float" office:value="4950.729" calcext:value-type="float">
            <text:p>4950,729</text:p>
          </table:table-cell>
          <table:table-cell office:value-type="float" office:value="895.68529" calcext:value-type="float">
            <text:p>895,68529</text:p>
          </table:table-cell>
          <table:table-cell table:number-columns-repeated="7"/>
        </table:table-row>
        <table:table-row table:style-name="ro1">
          <table:table-cell office:value-type="float" office:value="89.553" calcext:value-type="float">
            <text:p>89,553</text:p>
          </table:table-cell>
          <table:table-cell office:value-type="float" office:value="35.342037" calcext:value-type="float">
            <text:p>35,342037</text:p>
          </table:table-cell>
          <table:table-cell/>
          <table:table-cell office:value-type="float" office:value="586.476" calcext:value-type="float">
            <text:p>586,476</text:p>
          </table:table-cell>
          <table:table-cell office:value-type="float" office:value="521.198228" calcext:value-type="float">
            <text:p>521,198228</text:p>
          </table:table-cell>
          <table:table-cell/>
          <table:table-cell office:value-type="float" office:value="4912.255" calcext:value-type="float">
            <text:p>4912,255</text:p>
          </table:table-cell>
          <table:table-cell office:value-type="float" office:value="857.112595" calcext:value-type="float">
            <text:p>857,112595</text:p>
          </table:table-cell>
          <table:table-cell table:number-columns-repeated="7"/>
        </table:table-row>
        <table:table-row table:style-name="ro1">
          <table:table-cell office:value-type="float" office:value="97.37" calcext:value-type="float">
            <text:p>97,37</text:p>
          </table:table-cell>
          <table:table-cell office:value-type="float" office:value="35.154383" calcext:value-type="float">
            <text:p>35,154383</text:p>
          </table:table-cell>
          <table:table-cell/>
          <table:table-cell office:value-type="float" office:value="579.93" calcext:value-type="float">
            <text:p>579,93</text:p>
          </table:table-cell>
          <table:table-cell office:value-type="float" office:value="519.618838" calcext:value-type="float">
            <text:p>519,618838</text:p>
          </table:table-cell>
          <table:table-cell/>
          <table:table-cell office:value-type="float" office:value="4915.566" calcext:value-type="float">
            <text:p>4915,566</text:p>
          </table:table-cell>
          <table:table-cell office:value-type="float" office:value="855.392617" calcext:value-type="float">
            <text:p>855,392617</text:p>
          </table:table-cell>
          <table:table-cell table:number-columns-repeated="7"/>
        </table:table-row>
        <table:table-row table:style-name="ro1">
          <table:table-cell office:value-type="float" office:value="90.702" calcext:value-type="float">
            <text:p>90,702</text:p>
          </table:table-cell>
          <table:table-cell office:value-type="float" office:value="34.329965" calcext:value-type="float">
            <text:p>34,329965</text:p>
          </table:table-cell>
          <table:table-cell/>
          <table:table-cell office:value-type="float" office:value="584.808" calcext:value-type="float">
            <text:p>584,808</text:p>
          </table:table-cell>
          <table:table-cell office:value-type="float" office:value="518.263683" calcext:value-type="float">
            <text:p>518,263683</text:p>
          </table:table-cell>
          <table:table-cell/>
          <table:table-cell office:value-type="float" office:value="4910.416" calcext:value-type="float">
            <text:p>4910,416</text:p>
          </table:table-cell>
          <table:table-cell office:value-type="float" office:value="854.586354" calcext:value-type="float">
            <text:p>854,586354</text:p>
          </table:table-cell>
          <table:table-cell table:number-columns-repeated="7"/>
        </table:table-row>
        <table:table-row table:style-name="ro1">
          <table:table-cell office:value-type="float" office:value="91.06" calcext:value-type="float">
            <text:p>91,06</text:p>
          </table:table-cell>
          <table:table-cell office:value-type="float" office:value="33.449007" calcext:value-type="float">
            <text:p>33,449007</text:p>
          </table:table-cell>
          <table:table-cell/>
          <table:table-cell office:value-type="float" office:value="596.806" calcext:value-type="float">
            <text:p>596,806</text:p>
          </table:table-cell>
          <table:table-cell office:value-type="float" office:value="517.16973" calcext:value-type="float">
            <text:p>517,16973</text:p>
          </table:table-cell>
          <table:table-cell/>
          <table:table-cell office:value-type="float" office:value="4908.652" calcext:value-type="float">
            <text:p>4908,652</text:p>
          </table:table-cell>
          <table:table-cell office:value-type="float" office:value="853.510447" calcext:value-type="float">
            <text:p>853,510447</text:p>
          </table:table-cell>
          <table:table-cell table:number-columns-repeated="7"/>
        </table:table-row>
        <table:table-row table:style-name="ro1">
          <table:table-cell office:value-type="float" office:value="100.947" calcext:value-type="float">
            <text:p>100,947</text:p>
          </table:table-cell>
          <table:table-cell office:value-type="float" office:value="33.280512" calcext:value-type="float">
            <text:p>33,280512</text:p>
          </table:table-cell>
          <table:table-cell/>
          <table:table-cell office:value-type="float" office:value="605.974" calcext:value-type="float">
            <text:p>605,974</text:p>
          </table:table-cell>
          <table:table-cell office:value-type="float" office:value="515.292401" calcext:value-type="float">
            <text:p>515,292401</text:p>
          </table:table-cell>
          <table:table-cell/>
          <table:table-cell office:value-type="float" office:value="4992.449" calcext:value-type="float">
            <text:p>4992,449</text:p>
          </table:table-cell>
          <table:table-cell office:value-type="float" office:value="853.477364" calcext:value-type="float">
            <text:p>853,477364</text:p>
          </table:table-cell>
          <table:table-cell table:number-columns-repeated="7"/>
        </table:table-row>
        <table:table-row table:style-name="ro1">
          <table:table-cell office:value-type="float" office:value="99.028" calcext:value-type="float">
            <text:p>99,028</text:p>
          </table:table-cell>
          <table:table-cell office:value-type="float" office:value="30.298347" calcext:value-type="float">
            <text:p>30,298347</text:p>
          </table:table-cell>
          <table:table-cell/>
          <table:table-cell office:value-type="float" office:value="576.102" calcext:value-type="float">
            <text:p>576,102</text:p>
          </table:table-cell>
          <table:table-cell office:value-type="float" office:value="514.69342" calcext:value-type="float">
            <text:p>514,69342</text:p>
          </table:table-cell>
          <table:table-cell/>
          <table:table-cell office:value-type="float" office:value="4909.145" calcext:value-type="float">
            <text:p>4909,145</text:p>
          </table:table-cell>
          <table:table-cell office:value-type="float" office:value="849.486984" calcext:value-type="float">
            <text:p>849,486984</text:p>
          </table:table-cell>
          <table:table-cell table:number-columns-repeated="7"/>
        </table:table-row>
        <table:table-row table:style-name="ro1">
          <table:table-cell office:value-type="float" office:value="325.637" calcext:value-type="float">
            <text:p>325,637</text:p>
          </table:table-cell>
          <table:table-cell office:value-type="float" office:value="30.221912" calcext:value-type="float">
            <text:p>30,221912</text:p>
          </table:table-cell>
          <table:table-cell/>
          <table:table-cell office:value-type="float" office:value="598.3" calcext:value-type="float">
            <text:p>598,3</text:p>
          </table:table-cell>
          <table:table-cell office:value-type="float" office:value="513.824398" calcext:value-type="float">
            <text:p>513,824398</text:p>
          </table:table-cell>
          <table:table-cell/>
          <table:table-cell office:value-type="float" office:value="4993.206" calcext:value-type="float">
            <text:p>4993,206</text:p>
          </table:table-cell>
          <table:table-cell office:value-type="float" office:value="847.275234" calcext:value-type="float">
            <text:p>847,275234</text:p>
          </table:table-cell>
          <table:table-cell table:number-columns-repeated="7"/>
        </table:table-row>
        <table:table-row table:style-name="ro1">
          <table:table-cell office:value-type="float" office:value="87.103" calcext:value-type="float">
            <text:p>87,103</text:p>
          </table:table-cell>
          <table:table-cell office:value-type="float" office:value="27.672431" calcext:value-type="float">
            <text:p>27,672431</text:p>
          </table:table-cell>
          <table:table-cell/>
          <table:table-cell office:value-type="float" office:value="1493.992" calcext:value-type="float">
            <text:p>1493,992</text:p>
          </table:table-cell>
          <table:table-cell office:value-type="float" office:value="512.897627" calcext:value-type="float">
            <text:p>512,897627</text:p>
          </table:table-cell>
          <table:table-cell/>
          <table:table-cell office:value-type="float" office:value="5902.611" calcext:value-type="float">
            <text:p>5902,611</text:p>
          </table:table-cell>
          <table:table-cell office:value-type="float" office:value="846.795008" calcext:value-type="float">
            <text:p>846,795008</text:p>
          </table:table-cell>
          <table:table-cell table:number-columns-repeated="7"/>
        </table:table-row>
        <table:table-row table:style-name="ro1">
          <table:table-cell office:value-type="float" office:value="106.405" calcext:value-type="float">
            <text:p>106,405</text:p>
          </table:table-cell>
          <table:table-cell office:value-type="float" office:value="25.421803" calcext:value-type="float">
            <text:p>25,421803</text:p>
          </table:table-cell>
          <table:table-cell/>
          <table:table-cell office:value-type="float" office:value="576.65" calcext:value-type="float">
            <text:p>576,65</text:p>
          </table:table-cell>
          <table:table-cell office:value-type="float" office:value="512.849577" calcext:value-type="float">
            <text:p>512,849577</text:p>
          </table:table-cell>
          <table:table-cell/>
          <table:table-cell office:value-type="float" office:value="5906.998" calcext:value-type="float">
            <text:p>5906,998</text:p>
          </table:table-cell>
          <table:table-cell office:value-type="float" office:value="845.457777" calcext:value-type="float">
            <text:p>845,457777</text:p>
          </table:table-cell>
          <table:table-cell table:number-columns-repeated="7"/>
        </table:table-row>
        <table:table-row table:style-name="ro1">
          <table:table-cell office:value-type="float" office:value="79.41" calcext:value-type="float">
            <text:p>79,41</text:p>
          </table:table-cell>
          <table:table-cell office:value-type="float" office:value="24.930786" calcext:value-type="float">
            <text:p>24,930786</text:p>
          </table:table-cell>
          <table:table-cell/>
          <table:table-cell office:value-type="float" office:value="1302.458" calcext:value-type="float">
            <text:p>1302,458</text:p>
          </table:table-cell>
          <table:table-cell office:value-type="float" office:value="512.517198" calcext:value-type="float">
            <text:p>512,517198</text:p>
          </table:table-cell>
          <table:table-cell/>
          <table:table-cell office:value-type="float" office:value="4901.796" calcext:value-type="float">
            <text:p>4901,796</text:p>
          </table:table-cell>
          <table:table-cell office:value-type="float" office:value="843.648939" calcext:value-type="float">
            <text:p>843,648939</text:p>
          </table:table-cell>
          <table:table-cell table:number-columns-repeated="7"/>
        </table:table-row>
        <table:table-row table:style-name="ro1">
          <table:table-cell office:value-type="float" office:value="80.356" calcext:value-type="float">
            <text:p>80,356</text:p>
          </table:table-cell>
          <table:table-cell office:value-type="float" office:value="22.847154" calcext:value-type="float">
            <text:p>22,847154</text:p>
          </table:table-cell>
          <table:table-cell/>
          <table:table-cell office:value-type="float" office:value="598.672" calcext:value-type="float">
            <text:p>598,672</text:p>
          </table:table-cell>
          <table:table-cell office:value-type="float" office:value="512.480101" calcext:value-type="float">
            <text:p>512,480101</text:p>
          </table:table-cell>
          <table:table-cell/>
          <table:table-cell office:value-type="float" office:value="4908.929" calcext:value-type="float">
            <text:p>4908,929</text:p>
          </table:table-cell>
          <table:table-cell office:value-type="float" office:value="842.956632" calcext:value-type="float">
            <text:p>842,956632</text:p>
          </table:table-cell>
          <table:table-cell table:number-columns-repeated="7"/>
        </table:table-row>
        <table:table-row table:style-name="ro1">
          <table:table-cell office:value-type="float" office:value="101.897" calcext:value-type="float">
            <text:p>101,897</text:p>
          </table:table-cell>
          <table:table-cell office:value-type="float" office:value="22.670376" calcext:value-type="float">
            <text:p>22,670376</text:p>
          </table:table-cell>
          <table:table-cell/>
          <table:table-cell office:value-type="float" office:value="772.179" calcext:value-type="float">
            <text:p>772,179</text:p>
          </table:table-cell>
          <table:table-cell office:value-type="float" office:value="512.017971" calcext:value-type="float">
            <text:p>512,017971</text:p>
          </table:table-cell>
          <table:table-cell/>
          <table:table-cell office:value-type="float" office:value="4896.784" calcext:value-type="float">
            <text:p>4896,784</text:p>
          </table:table-cell>
          <table:table-cell office:value-type="float" office:value="842.536615" calcext:value-type="float">
            <text:p>842,536615</text:p>
          </table:table-cell>
          <table:table-cell table:number-columns-repeated="7"/>
        </table:table-row>
        <table:table-row table:style-name="ro1">
          <table:table-cell office:value-type="float" office:value="75.656" calcext:value-type="float">
            <text:p>75,656</text:p>
          </table:table-cell>
          <table:table-cell office:value-type="float" office:value="21.112639" calcext:value-type="float">
            <text:p>21,112639</text:p>
          </table:table-cell>
          <table:table-cell/>
          <table:table-cell office:value-type="float" office:value="599.422" calcext:value-type="float">
            <text:p>599,422</text:p>
          </table:table-cell>
          <table:table-cell office:value-type="float" office:value="509.909015" calcext:value-type="float">
            <text:p>509,909015</text:p>
          </table:table-cell>
          <table:table-cell/>
          <table:table-cell office:value-type="float" office:value="4897.903" calcext:value-type="float">
            <text:p>4897,903</text:p>
          </table:table-cell>
          <table:table-cell office:value-type="float" office:value="840.891223" calcext:value-type="float">
            <text:p>840,891223</text:p>
          </table:table-cell>
          <table:table-cell table:number-columns-repeated="7"/>
        </table:table-row>
        <table:table-row table:style-name="ro1">
          <table:table-cell office:value-type="float" office:value="79.117" calcext:value-type="float">
            <text:p>79,117</text:p>
          </table:table-cell>
          <table:table-cell office:value-type="float" office:value="20.484911" calcext:value-type="float">
            <text:p>20,484911</text:p>
          </table:table-cell>
          <table:table-cell/>
          <table:table-cell office:value-type="float" office:value="811.872" calcext:value-type="float">
            <text:p>811,872</text:p>
          </table:table-cell>
          <table:table-cell office:value-type="float" office:value="509.525099" calcext:value-type="float">
            <text:p>509,525099</text:p>
          </table:table-cell>
          <table:table-cell/>
          <table:table-cell office:value-type="float" office:value="4891.973" calcext:value-type="float">
            <text:p>4891,973</text:p>
          </table:table-cell>
          <table:table-cell office:value-type="float" office:value="837.388075" calcext:value-type="float">
            <text:p>837,388075</text:p>
          </table:table-cell>
          <table:table-cell table:number-columns-repeated="7"/>
        </table:table-row>
        <table:table-row table:style-name="ro1">
          <table:table-cell office:value-type="float" office:value="81.716" calcext:value-type="float">
            <text:p>81,716</text:p>
          </table:table-cell>
          <table:table-cell office:value-type="float" office:value="19.159291" calcext:value-type="float">
            <text:p>19,159291</text:p>
          </table:table-cell>
          <table:table-cell/>
          <table:table-cell office:value-type="float" office:value="613.487" calcext:value-type="float">
            <text:p>613,487</text:p>
          </table:table-cell>
          <table:table-cell office:value-type="float" office:value="509.429761" calcext:value-type="float">
            <text:p>509,429761</text:p>
          </table:table-cell>
          <table:table-cell/>
          <table:table-cell office:value-type="float" office:value="4912.249" calcext:value-type="float">
            <text:p>4912,249</text:p>
          </table:table-cell>
          <table:table-cell office:value-type="float" office:value="821.097432" calcext:value-type="float">
            <text:p>821,097432</text:p>
          </table:table-cell>
          <table:table-cell table:number-columns-repeated="7"/>
        </table:table-row>
        <table:table-row table:style-name="ro1">
          <table:table-cell office:value-type="float" office:value="76.784" calcext:value-type="float">
            <text:p>76,784</text:p>
          </table:table-cell>
          <table:table-cell office:value-type="float" office:value="18.602836" calcext:value-type="float">
            <text:p>18,602836</text:p>
          </table:table-cell>
          <table:table-cell/>
          <table:table-cell office:value-type="float" office:value="864.053" calcext:value-type="float">
            <text:p>864,053</text:p>
          </table:table-cell>
          <table:table-cell office:value-type="float" office:value="509.274341" calcext:value-type="float">
            <text:p>509,274341</text:p>
          </table:table-cell>
          <table:table-cell/>
          <table:table-cell office:value-type="float" office:value="5892.228" calcext:value-type="float">
            <text:p>5892,228</text:p>
          </table:table-cell>
          <table:table-cell office:value-type="float" office:value="807.149959" calcext:value-type="float">
            <text:p>807,149959</text:p>
          </table:table-cell>
          <table:table-cell table:number-columns-repeated="7"/>
        </table:table-row>
        <table:table-row table:style-name="ro1">
          <table:table-cell office:value-type="float" office:value="107.581" calcext:value-type="float">
            <text:p>107,581</text:p>
          </table:table-cell>
          <table:table-cell office:value-type="float" office:value="18.514815" calcext:value-type="float">
            <text:p>18,514815</text:p>
          </table:table-cell>
          <table:table-cell/>
          <table:table-cell office:value-type="float" office:value="580.159" calcext:value-type="float">
            <text:p>580,159</text:p>
          </table:table-cell>
          <table:table-cell office:value-type="float" office:value="509.10615" calcext:value-type="float">
            <text:p>509,10615</text:p>
          </table:table-cell>
          <table:table-cell/>
          <table:table-cell office:value-type="float" office:value="5833.447" calcext:value-type="float">
            <text:p>5833,447</text:p>
          </table:table-cell>
          <table:table-cell office:value-type="float" office:value="774.890687" calcext:value-type="float">
            <text:p>774,890687</text:p>
          </table:table-cell>
          <table:table-cell table:number-columns-repeated="7"/>
        </table:table-row>
        <table:table-row table:style-name="ro1">
          <table:table-cell office:value-type="float" office:value="75.174" calcext:value-type="float">
            <text:p>75,174</text:p>
          </table:table-cell>
          <table:table-cell office:value-type="float" office:value="16.317452" calcext:value-type="float">
            <text:p>16,317452</text:p>
          </table:table-cell>
          <table:table-cell/>
          <table:table-cell office:value-type="float" office:value="795.416" calcext:value-type="float">
            <text:p>795,416</text:p>
          </table:table-cell>
          <table:table-cell office:value-type="float" office:value="508.580949" calcext:value-type="float">
            <text:p>508,580949</text:p>
          </table:table-cell>
          <table:table-cell/>
          <table:table-cell office:value-type="float" office:value="4807.504" calcext:value-type="float">
            <text:p>4807,504</text:p>
          </table:table-cell>
          <table:table-cell office:value-type="float" office:value="753.403996" calcext:value-type="float">
            <text:p>753,403996</text:p>
          </table:table-cell>
          <table:table-cell table:number-columns-repeated="7"/>
        </table:table-row>
        <table:table-row table:style-name="ro1">
          <table:table-cell office:value-type="float" office:value="77.099" calcext:value-type="float">
            <text:p>77,099</text:p>
          </table:table-cell>
          <table:table-cell office:value-type="float" office:value="16.272629" calcext:value-type="float">
            <text:p>16,272629</text:p>
          </table:table-cell>
          <table:table-cell/>
          <table:table-cell office:value-type="float" office:value="1004.497" calcext:value-type="float">
            <text:p>1004,497</text:p>
          </table:table-cell>
          <table:table-cell office:value-type="float" office:value="507.324002" calcext:value-type="float">
            <text:p>507,324002</text:p>
          </table:table-cell>
          <table:table-cell/>
          <table:table-cell office:value-type="float" office:value="5807.613" calcext:value-type="float">
            <text:p>5807,613</text:p>
          </table:table-cell>
          <table:table-cell office:value-type="float" office:value="753.223011" calcext:value-type="float">
            <text:p>753,223011</text:p>
          </table:table-cell>
          <table:table-cell table:number-columns-repeated="7"/>
        </table:table-row>
        <table:table-row table:style-name="ro1">
          <table:table-cell office:value-type="float" office:value="72.971" calcext:value-type="float">
            <text:p>72,971</text:p>
          </table:table-cell>
          <table:table-cell office:value-type="float" office:value="15.388707" calcext:value-type="float">
            <text:p>15,388707</text:p>
          </table:table-cell>
          <table:table-cell/>
          <table:table-cell office:value-type="float" office:value="1775.576" calcext:value-type="float">
            <text:p>1775,576</text:p>
          </table:table-cell>
          <table:table-cell office:value-type="float" office:value="506.853782" calcext:value-type="float">
            <text:p>506,853782</text:p>
          </table:table-cell>
          <table:table-cell/>
          <table:table-cell office:value-type="float" office:value="4932.854" calcext:value-type="float">
            <text:p>4932,854</text:p>
          </table:table-cell>
          <table:table-cell office:value-type="float" office:value="752.168188" calcext:value-type="float">
            <text:p>752,168188</text:p>
          </table:table-cell>
          <table:table-cell table:number-columns-repeated="7"/>
        </table:table-row>
        <table:table-row table:style-name="ro1">
          <table:table-cell office:value-type="float" office:value="74.406" calcext:value-type="float">
            <text:p>74,406</text:p>
          </table:table-cell>
          <table:table-cell office:value-type="float" office:value="14.094915" calcext:value-type="float">
            <text:p>14,094915</text:p>
          </table:table-cell>
          <table:table-cell/>
          <table:table-cell office:value-type="float" office:value="791.72" calcext:value-type="float">
            <text:p>791,72</text:p>
          </table:table-cell>
          <table:table-cell office:value-type="float" office:value="506.563641" calcext:value-type="float">
            <text:p>506,563641</text:p>
          </table:table-cell>
          <table:table-cell/>
          <table:table-cell office:value-type="float" office:value="5806.991" calcext:value-type="float">
            <text:p>5806,991</text:p>
          </table:table-cell>
          <table:table-cell office:value-type="float" office:value="751.412646" calcext:value-type="float">
            <text:p>751,412646</text:p>
          </table:table-cell>
          <table:table-cell table:number-columns-repeated="7"/>
        </table:table-row>
        <table:table-row table:style-name="ro1">
          <table:table-cell office:value-type="float" office:value="79.504" calcext:value-type="float">
            <text:p>79,504</text:p>
          </table:table-cell>
          <table:table-cell office:value-type="float" office:value="13.717553" calcext:value-type="float">
            <text:p>13,717553</text:p>
          </table:table-cell>
          <table:table-cell/>
          <table:table-cell office:value-type="float" office:value="572.979" calcext:value-type="float">
            <text:p>572,979</text:p>
          </table:table-cell>
          <table:table-cell office:value-type="float" office:value="505.966664" calcext:value-type="float">
            <text:p>505,966664</text:p>
          </table:table-cell>
          <table:table-cell/>
          <table:table-cell office:value-type="float" office:value="5806.774" calcext:value-type="float">
            <text:p>5806,774</text:p>
          </table:table-cell>
          <table:table-cell office:value-type="float" office:value="749.330072" calcext:value-type="float">
            <text:p>749,330072</text:p>
          </table:table-cell>
          <table:table-cell table:number-columns-repeated="7"/>
        </table:table-row>
        <table:table-row table:style-name="ro1">
          <table:table-cell office:value-type="float" office:value="68.87" calcext:value-type="float">
            <text:p>68,87</text:p>
          </table:table-cell>
          <table:table-cell office:value-type="float" office:value="13.476313" calcext:value-type="float">
            <text:p>13,476313</text:p>
          </table:table-cell>
          <table:table-cell/>
          <table:table-cell office:value-type="float" office:value="799.097" calcext:value-type="float">
            <text:p>799,097</text:p>
          </table:table-cell>
          <table:table-cell office:value-type="float" office:value="505.932697" calcext:value-type="float">
            <text:p>505,932697</text:p>
          </table:table-cell>
          <table:table-cell/>
          <table:table-cell office:value-type="float" office:value="5804.717" calcext:value-type="float">
            <text:p>5804,717</text:p>
          </table:table-cell>
          <table:table-cell office:value-type="float" office:value="746.820476" calcext:value-type="float">
            <text:p>746,820476</text:p>
          </table:table-cell>
          <table:table-cell table:number-columns-repeated="7"/>
        </table:table-row>
        <table:table-row table:style-name="ro1">
          <table:table-cell office:value-type="float" office:value="327.069" calcext:value-type="float">
            <text:p>327,069</text:p>
          </table:table-cell>
          <table:table-cell office:value-type="float" office:value="13.373444" calcext:value-type="float">
            <text:p>13,373444</text:p>
          </table:table-cell>
          <table:table-cell/>
          <table:table-cell office:value-type="float" office:value="826.269" calcext:value-type="float">
            <text:p>826,269</text:p>
          </table:table-cell>
          <table:table-cell office:value-type="float" office:value="505.589963" calcext:value-type="float">
            <text:p>505,589963</text:p>
          </table:table-cell>
          <table:table-cell/>
          <table:table-cell office:value-type="float" office:value="5889.124" calcext:value-type="float">
            <text:p>5889,124</text:p>
          </table:table-cell>
          <table:table-cell office:value-type="float" office:value="746.347424" calcext:value-type="float">
            <text:p>746,347424</text:p>
          </table:table-cell>
          <table:table-cell table:number-columns-repeated="7"/>
        </table:table-row>
        <table:table-row table:style-name="ro1">
          <table:table-cell office:value-type="float" office:value="701.577" calcext:value-type="float">
            <text:p>701,577</text:p>
          </table:table-cell>
          <table:table-cell office:value-type="float" office:value="12.938068" calcext:value-type="float">
            <text:p>12,938068</text:p>
          </table:table-cell>
          <table:table-cell/>
          <table:table-cell office:value-type="float" office:value="568.852" calcext:value-type="float">
            <text:p>568,852</text:p>
          </table:table-cell>
          <table:table-cell office:value-type="float" office:value="505.33242" calcext:value-type="float">
            <text:p>505,33242</text:p>
          </table:table-cell>
          <table:table-cell/>
          <table:table-cell office:value-type="float" office:value="4888.64" calcext:value-type="float">
            <text:p>4888,64</text:p>
          </table:table-cell>
          <table:table-cell office:value-type="float" office:value="744.084042" calcext:value-type="float">
            <text:p>744,084042</text:p>
          </table:table-cell>
          <table:table-cell table:number-columns-repeated="7"/>
        </table:table-row>
        <table:table-row table:style-name="ro1">
          <table:table-cell office:value-type="float" office:value="329.901" calcext:value-type="float">
            <text:p>329,901</text:p>
          </table:table-cell>
          <table:table-cell office:value-type="float" office:value="12.41928" calcext:value-type="float">
            <text:p>12,41928</text:p>
          </table:table-cell>
          <table:table-cell/>
          <table:table-cell office:value-type="float" office:value="993.627" calcext:value-type="float">
            <text:p>993,627</text:p>
          </table:table-cell>
          <table:table-cell office:value-type="float" office:value="505.14853" calcext:value-type="float">
            <text:p>505,14853</text:p>
          </table:table-cell>
          <table:table-cell/>
          <table:table-cell office:value-type="float" office:value="5796.277" calcext:value-type="float">
            <text:p>5796,277</text:p>
          </table:table-cell>
          <table:table-cell office:value-type="float" office:value="741.803215" calcext:value-type="float">
            <text:p>741,803215</text:p>
          </table:table-cell>
          <table:table-cell table:number-columns-repeated="7"/>
        </table:table-row>
        <table:table-row table:style-name="ro1">
          <table:table-cell office:value-type="float" office:value="1510.103" calcext:value-type="float">
            <text:p>1510,103</text:p>
          </table:table-cell>
          <table:table-cell office:value-type="float" office:value="12.32311" calcext:value-type="float">
            <text:p>12,32311</text:p>
          </table:table-cell>
          <table:table-cell/>
          <table:table-cell office:value-type="float" office:value="567.897" calcext:value-type="float">
            <text:p>567,897</text:p>
          </table:table-cell>
          <table:table-cell office:value-type="float" office:value="505.067866" calcext:value-type="float">
            <text:p>505,067866</text:p>
          </table:table-cell>
          <table:table-cell/>
          <table:table-cell office:value-type="float" office:value="5797.893" calcext:value-type="float">
            <text:p>5797,893</text:p>
          </table:table-cell>
          <table:table-cell office:value-type="float" office:value="741.456131" calcext:value-type="float">
            <text:p>741,456131</text:p>
          </table:table-cell>
          <table:table-cell table:number-columns-repeated="7"/>
        </table:table-row>
        <table:table-row table:style-name="ro1">
          <table:table-cell office:value-type="float" office:value="717.643" calcext:value-type="float">
            <text:p>717,643</text:p>
          </table:table-cell>
          <table:table-cell office:value-type="float" office:value="12.266425" calcext:value-type="float">
            <text:p>12,266425</text:p>
          </table:table-cell>
          <table:table-cell/>
          <table:table-cell office:value-type="float" office:value="572.902" calcext:value-type="float">
            <text:p>572,902</text:p>
          </table:table-cell>
          <table:table-cell office:value-type="float" office:value="504.147767" calcext:value-type="float">
            <text:p>504,147767</text:p>
          </table:table-cell>
          <table:table-cell/>
          <table:table-cell office:value-type="float" office:value="4794.832" calcext:value-type="float">
            <text:p>4794,832</text:p>
          </table:table-cell>
          <table:table-cell office:value-type="float" office:value="740.406732" calcext:value-type="float">
            <text:p>740,406732</text:p>
          </table:table-cell>
          <table:table-cell table:number-columns-repeated="7"/>
        </table:table-row>
        <table:table-row table:style-name="ro1">
          <table:table-cell office:value-type="float" office:value="70.404" calcext:value-type="float">
            <text:p>70,404</text:p>
          </table:table-cell>
          <table:table-cell office:value-type="float" office:value="12.24161" calcext:value-type="float">
            <text:p>12,24161</text:p>
          </table:table-cell>
          <table:table-cell/>
          <table:table-cell office:value-type="float" office:value="1288.503" calcext:value-type="float">
            <text:p>1288,503</text:p>
          </table:table-cell>
          <table:table-cell office:value-type="float" office:value="503.926473" calcext:value-type="float">
            <text:p>503,926473</text:p>
          </table:table-cell>
          <table:table-cell/>
          <table:table-cell office:value-type="float" office:value="5798.659" calcext:value-type="float">
            <text:p>5798,659</text:p>
          </table:table-cell>
          <table:table-cell office:value-type="float" office:value="740.033958" calcext:value-type="float">
            <text:p>740,033958</text:p>
          </table:table-cell>
          <table:table-cell table:number-columns-repeated="7"/>
        </table:table-row>
        <table:table-row table:style-name="ro1">
          <table:table-cell office:value-type="float" office:value="420.36" calcext:value-type="float">
            <text:p>420,36</text:p>
          </table:table-cell>
          <table:table-cell office:value-type="float" office:value="12.090496" calcext:value-type="float">
            <text:p>12,090496</text:p>
          </table:table-cell>
          <table:table-cell/>
          <table:table-cell office:value-type="float" office:value="576.734" calcext:value-type="float">
            <text:p>576,734</text:p>
          </table:table-cell>
          <table:table-cell office:value-type="float" office:value="503.868027" calcext:value-type="float">
            <text:p>503,868027</text:p>
          </table:table-cell>
          <table:table-cell/>
          <table:table-cell office:value-type="float" office:value="4794.394" calcext:value-type="float">
            <text:p>4794,394</text:p>
          </table:table-cell>
          <table:table-cell office:value-type="float" office:value="739.923447" calcext:value-type="float">
            <text:p>739,923447</text:p>
          </table:table-cell>
          <table:table-cell table:number-columns-repeated="7"/>
        </table:table-row>
        <table:table-row table:style-name="ro1">
          <table:table-cell office:value-type="float" office:value="64.837" calcext:value-type="float">
            <text:p>64,837</text:p>
          </table:table-cell>
          <table:table-cell office:value-type="float" office:value="11.611633" calcext:value-type="float">
            <text:p>11,611633</text:p>
          </table:table-cell>
          <table:table-cell/>
          <table:table-cell office:value-type="float" office:value="592.009" calcext:value-type="float">
            <text:p>592,009</text:p>
          </table:table-cell>
          <table:table-cell office:value-type="float" office:value="503.824658" calcext:value-type="float">
            <text:p>503,824658</text:p>
          </table:table-cell>
          <table:table-cell/>
          <table:table-cell office:value-type="float" office:value="4782.756" calcext:value-type="float">
            <text:p>4782,756</text:p>
          </table:table-cell>
          <table:table-cell office:value-type="float" office:value="714.326963" calcext:value-type="float">
            <text:p>714,326963</text:p>
          </table:table-cell>
          <table:table-cell table:number-columns-repeated="7"/>
        </table:table-row>
        <table:table-row table:style-name="ro1">
          <table:table-cell office:value-type="float" office:value="74.335" calcext:value-type="float">
            <text:p>74,335</text:p>
          </table:table-cell>
          <table:table-cell office:value-type="float" office:value="11.460387" calcext:value-type="float">
            <text:p>11,460387</text:p>
          </table:table-cell>
          <table:table-cell/>
          <table:table-cell office:value-type="float" office:value="805.397" calcext:value-type="float">
            <text:p>805,397</text:p>
          </table:table-cell>
          <table:table-cell office:value-type="float" office:value="503.661532" calcext:value-type="float">
            <text:p>503,661532</text:p>
          </table:table-cell>
          <table:table-cell/>
          <table:table-cell office:value-type="float" office:value="5795.351" calcext:value-type="float">
            <text:p>5795,351</text:p>
          </table:table-cell>
          <table:table-cell office:value-type="float" office:value="706.027476" calcext:value-type="float">
            <text:p>706,027476</text:p>
          </table:table-cell>
          <table:table-cell table:number-columns-repeated="7"/>
        </table:table-row>
        <table:table-row table:style-name="ro1">
          <table:table-cell office:value-type="float" office:value="102.397" calcext:value-type="float">
            <text:p>102,397</text:p>
          </table:table-cell>
          <table:table-cell office:value-type="float" office:value="11.449376" calcext:value-type="float">
            <text:p>11,449376</text:p>
          </table:table-cell>
          <table:table-cell/>
          <table:table-cell office:value-type="float" office:value="611.875" calcext:value-type="float">
            <text:p>611,875</text:p>
          </table:table-cell>
          <table:table-cell office:value-type="float" office:value="502.432339" calcext:value-type="float">
            <text:p>502,432339</text:p>
          </table:table-cell>
          <table:table-cell/>
          <table:table-cell office:value-type="float" office:value="5788.754" calcext:value-type="float">
            <text:p>5788,754</text:p>
          </table:table-cell>
          <table:table-cell office:value-type="float" office:value="704.268364" calcext:value-type="float">
            <text:p>704,268364</text:p>
          </table:table-cell>
          <table:table-cell table:number-columns-repeated="7"/>
        </table:table-row>
        <table:table-row table:style-name="ro1">
          <table:table-cell office:value-type="float" office:value="2011.349" calcext:value-type="float">
            <text:p>2011,349</text:p>
          </table:table-cell>
          <table:table-cell office:value-type="float" office:value="11.338726" calcext:value-type="float">
            <text:p>11,338726</text:p>
          </table:table-cell>
          <table:table-cell/>
          <table:table-cell office:value-type="float" office:value="818.262" calcext:value-type="float">
            <text:p>818,262</text:p>
          </table:table-cell>
          <table:table-cell office:value-type="float" office:value="502.216493" calcext:value-type="float">
            <text:p>502,216493</text:p>
          </table:table-cell>
          <table:table-cell/>
          <table:table-cell office:value-type="float" office:value="5791.495" calcext:value-type="float">
            <text:p>5791,495</text:p>
          </table:table-cell>
          <table:table-cell office:value-type="float" office:value="703.490154" calcext:value-type="float">
            <text:p>703,490154</text:p>
          </table:table-cell>
          <table:table-cell table:number-columns-repeated="7"/>
        </table:table-row>
        <table:table-row table:style-name="ro1">
          <table:table-cell office:value-type="float" office:value="221.723" calcext:value-type="float">
            <text:p>221,723</text:p>
          </table:table-cell>
          <table:table-cell office:value-type="float" office:value="10.899138" calcext:value-type="float">
            <text:p>10,899138</text:p>
          </table:table-cell>
          <table:table-cell/>
          <table:table-cell office:value-type="float" office:value="573.741" calcext:value-type="float">
            <text:p>573,741</text:p>
          </table:table-cell>
          <table:table-cell office:value-type="float" office:value="501.417103" calcext:value-type="float">
            <text:p>501,417103</text:p>
          </table:table-cell>
          <table:table-cell/>
          <table:table-cell office:value-type="float" office:value="5881.957" calcext:value-type="float">
            <text:p>5881,957</text:p>
          </table:table-cell>
          <table:table-cell office:value-type="float" office:value="700.657296" calcext:value-type="float">
            <text:p>700,657296</text:p>
          </table:table-cell>
          <table:table-cell table:number-columns-repeated="7"/>
        </table:table-row>
        <table:table-row table:style-name="ro1">
          <table:table-cell office:value-type="float" office:value="334.124" calcext:value-type="float">
            <text:p>334,124</text:p>
          </table:table-cell>
          <table:table-cell office:value-type="float" office:value="10.879682" calcext:value-type="float">
            <text:p>10,879682</text:p>
          </table:table-cell>
          <table:table-cell/>
          <table:table-cell office:value-type="float" office:value="584.075" calcext:value-type="float">
            <text:p>584,075</text:p>
          </table:table-cell>
          <table:table-cell office:value-type="float" office:value="501.210958" calcext:value-type="float">
            <text:p>501,210958</text:p>
          </table:table-cell>
          <table:table-cell/>
          <table:table-cell office:value-type="float" office:value="5790.02" calcext:value-type="float">
            <text:p>5790,02</text:p>
          </table:table-cell>
          <table:table-cell office:value-type="float" office:value="668.040372" calcext:value-type="float">
            <text:p>668,040372</text:p>
          </table:table-cell>
          <table:table-cell table:number-columns-repeated="7"/>
        </table:table-row>
        <table:table-row table:style-name="ro1">
          <table:table-cell office:value-type="float" office:value="109.533" calcext:value-type="float">
            <text:p>109,533</text:p>
          </table:table-cell>
          <table:table-cell office:value-type="float" office:value="10.73971" calcext:value-type="float">
            <text:p>10,73971</text:p>
          </table:table-cell>
          <table:table-cell/>
          <table:table-cell office:value-type="float" office:value="578.832" calcext:value-type="float">
            <text:p>578,832</text:p>
          </table:table-cell>
          <table:table-cell office:value-type="float" office:value="500.760351" calcext:value-type="float">
            <text:p>500,760351</text:p>
          </table:table-cell>
          <table:table-cell/>
          <table:table-cell office:value-type="float" office:value="5707.569" calcext:value-type="float">
            <text:p>5707,569</text:p>
          </table:table-cell>
          <table:table-cell office:value-type="float" office:value="651.653677" calcext:value-type="float">
            <text:p>651,653677</text:p>
          </table:table-cell>
          <table:table-cell table:number-columns-repeated="7"/>
        </table:table-row>
        <table:table-row table:style-name="ro1">
          <table:table-cell office:value-type="float" office:value="2443.159" calcext:value-type="float">
            <text:p>2443,159</text:p>
          </table:table-cell>
          <table:table-cell office:value-type="float" office:value="10.716682" calcext:value-type="float">
            <text:p>10,716682</text:p>
          </table:table-cell>
          <table:table-cell/>
          <table:table-cell office:value-type="float" office:value="826.189" calcext:value-type="float">
            <text:p>826,189</text:p>
          </table:table-cell>
          <table:table-cell office:value-type="float" office:value="500.741067" calcext:value-type="float">
            <text:p>500,741067</text:p>
          </table:table-cell>
          <table:table-cell/>
          <table:table-cell office:value-type="float" office:value="5704.775" calcext:value-type="float">
            <text:p>5704,775</text:p>
          </table:table-cell>
          <table:table-cell office:value-type="float" office:value="649.228844" calcext:value-type="float">
            <text:p>649,228844</text:p>
          </table:table-cell>
          <table:table-cell table:number-columns-repeated="7"/>
        </table:table-row>
        <table:table-row table:style-name="ro1">
          <table:table-cell office:value-type="float" office:value="1131.666" calcext:value-type="float">
            <text:p>1131,666</text:p>
          </table:table-cell>
          <table:table-cell office:value-type="float" office:value="10.687513" calcext:value-type="float">
            <text:p>10,687513</text:p>
          </table:table-cell>
          <table:table-cell/>
          <table:table-cell office:value-type="float" office:value="1270.726" calcext:value-type="float">
            <text:p>1270,726</text:p>
          </table:table-cell>
          <table:table-cell office:value-type="float" office:value="500.515875" calcext:value-type="float">
            <text:p>500,515875</text:p>
          </table:table-cell>
          <table:table-cell/>
          <table:table-cell office:value-type="float" office:value="4698.244" calcext:value-type="float">
            <text:p>4698,244</text:p>
          </table:table-cell>
          <table:table-cell office:value-type="float" office:value="640.813564" calcext:value-type="float">
            <text:p>640,813564</text:p>
          </table:table-cell>
          <table:table-cell table:number-columns-repeated="7"/>
        </table:table-row>
        <table:table-row table:style-name="ro1">
          <table:table-cell office:value-type="float" office:value="102.731" calcext:value-type="float">
            <text:p>102,731</text:p>
          </table:table-cell>
          <table:table-cell office:value-type="float" office:value="10.589849" calcext:value-type="float">
            <text:p>10,589849</text:p>
          </table:table-cell>
          <table:table-cell/>
          <table:table-cell office:value-type="float" office:value="859.499" calcext:value-type="float">
            <text:p>859,499</text:p>
          </table:table-cell>
          <table:table-cell office:value-type="float" office:value="500.293467" calcext:value-type="float">
            <text:p>500,293467</text:p>
          </table:table-cell>
          <table:table-cell/>
          <table:table-cell office:value-type="float" office:value="4676.172" calcext:value-type="float">
            <text:p>4676,172</text:p>
          </table:table-cell>
          <table:table-cell office:value-type="float" office:value="614.202496" calcext:value-type="float">
            <text:p>614,202496</text:p>
          </table:table-cell>
          <table:table-cell table:number-columns-repeated="7"/>
        </table:table-row>
        <table:table-row table:style-name="ro1">
          <table:table-cell office:value-type="float" office:value="68.235" calcext:value-type="float">
            <text:p>68,235</text:p>
          </table:table-cell>
          <table:table-cell office:value-type="float" office:value="10.560684" calcext:value-type="float">
            <text:p>10,560684</text:p>
          </table:table-cell>
          <table:table-cell/>
          <table:table-cell office:value-type="float" office:value="583.795" calcext:value-type="float">
            <text:p>583,795</text:p>
          </table:table-cell>
          <table:table-cell office:value-type="float" office:value="500.278944" calcext:value-type="float">
            <text:p>500,278944</text:p>
          </table:table-cell>
          <table:table-cell/>
          <table:table-cell office:value-type="float" office:value="4666.432" calcext:value-type="float">
            <text:p>4666,432</text:p>
          </table:table-cell>
          <table:table-cell office:value-type="float" office:value="605.325631" calcext:value-type="float">
            <text:p>605,325631</text:p>
          </table:table-cell>
          <table:table-cell table:number-columns-repeated="7"/>
        </table:table-row>
        <table:table-row table:style-name="ro1">
          <table:table-cell office:value-type="float" office:value="1121.769" calcext:value-type="float">
            <text:p>1121,769</text:p>
          </table:table-cell>
          <table:table-cell office:value-type="float" office:value="10.528162" calcext:value-type="float">
            <text:p>10,528162</text:p>
          </table:table-cell>
          <table:table-cell/>
          <table:table-cell office:value-type="float" office:value="1368.864" calcext:value-type="float">
            <text:p>1368,864</text:p>
          </table:table-cell>
          <table:table-cell office:value-type="float" office:value="500.07072" calcext:value-type="float">
            <text:p>500,07072</text:p>
          </table:table-cell>
          <table:table-cell/>
          <table:table-cell office:value-type="float" office:value="5698.769" calcext:value-type="float">
            <text:p>5698,769</text:p>
          </table:table-cell>
          <table:table-cell office:value-type="float" office:value="603.459041" calcext:value-type="float">
            <text:p>603,459041</text:p>
          </table:table-cell>
          <table:table-cell table:number-columns-repeated="7"/>
        </table:table-row>
        <table:table-row table:style-name="ro1">
          <table:table-cell office:value-type="float" office:value="102.081" calcext:value-type="float">
            <text:p>102,081</text:p>
          </table:table-cell>
          <table:table-cell office:value-type="float" office:value="10.506" calcext:value-type="float">
            <text:p>10,506</text:p>
          </table:table-cell>
          <table:table-cell/>
          <table:table-cell office:value-type="float" office:value="575.413" calcext:value-type="float">
            <text:p>575,413</text:p>
          </table:table-cell>
          <table:table-cell office:value-type="float" office:value="500.042179" calcext:value-type="float">
            <text:p>500,042179</text:p>
          </table:table-cell>
          <table:table-cell/>
          <table:table-cell office:value-type="float" office:value="4607.336" calcext:value-type="float">
            <text:p>4607,336</text:p>
          </table:table-cell>
          <table:table-cell office:value-type="float" office:value="550.271858" calcext:value-type="float">
            <text:p>550,271858</text:p>
          </table:table-cell>
          <table:table-cell table:number-columns-repeated="7"/>
        </table:table-row>
        <table:table-row table:style-name="ro1">
          <table:table-cell office:value-type="float" office:value="88.609" calcext:value-type="float">
            <text:p>88,609</text:p>
          </table:table-cell>
          <table:table-cell office:value-type="float" office:value="10.48793" calcext:value-type="float">
            <text:p>10,48793</text:p>
          </table:table-cell>
          <table:table-cell/>
          <table:table-cell office:value-type="float" office:value="1666.259" calcext:value-type="float">
            <text:p>1666,259</text:p>
          </table:table-cell>
          <table:table-cell office:value-type="float" office:value="499.557064" calcext:value-type="float">
            <text:p>499,557064</text:p>
          </table:table-cell>
          <table:table-cell/>
          <table:table-cell office:value-type="float" office:value="4613.663" calcext:value-type="float">
            <text:p>4613,663</text:p>
          </table:table-cell>
          <table:table-cell office:value-type="float" office:value="550.195492" calcext:value-type="float">
            <text:p>550,195492</text:p>
          </table:table-cell>
          <table:table-cell table:number-columns-repeated="7"/>
        </table:table-row>
        <table:table-row table:style-name="ro1">
          <table:table-cell office:value-type="float" office:value="64.413" calcext:value-type="float">
            <text:p>64,413</text:p>
          </table:table-cell>
          <table:table-cell office:value-type="float" office:value="10.483832" calcext:value-type="float">
            <text:p>10,483832</text:p>
          </table:table-cell>
          <table:table-cell/>
          <table:table-cell office:value-type="float" office:value="811.691" calcext:value-type="float">
            <text:p>811,691</text:p>
          </table:table-cell>
          <table:table-cell office:value-type="float" office:value="499.321908" calcext:value-type="float">
            <text:p>499,321908</text:p>
          </table:table-cell>
          <table:table-cell/>
          <table:table-cell office:value-type="float" office:value="5610.376" calcext:value-type="float">
            <text:p>5610,376</text:p>
          </table:table-cell>
          <table:table-cell office:value-type="float" office:value="544.406432" calcext:value-type="float">
            <text:p>544,406432</text:p>
          </table:table-cell>
          <table:table-cell table:number-columns-repeated="7"/>
        </table:table-row>
        <table:table-row table:style-name="ro1">
          <table:table-cell office:value-type="float" office:value="2253.613" calcext:value-type="float">
            <text:p>2253,613</text:p>
          </table:table-cell>
          <table:table-cell office:value-type="float" office:value="10.419285" calcext:value-type="float">
            <text:p>10,419285</text:p>
          </table:table-cell>
          <table:table-cell/>
          <table:table-cell office:value-type="float" office:value="573.596" calcext:value-type="float">
            <text:p>573,596</text:p>
          </table:table-cell>
          <table:table-cell office:value-type="float" office:value="498.84419" calcext:value-type="float">
            <text:p>498,84419</text:p>
          </table:table-cell>
          <table:table-cell/>
          <table:table-cell office:value-type="float" office:value="5600.132" calcext:value-type="float">
            <text:p>5600,132</text:p>
          </table:table-cell>
          <table:table-cell office:value-type="float" office:value="542.687396" calcext:value-type="float">
            <text:p>542,687396</text:p>
          </table:table-cell>
          <table:table-cell table:number-columns-repeated="7"/>
        </table:table-row>
        <table:table-row table:style-name="ro1">
          <table:table-cell office:value-type="float" office:value="67.493" calcext:value-type="float">
            <text:p>67,493</text:p>
          </table:table-cell>
          <table:table-cell office:value-type="float" office:value="10.336153" calcext:value-type="float">
            <text:p>10,336153</text:p>
          </table:table-cell>
          <table:table-cell/>
          <table:table-cell office:value-type="float" office:value="1477.189" calcext:value-type="float">
            <text:p>1477,189</text:p>
          </table:table-cell>
          <table:table-cell office:value-type="float" office:value="498.778425" calcext:value-type="float">
            <text:p>498,778425</text:p>
          </table:table-cell>
          <table:table-cell/>
          <table:table-cell office:value-type="float" office:value="5607.631" calcext:value-type="float">
            <text:p>5607,631</text:p>
          </table:table-cell>
          <table:table-cell office:value-type="float" office:value="542.490883" calcext:value-type="float">
            <text:p>542,490883</text:p>
          </table:table-cell>
          <table:table-cell table:number-columns-repeated="7"/>
        </table:table-row>
        <table:table-row table:style-name="ro1">
          <table:table-cell office:value-type="float" office:value="69.508" calcext:value-type="float">
            <text:p>69,508</text:p>
          </table:table-cell>
          <table:table-cell office:value-type="float" office:value="10.306023" calcext:value-type="float">
            <text:p>10,306023</text:p>
          </table:table-cell>
          <table:table-cell/>
          <table:table-cell office:value-type="float" office:value="800.678" calcext:value-type="float">
            <text:p>800,678</text:p>
          </table:table-cell>
          <table:table-cell office:value-type="float" office:value="498.038353" calcext:value-type="float">
            <text:p>498,038353</text:p>
          </table:table-cell>
          <table:table-cell/>
          <table:table-cell office:value-type="float" office:value="4625.594" calcext:value-type="float">
            <text:p>4625,594</text:p>
          </table:table-cell>
          <table:table-cell office:value-type="float" office:value="542.340512" calcext:value-type="float">
            <text:p>542,340512</text:p>
          </table:table-cell>
          <table:table-cell table:number-columns-repeated="7"/>
        </table:table-row>
        <table:table-row table:style-name="ro1">
          <table:table-cell office:value-type="float" office:value="70.47" calcext:value-type="float">
            <text:p>70,47</text:p>
          </table:table-cell>
          <table:table-cell office:value-type="float" office:value="10.290397" calcext:value-type="float">
            <text:p>10,290397</text:p>
          </table:table-cell>
          <table:table-cell/>
          <table:table-cell office:value-type="float" office:value="1673.115" calcext:value-type="float">
            <text:p>1673,115</text:p>
          </table:table-cell>
          <table:table-cell office:value-type="float" office:value="497.996749" calcext:value-type="float">
            <text:p>497,996749</text:p>
          </table:table-cell>
          <table:table-cell/>
          <table:table-cell office:value-type="float" office:value="5595.339" calcext:value-type="float">
            <text:p>5595,339</text:p>
          </table:table-cell>
          <table:table-cell office:value-type="float" office:value="539.332406" calcext:value-type="float">
            <text:p>539,332406</text:p>
          </table:table-cell>
          <table:table-cell table:number-columns-repeated="7"/>
        </table:table-row>
        <table:table-row table:style-name="ro1">
          <table:table-cell office:value-type="float" office:value="68.422" calcext:value-type="float">
            <text:p>68,422</text:p>
          </table:table-cell>
          <table:table-cell office:value-type="float" office:value="10.277292" calcext:value-type="float">
            <text:p>10,277292</text:p>
          </table:table-cell>
          <table:table-cell/>
          <table:table-cell office:value-type="float" office:value="803.76" calcext:value-type="float">
            <text:p>803,76</text:p>
          </table:table-cell>
          <table:table-cell office:value-type="float" office:value="497.807998" calcext:value-type="float">
            <text:p>497,807998</text:p>
          </table:table-cell>
          <table:table-cell/>
          <table:table-cell office:value-type="float" office:value="5590.707" calcext:value-type="float">
            <text:p>5590,707</text:p>
          </table:table-cell>
          <table:table-cell office:value-type="float" office:value="534.478109" calcext:value-type="float">
            <text:p>534,478109</text:p>
          </table:table-cell>
          <table:table-cell table:number-columns-repeated="7"/>
        </table:table-row>
        <table:table-row table:style-name="ro1">
          <table:table-cell office:value-type="float" office:value="69.159" calcext:value-type="float">
            <text:p>69,159</text:p>
          </table:table-cell>
          <table:table-cell office:value-type="float" office:value="10.257084" calcext:value-type="float">
            <text:p>10,257084</text:p>
          </table:table-cell>
          <table:table-cell/>
          <table:table-cell office:value-type="float" office:value="578.578" calcext:value-type="float">
            <text:p>578,578</text:p>
          </table:table-cell>
          <table:table-cell office:value-type="float" office:value="496.089252" calcext:value-type="float">
            <text:p>496,089252</text:p>
          </table:table-cell>
          <table:table-cell/>
          <table:table-cell office:value-type="float" office:value="4579.942" calcext:value-type="float">
            <text:p>4579,942</text:p>
          </table:table-cell>
          <table:table-cell office:value-type="float" office:value="521.49983" calcext:value-type="float">
            <text:p>521,49983</text:p>
          </table:table-cell>
          <table:table-cell table:number-columns-repeated="7"/>
        </table:table-row>
        <table:table-row table:style-name="ro1">
          <table:table-cell office:value-type="float" office:value="609.449" calcext:value-type="float">
            <text:p>609,449</text:p>
          </table:table-cell>
          <table:table-cell office:value-type="float" office:value="10.230849" calcext:value-type="float">
            <text:p>10,230849</text:p>
          </table:table-cell>
          <table:table-cell/>
          <table:table-cell office:value-type="float" office:value="820.43" calcext:value-type="float">
            <text:p>820,43</text:p>
          </table:table-cell>
          <table:table-cell office:value-type="float" office:value="495.898549" calcext:value-type="float">
            <text:p>495,898549</text:p>
          </table:table-cell>
          <table:table-cell/>
          <table:table-cell office:value-type="float" office:value="4577.656" calcext:value-type="float">
            <text:p>4577,656</text:p>
          </table:table-cell>
          <table:table-cell office:value-type="float" office:value="521.123713" calcext:value-type="float">
            <text:p>521,123713</text:p>
          </table:table-cell>
          <table:table-cell table:number-columns-repeated="7"/>
        </table:table-row>
        <table:table-row table:style-name="ro1">
          <table:table-cell office:value-type="float" office:value="92.201" calcext:value-type="float">
            <text:p>92,201</text:p>
          </table:table-cell>
          <table:table-cell office:value-type="float" office:value="10.198718" calcext:value-type="float">
            <text:p>10,198718</text:p>
          </table:table-cell>
          <table:table-cell/>
          <table:table-cell office:value-type="float" office:value="824.505" calcext:value-type="float">
            <text:p>824,505</text:p>
          </table:table-cell>
          <table:table-cell office:value-type="float" office:value="495.553992" calcext:value-type="float">
            <text:p>495,553992</text:p>
          </table:table-cell>
          <table:table-cell/>
          <table:table-cell office:value-type="float" office:value="5510.586" calcext:value-type="float">
            <text:p>5510,586</text:p>
          </table:table-cell>
          <table:table-cell office:value-type="float" office:value="456.203611" calcext:value-type="float">
            <text:p>456,203611</text:p>
          </table:table-cell>
          <table:table-cell table:number-columns-repeated="7"/>
        </table:table-row>
        <table:table-row table:style-name="ro1">
          <table:table-cell office:value-type="float" office:value="68.186" calcext:value-type="float">
            <text:p>68,186</text:p>
          </table:table-cell>
          <table:table-cell office:value-type="float" office:value="10.136072" calcext:value-type="float">
            <text:p>10,136072</text:p>
          </table:table-cell>
          <table:table-cell/>
          <table:table-cell office:value-type="float" office:value="1101.79" calcext:value-type="float">
            <text:p>1101,79</text:p>
          </table:table-cell>
          <table:table-cell office:value-type="float" office:value="494.751229" calcext:value-type="float">
            <text:p>494,751229</text:p>
          </table:table-cell>
          <table:table-cell/>
          <table:table-cell office:value-type="float" office:value="5506.212" calcext:value-type="float">
            <text:p>5506,212</text:p>
          </table:table-cell>
          <table:table-cell office:value-type="float" office:value="448.027449" calcext:value-type="float">
            <text:p>448,027449</text:p>
          </table:table-cell>
          <table:table-cell table:number-columns-repeated="7"/>
        </table:table-row>
        <table:table-row table:style-name="ro1">
          <table:table-cell office:value-type="float" office:value="71.75" calcext:value-type="float">
            <text:p>71,75</text:p>
          </table:table-cell>
          <table:table-cell office:value-type="float" office:value="10.129712" calcext:value-type="float">
            <text:p>10,129712</text:p>
          </table:table-cell>
          <table:table-cell/>
          <table:table-cell office:value-type="float" office:value="876.484" calcext:value-type="float">
            <text:p>876,484</text:p>
          </table:table-cell>
          <table:table-cell office:value-type="float" office:value="494.640476" calcext:value-type="float">
            <text:p>494,640476</text:p>
          </table:table-cell>
          <table:table-cell/>
          <table:table-cell office:value-type="float" office:value="5501.153" calcext:value-type="float">
            <text:p>5501,153</text:p>
          </table:table-cell>
          <table:table-cell office:value-type="float" office:value="445.222623" calcext:value-type="float">
            <text:p>445,222623</text:p>
          </table:table-cell>
          <table:table-cell table:number-columns-repeated="7"/>
        </table:table-row>
        <table:table-row table:style-name="ro1">
          <table:table-cell office:value-type="float" office:value="726.803" calcext:value-type="float">
            <text:p>726,803</text:p>
          </table:table-cell>
          <table:table-cell office:value-type="float" office:value="10.115589" calcext:value-type="float">
            <text:p>10,115589</text:p>
          </table:table-cell>
          <table:table-cell/>
          <table:table-cell office:value-type="float" office:value="797.17" calcext:value-type="float">
            <text:p>797,17</text:p>
          </table:table-cell>
          <table:table-cell office:value-type="float" office:value="494.121056" calcext:value-type="float">
            <text:p>494,121056</text:p>
          </table:table-cell>
          <table:table-cell/>
          <table:table-cell office:value-type="float" office:value="5500.184" calcext:value-type="float">
            <text:p>5500,184</text:p>
          </table:table-cell>
          <table:table-cell office:value-type="float" office:value="444.856259" calcext:value-type="float">
            <text:p>444,856259</text:p>
          </table:table-cell>
          <table:table-cell table:number-columns-repeated="7"/>
        </table:table-row>
        <table:table-row table:style-name="ro1">
          <table:table-cell office:value-type="float" office:value="97.248" calcext:value-type="float">
            <text:p>97,248</text:p>
          </table:table-cell>
          <table:table-cell office:value-type="float" office:value="10.052668" calcext:value-type="float">
            <text:p>10,052668</text:p>
          </table:table-cell>
          <table:table-cell/>
          <table:table-cell office:value-type="float" office:value="810.924" calcext:value-type="float">
            <text:p>810,924</text:p>
          </table:table-cell>
          <table:table-cell office:value-type="float" office:value="493.344102" calcext:value-type="float">
            <text:p>493,344102</text:p>
          </table:table-cell>
          <table:table-cell/>
          <table:table-cell office:value-type="float" office:value="5502.944" calcext:value-type="float">
            <text:p>5502,944</text:p>
          </table:table-cell>
          <table:table-cell office:value-type="float" office:value="442.320522" calcext:value-type="float">
            <text:p>442,320522</text:p>
          </table:table-cell>
          <table:table-cell table:number-columns-repeated="7"/>
        </table:table-row>
        <table:table-row table:style-name="ro1">
          <table:table-cell office:value-type="float" office:value="103.206" calcext:value-type="float">
            <text:p>103,206</text:p>
          </table:table-cell>
          <table:table-cell office:value-type="float" office:value="9.998624" calcext:value-type="float">
            <text:p>9,998624</text:p>
          </table:table-cell>
          <table:table-cell/>
          <table:table-cell office:value-type="float" office:value="1272.7" calcext:value-type="float">
            <text:p>1272,7</text:p>
          </table:table-cell>
          <table:table-cell office:value-type="float" office:value="492.310904" calcext:value-type="float">
            <text:p>492,310904</text:p>
          </table:table-cell>
          <table:table-cell/>
          <table:table-cell office:value-type="float" office:value="5496.491" calcext:value-type="float">
            <text:p>5496,491</text:p>
          </table:table-cell>
          <table:table-cell office:value-type="float" office:value="439.504116" calcext:value-type="float">
            <text:p>439,504116</text:p>
          </table:table-cell>
          <table:table-cell table:number-columns-repeated="7"/>
        </table:table-row>
        <table:table-row table:style-name="ro1">
          <table:table-cell office:value-type="float" office:value="76.212" calcext:value-type="float">
            <text:p>76,212</text:p>
          </table:table-cell>
          <table:table-cell office:value-type="float" office:value="9.936649" calcext:value-type="float">
            <text:p>9,936649</text:p>
          </table:table-cell>
          <table:table-cell/>
          <table:table-cell office:value-type="float" office:value="792.822" calcext:value-type="float">
            <text:p>792,822</text:p>
          </table:table-cell>
          <table:table-cell office:value-type="float" office:value="491.104531" calcext:value-type="float">
            <text:p>491,104531</text:p>
          </table:table-cell>
          <table:table-cell/>
          <table:table-cell office:value-type="float" office:value="5489.117" calcext:value-type="float">
            <text:p>5489,117</text:p>
          </table:table-cell>
          <table:table-cell office:value-type="float" office:value="431.390473" calcext:value-type="float">
            <text:p>431,390473</text:p>
          </table:table-cell>
          <table:table-cell table:number-columns-repeated="7"/>
        </table:table-row>
        <table:table-row table:style-name="ro1">
          <table:table-cell office:value-type="float" office:value="66.381" calcext:value-type="float">
            <text:p>66,381</text:p>
          </table:table-cell>
          <table:table-cell office:value-type="float" office:value="9.845822" calcext:value-type="float">
            <text:p>9,845822</text:p>
          </table:table-cell>
          <table:table-cell/>
          <table:table-cell office:value-type="float" office:value="1095.622" calcext:value-type="float">
            <text:p>1095,622</text:p>
          </table:table-cell>
          <table:table-cell office:value-type="float" office:value="490.690739" calcext:value-type="float">
            <text:p>490,690739</text:p>
          </table:table-cell>
          <table:table-cell/>
          <table:table-cell office:value-type="float" office:value="4516.43" calcext:value-type="float">
            <text:p>4516,43</text:p>
          </table:table-cell>
          <table:table-cell office:value-type="float" office:value="425.253073" calcext:value-type="float">
            <text:p>425,253073</text:p>
          </table:table-cell>
          <table:table-cell table:number-columns-repeated="7"/>
        </table:table-row>
        <table:table-row table:style-name="ro1">
          <table:table-cell office:value-type="float" office:value="67.911" calcext:value-type="float">
            <text:p>67,911</text:p>
          </table:table-cell>
          <table:table-cell office:value-type="float" office:value="9.826479" calcext:value-type="float">
            <text:p>9,826479</text:p>
          </table:table-cell>
          <table:table-cell/>
          <table:table-cell office:value-type="float" office:value="556.616" calcext:value-type="float">
            <text:p>556,616</text:p>
          </table:table-cell>
          <table:table-cell office:value-type="float" office:value="489.577876" calcext:value-type="float">
            <text:p>489,577876</text:p>
          </table:table-cell>
          <table:table-cell/>
          <table:table-cell office:value-type="float" office:value="4493.95" calcext:value-type="float">
            <text:p>4493,95</text:p>
          </table:table-cell>
          <table:table-cell office:value-type="float" office:value="409.932155" calcext:value-type="float">
            <text:p>409,932155</text:p>
          </table:table-cell>
          <table:table-cell table:number-columns-repeated="7"/>
        </table:table-row>
        <table:table-row table:style-name="ro1">
          <table:table-cell office:value-type="float" office:value="63.51" calcext:value-type="float">
            <text:p>63,51</text:p>
          </table:table-cell>
          <table:table-cell office:value-type="float" office:value="9.810305" calcext:value-type="float">
            <text:p>9,810305</text:p>
          </table:table-cell>
          <table:table-cell/>
          <table:table-cell office:value-type="float" office:value="778.414" calcext:value-type="float">
            <text:p>778,414</text:p>
          </table:table-cell>
          <table:table-cell office:value-type="float" office:value="488.677027" calcext:value-type="float">
            <text:p>488,677027</text:p>
          </table:table-cell>
          <table:table-cell/>
          <table:table-cell office:value-type="float" office:value="5494.764" calcext:value-type="float">
            <text:p>5494,764</text:p>
          </table:table-cell>
          <table:table-cell office:value-type="float" office:value="407.36823" calcext:value-type="float">
            <text:p>407,36823</text:p>
          </table:table-cell>
          <table:table-cell table:number-columns-repeated="7"/>
        </table:table-row>
        <table:table-row table:style-name="ro1">
          <table:table-cell office:value-type="float" office:value="83.733" calcext:value-type="float">
            <text:p>83,733</text:p>
          </table:table-cell>
          <table:table-cell office:value-type="float" office:value="9.689507" calcext:value-type="float">
            <text:p>9,689507</text:p>
          </table:table-cell>
          <table:table-cell/>
          <table:table-cell office:value-type="float" office:value="557.75" calcext:value-type="float">
            <text:p>557,75</text:p>
          </table:table-cell>
          <table:table-cell office:value-type="float" office:value="487.290739" calcext:value-type="float">
            <text:p>487,290739</text:p>
          </table:table-cell>
          <table:table-cell/>
          <table:table-cell office:value-type="float" office:value="5485.412" calcext:value-type="float">
            <text:p>5485,412</text:p>
          </table:table-cell>
          <table:table-cell office:value-type="float" office:value="401.31539" calcext:value-type="float">
            <text:p>401,31539</text:p>
          </table:table-cell>
          <table:table-cell table:number-columns-repeated="7"/>
        </table:table-row>
        <table:table-row table:style-name="ro1">
          <table:table-cell office:value-type="float" office:value="98.158" calcext:value-type="float">
            <text:p>98,158</text:p>
          </table:table-cell>
          <table:table-cell office:value-type="float" office:value="9.689335" calcext:value-type="float">
            <text:p>9,689335</text:p>
          </table:table-cell>
          <table:table-cell/>
          <table:table-cell office:value-type="float" office:value="794.052" calcext:value-type="float">
            <text:p>794,052</text:p>
          </table:table-cell>
          <table:table-cell office:value-type="float" office:value="486.698652" calcext:value-type="float">
            <text:p>486,698652</text:p>
          </table:table-cell>
          <table:table-cell/>
          <table:table-cell office:value-type="float" office:value="5464.337" calcext:value-type="float">
            <text:p>5464,337</text:p>
          </table:table-cell>
          <table:table-cell office:value-type="float" office:value="396.957997" calcext:value-type="float">
            <text:p>396,957997</text:p>
          </table:table-cell>
          <table:table-cell table:number-columns-repeated="7"/>
        </table:table-row>
        <table:table-row table:style-name="ro1">
          <table:table-cell office:value-type="float" office:value="508.689" calcext:value-type="float">
            <text:p>508,689</text:p>
          </table:table-cell>
          <table:table-cell office:value-type="float" office:value="9.669179" calcext:value-type="float">
            <text:p>9,669179</text:p>
          </table:table-cell>
          <table:table-cell/>
          <table:table-cell office:value-type="float" office:value="1289.937" calcext:value-type="float">
            <text:p>1289,937</text:p>
          </table:table-cell>
          <table:table-cell office:value-type="float" office:value="485.791097" calcext:value-type="float">
            <text:p>485,791097</text:p>
          </table:table-cell>
          <table:table-cell/>
          <table:table-cell office:value-type="float" office:value="5671.015" calcext:value-type="float">
            <text:p>5671,015</text:p>
          </table:table-cell>
          <table:table-cell office:value-type="float" office:value="391.558587" calcext:value-type="float">
            <text:p>391,558587</text:p>
          </table:table-cell>
          <table:table-cell table:number-columns-repeated="7"/>
        </table:table-row>
        <table:table-row table:style-name="ro1">
          <table:table-cell office:value-type="float" office:value="65.708" calcext:value-type="float">
            <text:p>65,708</text:p>
          </table:table-cell>
          <table:table-cell office:value-type="float" office:value="9.625847" calcext:value-type="float">
            <text:p>9,625847</text:p>
          </table:table-cell>
          <table:table-cell/>
          <table:table-cell office:value-type="float" office:value="563.743" calcext:value-type="float">
            <text:p>563,743</text:p>
          </table:table-cell>
          <table:table-cell office:value-type="float" office:value="484.639766" calcext:value-type="float">
            <text:p>484,639766</text:p>
          </table:table-cell>
          <table:table-cell/>
          <table:table-cell office:value-type="float" office:value="4419.603" calcext:value-type="float">
            <text:p>4419,603</text:p>
          </table:table-cell>
          <table:table-cell office:value-type="float" office:value="360.946569" calcext:value-type="float">
            <text:p>360,946569</text:p>
          </table:table-cell>
          <table:table-cell table:number-columns-repeated="7"/>
        </table:table-row>
        <table:table-row table:style-name="ro1">
          <table:table-cell office:value-type="float" office:value="379.565" calcext:value-type="float">
            <text:p>379,565</text:p>
          </table:table-cell>
          <table:table-cell office:value-type="float" office:value="9.617899" calcext:value-type="float">
            <text:p>9,617899</text:p>
          </table:table-cell>
          <table:table-cell/>
          <table:table-cell office:value-type="float" office:value="571.543" calcext:value-type="float">
            <text:p>571,543</text:p>
          </table:table-cell>
          <table:table-cell office:value-type="float" office:value="483.572396" calcext:value-type="float">
            <text:p>483,572396</text:p>
          </table:table-cell>
          <table:table-cell/>
          <table:table-cell office:value-type="float" office:value="5409.382" calcext:value-type="float">
            <text:p>5409,382</text:p>
          </table:table-cell>
          <table:table-cell office:value-type="float" office:value="355.726888" calcext:value-type="float">
            <text:p>355,726888</text:p>
          </table:table-cell>
          <table:table-cell table:number-columns-repeated="7"/>
        </table:table-row>
        <table:table-row table:style-name="ro1">
          <table:table-cell office:value-type="float" office:value="1167.252" calcext:value-type="float">
            <text:p>1167,252</text:p>
          </table:table-cell>
          <table:table-cell office:value-type="float" office:value="9.609702" calcext:value-type="float">
            <text:p>9,609702</text:p>
          </table:table-cell>
          <table:table-cell/>
          <table:table-cell office:value-type="float" office:value="1499.771" calcext:value-type="float">
            <text:p>1499,771</text:p>
          </table:table-cell>
          <table:table-cell office:value-type="float" office:value="483.355453" calcext:value-type="float">
            <text:p>483,355453</text:p>
          </table:table-cell>
          <table:table-cell/>
          <table:table-cell office:value-type="float" office:value="5410.768" calcext:value-type="float">
            <text:p>5410,768</text:p>
          </table:table-cell>
          <table:table-cell office:value-type="float" office:value="352.217275" calcext:value-type="float">
            <text:p>352,217275</text:p>
          </table:table-cell>
          <table:table-cell table:number-columns-repeated="7"/>
        </table:table-row>
        <table:table-row table:style-name="ro1">
          <table:table-cell office:value-type="float" office:value="100.382" calcext:value-type="float">
            <text:p>100,382</text:p>
          </table:table-cell>
          <table:table-cell office:value-type="float" office:value="9.598788" calcext:value-type="float">
            <text:p>9,598788</text:p>
          </table:table-cell>
          <table:table-cell/>
          <table:table-cell office:value-type="float" office:value="567.284" calcext:value-type="float">
            <text:p>567,284</text:p>
          </table:table-cell>
          <table:table-cell office:value-type="float" office:value="482.618346" calcext:value-type="float">
            <text:p>482,618346</text:p>
          </table:table-cell>
          <table:table-cell/>
          <table:table-cell office:value-type="float" office:value="5408.492" calcext:value-type="float">
            <text:p>5408,492</text:p>
          </table:table-cell>
          <table:table-cell office:value-type="float" office:value="352.093685" calcext:value-type="float">
            <text:p>352,093685</text:p>
          </table:table-cell>
          <table:table-cell table:number-columns-repeated="7"/>
        </table:table-row>
        <table:table-row table:style-name="ro1">
          <table:table-cell office:value-type="float" office:value="71.857" calcext:value-type="float">
            <text:p>71,857</text:p>
          </table:table-cell>
          <table:table-cell office:value-type="float" office:value="9.50391" calcext:value-type="float">
            <text:p>9,50391</text:p>
          </table:table-cell>
          <table:table-cell/>
          <table:table-cell office:value-type="float" office:value="542.559" calcext:value-type="float">
            <text:p>542,559</text:p>
          </table:table-cell>
          <table:table-cell office:value-type="float" office:value="479.947668" calcext:value-type="float">
            <text:p>479,947668</text:p>
          </table:table-cell>
          <table:table-cell/>
          <table:table-cell office:value-type="float" office:value="5411.634" calcext:value-type="float">
            <text:p>5411,634</text:p>
          </table:table-cell>
          <table:table-cell office:value-type="float" office:value="351.990875" calcext:value-type="float">
            <text:p>351,990875</text:p>
          </table:table-cell>
          <table:table-cell table:number-columns-repeated="7"/>
        </table:table-row>
        <table:table-row table:style-name="ro1">
          <table:table-cell office:value-type="float" office:value="796.151" calcext:value-type="float">
            <text:p>796,151</text:p>
          </table:table-cell>
          <table:table-cell office:value-type="float" office:value="9.450277" calcext:value-type="float">
            <text:p>9,450277</text:p>
          </table:table-cell>
          <table:table-cell/>
          <table:table-cell office:value-type="float" office:value="796.033" calcext:value-type="float">
            <text:p>796,033</text:p>
          </table:table-cell>
          <table:table-cell office:value-type="float" office:value="478.597536" calcext:value-type="float">
            <text:p>478,597536</text:p>
          </table:table-cell>
          <table:table-cell/>
          <table:table-cell office:value-type="float" office:value="5404.245" calcext:value-type="float">
            <text:p>5404,245</text:p>
          </table:table-cell>
          <table:table-cell office:value-type="float" office:value="349.686741" calcext:value-type="float">
            <text:p>349,686741</text:p>
          </table:table-cell>
          <table:table-cell table:number-columns-repeated="7"/>
        </table:table-row>
        <table:table-row table:style-name="ro1">
          <table:table-cell office:value-type="float" office:value="100.505" calcext:value-type="float">
            <text:p>100,505</text:p>
          </table:table-cell>
          <table:table-cell office:value-type="float" office:value="9.439565" calcext:value-type="float">
            <text:p>9,439565</text:p>
          </table:table-cell>
          <table:table-cell/>
          <table:table-cell office:value-type="float" office:value="1502.23" calcext:value-type="float">
            <text:p>1502,23</text:p>
          </table:table-cell>
          <table:table-cell office:value-type="float" office:value="476.620224" calcext:value-type="float">
            <text:p>476,620224</text:p>
          </table:table-cell>
          <table:table-cell/>
          <table:table-cell office:value-type="float" office:value="5412.22" calcext:value-type="float">
            <text:p>5412,22</text:p>
          </table:table-cell>
          <table:table-cell office:value-type="float" office:value="349.508854" calcext:value-type="float">
            <text:p>349,508854</text:p>
          </table:table-cell>
          <table:table-cell table:number-columns-repeated="7"/>
        </table:table-row>
        <table:table-row table:style-name="ro1">
          <table:table-cell office:value-type="float" office:value="532.949" calcext:value-type="float">
            <text:p>532,949</text:p>
          </table:table-cell>
          <table:table-cell office:value-type="float" office:value="9.435278" calcext:value-type="float">
            <text:p>9,435278</text:p>
          </table:table-cell>
          <table:table-cell/>
          <table:table-cell office:value-type="float" office:value="538.667" calcext:value-type="float">
            <text:p>538,667</text:p>
          </table:table-cell>
          <table:table-cell office:value-type="float" office:value="475.559351" calcext:value-type="float">
            <text:p>475,559351</text:p>
          </table:table-cell>
          <table:table-cell/>
          <table:table-cell office:value-type="float" office:value="5407.617" calcext:value-type="float">
            <text:p>5407,617</text:p>
          </table:table-cell>
          <table:table-cell office:value-type="float" office:value="349.349456" calcext:value-type="float">
            <text:p>349,349456</text:p>
          </table:table-cell>
          <table:table-cell table:number-columns-repeated="7"/>
        </table:table-row>
        <table:table-row table:style-name="ro1">
          <table:table-cell office:value-type="float" office:value="358.643" calcext:value-type="float">
            <text:p>358,643</text:p>
          </table:table-cell>
          <table:table-cell office:value-type="float" office:value="9.431592" calcext:value-type="float">
            <text:p>9,431592</text:p>
          </table:table-cell>
          <table:table-cell/>
          <table:table-cell office:value-type="float" office:value="563.973" calcext:value-type="float">
            <text:p>563,973</text:p>
          </table:table-cell>
          <table:table-cell office:value-type="float" office:value="469.954449" calcext:value-type="float">
            <text:p>469,954449</text:p>
          </table:table-cell>
          <table:table-cell/>
          <table:table-cell office:value-type="float" office:value="5404.058" calcext:value-type="float">
            <text:p>5404,058</text:p>
          </table:table-cell>
          <table:table-cell office:value-type="float" office:value="348.59962" calcext:value-type="float">
            <text:p>348,59962</text:p>
          </table:table-cell>
          <table:table-cell table:number-columns-repeated="7"/>
        </table:table-row>
        <table:table-row table:style-name="ro1">
          <table:table-cell office:value-type="float" office:value="66.206" calcext:value-type="float">
            <text:p>66,206</text:p>
          </table:table-cell>
          <table:table-cell office:value-type="float" office:value="9.419459" calcext:value-type="float">
            <text:p>9,419459</text:p>
          </table:table-cell>
          <table:table-cell/>
          <table:table-cell office:value-type="float" office:value="994.547" calcext:value-type="float">
            <text:p>994,547</text:p>
          </table:table-cell>
          <table:table-cell office:value-type="float" office:value="465.003882" calcext:value-type="float">
            <text:p>465,003882</text:p>
          </table:table-cell>
          <table:table-cell/>
          <table:table-cell office:value-type="float" office:value="5402.775" calcext:value-type="float">
            <text:p>5402,775</text:p>
          </table:table-cell>
          <table:table-cell office:value-type="float" office:value="347.898198" calcext:value-type="float">
            <text:p>347,898198</text:p>
          </table:table-cell>
          <table:table-cell table:number-columns-repeated="7"/>
        </table:table-row>
        <table:table-row table:style-name="ro1">
          <table:table-cell office:value-type="float" office:value="111.626" calcext:value-type="float">
            <text:p>111,626</text:p>
          </table:table-cell>
          <table:table-cell office:value-type="float" office:value="9.413748" calcext:value-type="float">
            <text:p>9,413748</text:p>
          </table:table-cell>
          <table:table-cell/>
          <table:table-cell office:value-type="float" office:value="984.109" calcext:value-type="float">
            <text:p>984,109</text:p>
          </table:table-cell>
          <table:table-cell office:value-type="float" office:value="464.85847" calcext:value-type="float">
            <text:p>464,85847</text:p>
          </table:table-cell>
          <table:table-cell/>
          <table:table-cell office:value-type="float" office:value="5405.051" calcext:value-type="float">
            <text:p>5405,051</text:p>
          </table:table-cell>
          <table:table-cell office:value-type="float" office:value="347.574475" calcext:value-type="float">
            <text:p>347,574475</text:p>
          </table:table-cell>
          <table:table-cell table:number-columns-repeated="7"/>
        </table:table-row>
        <table:table-row table:style-name="ro1">
          <table:table-cell office:value-type="float" office:value="91.333" calcext:value-type="float">
            <text:p>91,333</text:p>
          </table:table-cell>
          <table:table-cell office:value-type="float" office:value="9.40163" calcext:value-type="float">
            <text:p>9,40163</text:p>
          </table:table-cell>
          <table:table-cell/>
          <table:table-cell office:value-type="float" office:value="528.901" calcext:value-type="float">
            <text:p>528,901</text:p>
          </table:table-cell>
          <table:table-cell office:value-type="float" office:value="463.347634" calcext:value-type="float">
            <text:p>463,347634</text:p>
          </table:table-cell>
          <table:table-cell/>
          <table:table-cell office:value-type="float" office:value="5406.919" calcext:value-type="float">
            <text:p>5406,919</text:p>
          </table:table-cell>
          <table:table-cell office:value-type="float" office:value="346.156563" calcext:value-type="float">
            <text:p>346,156563</text:p>
          </table:table-cell>
          <table:table-cell table:number-columns-repeated="7"/>
        </table:table-row>
        <table:table-row table:style-name="ro1">
          <table:table-cell office:value-type="float" office:value="511.988" calcext:value-type="float">
            <text:p>511,988</text:p>
          </table:table-cell>
          <table:table-cell office:value-type="float" office:value="9.333707" calcext:value-type="float">
            <text:p>9,333707</text:p>
          </table:table-cell>
          <table:table-cell/>
          <table:table-cell office:value-type="float" office:value="1026.201" calcext:value-type="float">
            <text:p>1026,201</text:p>
          </table:table-cell>
          <table:table-cell office:value-type="float" office:value="461.466186" calcext:value-type="float">
            <text:p>461,466186</text:p>
          </table:table-cell>
          <table:table-cell/>
          <table:table-cell office:value-type="float" office:value="5487.626" calcext:value-type="float">
            <text:p>5487,626</text:p>
          </table:table-cell>
          <table:table-cell office:value-type="float" office:value="346.070936" calcext:value-type="float">
            <text:p>346,070936</text:p>
          </table:table-cell>
          <table:table-cell table:number-columns-repeated="7"/>
        </table:table-row>
        <table:table-row table:style-name="ro1">
          <table:table-cell office:value-type="float" office:value="68.215" calcext:value-type="float">
            <text:p>68,215</text:p>
          </table:table-cell>
          <table:table-cell office:value-type="float" office:value="9.216333" calcext:value-type="float">
            <text:p>9,216333</text:p>
          </table:table-cell>
          <table:table-cell/>
          <table:table-cell office:value-type="float" office:value="1009.203" calcext:value-type="float">
            <text:p>1009,203</text:p>
          </table:table-cell>
          <table:table-cell office:value-type="float" office:value="460.038838" calcext:value-type="float">
            <text:p>460,038838</text:p>
          </table:table-cell>
          <table:table-cell/>
          <table:table-cell office:value-type="float" office:value="5486.62" calcext:value-type="float">
            <text:p>5486,62</text:p>
          </table:table-cell>
          <table:table-cell office:value-type="float" office:value="345.626971" calcext:value-type="float">
            <text:p>345,626971</text:p>
          </table:table-cell>
          <table:table-cell table:number-columns-repeated="7"/>
        </table:table-row>
        <table:table-row table:style-name="ro1">
          <table:table-cell office:value-type="float" office:value="67.591" calcext:value-type="float">
            <text:p>67,591</text:p>
          </table:table-cell>
          <table:table-cell office:value-type="float" office:value="9.206482" calcext:value-type="float">
            <text:p>9,206482</text:p>
          </table:table-cell>
          <table:table-cell/>
          <table:table-cell office:value-type="float" office:value="744.439" calcext:value-type="float">
            <text:p>744,439</text:p>
          </table:table-cell>
          <table:table-cell office:value-type="float" office:value="457.018868" calcext:value-type="float">
            <text:p>457,018868</text:p>
          </table:table-cell>
          <table:table-cell/>
          <table:table-cell office:value-type="float" office:value="5404.828" calcext:value-type="float">
            <text:p>5404,828</text:p>
          </table:table-cell>
          <table:table-cell office:value-type="float" office:value="344.104528" calcext:value-type="float">
            <text:p>344,104528</text:p>
          </table:table-cell>
          <table:table-cell table:number-columns-repeated="7"/>
        </table:table-row>
        <table:table-row table:style-name="ro1">
          <table:table-cell office:value-type="float" office:value="103.313" calcext:value-type="float">
            <text:p>103,313</text:p>
          </table:table-cell>
          <table:table-cell office:value-type="float" office:value="9.199862" calcext:value-type="float">
            <text:p>9,199862</text:p>
          </table:table-cell>
          <table:table-cell/>
          <table:table-cell office:value-type="float" office:value="1004.899" calcext:value-type="float">
            <text:p>1004,899</text:p>
          </table:table-cell>
          <table:table-cell office:value-type="float" office:value="456.089295" calcext:value-type="float">
            <text:p>456,089295</text:p>
          </table:table-cell>
          <table:table-cell/>
          <table:table-cell office:value-type="float" office:value="5398.404" calcext:value-type="float">
            <text:p>5398,404</text:p>
          </table:table-cell>
          <table:table-cell office:value-type="float" office:value="343.97769" calcext:value-type="float">
            <text:p>343,97769</text:p>
          </table:table-cell>
          <table:table-cell table:number-columns-repeated="7"/>
        </table:table-row>
        <table:table-row table:style-name="ro1">
          <table:table-cell office:value-type="float" office:value="66.97" calcext:value-type="float">
            <text:p>66,97</text:p>
          </table:table-cell>
          <table:table-cell office:value-type="float" office:value="9.130485" calcext:value-type="float">
            <text:p>9,130485</text:p>
          </table:table-cell>
          <table:table-cell/>
          <table:table-cell office:value-type="float" office:value="1011.956" calcext:value-type="float">
            <text:p>1011,956</text:p>
          </table:table-cell>
          <table:table-cell office:value-type="float" office:value="456.029846" calcext:value-type="float">
            <text:p>456,029846</text:p>
          </table:table-cell>
          <table:table-cell/>
          <table:table-cell office:value-type="float" office:value="5398.569" calcext:value-type="float">
            <text:p>5398,569</text:p>
          </table:table-cell>
          <table:table-cell office:value-type="float" office:value="343.71249" calcext:value-type="float">
            <text:p>343,71249</text:p>
          </table:table-cell>
          <table:table-cell table:number-columns-repeated="7"/>
        </table:table-row>
        <table:table-row table:style-name="ro1">
          <table:table-cell office:value-type="float" office:value="160.221" calcext:value-type="float">
            <text:p>160,221</text:p>
          </table:table-cell>
          <table:table-cell office:value-type="float" office:value="9.11451" calcext:value-type="float">
            <text:p>9,11451</text:p>
          </table:table-cell>
          <table:table-cell/>
          <table:table-cell office:value-type="float" office:value="536.722" calcext:value-type="float">
            <text:p>536,722</text:p>
          </table:table-cell>
          <table:table-cell office:value-type="float" office:value="453.942547" calcext:value-type="float">
            <text:p>453,942547</text:p>
          </table:table-cell>
          <table:table-cell/>
          <table:table-cell office:value-type="float" office:value="5399.209" calcext:value-type="float">
            <text:p>5399,209</text:p>
          </table:table-cell>
          <table:table-cell office:value-type="float" office:value="342.75718" calcext:value-type="float">
            <text:p>342,75718</text:p>
          </table:table-cell>
          <table:table-cell table:number-columns-repeated="7"/>
        </table:table-row>
        <table:table-row table:style-name="ro1">
          <table:table-cell office:value-type="float" office:value="119.169" calcext:value-type="float">
            <text:p>119,169</text:p>
          </table:table-cell>
          <table:table-cell office:value-type="float" office:value="9.088077" calcext:value-type="float">
            <text:p>9,088077</text:p>
          </table:table-cell>
          <table:table-cell/>
          <table:table-cell office:value-type="float" office:value="1025.282" calcext:value-type="float">
            <text:p>1025,282</text:p>
          </table:table-cell>
          <table:table-cell office:value-type="float" office:value="453.606712" calcext:value-type="float">
            <text:p>453,606712</text:p>
          </table:table-cell>
          <table:table-cell/>
          <table:table-cell office:value-type="float" office:value="4399.816" calcext:value-type="float">
            <text:p>4399,816</text:p>
          </table:table-cell>
          <table:table-cell office:value-type="float" office:value="341.752901" calcext:value-type="float">
            <text:p>341,752901</text:p>
          </table:table-cell>
          <table:table-cell table:number-columns-repeated="7"/>
        </table:table-row>
        <table:table-row table:style-name="ro1">
          <table:table-cell office:value-type="float" office:value="78.896" calcext:value-type="float">
            <text:p>78,896</text:p>
          </table:table-cell>
          <table:table-cell office:value-type="float" office:value="9.02532" calcext:value-type="float">
            <text:p>9,02532</text:p>
          </table:table-cell>
          <table:table-cell/>
          <table:table-cell office:value-type="float" office:value="1001.31" calcext:value-type="float">
            <text:p>1001,31</text:p>
          </table:table-cell>
          <table:table-cell office:value-type="float" office:value="452.947754" calcext:value-type="float">
            <text:p>452,947754</text:p>
          </table:table-cell>
          <table:table-cell/>
          <table:table-cell office:value-type="float" office:value="5398.932" calcext:value-type="float">
            <text:p>5398,932</text:p>
          </table:table-cell>
          <table:table-cell office:value-type="float" office:value="340.425275" calcext:value-type="float">
            <text:p>340,425275</text:p>
          </table:table-cell>
          <table:table-cell table:number-columns-repeated="7"/>
        </table:table-row>
        <table:table-row table:style-name="ro1">
          <table:table-cell office:value-type="float" office:value="98.609" calcext:value-type="float">
            <text:p>98,609</text:p>
          </table:table-cell>
          <table:table-cell office:value-type="float" office:value="9.014589" calcext:value-type="float">
            <text:p>9,014589</text:p>
          </table:table-cell>
          <table:table-cell/>
          <table:table-cell office:value-type="float" office:value="514.258" calcext:value-type="float">
            <text:p>514,258</text:p>
          </table:table-cell>
          <table:table-cell office:value-type="float" office:value="452.228378" calcext:value-type="float">
            <text:p>452,228378</text:p>
          </table:table-cell>
          <table:table-cell/>
          <table:table-cell office:value-type="float" office:value="5393.24" calcext:value-type="float">
            <text:p>5393,24</text:p>
          </table:table-cell>
          <table:table-cell office:value-type="float" office:value="338.84672" calcext:value-type="float">
            <text:p>338,84672</text:p>
          </table:table-cell>
          <table:table-cell table:number-columns-repeated="7"/>
        </table:table-row>
        <table:table-row table:style-name="ro1">
          <table:table-cell office:value-type="float" office:value="68.006" calcext:value-type="float">
            <text:p>68,006</text:p>
          </table:table-cell>
          <table:table-cell office:value-type="float" office:value="8.988985" calcext:value-type="float">
            <text:p>8,988985</text:p>
          </table:table-cell>
          <table:table-cell/>
          <table:table-cell office:value-type="float" office:value="507.887" calcext:value-type="float">
            <text:p>507,887</text:p>
          </table:table-cell>
          <table:table-cell office:value-type="float" office:value="451.732077" calcext:value-type="float">
            <text:p>451,732077</text:p>
          </table:table-cell>
          <table:table-cell/>
          <table:table-cell office:value-type="float" office:value="5392.499" calcext:value-type="float">
            <text:p>5392,499</text:p>
          </table:table-cell>
          <table:table-cell office:value-type="float" office:value="338.71002" calcext:value-type="float">
            <text:p>338,71002</text:p>
          </table:table-cell>
          <table:table-cell table:number-columns-repeated="7"/>
        </table:table-row>
        <table:table-row table:style-name="ro1">
          <table:table-cell office:value-type="float" office:value="66.051" calcext:value-type="float">
            <text:p>66,051</text:p>
          </table:table-cell>
          <table:table-cell office:value-type="float" office:value="8.987993" calcext:value-type="float">
            <text:p>8,987993</text:p>
          </table:table-cell>
          <table:table-cell/>
          <table:table-cell office:value-type="float" office:value="540.627" calcext:value-type="float">
            <text:p>540,627</text:p>
          </table:table-cell>
          <table:table-cell office:value-type="float" office:value="451.362582" calcext:value-type="float">
            <text:p>451,362582</text:p>
          </table:table-cell>
          <table:table-cell/>
          <table:table-cell office:value-type="float" office:value="5415.754" calcext:value-type="float">
            <text:p>5415,754</text:p>
          </table:table-cell>
          <table:table-cell office:value-type="float" office:value="334.449826" calcext:value-type="float">
            <text:p>334,449826</text:p>
          </table:table-cell>
          <table:table-cell table:number-columns-repeated="7"/>
        </table:table-row>
        <table:table-row table:style-name="ro1">
          <table:table-cell office:value-type="float" office:value="96.396" calcext:value-type="float">
            <text:p>96,396</text:p>
          </table:table-cell>
          <table:table-cell office:value-type="float" office:value="8.987438" calcext:value-type="float">
            <text:p>8,987438</text:p>
          </table:table-cell>
          <table:table-cell/>
          <table:table-cell office:value-type="float" office:value="512.044" calcext:value-type="float">
            <text:p>512,044</text:p>
          </table:table-cell>
          <table:table-cell office:value-type="float" office:value="451.353531" calcext:value-type="float">
            <text:p>451,353531</text:p>
          </table:table-cell>
          <table:table-cell/>
          <table:table-cell office:value-type="float" office:value="5387.585" calcext:value-type="float">
            <text:p>5387,585</text:p>
          </table:table-cell>
          <table:table-cell office:value-type="float" office:value="334.192609" calcext:value-type="float">
            <text:p>334,192609</text:p>
          </table:table-cell>
          <table:table-cell table:number-columns-repeated="7"/>
        </table:table-row>
        <table:table-row table:style-name="ro1">
          <table:table-cell office:value-type="float" office:value="74.799" calcext:value-type="float">
            <text:p>74,799</text:p>
          </table:table-cell>
          <table:table-cell office:value-type="float" office:value="8.985858" calcext:value-type="float">
            <text:p>8,985858</text:p>
          </table:table-cell>
          <table:table-cell/>
          <table:table-cell office:value-type="float" office:value="989.187" calcext:value-type="float">
            <text:p>989,187</text:p>
          </table:table-cell>
          <table:table-cell office:value-type="float" office:value="450.403236" calcext:value-type="float">
            <text:p>450,403236</text:p>
          </table:table-cell>
          <table:table-cell/>
          <table:table-cell office:value-type="float" office:value="5391.258" calcext:value-type="float">
            <text:p>5391,258</text:p>
          </table:table-cell>
          <table:table-cell office:value-type="float" office:value="334.131392" calcext:value-type="float">
            <text:p>334,131392</text:p>
          </table:table-cell>
          <table:table-cell table:number-columns-repeated="7"/>
        </table:table-row>
        <table:table-row table:style-name="ro1">
          <table:table-cell office:value-type="float" office:value="415.422" calcext:value-type="float">
            <text:p>415,422</text:p>
          </table:table-cell>
          <table:table-cell office:value-type="float" office:value="8.975792" calcext:value-type="float">
            <text:p>8,975792</text:p>
          </table:table-cell>
          <table:table-cell/>
          <table:table-cell office:value-type="float" office:value="789.652" calcext:value-type="float">
            <text:p>789,652</text:p>
          </table:table-cell>
          <table:table-cell office:value-type="float" office:value="449.996329" calcext:value-type="float">
            <text:p>449,996329</text:p>
          </table:table-cell>
          <table:table-cell/>
          <table:table-cell office:value-type="float" office:value="5388.515" calcext:value-type="float">
            <text:p>5388,515</text:p>
          </table:table-cell>
          <table:table-cell office:value-type="float" office:value="334.074173" calcext:value-type="float">
            <text:p>334,074173</text:p>
          </table:table-cell>
          <table:table-cell table:number-columns-repeated="7"/>
        </table:table-row>
        <table:table-row table:style-name="ro1">
          <table:table-cell office:value-type="float" office:value="63.918" calcext:value-type="float">
            <text:p>63,918</text:p>
          </table:table-cell>
          <table:table-cell office:value-type="float" office:value="8.958843" calcext:value-type="float">
            <text:p>8,958843</text:p>
          </table:table-cell>
          <table:table-cell/>
          <table:table-cell office:value-type="float" office:value="501.123" calcext:value-type="float">
            <text:p>501,123</text:p>
          </table:table-cell>
          <table:table-cell office:value-type="float" office:value="448.893883" calcext:value-type="float">
            <text:p>448,893883</text:p>
          </table:table-cell>
          <table:table-cell/>
          <table:table-cell office:value-type="float" office:value="5388.825" calcext:value-type="float">
            <text:p>5388,825</text:p>
          </table:table-cell>
          <table:table-cell office:value-type="float" office:value="334.037519" calcext:value-type="float">
            <text:p>334,037519</text:p>
          </table:table-cell>
          <table:table-cell table:number-columns-repeated="7"/>
        </table:table-row>
        <table:table-row table:style-name="ro1">
          <table:table-cell office:value-type="float" office:value="988.415" calcext:value-type="float">
            <text:p>988,415</text:p>
          </table:table-cell>
          <table:table-cell office:value-type="float" office:value="8.941438" calcext:value-type="float">
            <text:p>8,941438</text:p>
          </table:table-cell>
          <table:table-cell/>
          <table:table-cell office:value-type="float" office:value="533.291" calcext:value-type="float">
            <text:p>533,291</text:p>
          </table:table-cell>
          <table:table-cell office:value-type="float" office:value="448.627397" calcext:value-type="float">
            <text:p>448,627397</text:p>
          </table:table-cell>
          <table:table-cell/>
          <table:table-cell office:value-type="float" office:value="5397.021" calcext:value-type="float">
            <text:p>5397,021</text:p>
          </table:table-cell>
          <table:table-cell office:value-type="float" office:value="309.451971" calcext:value-type="float">
            <text:p>309,451971</text:p>
          </table:table-cell>
          <table:table-cell table:number-columns-repeated="7"/>
        </table:table-row>
        <table:table-row table:style-name="ro1">
          <table:table-cell office:value-type="float" office:value="307.919" calcext:value-type="float">
            <text:p>307,919</text:p>
          </table:table-cell>
          <table:table-cell office:value-type="float" office:value="8.928037" calcext:value-type="float">
            <text:p>8,928037</text:p>
          </table:table-cell>
          <table:table-cell/>
          <table:table-cell office:value-type="float" office:value="502.087" calcext:value-type="float">
            <text:p>502,087</text:p>
          </table:table-cell>
          <table:table-cell office:value-type="float" office:value="448.543655" calcext:value-type="float">
            <text:p>448,543655</text:p>
          </table:table-cell>
          <table:table-cell/>
          <table:table-cell office:value-type="float" office:value="5363.259" calcext:value-type="float">
            <text:p>5363,259</text:p>
          </table:table-cell>
          <table:table-cell office:value-type="float" office:value="306.826579" calcext:value-type="float">
            <text:p>306,826579</text:p>
          </table:table-cell>
          <table:table-cell table:number-columns-repeated="7"/>
        </table:table-row>
        <table:table-row table:style-name="ro1">
          <table:table-cell office:value-type="float" office:value="68.238" calcext:value-type="float">
            <text:p>68,238</text:p>
          </table:table-cell>
          <table:table-cell office:value-type="float" office:value="8.927085" calcext:value-type="float">
            <text:p>8,927085</text:p>
          </table:table-cell>
          <table:table-cell/>
          <table:table-cell office:value-type="float" office:value="546.472" calcext:value-type="float">
            <text:p>546,472</text:p>
          </table:table-cell>
          <table:table-cell office:value-type="float" office:value="448.092863" calcext:value-type="float">
            <text:p>448,092863</text:p>
          </table:table-cell>
          <table:table-cell/>
          <table:table-cell office:value-type="float" office:value="5392.021" calcext:value-type="float">
            <text:p>5392,021</text:p>
          </table:table-cell>
          <table:table-cell office:value-type="float" office:value="306.441351" calcext:value-type="float">
            <text:p>306,441351</text:p>
          </table:table-cell>
          <table:table-cell table:number-columns-repeated="7"/>
        </table:table-row>
        <table:table-row table:style-name="ro1">
          <table:table-cell office:value-type="float" office:value="69.223" calcext:value-type="float">
            <text:p>69,223</text:p>
          </table:table-cell>
          <table:table-cell office:value-type="float" office:value="8.868952" calcext:value-type="float">
            <text:p>8,868952</text:p>
          </table:table-cell>
          <table:table-cell/>
          <table:table-cell office:value-type="float" office:value="511.381" calcext:value-type="float">
            <text:p>511,381</text:p>
          </table:table-cell>
          <table:table-cell office:value-type="float" office:value="446.992481" calcext:value-type="float">
            <text:p>446,992481</text:p>
          </table:table-cell>
          <table:table-cell/>
          <table:table-cell office:value-type="float" office:value="7179.684" calcext:value-type="float">
            <text:p>7179,684</text:p>
          </table:table-cell>
          <table:table-cell office:value-type="float" office:value="297.892672" calcext:value-type="float">
            <text:p>297,892672</text:p>
          </table:table-cell>
          <table:table-cell table:number-columns-repeated="7"/>
        </table:table-row>
        <table:table-row table:style-name="ro1">
          <table:table-cell office:value-type="float" office:value="65.971" calcext:value-type="float">
            <text:p>65,971</text:p>
          </table:table-cell>
          <table:table-cell office:value-type="float" office:value="8.861178" calcext:value-type="float">
            <text:p>8,861178</text:p>
          </table:table-cell>
          <table:table-cell/>
          <table:table-cell office:value-type="float" office:value="499.906" calcext:value-type="float">
            <text:p>499,906</text:p>
          </table:table-cell>
          <table:table-cell office:value-type="float" office:value="445.686621" calcext:value-type="float">
            <text:p>445,686621</text:p>
          </table:table-cell>
          <table:table-cell/>
          <table:table-cell office:value-type="float" office:value="5428.617" calcext:value-type="float">
            <text:p>5428,617</text:p>
          </table:table-cell>
          <table:table-cell office:value-type="float" office:value="277.300559" calcext:value-type="float">
            <text:p>277,300559</text:p>
          </table:table-cell>
          <table:table-cell table:number-columns-repeated="7"/>
        </table:table-row>
        <table:table-row table:style-name="ro1">
          <table:table-cell office:value-type="float" office:value="67.037" calcext:value-type="float">
            <text:p>67,037</text:p>
          </table:table-cell>
          <table:table-cell office:value-type="float" office:value="8.853246" calcext:value-type="float">
            <text:p>8,853246</text:p>
          </table:table-cell>
          <table:table-cell/>
          <table:table-cell office:value-type="float" office:value="505.726" calcext:value-type="float">
            <text:p>505,726</text:p>
          </table:table-cell>
          <table:table-cell office:value-type="float" office:value="445.425231" calcext:value-type="float">
            <text:p>445,425231</text:p>
          </table:table-cell>
          <table:table-cell/>
          <table:table-cell office:value-type="float" office:value="5308.796" calcext:value-type="float">
            <text:p>5308,796</text:p>
          </table:table-cell>
          <table:table-cell office:value-type="float" office:value="253.757568" calcext:value-type="float">
            <text:p>253,757568</text:p>
          </table:table-cell>
          <table:table-cell table:number-columns-repeated="7"/>
        </table:table-row>
        <table:table-row table:style-name="ro1">
          <table:table-cell office:value-type="float" office:value="64.524" calcext:value-type="float">
            <text:p>64,524</text:p>
          </table:table-cell>
          <table:table-cell office:value-type="float" office:value="8.823719" calcext:value-type="float">
            <text:p>8,823719</text:p>
          </table:table-cell>
          <table:table-cell/>
          <table:table-cell office:value-type="float" office:value="500.84" calcext:value-type="float">
            <text:p>500,84</text:p>
          </table:table-cell>
          <table:table-cell office:value-type="float" office:value="445.276112" calcext:value-type="float">
            <text:p>445,276112</text:p>
          </table:table-cell>
          <table:table-cell/>
          <table:table-cell office:value-type="float" office:value="5305.59" calcext:value-type="float">
            <text:p>5305,59</text:p>
          </table:table-cell>
          <table:table-cell office:value-type="float" office:value="251.708077" calcext:value-type="float">
            <text:p>251,708077</text:p>
          </table:table-cell>
          <table:table-cell table:number-columns-repeated="7"/>
        </table:table-row>
        <table:table-row table:style-name="ro1">
          <table:table-cell office:value-type="float" office:value="100.676" calcext:value-type="float">
            <text:p>100,676</text:p>
          </table:table-cell>
          <table:table-cell office:value-type="float" office:value="8.814136" calcext:value-type="float">
            <text:p>8,814136</text:p>
          </table:table-cell>
          <table:table-cell/>
          <table:table-cell office:value-type="float" office:value="500.564" calcext:value-type="float">
            <text:p>500,564</text:p>
          </table:table-cell>
          <table:table-cell office:value-type="float" office:value="445.055014" calcext:value-type="float">
            <text:p>445,055014</text:p>
          </table:table-cell>
          <table:table-cell/>
          <table:table-cell office:value-type="float" office:value="5302.997" calcext:value-type="float">
            <text:p>5302,997</text:p>
          </table:table-cell>
          <table:table-cell office:value-type="float" office:value="249.594954" calcext:value-type="float">
            <text:p>249,594954</text:p>
          </table:table-cell>
          <table:table-cell table:number-columns-repeated="7"/>
        </table:table-row>
        <table:table-row table:style-name="ro1">
          <table:table-cell office:value-type="float" office:value="95.259" calcext:value-type="float">
            <text:p>95,259</text:p>
          </table:table-cell>
          <table:table-cell office:value-type="float" office:value="8.803641" calcext:value-type="float">
            <text:p>8,803641</text:p>
          </table:table-cell>
          <table:table-cell/>
          <table:table-cell office:value-type="float" office:value="513.876" calcext:value-type="float">
            <text:p>513,876</text:p>
          </table:table-cell>
          <table:table-cell office:value-type="float" office:value="445.004003" calcext:value-type="float">
            <text:p>445,004003</text:p>
          </table:table-cell>
          <table:table-cell/>
          <table:table-cell office:value-type="float" office:value="5325.917" calcext:value-type="float">
            <text:p>5325,917</text:p>
          </table:table-cell>
          <table:table-cell office:value-type="float" office:value="249.576485" calcext:value-type="float">
            <text:p>249,576485</text:p>
          </table:table-cell>
          <table:table-cell table:number-columns-repeated="7"/>
        </table:table-row>
        <table:table-row table:style-name="ro1">
          <table:table-cell office:value-type="float" office:value="64.803" calcext:value-type="float">
            <text:p>64,803</text:p>
          </table:table-cell>
          <table:table-cell office:value-type="float" office:value="8.794735" calcext:value-type="float">
            <text:p>8,794735</text:p>
          </table:table-cell>
          <table:table-cell/>
          <table:table-cell office:value-type="float" office:value="505.042" calcext:value-type="float">
            <text:p>505,042</text:p>
          </table:table-cell>
          <table:table-cell office:value-type="float" office:value="444.418706" calcext:value-type="float">
            <text:p>444,418706</text:p>
          </table:table-cell>
          <table:table-cell/>
          <table:table-cell office:value-type="float" office:value="5301.978" calcext:value-type="float">
            <text:p>5301,978</text:p>
          </table:table-cell>
          <table:table-cell office:value-type="float" office:value="247.970039" calcext:value-type="float">
            <text:p>247,970039</text:p>
          </table:table-cell>
          <table:table-cell table:number-columns-repeated="7"/>
        </table:table-row>
        <table:table-row table:style-name="ro1">
          <table:table-cell office:value-type="float" office:value="80.341" calcext:value-type="float">
            <text:p>80,341</text:p>
          </table:table-cell>
          <table:table-cell office:value-type="float" office:value="8.779097" calcext:value-type="float">
            <text:p>8,779097</text:p>
          </table:table-cell>
          <table:table-cell/>
          <table:table-cell office:value-type="float" office:value="500.498" calcext:value-type="float">
            <text:p>500,498</text:p>
          </table:table-cell>
          <table:table-cell office:value-type="float" office:value="444.367303" calcext:value-type="float">
            <text:p>444,367303</text:p>
          </table:table-cell>
          <table:table-cell/>
          <table:table-cell office:value-type="float" office:value="5362.882" calcext:value-type="float">
            <text:p>5362,882</text:p>
          </table:table-cell>
          <table:table-cell office:value-type="float" office:value="245.531743" calcext:value-type="float">
            <text:p>245,531743</text:p>
          </table:table-cell>
          <table:table-cell table:number-columns-repeated="7"/>
        </table:table-row>
        <table:table-row table:style-name="ro1">
          <table:table-cell office:value-type="float" office:value="75.235" calcext:value-type="float">
            <text:p>75,235</text:p>
          </table:table-cell>
          <table:table-cell office:value-type="float" office:value="8.771289" calcext:value-type="float">
            <text:p>8,771289</text:p>
          </table:table-cell>
          <table:table-cell/>
          <table:table-cell office:value-type="float" office:value="513.143" calcext:value-type="float">
            <text:p>513,143</text:p>
          </table:table-cell>
          <table:table-cell office:value-type="float" office:value="444.2075" calcext:value-type="float">
            <text:p>444,2075</text:p>
          </table:table-cell>
          <table:table-cell/>
          <table:table-cell office:value-type="float" office:value="5542.729" calcext:value-type="float">
            <text:p>5542,729</text:p>
          </table:table-cell>
          <table:table-cell office:value-type="float" office:value="245.052657" calcext:value-type="float">
            <text:p>245,052657</text:p>
          </table:table-cell>
          <table:table-cell table:number-columns-repeated="7"/>
        </table:table-row>
        <table:table-row table:style-name="ro1">
          <table:table-cell office:value-type="float" office:value="65.623" calcext:value-type="float">
            <text:p>65,623</text:p>
          </table:table-cell>
          <table:table-cell office:value-type="float" office:value="8.728734" calcext:value-type="float">
            <text:p>8,728734</text:p>
          </table:table-cell>
          <table:table-cell/>
          <table:table-cell office:value-type="float" office:value="517.481" calcext:value-type="float">
            <text:p>517,481</text:p>
          </table:table-cell>
          <table:table-cell office:value-type="float" office:value="443.934683" calcext:value-type="float">
            <text:p>443,934683</text:p>
          </table:table-cell>
          <table:table-cell/>
          <table:table-cell office:value-type="float" office:value="5296.216" calcext:value-type="float">
            <text:p>5296,216</text:p>
          </table:table-cell>
          <table:table-cell office:value-type="float" office:value="242.425869" calcext:value-type="float">
            <text:p>242,425869</text:p>
          </table:table-cell>
          <table:table-cell table:number-columns-repeated="7"/>
        </table:table-row>
        <table:table-row table:style-name="ro1">
          <table:table-cell office:value-type="float" office:value="74.319" calcext:value-type="float">
            <text:p>74,319</text:p>
          </table:table-cell>
          <table:table-cell office:value-type="float" office:value="8.708008" calcext:value-type="float">
            <text:p>8,708008</text:p>
          </table:table-cell>
          <table:table-cell/>
          <table:table-cell office:value-type="float" office:value="501.225" calcext:value-type="float">
            <text:p>501,225</text:p>
          </table:table-cell>
          <table:table-cell office:value-type="float" office:value="443.888144" calcext:value-type="float">
            <text:p>443,888144</text:p>
          </table:table-cell>
          <table:table-cell/>
          <table:table-cell office:value-type="float" office:value="5298.905" calcext:value-type="float">
            <text:p>5298,905</text:p>
          </table:table-cell>
          <table:table-cell office:value-type="float" office:value="241.034251" calcext:value-type="float">
            <text:p>241,034251</text:p>
          </table:table-cell>
          <table:table-cell table:number-columns-repeated="7"/>
        </table:table-row>
        <table:table-row table:style-name="ro1">
          <table:table-cell office:value-type="float" office:value="299.075" calcext:value-type="float">
            <text:p>299,075</text:p>
          </table:table-cell>
          <table:table-cell office:value-type="float" office:value="8.687668" calcext:value-type="float">
            <text:p>8,687668</text:p>
          </table:table-cell>
          <table:table-cell/>
          <table:table-cell office:value-type="float" office:value="590.262" calcext:value-type="float">
            <text:p>590,262</text:p>
          </table:table-cell>
          <table:table-cell office:value-type="float" office:value="443.518376" calcext:value-type="float">
            <text:p>443,518376</text:p>
          </table:table-cell>
          <table:table-cell/>
          <table:table-cell office:value-type="float" office:value="5305.573" calcext:value-type="float">
            <text:p>5305,573</text:p>
          </table:table-cell>
          <table:table-cell office:value-type="float" office:value="241.004185" calcext:value-type="float">
            <text:p>241,004185</text:p>
          </table:table-cell>
          <table:table-cell table:number-columns-repeated="7"/>
        </table:table-row>
        <table:table-row table:style-name="ro1">
          <table:table-cell office:value-type="float" office:value="69.788" calcext:value-type="float">
            <text:p>69,788</text:p>
          </table:table-cell>
          <table:table-cell office:value-type="float" office:value="8.676211" calcext:value-type="float">
            <text:p>8,676211</text:p>
          </table:table-cell>
          <table:table-cell/>
          <table:table-cell office:value-type="float" office:value="503.684" calcext:value-type="float">
            <text:p>503,684</text:p>
          </table:table-cell>
          <table:table-cell office:value-type="float" office:value="443.197693" calcext:value-type="float">
            <text:p>443,197693</text:p>
          </table:table-cell>
          <table:table-cell/>
          <table:table-cell office:value-type="float" office:value="5295.541" calcext:value-type="float">
            <text:p>5295,541</text:p>
          </table:table-cell>
          <table:table-cell office:value-type="float" office:value="240.907557" calcext:value-type="float">
            <text:p>240,907557</text:p>
          </table:table-cell>
          <table:table-cell table:number-columns-repeated="7"/>
        </table:table-row>
        <table:table-row table:style-name="ro1">
          <table:table-cell office:value-type="float" office:value="128.511" calcext:value-type="float">
            <text:p>128,511</text:p>
          </table:table-cell>
          <table:table-cell office:value-type="float" office:value="8.6575" calcext:value-type="float">
            <text:p>8,6575</text:p>
          </table:table-cell>
          <table:table-cell/>
          <table:table-cell office:value-type="float" office:value="512.649" calcext:value-type="float">
            <text:p>512,649</text:p>
          </table:table-cell>
          <table:table-cell office:value-type="float" office:value="442.769778" calcext:value-type="float">
            <text:p>442,769778</text:p>
          </table:table-cell>
          <table:table-cell/>
          <table:table-cell office:value-type="float" office:value="5291.883" calcext:value-type="float">
            <text:p>5291,883</text:p>
          </table:table-cell>
          <table:table-cell office:value-type="float" office:value="238.257598" calcext:value-type="float">
            <text:p>238,257598</text:p>
          </table:table-cell>
          <table:table-cell table:number-columns-repeated="7"/>
        </table:table-row>
        <table:table-row table:style-name="ro1">
          <table:table-cell office:value-type="float" office:value="68.266" calcext:value-type="float">
            <text:p>68,266</text:p>
          </table:table-cell>
          <table:table-cell office:value-type="float" office:value="8.654056" calcext:value-type="float">
            <text:p>8,654056</text:p>
          </table:table-cell>
          <table:table-cell/>
          <table:table-cell office:value-type="float" office:value="509.547" calcext:value-type="float">
            <text:p>509,547</text:p>
          </table:table-cell>
          <table:table-cell office:value-type="float" office:value="442.224112" calcext:value-type="float">
            <text:p>442,224112</text:p>
          </table:table-cell>
          <table:table-cell/>
          <table:table-cell office:value-type="float" office:value="5295.764" calcext:value-type="float">
            <text:p>5295,764</text:p>
          </table:table-cell>
          <table:table-cell office:value-type="float" office:value="236.389049" calcext:value-type="float">
            <text:p>236,389049</text:p>
          </table:table-cell>
          <table:table-cell table:number-columns-repeated="7"/>
        </table:table-row>
        <table:table-row table:style-name="ro1">
          <table:table-cell office:value-type="float" office:value="853.142" calcext:value-type="float">
            <text:p>853,142</text:p>
          </table:table-cell>
          <table:table-cell office:value-type="float" office:value="8.635209" calcext:value-type="float">
            <text:p>8,635209</text:p>
          </table:table-cell>
          <table:table-cell/>
          <table:table-cell office:value-type="float" office:value="510.403" calcext:value-type="float">
            <text:p>510,403</text:p>
          </table:table-cell>
          <table:table-cell office:value-type="float" office:value="441.400605" calcext:value-type="float">
            <text:p>441,400605</text:p>
          </table:table-cell>
          <table:table-cell/>
          <table:table-cell office:value-type="float" office:value="5302.849" calcext:value-type="float">
            <text:p>5302,849</text:p>
          </table:table-cell>
          <table:table-cell office:value-type="float" office:value="234.6869" calcext:value-type="float">
            <text:p>234,6869</text:p>
          </table:table-cell>
          <table:table-cell table:number-columns-repeated="7"/>
        </table:table-row>
        <table:table-row table:style-name="ro1">
          <table:table-cell office:value-type="float" office:value="77.52" calcext:value-type="float">
            <text:p>77,52</text:p>
          </table:table-cell>
          <table:table-cell office:value-type="float" office:value="8.617851" calcext:value-type="float">
            <text:p>8,617851</text:p>
          </table:table-cell>
          <table:table-cell/>
          <table:table-cell office:value-type="float" office:value="531.387" calcext:value-type="float">
            <text:p>531,387</text:p>
          </table:table-cell>
          <table:table-cell office:value-type="float" office:value="441.146092" calcext:value-type="float">
            <text:p>441,146092</text:p>
          </table:table-cell>
          <table:table-cell/>
          <table:table-cell office:value-type="float" office:value="5288.263" calcext:value-type="float">
            <text:p>5288,263</text:p>
          </table:table-cell>
          <table:table-cell office:value-type="float" office:value="234.174974" calcext:value-type="float">
            <text:p>234,174974</text:p>
          </table:table-cell>
          <table:table-cell table:number-columns-repeated="7"/>
        </table:table-row>
        <table:table-row table:style-name="ro1">
          <table:table-cell office:value-type="float" office:value="503.524" calcext:value-type="float">
            <text:p>503,524</text:p>
          </table:table-cell>
          <table:table-cell office:value-type="float" office:value="8.59455" calcext:value-type="float">
            <text:p>8,59455</text:p>
          </table:table-cell>
          <table:table-cell/>
          <table:table-cell office:value-type="float" office:value="504.209" calcext:value-type="float">
            <text:p>504,209</text:p>
          </table:table-cell>
          <table:table-cell office:value-type="float" office:value="440.952265" calcext:value-type="float">
            <text:p>440,952265</text:p>
          </table:table-cell>
          <table:table-cell/>
          <table:table-cell office:value-type="float" office:value="5291.872" calcext:value-type="float">
            <text:p>5291,872</text:p>
          </table:table-cell>
          <table:table-cell office:value-type="float" office:value="232.870641" calcext:value-type="float">
            <text:p>232,870641</text:p>
          </table:table-cell>
          <table:table-cell table:number-columns-repeated="7"/>
        </table:table-row>
        <table:table-row table:style-name="ro1">
          <table:table-cell office:value-type="float" office:value="315.296" calcext:value-type="float">
            <text:p>315,296</text:p>
          </table:table-cell>
          <table:table-cell office:value-type="float" office:value="8.588698" calcext:value-type="float">
            <text:p>8,588698</text:p>
          </table:table-cell>
          <table:table-cell/>
          <table:table-cell office:value-type="float" office:value="509.897" calcext:value-type="float">
            <text:p>509,897</text:p>
          </table:table-cell>
          <table:table-cell office:value-type="float" office:value="440.476237" calcext:value-type="float">
            <text:p>440,476237</text:p>
          </table:table-cell>
          <table:table-cell/>
          <table:table-cell office:value-type="float" office:value="5379.472" calcext:value-type="float">
            <text:p>5379,472</text:p>
          </table:table-cell>
          <table:table-cell office:value-type="float" office:value="214.294735" calcext:value-type="float">
            <text:p>214,294735</text:p>
          </table:table-cell>
          <table:table-cell table:number-columns-repeated="7"/>
        </table:table-row>
        <table:table-row table:style-name="ro1">
          <table:table-cell office:value-type="float" office:value="81.819" calcext:value-type="float">
            <text:p>81,819</text:p>
          </table:table-cell>
          <table:table-cell office:value-type="float" office:value="8.58425" calcext:value-type="float">
            <text:p>8,58425</text:p>
          </table:table-cell>
          <table:table-cell/>
          <table:table-cell office:value-type="float" office:value="508.426" calcext:value-type="float">
            <text:p>508,426</text:p>
          </table:table-cell>
          <table:table-cell office:value-type="float" office:value="440.156532" calcext:value-type="float">
            <text:p>440,156532</text:p>
          </table:table-cell>
          <table:table-cell/>
          <table:table-cell office:value-type="float" office:value="5300.722" calcext:value-type="float">
            <text:p>5300,722</text:p>
          </table:table-cell>
          <table:table-cell office:value-type="float" office:value="212.180468" calcext:value-type="float">
            <text:p>212,180468</text:p>
          </table:table-cell>
          <table:table-cell table:number-columns-repeated="7"/>
        </table:table-row>
        <table:table-row table:style-name="ro1">
          <table:table-cell office:value-type="float" office:value="87.305" calcext:value-type="float">
            <text:p>87,305</text:p>
          </table:table-cell>
          <table:table-cell office:value-type="float" office:value="8.549767" calcext:value-type="float">
            <text:p>8,549767</text:p>
          </table:table-cell>
          <table:table-cell/>
          <table:table-cell office:value-type="float" office:value="504.528" calcext:value-type="float">
            <text:p>504,528</text:p>
          </table:table-cell>
          <table:table-cell office:value-type="float" office:value="439.675801" calcext:value-type="float">
            <text:p>439,675801</text:p>
          </table:table-cell>
          <table:table-cell/>
          <table:table-cell office:value-type="float" office:value="5301.108" calcext:value-type="float">
            <text:p>5301,108</text:p>
          </table:table-cell>
          <table:table-cell office:value-type="float" office:value="210.445351" calcext:value-type="float">
            <text:p>210,445351</text:p>
          </table:table-cell>
          <table:table-cell table:number-columns-repeated="7"/>
        </table:table-row>
        <table:table-row table:style-name="ro1">
          <table:table-cell office:value-type="float" office:value="71.751" calcext:value-type="float">
            <text:p>71,751</text:p>
          </table:table-cell>
          <table:table-cell office:value-type="float" office:value="8.526276" calcext:value-type="float">
            <text:p>8,526276</text:p>
          </table:table-cell>
          <table:table-cell/>
          <table:table-cell office:value-type="float" office:value="496.185" calcext:value-type="float">
            <text:p>496,185</text:p>
          </table:table-cell>
          <table:table-cell office:value-type="float" office:value="439.377064" calcext:value-type="float">
            <text:p>439,377064</text:p>
          </table:table-cell>
          <table:table-cell/>
          <table:table-cell office:value-type="float" office:value="4271.87" calcext:value-type="float">
            <text:p>4271,87</text:p>
          </table:table-cell>
          <table:table-cell office:value-type="float" office:value="208.888787" calcext:value-type="float">
            <text:p>208,888787</text:p>
          </table:table-cell>
          <table:table-cell table:number-columns-repeated="7"/>
        </table:table-row>
        <table:table-row table:style-name="ro1">
          <table:table-cell office:value-type="float" office:value="66.587" calcext:value-type="float">
            <text:p>66,587</text:p>
          </table:table-cell>
          <table:table-cell office:value-type="float" office:value="8.456459" calcext:value-type="float">
            <text:p>8,456459</text:p>
          </table:table-cell>
          <table:table-cell/>
          <table:table-cell office:value-type="float" office:value="517.636" calcext:value-type="float">
            <text:p>517,636</text:p>
          </table:table-cell>
          <table:table-cell office:value-type="float" office:value="438.312989" calcext:value-type="float">
            <text:p>438,312989</text:p>
          </table:table-cell>
          <table:table-cell/>
          <table:table-cell office:value-type="float" office:value="5289.311" calcext:value-type="float">
            <text:p>5289,311</text:p>
          </table:table-cell>
          <table:table-cell office:value-type="float" office:value="202.087232" calcext:value-type="float">
            <text:p>202,087232</text:p>
          </table:table-cell>
          <table:table-cell table:number-columns-repeated="7"/>
        </table:table-row>
        <table:table-row table:style-name="ro1">
          <table:table-cell office:value-type="float" office:value="64.673" calcext:value-type="float">
            <text:p>64,673</text:p>
          </table:table-cell>
          <table:table-cell office:value-type="float" office:value="8.43883" calcext:value-type="float">
            <text:p>8,43883</text:p>
          </table:table-cell>
          <table:table-cell/>
          <table:table-cell office:value-type="float" office:value="492.28" calcext:value-type="float">
            <text:p>492,28</text:p>
          </table:table-cell>
          <table:table-cell office:value-type="float" office:value="438.202629" calcext:value-type="float">
            <text:p>438,202629</text:p>
          </table:table-cell>
          <table:table-cell/>
          <table:table-cell office:value-type="float" office:value="5286.428" calcext:value-type="float">
            <text:p>5286,428</text:p>
          </table:table-cell>
          <table:table-cell office:value-type="float" office:value="199.381669" calcext:value-type="float">
            <text:p>199,381669</text:p>
          </table:table-cell>
          <table:table-cell table:number-columns-repeated="7"/>
        </table:table-row>
        <table:table-row table:style-name="ro1">
          <table:table-cell office:value-type="float" office:value="85.563" calcext:value-type="float">
            <text:p>85,563</text:p>
          </table:table-cell>
          <table:table-cell office:value-type="float" office:value="8.424533" calcext:value-type="float">
            <text:p>8,424533</text:p>
          </table:table-cell>
          <table:table-cell/>
          <table:table-cell office:value-type="float" office:value="509.021" calcext:value-type="float">
            <text:p>509,021</text:p>
          </table:table-cell>
          <table:table-cell office:value-type="float" office:value="438.130126" calcext:value-type="float">
            <text:p>438,130126</text:p>
          </table:table-cell>
          <table:table-cell/>
          <table:table-cell office:value-type="float" office:value="5229.767" calcext:value-type="float">
            <text:p>5229,767</text:p>
          </table:table-cell>
          <table:table-cell office:value-type="float" office:value="163.247811" calcext:value-type="float">
            <text:p>163,247811</text:p>
          </table:table-cell>
          <table:table-cell table:number-columns-repeated="7"/>
        </table:table-row>
        <table:table-row table:style-name="ro1">
          <table:table-cell office:value-type="float" office:value="80.497" calcext:value-type="float">
            <text:p>80,497</text:p>
          </table:table-cell>
          <table:table-cell office:value-type="float" office:value="8.422299" calcext:value-type="float">
            <text:p>8,422299</text:p>
          </table:table-cell>
          <table:table-cell/>
          <table:table-cell office:value-type="float" office:value="509.676" calcext:value-type="float">
            <text:p>509,676</text:p>
          </table:table-cell>
          <table:table-cell office:value-type="float" office:value="438.042294" calcext:value-type="float">
            <text:p>438,042294</text:p>
          </table:table-cell>
          <table:table-cell/>
          <table:table-cell office:value-type="float" office:value="5210.045" calcext:value-type="float">
            <text:p>5210,045</text:p>
          </table:table-cell>
          <table:table-cell office:value-type="float" office:value="156.397531" calcext:value-type="float">
            <text:p>156,397531</text:p>
          </table:table-cell>
          <table:table-cell table:number-columns-repeated="7"/>
        </table:table-row>
        <table:table-row table:style-name="ro1">
          <table:table-cell office:value-type="float" office:value="72.135" calcext:value-type="float">
            <text:p>72,135</text:p>
          </table:table-cell>
          <table:table-cell office:value-type="float" office:value="8.395381" calcext:value-type="float">
            <text:p>8,395381</text:p>
          </table:table-cell>
          <table:table-cell/>
          <table:table-cell office:value-type="float" office:value="497.792" calcext:value-type="float">
            <text:p>497,792</text:p>
          </table:table-cell>
          <table:table-cell office:value-type="float" office:value="437.90077" calcext:value-type="float">
            <text:p>437,90077</text:p>
          </table:table-cell>
          <table:table-cell/>
          <table:table-cell office:value-type="float" office:value="5208.224" calcext:value-type="float">
            <text:p>5208,224</text:p>
          </table:table-cell>
          <table:table-cell office:value-type="float" office:value="153.128199" calcext:value-type="float">
            <text:p>153,128199</text:p>
          </table:table-cell>
          <table:table-cell table:number-columns-repeated="7"/>
        </table:table-row>
        <table:table-row table:style-name="ro1">
          <table:table-cell office:value-type="float" office:value="71.458" calcext:value-type="float">
            <text:p>71,458</text:p>
          </table:table-cell>
          <table:table-cell office:value-type="float" office:value="8.369807" calcext:value-type="float">
            <text:p>8,369807</text:p>
          </table:table-cell>
          <table:table-cell/>
          <table:table-cell office:value-type="float" office:value="1498.524" calcext:value-type="float">
            <text:p>1498,524</text:p>
          </table:table-cell>
          <table:table-cell office:value-type="float" office:value="437.876075" calcext:value-type="float">
            <text:p>437,876075</text:p>
          </table:table-cell>
          <table:table-cell/>
          <table:table-cell office:value-type="float" office:value="5211.066" calcext:value-type="float">
            <text:p>5211,066</text:p>
          </table:table-cell>
          <table:table-cell office:value-type="float" office:value="153.09499" calcext:value-type="float">
            <text:p>153,09499</text:p>
          </table:table-cell>
          <table:table-cell table:number-columns-repeated="7"/>
        </table:table-row>
        <table:table-row table:style-name="ro1">
          <table:table-cell office:value-type="float" office:value="85.985" calcext:value-type="float">
            <text:p>85,985</text:p>
          </table:table-cell>
          <table:table-cell office:value-type="float" office:value="8.325445" calcext:value-type="float">
            <text:p>8,325445</text:p>
          </table:table-cell>
          <table:table-cell/>
          <table:table-cell office:value-type="float" office:value="659.25" calcext:value-type="float">
            <text:p>659,25</text:p>
          </table:table-cell>
          <table:table-cell office:value-type="float" office:value="437.577781" calcext:value-type="float">
            <text:p>437,577781</text:p>
          </table:table-cell>
          <table:table-cell/>
          <table:table-cell office:value-type="float" office:value="5206.018" calcext:value-type="float">
            <text:p>5206,018</text:p>
          </table:table-cell>
          <table:table-cell office:value-type="float" office:value="151.778709" calcext:value-type="float">
            <text:p>151,778709</text:p>
          </table:table-cell>
          <table:table-cell table:number-columns-repeated="7"/>
        </table:table-row>
        <table:table-row table:style-name="ro1">
          <table:table-cell office:value-type="float" office:value="63.615" calcext:value-type="float">
            <text:p>63,615</text:p>
          </table:table-cell>
          <table:table-cell office:value-type="float" office:value="8.323323" calcext:value-type="float">
            <text:p>8,323323</text:p>
          </table:table-cell>
          <table:table-cell/>
          <table:table-cell office:value-type="float" office:value="515.182" calcext:value-type="float">
            <text:p>515,182</text:p>
          </table:table-cell>
          <table:table-cell office:value-type="float" office:value="435.440374" calcext:value-type="float">
            <text:p>435,440374</text:p>
          </table:table-cell>
          <table:table-cell/>
          <table:table-cell office:value-type="float" office:value="5205.067" calcext:value-type="float">
            <text:p>5205,067</text:p>
          </table:table-cell>
          <table:table-cell office:value-type="float" office:value="151.028983" calcext:value-type="float">
            <text:p>151,028983</text:p>
          </table:table-cell>
          <table:table-cell table:number-columns-repeated="7"/>
        </table:table-row>
        <table:table-row table:style-name="ro1">
          <table:table-cell office:value-type="float" office:value="366.248" calcext:value-type="float">
            <text:p>366,248</text:p>
          </table:table-cell>
          <table:table-cell office:value-type="float" office:value="8.28519" calcext:value-type="float">
            <text:p>8,28519</text:p>
          </table:table-cell>
          <table:table-cell/>
          <table:table-cell office:value-type="float" office:value="714.661" calcext:value-type="float">
            <text:p>714,661</text:p>
          </table:table-cell>
          <table:table-cell office:value-type="float" office:value="434.673808" calcext:value-type="float">
            <text:p>434,673808</text:p>
          </table:table-cell>
          <table:table-cell/>
          <table:table-cell office:value-type="float" office:value="5211.139" calcext:value-type="float">
            <text:p>5211,139</text:p>
          </table:table-cell>
          <table:table-cell office:value-type="float" office:value="148.173401" calcext:value-type="float">
            <text:p>148,173401</text:p>
          </table:table-cell>
          <table:table-cell table:number-columns-repeated="7"/>
        </table:table-row>
        <table:table-row table:style-name="ro1">
          <table:table-cell office:value-type="float" office:value="294.697" calcext:value-type="float">
            <text:p>294,697</text:p>
          </table:table-cell>
          <table:table-cell office:value-type="float" office:value="8.265404" calcext:value-type="float">
            <text:p>8,265404</text:p>
          </table:table-cell>
          <table:table-cell/>
          <table:table-cell office:value-type="float" office:value="502.673" calcext:value-type="float">
            <text:p>502,673</text:p>
          </table:table-cell>
          <table:table-cell office:value-type="float" office:value="434.121076" calcext:value-type="float">
            <text:p>434,121076</text:p>
          </table:table-cell>
          <table:table-cell/>
          <table:table-cell office:value-type="float" office:value="5203.424" calcext:value-type="float">
            <text:p>5203,424</text:p>
          </table:table-cell>
          <table:table-cell office:value-type="float" office:value="147.616778" calcext:value-type="float">
            <text:p>147,616778</text:p>
          </table:table-cell>
          <table:table-cell table:number-columns-repeated="7"/>
        </table:table-row>
        <table:table-row table:style-name="ro1">
          <table:table-cell office:value-type="float" office:value="401.37" calcext:value-type="float">
            <text:p>401,37</text:p>
          </table:table-cell>
          <table:table-cell office:value-type="float" office:value="8.264662" calcext:value-type="float">
            <text:p>8,264662</text:p>
          </table:table-cell>
          <table:table-cell/>
          <table:table-cell office:value-type="float" office:value="823.397" calcext:value-type="float">
            <text:p>823,397</text:p>
          </table:table-cell>
          <table:table-cell office:value-type="float" office:value="434.089273" calcext:value-type="float">
            <text:p>434,089273</text:p>
          </table:table-cell>
          <table:table-cell/>
          <table:table-cell office:value-type="float" office:value="5204.363" calcext:value-type="float">
            <text:p>5204,363</text:p>
          </table:table-cell>
          <table:table-cell office:value-type="float" office:value="146.922221" calcext:value-type="float">
            <text:p>146,922221</text:p>
          </table:table-cell>
          <table:table-cell table:number-columns-repeated="7"/>
        </table:table-row>
        <table:table-row table:style-name="ro1">
          <table:table-cell office:value-type="float" office:value="585.982" calcext:value-type="float">
            <text:p>585,982</text:p>
          </table:table-cell>
          <table:table-cell office:value-type="float" office:value="8.258586" calcext:value-type="float">
            <text:p>8,258586</text:p>
          </table:table-cell>
          <table:table-cell/>
          <table:table-cell office:value-type="float" office:value="532.539" calcext:value-type="float">
            <text:p>532,539</text:p>
          </table:table-cell>
          <table:table-cell office:value-type="float" office:value="433.685641" calcext:value-type="float">
            <text:p>433,685641</text:p>
          </table:table-cell>
          <table:table-cell/>
          <table:table-cell office:value-type="float" office:value="5239.926" calcext:value-type="float">
            <text:p>5239,926</text:p>
          </table:table-cell>
          <table:table-cell office:value-type="float" office:value="146.237828" calcext:value-type="float">
            <text:p>146,237828</text:p>
          </table:table-cell>
          <table:table-cell table:number-columns-repeated="7"/>
        </table:table-row>
        <table:table-row table:style-name="ro1">
          <table:table-cell office:value-type="float" office:value="69.301" calcext:value-type="float">
            <text:p>69,301</text:p>
          </table:table-cell>
          <table:table-cell office:value-type="float" office:value="8.224991" calcext:value-type="float">
            <text:p>8,224991</text:p>
          </table:table-cell>
          <table:table-cell/>
          <table:table-cell office:value-type="float" office:value="500.531" calcext:value-type="float">
            <text:p>500,531</text:p>
          </table:table-cell>
          <table:table-cell office:value-type="float" office:value="433.467311" calcext:value-type="float">
            <text:p>433,467311</text:p>
          </table:table-cell>
          <table:table-cell/>
          <table:table-cell office:value-type="float" office:value="5211.619" calcext:value-type="float">
            <text:p>5211,619</text:p>
          </table:table-cell>
          <table:table-cell office:value-type="float" office:value="146.020894" calcext:value-type="float">
            <text:p>146,020894</text:p>
          </table:table-cell>
          <table:table-cell table:number-columns-repeated="7"/>
        </table:table-row>
        <table:table-row table:style-name="ro1">
          <table:table-cell office:value-type="float" office:value="173.174" calcext:value-type="float">
            <text:p>173,174</text:p>
          </table:table-cell>
          <table:table-cell office:value-type="float" office:value="8.208418" calcext:value-type="float">
            <text:p>8,208418</text:p>
          </table:table-cell>
          <table:table-cell/>
          <table:table-cell office:value-type="float" office:value="505.254" calcext:value-type="float">
            <text:p>505,254</text:p>
          </table:table-cell>
          <table:table-cell office:value-type="float" office:value="433.18344" calcext:value-type="float">
            <text:p>433,18344</text:p>
          </table:table-cell>
          <table:table-cell/>
          <table:table-cell office:value-type="float" office:value="5200.236" calcext:value-type="float">
            <text:p>5200,236</text:p>
          </table:table-cell>
          <table:table-cell office:value-type="float" office:value="143.957136" calcext:value-type="float">
            <text:p>143,957136</text:p>
          </table:table-cell>
          <table:table-cell table:number-columns-repeated="7"/>
        </table:table-row>
        <table:table-row table:style-name="ro1">
          <table:table-cell office:value-type="float" office:value="65.21" calcext:value-type="float">
            <text:p>65,21</text:p>
          </table:table-cell>
          <table:table-cell office:value-type="float" office:value="8.189956" calcext:value-type="float">
            <text:p>8,189956</text:p>
          </table:table-cell>
          <table:table-cell/>
          <table:table-cell office:value-type="float" office:value="593.913" calcext:value-type="float">
            <text:p>593,913</text:p>
          </table:table-cell>
          <table:table-cell office:value-type="float" office:value="432.947521" calcext:value-type="float">
            <text:p>432,947521</text:p>
          </table:table-cell>
          <table:table-cell/>
          <table:table-cell office:value-type="float" office:value="5197.637" calcext:value-type="float">
            <text:p>5197,637</text:p>
          </table:table-cell>
          <table:table-cell office:value-type="float" office:value="141.647618" calcext:value-type="float">
            <text:p>141,647618</text:p>
          </table:table-cell>
          <table:table-cell table:number-columns-repeated="7"/>
        </table:table-row>
        <table:table-row table:style-name="ro1">
          <table:table-cell office:value-type="float" office:value="182.477" calcext:value-type="float">
            <text:p>182,477</text:p>
          </table:table-cell>
          <table:table-cell office:value-type="float" office:value="8.18097" calcext:value-type="float">
            <text:p>8,18097</text:p>
          </table:table-cell>
          <table:table-cell/>
          <table:table-cell office:value-type="float" office:value="501.215" calcext:value-type="float">
            <text:p>501,215</text:p>
          </table:table-cell>
          <table:table-cell office:value-type="float" office:value="432.814992" calcext:value-type="float">
            <text:p>432,814992</text:p>
          </table:table-cell>
          <table:table-cell/>
          <table:table-cell office:value-type="float" office:value="5267.684" calcext:value-type="float">
            <text:p>5267,684</text:p>
          </table:table-cell>
          <table:table-cell office:value-type="float" office:value="141.573358" calcext:value-type="float">
            <text:p>141,573358</text:p>
          </table:table-cell>
          <table:table-cell table:number-columns-repeated="7"/>
        </table:table-row>
        <table:table-row table:style-name="ro1">
          <table:table-cell office:value-type="float" office:value="72.441" calcext:value-type="float">
            <text:p>72,441</text:p>
          </table:table-cell>
          <table:table-cell office:value-type="float" office:value="8.170886" calcext:value-type="float">
            <text:p>8,170886</text:p>
          </table:table-cell>
          <table:table-cell/>
          <table:table-cell office:value-type="float" office:value="501.494" calcext:value-type="float">
            <text:p>501,494</text:p>
          </table:table-cell>
          <table:table-cell office:value-type="float" office:value="432.757275" calcext:value-type="float">
            <text:p>432,757275</text:p>
          </table:table-cell>
          <table:table-cell/>
          <table:table-cell office:value-type="float" office:value="5198.084" calcext:value-type="float">
            <text:p>5198,084</text:p>
          </table:table-cell>
          <table:table-cell office:value-type="float" office:value="140.165103" calcext:value-type="float">
            <text:p>140,165103</text:p>
          </table:table-cell>
          <table:table-cell table:number-columns-repeated="7"/>
        </table:table-row>
        <table:table-row table:style-name="ro1">
          <table:table-cell office:value-type="float" office:value="85.473" calcext:value-type="float">
            <text:p>85,473</text:p>
          </table:table-cell>
          <table:table-cell office:value-type="float" office:value="8.169112" calcext:value-type="float">
            <text:p>8,169112</text:p>
          </table:table-cell>
          <table:table-cell/>
          <table:table-cell office:value-type="float" office:value="987.763" calcext:value-type="float">
            <text:p>987,763</text:p>
          </table:table-cell>
          <table:table-cell office:value-type="float" office:value="431.655309" calcext:value-type="float">
            <text:p>431,655309</text:p>
          </table:table-cell>
          <table:table-cell/>
          <table:table-cell office:value-type="float" office:value="5197.095" calcext:value-type="float">
            <text:p>5197,095</text:p>
          </table:table-cell>
          <table:table-cell office:value-type="float" office:value="138.542344" calcext:value-type="float">
            <text:p>138,542344</text:p>
          </table:table-cell>
          <table:table-cell table:number-columns-repeated="7"/>
        </table:table-row>
        <table:table-row table:style-name="ro1">
          <table:table-cell office:value-type="float" office:value="80.109" calcext:value-type="float">
            <text:p>80,109</text:p>
          </table:table-cell>
          <table:table-cell office:value-type="float" office:value="8.164117" calcext:value-type="float">
            <text:p>8,164117</text:p>
          </table:table-cell>
          <table:table-cell/>
          <table:table-cell office:value-type="float" office:value="517.846" calcext:value-type="float">
            <text:p>517,846</text:p>
          </table:table-cell>
          <table:table-cell office:value-type="float" office:value="430.331834" calcext:value-type="float">
            <text:p>430,331834</text:p>
          </table:table-cell>
          <table:table-cell/>
          <table:table-cell office:value-type="float" office:value="5194.111" calcext:value-type="float">
            <text:p>5194,111</text:p>
          </table:table-cell>
          <table:table-cell office:value-type="float" office:value="136.93445" calcext:value-type="float">
            <text:p>136,93445</text:p>
          </table:table-cell>
          <table:table-cell table:number-columns-repeated="7"/>
        </table:table-row>
        <table:table-row table:style-name="ro1">
          <table:table-cell office:value-type="float" office:value="63.007" calcext:value-type="float">
            <text:p>63,007</text:p>
          </table:table-cell>
          <table:table-cell office:value-type="float" office:value="8.157401" calcext:value-type="float">
            <text:p>8,157401</text:p>
          </table:table-cell>
          <table:table-cell/>
          <table:table-cell office:value-type="float" office:value="505.614" calcext:value-type="float">
            <text:p>505,614</text:p>
          </table:table-cell>
          <table:table-cell office:value-type="float" office:value="430.287344" calcext:value-type="float">
            <text:p>430,287344</text:p>
          </table:table-cell>
          <table:table-cell/>
          <table:table-cell office:value-type="float" office:value="5189.712" calcext:value-type="float">
            <text:p>5189,712</text:p>
          </table:table-cell>
          <table:table-cell office:value-type="float" office:value="135.294784" calcext:value-type="float">
            <text:p>135,294784</text:p>
          </table:table-cell>
          <table:table-cell table:number-columns-repeated="7"/>
        </table:table-row>
        <table:table-row table:style-name="ro1">
          <table:table-cell office:value-type="float" office:value="61.105" calcext:value-type="float">
            <text:p>61,105</text:p>
          </table:table-cell>
          <table:table-cell office:value-type="float" office:value="8.144949" calcext:value-type="float">
            <text:p>8,144949</text:p>
          </table:table-cell>
          <table:table-cell/>
          <table:table-cell office:value-type="float" office:value="534.266" calcext:value-type="float">
            <text:p>534,266</text:p>
          </table:table-cell>
          <table:table-cell office:value-type="float" office:value="429.308488" calcext:value-type="float">
            <text:p>429,308488</text:p>
          </table:table-cell>
          <table:table-cell/>
          <table:table-cell office:value-type="float" office:value="5191.612" calcext:value-type="float">
            <text:p>5191,612</text:p>
          </table:table-cell>
          <table:table-cell office:value-type="float" office:value="135.089691" calcext:value-type="float">
            <text:p>135,089691</text:p>
          </table:table-cell>
          <table:table-cell table:number-columns-repeated="7"/>
        </table:table-row>
        <table:table-row table:style-name="ro1">
          <table:table-cell office:value-type="float" office:value="91.272" calcext:value-type="float">
            <text:p>91,272</text:p>
          </table:table-cell>
          <table:table-cell office:value-type="float" office:value="8.143683" calcext:value-type="float">
            <text:p>8,143683</text:p>
          </table:table-cell>
          <table:table-cell/>
          <table:table-cell office:value-type="float" office:value="512.133" calcext:value-type="float">
            <text:p>512,133</text:p>
          </table:table-cell>
          <table:table-cell office:value-type="float" office:value="429.265511" calcext:value-type="float">
            <text:p>429,265511</text:p>
          </table:table-cell>
          <table:table-cell/>
          <table:table-cell office:value-type="float" office:value="5189.152" calcext:value-type="float">
            <text:p>5189,152</text:p>
          </table:table-cell>
          <table:table-cell office:value-type="float" office:value="131.101362" calcext:value-type="float">
            <text:p>131,101362</text:p>
          </table:table-cell>
          <table:table-cell table:number-columns-repeated="7"/>
        </table:table-row>
        <table:table-row table:style-name="ro1">
          <table:table-cell office:value-type="float" office:value="293.807" calcext:value-type="float">
            <text:p>293,807</text:p>
          </table:table-cell>
          <table:table-cell office:value-type="float" office:value="8.1382" calcext:value-type="float">
            <text:p>8,1382</text:p>
          </table:table-cell>
          <table:table-cell/>
          <table:table-cell office:value-type="float" office:value="816.544" calcext:value-type="float">
            <text:p>816,544</text:p>
          </table:table-cell>
          <table:table-cell office:value-type="float" office:value="427.92816" calcext:value-type="float">
            <text:p>427,92816</text:p>
          </table:table-cell>
          <table:table-cell/>
          <table:table-cell office:value-type="float" office:value="5184.675" calcext:value-type="float">
            <text:p>5184,675</text:p>
          </table:table-cell>
          <table:table-cell office:value-type="float" office:value="130.110897" calcext:value-type="float">
            <text:p>130,110897</text:p>
          </table:table-cell>
          <table:table-cell table:number-columns-repeated="7"/>
        </table:table-row>
        <table:table-row table:style-name="ro1">
          <table:table-cell office:value-type="float" office:value="686.163" calcext:value-type="float">
            <text:p>686,163</text:p>
          </table:table-cell>
          <table:table-cell office:value-type="float" office:value="8.096047" calcext:value-type="float">
            <text:p>8,096047</text:p>
          </table:table-cell>
          <table:table-cell/>
          <table:table-cell office:value-type="float" office:value="1482.058" calcext:value-type="float">
            <text:p>1482,058</text:p>
          </table:table-cell>
          <table:table-cell office:value-type="float" office:value="427.282597" calcext:value-type="float">
            <text:p>427,282597</text:p>
          </table:table-cell>
          <table:table-cell/>
          <table:table-cell office:value-type="float" office:value="5181.269" calcext:value-type="float">
            <text:p>5181,269</text:p>
          </table:table-cell>
          <table:table-cell office:value-type="float" office:value="126.196863" calcext:value-type="float">
            <text:p>126,196863</text:p>
          </table:table-cell>
          <table:table-cell table:number-columns-repeated="7"/>
        </table:table-row>
        <table:table-row table:style-name="ro1">
          <table:table-cell office:value-type="float" office:value="64.743" calcext:value-type="float">
            <text:p>64,743</text:p>
          </table:table-cell>
          <table:table-cell office:value-type="float" office:value="8.094358" calcext:value-type="float">
            <text:p>8,094358</text:p>
          </table:table-cell>
          <table:table-cell/>
          <table:table-cell office:value-type="float" office:value="500.499" calcext:value-type="float">
            <text:p>500,499</text:p>
          </table:table-cell>
          <table:table-cell office:value-type="float" office:value="426.661962" calcext:value-type="float">
            <text:p>426,661962</text:p>
          </table:table-cell>
          <table:table-cell/>
          <table:table-cell office:value-type="float" office:value="5178.157" calcext:value-type="float">
            <text:p>5178,157</text:p>
          </table:table-cell>
          <table:table-cell office:value-type="float" office:value="117.477541" calcext:value-type="float">
            <text:p>117,477541</text:p>
          </table:table-cell>
          <table:table-cell table:number-columns-repeated="7"/>
        </table:table-row>
        <table:table-row table:style-name="ro1">
          <table:table-cell office:value-type="float" office:value="313.421" calcext:value-type="float">
            <text:p>313,421</text:p>
          </table:table-cell>
          <table:table-cell office:value-type="float" office:value="8.044721" calcext:value-type="float">
            <text:p>8,044721</text:p>
          </table:table-cell>
          <table:table-cell/>
          <table:table-cell office:value-type="float" office:value="499.213" calcext:value-type="float">
            <text:p>499,213</text:p>
          </table:table-cell>
          <table:table-cell office:value-type="float" office:value="426.359657" calcext:value-type="float">
            <text:p>426,359657</text:p>
          </table:table-cell>
          <table:table-cell/>
          <table:table-cell office:value-type="float" office:value="5196.638" calcext:value-type="float">
            <text:p>5196,638</text:p>
          </table:table-cell>
          <table:table-cell office:value-type="float" office:value="110.498645" calcext:value-type="float">
            <text:p>110,498645</text:p>
          </table:table-cell>
          <table:table-cell table:number-columns-repeated="7"/>
        </table:table-row>
        <table:table-row table:style-name="ro1">
          <table:table-cell office:value-type="float" office:value="60.683" calcext:value-type="float">
            <text:p>60,683</text:p>
          </table:table-cell>
          <table:table-cell office:value-type="float" office:value="8.029621" calcext:value-type="float">
            <text:p>8,029621</text:p>
          </table:table-cell>
          <table:table-cell/>
          <table:table-cell office:value-type="float" office:value="491.73" calcext:value-type="float">
            <text:p>491,73</text:p>
          </table:table-cell>
          <table:table-cell office:value-type="float" office:value="425.585014" calcext:value-type="float">
            <text:p>425,585014</text:p>
          </table:table-cell>
          <table:table-cell/>
          <table:table-cell office:value-type="float" office:value="5192.382" calcext:value-type="float">
            <text:p>5192,382</text:p>
          </table:table-cell>
          <table:table-cell office:value-type="float" office:value="108.150482" calcext:value-type="float">
            <text:p>108,150482</text:p>
          </table:table-cell>
          <table:table-cell table:number-columns-repeated="7"/>
        </table:table-row>
        <table:table-row table:style-name="ro1">
          <table:table-cell office:value-type="float" office:value="62.782" calcext:value-type="float">
            <text:p>62,782</text:p>
          </table:table-cell>
          <table:table-cell office:value-type="float" office:value="8.005564" calcext:value-type="float">
            <text:p>8,005564</text:p>
          </table:table-cell>
          <table:table-cell/>
          <table:table-cell office:value-type="float" office:value="493.107" calcext:value-type="float">
            <text:p>493,107</text:p>
          </table:table-cell>
          <table:table-cell office:value-type="float" office:value="424.557627" calcext:value-type="float">
            <text:p>424,557627</text:p>
          </table:table-cell>
          <table:table-cell/>
          <table:table-cell office:value-type="float" office:value="5179.493" calcext:value-type="float">
            <text:p>5179,493</text:p>
          </table:table-cell>
          <table:table-cell office:value-type="float" office:value="107.107848" calcext:value-type="float">
            <text:p>107,107848</text:p>
          </table:table-cell>
          <table:table-cell table:number-columns-repeated="7"/>
        </table:table-row>
        <table:table-row table:style-name="ro1">
          <table:table-cell office:value-type="float" office:value="60.936" calcext:value-type="float">
            <text:p>60,936</text:p>
          </table:table-cell>
          <table:table-cell office:value-type="float" office:value="8.005516" calcext:value-type="float">
            <text:p>8,005516</text:p>
          </table:table-cell>
          <table:table-cell/>
          <table:table-cell office:value-type="float" office:value="534.829" calcext:value-type="float">
            <text:p>534,829</text:p>
          </table:table-cell>
          <table:table-cell office:value-type="float" office:value="424.249674" calcext:value-type="float">
            <text:p>424,249674</text:p>
          </table:table-cell>
          <table:table-cell/>
          <table:table-cell office:value-type="float" office:value="5221.973" calcext:value-type="float">
            <text:p>5221,973</text:p>
          </table:table-cell>
          <table:table-cell office:value-type="float" office:value="106.620518" calcext:value-type="float">
            <text:p>106,620518</text:p>
          </table:table-cell>
          <table:table-cell table:number-columns-repeated="7"/>
        </table:table-row>
        <table:table-row table:style-name="ro1">
          <table:table-cell office:value-type="float" office:value="320.612" calcext:value-type="float">
            <text:p>320,612</text:p>
          </table:table-cell>
          <table:table-cell office:value-type="float" office:value="7.981322" calcext:value-type="float">
            <text:p>7,981322</text:p>
          </table:table-cell>
          <table:table-cell/>
          <table:table-cell office:value-type="float" office:value="1697.707" calcext:value-type="float">
            <text:p>1697,707</text:p>
          </table:table-cell>
          <table:table-cell office:value-type="float" office:value="423.954945" calcext:value-type="float">
            <text:p>423,954945</text:p>
          </table:table-cell>
          <table:table-cell/>
          <table:table-cell office:value-type="float" office:value="5187.93" calcext:value-type="float">
            <text:p>5187,93</text:p>
          </table:table-cell>
          <table:table-cell office:value-type="float" office:value="102.606483" calcext:value-type="float">
            <text:p>102,606483</text:p>
          </table:table-cell>
          <table:table-cell table:number-columns-repeated="7"/>
        </table:table-row>
        <table:table-row table:style-name="ro1">
          <table:table-cell office:value-type="float" office:value="87.339" calcext:value-type="float">
            <text:p>87,339</text:p>
          </table:table-cell>
          <table:table-cell office:value-type="float" office:value="7.963343" calcext:value-type="float">
            <text:p>7,963343</text:p>
          </table:table-cell>
          <table:table-cell/>
          <table:table-cell office:value-type="float" office:value="4120.262" calcext:value-type="float">
            <text:p>4120,262</text:p>
          </table:table-cell>
          <table:table-cell office:value-type="float" office:value="422.983177" calcext:value-type="float">
            <text:p>422,983177</text:p>
          </table:table-cell>
          <table:table-cell/>
          <table:table-cell office:value-type="float" office:value="5220.434" calcext:value-type="float">
            <text:p>5220,434</text:p>
          </table:table-cell>
          <table:table-cell office:value-type="float" office:value="96.764532" calcext:value-type="float">
            <text:p>96,764532</text:p>
          </table:table-cell>
          <table:table-cell table:number-columns-repeated="7"/>
        </table:table-row>
        <table:table-row table:style-name="ro1">
          <table:table-cell office:value-type="float" office:value="67.318" calcext:value-type="float">
            <text:p>67,318</text:p>
          </table:table-cell>
          <table:table-cell office:value-type="float" office:value="7.957241" calcext:value-type="float">
            <text:p>7,957241</text:p>
          </table:table-cell>
          <table:table-cell/>
          <table:table-cell office:value-type="float" office:value="1148.148" calcext:value-type="float">
            <text:p>1148,148</text:p>
          </table:table-cell>
          <table:table-cell office:value-type="float" office:value="422.884831" calcext:value-type="float">
            <text:p>422,884831</text:p>
          </table:table-cell>
          <table:table-cell/>
          <table:table-cell office:value-type="float" office:value="5644.266" calcext:value-type="float">
            <text:p>5644,266</text:p>
          </table:table-cell>
          <table:table-cell office:value-type="float" office:value="94.068076" calcext:value-type="float">
            <text:p>94,068076</text:p>
          </table:table-cell>
          <table:table-cell table:number-columns-repeated="7"/>
        </table:table-row>
        <table:table-row table:style-name="ro1">
          <table:table-cell office:value-type="float" office:value="71.767" calcext:value-type="float">
            <text:p>71,767</text:p>
          </table:table-cell>
          <table:table-cell office:value-type="float" office:value="7.946451" calcext:value-type="float">
            <text:p>7,946451</text:p>
          </table:table-cell>
          <table:table-cell/>
          <table:table-cell office:value-type="float" office:value="493.153" calcext:value-type="float">
            <text:p>493,153</text:p>
          </table:table-cell>
          <table:table-cell office:value-type="float" office:value="421.523026" calcext:value-type="float">
            <text:p>421,523026</text:p>
          </table:table-cell>
          <table:table-cell/>
          <table:table-cell office:value-type="float" office:value="5196.573" calcext:value-type="float">
            <text:p>5196,573</text:p>
          </table:table-cell>
          <table:table-cell office:value-type="float" office:value="56.918438" calcext:value-type="float">
            <text:p>56,918438</text:p>
          </table:table-cell>
          <table:table-cell table:number-columns-repeated="7"/>
        </table:table-row>
        <table:table-row table:style-name="ro1">
          <table:table-cell office:value-type="float" office:value="100.255" calcext:value-type="float">
            <text:p>100,255</text:p>
          </table:table-cell>
          <table:table-cell office:value-type="float" office:value="7.946392" calcext:value-type="float">
            <text:p>7,946392</text:p>
          </table:table-cell>
          <table:table-cell/>
          <table:table-cell office:value-type="float" office:value="528.907" calcext:value-type="float">
            <text:p>528,907</text:p>
          </table:table-cell>
          <table:table-cell office:value-type="float" office:value="420.872688" calcext:value-type="float">
            <text:p>420,872688</text:p>
          </table:table-cell>
          <table:table-cell/>
          <table:table-cell office:value-type="float" office:value="5111.434" calcext:value-type="float">
            <text:p>5111,434</text:p>
          </table:table-cell>
          <table:table-cell office:value-type="float" office:value="55.849338" calcext:value-type="float">
            <text:p>55,849338</text:p>
          </table:table-cell>
          <table:table-cell table:number-columns-repeated="7"/>
        </table:table-row>
        <table:table-row table:style-name="ro1">
          <table:table-cell office:value-type="float" office:value="86.735" calcext:value-type="float">
            <text:p>86,735</text:p>
          </table:table-cell>
          <table:table-cell office:value-type="float" office:value="7.908472" calcext:value-type="float">
            <text:p>7,908472</text:p>
          </table:table-cell>
          <table:table-cell/>
          <table:table-cell office:value-type="float" office:value="515.112" calcext:value-type="float">
            <text:p>515,112</text:p>
          </table:table-cell>
          <table:table-cell office:value-type="float" office:value="420.839786" calcext:value-type="float">
            <text:p>420,839786</text:p>
          </table:table-cell>
          <table:table-cell/>
          <table:table-cell office:value-type="float" office:value="5113.424" calcext:value-type="float">
            <text:p>5113,424</text:p>
          </table:table-cell>
          <table:table-cell office:value-type="float" office:value="53.383184" calcext:value-type="float">
            <text:p>53,383184</text:p>
          </table:table-cell>
          <table:table-cell table:number-columns-repeated="7"/>
        </table:table-row>
        <table:table-row table:style-name="ro1">
          <table:table-cell office:value-type="float" office:value="61.726" calcext:value-type="float">
            <text:p>61,726</text:p>
          </table:table-cell>
          <table:table-cell office:value-type="float" office:value="7.880265" calcext:value-type="float">
            <text:p>7,880265</text:p>
          </table:table-cell>
          <table:table-cell/>
          <table:table-cell office:value-type="float" office:value="568.562" calcext:value-type="float">
            <text:p>568,562</text:p>
          </table:table-cell>
          <table:table-cell office:value-type="float" office:value="420.449728" calcext:value-type="float">
            <text:p>420,449728</text:p>
          </table:table-cell>
          <table:table-cell/>
          <table:table-cell office:value-type="float" office:value="5110.008" calcext:value-type="float">
            <text:p>5110,008</text:p>
          </table:table-cell>
          <table:table-cell office:value-type="float" office:value="53.228076" calcext:value-type="float">
            <text:p>53,228076</text:p>
          </table:table-cell>
          <table:table-cell table:number-columns-repeated="7"/>
        </table:table-row>
        <table:table-row table:style-name="ro1">
          <table:table-cell office:value-type="float" office:value="291.609" calcext:value-type="float">
            <text:p>291,609</text:p>
          </table:table-cell>
          <table:table-cell office:value-type="float" office:value="7.860929" calcext:value-type="float">
            <text:p>7,860929</text:p>
          </table:table-cell>
          <table:table-cell/>
          <table:table-cell office:value-type="float" office:value="1704.637" calcext:value-type="float">
            <text:p>1704,637</text:p>
          </table:table-cell>
          <table:table-cell office:value-type="float" office:value="420.209537" calcext:value-type="float">
            <text:p>420,209537</text:p>
          </table:table-cell>
          <table:table-cell/>
          <table:table-cell office:value-type="float" office:value="5104.622" calcext:value-type="float">
            <text:p>5104,622</text:p>
          </table:table-cell>
          <table:table-cell office:value-type="float" office:value="52.612074" calcext:value-type="float">
            <text:p>52,612074</text:p>
          </table:table-cell>
          <table:table-cell table:number-columns-repeated="7"/>
        </table:table-row>
        <table:table-row table:style-name="ro1">
          <table:table-cell office:value-type="float" office:value="76.059" calcext:value-type="float">
            <text:p>76,059</text:p>
          </table:table-cell>
          <table:table-cell office:value-type="float" office:value="7.855552" calcext:value-type="float">
            <text:p>7,855552</text:p>
          </table:table-cell>
          <table:table-cell/>
          <table:table-cell office:value-type="float" office:value="741.613" calcext:value-type="float">
            <text:p>741,613</text:p>
          </table:table-cell>
          <table:table-cell office:value-type="float" office:value="419.871582" calcext:value-type="float">
            <text:p>419,871582</text:p>
          </table:table-cell>
          <table:table-cell/>
          <table:table-cell office:value-type="float" office:value="5118.25" calcext:value-type="float">
            <text:p>5118,25</text:p>
          </table:table-cell>
          <table:table-cell office:value-type="float" office:value="52.350167" calcext:value-type="float">
            <text:p>52,350167</text:p>
          </table:table-cell>
          <table:table-cell table:number-columns-repeated="7"/>
        </table:table-row>
        <table:table-row table:style-name="ro1">
          <table:table-cell office:value-type="float" office:value="65.46" calcext:value-type="float">
            <text:p>65,46</text:p>
          </table:table-cell>
          <table:table-cell office:value-type="float" office:value="7.848038" calcext:value-type="float">
            <text:p>7,848038</text:p>
          </table:table-cell>
          <table:table-cell/>
          <table:table-cell office:value-type="float" office:value="750.188" calcext:value-type="float">
            <text:p>750,188</text:p>
          </table:table-cell>
          <table:table-cell office:value-type="float" office:value="419.162977" calcext:value-type="float">
            <text:p>419,162977</text:p>
          </table:table-cell>
          <table:table-cell/>
          <table:table-cell office:value-type="float" office:value="5194.225" calcext:value-type="float">
            <text:p>5194,225</text:p>
          </table:table-cell>
          <table:table-cell office:value-type="float" office:value="49.906878" calcext:value-type="float">
            <text:p>49,906878</text:p>
          </table:table-cell>
          <table:table-cell table:number-columns-repeated="7"/>
        </table:table-row>
        <table:table-row table:style-name="ro1">
          <table:table-cell office:value-type="float" office:value="90.791" calcext:value-type="float">
            <text:p>90,791</text:p>
          </table:table-cell>
          <table:table-cell office:value-type="float" office:value="7.83412" calcext:value-type="float">
            <text:p>7,83412</text:p>
          </table:table-cell>
          <table:table-cell/>
          <table:table-cell office:value-type="float" office:value="496.434" calcext:value-type="float">
            <text:p>496,434</text:p>
          </table:table-cell>
          <table:table-cell office:value-type="float" office:value="419.141215" calcext:value-type="float">
            <text:p>419,141215</text:p>
          </table:table-cell>
          <table:table-cell/>
          <table:table-cell office:value-type="float" office:value="5104.109" calcext:value-type="float">
            <text:p>5104,109</text:p>
          </table:table-cell>
          <table:table-cell office:value-type="float" office:value="49.611537" calcext:value-type="float">
            <text:p>49,611537</text:p>
          </table:table-cell>
          <table:table-cell table:number-columns-repeated="7"/>
        </table:table-row>
        <table:table-row table:style-name="ro1">
          <table:table-cell office:value-type="float" office:value="119.358" calcext:value-type="float">
            <text:p>119,358</text:p>
          </table:table-cell>
          <table:table-cell office:value-type="float" office:value="7.829932" calcext:value-type="float">
            <text:p>7,829932</text:p>
          </table:table-cell>
          <table:table-cell/>
          <table:table-cell office:value-type="float" office:value="494.152" calcext:value-type="float">
            <text:p>494,152</text:p>
          </table:table-cell>
          <table:table-cell office:value-type="float" office:value="419.116757" calcext:value-type="float">
            <text:p>419,116757</text:p>
          </table:table-cell>
          <table:table-cell/>
          <table:table-cell office:value-type="float" office:value="5110.799" calcext:value-type="float">
            <text:p>5110,799</text:p>
          </table:table-cell>
          <table:table-cell office:value-type="float" office:value="49.464816" calcext:value-type="float">
            <text:p>49,464816</text:p>
          </table:table-cell>
          <table:table-cell table:number-columns-repeated="7"/>
        </table:table-row>
        <table:table-row table:style-name="ro1">
          <table:table-cell office:value-type="float" office:value="111.834" calcext:value-type="float">
            <text:p>111,834</text:p>
          </table:table-cell>
          <table:table-cell office:value-type="float" office:value="7.80988" calcext:value-type="float">
            <text:p>7,80988</text:p>
          </table:table-cell>
          <table:table-cell/>
          <table:table-cell office:value-type="float" office:value="1220.541" calcext:value-type="float">
            <text:p>1220,541</text:p>
          </table:table-cell>
          <table:table-cell office:value-type="float" office:value="418.664911" calcext:value-type="float">
            <text:p>418,664911</text:p>
          </table:table-cell>
          <table:table-cell/>
          <table:table-cell office:value-type="float" office:value="5102.829" calcext:value-type="float">
            <text:p>5102,829</text:p>
          </table:table-cell>
          <table:table-cell office:value-type="float" office:value="48.967427" calcext:value-type="float">
            <text:p>48,967427</text:p>
          </table:table-cell>
          <table:table-cell table:number-columns-repeated="7"/>
        </table:table-row>
        <table:table-row table:style-name="ro1">
          <table:table-cell office:value-type="float" office:value="61.224" calcext:value-type="float">
            <text:p>61,224</text:p>
          </table:table-cell>
          <table:table-cell office:value-type="float" office:value="7.806026" calcext:value-type="float">
            <text:p>7,806026</text:p>
          </table:table-cell>
          <table:table-cell/>
          <table:table-cell office:value-type="float" office:value="734.406" calcext:value-type="float">
            <text:p>734,406</text:p>
          </table:table-cell>
          <table:table-cell office:value-type="float" office:value="418.296625" calcext:value-type="float">
            <text:p>418,296625</text:p>
          </table:table-cell>
          <table:table-cell/>
          <table:table-cell office:value-type="float" office:value="5103.877" calcext:value-type="float">
            <text:p>5103,877</text:p>
          </table:table-cell>
          <table:table-cell office:value-type="float" office:value="48.854647" calcext:value-type="float">
            <text:p>48,854647</text:p>
          </table:table-cell>
          <table:table-cell table:number-columns-repeated="7"/>
        </table:table-row>
        <table:table-row table:style-name="ro1">
          <table:table-cell office:value-type="float" office:value="63.368" calcext:value-type="float">
            <text:p>63,368</text:p>
          </table:table-cell>
          <table:table-cell office:value-type="float" office:value="7.769519" calcext:value-type="float">
            <text:p>7,769519</text:p>
          </table:table-cell>
          <table:table-cell/>
          <table:table-cell office:value-type="float" office:value="515.469" calcext:value-type="float">
            <text:p>515,469</text:p>
          </table:table-cell>
          <table:table-cell office:value-type="float" office:value="417.456084" calcext:value-type="float">
            <text:p>417,456084</text:p>
          </table:table-cell>
          <table:table-cell/>
          <table:table-cell office:value-type="float" office:value="5106.37" calcext:value-type="float">
            <text:p>5106,37</text:p>
          </table:table-cell>
          <table:table-cell office:value-type="float" office:value="48.612169" calcext:value-type="float">
            <text:p>48,612169</text:p>
          </table:table-cell>
          <table:table-cell table:number-columns-repeated="7"/>
        </table:table-row>
        <table:table-row table:style-name="ro1">
          <table:table-cell office:value-type="float" office:value="62.261" calcext:value-type="float">
            <text:p>62,261</text:p>
          </table:table-cell>
          <table:table-cell office:value-type="float" office:value="7.72218" calcext:value-type="float">
            <text:p>7,72218</text:p>
          </table:table-cell>
          <table:table-cell/>
          <table:table-cell office:value-type="float" office:value="1395.701" calcext:value-type="float">
            <text:p>1395,701</text:p>
          </table:table-cell>
          <table:table-cell office:value-type="float" office:value="413.772447" calcext:value-type="float">
            <text:p>413,772447</text:p>
          </table:table-cell>
          <table:table-cell/>
          <table:table-cell office:value-type="float" office:value="5103.323" calcext:value-type="float">
            <text:p>5103,323</text:p>
          </table:table-cell>
          <table:table-cell office:value-type="float" office:value="48.365915" calcext:value-type="float">
            <text:p>48,365915</text:p>
          </table:table-cell>
          <table:table-cell table:number-columns-repeated="7"/>
        </table:table-row>
        <table:table-row table:style-name="ro1">
          <table:table-cell office:value-type="float" office:value="62.619" calcext:value-type="float">
            <text:p>62,619</text:p>
          </table:table-cell>
          <table:table-cell office:value-type="float" office:value="7.7205" calcext:value-type="float">
            <text:p>7,7205</text:p>
          </table:table-cell>
          <table:table-cell/>
          <table:table-cell office:value-type="float" office:value="1071.43" calcext:value-type="float">
            <text:p>1071,43</text:p>
          </table:table-cell>
          <table:table-cell office:value-type="float" office:value="413.372358" calcext:value-type="float">
            <text:p>413,372358</text:p>
          </table:table-cell>
          <table:table-cell/>
          <table:table-cell office:value-type="float" office:value="5129.343" calcext:value-type="float">
            <text:p>5129,343</text:p>
          </table:table-cell>
          <table:table-cell office:value-type="float" office:value="47.303761" calcext:value-type="float">
            <text:p>47,303761</text:p>
          </table:table-cell>
          <table:table-cell table:number-columns-repeated="7"/>
        </table:table-row>
        <table:table-row table:style-name="ro1">
          <table:table-cell office:value-type="float" office:value="63.622" calcext:value-type="float">
            <text:p>63,622</text:p>
          </table:table-cell>
          <table:table-cell office:value-type="float" office:value="7.708143" calcext:value-type="float">
            <text:p>7,708143</text:p>
          </table:table-cell>
          <table:table-cell/>
          <table:table-cell office:value-type="float" office:value="553.904" calcext:value-type="float">
            <text:p>553,904</text:p>
          </table:table-cell>
          <table:table-cell office:value-type="float" office:value="412.386763" calcext:value-type="float">
            <text:p>412,386763</text:p>
          </table:table-cell>
          <table:table-cell/>
          <table:table-cell office:value-type="float" office:value="5102.075" calcext:value-type="float">
            <text:p>5102,075</text:p>
          </table:table-cell>
          <table:table-cell office:value-type="float" office:value="47.19745" calcext:value-type="float">
            <text:p>47,19745</text:p>
          </table:table-cell>
          <table:table-cell table:number-columns-repeated="7"/>
        </table:table-row>
        <table:table-row table:style-name="ro1">
          <table:table-cell office:value-type="float" office:value="62.062" calcext:value-type="float">
            <text:p>62,062</text:p>
          </table:table-cell>
          <table:table-cell office:value-type="float" office:value="7.685995" calcext:value-type="float">
            <text:p>7,685995</text:p>
          </table:table-cell>
          <table:table-cell/>
          <table:table-cell office:value-type="float" office:value="474.079" calcext:value-type="float">
            <text:p>474,079</text:p>
          </table:table-cell>
          <table:table-cell office:value-type="float" office:value="412.248618" calcext:value-type="float">
            <text:p>412,248618</text:p>
          </table:table-cell>
          <table:table-cell/>
          <table:table-cell office:value-type="float" office:value="5099.598" calcext:value-type="float">
            <text:p>5099,598</text:p>
          </table:table-cell>
          <table:table-cell office:value-type="float" office:value="46.521514" calcext:value-type="float">
            <text:p>46,521514</text:p>
          </table:table-cell>
          <table:table-cell table:number-columns-repeated="7"/>
        </table:table-row>
        <table:table-row table:style-name="ro1">
          <table:table-cell office:value-type="float" office:value="65.21" calcext:value-type="float">
            <text:p>65,21</text:p>
          </table:table-cell>
          <table:table-cell office:value-type="float" office:value="7.666626" calcext:value-type="float">
            <text:p>7,666626</text:p>
          </table:table-cell>
          <table:table-cell/>
          <table:table-cell office:value-type="float" office:value="1014.331" calcext:value-type="float">
            <text:p>1014,331</text:p>
          </table:table-cell>
          <table:table-cell office:value-type="float" office:value="411.217936" calcext:value-type="float">
            <text:p>411,217936</text:p>
          </table:table-cell>
          <table:table-cell/>
          <table:table-cell office:value-type="float" office:value="5106.942" calcext:value-type="float">
            <text:p>5106,942</text:p>
          </table:table-cell>
          <table:table-cell office:value-type="float" office:value="45.038471" calcext:value-type="float">
            <text:p>45,038471</text:p>
          </table:table-cell>
          <table:table-cell table:number-columns-repeated="7"/>
        </table:table-row>
        <table:table-row table:style-name="ro1">
          <table:table-cell office:value-type="float" office:value="71.93" calcext:value-type="float">
            <text:p>71,93</text:p>
          </table:table-cell>
          <table:table-cell office:value-type="float" office:value="7.628156" calcext:value-type="float">
            <text:p>7,628156</text:p>
          </table:table-cell>
          <table:table-cell/>
          <table:table-cell office:value-type="float" office:value="986.099" calcext:value-type="float">
            <text:p>986,099</text:p>
          </table:table-cell>
          <table:table-cell office:value-type="float" office:value="409.872172" calcext:value-type="float">
            <text:p>409,872172</text:p>
          </table:table-cell>
          <table:table-cell/>
          <table:table-cell office:value-type="float" office:value="5101.124" calcext:value-type="float">
            <text:p>5101,124</text:p>
          </table:table-cell>
          <table:table-cell office:value-type="float" office:value="44.125609" calcext:value-type="float">
            <text:p>44,125609</text:p>
          </table:table-cell>
          <table:table-cell table:number-columns-repeated="7"/>
        </table:table-row>
        <table:table-row table:style-name="ro1">
          <table:table-cell office:value-type="float" office:value="369.804" calcext:value-type="float">
            <text:p>369,804</text:p>
          </table:table-cell>
          <table:table-cell office:value-type="float" office:value="7.62641" calcext:value-type="float">
            <text:p>7,62641</text:p>
          </table:table-cell>
          <table:table-cell/>
          <table:table-cell office:value-type="float" office:value="486.302" calcext:value-type="float">
            <text:p>486,302</text:p>
          </table:table-cell>
          <table:table-cell office:value-type="float" office:value="409.471355" calcext:value-type="float">
            <text:p>409,471355</text:p>
          </table:table-cell>
          <table:table-cell/>
          <table:table-cell office:value-type="float" office:value="5098.205" calcext:value-type="float">
            <text:p>5098,205</text:p>
          </table:table-cell>
          <table:table-cell office:value-type="float" office:value="44.07233" calcext:value-type="float">
            <text:p>44,07233</text:p>
          </table:table-cell>
          <table:table-cell table:number-columns-repeated="7"/>
        </table:table-row>
        <table:table-row table:style-name="ro1">
          <table:table-cell office:value-type="float" office:value="108.199" calcext:value-type="float">
            <text:p>108,199</text:p>
          </table:table-cell>
          <table:table-cell office:value-type="float" office:value="7.532991" calcext:value-type="float">
            <text:p>7,532991</text:p>
          </table:table-cell>
          <table:table-cell/>
          <table:table-cell office:value-type="float" office:value="571.732" calcext:value-type="float">
            <text:p>571,732</text:p>
          </table:table-cell>
          <table:table-cell office:value-type="float" office:value="409.339301" calcext:value-type="float">
            <text:p>409,339301</text:p>
          </table:table-cell>
          <table:table-cell/>
          <table:table-cell office:value-type="float" office:value="5097.427" calcext:value-type="float">
            <text:p>5097,427</text:p>
          </table:table-cell>
          <table:table-cell office:value-type="float" office:value="43.993787" calcext:value-type="float">
            <text:p>43,993787</text:p>
          </table:table-cell>
          <table:table-cell table:number-columns-repeated="7"/>
        </table:table-row>
        <table:table-row table:style-name="ro1">
          <table:table-cell office:value-type="float" office:value="63.14" calcext:value-type="float">
            <text:p>63,14</text:p>
          </table:table-cell>
          <table:table-cell office:value-type="float" office:value="7.478819" calcext:value-type="float">
            <text:p>7,478819</text:p>
          </table:table-cell>
          <table:table-cell/>
          <table:table-cell office:value-type="float" office:value="487.255" calcext:value-type="float">
            <text:p>487,255</text:p>
          </table:table-cell>
          <table:table-cell office:value-type="float" office:value="404.618751" calcext:value-type="float">
            <text:p>404,618751</text:p>
          </table:table-cell>
          <table:table-cell/>
          <table:table-cell office:value-type="float" office:value="5098.066" calcext:value-type="float">
            <text:p>5098,066</text:p>
          </table:table-cell>
          <table:table-cell office:value-type="float" office:value="43.623341" calcext:value-type="float">
            <text:p>43,623341</text:p>
          </table:table-cell>
          <table:table-cell table:number-columns-repeated="7"/>
        </table:table-row>
        <table:table-row table:style-name="ro1">
          <table:table-cell office:value-type="float" office:value="118.723" calcext:value-type="float">
            <text:p>118,723</text:p>
          </table:table-cell>
          <table:table-cell office:value-type="float" office:value="7.457662" calcext:value-type="float">
            <text:p>7,457662</text:p>
          </table:table-cell>
          <table:table-cell/>
          <table:table-cell office:value-type="float" office:value="481.237" calcext:value-type="float">
            <text:p>481,237</text:p>
          </table:table-cell>
          <table:table-cell office:value-type="float" office:value="402.569022" calcext:value-type="float">
            <text:p>402,569022</text:p>
          </table:table-cell>
          <table:table-cell/>
          <table:table-cell office:value-type="float" office:value="5097.286" calcext:value-type="float">
            <text:p>5097,286</text:p>
          </table:table-cell>
          <table:table-cell office:value-type="float" office:value="42.85224" calcext:value-type="float">
            <text:p>42,85224</text:p>
          </table:table-cell>
          <table:table-cell table:number-columns-repeated="7"/>
        </table:table-row>
        <table:table-row table:style-name="ro1">
          <table:table-cell office:value-type="float" office:value="60.479" calcext:value-type="float">
            <text:p>60,479</text:p>
          </table:table-cell>
          <table:table-cell office:value-type="float" office:value="7.398238" calcext:value-type="float">
            <text:p>7,398238</text:p>
          </table:table-cell>
          <table:table-cell/>
          <table:table-cell office:value-type="float" office:value="1351.9" calcext:value-type="float">
            <text:p>1351,9</text:p>
          </table:table-cell>
          <table:table-cell office:value-type="float" office:value="401.504256" calcext:value-type="float">
            <text:p>401,504256</text:p>
          </table:table-cell>
          <table:table-cell/>
          <table:table-cell office:value-type="float" office:value="5101.737" calcext:value-type="float">
            <text:p>5101,737</text:p>
          </table:table-cell>
          <table:table-cell office:value-type="float" office:value="42.039981" calcext:value-type="float">
            <text:p>42,039981</text:p>
          </table:table-cell>
          <table:table-cell table:number-columns-repeated="7"/>
        </table:table-row>
        <table:table-row table:style-name="ro1">
          <table:table-cell office:value-type="float" office:value="64.043" calcext:value-type="float">
            <text:p>64,043</text:p>
          </table:table-cell>
          <table:table-cell office:value-type="float" office:value="7.383799" calcext:value-type="float">
            <text:p>7,383799</text:p>
          </table:table-cell>
          <table:table-cell/>
          <table:table-cell office:value-type="float" office:value="481.066" calcext:value-type="float">
            <text:p>481,066</text:p>
          </table:table-cell>
          <table:table-cell office:value-type="float" office:value="392.658133" calcext:value-type="float">
            <text:p>392,658133</text:p>
          </table:table-cell>
          <table:table-cell/>
          <table:table-cell office:value-type="float" office:value="5141.941" calcext:value-type="float">
            <text:p>5141,941</text:p>
          </table:table-cell>
          <table:table-cell office:value-type="float" office:value="40.688712" calcext:value-type="float">
            <text:p>40,688712</text:p>
          </table:table-cell>
          <table:table-cell table:number-columns-repeated="7"/>
        </table:table-row>
        <table:table-row table:style-name="ro1">
          <table:table-cell office:value-type="float" office:value="97.793" calcext:value-type="float">
            <text:p>97,793</text:p>
          </table:table-cell>
          <table:table-cell office:value-type="float" office:value="7.334195" calcext:value-type="float">
            <text:p>7,334195</text:p>
          </table:table-cell>
          <table:table-cell/>
          <table:table-cell office:value-type="float" office:value="2507.428" calcext:value-type="float">
            <text:p>2507,428</text:p>
          </table:table-cell>
          <table:table-cell office:value-type="float" office:value="391.709738" calcext:value-type="float">
            <text:p>391,709738</text:p>
          </table:table-cell>
          <table:table-cell/>
          <table:table-cell office:value-type="float" office:value="5091.68" calcext:value-type="float">
            <text:p>5091,68</text:p>
          </table:table-cell>
          <table:table-cell office:value-type="float" office:value="37.70344" calcext:value-type="float">
            <text:p>37,70344</text:p>
          </table:table-cell>
          <table:table-cell table:number-columns-repeated="7"/>
        </table:table-row>
        <table:table-row table:style-name="ro1">
          <table:table-cell office:value-type="float" office:value="66.251" calcext:value-type="float">
            <text:p>66,251</text:p>
          </table:table-cell>
          <table:table-cell office:value-type="float" office:value="7.311413" calcext:value-type="float">
            <text:p>7,311413</text:p>
          </table:table-cell>
          <table:table-cell/>
          <table:table-cell office:value-type="float" office:value="453.539" calcext:value-type="float">
            <text:p>453,539</text:p>
          </table:table-cell>
          <table:table-cell office:value-type="float" office:value="389.222712" calcext:value-type="float">
            <text:p>389,222712</text:p>
          </table:table-cell>
          <table:table-cell/>
          <table:table-cell office:value-type="float" office:value="5092.708" calcext:value-type="float">
            <text:p>5092,708</text:p>
          </table:table-cell>
          <table:table-cell office:value-type="float" office:value="36.305305" calcext:value-type="float">
            <text:p>36,305305</text:p>
          </table:table-cell>
          <table:table-cell table:number-columns-repeated="7"/>
        </table:table-row>
        <table:table-row table:style-name="ro1">
          <table:table-cell office:value-type="float" office:value="76.7" calcext:value-type="float">
            <text:p>76,7</text:p>
          </table:table-cell>
          <table:table-cell office:value-type="float" office:value="7.283899" calcext:value-type="float">
            <text:p>7,283899</text:p>
          </table:table-cell>
          <table:table-cell/>
          <table:table-cell office:value-type="float" office:value="1705.231" calcext:value-type="float">
            <text:p>1705,231</text:p>
          </table:table-cell>
          <table:table-cell office:value-type="float" office:value="367.102062" calcext:value-type="float">
            <text:p>367,102062</text:p>
          </table:table-cell>
          <table:table-cell/>
          <table:table-cell office:value-type="float" office:value="5089.945" calcext:value-type="float">
            <text:p>5089,945</text:p>
          </table:table-cell>
          <table:table-cell office:value-type="float" office:value="35.347388" calcext:value-type="float">
            <text:p>35,347388</text:p>
          </table:table-cell>
          <table:table-cell table:number-columns-repeated="7"/>
        </table:table-row>
        <table:table-row table:style-name="ro1">
          <table:table-cell office:value-type="float" office:value="77.896" calcext:value-type="float">
            <text:p>77,896</text:p>
          </table:table-cell>
          <table:table-cell office:value-type="float" office:value="7.26181" calcext:value-type="float">
            <text:p>7,26181</text:p>
          </table:table-cell>
          <table:table-cell/>
          <table:table-cell office:value-type="float" office:value="2622.217" calcext:value-type="float">
            <text:p>2622,217</text:p>
          </table:table-cell>
          <table:table-cell office:value-type="float" office:value="362.128468" calcext:value-type="float">
            <text:p>362,128468</text:p>
          </table:table-cell>
          <table:table-cell/>
          <table:table-cell office:value-type="float" office:value="5096.193" calcext:value-type="float">
            <text:p>5096,193</text:p>
          </table:table-cell>
          <table:table-cell office:value-type="float" office:value="30.525743" calcext:value-type="float">
            <text:p>30,525743</text:p>
          </table:table-cell>
          <table:table-cell table:number-columns-repeated="7"/>
        </table:table-row>
        <table:table-row table:style-name="ro1">
          <table:table-cell office:value-type="float" office:value="219.654" calcext:value-type="float">
            <text:p>219,654</text:p>
          </table:table-cell>
          <table:table-cell office:value-type="float" office:value="7.245665" calcext:value-type="float">
            <text:p>7,245665</text:p>
          </table:table-cell>
          <table:table-cell/>
          <table:table-cell office:value-type="float" office:value="961.242" calcext:value-type="float">
            <text:p>961,242</text:p>
          </table:table-cell>
          <table:table-cell office:value-type="float" office:value="356.182105" calcext:value-type="float">
            <text:p>356,182105</text:p>
          </table:table-cell>
          <table:table-cell/>
          <table:table-cell office:value-type="float" office:value="5138.087" calcext:value-type="float">
            <text:p>5138,087</text:p>
          </table:table-cell>
          <table:table-cell office:value-type="float" office:value="18.041448" calcext:value-type="float">
            <text:p>18,041448</text:p>
          </table:table-cell>
          <table:table-cell table:number-columns-repeated="7"/>
        </table:table-row>
        <table:table-row table:style-name="ro1">
          <table:table-cell office:value-type="float" office:value="79.384" calcext:value-type="float">
            <text:p>79,384</text:p>
          </table:table-cell>
          <table:table-cell office:value-type="float" office:value="7.178036" calcext:value-type="float">
            <text:p>7,178036</text:p>
          </table:table-cell>
          <table:table-cell/>
          <table:table-cell office:value-type="float" office:value="884.552" calcext:value-type="float">
            <text:p>884,552</text:p>
          </table:table-cell>
          <table:table-cell office:value-type="float" office:value="347.993743" calcext:value-type="float">
            <text:p>347,993743</text:p>
          </table:table-cell>
          <table:table-cell/>
          <table:table-cell office:value-type="float" office:value="5095.184" calcext:value-type="float">
            <text:p>5095,184</text:p>
          </table:table-cell>
          <table:table-cell office:value-type="float" office:value="8.258606" calcext:value-type="float">
            <text:p>8,258606</text:p>
          </table:table-cell>
          <table:table-cell table:number-columns-repeated="7"/>
        </table:table-row>
        <table:table-row table:style-name="ro1">
          <table:table-cell office:value-type="float" office:value="82.812" calcext:value-type="float">
            <text:p>82,812</text:p>
          </table:table-cell>
          <table:table-cell office:value-type="float" office:value="6.908112" calcext:value-type="float">
            <text:p>6,908112</text:p>
          </table:table-cell>
          <table:table-cell/>
          <table:table-cell office:value-type="float" office:value="408.014" calcext:value-type="float">
            <text:p>408,014</text:p>
          </table:table-cell>
          <table:table-cell office:value-type="float" office:value="347.353202" calcext:value-type="float">
            <text:p>347,353202</text:p>
          </table:table-cell>
          <table:table-cell/>
          <table:table-cell office:value-type="float" office:value="5084.035" calcext:value-type="float">
            <text:p>5084,035</text:p>
          </table:table-cell>
          <table:table-cell office:value-type="float" office:value="4.859617" calcext:value-type="float">
            <text:p>4,859617</text:p>
          </table:table-cell>
          <table:table-cell table:number-columns-repeated="7"/>
        </table:table-row>
        <table:table-row table:style-name="ro1">
          <table:table-cell office:value-type="float" office:value="60.821" calcext:value-type="float">
            <text:p>60,821</text:p>
          </table:table-cell>
          <table:table-cell office:value-type="float" office:value="6.779586" calcext:value-type="float">
            <text:p>6,779586</text:p>
          </table:table-cell>
          <table:table-cell/>
          <table:table-cell office:value-type="float" office:value="1638.994" calcext:value-type="float">
            <text:p>1638,994</text:p>
          </table:table-cell>
          <table:table-cell office:value-type="float" office:value="346.778479" calcext:value-type="float">
            <text:p>346,778479</text:p>
          </table:table-cell>
          <table:table-cell/>
          <table:table-cell office:value-type="float" office:value="5084.86" calcext:value-type="float">
            <text:p>5084,86</text:p>
          </table:table-cell>
          <table:table-cell office:value-type="float" office:value="2.179226" calcext:value-type="float">
            <text:p>2,179226</text:p>
          </table:table-cell>
          <table:table-cell table:number-columns-repeated="7"/>
        </table:table-row>
        <table:table-row table:style-name="ro1">
          <table:table-cell office:value-type="float" office:value="150.035" calcext:value-type="float">
            <text:p>150,035</text:p>
          </table:table-cell>
          <table:table-cell office:value-type="float" office:value="6.296181" calcext:value-type="float">
            <text:p>6,296181</text:p>
          </table:table-cell>
          <table:table-cell/>
          <table:table-cell office:value-type="float" office:value="416.808" calcext:value-type="float">
            <text:p>416,808</text:p>
          </table:table-cell>
          <table:table-cell office:value-type="float" office:value="346.408411" calcext:value-type="float">
            <text:p>346,408411</text:p>
          </table:table-cell>
          <table:table-cell/>
          <table:table-cell office:value-type="float" office:value="5150.56" calcext:value-type="float">
            <text:p>5150,56</text:p>
          </table:table-cell>
          <table:table-cell office:value-type="float" office:value="0.375633" calcext:value-type="float">
            <text:p>0,375633</text:p>
          </table:table-cell>
          <table:table-cell table:number-columns-repeated="7"/>
        </table:table-row>
      </table:table>
      <table:table table:name="NODEJS-512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164.472" calcext:value-type="float">
            <text:p>164,472</text:p>
          </table:table-cell>
          <table:table-cell office:value-type="float" office:value="82.949228" calcext:value-type="float">
            <text:p>82,949228</text:p>
          </table:table-cell>
          <table:table-cell/>
          <table:table-cell office:value-type="float" office:value="416.484" calcext:value-type="float">
            <text:p>416,484</text:p>
          </table:table-cell>
          <table:table-cell office:value-type="float" office:value="304.543037" calcext:value-type="float">
            <text:p>304,543037</text:p>
          </table:table-cell>
          <table:table-cell/>
          <table:table-cell office:value-type="float" office:value="3031.261" calcext:value-type="float">
            <text:p>3031,261</text:p>
          </table:table-cell>
          <table:table-cell office:value-type="float" office:value="968.344285" calcext:value-type="float">
            <text:p>968,344285</text:p>
          </table:table-cell>
          <table:table-cell table:number-columns-repeated="5"/>
          <table:table-cell table:formula="of:=['NODEJS-512MB'.N7]-['NODEJS-512MB'.$L7]" office:value-type="float" office:value="-0.0271796891191709" calcext:value-type="float">
            <text:p>-0,0271796891</text:p>
          </table:table-cell>
          <table:table-cell table:formula="of:=['NODEJS-512MB'.O7]-['NODEJS-512MB'.$L7]" office:value-type="float" office:value="73.6213043108808" calcext:value-type="float">
            <text:p>73,6213043109</text:p>
          </table:table-cell>
        </table:table-row>
        <table:table-row table:style-name="ro1">
          <table:table-cell office:value-type="float" office:value="97.612" calcext:value-type="float">
            <text:p>97,612</text:p>
          </table:table-cell>
          <table:table-cell office:value-type="float" office:value="36.966851" calcext:value-type="float">
            <text:p>36,966851</text:p>
          </table:table-cell>
          <table:table-cell/>
          <table:table-cell office:value-type="float" office:value="388.552" calcext:value-type="float">
            <text:p>388,552</text:p>
          </table:table-cell>
          <table:table-cell office:value-type="float" office:value="303.488664" calcext:value-type="float">
            <text:p>303,488664</text:p>
          </table:table-cell>
          <table:table-cell/>
          <table:table-cell office:value-type="float" office:value="2379.762" calcext:value-type="float">
            <text:p>2379,762</text:p>
          </table:table-cell>
          <table:table-cell office:value-type="float" office:value="948.964264" calcext:value-type="float">
            <text:p>948,964264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83.672" calcext:value-type="float">
            <text:p>83,672</text:p>
          </table:table-cell>
          <table:table-cell office:value-type="float" office:value="29.221026" calcext:value-type="float">
            <text:p>29,221026</text:p>
          </table:table-cell>
          <table:table-cell/>
          <table:table-cell office:value-type="float" office:value="372.561" calcext:value-type="float">
            <text:p>372,561</text:p>
          </table:table-cell>
          <table:table-cell office:value-type="float" office:value="302.197971" calcext:value-type="float">
            <text:p>302,197971</text:p>
          </table:table-cell>
          <table:table-cell/>
          <table:table-cell office:value-type="float" office:value="2980.496" calcext:value-type="float">
            <text:p>2980,496</text:p>
          </table:table-cell>
          <table:table-cell office:value-type="float" office:value="923.586202" calcext:value-type="float">
            <text:p>923,58620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512MB'.$B$12:.$B$204])" office:value-type="float" office:value="9.32792368911917" calcext:value-type="float">
            <text:p>9,3279236891</text:p>
          </table:table-cell>
          <table:table-cell table:formula="of:=STDEV(['NODEJS-512MB'.$B$12:.$B$204])" office:value-type="float" office:value="0.969688096074141" calcext:value-type="float">
            <text:p>0,9696880961</text:p>
          </table:table-cell>
          <table:table-cell table:formula="of:=MIN(['NODEJS-512MB'.$B$5:.$B$104])" office:value-type="float" office:value="9.300744" calcext:value-type="float">
            <text:p>9,300744</text:p>
          </table:table-cell>
          <table:table-cell table:formula="of:=MAX(['NODEJS-512MB'.$B$5:.$B$104])" office:value-type="float" office:value="82.949228" calcext:value-type="float">
            <text:p>82,949228</text:p>
          </table:table-cell>
        </table:table-row>
        <table:table-row table:style-name="ro1">
          <table:table-cell office:value-type="float" office:value="82.973" calcext:value-type="float">
            <text:p>82,973</text:p>
          </table:table-cell>
          <table:table-cell office:value-type="float" office:value="26.628892" calcext:value-type="float">
            <text:p>26,628892</text:p>
          </table:table-cell>
          <table:table-cell/>
          <table:table-cell office:value-type="float" office:value="386.843" calcext:value-type="float">
            <text:p>386,843</text:p>
          </table:table-cell>
          <table:table-cell office:value-type="float" office:value="300.656119" calcext:value-type="float">
            <text:p>300,656119</text:p>
          </table:table-cell>
          <table:table-cell/>
          <table:table-cell office:value-type="float" office:value="3043.294" calcext:value-type="float">
            <text:p>3043,294</text:p>
          </table:table-cell>
          <table:table-cell office:value-type="float" office:value="906.378886" calcext:value-type="float">
            <text:p>906,378886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512MB'.$E$10:.$E$152])" office:value-type="float" office:value="229.395405167832" calcext:value-type="float">
            <text:p>229,3954051678</text:p>
          </table:table-cell>
          <table:table-cell table:formula="of:=STDEV(['NODEJS-512MB'.$E$10:.$E$152])" office:value-type="float" office:value="11.6779904553531" calcext:value-type="float">
            <text:p>11,6779904554</text:p>
          </table:table-cell>
          <table:table-cell table:formula="of:=MIN(['NODEJS-512MB'.$E$5:.$E$104])" office:value-type="float" office:value="223.749176" calcext:value-type="float">
            <text:p>223,749176</text:p>
          </table:table-cell>
          <table:table-cell table:formula="of:=MAX(['NODEJS-512MB'.$E$5:.$E$104])" office:value-type="float" office:value="304.543037" calcext:value-type="float">
            <text:p>304,543037</text:p>
          </table:table-cell>
        </table:table-row>
        <table:table-row table:style-name="ro1">
          <table:table-cell office:value-type="float" office:value="93.579" calcext:value-type="float">
            <text:p>93,579</text:p>
          </table:table-cell>
          <table:table-cell office:value-type="float" office:value="24.375853" calcext:value-type="float">
            <text:p>24,375853</text:p>
          </table:table-cell>
          <table:table-cell/>
          <table:table-cell office:value-type="float" office:value="368.095" calcext:value-type="float">
            <text:p>368,095</text:p>
          </table:table-cell>
          <table:table-cell office:value-type="float" office:value="294.017656" calcext:value-type="float">
            <text:p>294,017656</text:p>
          </table:table-cell>
          <table:table-cell/>
          <table:table-cell office:value-type="float" office:value="3033.188" calcext:value-type="float">
            <text:p>3033,188</text:p>
          </table:table-cell>
          <table:table-cell office:value-type="float" office:value="901.14985" calcext:value-type="float">
            <text:p>901,1498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512MB'.$H$9:.$H$99])" office:value-type="float" office:value="682.543799428571" calcext:value-type="float">
            <text:p>682,5437994286</text:p>
          </table:table-cell>
          <table:table-cell table:formula="of:=STDEV(['NODEJS-512MB'.$H$9:.$H$99])" office:value-type="float" office:value="85.1441960610141" calcext:value-type="float">
            <text:p>85,144196061</text:p>
          </table:table-cell>
          <table:table-cell table:formula="of:=MIN(['NODEJS-512MB'.$H$5:.$H$104])" office:value-type="float" office:value="447.883963" calcext:value-type="float">
            <text:p>447,883963</text:p>
          </table:table-cell>
          <table:table-cell table:formula="of:=MAX(['NODEJS-512MB'.$H$5:.$H$104])" office:value-type="float" office:value="968.344285" calcext:value-type="float">
            <text:p>968,344285</text:p>
          </table:table-cell>
        </table:table-row>
        <table:table-row table:style-name="ro1">
          <table:table-cell office:value-type="float" office:value="74.272" calcext:value-type="float">
            <text:p>74,272</text:p>
          </table:table-cell>
          <table:table-cell office:value-type="float" office:value="20.813183" calcext:value-type="float">
            <text:p>20,813183</text:p>
          </table:table-cell>
          <table:table-cell/>
          <table:table-cell office:value-type="float" office:value="452.095" calcext:value-type="float">
            <text:p>452,095</text:p>
          </table:table-cell>
          <table:table-cell office:value-type="float" office:value="290.025648" calcext:value-type="float">
            <text:p>290,025648</text:p>
          </table:table-cell>
          <table:table-cell/>
          <table:table-cell office:value-type="float" office:value="2968.626" calcext:value-type="float">
            <text:p>2968,626</text:p>
          </table:table-cell>
          <table:table-cell office:value-type="float" office:value="894.364267" calcext:value-type="float">
            <text:p>894,364267</text:p>
          </table:table-cell>
          <table:table-cell table:number-columns-repeated="7"/>
        </table:table-row>
        <table:table-row table:style-name="ro1">
          <table:table-cell office:value-type="float" office:value="1074.644" calcext:value-type="float">
            <text:p>1074,644</text:p>
          </table:table-cell>
          <table:table-cell office:value-type="float" office:value="16.938562" calcext:value-type="float">
            <text:p>16,938562</text:p>
          </table:table-cell>
          <table:table-cell/>
          <table:table-cell office:value-type="float" office:value="749.603" calcext:value-type="float">
            <text:p>749,603</text:p>
          </table:table-cell>
          <table:table-cell office:value-type="float" office:value="269.170923" calcext:value-type="float">
            <text:p>269,170923</text:p>
          </table:table-cell>
          <table:table-cell/>
          <table:table-cell office:value-type="float" office:value="2934.496" calcext:value-type="float">
            <text:p>2934,496</text:p>
          </table:table-cell>
          <table:table-cell office:value-type="float" office:value="871.221396" calcext:value-type="float">
            <text:p>871,221396</text:p>
          </table:table-cell>
          <table:table-cell table:number-columns-repeated="7"/>
        </table:table-row>
        <table:table-row table:style-name="ro1">
          <table:table-cell office:value-type="float" office:value="99.062" calcext:value-type="float">
            <text:p>99,062</text:p>
          </table:table-cell>
          <table:table-cell office:value-type="float" office:value="13.927461" calcext:value-type="float">
            <text:p>13,927461</text:p>
          </table:table-cell>
          <table:table-cell office:value-type="string" calcext:value-type="string">
            <text:p>←</text:p>
          </table:table-cell>
          <table:table-cell office:value-type="float" office:value="312.69" calcext:value-type="float">
            <text:p>312,69</text:p>
          </table:table-cell>
          <table:table-cell office:value-type="float" office:value="252.765489" calcext:value-type="float">
            <text:p>252,765489</text:p>
          </table:table-cell>
          <table:table-cell/>
          <table:table-cell office:value-type="float" office:value="2940.536" calcext:value-type="float">
            <text:p>2940,536</text:p>
          </table:table-cell>
          <table:table-cell office:value-type="float" office:value="856.327228" calcext:value-type="float">
            <text:p>856,327228</text:p>
          </table:table-cell>
          <table:table-cell table:number-columns-repeated="7"/>
        </table:table-row>
        <table:table-row table:style-name="ro1">
          <table:table-cell office:value-type="float" office:value="145.223" calcext:value-type="float">
            <text:p>145,223</text:p>
          </table:table-cell>
          <table:table-cell office:value-type="float" office:value="13.400463" calcext:value-type="float">
            <text:p>13,400463</text:p>
          </table:table-cell>
          <table:table-cell/>
          <table:table-cell office:value-type="float" office:value="569.746" calcext:value-type="float">
            <text:p>569,746</text:p>
          </table:table-cell>
          <table:table-cell office:value-type="float" office:value="248.189068" calcext:value-type="float">
            <text:p>248,189068</text:p>
          </table:table-cell>
          <table:table-cell/>
          <table:table-cell office:value-type="float" office:value="2893.065" calcext:value-type="float">
            <text:p>2893,065</text:p>
          </table:table-cell>
          <table:table-cell office:value-type="float" office:value="838.219754" calcext:value-type="float">
            <text:p>838,219754</text:p>
          </table:table-cell>
          <table:table-cell table:number-columns-repeated="7"/>
        </table:table-row>
        <table:table-row table:style-name="ro1">
          <table:table-cell office:value-type="float" office:value="295.746" calcext:value-type="float">
            <text:p>295,746</text:p>
          </table:table-cell>
          <table:table-cell office:value-type="float" office:value="12.104682" calcext:value-type="float">
            <text:p>12,104682</text:p>
          </table:table-cell>
          <table:table-cell/>
          <table:table-cell office:value-type="float" office:value="304.559" calcext:value-type="float">
            <text:p>304,559</text:p>
          </table:table-cell>
          <table:table-cell office:value-type="float" office:value="247.823821" calcext:value-type="float">
            <text:p>247,823821</text:p>
          </table:table-cell>
          <table:table-cell/>
          <table:table-cell office:value-type="float" office:value="2892.415" calcext:value-type="float">
            <text:p>2892,415</text:p>
          </table:table-cell>
          <table:table-cell office:value-type="float" office:value="836.669881" calcext:value-type="float">
            <text:p>836,669881</text:p>
          </table:table-cell>
          <table:table-cell table:number-columns-repeated="7"/>
        </table:table-row>
        <table:table-row table:style-name="ro1">
          <table:table-cell office:value-type="float" office:value="67.602" calcext:value-type="float">
            <text:p>67,602</text:p>
          </table:table-cell>
          <table:table-cell office:value-type="float" office:value="11.659329" calcext:value-type="float">
            <text:p>11,659329</text:p>
          </table:table-cell>
          <table:table-cell/>
          <table:table-cell office:value-type="float" office:value="306.057" calcext:value-type="float">
            <text:p>306,057</text:p>
          </table:table-cell>
          <table:table-cell office:value-type="float" office:value="245.518582" calcext:value-type="float">
            <text:p>245,518582</text:p>
          </table:table-cell>
          <table:table-cell/>
          <table:table-cell office:value-type="float" office:value="2878.766" calcext:value-type="float">
            <text:p>2878,766</text:p>
          </table:table-cell>
          <table:table-cell office:value-type="float" office:value="817.899293" calcext:value-type="float">
            <text:p>817,899293</text:p>
          </table:table-cell>
          <table:table-cell table:number-columns-repeated="7"/>
        </table:table-row>
        <table:table-row table:style-name="ro1">
          <table:table-cell office:value-type="float" office:value="100.671" calcext:value-type="float">
            <text:p>100,671</text:p>
          </table:table-cell>
          <table:table-cell office:value-type="float" office:value="11.300688" calcext:value-type="float">
            <text:p>11,300688</text:p>
          </table:table-cell>
          <table:table-cell/>
          <table:table-cell office:value-type="float" office:value="303.988" calcext:value-type="float">
            <text:p>303,988</text:p>
          </table:table-cell>
          <table:table-cell office:value-type="float" office:value="245.287389" calcext:value-type="float">
            <text:p>245,287389</text:p>
          </table:table-cell>
          <table:table-cell/>
          <table:table-cell office:value-type="float" office:value="2878.832" calcext:value-type="float">
            <text:p>2878,832</text:p>
          </table:table-cell>
          <table:table-cell office:value-type="float" office:value="805.731147" calcext:value-type="float">
            <text:p>805,731147</text:p>
          </table:table-cell>
          <table:table-cell table:number-columns-repeated="7"/>
        </table:table-row>
        <table:table-row table:style-name="ro1">
          <table:table-cell office:value-type="float" office:value="67.215" calcext:value-type="float">
            <text:p>67,215</text:p>
          </table:table-cell>
          <table:table-cell office:value-type="float" office:value="11.260602" calcext:value-type="float">
            <text:p>11,260602</text:p>
          </table:table-cell>
          <table:table-cell/>
          <table:table-cell office:value-type="float" office:value="304.261" calcext:value-type="float">
            <text:p>304,261</text:p>
          </table:table-cell>
          <table:table-cell office:value-type="float" office:value="244.936477" calcext:value-type="float">
            <text:p>244,936477</text:p>
          </table:table-cell>
          <table:table-cell/>
          <table:table-cell office:value-type="float" office:value="2846.392" calcext:value-type="float">
            <text:p>2846,392</text:p>
          </table:table-cell>
          <table:table-cell office:value-type="float" office:value="785.012012" calcext:value-type="float">
            <text:p>785,012012</text:p>
          </table:table-cell>
          <table:table-cell table:number-columns-repeated="7"/>
        </table:table-row>
        <table:table-row table:style-name="ro1">
          <table:table-cell office:value-type="float" office:value="67.349" calcext:value-type="float">
            <text:p>67,349</text:p>
          </table:table-cell>
          <table:table-cell office:value-type="float" office:value="11.213442" calcext:value-type="float">
            <text:p>11,213442</text:p>
          </table:table-cell>
          <table:table-cell/>
          <table:table-cell office:value-type="float" office:value="310.594" calcext:value-type="float">
            <text:p>310,594</text:p>
          </table:table-cell>
          <table:table-cell office:value-type="float" office:value="244.883433" calcext:value-type="float">
            <text:p>244,883433</text:p>
          </table:table-cell>
          <table:table-cell/>
          <table:table-cell office:value-type="float" office:value="2844.978" calcext:value-type="float">
            <text:p>2844,978</text:p>
          </table:table-cell>
          <table:table-cell office:value-type="float" office:value="783.424239" calcext:value-type="float">
            <text:p>783,424239</text:p>
          </table:table-cell>
          <table:table-cell table:number-columns-repeated="7"/>
        </table:table-row>
        <table:table-row table:style-name="ro1">
          <table:table-cell office:value-type="float" office:value="68.942" calcext:value-type="float">
            <text:p>68,942</text:p>
          </table:table-cell>
          <table:table-cell office:value-type="float" office:value="11.10437" calcext:value-type="float">
            <text:p>11,10437</text:p>
          </table:table-cell>
          <table:table-cell/>
          <table:table-cell office:value-type="float" office:value="304.943" calcext:value-type="float">
            <text:p>304,943</text:p>
          </table:table-cell>
          <table:table-cell office:value-type="float" office:value="244.723857" calcext:value-type="float">
            <text:p>244,723857</text:p>
          </table:table-cell>
          <table:table-cell/>
          <table:table-cell office:value-type="float" office:value="5117.753" calcext:value-type="float">
            <text:p>5117,753</text:p>
          </table:table-cell>
          <table:table-cell office:value-type="float" office:value="780.629096" calcext:value-type="float">
            <text:p>780,629096</text:p>
          </table:table-cell>
          <table:table-cell table:number-columns-repeated="7"/>
        </table:table-row>
        <table:table-row table:style-name="ro1">
          <table:table-cell office:value-type="float" office:value="68.184" calcext:value-type="float">
            <text:p>68,184</text:p>
          </table:table-cell>
          <table:table-cell office:value-type="float" office:value="11.037978" calcext:value-type="float">
            <text:p>11,037978</text:p>
          </table:table-cell>
          <table:table-cell/>
          <table:table-cell office:value-type="float" office:value="320.32" calcext:value-type="float">
            <text:p>320,32</text:p>
          </table:table-cell>
          <table:table-cell office:value-type="float" office:value="244.66664" calcext:value-type="float">
            <text:p>244,66664</text:p>
          </table:table-cell>
          <table:table-cell/>
          <table:table-cell office:value-type="float" office:value="2846.307" calcext:value-type="float">
            <text:p>2846,307</text:p>
          </table:table-cell>
          <table:table-cell office:value-type="float" office:value="772.697426" calcext:value-type="float">
            <text:p>772,697426</text:p>
          </table:table-cell>
          <table:table-cell table:number-columns-repeated="7"/>
        </table:table-row>
        <table:table-row table:style-name="ro1">
          <table:table-cell office:value-type="float" office:value="67.213" calcext:value-type="float">
            <text:p>67,213</text:p>
          </table:table-cell>
          <table:table-cell office:value-type="float" office:value="10.934827" calcext:value-type="float">
            <text:p>10,934827</text:p>
          </table:table-cell>
          <table:table-cell/>
          <table:table-cell office:value-type="float" office:value="300.422" calcext:value-type="float">
            <text:p>300,422</text:p>
          </table:table-cell>
          <table:table-cell office:value-type="float" office:value="244.590478" calcext:value-type="float">
            <text:p>244,590478</text:p>
          </table:table-cell>
          <table:table-cell/>
          <table:table-cell office:value-type="float" office:value="2823.037" calcext:value-type="float">
            <text:p>2823,037</text:p>
          </table:table-cell>
          <table:table-cell office:value-type="float" office:value="767.864044" calcext:value-type="float">
            <text:p>767,864044</text:p>
          </table:table-cell>
          <table:table-cell table:number-columns-repeated="7"/>
        </table:table-row>
        <table:table-row table:style-name="ro1">
          <table:table-cell office:value-type="float" office:value="71.957" calcext:value-type="float">
            <text:p>71,957</text:p>
          </table:table-cell>
          <table:table-cell office:value-type="float" office:value="10.814761" calcext:value-type="float">
            <text:p>10,814761</text:p>
          </table:table-cell>
          <table:table-cell/>
          <table:table-cell office:value-type="float" office:value="301.709" calcext:value-type="float">
            <text:p>301,709</text:p>
          </table:table-cell>
          <table:table-cell office:value-type="float" office:value="244.204716" calcext:value-type="float">
            <text:p>244,204716</text:p>
          </table:table-cell>
          <table:table-cell/>
          <table:table-cell office:value-type="float" office:value="2818.594" calcext:value-type="float">
            <text:p>2818,594</text:p>
          </table:table-cell>
          <table:table-cell office:value-type="float" office:value="764.277445" calcext:value-type="float">
            <text:p>764,277445</text:p>
          </table:table-cell>
          <table:table-cell table:number-columns-repeated="7"/>
        </table:table-row>
        <table:table-row table:style-name="ro1">
          <table:table-cell office:value-type="float" office:value="76.991" calcext:value-type="float">
            <text:p>76,991</text:p>
          </table:table-cell>
          <table:table-cell office:value-type="float" office:value="10.799299" calcext:value-type="float">
            <text:p>10,799299</text:p>
          </table:table-cell>
          <table:table-cell/>
          <table:table-cell office:value-type="float" office:value="301.13" calcext:value-type="float">
            <text:p>301,13</text:p>
          </table:table-cell>
          <table:table-cell office:value-type="float" office:value="243.808658" calcext:value-type="float">
            <text:p>243,808658</text:p>
          </table:table-cell>
          <table:table-cell/>
          <table:table-cell office:value-type="float" office:value="2816.255" calcext:value-type="float">
            <text:p>2816,255</text:p>
          </table:table-cell>
          <table:table-cell office:value-type="float" office:value="761.564051" calcext:value-type="float">
            <text:p>761,564051</text:p>
          </table:table-cell>
          <table:table-cell table:number-columns-repeated="7"/>
        </table:table-row>
        <table:table-row table:style-name="ro1">
          <table:table-cell office:value-type="float" office:value="74.118" calcext:value-type="float">
            <text:p>74,118</text:p>
          </table:table-cell>
          <table:table-cell office:value-type="float" office:value="10.778414" calcext:value-type="float">
            <text:p>10,778414</text:p>
          </table:table-cell>
          <table:table-cell/>
          <table:table-cell office:value-type="float" office:value="300.172" calcext:value-type="float">
            <text:p>300,172</text:p>
          </table:table-cell>
          <table:table-cell office:value-type="float" office:value="243.808198" calcext:value-type="float">
            <text:p>243,808198</text:p>
          </table:table-cell>
          <table:table-cell/>
          <table:table-cell office:value-type="float" office:value="2812.054" calcext:value-type="float">
            <text:p>2812,054</text:p>
          </table:table-cell>
          <table:table-cell office:value-type="float" office:value="758.094027" calcext:value-type="float">
            <text:p>758,094027</text:p>
          </table:table-cell>
          <table:table-cell table:number-columns-repeated="7"/>
        </table:table-row>
        <table:table-row table:style-name="ro1">
          <table:table-cell office:value-type="float" office:value="65.884" calcext:value-type="float">
            <text:p>65,884</text:p>
          </table:table-cell>
          <table:table-cell office:value-type="float" office:value="10.645117" calcext:value-type="float">
            <text:p>10,645117</text:p>
          </table:table-cell>
          <table:table-cell/>
          <table:table-cell office:value-type="float" office:value="301.468" calcext:value-type="float">
            <text:p>301,468</text:p>
          </table:table-cell>
          <table:table-cell office:value-type="float" office:value="243.55285" calcext:value-type="float">
            <text:p>243,55285</text:p>
          </table:table-cell>
          <table:table-cell/>
          <table:table-cell office:value-type="float" office:value="2820.689" calcext:value-type="float">
            <text:p>2820,689</text:p>
          </table:table-cell>
          <table:table-cell office:value-type="float" office:value="757.380981" calcext:value-type="float">
            <text:p>757,380981</text:p>
          </table:table-cell>
          <table:table-cell table:number-columns-repeated="7"/>
        </table:table-row>
        <table:table-row table:style-name="ro1">
          <table:table-cell office:value-type="float" office:value="66.221" calcext:value-type="float">
            <text:p>66,221</text:p>
          </table:table-cell>
          <table:table-cell office:value-type="float" office:value="10.643932" calcext:value-type="float">
            <text:p>10,643932</text:p>
          </table:table-cell>
          <table:table-cell/>
          <table:table-cell office:value-type="float" office:value="303.758" calcext:value-type="float">
            <text:p>303,758</text:p>
          </table:table-cell>
          <table:table-cell office:value-type="float" office:value="243.502131" calcext:value-type="float">
            <text:p>243,502131</text:p>
          </table:table-cell>
          <table:table-cell/>
          <table:table-cell office:value-type="float" office:value="2811.689" calcext:value-type="float">
            <text:p>2811,689</text:p>
          </table:table-cell>
          <table:table-cell office:value-type="float" office:value="756.78306" calcext:value-type="float">
            <text:p>756,78306</text:p>
          </table:table-cell>
          <table:table-cell table:number-columns-repeated="7"/>
        </table:table-row>
        <table:table-row table:style-name="ro1">
          <table:table-cell office:value-type="float" office:value="70.184" calcext:value-type="float">
            <text:p>70,184</text:p>
          </table:table-cell>
          <table:table-cell office:value-type="float" office:value="10.601889" calcext:value-type="float">
            <text:p>10,601889</text:p>
          </table:table-cell>
          <table:table-cell/>
          <table:table-cell office:value-type="float" office:value="311.447" calcext:value-type="float">
            <text:p>311,447</text:p>
          </table:table-cell>
          <table:table-cell office:value-type="float" office:value="242.669319" calcext:value-type="float">
            <text:p>242,669319</text:p>
          </table:table-cell>
          <table:table-cell/>
          <table:table-cell office:value-type="float" office:value="2802.665" calcext:value-type="float">
            <text:p>2802,665</text:p>
          </table:table-cell>
          <table:table-cell office:value-type="float" office:value="748.990914" calcext:value-type="float">
            <text:p>748,990914</text:p>
          </table:table-cell>
          <table:table-cell table:number-columns-repeated="7"/>
        </table:table-row>
        <table:table-row table:style-name="ro1">
          <table:table-cell office:value-type="float" office:value="66.616" calcext:value-type="float">
            <text:p>66,616</text:p>
          </table:table-cell>
          <table:table-cell office:value-type="float" office:value="10.571546" calcext:value-type="float">
            <text:p>10,571546</text:p>
          </table:table-cell>
          <table:table-cell/>
          <table:table-cell office:value-type="float" office:value="305.41" calcext:value-type="float">
            <text:p>305,41</text:p>
          </table:table-cell>
          <table:table-cell office:value-type="float" office:value="242.480901" calcext:value-type="float">
            <text:p>242,480901</text:p>
          </table:table-cell>
          <table:table-cell/>
          <table:table-cell office:value-type="float" office:value="2805.607" calcext:value-type="float">
            <text:p>2805,607</text:p>
          </table:table-cell>
          <table:table-cell office:value-type="float" office:value="747.707281" calcext:value-type="float">
            <text:p>747,707281</text:p>
          </table:table-cell>
          <table:table-cell table:number-columns-repeated="7"/>
        </table:table-row>
        <table:table-row table:style-name="ro1">
          <table:table-cell office:value-type="float" office:value="66.766" calcext:value-type="float">
            <text:p>66,766</text:p>
          </table:table-cell>
          <table:table-cell office:value-type="float" office:value="10.558453" calcext:value-type="float">
            <text:p>10,558453</text:p>
          </table:table-cell>
          <table:table-cell/>
          <table:table-cell office:value-type="float" office:value="301.229" calcext:value-type="float">
            <text:p>301,229</text:p>
          </table:table-cell>
          <table:table-cell office:value-type="float" office:value="242.440356" calcext:value-type="float">
            <text:p>242,440356</text:p>
          </table:table-cell>
          <table:table-cell/>
          <table:table-cell office:value-type="float" office:value="3092.08" calcext:value-type="float">
            <text:p>3092,08</text:p>
          </table:table-cell>
          <table:table-cell office:value-type="float" office:value="746.73825" calcext:value-type="float">
            <text:p>746,73825</text:p>
          </table:table-cell>
          <table:table-cell table:number-columns-repeated="7"/>
        </table:table-row>
        <table:table-row table:style-name="ro1">
          <table:table-cell office:value-type="float" office:value="68.881" calcext:value-type="float">
            <text:p>68,881</text:p>
          </table:table-cell>
          <table:table-cell office:value-type="float" office:value="10.508718" calcext:value-type="float">
            <text:p>10,508718</text:p>
          </table:table-cell>
          <table:table-cell/>
          <table:table-cell office:value-type="float" office:value="302.203" calcext:value-type="float">
            <text:p>302,203</text:p>
          </table:table-cell>
          <table:table-cell office:value-type="float" office:value="241.877675" calcext:value-type="float">
            <text:p>241,877675</text:p>
          </table:table-cell>
          <table:table-cell/>
          <table:table-cell office:value-type="float" office:value="2796.873" calcext:value-type="float">
            <text:p>2796,873</text:p>
          </table:table-cell>
          <table:table-cell office:value-type="float" office:value="743.924797" calcext:value-type="float">
            <text:p>743,924797</text:p>
          </table:table-cell>
          <table:table-cell table:number-columns-repeated="7"/>
        </table:table-row>
        <table:table-row table:style-name="ro1">
          <table:table-cell office:value-type="float" office:value="76.014" calcext:value-type="float">
            <text:p>76,014</text:p>
          </table:table-cell>
          <table:table-cell office:value-type="float" office:value="10.460627" calcext:value-type="float">
            <text:p>10,460627</text:p>
          </table:table-cell>
          <table:table-cell/>
          <table:table-cell office:value-type="float" office:value="306.124" calcext:value-type="float">
            <text:p>306,124</text:p>
          </table:table-cell>
          <table:table-cell office:value-type="float" office:value="241.097835" calcext:value-type="float">
            <text:p>241,097835</text:p>
          </table:table-cell>
          <table:table-cell/>
          <table:table-cell office:value-type="float" office:value="2795.853" calcext:value-type="float">
            <text:p>2795,853</text:p>
          </table:table-cell>
          <table:table-cell office:value-type="float" office:value="741.894735" calcext:value-type="float">
            <text:p>741,894735</text:p>
          </table:table-cell>
          <table:table-cell table:number-columns-repeated="7"/>
        </table:table-row>
        <table:table-row table:style-name="ro1">
          <table:table-cell office:value-type="float" office:value="66.282" calcext:value-type="float">
            <text:p>66,282</text:p>
          </table:table-cell>
          <table:table-cell office:value-type="float" office:value="10.374589" calcext:value-type="float">
            <text:p>10,374589</text:p>
          </table:table-cell>
          <table:table-cell/>
          <table:table-cell office:value-type="float" office:value="315.582" calcext:value-type="float">
            <text:p>315,582</text:p>
          </table:table-cell>
          <table:table-cell office:value-type="float" office:value="240.936384" calcext:value-type="float">
            <text:p>240,936384</text:p>
          </table:table-cell>
          <table:table-cell/>
          <table:table-cell office:value-type="float" office:value="2823.461" calcext:value-type="float">
            <text:p>2823,461</text:p>
          </table:table-cell>
          <table:table-cell office:value-type="float" office:value="737.844606" calcext:value-type="float">
            <text:p>737,844606</text:p>
          </table:table-cell>
          <table:table-cell table:number-columns-repeated="7"/>
        </table:table-row>
        <table:table-row table:style-name="ro1">
          <table:table-cell office:value-type="float" office:value="65.961" calcext:value-type="float">
            <text:p>65,961</text:p>
          </table:table-cell>
          <table:table-cell office:value-type="float" office:value="10.362745" calcext:value-type="float">
            <text:p>10,362745</text:p>
          </table:table-cell>
          <table:table-cell/>
          <table:table-cell office:value-type="float" office:value="298.009" calcext:value-type="float">
            <text:p>298,009</text:p>
          </table:table-cell>
          <table:table-cell office:value-type="float" office:value="240.30301" calcext:value-type="float">
            <text:p>240,30301</text:p>
          </table:table-cell>
          <table:table-cell/>
          <table:table-cell office:value-type="float" office:value="2792.875" calcext:value-type="float">
            <text:p>2792,875</text:p>
          </table:table-cell>
          <table:table-cell office:value-type="float" office:value="734.56153" calcext:value-type="float">
            <text:p>734,56153</text:p>
          </table:table-cell>
          <table:table-cell table:number-columns-repeated="7"/>
        </table:table-row>
        <table:table-row table:style-name="ro1">
          <table:table-cell office:value-type="float" office:value="236.793" calcext:value-type="float">
            <text:p>236,793</text:p>
          </table:table-cell>
          <table:table-cell office:value-type="float" office:value="10.361014" calcext:value-type="float">
            <text:p>10,361014</text:p>
          </table:table-cell>
          <table:table-cell/>
          <table:table-cell office:value-type="float" office:value="294.334" calcext:value-type="float">
            <text:p>294,334</text:p>
          </table:table-cell>
          <table:table-cell office:value-type="float" office:value="240.017527" calcext:value-type="float">
            <text:p>240,017527</text:p>
          </table:table-cell>
          <table:table-cell/>
          <table:table-cell office:value-type="float" office:value="2798.368" calcext:value-type="float">
            <text:p>2798,368</text:p>
          </table:table-cell>
          <table:table-cell office:value-type="float" office:value="731.54564" calcext:value-type="float">
            <text:p>731,54564</text:p>
          </table:table-cell>
          <table:table-cell table:number-columns-repeated="7"/>
        </table:table-row>
        <table:table-row table:style-name="ro1">
          <table:table-cell office:value-type="float" office:value="70.54" calcext:value-type="float">
            <text:p>70,54</text:p>
          </table:table-cell>
          <table:table-cell office:value-type="float" office:value="10.300035" calcext:value-type="float">
            <text:p>10,300035</text:p>
          </table:table-cell>
          <table:table-cell/>
          <table:table-cell office:value-type="float" office:value="294.113" calcext:value-type="float">
            <text:p>294,113</text:p>
          </table:table-cell>
          <table:table-cell office:value-type="float" office:value="239.967757" calcext:value-type="float">
            <text:p>239,967757</text:p>
          </table:table-cell>
          <table:table-cell/>
          <table:table-cell office:value-type="float" office:value="2784.493" calcext:value-type="float">
            <text:p>2784,493</text:p>
          </table:table-cell>
          <table:table-cell office:value-type="float" office:value="730.02908" calcext:value-type="float">
            <text:p>730,02908</text:p>
          </table:table-cell>
          <table:table-cell table:number-columns-repeated="7"/>
        </table:table-row>
        <table:table-row table:style-name="ro1">
          <table:table-cell office:value-type="float" office:value="77.015" calcext:value-type="float">
            <text:p>77,015</text:p>
          </table:table-cell>
          <table:table-cell office:value-type="float" office:value="10.268716" calcext:value-type="float">
            <text:p>10,268716</text:p>
          </table:table-cell>
          <table:table-cell/>
          <table:table-cell office:value-type="float" office:value="305.139" calcext:value-type="float">
            <text:p>305,139</text:p>
          </table:table-cell>
          <table:table-cell office:value-type="float" office:value="239.513496" calcext:value-type="float">
            <text:p>239,513496</text:p>
          </table:table-cell>
          <table:table-cell/>
          <table:table-cell office:value-type="float" office:value="2788.762" calcext:value-type="float">
            <text:p>2788,762</text:p>
          </table:table-cell>
          <table:table-cell office:value-type="float" office:value="729.412561" calcext:value-type="float">
            <text:p>729,412561</text:p>
          </table:table-cell>
          <table:table-cell table:number-columns-repeated="7"/>
        </table:table-row>
        <table:table-row table:style-name="ro1">
          <table:table-cell office:value-type="float" office:value="72.431" calcext:value-type="float">
            <text:p>72,431</text:p>
          </table:table-cell>
          <table:table-cell office:value-type="float" office:value="10.241109" calcext:value-type="float">
            <text:p>10,241109</text:p>
          </table:table-cell>
          <table:table-cell/>
          <table:table-cell office:value-type="float" office:value="308.28" calcext:value-type="float">
            <text:p>308,28</text:p>
          </table:table-cell>
          <table:table-cell office:value-type="float" office:value="239.498733" calcext:value-type="float">
            <text:p>239,498733</text:p>
          </table:table-cell>
          <table:table-cell/>
          <table:table-cell office:value-type="float" office:value="2780.9" calcext:value-type="float">
            <text:p>2780,9</text:p>
          </table:table-cell>
          <table:table-cell office:value-type="float" office:value="726.788085" calcext:value-type="float">
            <text:p>726,788085</text:p>
          </table:table-cell>
          <table:table-cell table:number-columns-repeated="7"/>
        </table:table-row>
        <table:table-row table:style-name="ro1">
          <table:table-cell office:value-type="float" office:value="66.513" calcext:value-type="float">
            <text:p>66,513</text:p>
          </table:table-cell>
          <table:table-cell office:value-type="float" office:value="10.230152" calcext:value-type="float">
            <text:p>10,230152</text:p>
          </table:table-cell>
          <table:table-cell/>
          <table:table-cell office:value-type="float" office:value="302.735" calcext:value-type="float">
            <text:p>302,735</text:p>
          </table:table-cell>
          <table:table-cell office:value-type="float" office:value="239.465521" calcext:value-type="float">
            <text:p>239,465521</text:p>
          </table:table-cell>
          <table:table-cell/>
          <table:table-cell office:value-type="float" office:value="2805.867" calcext:value-type="float">
            <text:p>2805,867</text:p>
          </table:table-cell>
          <table:table-cell office:value-type="float" office:value="724.717547" calcext:value-type="float">
            <text:p>724,717547</text:p>
          </table:table-cell>
          <table:table-cell table:number-columns-repeated="7"/>
        </table:table-row>
        <table:table-row table:style-name="ro1">
          <table:table-cell office:value-type="float" office:value="97.065" calcext:value-type="float">
            <text:p>97,065</text:p>
          </table:table-cell>
          <table:table-cell office:value-type="float" office:value="10.219481" calcext:value-type="float">
            <text:p>10,219481</text:p>
          </table:table-cell>
          <table:table-cell/>
          <table:table-cell office:value-type="float" office:value="297.323" calcext:value-type="float">
            <text:p>297,323</text:p>
          </table:table-cell>
          <table:table-cell office:value-type="float" office:value="239.440417" calcext:value-type="float">
            <text:p>239,440417</text:p>
          </table:table-cell>
          <table:table-cell/>
          <table:table-cell office:value-type="float" office:value="2783.611" calcext:value-type="float">
            <text:p>2783,611</text:p>
          </table:table-cell>
          <table:table-cell office:value-type="float" office:value="720.802145" calcext:value-type="float">
            <text:p>720,802145</text:p>
          </table:table-cell>
          <table:table-cell table:number-columns-repeated="7"/>
        </table:table-row>
        <table:table-row table:style-name="ro1">
          <table:table-cell office:value-type="float" office:value="65.095" calcext:value-type="float">
            <text:p>65,095</text:p>
          </table:table-cell>
          <table:table-cell office:value-type="float" office:value="10.204234" calcext:value-type="float">
            <text:p>10,204234</text:p>
          </table:table-cell>
          <table:table-cell/>
          <table:table-cell office:value-type="float" office:value="308.722" calcext:value-type="float">
            <text:p>308,722</text:p>
          </table:table-cell>
          <table:table-cell office:value-type="float" office:value="239.180988" calcext:value-type="float">
            <text:p>239,180988</text:p>
          </table:table-cell>
          <table:table-cell/>
          <table:table-cell office:value-type="float" office:value="3973.312" calcext:value-type="float">
            <text:p>3973,312</text:p>
          </table:table-cell>
          <table:table-cell office:value-type="float" office:value="718.598119" calcext:value-type="float">
            <text:p>718,598119</text:p>
          </table:table-cell>
          <table:table-cell table:number-columns-repeated="7"/>
        </table:table-row>
        <table:table-row table:style-name="ro1">
          <table:table-cell office:value-type="float" office:value="66.049" calcext:value-type="float">
            <text:p>66,049</text:p>
          </table:table-cell>
          <table:table-cell office:value-type="float" office:value="10.179679" calcext:value-type="float">
            <text:p>10,179679</text:p>
          </table:table-cell>
          <table:table-cell/>
          <table:table-cell office:value-type="float" office:value="298.959" calcext:value-type="float">
            <text:p>298,959</text:p>
          </table:table-cell>
          <table:table-cell office:value-type="float" office:value="238.739683" calcext:value-type="float">
            <text:p>238,739683</text:p>
          </table:table-cell>
          <table:table-cell/>
          <table:table-cell office:value-type="float" office:value="2800.845" calcext:value-type="float">
            <text:p>2800,845</text:p>
          </table:table-cell>
          <table:table-cell office:value-type="float" office:value="714.25702" calcext:value-type="float">
            <text:p>714,25702</text:p>
          </table:table-cell>
          <table:table-cell table:number-columns-repeated="7"/>
        </table:table-row>
        <table:table-row table:style-name="ro1">
          <table:table-cell office:value-type="float" office:value="67.793" calcext:value-type="float">
            <text:p>67,793</text:p>
          </table:table-cell>
          <table:table-cell office:value-type="float" office:value="10.108439" calcext:value-type="float">
            <text:p>10,108439</text:p>
          </table:table-cell>
          <table:table-cell/>
          <table:table-cell office:value-type="float" office:value="291.761" calcext:value-type="float">
            <text:p>291,761</text:p>
          </table:table-cell>
          <table:table-cell office:value-type="float" office:value="238.332823" calcext:value-type="float">
            <text:p>238,332823</text:p>
          </table:table-cell>
          <table:table-cell/>
          <table:table-cell office:value-type="float" office:value="2775.723" calcext:value-type="float">
            <text:p>2775,723</text:p>
          </table:table-cell>
          <table:table-cell office:value-type="float" office:value="714.028944" calcext:value-type="float">
            <text:p>714,028944</text:p>
          </table:table-cell>
          <table:table-cell table:number-columns-repeated="7"/>
        </table:table-row>
        <table:table-row table:style-name="ro1">
          <table:table-cell office:value-type="float" office:value="285.035" calcext:value-type="float">
            <text:p>285,035</text:p>
          </table:table-cell>
          <table:table-cell office:value-type="float" office:value="10.100978" calcext:value-type="float">
            <text:p>10,100978</text:p>
          </table:table-cell>
          <table:table-cell/>
          <table:table-cell office:value-type="float" office:value="293.811" calcext:value-type="float">
            <text:p>293,811</text:p>
          </table:table-cell>
          <table:table-cell office:value-type="float" office:value="238.254181" calcext:value-type="float">
            <text:p>238,254181</text:p>
          </table:table-cell>
          <table:table-cell/>
          <table:table-cell office:value-type="float" office:value="2813.366" calcext:value-type="float">
            <text:p>2813,366</text:p>
          </table:table-cell>
          <table:table-cell office:value-type="float" office:value="711.187292" calcext:value-type="float">
            <text:p>711,187292</text:p>
          </table:table-cell>
          <table:table-cell table:number-columns-repeated="7"/>
        </table:table-row>
        <table:table-row table:style-name="ro1">
          <table:table-cell office:value-type="float" office:value="387.645" calcext:value-type="float">
            <text:p>387,645</text:p>
          </table:table-cell>
          <table:table-cell office:value-type="float" office:value="10.09255" calcext:value-type="float">
            <text:p>10,09255</text:p>
          </table:table-cell>
          <table:table-cell/>
          <table:table-cell office:value-type="float" office:value="299.338" calcext:value-type="float">
            <text:p>299,338</text:p>
          </table:table-cell>
          <table:table-cell office:value-type="float" office:value="237.985813" calcext:value-type="float">
            <text:p>237,985813</text:p>
          </table:table-cell>
          <table:table-cell/>
          <table:table-cell office:value-type="float" office:value="2779.086" calcext:value-type="float">
            <text:p>2779,086</text:p>
          </table:table-cell>
          <table:table-cell office:value-type="float" office:value="707.32252" calcext:value-type="float">
            <text:p>707,32252</text:p>
          </table:table-cell>
          <table:table-cell table:number-columns-repeated="7"/>
        </table:table-row>
        <table:table-row table:style-name="ro1">
          <table:table-cell office:value-type="float" office:value="66.915" calcext:value-type="float">
            <text:p>66,915</text:p>
          </table:table-cell>
          <table:table-cell office:value-type="float" office:value="10.055518" calcext:value-type="float">
            <text:p>10,055518</text:p>
          </table:table-cell>
          <table:table-cell/>
          <table:table-cell office:value-type="float" office:value="295.986" calcext:value-type="float">
            <text:p>295,986</text:p>
          </table:table-cell>
          <table:table-cell office:value-type="float" office:value="237.782174" calcext:value-type="float">
            <text:p>237,782174</text:p>
          </table:table-cell>
          <table:table-cell/>
          <table:table-cell office:value-type="float" office:value="2775.629" calcext:value-type="float">
            <text:p>2775,629</text:p>
          </table:table-cell>
          <table:table-cell office:value-type="float" office:value="706.688144" calcext:value-type="float">
            <text:p>706,688144</text:p>
          </table:table-cell>
          <table:table-cell table:number-columns-repeated="7"/>
        </table:table-row>
        <table:table-row table:style-name="ro1">
          <table:table-cell office:value-type="float" office:value="67.326" calcext:value-type="float">
            <text:p>67,326</text:p>
          </table:table-cell>
          <table:table-cell office:value-type="float" office:value="10.036383" calcext:value-type="float">
            <text:p>10,036383</text:p>
          </table:table-cell>
          <table:table-cell/>
          <table:table-cell office:value-type="float" office:value="300.933" calcext:value-type="float">
            <text:p>300,933</text:p>
          </table:table-cell>
          <table:table-cell office:value-type="float" office:value="237.375445" calcext:value-type="float">
            <text:p>237,375445</text:p>
          </table:table-cell>
          <table:table-cell/>
          <table:table-cell office:value-type="float" office:value="2773.649" calcext:value-type="float">
            <text:p>2773,649</text:p>
          </table:table-cell>
          <table:table-cell office:value-type="float" office:value="705.188879" calcext:value-type="float">
            <text:p>705,188879</text:p>
          </table:table-cell>
          <table:table-cell table:number-columns-repeated="7"/>
        </table:table-row>
        <table:table-row table:style-name="ro1">
          <table:table-cell office:value-type="float" office:value="76.767" calcext:value-type="float">
            <text:p>76,767</text:p>
          </table:table-cell>
          <table:table-cell office:value-type="float" office:value="10.017992" calcext:value-type="float">
            <text:p>10,017992</text:p>
          </table:table-cell>
          <table:table-cell/>
          <table:table-cell office:value-type="float" office:value="294.623" calcext:value-type="float">
            <text:p>294,623</text:p>
          </table:table-cell>
          <table:table-cell office:value-type="float" office:value="237.085967" calcext:value-type="float">
            <text:p>237,085967</text:p>
          </table:table-cell>
          <table:table-cell/>
          <table:table-cell office:value-type="float" office:value="2757.417" calcext:value-type="float">
            <text:p>2757,417</text:p>
          </table:table-cell>
          <table:table-cell office:value-type="float" office:value="700.292598" calcext:value-type="float">
            <text:p>700,292598</text:p>
          </table:table-cell>
          <table:table-cell table:number-columns-repeated="7"/>
        </table:table-row>
        <table:table-row table:style-name="ro1">
          <table:table-cell office:value-type="float" office:value="68.507" calcext:value-type="float">
            <text:p>68,507</text:p>
          </table:table-cell>
          <table:table-cell office:value-type="float" office:value="10.012037" calcext:value-type="float">
            <text:p>10,012037</text:p>
          </table:table-cell>
          <table:table-cell/>
          <table:table-cell office:value-type="float" office:value="291.598" calcext:value-type="float">
            <text:p>291,598</text:p>
          </table:table-cell>
          <table:table-cell office:value-type="float" office:value="236.377861" calcext:value-type="float">
            <text:p>236,377861</text:p>
          </table:table-cell>
          <table:table-cell/>
          <table:table-cell office:value-type="float" office:value="2787.556" calcext:value-type="float">
            <text:p>2787,556</text:p>
          </table:table-cell>
          <table:table-cell office:value-type="float" office:value="699.767805" calcext:value-type="float">
            <text:p>699,767805</text:p>
          </table:table-cell>
          <table:table-cell table:number-columns-repeated="7"/>
        </table:table-row>
        <table:table-row table:style-name="ro1">
          <table:table-cell office:value-type="float" office:value="74.614" calcext:value-type="float">
            <text:p>74,614</text:p>
          </table:table-cell>
          <table:table-cell office:value-type="float" office:value="10.00711" calcext:value-type="float">
            <text:p>10,00711</text:p>
          </table:table-cell>
          <table:table-cell/>
          <table:table-cell office:value-type="float" office:value="293.746" calcext:value-type="float">
            <text:p>293,746</text:p>
          </table:table-cell>
          <table:table-cell office:value-type="float" office:value="235.725012" calcext:value-type="float">
            <text:p>235,725012</text:p>
          </table:table-cell>
          <table:table-cell/>
          <table:table-cell office:value-type="float" office:value="2785.357" calcext:value-type="float">
            <text:p>2785,357</text:p>
          </table:table-cell>
          <table:table-cell office:value-type="float" office:value="697.520625" calcext:value-type="float">
            <text:p>697,520625</text:p>
          </table:table-cell>
          <table:table-cell table:number-columns-repeated="7"/>
        </table:table-row>
        <table:table-row table:style-name="ro1">
          <table:table-cell office:value-type="float" office:value="68.427" calcext:value-type="float">
            <text:p>68,427</text:p>
          </table:table-cell>
          <table:table-cell office:value-type="float" office:value="10.002673" calcext:value-type="float">
            <text:p>10,002673</text:p>
          </table:table-cell>
          <table:table-cell/>
          <table:table-cell office:value-type="float" office:value="299.084" calcext:value-type="float">
            <text:p>299,084</text:p>
          </table:table-cell>
          <table:table-cell office:value-type="float" office:value="235.476758" calcext:value-type="float">
            <text:p>235,476758</text:p>
          </table:table-cell>
          <table:table-cell/>
          <table:table-cell office:value-type="float" office:value="2758.654" calcext:value-type="float">
            <text:p>2758,654</text:p>
          </table:table-cell>
          <table:table-cell office:value-type="float" office:value="696.689278" calcext:value-type="float">
            <text:p>696,689278</text:p>
          </table:table-cell>
          <table:table-cell table:number-columns-repeated="7"/>
        </table:table-row>
        <table:table-row table:style-name="ro1">
          <table:table-cell office:value-type="float" office:value="66.854" calcext:value-type="float">
            <text:p>66,854</text:p>
          </table:table-cell>
          <table:table-cell office:value-type="float" office:value="9.990485" calcext:value-type="float">
            <text:p>9,990485</text:p>
          </table:table-cell>
          <table:table-cell/>
          <table:table-cell office:value-type="float" office:value="288.917" calcext:value-type="float">
            <text:p>288,917</text:p>
          </table:table-cell>
          <table:table-cell office:value-type="float" office:value="235.451829" calcext:value-type="float">
            <text:p>235,451829</text:p>
          </table:table-cell>
          <table:table-cell/>
          <table:table-cell office:value-type="float" office:value="2747.864" calcext:value-type="float">
            <text:p>2747,864</text:p>
          </table:table-cell>
          <table:table-cell office:value-type="float" office:value="689.911522" calcext:value-type="float">
            <text:p>689,911522</text:p>
          </table:table-cell>
          <table:table-cell table:number-columns-repeated="7"/>
        </table:table-row>
        <table:table-row table:style-name="ro1">
          <table:table-cell office:value-type="float" office:value="67.655" calcext:value-type="float">
            <text:p>67,655</text:p>
          </table:table-cell>
          <table:table-cell office:value-type="float" office:value="9.962601" calcext:value-type="float">
            <text:p>9,962601</text:p>
          </table:table-cell>
          <table:table-cell/>
          <table:table-cell office:value-type="float" office:value="293.094" calcext:value-type="float">
            <text:p>293,094</text:p>
          </table:table-cell>
          <table:table-cell office:value-type="float" office:value="234.891997" calcext:value-type="float">
            <text:p>234,891997</text:p>
          </table:table-cell>
          <table:table-cell/>
          <table:table-cell office:value-type="float" office:value="2887.091" calcext:value-type="float">
            <text:p>2887,091</text:p>
          </table:table-cell>
          <table:table-cell office:value-type="float" office:value="686.706577" calcext:value-type="float">
            <text:p>686,706577</text:p>
          </table:table-cell>
          <table:table-cell table:number-columns-repeated="7"/>
        </table:table-row>
        <table:table-row table:style-name="ro1">
          <table:table-cell office:value-type="float" office:value="100.981" calcext:value-type="float">
            <text:p>100,981</text:p>
          </table:table-cell>
          <table:table-cell office:value-type="float" office:value="9.92015" calcext:value-type="float">
            <text:p>9,92015</text:p>
          </table:table-cell>
          <table:table-cell/>
          <table:table-cell office:value-type="float" office:value="295.717" calcext:value-type="float">
            <text:p>295,717</text:p>
          </table:table-cell>
          <table:table-cell office:value-type="float" office:value="233.847917" calcext:value-type="float">
            <text:p>233,847917</text:p>
          </table:table-cell>
          <table:table-cell/>
          <table:table-cell office:value-type="float" office:value="2736.054" calcext:value-type="float">
            <text:p>2736,054</text:p>
          </table:table-cell>
          <table:table-cell office:value-type="float" office:value="679.112337" calcext:value-type="float">
            <text:p>679,112337</text:p>
          </table:table-cell>
          <table:table-cell table:number-columns-repeated="7"/>
        </table:table-row>
        <table:table-row table:style-name="ro1">
          <table:table-cell office:value-type="float" office:value="83.461" calcext:value-type="float">
            <text:p>83,461</text:p>
          </table:table-cell>
          <table:table-cell office:value-type="float" office:value="9.906894" calcext:value-type="float">
            <text:p>9,906894</text:p>
          </table:table-cell>
          <table:table-cell/>
          <table:table-cell office:value-type="float" office:value="291.184" calcext:value-type="float">
            <text:p>291,184</text:p>
          </table:table-cell>
          <table:table-cell office:value-type="float" office:value="233.354701" calcext:value-type="float">
            <text:p>233,354701</text:p>
          </table:table-cell>
          <table:table-cell/>
          <table:table-cell office:value-type="float" office:value="2741.334" calcext:value-type="float">
            <text:p>2741,334</text:p>
          </table:table-cell>
          <table:table-cell office:value-type="float" office:value="675.351421" calcext:value-type="float">
            <text:p>675,351421</text:p>
          </table:table-cell>
          <table:table-cell table:number-columns-repeated="7"/>
        </table:table-row>
        <table:table-row table:style-name="ro1">
          <table:table-cell office:value-type="float" office:value="293.751" calcext:value-type="float">
            <text:p>293,751</text:p>
          </table:table-cell>
          <table:table-cell office:value-type="float" office:value="9.904888" calcext:value-type="float">
            <text:p>9,904888</text:p>
          </table:table-cell>
          <table:table-cell/>
          <table:table-cell office:value-type="float" office:value="294.793" calcext:value-type="float">
            <text:p>294,793</text:p>
          </table:table-cell>
          <table:table-cell office:value-type="float" office:value="233.038726" calcext:value-type="float">
            <text:p>233,038726</text:p>
          </table:table-cell>
          <table:table-cell/>
          <table:table-cell office:value-type="float" office:value="2740.012" calcext:value-type="float">
            <text:p>2740,012</text:p>
          </table:table-cell>
          <table:table-cell office:value-type="float" office:value="672.902944" calcext:value-type="float">
            <text:p>672,902944</text:p>
          </table:table-cell>
          <table:table-cell table:number-columns-repeated="7"/>
        </table:table-row>
        <table:table-row table:style-name="ro1">
          <table:table-cell office:value-type="float" office:value="69.748" calcext:value-type="float">
            <text:p>69,748</text:p>
          </table:table-cell>
          <table:table-cell office:value-type="float" office:value="9.890214" calcext:value-type="float">
            <text:p>9,890214</text:p>
          </table:table-cell>
          <table:table-cell/>
          <table:table-cell office:value-type="float" office:value="295.485" calcext:value-type="float">
            <text:p>295,485</text:p>
          </table:table-cell>
          <table:table-cell office:value-type="float" office:value="232.957787" calcext:value-type="float">
            <text:p>232,957787</text:p>
          </table:table-cell>
          <table:table-cell/>
          <table:table-cell office:value-type="float" office:value="2716.708" calcext:value-type="float">
            <text:p>2716,708</text:p>
          </table:table-cell>
          <table:table-cell office:value-type="float" office:value="663.590714" calcext:value-type="float">
            <text:p>663,590714</text:p>
          </table:table-cell>
          <table:table-cell table:number-columns-repeated="7"/>
        </table:table-row>
        <table:table-row table:style-name="ro1">
          <table:table-cell office:value-type="float" office:value="65.253" calcext:value-type="float">
            <text:p>65,253</text:p>
          </table:table-cell>
          <table:table-cell office:value-type="float" office:value="9.852815" calcext:value-type="float">
            <text:p>9,852815</text:p>
          </table:table-cell>
          <table:table-cell/>
          <table:table-cell office:value-type="float" office:value="286.09" calcext:value-type="float">
            <text:p>286,09</text:p>
          </table:table-cell>
          <table:table-cell office:value-type="float" office:value="232.245043" calcext:value-type="float">
            <text:p>232,245043</text:p>
          </table:table-cell>
          <table:table-cell/>
          <table:table-cell office:value-type="float" office:value="2717.942" calcext:value-type="float">
            <text:p>2717,942</text:p>
          </table:table-cell>
          <table:table-cell office:value-type="float" office:value="662.128615" calcext:value-type="float">
            <text:p>662,128615</text:p>
          </table:table-cell>
          <table:table-cell table:number-columns-repeated="7"/>
        </table:table-row>
        <table:table-row table:style-name="ro1">
          <table:table-cell office:value-type="float" office:value="66.898" calcext:value-type="float">
            <text:p>66,898</text:p>
          </table:table-cell>
          <table:table-cell office:value-type="float" office:value="9.806563" calcext:value-type="float">
            <text:p>9,806563</text:p>
          </table:table-cell>
          <table:table-cell/>
          <table:table-cell office:value-type="float" office:value="291.369" calcext:value-type="float">
            <text:p>291,369</text:p>
          </table:table-cell>
          <table:table-cell office:value-type="float" office:value="232.218206" calcext:value-type="float">
            <text:p>232,218206</text:p>
          </table:table-cell>
          <table:table-cell/>
          <table:table-cell office:value-type="float" office:value="2711.81" calcext:value-type="float">
            <text:p>2711,81</text:p>
          </table:table-cell>
          <table:table-cell office:value-type="float" office:value="657.030861" calcext:value-type="float">
            <text:p>657,030861</text:p>
          </table:table-cell>
          <table:table-cell table:number-columns-repeated="7"/>
        </table:table-row>
        <table:table-row table:style-name="ro1">
          <table:table-cell office:value-type="float" office:value="68.654" calcext:value-type="float">
            <text:p>68,654</text:p>
          </table:table-cell>
          <table:table-cell office:value-type="float" office:value="9.786674" calcext:value-type="float">
            <text:p>9,786674</text:p>
          </table:table-cell>
          <table:table-cell/>
          <table:table-cell office:value-type="float" office:value="300.192" calcext:value-type="float">
            <text:p>300,192</text:p>
          </table:table-cell>
          <table:table-cell office:value-type="float" office:value="231.818636" calcext:value-type="float">
            <text:p>231,818636</text:p>
          </table:table-cell>
          <table:table-cell/>
          <table:table-cell office:value-type="float" office:value="2719.969" calcext:value-type="float">
            <text:p>2719,969</text:p>
          </table:table-cell>
          <table:table-cell office:value-type="float" office:value="652.331553" calcext:value-type="float">
            <text:p>652,331553</text:p>
          </table:table-cell>
          <table:table-cell table:number-columns-repeated="7"/>
        </table:table-row>
        <table:table-row table:style-name="ro1">
          <table:table-cell office:value-type="float" office:value="66.923" calcext:value-type="float">
            <text:p>66,923</text:p>
          </table:table-cell>
          <table:table-cell office:value-type="float" office:value="9.779656" calcext:value-type="float">
            <text:p>9,779656</text:p>
          </table:table-cell>
          <table:table-cell/>
          <table:table-cell office:value-type="float" office:value="316.211" calcext:value-type="float">
            <text:p>316,211</text:p>
          </table:table-cell>
          <table:table-cell office:value-type="float" office:value="231.730694" calcext:value-type="float">
            <text:p>231,730694</text:p>
          </table:table-cell>
          <table:table-cell/>
          <table:table-cell office:value-type="float" office:value="2750.254" calcext:value-type="float">
            <text:p>2750,254</text:p>
          </table:table-cell>
          <table:table-cell office:value-type="float" office:value="651.745272" calcext:value-type="float">
            <text:p>651,745272</text:p>
          </table:table-cell>
          <table:table-cell table:number-columns-repeated="7"/>
        </table:table-row>
        <table:table-row table:style-name="ro1">
          <table:table-cell office:value-type="float" office:value="69.162" calcext:value-type="float">
            <text:p>69,162</text:p>
          </table:table-cell>
          <table:table-cell office:value-type="float" office:value="9.777139" calcext:value-type="float">
            <text:p>9,777139</text:p>
          </table:table-cell>
          <table:table-cell/>
          <table:table-cell office:value-type="float" office:value="548.804" calcext:value-type="float">
            <text:p>548,804</text:p>
          </table:table-cell>
          <table:table-cell office:value-type="float" office:value="231.188991" calcext:value-type="float">
            <text:p>231,188991</text:p>
          </table:table-cell>
          <table:table-cell/>
          <table:table-cell office:value-type="float" office:value="2705.18" calcext:value-type="float">
            <text:p>2705,18</text:p>
          </table:table-cell>
          <table:table-cell office:value-type="float" office:value="651.408764" calcext:value-type="float">
            <text:p>651,408764</text:p>
          </table:table-cell>
          <table:table-cell table:number-columns-repeated="7"/>
        </table:table-row>
        <table:table-row table:style-name="ro1">
          <table:table-cell office:value-type="float" office:value="66.894" calcext:value-type="float">
            <text:p>66,894</text:p>
          </table:table-cell>
          <table:table-cell office:value-type="float" office:value="9.771172" calcext:value-type="float">
            <text:p>9,771172</text:p>
          </table:table-cell>
          <table:table-cell/>
          <table:table-cell office:value-type="float" office:value="288.293" calcext:value-type="float">
            <text:p>288,293</text:p>
          </table:table-cell>
          <table:table-cell office:value-type="float" office:value="230.960489" calcext:value-type="float">
            <text:p>230,960489</text:p>
          </table:table-cell>
          <table:table-cell/>
          <table:table-cell office:value-type="float" office:value="2707.413" calcext:value-type="float">
            <text:p>2707,413</text:p>
          </table:table-cell>
          <table:table-cell office:value-type="float" office:value="651.353917" calcext:value-type="float">
            <text:p>651,353917</text:p>
          </table:table-cell>
          <table:table-cell table:number-columns-repeated="7"/>
        </table:table-row>
        <table:table-row table:style-name="ro1">
          <table:table-cell office:value-type="float" office:value="67.826" calcext:value-type="float">
            <text:p>67,826</text:p>
          </table:table-cell>
          <table:table-cell office:value-type="float" office:value="9.770217" calcext:value-type="float">
            <text:p>9,770217</text:p>
          </table:table-cell>
          <table:table-cell/>
          <table:table-cell office:value-type="float" office:value="284.442" calcext:value-type="float">
            <text:p>284,442</text:p>
          </table:table-cell>
          <table:table-cell office:value-type="float" office:value="230.855714" calcext:value-type="float">
            <text:p>230,855714</text:p>
          </table:table-cell>
          <table:table-cell/>
          <table:table-cell office:value-type="float" office:value="2705.129" calcext:value-type="float">
            <text:p>2705,129</text:p>
          </table:table-cell>
          <table:table-cell office:value-type="float" office:value="649.992578" calcext:value-type="float">
            <text:p>649,992578</text:p>
          </table:table-cell>
          <table:table-cell table:number-columns-repeated="7"/>
        </table:table-row>
        <table:table-row table:style-name="ro1">
          <table:table-cell office:value-type="float" office:value="70.855" calcext:value-type="float">
            <text:p>70,855</text:p>
          </table:table-cell>
          <table:table-cell office:value-type="float" office:value="9.753073" calcext:value-type="float">
            <text:p>9,753073</text:p>
          </table:table-cell>
          <table:table-cell/>
          <table:table-cell office:value-type="float" office:value="285.985" calcext:value-type="float">
            <text:p>285,985</text:p>
          </table:table-cell>
          <table:table-cell office:value-type="float" office:value="230.846145" calcext:value-type="float">
            <text:p>230,846145</text:p>
          </table:table-cell>
          <table:table-cell/>
          <table:table-cell office:value-type="float" office:value="2704.025" calcext:value-type="float">
            <text:p>2704,025</text:p>
          </table:table-cell>
          <table:table-cell office:value-type="float" office:value="647.054978" calcext:value-type="float">
            <text:p>647,054978</text:p>
          </table:table-cell>
          <table:table-cell table:number-columns-repeated="7"/>
        </table:table-row>
        <table:table-row table:style-name="ro1">
          <table:table-cell office:value-type="float" office:value="82.859" calcext:value-type="float">
            <text:p>82,859</text:p>
          </table:table-cell>
          <table:table-cell office:value-type="float" office:value="9.738754" calcext:value-type="float">
            <text:p>9,738754</text:p>
          </table:table-cell>
          <table:table-cell/>
          <table:table-cell office:value-type="float" office:value="299.772" calcext:value-type="float">
            <text:p>299,772</text:p>
          </table:table-cell>
          <table:table-cell office:value-type="float" office:value="230.775309" calcext:value-type="float">
            <text:p>230,775309</text:p>
          </table:table-cell>
          <table:table-cell/>
          <table:table-cell office:value-type="float" office:value="2699.342" calcext:value-type="float">
            <text:p>2699,342</text:p>
          </table:table-cell>
          <table:table-cell office:value-type="float" office:value="644.588518" calcext:value-type="float">
            <text:p>644,588518</text:p>
          </table:table-cell>
          <table:table-cell table:number-columns-repeated="7"/>
        </table:table-row>
        <table:table-row table:style-name="ro1">
          <table:table-cell office:value-type="float" office:value="613.361" calcext:value-type="float">
            <text:p>613,361</text:p>
          </table:table-cell>
          <table:table-cell office:value-type="float" office:value="9.724156" calcext:value-type="float">
            <text:p>9,724156</text:p>
          </table:table-cell>
          <table:table-cell/>
          <table:table-cell office:value-type="float" office:value="290.934" calcext:value-type="float">
            <text:p>290,934</text:p>
          </table:table-cell>
          <table:table-cell office:value-type="float" office:value="230.545252" calcext:value-type="float">
            <text:p>230,545252</text:p>
          </table:table-cell>
          <table:table-cell/>
          <table:table-cell office:value-type="float" office:value="2696.224" calcext:value-type="float">
            <text:p>2696,224</text:p>
          </table:table-cell>
          <table:table-cell office:value-type="float" office:value="642.130868" calcext:value-type="float">
            <text:p>642,130868</text:p>
          </table:table-cell>
          <table:table-cell table:number-columns-repeated="7"/>
        </table:table-row>
        <table:table-row table:style-name="ro1">
          <table:table-cell office:value-type="float" office:value="64.019" calcext:value-type="float">
            <text:p>64,019</text:p>
          </table:table-cell>
          <table:table-cell office:value-type="float" office:value="9.722011" calcext:value-type="float">
            <text:p>9,722011</text:p>
          </table:table-cell>
          <table:table-cell/>
          <table:table-cell office:value-type="float" office:value="287.217" calcext:value-type="float">
            <text:p>287,217</text:p>
          </table:table-cell>
          <table:table-cell office:value-type="float" office:value="230.376603" calcext:value-type="float">
            <text:p>230,376603</text:p>
          </table:table-cell>
          <table:table-cell/>
          <table:table-cell office:value-type="float" office:value="2698.798" calcext:value-type="float">
            <text:p>2698,798</text:p>
          </table:table-cell>
          <table:table-cell office:value-type="float" office:value="641.64742" calcext:value-type="float">
            <text:p>641,64742</text:p>
          </table:table-cell>
          <table:table-cell table:number-columns-repeated="7"/>
        </table:table-row>
        <table:table-row table:style-name="ro1">
          <table:table-cell office:value-type="float" office:value="65.38" calcext:value-type="float">
            <text:p>65,38</text:p>
          </table:table-cell>
          <table:table-cell office:value-type="float" office:value="9.715779" calcext:value-type="float">
            <text:p>9,715779</text:p>
          </table:table-cell>
          <table:table-cell/>
          <table:table-cell office:value-type="float" office:value="308.202" calcext:value-type="float">
            <text:p>308,202</text:p>
          </table:table-cell>
          <table:table-cell office:value-type="float" office:value="230.227198" calcext:value-type="float">
            <text:p>230,227198</text:p>
          </table:table-cell>
          <table:table-cell/>
          <table:table-cell office:value-type="float" office:value="2719.894" calcext:value-type="float">
            <text:p>2719,894</text:p>
          </table:table-cell>
          <table:table-cell office:value-type="float" office:value="640.360812" calcext:value-type="float">
            <text:p>640,360812</text:p>
          </table:table-cell>
          <table:table-cell table:number-columns-repeated="7"/>
        </table:table-row>
        <table:table-row table:style-name="ro1">
          <table:table-cell office:value-type="float" office:value="390.76" calcext:value-type="float">
            <text:p>390,76</text:p>
          </table:table-cell>
          <table:table-cell office:value-type="float" office:value="9.692956" calcext:value-type="float">
            <text:p>9,692956</text:p>
          </table:table-cell>
          <table:table-cell/>
          <table:table-cell office:value-type="float" office:value="287.539" calcext:value-type="float">
            <text:p>287,539</text:p>
          </table:table-cell>
          <table:table-cell office:value-type="float" office:value="230.164419" calcext:value-type="float">
            <text:p>230,164419</text:p>
          </table:table-cell>
          <table:table-cell/>
          <table:table-cell office:value-type="float" office:value="2696.046" calcext:value-type="float">
            <text:p>2696,046</text:p>
          </table:table-cell>
          <table:table-cell office:value-type="float" office:value="639.852262" calcext:value-type="float">
            <text:p>639,852262</text:p>
          </table:table-cell>
          <table:table-cell table:number-columns-repeated="7"/>
        </table:table-row>
        <table:table-row table:style-name="ro1">
          <table:table-cell office:value-type="float" office:value="70.605" calcext:value-type="float">
            <text:p>70,605</text:p>
          </table:table-cell>
          <table:table-cell office:value-type="float" office:value="9.647823" calcext:value-type="float">
            <text:p>9,647823</text:p>
          </table:table-cell>
          <table:table-cell/>
          <table:table-cell office:value-type="float" office:value="296.454" calcext:value-type="float">
            <text:p>296,454</text:p>
          </table:table-cell>
          <table:table-cell office:value-type="float" office:value="230.007379" calcext:value-type="float">
            <text:p>230,007379</text:p>
          </table:table-cell>
          <table:table-cell/>
          <table:table-cell office:value-type="float" office:value="2692.594" calcext:value-type="float">
            <text:p>2692,594</text:p>
          </table:table-cell>
          <table:table-cell office:value-type="float" office:value="637.099445" calcext:value-type="float">
            <text:p>637,099445</text:p>
          </table:table-cell>
          <table:table-cell table:number-columns-repeated="7"/>
        </table:table-row>
        <table:table-row table:style-name="ro1">
          <table:table-cell office:value-type="float" office:value="69.966" calcext:value-type="float">
            <text:p>69,966</text:p>
          </table:table-cell>
          <table:table-cell office:value-type="float" office:value="9.647502" calcext:value-type="float">
            <text:p>9,647502</text:p>
          </table:table-cell>
          <table:table-cell/>
          <table:table-cell office:value-type="float" office:value="296.125" calcext:value-type="float">
            <text:p>296,125</text:p>
          </table:table-cell>
          <table:table-cell office:value-type="float" office:value="229.998819" calcext:value-type="float">
            <text:p>229,998819</text:p>
          </table:table-cell>
          <table:table-cell/>
          <table:table-cell office:value-type="float" office:value="2691.778" calcext:value-type="float">
            <text:p>2691,778</text:p>
          </table:table-cell>
          <table:table-cell office:value-type="float" office:value="636.116149" calcext:value-type="float">
            <text:p>636,116149</text:p>
          </table:table-cell>
          <table:table-cell table:number-columns-repeated="7"/>
        </table:table-row>
        <table:table-row table:style-name="ro1">
          <table:table-cell office:value-type="float" office:value="64.743" calcext:value-type="float">
            <text:p>64,743</text:p>
          </table:table-cell>
          <table:table-cell office:value-type="float" office:value="9.645088" calcext:value-type="float">
            <text:p>9,645088</text:p>
          </table:table-cell>
          <table:table-cell/>
          <table:table-cell office:value-type="float" office:value="284.769" calcext:value-type="float">
            <text:p>284,769</text:p>
          </table:table-cell>
          <table:table-cell office:value-type="float" office:value="229.992735" calcext:value-type="float">
            <text:p>229,992735</text:p>
          </table:table-cell>
          <table:table-cell/>
          <table:table-cell office:value-type="float" office:value="2689.165" calcext:value-type="float">
            <text:p>2689,165</text:p>
          </table:table-cell>
          <table:table-cell office:value-type="float" office:value="635.842092" calcext:value-type="float">
            <text:p>635,842092</text:p>
          </table:table-cell>
          <table:table-cell table:number-columns-repeated="7"/>
        </table:table-row>
        <table:table-row table:style-name="ro1">
          <table:table-cell office:value-type="float" office:value="70.602" calcext:value-type="float">
            <text:p>70,602</text:p>
          </table:table-cell>
          <table:table-cell office:value-type="float" office:value="9.629401" calcext:value-type="float">
            <text:p>9,629401</text:p>
          </table:table-cell>
          <table:table-cell/>
          <table:table-cell office:value-type="float" office:value="296.236" calcext:value-type="float">
            <text:p>296,236</text:p>
          </table:table-cell>
          <table:table-cell office:value-type="float" office:value="229.687031" calcext:value-type="float">
            <text:p>229,687031</text:p>
          </table:table-cell>
          <table:table-cell/>
          <table:table-cell office:value-type="float" office:value="2693.963" calcext:value-type="float">
            <text:p>2693,963</text:p>
          </table:table-cell>
          <table:table-cell office:value-type="float" office:value="633.79489" calcext:value-type="float">
            <text:p>633,79489</text:p>
          </table:table-cell>
          <table:table-cell table:number-columns-repeated="7"/>
        </table:table-row>
        <table:table-row table:style-name="ro1">
          <table:table-cell office:value-type="float" office:value="67.493" calcext:value-type="float">
            <text:p>67,493</text:p>
          </table:table-cell>
          <table:table-cell office:value-type="float" office:value="9.629001" calcext:value-type="float">
            <text:p>9,629001</text:p>
          </table:table-cell>
          <table:table-cell/>
          <table:table-cell office:value-type="float" office:value="286.039" calcext:value-type="float">
            <text:p>286,039</text:p>
          </table:table-cell>
          <table:table-cell office:value-type="float" office:value="229.174861" calcext:value-type="float">
            <text:p>229,174861</text:p>
          </table:table-cell>
          <table:table-cell/>
          <table:table-cell office:value-type="float" office:value="2691.99" calcext:value-type="float">
            <text:p>2691,99</text:p>
          </table:table-cell>
          <table:table-cell office:value-type="float" office:value="628.699727" calcext:value-type="float">
            <text:p>628,699727</text:p>
          </table:table-cell>
          <table:table-cell table:number-columns-repeated="7"/>
        </table:table-row>
        <table:table-row table:style-name="ro1">
          <table:table-cell office:value-type="float" office:value="69.547" calcext:value-type="float">
            <text:p>69,547</text:p>
          </table:table-cell>
          <table:table-cell office:value-type="float" office:value="9.621008" calcext:value-type="float">
            <text:p>9,621008</text:p>
          </table:table-cell>
          <table:table-cell/>
          <table:table-cell office:value-type="float" office:value="285.521" calcext:value-type="float">
            <text:p>285,521</text:p>
          </table:table-cell>
          <table:table-cell office:value-type="float" office:value="229.133446" calcext:value-type="float">
            <text:p>229,133446</text:p>
          </table:table-cell>
          <table:table-cell/>
          <table:table-cell office:value-type="float" office:value="2690.511" calcext:value-type="float">
            <text:p>2690,511</text:p>
          </table:table-cell>
          <table:table-cell office:value-type="float" office:value="628.116389" calcext:value-type="float">
            <text:p>628,116389</text:p>
          </table:table-cell>
          <table:table-cell table:number-columns-repeated="7"/>
        </table:table-row>
        <table:table-row table:style-name="ro1">
          <table:table-cell office:value-type="float" office:value="73.27" calcext:value-type="float">
            <text:p>73,27</text:p>
          </table:table-cell>
          <table:table-cell office:value-type="float" office:value="9.617644" calcext:value-type="float">
            <text:p>9,617644</text:p>
          </table:table-cell>
          <table:table-cell/>
          <table:table-cell office:value-type="float" office:value="282.722" calcext:value-type="float">
            <text:p>282,722</text:p>
          </table:table-cell>
          <table:table-cell office:value-type="float" office:value="229.078557" calcext:value-type="float">
            <text:p>229,078557</text:p>
          </table:table-cell>
          <table:table-cell/>
          <table:table-cell office:value-type="float" office:value="2685.08" calcext:value-type="float">
            <text:p>2685,08</text:p>
          </table:table-cell>
          <table:table-cell office:value-type="float" office:value="624.942163" calcext:value-type="float">
            <text:p>624,942163</text:p>
          </table:table-cell>
          <table:table-cell table:number-columns-repeated="7"/>
        </table:table-row>
        <table:table-row table:style-name="ro1">
          <table:table-cell office:value-type="float" office:value="64.376" calcext:value-type="float">
            <text:p>64,376</text:p>
          </table:table-cell>
          <table:table-cell office:value-type="float" office:value="9.61115" calcext:value-type="float">
            <text:p>9,61115</text:p>
          </table:table-cell>
          <table:table-cell/>
          <table:table-cell office:value-type="float" office:value="291.597" calcext:value-type="float">
            <text:p>291,597</text:p>
          </table:table-cell>
          <table:table-cell office:value-type="float" office:value="228.91378" calcext:value-type="float">
            <text:p>228,91378</text:p>
          </table:table-cell>
          <table:table-cell/>
          <table:table-cell office:value-type="float" office:value="2695.88" calcext:value-type="float">
            <text:p>2695,88</text:p>
          </table:table-cell>
          <table:table-cell office:value-type="float" office:value="624.202721" calcext:value-type="float">
            <text:p>624,202721</text:p>
          </table:table-cell>
          <table:table-cell table:number-columns-repeated="7"/>
        </table:table-row>
        <table:table-row table:style-name="ro1">
          <table:table-cell office:value-type="float" office:value="66.526" calcext:value-type="float">
            <text:p>66,526</text:p>
          </table:table-cell>
          <table:table-cell office:value-type="float" office:value="9.6067" calcext:value-type="float">
            <text:p>9,6067</text:p>
          </table:table-cell>
          <table:table-cell/>
          <table:table-cell office:value-type="float" office:value="287.187" calcext:value-type="float">
            <text:p>287,187</text:p>
          </table:table-cell>
          <table:table-cell office:value-type="float" office:value="228.911494" calcext:value-type="float">
            <text:p>228,911494</text:p>
          </table:table-cell>
          <table:table-cell/>
          <table:table-cell office:value-type="float" office:value="2679.903" calcext:value-type="float">
            <text:p>2679,903</text:p>
          </table:table-cell>
          <table:table-cell office:value-type="float" office:value="623.203674" calcext:value-type="float">
            <text:p>623,203674</text:p>
          </table:table-cell>
          <table:table-cell table:number-columns-repeated="7"/>
        </table:table-row>
        <table:table-row table:style-name="ro1">
          <table:table-cell office:value-type="float" office:value="66.796" calcext:value-type="float">
            <text:p>66,796</text:p>
          </table:table-cell>
          <table:table-cell office:value-type="float" office:value="9.595315" calcext:value-type="float">
            <text:p>9,595315</text:p>
          </table:table-cell>
          <table:table-cell/>
          <table:table-cell office:value-type="float" office:value="286.494" calcext:value-type="float">
            <text:p>286,494</text:p>
          </table:table-cell>
          <table:table-cell office:value-type="float" office:value="228.776297" calcext:value-type="float">
            <text:p>228,776297</text:p>
          </table:table-cell>
          <table:table-cell/>
          <table:table-cell office:value-type="float" office:value="2677.247" calcext:value-type="float">
            <text:p>2677,247</text:p>
          </table:table-cell>
          <table:table-cell office:value-type="float" office:value="620.092628" calcext:value-type="float">
            <text:p>620,092628</text:p>
          </table:table-cell>
          <table:table-cell table:number-columns-repeated="7"/>
        </table:table-row>
        <table:table-row table:style-name="ro1">
          <table:table-cell office:value-type="float" office:value="67.367" calcext:value-type="float">
            <text:p>67,367</text:p>
          </table:table-cell>
          <table:table-cell office:value-type="float" office:value="9.572818" calcext:value-type="float">
            <text:p>9,572818</text:p>
          </table:table-cell>
          <table:table-cell/>
          <table:table-cell office:value-type="float" office:value="293.845" calcext:value-type="float">
            <text:p>293,845</text:p>
          </table:table-cell>
          <table:table-cell office:value-type="float" office:value="228.649317" calcext:value-type="float">
            <text:p>228,649317</text:p>
          </table:table-cell>
          <table:table-cell/>
          <table:table-cell office:value-type="float" office:value="2679.802" calcext:value-type="float">
            <text:p>2679,802</text:p>
          </table:table-cell>
          <table:table-cell office:value-type="float" office:value="609.100801" calcext:value-type="float">
            <text:p>609,100801</text:p>
          </table:table-cell>
          <table:table-cell table:number-columns-repeated="7"/>
        </table:table-row>
        <table:table-row table:style-name="ro1">
          <table:table-cell office:value-type="float" office:value="66.558" calcext:value-type="float">
            <text:p>66,558</text:p>
          </table:table-cell>
          <table:table-cell office:value-type="float" office:value="9.567885" calcext:value-type="float">
            <text:p>9,567885</text:p>
          </table:table-cell>
          <table:table-cell/>
          <table:table-cell office:value-type="float" office:value="282.739" calcext:value-type="float">
            <text:p>282,739</text:p>
          </table:table-cell>
          <table:table-cell office:value-type="float" office:value="228.454911" calcext:value-type="float">
            <text:p>228,454911</text:p>
          </table:table-cell>
          <table:table-cell/>
          <table:table-cell office:value-type="float" office:value="2890.958" calcext:value-type="float">
            <text:p>2890,958</text:p>
          </table:table-cell>
          <table:table-cell office:value-type="float" office:value="603.01391" calcext:value-type="float">
            <text:p>603,01391</text:p>
          </table:table-cell>
          <table:table-cell table:number-columns-repeated="7"/>
        </table:table-row>
        <table:table-row table:style-name="ro1">
          <table:table-cell office:value-type="float" office:value="66.753" calcext:value-type="float">
            <text:p>66,753</text:p>
          </table:table-cell>
          <table:table-cell office:value-type="float" office:value="9.552497" calcext:value-type="float">
            <text:p>9,552497</text:p>
          </table:table-cell>
          <table:table-cell/>
          <table:table-cell office:value-type="float" office:value="282.245" calcext:value-type="float">
            <text:p>282,245</text:p>
          </table:table-cell>
          <table:table-cell office:value-type="float" office:value="228.317599" calcext:value-type="float">
            <text:p>228,317599</text:p>
          </table:table-cell>
          <table:table-cell/>
          <table:table-cell office:value-type="float" office:value="2690.784" calcext:value-type="float">
            <text:p>2690,784</text:p>
          </table:table-cell>
          <table:table-cell office:value-type="float" office:value="602.779172" calcext:value-type="float">
            <text:p>602,779172</text:p>
          </table:table-cell>
          <table:table-cell table:number-columns-repeated="7"/>
        </table:table-row>
        <table:table-row table:style-name="ro1">
          <table:table-cell office:value-type="float" office:value="77.921" calcext:value-type="float">
            <text:p>77,921</text:p>
          </table:table-cell>
          <table:table-cell office:value-type="float" office:value="9.546314" calcext:value-type="float">
            <text:p>9,546314</text:p>
          </table:table-cell>
          <table:table-cell/>
          <table:table-cell office:value-type="float" office:value="291.117" calcext:value-type="float">
            <text:p>291,117</text:p>
          </table:table-cell>
          <table:table-cell office:value-type="float" office:value="228.091616" calcext:value-type="float">
            <text:p>228,091616</text:p>
          </table:table-cell>
          <table:table-cell/>
          <table:table-cell office:value-type="float" office:value="2749.185" calcext:value-type="float">
            <text:p>2749,185</text:p>
          </table:table-cell>
          <table:table-cell office:value-type="float" office:value="602.05095" calcext:value-type="float">
            <text:p>602,05095</text:p>
          </table:table-cell>
          <table:table-cell table:number-columns-repeated="7"/>
        </table:table-row>
        <table:table-row table:style-name="ro1">
          <table:table-cell office:value-type="float" office:value="62.977" calcext:value-type="float">
            <text:p>62,977</text:p>
          </table:table-cell>
          <table:table-cell office:value-type="float" office:value="9.544055" calcext:value-type="float">
            <text:p>9,544055</text:p>
          </table:table-cell>
          <table:table-cell/>
          <table:table-cell office:value-type="float" office:value="282.216" calcext:value-type="float">
            <text:p>282,216</text:p>
          </table:table-cell>
          <table:table-cell office:value-type="float" office:value="227.988548" calcext:value-type="float">
            <text:p>227,988548</text:p>
          </table:table-cell>
          <table:table-cell/>
          <table:table-cell office:value-type="float" office:value="2658.005" calcext:value-type="float">
            <text:p>2658,005</text:p>
          </table:table-cell>
          <table:table-cell office:value-type="float" office:value="601.554419" calcext:value-type="float">
            <text:p>601,554419</text:p>
          </table:table-cell>
          <table:table-cell table:number-columns-repeated="7"/>
        </table:table-row>
        <table:table-row table:style-name="ro1">
          <table:table-cell office:value-type="float" office:value="71.76" calcext:value-type="float">
            <text:p>71,76</text:p>
          </table:table-cell>
          <table:table-cell office:value-type="float" office:value="9.519394" calcext:value-type="float">
            <text:p>9,519394</text:p>
          </table:table-cell>
          <table:table-cell/>
          <table:table-cell office:value-type="float" office:value="284.061" calcext:value-type="float">
            <text:p>284,061</text:p>
          </table:table-cell>
          <table:table-cell office:value-type="float" office:value="227.898403" calcext:value-type="float">
            <text:p>227,898403</text:p>
          </table:table-cell>
          <table:table-cell/>
          <table:table-cell office:value-type="float" office:value="2656.037" calcext:value-type="float">
            <text:p>2656,037</text:p>
          </table:table-cell>
          <table:table-cell office:value-type="float" office:value="591.845078" calcext:value-type="float">
            <text:p>591,845078</text:p>
          </table:table-cell>
          <table:table-cell table:number-columns-repeated="7"/>
        </table:table-row>
        <table:table-row table:style-name="ro1">
          <table:table-cell office:value-type="float" office:value="68.06" calcext:value-type="float">
            <text:p>68,06</text:p>
          </table:table-cell>
          <table:table-cell office:value-type="float" office:value="9.499841" calcext:value-type="float">
            <text:p>9,499841</text:p>
          </table:table-cell>
          <table:table-cell/>
          <table:table-cell office:value-type="float" office:value="290.3" calcext:value-type="float">
            <text:p>290,3</text:p>
          </table:table-cell>
          <table:table-cell office:value-type="float" office:value="227.588597" calcext:value-type="float">
            <text:p>227,588597</text:p>
          </table:table-cell>
          <table:table-cell/>
          <table:table-cell office:value-type="float" office:value="2651.622" calcext:value-type="float">
            <text:p>2651,622</text:p>
          </table:table-cell>
          <table:table-cell office:value-type="float" office:value="591.077163" calcext:value-type="float">
            <text:p>591,077163</text:p>
          </table:table-cell>
          <table:table-cell table:number-columns-repeated="7"/>
        </table:table-row>
        <table:table-row table:style-name="ro1">
          <table:table-cell office:value-type="float" office:value="124.717" calcext:value-type="float">
            <text:p>124,717</text:p>
          </table:table-cell>
          <table:table-cell office:value-type="float" office:value="9.499072" calcext:value-type="float">
            <text:p>9,499072</text:p>
          </table:table-cell>
          <table:table-cell/>
          <table:table-cell office:value-type="float" office:value="288.438" calcext:value-type="float">
            <text:p>288,438</text:p>
          </table:table-cell>
          <table:table-cell office:value-type="float" office:value="227.317001" calcext:value-type="float">
            <text:p>227,317001</text:p>
          </table:table-cell>
          <table:table-cell/>
          <table:table-cell office:value-type="float" office:value="2637.489" calcext:value-type="float">
            <text:p>2637,489</text:p>
          </table:table-cell>
          <table:table-cell office:value-type="float" office:value="581.53601" calcext:value-type="float">
            <text:p>581,53601</text:p>
          </table:table-cell>
          <table:table-cell table:number-columns-repeated="7"/>
        </table:table-row>
        <table:table-row table:style-name="ro1">
          <table:table-cell office:value-type="float" office:value="67.179" calcext:value-type="float">
            <text:p>67,179</text:p>
          </table:table-cell>
          <table:table-cell office:value-type="float" office:value="9.494004" calcext:value-type="float">
            <text:p>9,494004</text:p>
          </table:table-cell>
          <table:table-cell/>
          <table:table-cell office:value-type="float" office:value="286.66" calcext:value-type="float">
            <text:p>286,66</text:p>
          </table:table-cell>
          <table:table-cell office:value-type="float" office:value="227.225152" calcext:value-type="float">
            <text:p>227,225152</text:p>
          </table:table-cell>
          <table:table-cell/>
          <table:table-cell office:value-type="float" office:value="2650.754" calcext:value-type="float">
            <text:p>2650,754</text:p>
          </table:table-cell>
          <table:table-cell office:value-type="float" office:value="579.084104" calcext:value-type="float">
            <text:p>579,084104</text:p>
          </table:table-cell>
          <table:table-cell table:number-columns-repeated="7"/>
        </table:table-row>
        <table:table-row table:style-name="ro1">
          <table:table-cell office:value-type="float" office:value="373.532" calcext:value-type="float">
            <text:p>373,532</text:p>
          </table:table-cell>
          <table:table-cell office:value-type="float" office:value="9.488225" calcext:value-type="float">
            <text:p>9,488225</text:p>
          </table:table-cell>
          <table:table-cell/>
          <table:table-cell office:value-type="float" office:value="284.852" calcext:value-type="float">
            <text:p>284,852</text:p>
          </table:table-cell>
          <table:table-cell office:value-type="float" office:value="226.904193" calcext:value-type="float">
            <text:p>226,904193</text:p>
          </table:table-cell>
          <table:table-cell/>
          <table:table-cell office:value-type="float" office:value="2637.223" calcext:value-type="float">
            <text:p>2637,223</text:p>
          </table:table-cell>
          <table:table-cell office:value-type="float" office:value="576.728958" calcext:value-type="float">
            <text:p>576,728958</text:p>
          </table:table-cell>
          <table:table-cell table:number-columns-repeated="7"/>
        </table:table-row>
        <table:table-row table:style-name="ro1">
          <table:table-cell office:value-type="float" office:value="66.946" calcext:value-type="float">
            <text:p>66,946</text:p>
          </table:table-cell>
          <table:table-cell office:value-type="float" office:value="9.484677" calcext:value-type="float">
            <text:p>9,484677</text:p>
          </table:table-cell>
          <table:table-cell/>
          <table:table-cell office:value-type="float" office:value="284.076" calcext:value-type="float">
            <text:p>284,076</text:p>
          </table:table-cell>
          <table:table-cell office:value-type="float" office:value="226.790145" calcext:value-type="float">
            <text:p>226,790145</text:p>
          </table:table-cell>
          <table:table-cell/>
          <table:table-cell office:value-type="float" office:value="2640.338" calcext:value-type="float">
            <text:p>2640,338</text:p>
          </table:table-cell>
          <table:table-cell office:value-type="float" office:value="572.467764" calcext:value-type="float">
            <text:p>572,467764</text:p>
          </table:table-cell>
          <table:table-cell table:number-columns-repeated="7"/>
        </table:table-row>
        <table:table-row table:style-name="ro1">
          <table:table-cell office:value-type="float" office:value="69.359" calcext:value-type="float">
            <text:p>69,359</text:p>
          </table:table-cell>
          <table:table-cell office:value-type="float" office:value="9.48212" calcext:value-type="float">
            <text:p>9,48212</text:p>
          </table:table-cell>
          <table:table-cell/>
          <table:table-cell office:value-type="float" office:value="284.19" calcext:value-type="float">
            <text:p>284,19</text:p>
          </table:table-cell>
          <table:table-cell office:value-type="float" office:value="226.750099" calcext:value-type="float">
            <text:p>226,750099</text:p>
          </table:table-cell>
          <table:table-cell/>
          <table:table-cell office:value-type="float" office:value="3479.551" calcext:value-type="float">
            <text:p>3479,551</text:p>
          </table:table-cell>
          <table:table-cell office:value-type="float" office:value="569.056245" calcext:value-type="float">
            <text:p>569,056245</text:p>
          </table:table-cell>
          <table:table-cell table:number-columns-repeated="7"/>
        </table:table-row>
        <table:table-row table:style-name="ro1">
          <table:table-cell office:value-type="float" office:value="66.301" calcext:value-type="float">
            <text:p>66,301</text:p>
          </table:table-cell>
          <table:table-cell office:value-type="float" office:value="9.461469" calcext:value-type="float">
            <text:p>9,461469</text:p>
          </table:table-cell>
          <table:table-cell/>
          <table:table-cell office:value-type="float" office:value="300.906" calcext:value-type="float">
            <text:p>300,906</text:p>
          </table:table-cell>
          <table:table-cell office:value-type="float" office:value="226.74944" calcext:value-type="float">
            <text:p>226,74944</text:p>
          </table:table-cell>
          <table:table-cell/>
          <table:table-cell office:value-type="float" office:value="2615.642" calcext:value-type="float">
            <text:p>2615,642</text:p>
          </table:table-cell>
          <table:table-cell office:value-type="float" office:value="560.597896" calcext:value-type="float">
            <text:p>560,597896</text:p>
          </table:table-cell>
          <table:table-cell table:number-columns-repeated="7"/>
        </table:table-row>
        <table:table-row table:style-name="ro1">
          <table:table-cell office:value-type="float" office:value="67.788" calcext:value-type="float">
            <text:p>67,788</text:p>
          </table:table-cell>
          <table:table-cell office:value-type="float" office:value="9.432655" calcext:value-type="float">
            <text:p>9,432655</text:p>
          </table:table-cell>
          <table:table-cell/>
          <table:table-cell office:value-type="float" office:value="302.248" calcext:value-type="float">
            <text:p>302,248</text:p>
          </table:table-cell>
          <table:table-cell office:value-type="float" office:value="226.648731" calcext:value-type="float">
            <text:p>226,648731</text:p>
          </table:table-cell>
          <table:table-cell/>
          <table:table-cell office:value-type="float" office:value="2613.853" calcext:value-type="float">
            <text:p>2613,853</text:p>
          </table:table-cell>
          <table:table-cell office:value-type="float" office:value="558.416927" calcext:value-type="float">
            <text:p>558,416927</text:p>
          </table:table-cell>
          <table:table-cell table:number-columns-repeated="7"/>
        </table:table-row>
        <table:table-row table:style-name="ro1">
          <table:table-cell office:value-type="float" office:value="71.253" calcext:value-type="float">
            <text:p>71,253</text:p>
          </table:table-cell>
          <table:table-cell office:value-type="float" office:value="9.418451" calcext:value-type="float">
            <text:p>9,418451</text:p>
          </table:table-cell>
          <table:table-cell/>
          <table:table-cell office:value-type="float" office:value="511.393" calcext:value-type="float">
            <text:p>511,393</text:p>
          </table:table-cell>
          <table:table-cell office:value-type="float" office:value="226.406293" calcext:value-type="float">
            <text:p>226,406293</text:p>
          </table:table-cell>
          <table:table-cell/>
          <table:table-cell office:value-type="float" office:value="2643.686" calcext:value-type="float">
            <text:p>2643,686</text:p>
          </table:table-cell>
          <table:table-cell office:value-type="float" office:value="554.785484" calcext:value-type="float">
            <text:p>554,785484</text:p>
          </table:table-cell>
          <table:table-cell table:number-columns-repeated="7"/>
        </table:table-row>
        <table:table-row table:style-name="ro1">
          <table:table-cell office:value-type="float" office:value="87.794" calcext:value-type="float">
            <text:p>87,794</text:p>
          </table:table-cell>
          <table:table-cell office:value-type="float" office:value="9.407791" calcext:value-type="float">
            <text:p>9,407791</text:p>
          </table:table-cell>
          <table:table-cell/>
          <table:table-cell office:value-type="float" office:value="600.449" calcext:value-type="float">
            <text:p>600,449</text:p>
          </table:table-cell>
          <table:table-cell office:value-type="float" office:value="226.160276" calcext:value-type="float">
            <text:p>226,160276</text:p>
          </table:table-cell>
          <table:table-cell/>
          <table:table-cell office:value-type="float" office:value="2607.593" calcext:value-type="float">
            <text:p>2607,593</text:p>
          </table:table-cell>
          <table:table-cell office:value-type="float" office:value="550.782816" calcext:value-type="float">
            <text:p>550,782816</text:p>
          </table:table-cell>
          <table:table-cell table:number-columns-repeated="7"/>
        </table:table-row>
        <table:table-row table:style-name="ro1">
          <table:table-cell office:value-type="float" office:value="848.892" calcext:value-type="float">
            <text:p>848,892</text:p>
          </table:table-cell>
          <table:table-cell office:value-type="float" office:value="9.396685" calcext:value-type="float">
            <text:p>9,396685</text:p>
          </table:table-cell>
          <table:table-cell/>
          <table:table-cell office:value-type="float" office:value="505.765" calcext:value-type="float">
            <text:p>505,765</text:p>
          </table:table-cell>
          <table:table-cell office:value-type="float" office:value="225.892466" calcext:value-type="float">
            <text:p>225,892466</text:p>
          </table:table-cell>
          <table:table-cell/>
          <table:table-cell office:value-type="float" office:value="2600.816" calcext:value-type="float">
            <text:p>2600,816</text:p>
          </table:table-cell>
          <table:table-cell office:value-type="float" office:value="546.606339" calcext:value-type="float">
            <text:p>546,606339</text:p>
          </table:table-cell>
          <table:table-cell table:number-columns-repeated="7"/>
        </table:table-row>
        <table:table-row table:style-name="ro1">
          <table:table-cell office:value-type="float" office:value="65.018" calcext:value-type="float">
            <text:p>65,018</text:p>
          </table:table-cell>
          <table:table-cell office:value-type="float" office:value="9.373308" calcext:value-type="float">
            <text:p>9,373308</text:p>
          </table:table-cell>
          <table:table-cell/>
          <table:table-cell office:value-type="float" office:value="297.447" calcext:value-type="float">
            <text:p>297,447</text:p>
          </table:table-cell>
          <table:table-cell office:value-type="float" office:value="225.549138" calcext:value-type="float">
            <text:p>225,549138</text:p>
          </table:table-cell>
          <table:table-cell/>
          <table:table-cell office:value-type="float" office:value="2604.978" calcext:value-type="float">
            <text:p>2604,978</text:p>
          </table:table-cell>
          <table:table-cell office:value-type="float" office:value="544.001452" calcext:value-type="float">
            <text:p>544,001452</text:p>
          </table:table-cell>
          <table:table-cell table:number-columns-repeated="7"/>
        </table:table-row>
        <table:table-row table:style-name="ro1">
          <table:table-cell office:value-type="float" office:value="66.895" calcext:value-type="float">
            <text:p>66,895</text:p>
          </table:table-cell>
          <table:table-cell office:value-type="float" office:value="9.35873" calcext:value-type="float">
            <text:p>9,35873</text:p>
          </table:table-cell>
          <table:table-cell/>
          <table:table-cell office:value-type="float" office:value="364.942" calcext:value-type="float">
            <text:p>364,942</text:p>
          </table:table-cell>
          <table:table-cell office:value-type="float" office:value="225.413156" calcext:value-type="float">
            <text:p>225,413156</text:p>
          </table:table-cell>
          <table:table-cell/>
          <table:table-cell office:value-type="float" office:value="2606.89" calcext:value-type="float">
            <text:p>2606,89</text:p>
          </table:table-cell>
          <table:table-cell office:value-type="float" office:value="540.545393" calcext:value-type="float">
            <text:p>540,545393</text:p>
          </table:table-cell>
          <table:table-cell table:number-columns-repeated="7"/>
        </table:table-row>
        <table:table-row table:style-name="ro1">
          <table:table-cell office:value-type="float" office:value="68.874" calcext:value-type="float">
            <text:p>68,874</text:p>
          </table:table-cell>
          <table:table-cell office:value-type="float" office:value="9.328989" calcext:value-type="float">
            <text:p>9,328989</text:p>
          </table:table-cell>
          <table:table-cell/>
          <table:table-cell office:value-type="float" office:value="283.961" calcext:value-type="float">
            <text:p>283,961</text:p>
          </table:table-cell>
          <table:table-cell office:value-type="float" office:value="225.309722" calcext:value-type="float">
            <text:p>225,309722</text:p>
          </table:table-cell>
          <table:table-cell/>
          <table:table-cell office:value-type="float" office:value="2597.516" calcext:value-type="float">
            <text:p>2597,516</text:p>
          </table:table-cell>
          <table:table-cell office:value-type="float" office:value="538.335464" calcext:value-type="float">
            <text:p>538,335464</text:p>
          </table:table-cell>
          <table:table-cell table:number-columns-repeated="7"/>
        </table:table-row>
        <table:table-row table:style-name="ro1">
          <table:table-cell office:value-type="float" office:value="64.332" calcext:value-type="float">
            <text:p>64,332</text:p>
          </table:table-cell>
          <table:table-cell office:value-type="float" office:value="9.328278" calcext:value-type="float">
            <text:p>9,328278</text:p>
          </table:table-cell>
          <table:table-cell/>
          <table:table-cell office:value-type="float" office:value="284.988" calcext:value-type="float">
            <text:p>284,988</text:p>
          </table:table-cell>
          <table:table-cell office:value-type="float" office:value="224.962759" calcext:value-type="float">
            <text:p>224,962759</text:p>
          </table:table-cell>
          <table:table-cell/>
          <table:table-cell office:value-type="float" office:value="2561.711" calcext:value-type="float">
            <text:p>2561,711</text:p>
          </table:table-cell>
          <table:table-cell office:value-type="float" office:value="505.959662" calcext:value-type="float">
            <text:p>505,959662</text:p>
          </table:table-cell>
          <table:table-cell table:number-columns-repeated="7"/>
        </table:table-row>
        <table:table-row table:style-name="ro1">
          <table:table-cell office:value-type="float" office:value="71.046" calcext:value-type="float">
            <text:p>71,046</text:p>
          </table:table-cell>
          <table:table-cell office:value-type="float" office:value="9.321524" calcext:value-type="float">
            <text:p>9,321524</text:p>
          </table:table-cell>
          <table:table-cell/>
          <table:table-cell office:value-type="float" office:value="278.464" calcext:value-type="float">
            <text:p>278,464</text:p>
          </table:table-cell>
          <table:table-cell office:value-type="float" office:value="224.567226" calcext:value-type="float">
            <text:p>224,567226</text:p>
          </table:table-cell>
          <table:table-cell/>
          <table:table-cell office:value-type="float" office:value="2556.191" calcext:value-type="float">
            <text:p>2556,191</text:p>
          </table:table-cell>
          <table:table-cell office:value-type="float" office:value="484.656355" calcext:value-type="float">
            <text:p>484,656355</text:p>
          </table:table-cell>
          <table:table-cell table:number-columns-repeated="7"/>
        </table:table-row>
        <table:table-row table:style-name="ro1">
          <table:table-cell office:value-type="float" office:value="283.396" calcext:value-type="float">
            <text:p>283,396</text:p>
          </table:table-cell>
          <table:table-cell office:value-type="float" office:value="9.31758" calcext:value-type="float">
            <text:p>9,31758</text:p>
          </table:table-cell>
          <table:table-cell/>
          <table:table-cell office:value-type="float" office:value="284.025" calcext:value-type="float">
            <text:p>284,025</text:p>
          </table:table-cell>
          <table:table-cell office:value-type="float" office:value="224.130086" calcext:value-type="float">
            <text:p>224,130086</text:p>
          </table:table-cell>
          <table:table-cell/>
          <table:table-cell office:value-type="float" office:value="2521.238" calcext:value-type="float">
            <text:p>2521,238</text:p>
          </table:table-cell>
          <table:table-cell office:value-type="float" office:value="466.282661" calcext:value-type="float">
            <text:p>466,282661</text:p>
          </table:table-cell>
          <table:table-cell table:number-columns-repeated="7"/>
        </table:table-row>
        <table:table-row table:style-name="ro1">
          <table:table-cell office:value-type="float" office:value="65.614" calcext:value-type="float">
            <text:p>65,614</text:p>
          </table:table-cell>
          <table:table-cell office:value-type="float" office:value="9.30747" calcext:value-type="float">
            <text:p>9,30747</text:p>
          </table:table-cell>
          <table:table-cell/>
          <table:table-cell office:value-type="float" office:value="302.175" calcext:value-type="float">
            <text:p>302,175</text:p>
          </table:table-cell>
          <table:table-cell office:value-type="float" office:value="223.838528" calcext:value-type="float">
            <text:p>223,838528</text:p>
          </table:table-cell>
          <table:table-cell/>
          <table:table-cell office:value-type="float" office:value="2510.163" calcext:value-type="float">
            <text:p>2510,163</text:p>
          </table:table-cell>
          <table:table-cell office:value-type="float" office:value="454.33611" calcext:value-type="float">
            <text:p>454,33611</text:p>
          </table:table-cell>
          <table:table-cell table:number-columns-repeated="7"/>
        </table:table-row>
        <table:table-row table:style-name="ro1">
          <table:table-cell office:value-type="float" office:value="63.423" calcext:value-type="float">
            <text:p>63,423</text:p>
          </table:table-cell>
          <table:table-cell office:value-type="float" office:value="9.300744" calcext:value-type="float">
            <text:p>9,300744</text:p>
          </table:table-cell>
          <table:table-cell/>
          <table:table-cell office:value-type="float" office:value="296.235" calcext:value-type="float">
            <text:p>296,235</text:p>
          </table:table-cell>
          <table:table-cell office:value-type="float" office:value="223.749176" calcext:value-type="float">
            <text:p>223,749176</text:p>
          </table:table-cell>
          <table:table-cell/>
          <table:table-cell office:value-type="float" office:value="2515.71" calcext:value-type="float">
            <text:p>2515,71</text:p>
          </table:table-cell>
          <table:table-cell office:value-type="float" office:value="447.883963" calcext:value-type="float">
            <text:p>447,883963</text:p>
          </table:table-cell>
          <table:table-cell table:number-columns-repeated="7"/>
        </table:table-row>
        <table:table-row table:style-name="ro1">
          <table:table-cell office:value-type="float" office:value="131.693" calcext:value-type="float">
            <text:p>131,693</text:p>
          </table:table-cell>
          <table:table-cell office:value-type="float" office:value="9.287881" calcext:value-type="float">
            <text:p>9,287881</text:p>
          </table:table-cell>
          <table:table-cell/>
          <table:table-cell office:value-type="float" office:value="308.231" calcext:value-type="float">
            <text:p>308,231</text:p>
          </table:table-cell>
          <table:table-cell office:value-type="float" office:value="223.563843" calcext:value-type="float">
            <text:p>223,563843</text:p>
          </table:table-cell>
          <table:table-cell/>
          <table:table-cell office:value-type="float" office:value="2502.014" calcext:value-type="float">
            <text:p>2502,014</text:p>
          </table:table-cell>
          <table:table-cell office:value-type="float" office:value="447.035261" calcext:value-type="float">
            <text:p>447,035261</text:p>
          </table:table-cell>
          <table:table-cell table:number-columns-repeated="7"/>
        </table:table-row>
        <table:table-row table:style-name="ro1">
          <table:table-cell office:value-type="float" office:value="68.375" calcext:value-type="float">
            <text:p>68,375</text:p>
          </table:table-cell>
          <table:table-cell office:value-type="float" office:value="9.273972" calcext:value-type="float">
            <text:p>9,273972</text:p>
          </table:table-cell>
          <table:table-cell/>
          <table:table-cell office:value-type="float" office:value="281.198" calcext:value-type="float">
            <text:p>281,198</text:p>
          </table:table-cell>
          <table:table-cell office:value-type="float" office:value="223.415601" calcext:value-type="float">
            <text:p>223,415601</text:p>
          </table:table-cell>
          <table:table-cell/>
          <table:table-cell office:value-type="float" office:value="2503.009" calcext:value-type="float">
            <text:p>2503,009</text:p>
          </table:table-cell>
          <table:table-cell office:value-type="float" office:value="446.208049" calcext:value-type="float">
            <text:p>446,208049</text:p>
          </table:table-cell>
          <table:table-cell table:number-columns-repeated="7"/>
        </table:table-row>
        <table:table-row table:style-name="ro1">
          <table:table-cell office:value-type="float" office:value="62.903" calcext:value-type="float">
            <text:p>62,903</text:p>
          </table:table-cell>
          <table:table-cell office:value-type="float" office:value="9.261242" calcext:value-type="float">
            <text:p>9,261242</text:p>
          </table:table-cell>
          <table:table-cell/>
          <table:table-cell office:value-type="float" office:value="279.738" calcext:value-type="float">
            <text:p>279,738</text:p>
          </table:table-cell>
          <table:table-cell office:value-type="float" office:value="223.362109" calcext:value-type="float">
            <text:p>223,362109</text:p>
          </table:table-cell>
          <table:table-cell/>
          <table:table-cell office:value-type="float" office:value="2503.86" calcext:value-type="float">
            <text:p>2503,86</text:p>
          </table:table-cell>
          <table:table-cell office:value-type="float" office:value="445.893567" calcext:value-type="float">
            <text:p>445,893567</text:p>
          </table:table-cell>
          <table:table-cell table:number-columns-repeated="7"/>
        </table:table-row>
        <table:table-row table:style-name="ro1">
          <table:table-cell office:value-type="float" office:value="70.622" calcext:value-type="float">
            <text:p>70,622</text:p>
          </table:table-cell>
          <table:table-cell office:value-type="float" office:value="9.249293" calcext:value-type="float">
            <text:p>9,249293</text:p>
          </table:table-cell>
          <table:table-cell/>
          <table:table-cell office:value-type="float" office:value="283.463" calcext:value-type="float">
            <text:p>283,463</text:p>
          </table:table-cell>
          <table:table-cell office:value-type="float" office:value="223.133435" calcext:value-type="float">
            <text:p>223,133435</text:p>
          </table:table-cell>
          <table:table-cell/>
          <table:table-cell office:value-type="float" office:value="2503.745" calcext:value-type="float">
            <text:p>2503,745</text:p>
          </table:table-cell>
          <table:table-cell office:value-type="float" office:value="445.872524" calcext:value-type="float">
            <text:p>445,872524</text:p>
          </table:table-cell>
          <table:table-cell table:number-columns-repeated="7"/>
        </table:table-row>
        <table:table-row table:style-name="ro1">
          <table:table-cell office:value-type="float" office:value="65.88" calcext:value-type="float">
            <text:p>65,88</text:p>
          </table:table-cell>
          <table:table-cell office:value-type="float" office:value="9.223119" calcext:value-type="float">
            <text:p>9,223119</text:p>
          </table:table-cell>
          <table:table-cell/>
          <table:table-cell office:value-type="float" office:value="286.478" calcext:value-type="float">
            <text:p>286,478</text:p>
          </table:table-cell>
          <table:table-cell office:value-type="float" office:value="222.748869" calcext:value-type="float">
            <text:p>222,748869</text:p>
          </table:table-cell>
          <table:table-cell/>
          <table:table-cell office:value-type="float" office:value="2499.636" calcext:value-type="float">
            <text:p>2499,636</text:p>
          </table:table-cell>
          <table:table-cell office:value-type="float" office:value="445.818138" calcext:value-type="float">
            <text:p>445,818138</text:p>
          </table:table-cell>
          <table:table-cell table:number-columns-repeated="7"/>
        </table:table-row>
        <table:table-row table:style-name="ro1">
          <table:table-cell office:value-type="float" office:value="64.728" calcext:value-type="float">
            <text:p>64,728</text:p>
          </table:table-cell>
          <table:table-cell office:value-type="float" office:value="9.215924" calcext:value-type="float">
            <text:p>9,215924</text:p>
          </table:table-cell>
          <table:table-cell/>
          <table:table-cell office:value-type="float" office:value="297.167" calcext:value-type="float">
            <text:p>297,167</text:p>
          </table:table-cell>
          <table:table-cell office:value-type="float" office:value="222.684567" calcext:value-type="float">
            <text:p>222,684567</text:p>
          </table:table-cell>
          <table:table-cell/>
          <table:table-cell office:value-type="float" office:value="2501.386" calcext:value-type="float">
            <text:p>2501,386</text:p>
          </table:table-cell>
          <table:table-cell office:value-type="float" office:value="444.387364" calcext:value-type="float">
            <text:p>444,387364</text:p>
          </table:table-cell>
          <table:table-cell table:number-columns-repeated="7"/>
        </table:table-row>
        <table:table-row table:style-name="ro1">
          <table:table-cell office:value-type="float" office:value="68.225" calcext:value-type="float">
            <text:p>68,225</text:p>
          </table:table-cell>
          <table:table-cell office:value-type="float" office:value="9.200776" calcext:value-type="float">
            <text:p>9,200776</text:p>
          </table:table-cell>
          <table:table-cell/>
          <table:table-cell office:value-type="float" office:value="291.617" calcext:value-type="float">
            <text:p>291,617</text:p>
          </table:table-cell>
          <table:table-cell office:value-type="float" office:value="222.582158" calcext:value-type="float">
            <text:p>222,582158</text:p>
          </table:table-cell>
          <table:table-cell/>
          <table:table-cell office:value-type="float" office:value="2497.129" calcext:value-type="float">
            <text:p>2497,129</text:p>
          </table:table-cell>
          <table:table-cell office:value-type="float" office:value="443.340418" calcext:value-type="float">
            <text:p>443,340418</text:p>
          </table:table-cell>
          <table:table-cell table:number-columns-repeated="7"/>
        </table:table-row>
        <table:table-row table:style-name="ro1">
          <table:table-cell office:value-type="float" office:value="63.491" calcext:value-type="float">
            <text:p>63,491</text:p>
          </table:table-cell>
          <table:table-cell office:value-type="float" office:value="9.190631" calcext:value-type="float">
            <text:p>9,190631</text:p>
          </table:table-cell>
          <table:table-cell/>
          <table:table-cell office:value-type="float" office:value="318.398" calcext:value-type="float">
            <text:p>318,398</text:p>
          </table:table-cell>
          <table:table-cell office:value-type="float" office:value="222.474541" calcext:value-type="float">
            <text:p>222,474541</text:p>
          </table:table-cell>
          <table:table-cell/>
          <table:table-cell office:value-type="float" office:value="2515.135" calcext:value-type="float">
            <text:p>2515,135</text:p>
          </table:table-cell>
          <table:table-cell office:value-type="float" office:value="439.887133" calcext:value-type="float">
            <text:p>439,887133</text:p>
          </table:table-cell>
          <table:table-cell table:number-columns-repeated="7"/>
        </table:table-row>
        <table:table-row table:style-name="ro1">
          <table:table-cell office:value-type="float" office:value="67.098" calcext:value-type="float">
            <text:p>67,098</text:p>
          </table:table-cell>
          <table:table-cell office:value-type="float" office:value="9.17714" calcext:value-type="float">
            <text:p>9,17714</text:p>
          </table:table-cell>
          <table:table-cell/>
          <table:table-cell office:value-type="float" office:value="282.309" calcext:value-type="float">
            <text:p>282,309</text:p>
          </table:table-cell>
          <table:table-cell office:value-type="float" office:value="222.340922" calcext:value-type="float">
            <text:p>222,340922</text:p>
          </table:table-cell>
          <table:table-cell/>
          <table:table-cell office:value-type="float" office:value="2492.535" calcext:value-type="float">
            <text:p>2492,535</text:p>
          </table:table-cell>
          <table:table-cell office:value-type="float" office:value="436.278967" calcext:value-type="float">
            <text:p>436,278967</text:p>
          </table:table-cell>
          <table:table-cell table:number-columns-repeated="7"/>
        </table:table-row>
        <table:table-row table:style-name="ro1">
          <table:table-cell office:value-type="float" office:value="66.288" calcext:value-type="float">
            <text:p>66,288</text:p>
          </table:table-cell>
          <table:table-cell office:value-type="float" office:value="9.175841" calcext:value-type="float">
            <text:p>9,175841</text:p>
          </table:table-cell>
          <table:table-cell/>
          <table:table-cell office:value-type="float" office:value="287.208" calcext:value-type="float">
            <text:p>287,208</text:p>
          </table:table-cell>
          <table:table-cell office:value-type="float" office:value="222.226157" calcext:value-type="float">
            <text:p>222,226157</text:p>
          </table:table-cell>
          <table:table-cell/>
          <table:table-cell office:value-type="float" office:value="2490.894" calcext:value-type="float">
            <text:p>2490,894</text:p>
          </table:table-cell>
          <table:table-cell office:value-type="float" office:value="435.742947" calcext:value-type="float">
            <text:p>435,742947</text:p>
          </table:table-cell>
          <table:table-cell table:number-columns-repeated="7"/>
        </table:table-row>
        <table:table-row table:style-name="ro1">
          <table:table-cell office:value-type="float" office:value="71.286" calcext:value-type="float">
            <text:p>71,286</text:p>
          </table:table-cell>
          <table:table-cell office:value-type="float" office:value="9.159041" calcext:value-type="float">
            <text:p>9,159041</text:p>
          </table:table-cell>
          <table:table-cell/>
          <table:table-cell office:value-type="float" office:value="288.198" calcext:value-type="float">
            <text:p>288,198</text:p>
          </table:table-cell>
          <table:table-cell office:value-type="float" office:value="221.824033" calcext:value-type="float">
            <text:p>221,824033</text:p>
          </table:table-cell>
          <table:table-cell/>
          <table:table-cell office:value-type="float" office:value="2491.713" calcext:value-type="float">
            <text:p>2491,713</text:p>
          </table:table-cell>
          <table:table-cell office:value-type="float" office:value="435.713896" calcext:value-type="float">
            <text:p>435,713896</text:p>
          </table:table-cell>
          <table:table-cell table:number-columns-repeated="7"/>
        </table:table-row>
        <table:table-row table:style-name="ro1">
          <table:table-cell office:value-type="float" office:value="129.34" calcext:value-type="float">
            <text:p>129,34</text:p>
          </table:table-cell>
          <table:table-cell office:value-type="float" office:value="9.126598" calcext:value-type="float">
            <text:p>9,126598</text:p>
          </table:table-cell>
          <table:table-cell/>
          <table:table-cell office:value-type="float" office:value="292.724" calcext:value-type="float">
            <text:p>292,724</text:p>
          </table:table-cell>
          <table:table-cell office:value-type="float" office:value="221.759034" calcext:value-type="float">
            <text:p>221,759034</text:p>
          </table:table-cell>
          <table:table-cell/>
          <table:table-cell office:value-type="float" office:value="2493.275" calcext:value-type="float">
            <text:p>2493,275</text:p>
          </table:table-cell>
          <table:table-cell office:value-type="float" office:value="435.129576" calcext:value-type="float">
            <text:p>435,129576</text:p>
          </table:table-cell>
          <table:table-cell table:number-columns-repeated="7"/>
        </table:table-row>
        <table:table-row table:style-name="ro1">
          <table:table-cell office:value-type="float" office:value="74.817" calcext:value-type="float">
            <text:p>74,817</text:p>
          </table:table-cell>
          <table:table-cell office:value-type="float" office:value="9.11725" calcext:value-type="float">
            <text:p>9,11725</text:p>
          </table:table-cell>
          <table:table-cell/>
          <table:table-cell office:value-type="float" office:value="840.37" calcext:value-type="float">
            <text:p>840,37</text:p>
          </table:table-cell>
          <table:table-cell office:value-type="float" office:value="221.708996" calcext:value-type="float">
            <text:p>221,708996</text:p>
          </table:table-cell>
          <table:table-cell/>
          <table:table-cell office:value-type="float" office:value="2510.486" calcext:value-type="float">
            <text:p>2510,486</text:p>
          </table:table-cell>
          <table:table-cell office:value-type="float" office:value="435.007533" calcext:value-type="float">
            <text:p>435,007533</text:p>
          </table:table-cell>
          <table:table-cell table:number-columns-repeated="7"/>
        </table:table-row>
        <table:table-row table:style-name="ro1">
          <table:table-cell office:value-type="float" office:value="63.227" calcext:value-type="float">
            <text:p>63,227</text:p>
          </table:table-cell>
          <table:table-cell office:value-type="float" office:value="9.106548" calcext:value-type="float">
            <text:p>9,106548</text:p>
          </table:table-cell>
          <table:table-cell/>
          <table:table-cell office:value-type="float" office:value="298.506" calcext:value-type="float">
            <text:p>298,506</text:p>
          </table:table-cell>
          <table:table-cell office:value-type="float" office:value="221.277168" calcext:value-type="float">
            <text:p>221,277168</text:p>
          </table:table-cell>
          <table:table-cell/>
          <table:table-cell office:value-type="float" office:value="2596.921" calcext:value-type="float">
            <text:p>2596,921</text:p>
          </table:table-cell>
          <table:table-cell office:value-type="float" office:value="433.848536" calcext:value-type="float">
            <text:p>433,848536</text:p>
          </table:table-cell>
          <table:table-cell table:number-columns-repeated="7"/>
        </table:table-row>
        <table:table-row table:style-name="ro1">
          <table:table-cell office:value-type="float" office:value="63.863" calcext:value-type="float">
            <text:p>63,863</text:p>
          </table:table-cell>
          <table:table-cell office:value-type="float" office:value="9.094568" calcext:value-type="float">
            <text:p>9,094568</text:p>
          </table:table-cell>
          <table:table-cell/>
          <table:table-cell office:value-type="float" office:value="296.336" calcext:value-type="float">
            <text:p>296,336</text:p>
          </table:table-cell>
          <table:table-cell office:value-type="float" office:value="220.845057" calcext:value-type="float">
            <text:p>220,845057</text:p>
          </table:table-cell>
          <table:table-cell/>
          <table:table-cell office:value-type="float" office:value="2501.604" calcext:value-type="float">
            <text:p>2501,604</text:p>
          </table:table-cell>
          <table:table-cell office:value-type="float" office:value="433.072474" calcext:value-type="float">
            <text:p>433,072474</text:p>
          </table:table-cell>
          <table:table-cell table:number-columns-repeated="7"/>
        </table:table-row>
        <table:table-row table:style-name="ro1">
          <table:table-cell office:value-type="float" office:value="63.894" calcext:value-type="float">
            <text:p>63,894</text:p>
          </table:table-cell>
          <table:table-cell office:value-type="float" office:value="9.089407" calcext:value-type="float">
            <text:p>9,089407</text:p>
          </table:table-cell>
          <table:table-cell/>
          <table:table-cell office:value-type="float" office:value="478.636" calcext:value-type="float">
            <text:p>478,636</text:p>
          </table:table-cell>
          <table:table-cell office:value-type="float" office:value="220.702789" calcext:value-type="float">
            <text:p>220,702789</text:p>
          </table:table-cell>
          <table:table-cell/>
          <table:table-cell office:value-type="float" office:value="2494.166" calcext:value-type="float">
            <text:p>2494,166</text:p>
          </table:table-cell>
          <table:table-cell office:value-type="float" office:value="430.331615" calcext:value-type="float">
            <text:p>430,331615</text:p>
          </table:table-cell>
          <table:table-cell table:number-columns-repeated="7"/>
        </table:table-row>
        <table:table-row table:style-name="ro1">
          <table:table-cell office:value-type="float" office:value="63.318" calcext:value-type="float">
            <text:p>63,318</text:p>
          </table:table-cell>
          <table:table-cell office:value-type="float" office:value="9.078548" calcext:value-type="float">
            <text:p>9,078548</text:p>
          </table:table-cell>
          <table:table-cell/>
          <table:table-cell office:value-type="float" office:value="692.595" calcext:value-type="float">
            <text:p>692,595</text:p>
          </table:table-cell>
          <table:table-cell office:value-type="float" office:value="220.648547" calcext:value-type="float">
            <text:p>220,648547</text:p>
          </table:table-cell>
          <table:table-cell/>
          <table:table-cell office:value-type="float" office:value="2493.872" calcext:value-type="float">
            <text:p>2493,872</text:p>
          </table:table-cell>
          <table:table-cell office:value-type="float" office:value="429.172364" calcext:value-type="float">
            <text:p>429,172364</text:p>
          </table:table-cell>
          <table:table-cell table:number-columns-repeated="7"/>
        </table:table-row>
        <table:table-row table:style-name="ro1">
          <table:table-cell office:value-type="float" office:value="77.487" calcext:value-type="float">
            <text:p>77,487</text:p>
          </table:table-cell>
          <table:table-cell office:value-type="float" office:value="9.072197" calcext:value-type="float">
            <text:p>9,072197</text:p>
          </table:table-cell>
          <table:table-cell/>
          <table:table-cell office:value-type="float" office:value="289.789" calcext:value-type="float">
            <text:p>289,789</text:p>
          </table:table-cell>
          <table:table-cell office:value-type="float" office:value="220.065166" calcext:value-type="float">
            <text:p>220,065166</text:p>
          </table:table-cell>
          <table:table-cell/>
          <table:table-cell office:value-type="float" office:value="2485.033" calcext:value-type="float">
            <text:p>2485,033</text:p>
          </table:table-cell>
          <table:table-cell office:value-type="float" office:value="425.328354" calcext:value-type="float">
            <text:p>425,328354</text:p>
          </table:table-cell>
          <table:table-cell table:number-columns-repeated="7"/>
        </table:table-row>
        <table:table-row table:style-name="ro1">
          <table:table-cell office:value-type="float" office:value="416.947" calcext:value-type="float">
            <text:p>416,947</text:p>
          </table:table-cell>
          <table:table-cell office:value-type="float" office:value="9.07195" calcext:value-type="float">
            <text:p>9,07195</text:p>
          </table:table-cell>
          <table:table-cell/>
          <table:table-cell office:value-type="float" office:value="276.431" calcext:value-type="float">
            <text:p>276,431</text:p>
          </table:table-cell>
          <table:table-cell office:value-type="float" office:value="219.976406" calcext:value-type="float">
            <text:p>219,976406</text:p>
          </table:table-cell>
          <table:table-cell/>
          <table:table-cell office:value-type="float" office:value="2552.074" calcext:value-type="float">
            <text:p>2552,074</text:p>
          </table:table-cell>
          <table:table-cell office:value-type="float" office:value="422.722304" calcext:value-type="float">
            <text:p>422,722304</text:p>
          </table:table-cell>
          <table:table-cell table:number-columns-repeated="7"/>
        </table:table-row>
        <table:table-row table:style-name="ro1">
          <table:table-cell office:value-type="float" office:value="68.651" calcext:value-type="float">
            <text:p>68,651</text:p>
          </table:table-cell>
          <table:table-cell office:value-type="float" office:value="9.070464" calcext:value-type="float">
            <text:p>9,070464</text:p>
          </table:table-cell>
          <table:table-cell/>
          <table:table-cell office:value-type="float" office:value="292.119" calcext:value-type="float">
            <text:p>292,119</text:p>
          </table:table-cell>
          <table:table-cell office:value-type="float" office:value="219.726291" calcext:value-type="float">
            <text:p>219,726291</text:p>
          </table:table-cell>
          <table:table-cell/>
          <table:table-cell office:value-type="float" office:value="2467.507" calcext:value-type="float">
            <text:p>2467,507</text:p>
          </table:table-cell>
          <table:table-cell office:value-type="float" office:value="412.132561" calcext:value-type="float">
            <text:p>412,132561</text:p>
          </table:table-cell>
          <table:table-cell table:number-columns-repeated="7"/>
        </table:table-row>
        <table:table-row table:style-name="ro1">
          <table:table-cell office:value-type="float" office:value="65.117" calcext:value-type="float">
            <text:p>65,117</text:p>
          </table:table-cell>
          <table:table-cell office:value-type="float" office:value="9.068763" calcext:value-type="float">
            <text:p>9,068763</text:p>
          </table:table-cell>
          <table:table-cell/>
          <table:table-cell office:value-type="float" office:value="276.488" calcext:value-type="float">
            <text:p>276,488</text:p>
          </table:table-cell>
          <table:table-cell office:value-type="float" office:value="219.715507" calcext:value-type="float">
            <text:p>219,715507</text:p>
          </table:table-cell>
          <table:table-cell/>
          <table:table-cell office:value-type="float" office:value="2417.248" calcext:value-type="float">
            <text:p>2417,248</text:p>
          </table:table-cell>
          <table:table-cell office:value-type="float" office:value="353.45723" calcext:value-type="float">
            <text:p>353,45723</text:p>
          </table:table-cell>
          <table:table-cell table:number-columns-repeated="7"/>
        </table:table-row>
        <table:table-row table:style-name="ro1">
          <table:table-cell office:value-type="float" office:value="67.378" calcext:value-type="float">
            <text:p>67,378</text:p>
          </table:table-cell>
          <table:table-cell office:value-type="float" office:value="9.054384" calcext:value-type="float">
            <text:p>9,054384</text:p>
          </table:table-cell>
          <table:table-cell/>
          <table:table-cell office:value-type="float" office:value="280.616" calcext:value-type="float">
            <text:p>280,616</text:p>
          </table:table-cell>
          <table:table-cell office:value-type="float" office:value="219.658937" calcext:value-type="float">
            <text:p>219,658937</text:p>
          </table:table-cell>
          <table:table-cell/>
          <table:table-cell office:value-type="float" office:value="2408.07" calcext:value-type="float">
            <text:p>2408,07</text:p>
          </table:table-cell>
          <table:table-cell office:value-type="float" office:value="353.27012" calcext:value-type="float">
            <text:p>353,27012</text:p>
          </table:table-cell>
          <table:table-cell table:number-columns-repeated="7"/>
        </table:table-row>
        <table:table-row table:style-name="ro1">
          <table:table-cell office:value-type="float" office:value="409.24" calcext:value-type="float">
            <text:p>409,24</text:p>
          </table:table-cell>
          <table:table-cell office:value-type="float" office:value="9.040587" calcext:value-type="float">
            <text:p>9,040587</text:p>
          </table:table-cell>
          <table:table-cell/>
          <table:table-cell office:value-type="float" office:value="287.637" calcext:value-type="float">
            <text:p>287,637</text:p>
          </table:table-cell>
          <table:table-cell office:value-type="float" office:value="219.580617" calcext:value-type="float">
            <text:p>219,580617</text:p>
          </table:table-cell>
          <table:table-cell/>
          <table:table-cell office:value-type="float" office:value="2410.09" calcext:value-type="float">
            <text:p>2410,09</text:p>
          </table:table-cell>
          <table:table-cell office:value-type="float" office:value="352.888796" calcext:value-type="float">
            <text:p>352,888796</text:p>
          </table:table-cell>
          <table:table-cell table:number-columns-repeated="7"/>
        </table:table-row>
        <table:table-row table:style-name="ro1">
          <table:table-cell office:value-type="float" office:value="94.012" calcext:value-type="float">
            <text:p>94,012</text:p>
          </table:table-cell>
          <table:table-cell office:value-type="float" office:value="9.038689" calcext:value-type="float">
            <text:p>9,038689</text:p>
          </table:table-cell>
          <table:table-cell/>
          <table:table-cell office:value-type="float" office:value="575.88" calcext:value-type="float">
            <text:p>575,88</text:p>
          </table:table-cell>
          <table:table-cell office:value-type="float" office:value="219.327108" calcext:value-type="float">
            <text:p>219,327108</text:p>
          </table:table-cell>
          <table:table-cell/>
          <table:table-cell office:value-type="float" office:value="2439.046" calcext:value-type="float">
            <text:p>2439,046</text:p>
          </table:table-cell>
          <table:table-cell office:value-type="float" office:value="351.100636" calcext:value-type="float">
            <text:p>351,100636</text:p>
          </table:table-cell>
          <table:table-cell table:number-columns-repeated="7"/>
        </table:table-row>
        <table:table-row table:style-name="ro1">
          <table:table-cell office:value-type="float" office:value="68.867" calcext:value-type="float">
            <text:p>68,867</text:p>
          </table:table-cell>
          <table:table-cell office:value-type="float" office:value="9.034307" calcext:value-type="float">
            <text:p>9,034307</text:p>
          </table:table-cell>
          <table:table-cell/>
          <table:table-cell office:value-type="float" office:value="280.674" calcext:value-type="float">
            <text:p>280,674</text:p>
          </table:table-cell>
          <table:table-cell office:value-type="float" office:value="218.839767" calcext:value-type="float">
            <text:p>218,839767</text:p>
          </table:table-cell>
          <table:table-cell/>
          <table:table-cell office:value-type="float" office:value="2404.248" calcext:value-type="float">
            <text:p>2404,248</text:p>
          </table:table-cell>
          <table:table-cell office:value-type="float" office:value="350.451889" calcext:value-type="float">
            <text:p>350,451889</text:p>
          </table:table-cell>
          <table:table-cell table:number-columns-repeated="7"/>
        </table:table-row>
        <table:table-row table:style-name="ro1">
          <table:table-cell office:value-type="float" office:value="70.151" calcext:value-type="float">
            <text:p>70,151</text:p>
          </table:table-cell>
          <table:table-cell office:value-type="float" office:value="9.033203" calcext:value-type="float">
            <text:p>9,033203</text:p>
          </table:table-cell>
          <table:table-cell/>
          <table:table-cell office:value-type="float" office:value="297.779" calcext:value-type="float">
            <text:p>297,779</text:p>
          </table:table-cell>
          <table:table-cell office:value-type="float" office:value="218.661094" calcext:value-type="float">
            <text:p>218,661094</text:p>
          </table:table-cell>
          <table:table-cell/>
          <table:table-cell office:value-type="float" office:value="2509.024" calcext:value-type="float">
            <text:p>2509,024</text:p>
          </table:table-cell>
          <table:table-cell office:value-type="float" office:value="349.052881" calcext:value-type="float">
            <text:p>349,052881</text:p>
          </table:table-cell>
          <table:table-cell table:number-columns-repeated="7"/>
        </table:table-row>
        <table:table-row table:style-name="ro1">
          <table:table-cell office:value-type="float" office:value="62.409" calcext:value-type="float">
            <text:p>62,409</text:p>
          </table:table-cell>
          <table:table-cell office:value-type="float" office:value="9.03117" calcext:value-type="float">
            <text:p>9,03117</text:p>
          </table:table-cell>
          <table:table-cell/>
          <table:table-cell office:value-type="float" office:value="277.428" calcext:value-type="float">
            <text:p>277,428</text:p>
          </table:table-cell>
          <table:table-cell office:value-type="float" office:value="218.178577" calcext:value-type="float">
            <text:p>218,178577</text:p>
          </table:table-cell>
          <table:table-cell/>
          <table:table-cell office:value-type="float" office:value="2402.434" calcext:value-type="float">
            <text:p>2402,434</text:p>
          </table:table-cell>
          <table:table-cell office:value-type="float" office:value="347.20939" calcext:value-type="float">
            <text:p>347,20939</text:p>
          </table:table-cell>
          <table:table-cell table:number-columns-repeated="7"/>
        </table:table-row>
        <table:table-row table:style-name="ro1">
          <table:table-cell office:value-type="float" office:value="71.164" calcext:value-type="float">
            <text:p>71,164</text:p>
          </table:table-cell>
          <table:table-cell office:value-type="float" office:value="9.015398" calcext:value-type="float">
            <text:p>9,015398</text:p>
          </table:table-cell>
          <table:table-cell/>
          <table:table-cell office:value-type="float" office:value="284.385" calcext:value-type="float">
            <text:p>284,385</text:p>
          </table:table-cell>
          <table:table-cell office:value-type="float" office:value="217.974927" calcext:value-type="float">
            <text:p>217,974927</text:p>
          </table:table-cell>
          <table:table-cell/>
          <table:table-cell office:value-type="float" office:value="2405.188" calcext:value-type="float">
            <text:p>2405,188</text:p>
          </table:table-cell>
          <table:table-cell office:value-type="float" office:value="346.392795" calcext:value-type="float">
            <text:p>346,392795</text:p>
          </table:table-cell>
          <table:table-cell table:number-columns-repeated="7"/>
        </table:table-row>
        <table:table-row table:style-name="ro1">
          <table:table-cell office:value-type="float" office:value="71.767" calcext:value-type="float">
            <text:p>71,767</text:p>
          </table:table-cell>
          <table:table-cell office:value-type="float" office:value="9.006396" calcext:value-type="float">
            <text:p>9,006396</text:p>
          </table:table-cell>
          <table:table-cell/>
          <table:table-cell office:value-type="float" office:value="768.921" calcext:value-type="float">
            <text:p>768,921</text:p>
          </table:table-cell>
          <table:table-cell office:value-type="float" office:value="217.329901" calcext:value-type="float">
            <text:p>217,329901</text:p>
          </table:table-cell>
          <table:table-cell/>
          <table:table-cell office:value-type="float" office:value="2407.66" calcext:value-type="float">
            <text:p>2407,66</text:p>
          </table:table-cell>
          <table:table-cell office:value-type="float" office:value="345.624519" calcext:value-type="float">
            <text:p>345,624519</text:p>
          </table:table-cell>
          <table:table-cell table:number-columns-repeated="7"/>
        </table:table-row>
        <table:table-row table:style-name="ro1">
          <table:table-cell office:value-type="float" office:value="102.529" calcext:value-type="float">
            <text:p>102,529</text:p>
          </table:table-cell>
          <table:table-cell office:value-type="float" office:value="9.003445" calcext:value-type="float">
            <text:p>9,003445</text:p>
          </table:table-cell>
          <table:table-cell/>
          <table:table-cell office:value-type="float" office:value="280.814" calcext:value-type="float">
            <text:p>280,814</text:p>
          </table:table-cell>
          <table:table-cell office:value-type="float" office:value="217.02645" calcext:value-type="float">
            <text:p>217,02645</text:p>
          </table:table-cell>
          <table:table-cell/>
          <table:table-cell office:value-type="float" office:value="2406.157" calcext:value-type="float">
            <text:p>2406,157</text:p>
          </table:table-cell>
          <table:table-cell office:value-type="float" office:value="340.89735" calcext:value-type="float">
            <text:p>340,89735</text:p>
          </table:table-cell>
          <table:table-cell table:number-columns-repeated="7"/>
        </table:table-row>
        <table:table-row table:style-name="ro1">
          <table:table-cell office:value-type="float" office:value="74.511" calcext:value-type="float">
            <text:p>74,511</text:p>
          </table:table-cell>
          <table:table-cell office:value-type="float" office:value="8.987373" calcext:value-type="float">
            <text:p>8,987373</text:p>
          </table:table-cell>
          <table:table-cell/>
          <table:table-cell office:value-type="float" office:value="278.628" calcext:value-type="float">
            <text:p>278,628</text:p>
          </table:table-cell>
          <table:table-cell office:value-type="float" office:value="216.945584" calcext:value-type="float">
            <text:p>216,945584</text:p>
          </table:table-cell>
          <table:table-cell/>
          <table:table-cell office:value-type="float" office:value="2406.674" calcext:value-type="float">
            <text:p>2406,674</text:p>
          </table:table-cell>
          <table:table-cell office:value-type="float" office:value="336.594417" calcext:value-type="float">
            <text:p>336,594417</text:p>
          </table:table-cell>
          <table:table-cell table:number-columns-repeated="7"/>
        </table:table-row>
        <table:table-row table:style-name="ro1">
          <table:table-cell office:value-type="float" office:value="111.314" calcext:value-type="float">
            <text:p>111,314</text:p>
          </table:table-cell>
          <table:table-cell office:value-type="float" office:value="8.943247" calcext:value-type="float">
            <text:p>8,943247</text:p>
          </table:table-cell>
          <table:table-cell/>
          <table:table-cell office:value-type="float" office:value="298.961" calcext:value-type="float">
            <text:p>298,961</text:p>
          </table:table-cell>
          <table:table-cell office:value-type="float" office:value="216.526013" calcext:value-type="float">
            <text:p>216,526013</text:p>
          </table:table-cell>
          <table:table-cell/>
          <table:table-cell office:value-type="float" office:value="2388.022" calcext:value-type="float">
            <text:p>2388,022</text:p>
          </table:table-cell>
          <table:table-cell office:value-type="float" office:value="335.864273" calcext:value-type="float">
            <text:p>335,864273</text:p>
          </table:table-cell>
          <table:table-cell table:number-columns-repeated="7"/>
        </table:table-row>
        <table:table-row table:style-name="ro1">
          <table:table-cell office:value-type="float" office:value="63.767" calcext:value-type="float">
            <text:p>63,767</text:p>
          </table:table-cell>
          <table:table-cell office:value-type="float" office:value="8.936087" calcext:value-type="float">
            <text:p>8,936087</text:p>
          </table:table-cell>
          <table:table-cell/>
          <table:table-cell office:value-type="float" office:value="272.019" calcext:value-type="float">
            <text:p>272,019</text:p>
          </table:table-cell>
          <table:table-cell office:value-type="float" office:value="216.477948" calcext:value-type="float">
            <text:p>216,477948</text:p>
          </table:table-cell>
          <table:table-cell/>
          <table:table-cell office:value-type="float" office:value="2393.016" calcext:value-type="float">
            <text:p>2393,016</text:p>
          </table:table-cell>
          <table:table-cell office:value-type="float" office:value="334.967268" calcext:value-type="float">
            <text:p>334,967268</text:p>
          </table:table-cell>
          <table:table-cell table:number-columns-repeated="7"/>
        </table:table-row>
        <table:table-row table:style-name="ro1">
          <table:table-cell office:value-type="float" office:value="64.244" calcext:value-type="float">
            <text:p>64,244</text:p>
          </table:table-cell>
          <table:table-cell office:value-type="float" office:value="8.934869" calcext:value-type="float">
            <text:p>8,934869</text:p>
          </table:table-cell>
          <table:table-cell/>
          <table:table-cell office:value-type="float" office:value="301.188" calcext:value-type="float">
            <text:p>301,188</text:p>
          </table:table-cell>
          <table:table-cell office:value-type="float" office:value="215.586428" calcext:value-type="float">
            <text:p>215,586428</text:p>
          </table:table-cell>
          <table:table-cell/>
          <table:table-cell office:value-type="float" office:value="4968.244" calcext:value-type="float">
            <text:p>4968,244</text:p>
          </table:table-cell>
          <table:table-cell office:value-type="float" office:value="331.768155" calcext:value-type="float">
            <text:p>331,768155</text:p>
          </table:table-cell>
          <table:table-cell table:number-columns-repeated="7"/>
        </table:table-row>
        <table:table-row table:style-name="ro1">
          <table:table-cell office:value-type="float" office:value="64.818" calcext:value-type="float">
            <text:p>64,818</text:p>
          </table:table-cell>
          <table:table-cell office:value-type="float" office:value="8.93035" calcext:value-type="float">
            <text:p>8,93035</text:p>
          </table:table-cell>
          <table:table-cell/>
          <table:table-cell office:value-type="float" office:value="1809.972" calcext:value-type="float">
            <text:p>1809,972</text:p>
          </table:table-cell>
          <table:table-cell office:value-type="float" office:value="214.239105" calcext:value-type="float">
            <text:p>214,239105</text:p>
          </table:table-cell>
          <table:table-cell/>
          <table:table-cell office:value-type="float" office:value="2407.877" calcext:value-type="float">
            <text:p>2407,877</text:p>
          </table:table-cell>
          <table:table-cell office:value-type="float" office:value="331.594971" calcext:value-type="float">
            <text:p>331,594971</text:p>
          </table:table-cell>
          <table:table-cell table:number-columns-repeated="7"/>
        </table:table-row>
        <table:table-row table:style-name="ro1">
          <table:table-cell office:value-type="float" office:value="65.804" calcext:value-type="float">
            <text:p>65,804</text:p>
          </table:table-cell>
          <table:table-cell office:value-type="float" office:value="8.920157" calcext:value-type="float">
            <text:p>8,920157</text:p>
          </table:table-cell>
          <table:table-cell/>
          <table:table-cell office:value-type="float" office:value="280.972" calcext:value-type="float">
            <text:p>280,972</text:p>
          </table:table-cell>
          <table:table-cell office:value-type="float" office:value="213.874951" calcext:value-type="float">
            <text:p>213,874951</text:p>
          </table:table-cell>
          <table:table-cell/>
          <table:table-cell office:value-type="float" office:value="2382.007" calcext:value-type="float">
            <text:p>2382,007</text:p>
          </table:table-cell>
          <table:table-cell office:value-type="float" office:value="325.632493" calcext:value-type="float">
            <text:p>325,632493</text:p>
          </table:table-cell>
          <table:table-cell table:number-columns-repeated="7"/>
        </table:table-row>
        <table:table-row table:style-name="ro1">
          <table:table-cell office:value-type="float" office:value="66.708" calcext:value-type="float">
            <text:p>66,708</text:p>
          </table:table-cell>
          <table:table-cell office:value-type="float" office:value="8.919153" calcext:value-type="float">
            <text:p>8,919153</text:p>
          </table:table-cell>
          <table:table-cell/>
          <table:table-cell office:value-type="float" office:value="273.72" calcext:value-type="float">
            <text:p>273,72</text:p>
          </table:table-cell>
          <table:table-cell office:value-type="float" office:value="213.336893" calcext:value-type="float">
            <text:p>213,336893</text:p>
          </table:table-cell>
          <table:table-cell/>
          <table:table-cell office:value-type="float" office:value="2375.339" calcext:value-type="float">
            <text:p>2375,339</text:p>
          </table:table-cell>
          <table:table-cell office:value-type="float" office:value="320.116366" calcext:value-type="float">
            <text:p>320,116366</text:p>
          </table:table-cell>
          <table:table-cell table:number-columns-repeated="7"/>
        </table:table-row>
        <table:table-row table:style-name="ro1">
          <table:table-cell office:value-type="float" office:value="64.625" calcext:value-type="float">
            <text:p>64,625</text:p>
          </table:table-cell>
          <table:table-cell office:value-type="float" office:value="8.8924" calcext:value-type="float">
            <text:p>8,8924</text:p>
          </table:table-cell>
          <table:table-cell/>
          <table:table-cell office:value-type="float" office:value="283.943" calcext:value-type="float">
            <text:p>283,943</text:p>
          </table:table-cell>
          <table:table-cell office:value-type="float" office:value="213.311162" calcext:value-type="float">
            <text:p>213,311162</text:p>
          </table:table-cell>
          <table:table-cell/>
          <table:table-cell office:value-type="float" office:value="2371.987" calcext:value-type="float">
            <text:p>2371,987</text:p>
          </table:table-cell>
          <table:table-cell office:value-type="float" office:value="317.330451" calcext:value-type="float">
            <text:p>317,330451</text:p>
          </table:table-cell>
          <table:table-cell table:number-columns-repeated="7"/>
        </table:table-row>
        <table:table-row table:style-name="ro1">
          <table:table-cell office:value-type="float" office:value="62.763" calcext:value-type="float">
            <text:p>62,763</text:p>
          </table:table-cell>
          <table:table-cell office:value-type="float" office:value="8.890552" calcext:value-type="float">
            <text:p>8,890552</text:p>
          </table:table-cell>
          <table:table-cell/>
          <table:table-cell office:value-type="float" office:value="271.35" calcext:value-type="float">
            <text:p>271,35</text:p>
          </table:table-cell>
          <table:table-cell office:value-type="float" office:value="213.263996" calcext:value-type="float">
            <text:p>213,263996</text:p>
          </table:table-cell>
          <table:table-cell/>
          <table:table-cell office:value-type="float" office:value="2381.914" calcext:value-type="float">
            <text:p>2381,914</text:p>
          </table:table-cell>
          <table:table-cell office:value-type="float" office:value="315.579251" calcext:value-type="float">
            <text:p>315,579251</text:p>
          </table:table-cell>
          <table:table-cell table:number-columns-repeated="7"/>
        </table:table-row>
        <table:table-row table:style-name="ro1">
          <table:table-cell office:value-type="float" office:value="63.24" calcext:value-type="float">
            <text:p>63,24</text:p>
          </table:table-cell>
          <table:table-cell office:value-type="float" office:value="8.88941" calcext:value-type="float">
            <text:p>8,88941</text:p>
          </table:table-cell>
          <table:table-cell/>
          <table:table-cell office:value-type="float" office:value="276.182" calcext:value-type="float">
            <text:p>276,182</text:p>
          </table:table-cell>
          <table:table-cell office:value-type="float" office:value="213.178978" calcext:value-type="float">
            <text:p>213,178978</text:p>
          </table:table-cell>
          <table:table-cell/>
          <table:table-cell office:value-type="float" office:value="2392.938" calcext:value-type="float">
            <text:p>2392,938</text:p>
          </table:table-cell>
          <table:table-cell office:value-type="float" office:value="308.149952" calcext:value-type="float">
            <text:p>308,149952</text:p>
          </table:table-cell>
          <table:table-cell table:number-columns-repeated="7"/>
        </table:table-row>
        <table:table-row table:style-name="ro1">
          <table:table-cell office:value-type="float" office:value="88.272" calcext:value-type="float">
            <text:p>88,272</text:p>
          </table:table-cell>
          <table:table-cell office:value-type="float" office:value="8.859073" calcext:value-type="float">
            <text:p>8,859073</text:p>
          </table:table-cell>
          <table:table-cell/>
          <table:table-cell office:value-type="float" office:value="322.494" calcext:value-type="float">
            <text:p>322,494</text:p>
          </table:table-cell>
          <table:table-cell office:value-type="float" office:value="213.054683" calcext:value-type="float">
            <text:p>213,054683</text:p>
          </table:table-cell>
          <table:table-cell/>
          <table:table-cell office:value-type="float" office:value="2373.9" calcext:value-type="float">
            <text:p>2373,9</text:p>
          </table:table-cell>
          <table:table-cell office:value-type="float" office:value="307.484381" calcext:value-type="float">
            <text:p>307,484381</text:p>
          </table:table-cell>
          <table:table-cell table:number-columns-repeated="7"/>
        </table:table-row>
        <table:table-row table:style-name="ro1">
          <table:table-cell office:value-type="float" office:value="65.454" calcext:value-type="float">
            <text:p>65,454</text:p>
          </table:table-cell>
          <table:table-cell office:value-type="float" office:value="8.83747" calcext:value-type="float">
            <text:p>8,83747</text:p>
          </table:table-cell>
          <table:table-cell/>
          <table:table-cell office:value-type="float" office:value="448.208" calcext:value-type="float">
            <text:p>448,208</text:p>
          </table:table-cell>
          <table:table-cell office:value-type="float" office:value="212.920891" calcext:value-type="float">
            <text:p>212,920891</text:p>
          </table:table-cell>
          <table:table-cell/>
          <table:table-cell office:value-type="float" office:value="2371.017" calcext:value-type="float">
            <text:p>2371,017</text:p>
          </table:table-cell>
          <table:table-cell office:value-type="float" office:value="303.553588" calcext:value-type="float">
            <text:p>303,553588</text:p>
          </table:table-cell>
          <table:table-cell table:number-columns-repeated="7"/>
        </table:table-row>
        <table:table-row table:style-name="ro1">
          <table:table-cell office:value-type="float" office:value="67.563" calcext:value-type="float">
            <text:p>67,563</text:p>
          </table:table-cell>
          <table:table-cell office:value-type="float" office:value="8.835519" calcext:value-type="float">
            <text:p>8,835519</text:p>
          </table:table-cell>
          <table:table-cell/>
          <table:table-cell office:value-type="float" office:value="277.875" calcext:value-type="float">
            <text:p>277,875</text:p>
          </table:table-cell>
          <table:table-cell office:value-type="float" office:value="212.683493" calcext:value-type="float">
            <text:p>212,683493</text:p>
          </table:table-cell>
          <table:table-cell/>
          <table:table-cell office:value-type="float" office:value="2353.894" calcext:value-type="float">
            <text:p>2353,894</text:p>
          </table:table-cell>
          <table:table-cell office:value-type="float" office:value="298.615705" calcext:value-type="float">
            <text:p>298,615705</text:p>
          </table:table-cell>
          <table:table-cell table:number-columns-repeated="7"/>
        </table:table-row>
        <table:table-row table:style-name="ro1">
          <table:table-cell office:value-type="float" office:value="285.322" calcext:value-type="float">
            <text:p>285,322</text:p>
          </table:table-cell>
          <table:table-cell office:value-type="float" office:value="8.828299" calcext:value-type="float">
            <text:p>8,828299</text:p>
          </table:table-cell>
          <table:table-cell/>
          <table:table-cell office:value-type="float" office:value="278.06" calcext:value-type="float">
            <text:p>278,06</text:p>
          </table:table-cell>
          <table:table-cell office:value-type="float" office:value="211.411785" calcext:value-type="float">
            <text:p>211,411785</text:p>
          </table:table-cell>
          <table:table-cell/>
          <table:table-cell office:value-type="float" office:value="2453.809" calcext:value-type="float">
            <text:p>2453,809</text:p>
          </table:table-cell>
          <table:table-cell office:value-type="float" office:value="292.081702" calcext:value-type="float">
            <text:p>292,081702</text:p>
          </table:table-cell>
          <table:table-cell table:number-columns-repeated="7"/>
        </table:table-row>
        <table:table-row table:style-name="ro1">
          <table:table-cell office:value-type="float" office:value="67.23" calcext:value-type="float">
            <text:p>67,23</text:p>
          </table:table-cell>
          <table:table-cell office:value-type="float" office:value="8.799487" calcext:value-type="float">
            <text:p>8,799487</text:p>
          </table:table-cell>
          <table:table-cell/>
          <table:table-cell office:value-type="float" office:value="295.178" calcext:value-type="float">
            <text:p>295,178</text:p>
          </table:table-cell>
          <table:table-cell office:value-type="float" office:value="209.729436" calcext:value-type="float">
            <text:p>209,729436</text:p>
          </table:table-cell>
          <table:table-cell/>
          <table:table-cell office:value-type="float" office:value="2575.159" calcext:value-type="float">
            <text:p>2575,159</text:p>
          </table:table-cell>
          <table:table-cell office:value-type="float" office:value="286.750999" calcext:value-type="float">
            <text:p>286,750999</text:p>
          </table:table-cell>
          <table:table-cell table:number-columns-repeated="7"/>
        </table:table-row>
        <table:table-row table:style-name="ro1">
          <table:table-cell office:value-type="float" office:value="65.134" calcext:value-type="float">
            <text:p>65,134</text:p>
          </table:table-cell>
          <table:table-cell office:value-type="float" office:value="8.792584" calcext:value-type="float">
            <text:p>8,792584</text:p>
          </table:table-cell>
          <table:table-cell/>
          <table:table-cell office:value-type="float" office:value="392.327" calcext:value-type="float">
            <text:p>392,327</text:p>
          </table:table-cell>
          <table:table-cell office:value-type="float" office:value="209.647823" calcext:value-type="float">
            <text:p>209,647823</text:p>
          </table:table-cell>
          <table:table-cell/>
          <table:table-cell office:value-type="float" office:value="2496.512" calcext:value-type="float">
            <text:p>2496,512</text:p>
          </table:table-cell>
          <table:table-cell office:value-type="float" office:value="282.703248" calcext:value-type="float">
            <text:p>282,703248</text:p>
          </table:table-cell>
          <table:table-cell table:number-columns-repeated="7"/>
        </table:table-row>
        <table:table-row table:style-name="ro1">
          <table:table-cell office:value-type="float" office:value="63.206" calcext:value-type="float">
            <text:p>63,206</text:p>
          </table:table-cell>
          <table:table-cell office:value-type="float" office:value="8.779406" calcext:value-type="float">
            <text:p>8,779406</text:p>
          </table:table-cell>
          <table:table-cell/>
          <table:table-cell office:value-type="float" office:value="293.095" calcext:value-type="float">
            <text:p>293,095</text:p>
          </table:table-cell>
          <table:table-cell office:value-type="float" office:value="209.27035" calcext:value-type="float">
            <text:p>209,27035</text:p>
          </table:table-cell>
          <table:table-cell/>
          <table:table-cell office:value-type="float" office:value="2326.103" calcext:value-type="float">
            <text:p>2326,103</text:p>
          </table:table-cell>
          <table:table-cell office:value-type="float" office:value="267.113592" calcext:value-type="float">
            <text:p>267,113592</text:p>
          </table:table-cell>
          <table:table-cell table:number-columns-repeated="7"/>
        </table:table-row>
        <table:table-row table:style-name="ro1">
          <table:table-cell office:value-type="float" office:value="302.559" calcext:value-type="float">
            <text:p>302,559</text:p>
          </table:table-cell>
          <table:table-cell office:value-type="float" office:value="8.753958" calcext:value-type="float">
            <text:p>8,753958</text:p>
          </table:table-cell>
          <table:table-cell/>
          <table:table-cell office:value-type="float" office:value="308.23" calcext:value-type="float">
            <text:p>308,23</text:p>
          </table:table-cell>
          <table:table-cell office:value-type="float" office:value="208.718219" calcext:value-type="float">
            <text:p>208,718219</text:p>
          </table:table-cell>
          <table:table-cell/>
          <table:table-cell office:value-type="float" office:value="2320.409" calcext:value-type="float">
            <text:p>2320,409</text:p>
          </table:table-cell>
          <table:table-cell office:value-type="float" office:value="261.529544" calcext:value-type="float">
            <text:p>261,529544</text:p>
          </table:table-cell>
          <table:table-cell table:number-columns-repeated="7"/>
        </table:table-row>
        <table:table-row table:style-name="ro1">
          <table:table-cell office:value-type="float" office:value="63.296" calcext:value-type="float">
            <text:p>63,296</text:p>
          </table:table-cell>
          <table:table-cell office:value-type="float" office:value="8.753269" calcext:value-type="float">
            <text:p>8,753269</text:p>
          </table:table-cell>
          <table:table-cell/>
          <table:table-cell office:value-type="float" office:value="493.819" calcext:value-type="float">
            <text:p>493,819</text:p>
          </table:table-cell>
          <table:table-cell office:value-type="float" office:value="203.024556" calcext:value-type="float">
            <text:p>203,024556</text:p>
          </table:table-cell>
          <table:table-cell/>
          <table:table-cell office:value-type="float" office:value="2316.743" calcext:value-type="float">
            <text:p>2316,743</text:p>
          </table:table-cell>
          <table:table-cell office:value-type="float" office:value="259.675367" calcext:value-type="float">
            <text:p>259,675367</text:p>
          </table:table-cell>
          <table:table-cell table:number-columns-repeated="7"/>
        </table:table-row>
        <table:table-row table:style-name="ro1">
          <table:table-cell office:value-type="float" office:value="162.095" calcext:value-type="float">
            <text:p>162,095</text:p>
          </table:table-cell>
          <table:table-cell office:value-type="float" office:value="8.748103" calcext:value-type="float">
            <text:p>8,748103</text:p>
          </table:table-cell>
          <table:table-cell/>
          <table:table-cell office:value-type="float" office:value="265.291" calcext:value-type="float">
            <text:p>265,291</text:p>
          </table:table-cell>
          <table:table-cell office:value-type="float" office:value="202.486144" calcext:value-type="float">
            <text:p>202,486144</text:p>
          </table:table-cell>
          <table:table-cell/>
          <table:table-cell office:value-type="float" office:value="2319.898" calcext:value-type="float">
            <text:p>2319,898</text:p>
          </table:table-cell>
          <table:table-cell office:value-type="float" office:value="259.325564" calcext:value-type="float">
            <text:p>259,325564</text:p>
          </table:table-cell>
          <table:table-cell table:number-columns-repeated="7"/>
        </table:table-row>
        <table:table-row table:style-name="ro1">
          <table:table-cell office:value-type="float" office:value="64.638" calcext:value-type="float">
            <text:p>64,638</text:p>
          </table:table-cell>
          <table:table-cell office:value-type="float" office:value="8.747884" calcext:value-type="float">
            <text:p>8,747884</text:p>
          </table:table-cell>
          <table:table-cell/>
          <table:table-cell office:value-type="float" office:value="1161.781" calcext:value-type="float">
            <text:p>1161,781</text:p>
          </table:table-cell>
          <table:table-cell office:value-type="float" office:value="200.437379" calcext:value-type="float">
            <text:p>200,437379</text:p>
          </table:table-cell>
          <table:table-cell/>
          <table:table-cell office:value-type="float" office:value="2411.273" calcext:value-type="float">
            <text:p>2411,273</text:p>
          </table:table-cell>
          <table:table-cell office:value-type="float" office:value="258.088359" calcext:value-type="float">
            <text:p>258,088359</text:p>
          </table:table-cell>
          <table:table-cell table:number-columns-repeated="7"/>
        </table:table-row>
        <table:table-row table:style-name="ro1">
          <table:table-cell office:value-type="float" office:value="64.428" calcext:value-type="float">
            <text:p>64,428</text:p>
          </table:table-cell>
          <table:table-cell office:value-type="float" office:value="8.731442" calcext:value-type="float">
            <text:p>8,731442</text:p>
          </table:table-cell>
          <table:table-cell/>
          <table:table-cell office:value-type="float" office:value="292.538" calcext:value-type="float">
            <text:p>292,538</text:p>
          </table:table-cell>
          <table:table-cell office:value-type="float" office:value="199.479586" calcext:value-type="float">
            <text:p>199,479586</text:p>
          </table:table-cell>
          <table:table-cell/>
          <table:table-cell office:value-type="float" office:value="2328.456" calcext:value-type="float">
            <text:p>2328,456</text:p>
          </table:table-cell>
          <table:table-cell office:value-type="float" office:value="257.843121" calcext:value-type="float">
            <text:p>257,843121</text:p>
          </table:table-cell>
          <table:table-cell table:number-columns-repeated="7"/>
        </table:table-row>
        <table:table-row table:style-name="ro1">
          <table:table-cell office:value-type="float" office:value="63.29" calcext:value-type="float">
            <text:p>63,29</text:p>
          </table:table-cell>
          <table:table-cell office:value-type="float" office:value="8.730845" calcext:value-type="float">
            <text:p>8,730845</text:p>
          </table:table-cell>
          <table:table-cell/>
          <table:table-cell office:value-type="float" office:value="280.052" calcext:value-type="float">
            <text:p>280,052</text:p>
          </table:table-cell>
          <table:table-cell office:value-type="float" office:value="198.775999" calcext:value-type="float">
            <text:p>198,775999</text:p>
          </table:table-cell>
          <table:table-cell/>
          <table:table-cell office:value-type="float" office:value="2612.952" calcext:value-type="float">
            <text:p>2612,952</text:p>
          </table:table-cell>
          <table:table-cell office:value-type="float" office:value="252.615246" calcext:value-type="float">
            <text:p>252,615246</text:p>
          </table:table-cell>
          <table:table-cell table:number-columns-repeated="7"/>
        </table:table-row>
        <table:table-row table:style-name="ro1">
          <table:table-cell office:value-type="float" office:value="91.906" calcext:value-type="float">
            <text:p>91,906</text:p>
          </table:table-cell>
          <table:table-cell office:value-type="float" office:value="8.726186" calcext:value-type="float">
            <text:p>8,726186</text:p>
          </table:table-cell>
          <table:table-cell/>
          <table:table-cell office:value-type="float" office:value="284.058" calcext:value-type="float">
            <text:p>284,058</text:p>
          </table:table-cell>
          <table:table-cell office:value-type="float" office:value="198.375916" calcext:value-type="float">
            <text:p>198,375916</text:p>
          </table:table-cell>
          <table:table-cell/>
          <table:table-cell office:value-type="float" office:value="2314.152" calcext:value-type="float">
            <text:p>2314,152</text:p>
          </table:table-cell>
          <table:table-cell office:value-type="float" office:value="250.486978" calcext:value-type="float">
            <text:p>250,486978</text:p>
          </table:table-cell>
          <table:table-cell table:number-columns-repeated="7"/>
        </table:table-row>
        <table:table-row table:style-name="ro1">
          <table:table-cell office:value-type="float" office:value="185.592" calcext:value-type="float">
            <text:p>185,592</text:p>
          </table:table-cell>
          <table:table-cell office:value-type="float" office:value="8.697571" calcext:value-type="float">
            <text:p>8,697571</text:p>
          </table:table-cell>
          <table:table-cell/>
          <table:table-cell office:value-type="float" office:value="293.776" calcext:value-type="float">
            <text:p>293,776</text:p>
          </table:table-cell>
          <table:table-cell office:value-type="float" office:value="197.411062" calcext:value-type="float">
            <text:p>197,411062</text:p>
          </table:table-cell>
          <table:table-cell/>
          <table:table-cell office:value-type="float" office:value="2306.354" calcext:value-type="float">
            <text:p>2306,354</text:p>
          </table:table-cell>
          <table:table-cell office:value-type="float" office:value="250.340545" calcext:value-type="float">
            <text:p>250,340545</text:p>
          </table:table-cell>
          <table:table-cell table:number-columns-repeated="7"/>
        </table:table-row>
        <table:table-row table:style-name="ro1">
          <table:table-cell office:value-type="float" office:value="93.676" calcext:value-type="float">
            <text:p>93,676</text:p>
          </table:table-cell>
          <table:table-cell office:value-type="float" office:value="8.671952" calcext:value-type="float">
            <text:p>8,671952</text:p>
          </table:table-cell>
          <table:table-cell/>
          <table:table-cell office:value-type="float" office:value="252.405" calcext:value-type="float">
            <text:p>252,405</text:p>
          </table:table-cell>
          <table:table-cell office:value-type="float" office:value="193.405104" calcext:value-type="float">
            <text:p>193,405104</text:p>
          </table:table-cell>
          <table:table-cell/>
          <table:table-cell office:value-type="float" office:value="2312.429" calcext:value-type="float">
            <text:p>2312,429</text:p>
          </table:table-cell>
          <table:table-cell office:value-type="float" office:value="249.892434" calcext:value-type="float">
            <text:p>249,892434</text:p>
          </table:table-cell>
          <table:table-cell table:number-columns-repeated="7"/>
        </table:table-row>
        <table:table-row table:style-name="ro1">
          <table:table-cell office:value-type="float" office:value="288.941" calcext:value-type="float">
            <text:p>288,941</text:p>
          </table:table-cell>
          <table:table-cell office:value-type="float" office:value="8.668401" calcext:value-type="float">
            <text:p>8,668401</text:p>
          </table:table-cell>
          <table:table-cell/>
          <table:table-cell office:value-type="float" office:value="240.873" calcext:value-type="float">
            <text:p>240,873</text:p>
          </table:table-cell>
          <table:table-cell office:value-type="float" office:value="184.397906" calcext:value-type="float">
            <text:p>184,397906</text:p>
          </table:table-cell>
          <table:table-cell/>
          <table:table-cell office:value-type="float" office:value="2315.773" calcext:value-type="float">
            <text:p>2315,773</text:p>
          </table:table-cell>
          <table:table-cell office:value-type="float" office:value="248.981132" calcext:value-type="float">
            <text:p>248,981132</text:p>
          </table:table-cell>
          <table:table-cell table:number-columns-repeated="7"/>
        </table:table-row>
        <table:table-row table:style-name="ro1">
          <table:table-cell office:value-type="float" office:value="65.524" calcext:value-type="float">
            <text:p>65,524</text:p>
          </table:table-cell>
          <table:table-cell office:value-type="float" office:value="8.661796" calcext:value-type="float">
            <text:p>8,661796</text:p>
          </table:table-cell>
          <table:table-cell/>
          <table:table-cell office:value-type="float" office:value="374.304" calcext:value-type="float">
            <text:p>374,304</text:p>
          </table:table-cell>
          <table:table-cell office:value-type="float" office:value="182.089592" calcext:value-type="float">
            <text:p>182,089592</text:p>
          </table:table-cell>
          <table:table-cell/>
          <table:table-cell office:value-type="float" office:value="2308.565" calcext:value-type="float">
            <text:p>2308,565</text:p>
          </table:table-cell>
          <table:table-cell office:value-type="float" office:value="243.699252" calcext:value-type="float">
            <text:p>243,699252</text:p>
          </table:table-cell>
          <table:table-cell table:number-columns-repeated="7"/>
        </table:table-row>
        <table:table-row table:style-name="ro1">
          <table:table-cell office:value-type="float" office:value="72.141" calcext:value-type="float">
            <text:p>72,141</text:p>
          </table:table-cell>
          <table:table-cell office:value-type="float" office:value="8.628896" calcext:value-type="float">
            <text:p>8,628896</text:p>
          </table:table-cell>
          <table:table-cell/>
          <table:table-cell office:value-type="float" office:value="348.707" calcext:value-type="float">
            <text:p>348,707</text:p>
          </table:table-cell>
          <table:table-cell office:value-type="float" office:value="176.93398" calcext:value-type="float">
            <text:p>176,93398</text:p>
          </table:table-cell>
          <table:table-cell/>
          <table:table-cell office:value-type="float" office:value="2302.387" calcext:value-type="float">
            <text:p>2302,387</text:p>
          </table:table-cell>
          <table:table-cell office:value-type="float" office:value="243.287678" calcext:value-type="float">
            <text:p>243,287678</text:p>
          </table:table-cell>
          <table:table-cell table:number-columns-repeated="7"/>
        </table:table-row>
        <table:table-row table:style-name="ro1">
          <table:table-cell office:value-type="float" office:value="63.797" calcext:value-type="float">
            <text:p>63,797</text:p>
          </table:table-cell>
          <table:table-cell office:value-type="float" office:value="8.6232" calcext:value-type="float">
            <text:p>8,6232</text:p>
          </table:table-cell>
          <table:table-cell/>
          <table:table-cell office:value-type="float" office:value="598.366" calcext:value-type="float">
            <text:p>598,366</text:p>
          </table:table-cell>
          <table:table-cell office:value-type="float" office:value="176.560261" calcext:value-type="float">
            <text:p>176,560261</text:p>
          </table:table-cell>
          <table:table-cell/>
          <table:table-cell office:value-type="float" office:value="2299.823" calcext:value-type="float">
            <text:p>2299,823</text:p>
          </table:table-cell>
          <table:table-cell office:value-type="float" office:value="241.568104" calcext:value-type="float">
            <text:p>241,568104</text:p>
          </table:table-cell>
          <table:table-cell table:number-columns-repeated="7"/>
        </table:table-row>
        <table:table-row table:style-name="ro1">
          <table:table-cell office:value-type="float" office:value="72.562" calcext:value-type="float">
            <text:p>72,562</text:p>
          </table:table-cell>
          <table:table-cell office:value-type="float" office:value="8.622805" calcext:value-type="float">
            <text:p>8,622805</text:p>
          </table:table-cell>
          <table:table-cell/>
          <table:table-cell office:value-type="float" office:value="233.265" calcext:value-type="float">
            <text:p>233,265</text:p>
          </table:table-cell>
          <table:table-cell office:value-type="float" office:value="176.503499" calcext:value-type="float">
            <text:p>176,503499</text:p>
          </table:table-cell>
          <table:table-cell/>
          <table:table-cell office:value-type="float" office:value="2297.718" calcext:value-type="float">
            <text:p>2297,718</text:p>
          </table:table-cell>
          <table:table-cell office:value-type="float" office:value="236.164117" calcext:value-type="float">
            <text:p>236,164117</text:p>
          </table:table-cell>
          <table:table-cell table:number-columns-repeated="7"/>
        </table:table-row>
        <table:table-row table:style-name="ro1">
          <table:table-cell office:value-type="float" office:value="68.414" calcext:value-type="float">
            <text:p>68,414</text:p>
          </table:table-cell>
          <table:table-cell office:value-type="float" office:value="8.589516" calcext:value-type="float">
            <text:p>8,589516</text:p>
          </table:table-cell>
          <table:table-cell/>
          <table:table-cell office:value-type="float" office:value="1448.003" calcext:value-type="float">
            <text:p>1448,003</text:p>
          </table:table-cell>
          <table:table-cell office:value-type="float" office:value="175.675881" calcext:value-type="float">
            <text:p>175,675881</text:p>
          </table:table-cell>
          <table:table-cell/>
          <table:table-cell office:value-type="float" office:value="2282.568" calcext:value-type="float">
            <text:p>2282,568</text:p>
          </table:table-cell>
          <table:table-cell office:value-type="float" office:value="229.529049" calcext:value-type="float">
            <text:p>229,529049</text:p>
          </table:table-cell>
          <table:table-cell table:number-columns-repeated="7"/>
        </table:table-row>
        <table:table-row table:style-name="ro1">
          <table:table-cell office:value-type="float" office:value="68.53" calcext:value-type="float">
            <text:p>68,53</text:p>
          </table:table-cell>
          <table:table-cell office:value-type="float" office:value="8.579316" calcext:value-type="float">
            <text:p>8,579316</text:p>
          </table:table-cell>
          <table:table-cell/>
          <table:table-cell office:value-type="float" office:value="241.318" calcext:value-type="float">
            <text:p>241,318</text:p>
          </table:table-cell>
          <table:table-cell office:value-type="float" office:value="174.813508" calcext:value-type="float">
            <text:p>174,813508</text:p>
          </table:table-cell>
          <table:table-cell/>
          <table:table-cell office:value-type="float" office:value="2289.619" calcext:value-type="float">
            <text:p>2289,619</text:p>
          </table:table-cell>
          <table:table-cell office:value-type="float" office:value="223.58291" calcext:value-type="float">
            <text:p>223,58291</text:p>
          </table:table-cell>
          <table:table-cell table:number-columns-repeated="7"/>
        </table:table-row>
        <table:table-row table:style-name="ro1">
          <table:table-cell office:value-type="float" office:value="64.267" calcext:value-type="float">
            <text:p>64,267</text:p>
          </table:table-cell>
          <table:table-cell office:value-type="float" office:value="8.567431" calcext:value-type="float">
            <text:p>8,567431</text:p>
          </table:table-cell>
          <table:table-cell/>
          <table:table-cell office:value-type="float" office:value="231.623" calcext:value-type="float">
            <text:p>231,623</text:p>
          </table:table-cell>
          <table:table-cell office:value-type="float" office:value="174.437964" calcext:value-type="float">
            <text:p>174,437964</text:p>
          </table:table-cell>
          <table:table-cell/>
          <table:table-cell office:value-type="float" office:value="2682.819" calcext:value-type="float">
            <text:p>2682,819</text:p>
          </table:table-cell>
          <table:table-cell office:value-type="float" office:value="218.541436" calcext:value-type="float">
            <text:p>218,541436</text:p>
          </table:table-cell>
          <table:table-cell table:number-columns-repeated="7"/>
        </table:table-row>
        <table:table-row table:style-name="ro1">
          <table:table-cell office:value-type="float" office:value="63.459" calcext:value-type="float">
            <text:p>63,459</text:p>
          </table:table-cell>
          <table:table-cell office:value-type="float" office:value="8.566025" calcext:value-type="float">
            <text:p>8,566025</text:p>
          </table:table-cell>
          <table:table-cell/>
          <table:table-cell office:value-type="float" office:value="228.994" calcext:value-type="float">
            <text:p>228,994</text:p>
          </table:table-cell>
          <table:table-cell office:value-type="float" office:value="173.844643" calcext:value-type="float">
            <text:p>173,844643</text:p>
          </table:table-cell>
          <table:table-cell/>
          <table:table-cell office:value-type="float" office:value="2890.392" calcext:value-type="float">
            <text:p>2890,392</text:p>
          </table:table-cell>
          <table:table-cell office:value-type="float" office:value="210.927602" calcext:value-type="float">
            <text:p>210,927602</text:p>
          </table:table-cell>
          <table:table-cell table:number-columns-repeated="7"/>
        </table:table-row>
        <table:table-row table:style-name="ro1">
          <table:table-cell office:value-type="float" office:value="69.663" calcext:value-type="float">
            <text:p>69,663</text:p>
          </table:table-cell>
          <table:table-cell office:value-type="float" office:value="8.564776" calcext:value-type="float">
            <text:p>8,564776</text:p>
          </table:table-cell>
          <table:table-cell/>
          <table:table-cell office:value-type="float" office:value="233.356" calcext:value-type="float">
            <text:p>233,356</text:p>
          </table:table-cell>
          <table:table-cell office:value-type="float" office:value="171.655591" calcext:value-type="float">
            <text:p>171,655591</text:p>
          </table:table-cell>
          <table:table-cell/>
          <table:table-cell office:value-type="float" office:value="2484.771" calcext:value-type="float">
            <text:p>2484,771</text:p>
          </table:table-cell>
          <table:table-cell office:value-type="float" office:value="193.115424" calcext:value-type="float">
            <text:p>193,115424</text:p>
          </table:table-cell>
          <table:table-cell table:number-columns-repeated="7"/>
        </table:table-row>
        <table:table-row table:style-name="ro1">
          <table:table-cell office:value-type="float" office:value="78.802" calcext:value-type="float">
            <text:p>78,802</text:p>
          </table:table-cell>
          <table:table-cell office:value-type="float" office:value="8.539266" calcext:value-type="float">
            <text:p>8,539266</text:p>
          </table:table-cell>
          <table:table-cell/>
          <table:table-cell office:value-type="float" office:value="227.761" calcext:value-type="float">
            <text:p>227,761</text:p>
          </table:table-cell>
          <table:table-cell office:value-type="float" office:value="171.165027" calcext:value-type="float">
            <text:p>171,165027</text:p>
          </table:table-cell>
          <table:table-cell/>
          <table:table-cell office:value-type="float" office:value="2242.796" calcext:value-type="float">
            <text:p>2242,796</text:p>
          </table:table-cell>
          <table:table-cell office:value-type="float" office:value="187.007193" calcext:value-type="float">
            <text:p>187,007193</text:p>
          </table:table-cell>
          <table:table-cell table:number-columns-repeated="7"/>
        </table:table-row>
        <table:table-row table:style-name="ro1">
          <table:table-cell office:value-type="float" office:value="71.24" calcext:value-type="float">
            <text:p>71,24</text:p>
          </table:table-cell>
          <table:table-cell office:value-type="float" office:value="8.523767" calcext:value-type="float">
            <text:p>8,523767</text:p>
          </table:table-cell>
          <table:table-cell/>
          <table:table-cell office:value-type="float" office:value="238.439" calcext:value-type="float">
            <text:p>238,439</text:p>
          </table:table-cell>
          <table:table-cell office:value-type="float" office:value="170.698973" calcext:value-type="float">
            <text:p>170,698973</text:p>
          </table:table-cell>
          <table:table-cell/>
          <table:table-cell office:value-type="float" office:value="2318.9" calcext:value-type="float">
            <text:p>2318,9</text:p>
          </table:table-cell>
          <table:table-cell office:value-type="float" office:value="176.293005" calcext:value-type="float">
            <text:p>176,293005</text:p>
          </table:table-cell>
          <table:table-cell table:number-columns-repeated="7"/>
        </table:table-row>
        <table:table-row table:style-name="ro1">
          <table:table-cell office:value-type="float" office:value="68.04" calcext:value-type="float">
            <text:p>68,04</text:p>
          </table:table-cell>
          <table:table-cell office:value-type="float" office:value="8.477922" calcext:value-type="float">
            <text:p>8,477922</text:p>
          </table:table-cell>
          <table:table-cell/>
          <table:table-cell office:value-type="float" office:value="290.302" calcext:value-type="float">
            <text:p>290,302</text:p>
          </table:table-cell>
          <table:table-cell office:value-type="float" office:value="169.916947" calcext:value-type="float">
            <text:p>169,916947</text:p>
          </table:table-cell>
          <table:table-cell/>
          <table:table-cell office:value-type="float" office:value="2225.373" calcext:value-type="float">
            <text:p>2225,373</text:p>
          </table:table-cell>
          <table:table-cell office:value-type="float" office:value="167.670294" calcext:value-type="float">
            <text:p>167,670294</text:p>
          </table:table-cell>
          <table:table-cell table:number-columns-repeated="7"/>
        </table:table-row>
        <table:table-row table:style-name="ro1">
          <table:table-cell office:value-type="float" office:value="66.711" calcext:value-type="float">
            <text:p>66,711</text:p>
          </table:table-cell>
          <table:table-cell office:value-type="float" office:value="8.476366" calcext:value-type="float">
            <text:p>8,476366</text:p>
          </table:table-cell>
          <table:table-cell/>
          <table:table-cell office:value-type="float" office:value="226.973" calcext:value-type="float">
            <text:p>226,973</text:p>
          </table:table-cell>
          <table:table-cell office:value-type="float" office:value="169.539857" calcext:value-type="float">
            <text:p>169,539857</text:p>
          </table:table-cell>
          <table:table-cell/>
          <table:table-cell office:value-type="float" office:value="2215.426" calcext:value-type="float">
            <text:p>2215,426</text:p>
          </table:table-cell>
          <table:table-cell office:value-type="float" office:value="161.282387" calcext:value-type="float">
            <text:p>161,282387</text:p>
          </table:table-cell>
          <table:table-cell table:number-columns-repeated="7"/>
        </table:table-row>
        <table:table-row table:style-name="ro1">
          <table:table-cell office:value-type="float" office:value="66.699" calcext:value-type="float">
            <text:p>66,699</text:p>
          </table:table-cell>
          <table:table-cell office:value-type="float" office:value="8.472994" calcext:value-type="float">
            <text:p>8,472994</text:p>
          </table:table-cell>
          <table:table-cell/>
          <table:table-cell office:value-type="float" office:value="225.814" calcext:value-type="float">
            <text:p>225,814</text:p>
          </table:table-cell>
          <table:table-cell office:value-type="float" office:value="169.190718" calcext:value-type="float">
            <text:p>169,190718</text:p>
          </table:table-cell>
          <table:table-cell/>
          <table:table-cell office:value-type="float" office:value="2219.711" calcext:value-type="float">
            <text:p>2219,711</text:p>
          </table:table-cell>
          <table:table-cell office:value-type="float" office:value="155.398147" calcext:value-type="float">
            <text:p>155,398147</text:p>
          </table:table-cell>
          <table:table-cell table:number-columns-repeated="7"/>
        </table:table-row>
        <table:table-row table:style-name="ro1">
          <table:table-cell office:value-type="float" office:value="69.886" calcext:value-type="float">
            <text:p>69,886</text:p>
          </table:table-cell>
          <table:table-cell office:value-type="float" office:value="8.463761" calcext:value-type="float">
            <text:p>8,463761</text:p>
          </table:table-cell>
          <table:table-cell/>
          <table:table-cell office:value-type="float" office:value="223.751" calcext:value-type="float">
            <text:p>223,751</text:p>
          </table:table-cell>
          <table:table-cell office:value-type="float" office:value="168.055662" calcext:value-type="float">
            <text:p>168,055662</text:p>
          </table:table-cell>
          <table:table-cell/>
          <table:table-cell office:value-type="float" office:value="2203.952" calcext:value-type="float">
            <text:p>2203,952</text:p>
          </table:table-cell>
          <table:table-cell office:value-type="float" office:value="147.901526" calcext:value-type="float">
            <text:p>147,901526</text:p>
          </table:table-cell>
          <table:table-cell table:number-columns-repeated="7"/>
        </table:table-row>
        <table:table-row table:style-name="ro1">
          <table:table-cell office:value-type="float" office:value="67.846" calcext:value-type="float">
            <text:p>67,846</text:p>
          </table:table-cell>
          <table:table-cell office:value-type="float" office:value="8.461521" calcext:value-type="float">
            <text:p>8,461521</text:p>
          </table:table-cell>
          <table:table-cell/>
          <table:table-cell office:value-type="float" office:value="220.532" calcext:value-type="float">
            <text:p>220,532</text:p>
          </table:table-cell>
          <table:table-cell office:value-type="float" office:value="166.096533" calcext:value-type="float">
            <text:p>166,096533</text:p>
          </table:table-cell>
          <table:table-cell/>
          <table:table-cell office:value-type="float" office:value="2224.847" calcext:value-type="float">
            <text:p>2224,847</text:p>
          </table:table-cell>
          <table:table-cell office:value-type="float" office:value="147.094754" calcext:value-type="float">
            <text:p>147,094754</text:p>
          </table:table-cell>
          <table:table-cell table:number-columns-repeated="7"/>
        </table:table-row>
        <table:table-row table:style-name="ro1">
          <table:table-cell office:value-type="float" office:value="75.008" calcext:value-type="float">
            <text:p>75,008</text:p>
          </table:table-cell>
          <table:table-cell office:value-type="float" office:value="8.454398" calcext:value-type="float">
            <text:p>8,454398</text:p>
          </table:table-cell>
          <table:table-cell/>
          <table:table-cell office:value-type="float" office:value="225.283" calcext:value-type="float">
            <text:p>225,283</text:p>
          </table:table-cell>
          <table:table-cell office:value-type="float" office:value="165.869984" calcext:value-type="float">
            <text:p>165,869984</text:p>
          </table:table-cell>
          <table:table-cell/>
          <table:table-cell office:value-type="float" office:value="2315.569" calcext:value-type="float">
            <text:p>2315,569</text:p>
          </table:table-cell>
          <table:table-cell office:value-type="float" office:value="136.033419" calcext:value-type="float">
            <text:p>136,033419</text:p>
          </table:table-cell>
          <table:table-cell table:number-columns-repeated="7"/>
        </table:table-row>
        <table:table-row table:style-name="ro1">
          <table:table-cell office:value-type="float" office:value="62.978" calcext:value-type="float">
            <text:p>62,978</text:p>
          </table:table-cell>
          <table:table-cell office:value-type="float" office:value="8.419818" calcext:value-type="float">
            <text:p>8,419818</text:p>
          </table:table-cell>
          <table:table-cell/>
          <table:table-cell office:value-type="float" office:value="290.403" calcext:value-type="float">
            <text:p>290,403</text:p>
          </table:table-cell>
          <table:table-cell office:value-type="float" office:value="165.714637" calcext:value-type="float">
            <text:p>165,714637</text:p>
          </table:table-cell>
          <table:table-cell/>
          <table:table-cell office:value-type="float" office:value="2195.034" calcext:value-type="float">
            <text:p>2195,034</text:p>
          </table:table-cell>
          <table:table-cell office:value-type="float" office:value="130.138321" calcext:value-type="float">
            <text:p>130,138321</text:p>
          </table:table-cell>
          <table:table-cell table:number-columns-repeated="7"/>
        </table:table-row>
        <table:table-row table:style-name="ro1">
          <table:table-cell office:value-type="float" office:value="66.336" calcext:value-type="float">
            <text:p>66,336</text:p>
          </table:table-cell>
          <table:table-cell office:value-type="float" office:value="8.404447" calcext:value-type="float">
            <text:p>8,404447</text:p>
          </table:table-cell>
          <table:table-cell/>
          <table:table-cell office:value-type="float" office:value="224.508" calcext:value-type="float">
            <text:p>224,508</text:p>
          </table:table-cell>
          <table:table-cell office:value-type="float" office:value="165.59109" calcext:value-type="float">
            <text:p>165,59109</text:p>
          </table:table-cell>
          <table:table-cell/>
          <table:table-cell office:value-type="float" office:value="2182.04" calcext:value-type="float">
            <text:p>2182,04</text:p>
          </table:table-cell>
          <table:table-cell office:value-type="float" office:value="127.384346" calcext:value-type="float">
            <text:p>127,384346</text:p>
          </table:table-cell>
          <table:table-cell table:number-columns-repeated="7"/>
        </table:table-row>
        <table:table-row table:style-name="ro1">
          <table:table-cell office:value-type="float" office:value="68.884" calcext:value-type="float">
            <text:p>68,884</text:p>
          </table:table-cell>
          <table:table-cell office:value-type="float" office:value="8.400022" calcext:value-type="float">
            <text:p>8,400022</text:p>
          </table:table-cell>
          <table:table-cell/>
          <table:table-cell office:value-type="float" office:value="219.424" calcext:value-type="float">
            <text:p>219,424</text:p>
          </table:table-cell>
          <table:table-cell office:value-type="float" office:value="164.538825" calcext:value-type="float">
            <text:p>164,538825</text:p>
          </table:table-cell>
          <table:table-cell/>
          <table:table-cell office:value-type="float" office:value="2195.763" calcext:value-type="float">
            <text:p>2195,763</text:p>
          </table:table-cell>
          <table:table-cell office:value-type="float" office:value="127.217749" calcext:value-type="float">
            <text:p>127,217749</text:p>
          </table:table-cell>
          <table:table-cell table:number-columns-repeated="7"/>
        </table:table-row>
        <table:table-row table:style-name="ro1">
          <table:table-cell office:value-type="float" office:value="62.719" calcext:value-type="float">
            <text:p>62,719</text:p>
          </table:table-cell>
          <table:table-cell office:value-type="float" office:value="8.31221" calcext:value-type="float">
            <text:p>8,31221</text:p>
          </table:table-cell>
          <table:table-cell/>
          <table:table-cell office:value-type="float" office:value="223.613" calcext:value-type="float">
            <text:p>223,613</text:p>
          </table:table-cell>
          <table:table-cell office:value-type="float" office:value="164.518861" calcext:value-type="float">
            <text:p>164,518861</text:p>
          </table:table-cell>
          <table:table-cell/>
          <table:table-cell office:value-type="float" office:value="2186.244" calcext:value-type="float">
            <text:p>2186,244</text:p>
          </table:table-cell>
          <table:table-cell office:value-type="float" office:value="122.394746" calcext:value-type="float">
            <text:p>122,394746</text:p>
          </table:table-cell>
          <table:table-cell table:number-columns-repeated="7"/>
        </table:table-row>
        <table:table-row table:style-name="ro1">
          <table:table-cell office:value-type="float" office:value="76.033" calcext:value-type="float">
            <text:p>76,033</text:p>
          </table:table-cell>
          <table:table-cell office:value-type="float" office:value="8.299915" calcext:value-type="float">
            <text:p>8,299915</text:p>
          </table:table-cell>
          <table:table-cell/>
          <table:table-cell office:value-type="float" office:value="236.646" calcext:value-type="float">
            <text:p>236,646</text:p>
          </table:table-cell>
          <table:table-cell office:value-type="float" office:value="164.315916" calcext:value-type="float">
            <text:p>164,315916</text:p>
          </table:table-cell>
          <table:table-cell/>
          <table:table-cell office:value-type="float" office:value="2176.245" calcext:value-type="float">
            <text:p>2176,245</text:p>
          </table:table-cell>
          <table:table-cell office:value-type="float" office:value="122.116789" calcext:value-type="float">
            <text:p>122,116789</text:p>
          </table:table-cell>
          <table:table-cell table:number-columns-repeated="7"/>
        </table:table-row>
        <table:table-row table:style-name="ro1">
          <table:table-cell office:value-type="float" office:value="66.514" calcext:value-type="float">
            <text:p>66,514</text:p>
          </table:table-cell>
          <table:table-cell office:value-type="float" office:value="8.295903" calcext:value-type="float">
            <text:p>8,295903</text:p>
          </table:table-cell>
          <table:table-cell/>
          <table:table-cell office:value-type="float" office:value="443.523" calcext:value-type="float">
            <text:p>443,523</text:p>
          </table:table-cell>
          <table:table-cell office:value-type="float" office:value="164.250403" calcext:value-type="float">
            <text:p>164,250403</text:p>
          </table:table-cell>
          <table:table-cell/>
          <table:table-cell office:value-type="float" office:value="2177.652" calcext:value-type="float">
            <text:p>2177,652</text:p>
          </table:table-cell>
          <table:table-cell office:value-type="float" office:value="121.027886" calcext:value-type="float">
            <text:p>121,027886</text:p>
          </table:table-cell>
          <table:table-cell table:number-columns-repeated="7"/>
        </table:table-row>
        <table:table-row table:style-name="ro1">
          <table:table-cell office:value-type="float" office:value="63.146" calcext:value-type="float">
            <text:p>63,146</text:p>
          </table:table-cell>
          <table:table-cell office:value-type="float" office:value="8.239848" calcext:value-type="float">
            <text:p>8,239848</text:p>
          </table:table-cell>
          <table:table-cell/>
          <table:table-cell office:value-type="float" office:value="223.821" calcext:value-type="float">
            <text:p>223,821</text:p>
          </table:table-cell>
          <table:table-cell office:value-type="float" office:value="163.707218" calcext:value-type="float">
            <text:p>163,707218</text:p>
          </table:table-cell>
          <table:table-cell/>
          <table:table-cell office:value-type="float" office:value="2185.954" calcext:value-type="float">
            <text:p>2185,954</text:p>
          </table:table-cell>
          <table:table-cell office:value-type="float" office:value="118.262676" calcext:value-type="float">
            <text:p>118,262676</text:p>
          </table:table-cell>
          <table:table-cell table:number-columns-repeated="7"/>
        </table:table-row>
        <table:table-row table:style-name="ro1">
          <table:table-cell office:value-type="float" office:value="64.081" calcext:value-type="float">
            <text:p>64,081</text:p>
          </table:table-cell>
          <table:table-cell office:value-type="float" office:value="8.197382" calcext:value-type="float">
            <text:p>8,197382</text:p>
          </table:table-cell>
          <table:table-cell/>
          <table:table-cell office:value-type="float" office:value="222.721" calcext:value-type="float">
            <text:p>222,721</text:p>
          </table:table-cell>
          <table:table-cell office:value-type="float" office:value="163.398914" calcext:value-type="float">
            <text:p>163,398914</text:p>
          </table:table-cell>
          <table:table-cell/>
          <table:table-cell office:value-type="float" office:value="2178.114" calcext:value-type="float">
            <text:p>2178,114</text:p>
          </table:table-cell>
          <table:table-cell office:value-type="float" office:value="110.861453" calcext:value-type="float">
            <text:p>110,861453</text:p>
          </table:table-cell>
          <table:table-cell table:number-columns-repeated="7"/>
        </table:table-row>
        <table:table-row table:style-name="ro1">
          <table:table-cell office:value-type="float" office:value="71.159" calcext:value-type="float">
            <text:p>71,159</text:p>
          </table:table-cell>
          <table:table-cell office:value-type="float" office:value="8.168597" calcext:value-type="float">
            <text:p>8,168597</text:p>
          </table:table-cell>
          <table:table-cell/>
          <table:table-cell office:value-type="float" office:value="218.151" calcext:value-type="float">
            <text:p>218,151</text:p>
          </table:table-cell>
          <table:table-cell office:value-type="float" office:value="163.105388" calcext:value-type="float">
            <text:p>163,105388</text:p>
          </table:table-cell>
          <table:table-cell/>
          <table:table-cell office:value-type="float" office:value="2178.435" calcext:value-type="float">
            <text:p>2178,435</text:p>
          </table:table-cell>
          <table:table-cell office:value-type="float" office:value="106.081325" calcext:value-type="float">
            <text:p>106,081325</text:p>
          </table:table-cell>
          <table:table-cell table:number-columns-repeated="7"/>
        </table:table-row>
        <table:table-row table:style-name="ro1">
          <table:table-cell office:value-type="float" office:value="68.81" calcext:value-type="float">
            <text:p>68,81</text:p>
          </table:table-cell>
          <table:table-cell office:value-type="float" office:value="8.139816" calcext:value-type="float">
            <text:p>8,139816</text:p>
          </table:table-cell>
          <table:table-cell/>
          <table:table-cell office:value-type="float" office:value="410.131" calcext:value-type="float">
            <text:p>410,131</text:p>
          </table:table-cell>
          <table:table-cell office:value-type="float" office:value="162.270885" calcext:value-type="float">
            <text:p>162,270885</text:p>
          </table:table-cell>
          <table:table-cell/>
          <table:table-cell office:value-type="float" office:value="2228.742" calcext:value-type="float">
            <text:p>2228,742</text:p>
          </table:table-cell>
          <table:table-cell office:value-type="float" office:value="104.577006" calcext:value-type="float">
            <text:p>104,577006</text:p>
          </table:table-cell>
          <table:table-cell table:number-columns-repeated="7"/>
        </table:table-row>
        <table:table-row table:style-name="ro1">
          <table:table-cell office:value-type="float" office:value="66.035" calcext:value-type="float">
            <text:p>66,035</text:p>
          </table:table-cell>
          <table:table-cell office:value-type="float" office:value="8.139118" calcext:value-type="float">
            <text:p>8,139118</text:p>
          </table:table-cell>
          <table:table-cell/>
          <table:table-cell office:value-type="float" office:value="218.787" calcext:value-type="float">
            <text:p>218,787</text:p>
          </table:table-cell>
          <table:table-cell office:value-type="float" office:value="162.076967" calcext:value-type="float">
            <text:p>162,076967</text:p>
          </table:table-cell>
          <table:table-cell/>
          <table:table-cell office:value-type="float" office:value="2121.049" calcext:value-type="float">
            <text:p>2121,049</text:p>
          </table:table-cell>
          <table:table-cell office:value-type="float" office:value="65.754674" calcext:value-type="float">
            <text:p>65,754674</text:p>
          </table:table-cell>
          <table:table-cell table:number-columns-repeated="7"/>
        </table:table-row>
        <table:table-row table:style-name="ro1">
          <table:table-cell office:value-type="float" office:value="65.689" calcext:value-type="float">
            <text:p>65,689</text:p>
          </table:table-cell>
          <table:table-cell office:value-type="float" office:value="8.138973" calcext:value-type="float">
            <text:p>8,138973</text:p>
          </table:table-cell>
          <table:table-cell/>
          <table:table-cell office:value-type="float" office:value="220.279" calcext:value-type="float">
            <text:p>220,279</text:p>
          </table:table-cell>
          <table:table-cell office:value-type="float" office:value="161.430425" calcext:value-type="float">
            <text:p>161,430425</text:p>
          </table:table-cell>
          <table:table-cell/>
          <table:table-cell office:value-type="float" office:value="2136.144" calcext:value-type="float">
            <text:p>2136,144</text:p>
          </table:table-cell>
          <table:table-cell office:value-type="float" office:value="56.391493" calcext:value-type="float">
            <text:p>56,391493</text:p>
          </table:table-cell>
          <table:table-cell table:number-columns-repeated="7"/>
        </table:table-row>
        <table:table-row table:style-name="ro1">
          <table:table-cell office:value-type="float" office:value="425.749" calcext:value-type="float">
            <text:p>425,749</text:p>
          </table:table-cell>
          <table:table-cell office:value-type="float" office:value="8.132157" calcext:value-type="float">
            <text:p>8,132157</text:p>
          </table:table-cell>
          <table:table-cell/>
          <table:table-cell office:value-type="float" office:value="218.094" calcext:value-type="float">
            <text:p>218,094</text:p>
          </table:table-cell>
          <table:table-cell office:value-type="float" office:value="160.900028" calcext:value-type="float">
            <text:p>160,900028</text:p>
          </table:table-cell>
          <table:table-cell/>
          <table:table-cell office:value-type="float" office:value="2119.071" calcext:value-type="float">
            <text:p>2119,071</text:p>
          </table:table-cell>
          <table:table-cell office:value-type="float" office:value="53.690185" calcext:value-type="float">
            <text:p>53,690185</text:p>
          </table:table-cell>
          <table:table-cell table:number-columns-repeated="7"/>
        </table:table-row>
        <table:table-row table:style-name="ro1">
          <table:table-cell office:value-type="float" office:value="65.361" calcext:value-type="float">
            <text:p>65,361</text:p>
          </table:table-cell>
          <table:table-cell office:value-type="float" office:value="8.101435" calcext:value-type="float">
            <text:p>8,101435</text:p>
          </table:table-cell>
          <table:table-cell/>
          <table:table-cell office:value-type="float" office:value="219.207" calcext:value-type="float">
            <text:p>219,207</text:p>
          </table:table-cell>
          <table:table-cell office:value-type="float" office:value="160.787963" calcext:value-type="float">
            <text:p>160,787963</text:p>
          </table:table-cell>
          <table:table-cell/>
          <table:table-cell office:value-type="float" office:value="4897.092" calcext:value-type="float">
            <text:p>4897,092</text:p>
          </table:table-cell>
          <table:table-cell office:value-type="float" office:value="51.243465" calcext:value-type="float">
            <text:p>51,243465</text:p>
          </table:table-cell>
          <table:table-cell table:number-columns-repeated="7"/>
        </table:table-row>
        <table:table-row table:style-name="ro1">
          <table:table-cell office:value-type="float" office:value="166.465" calcext:value-type="float">
            <text:p>166,465</text:p>
          </table:table-cell>
          <table:table-cell office:value-type="float" office:value="8.086788" calcext:value-type="float">
            <text:p>8,086788</text:p>
          </table:table-cell>
          <table:table-cell/>
          <table:table-cell office:value-type="float" office:value="256.296" calcext:value-type="float">
            <text:p>256,296</text:p>
          </table:table-cell>
          <table:table-cell office:value-type="float" office:value="160.121482" calcext:value-type="float">
            <text:p>160,121482</text:p>
          </table:table-cell>
          <table:table-cell/>
          <table:table-cell office:value-type="float" office:value="2115.85" calcext:value-type="float">
            <text:p>2115,85</text:p>
          </table:table-cell>
          <table:table-cell office:value-type="float" office:value="49.044796" calcext:value-type="float">
            <text:p>49,044796</text:p>
          </table:table-cell>
          <table:table-cell table:number-columns-repeated="7"/>
        </table:table-row>
        <table:table-row table:style-name="ro1">
          <table:table-cell office:value-type="float" office:value="67.39" calcext:value-type="float">
            <text:p>67,39</text:p>
          </table:table-cell>
          <table:table-cell office:value-type="float" office:value="8.082364" calcext:value-type="float">
            <text:p>8,082364</text:p>
          </table:table-cell>
          <table:table-cell/>
          <table:table-cell office:value-type="float" office:value="214.385" calcext:value-type="float">
            <text:p>214,385</text:p>
          </table:table-cell>
          <table:table-cell office:value-type="float" office:value="158.739596" calcext:value-type="float">
            <text:p>158,739596</text:p>
          </table:table-cell>
          <table:table-cell/>
          <table:table-cell office:value-type="float" office:value="2097.068" calcext:value-type="float">
            <text:p>2097,068</text:p>
          </table:table-cell>
          <table:table-cell office:value-type="float" office:value="40.01868" calcext:value-type="float">
            <text:p>40,01868</text:p>
          </table:table-cell>
          <table:table-cell table:number-columns-repeated="7"/>
        </table:table-row>
        <table:table-row table:style-name="ro1">
          <table:table-cell office:value-type="float" office:value="64.845" calcext:value-type="float">
            <text:p>64,845</text:p>
          </table:table-cell>
          <table:table-cell office:value-type="float" office:value="8.023235" calcext:value-type="float">
            <text:p>8,023235</text:p>
          </table:table-cell>
          <table:table-cell/>
          <table:table-cell office:value-type="float" office:value="306.7" calcext:value-type="float">
            <text:p>306,7</text:p>
          </table:table-cell>
          <table:table-cell office:value-type="float" office:value="158.67644" calcext:value-type="float">
            <text:p>158,67644</text:p>
          </table:table-cell>
          <table:table-cell/>
          <table:table-cell office:value-type="float" office:value="3145.116" calcext:value-type="float">
            <text:p>3145,116</text:p>
          </table:table-cell>
          <table:table-cell office:value-type="float" office:value="39.653437" calcext:value-type="float">
            <text:p>39,653437</text:p>
          </table:table-cell>
          <table:table-cell table:number-columns-repeated="7"/>
        </table:table-row>
        <table:table-row table:style-name="ro1">
          <table:table-cell office:value-type="float" office:value="74.263" calcext:value-type="float">
            <text:p>74,263</text:p>
          </table:table-cell>
          <table:table-cell office:value-type="float" office:value="8.003702" calcext:value-type="float">
            <text:p>8,003702</text:p>
          </table:table-cell>
          <table:table-cell/>
          <table:table-cell office:value-type="float" office:value="210.405" calcext:value-type="float">
            <text:p>210,405</text:p>
          </table:table-cell>
          <table:table-cell office:value-type="float" office:value="155.083445" calcext:value-type="float">
            <text:p>155,083445</text:p>
          </table:table-cell>
          <table:table-cell/>
          <table:table-cell office:value-type="float" office:value="2091.379" calcext:value-type="float">
            <text:p>2091,379</text:p>
          </table:table-cell>
          <table:table-cell office:value-type="float" office:value="34.867506" calcext:value-type="float">
            <text:p>34,867506</text:p>
          </table:table-cell>
          <table:table-cell table:number-columns-repeated="7"/>
        </table:table-row>
        <table:table-row table:style-name="ro1">
          <table:table-cell office:value-type="float" office:value="68.651" calcext:value-type="float">
            <text:p>68,651</text:p>
          </table:table-cell>
          <table:table-cell office:value-type="float" office:value="7.864596" calcext:value-type="float">
            <text:p>7,864596</text:p>
          </table:table-cell>
          <table:table-cell/>
          <table:table-cell office:value-type="float" office:value="212.756" calcext:value-type="float">
            <text:p>212,756</text:p>
          </table:table-cell>
          <table:table-cell office:value-type="float" office:value="153.949011" calcext:value-type="float">
            <text:p>153,949011</text:p>
          </table:table-cell>
          <table:table-cell/>
          <table:table-cell office:value-type="float" office:value="2135.426" calcext:value-type="float">
            <text:p>2135,426</text:p>
          </table:table-cell>
          <table:table-cell office:value-type="float" office:value="34.551053" calcext:value-type="float">
            <text:p>34,551053</text:p>
          </table:table-cell>
          <table:table-cell table:number-columns-repeated="7"/>
        </table:table-row>
        <table:table-row table:style-name="ro1">
          <table:table-cell office:value-type="float" office:value="64.522" calcext:value-type="float">
            <text:p>64,522</text:p>
          </table:table-cell>
          <table:table-cell office:value-type="float" office:value="7.765805" calcext:value-type="float">
            <text:p>7,765805</text:p>
          </table:table-cell>
          <table:table-cell/>
          <table:table-cell office:value-type="float" office:value="282.084" calcext:value-type="float">
            <text:p>282,084</text:p>
          </table:table-cell>
          <table:table-cell office:value-type="float" office:value="153.751123" calcext:value-type="float">
            <text:p>153,751123</text:p>
          </table:table-cell>
          <table:table-cell/>
          <table:table-cell office:value-type="float" office:value="2096.759" calcext:value-type="float">
            <text:p>2096,759</text:p>
          </table:table-cell>
          <table:table-cell office:value-type="float" office:value="34.156535" calcext:value-type="float">
            <text:p>34,156535</text:p>
          </table:table-cell>
          <table:table-cell table:number-columns-repeated="7"/>
        </table:table-row>
        <table:table-row table:style-name="ro1">
          <table:table-cell office:value-type="float" office:value="63.444" calcext:value-type="float">
            <text:p>63,444</text:p>
          </table:table-cell>
          <table:table-cell office:value-type="float" office:value="7.696356" calcext:value-type="float">
            <text:p>7,696356</text:p>
          </table:table-cell>
          <table:table-cell/>
          <table:table-cell office:value-type="float" office:value="210.076" calcext:value-type="float">
            <text:p>210,076</text:p>
          </table:table-cell>
          <table:table-cell office:value-type="float" office:value="152.102831" calcext:value-type="float">
            <text:p>152,102831</text:p>
          </table:table-cell>
          <table:table-cell/>
          <table:table-cell office:value-type="float" office:value="2172.732" calcext:value-type="float">
            <text:p>2172,732</text:p>
          </table:table-cell>
          <table:table-cell office:value-type="float" office:value="32.754255" calcext:value-type="float">
            <text:p>32,754255</text:p>
          </table:table-cell>
          <table:table-cell table:number-columns-repeated="7"/>
        </table:table-row>
        <table:table-row table:style-name="ro1">
          <table:table-cell office:value-type="float" office:value="62.353" calcext:value-type="float">
            <text:p>62,353</text:p>
          </table:table-cell>
          <table:table-cell office:value-type="float" office:value="7.680477" calcext:value-type="float">
            <text:p>7,680477</text:p>
          </table:table-cell>
          <table:table-cell/>
          <table:table-cell office:value-type="float" office:value="336.16" calcext:value-type="float">
            <text:p>336,16</text:p>
          </table:table-cell>
          <table:table-cell office:value-type="float" office:value="150.832679" calcext:value-type="float">
            <text:p>150,832679</text:p>
          </table:table-cell>
          <table:table-cell/>
          <table:table-cell office:value-type="float" office:value="3097.636" calcext:value-type="float">
            <text:p>3097,636</text:p>
          </table:table-cell>
          <table:table-cell office:value-type="float" office:value="31.067245" calcext:value-type="float">
            <text:p>31,067245</text:p>
          </table:table-cell>
          <table:table-cell table:number-columns-repeated="7"/>
        </table:table-row>
        <table:table-row table:style-name="ro1">
          <table:table-cell office:value-type="float" office:value="67.823" calcext:value-type="float">
            <text:p>67,823</text:p>
          </table:table-cell>
          <table:table-cell office:value-type="float" office:value="7.469232" calcext:value-type="float">
            <text:p>7,469232</text:p>
          </table:table-cell>
          <table:table-cell/>
          <table:table-cell office:value-type="float" office:value="816.294" calcext:value-type="float">
            <text:p>816,294</text:p>
          </table:table-cell>
          <table:table-cell office:value-type="float" office:value="148.741625" calcext:value-type="float">
            <text:p>148,741625</text:p>
          </table:table-cell>
          <table:table-cell/>
          <table:table-cell office:value-type="float" office:value="2089.334" calcext:value-type="float">
            <text:p>2089,334</text:p>
          </table:table-cell>
          <table:table-cell office:value-type="float" office:value="28.198574" calcext:value-type="float">
            <text:p>28,198574</text:p>
          </table:table-cell>
          <table:table-cell table:number-columns-repeated="7"/>
        </table:table-row>
        <table:table-row table:style-name="ro1">
          <table:table-cell office:value-type="float" office:value="89.202" calcext:value-type="float">
            <text:p>89,202</text:p>
          </table:table-cell>
          <table:table-cell office:value-type="float" office:value="7.432592" calcext:value-type="float">
            <text:p>7,432592</text:p>
          </table:table-cell>
          <table:table-cell/>
          <table:table-cell office:value-type="float" office:value="4069.493" calcext:value-type="float">
            <text:p>4069,493</text:p>
          </table:table-cell>
          <table:table-cell office:value-type="float" office:value="146.292539" calcext:value-type="float">
            <text:p>146,292539</text:p>
          </table:table-cell>
          <table:table-cell/>
          <table:table-cell office:value-type="float" office:value="3078.902" calcext:value-type="float">
            <text:p>3078,902</text:p>
          </table:table-cell>
          <table:table-cell office:value-type="float" office:value="18.918321" calcext:value-type="float">
            <text:p>18,918321</text:p>
          </table:table-cell>
          <table:table-cell table:number-columns-repeated="7"/>
        </table:table-row>
        <table:table-row table:style-name="ro1">
          <table:table-cell office:value-type="float" office:value="77.934" calcext:value-type="float">
            <text:p>77,934</text:p>
          </table:table-cell>
          <table:table-cell office:value-type="float" office:value="7.117588" calcext:value-type="float">
            <text:p>7,117588</text:p>
          </table:table-cell>
          <table:table-cell/>
          <table:table-cell office:value-type="float" office:value="201.375" calcext:value-type="float">
            <text:p>201,375</text:p>
          </table:table-cell>
          <table:table-cell office:value-type="float" office:value="143.002556" calcext:value-type="float">
            <text:p>143,002556</text:p>
          </table:table-cell>
          <table:table-cell/>
          <table:table-cell office:value-type="float" office:value="2062.857" calcext:value-type="float">
            <text:p>2062,857</text:p>
          </table:table-cell>
          <table:table-cell office:value-type="float" office:value="7.711023" calcext:value-type="float">
            <text:p>7,711023</text:p>
          </table:table-cell>
          <table:table-cell table:number-columns-repeated="7"/>
        </table:table-row>
        <table:table-row table:style-name="ro1">
          <table:table-cell office:value-type="float" office:value="65.809" calcext:value-type="float">
            <text:p>65,809</text:p>
          </table:table-cell>
          <table:table-cell office:value-type="float" office:value="6.405924" calcext:value-type="float">
            <text:p>6,405924</text:p>
          </table:table-cell>
          <table:table-cell/>
          <table:table-cell office:value-type="float" office:value="202.284" calcext:value-type="float">
            <text:p>202,284</text:p>
          </table:table-cell>
          <table:table-cell office:value-type="float" office:value="134.859959" calcext:value-type="float">
            <text:p>134,859959</text:p>
          </table:table-cell>
          <table:table-cell/>
          <table:table-cell office:value-type="float" office:value="2172.882" calcext:value-type="float">
            <text:p>2172,882</text:p>
          </table:table-cell>
          <table:table-cell office:value-type="float" office:value="2.549496" calcext:value-type="float">
            <text:p>2,549496</text:p>
          </table:table-cell>
          <table:table-cell table:number-columns-repeated="7"/>
        </table:table-row>
      </table:table>
      <table:table table:name="NODEJS-1024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75.48" calcext:value-type="float">
            <text:p>75,48</text:p>
          </table:table-cell>
          <table:table-cell office:value-type="float" office:value="19.430463" calcext:value-type="float">
            <text:p>19,430463</text:p>
          </table:table-cell>
          <table:table-cell/>
          <table:table-cell office:value-type="float" office:value="208.655" calcext:value-type="float">
            <text:p>208,655</text:p>
          </table:table-cell>
          <table:table-cell office:value-type="float" office:value="141.913778" calcext:value-type="float">
            <text:p>141,913778</text:p>
          </table:table-cell>
          <table:table-cell/>
          <table:table-cell office:value-type="float" office:value="2160.311" calcext:value-type="float">
            <text:p>2160,311</text:p>
          </table:table-cell>
          <table:table-cell office:value-type="float" office:value="829.418241" calcext:value-type="float">
            <text:p>829,418241</text:p>
          </table:table-cell>
          <table:table-cell table:number-columns-repeated="5"/>
          <table:table-cell table:formula="of:=['NODEJS-1024MB'.N7]-['NODEJS-1024MB'.$L7]" office:value-type="float" office:value="-0.376209319796954" calcext:value-type="float">
            <text:p>-0,3762093198</text:p>
          </table:table-cell>
          <table:table-cell table:formula="of:=['NODEJS-1024MB'.O7]-['NODEJS-1024MB'.$L7]" office:value-type="float" office:value="11.374104680203" calcext:value-type="float">
            <text:p>11,3741046802</text:p>
          </table:table-cell>
        </table:table-row>
        <table:table-row table:style-name="ro1">
          <table:table-cell office:value-type="float" office:value="985.135" calcext:value-type="float">
            <text:p>985,135</text:p>
          </table:table-cell>
          <table:table-cell office:value-type="float" office:value="18.107529" calcext:value-type="float">
            <text:p>18,107529</text:p>
          </table:table-cell>
          <table:table-cell/>
          <table:table-cell office:value-type="float" office:value="215.911" calcext:value-type="float">
            <text:p>215,911</text:p>
          </table:table-cell>
          <table:table-cell office:value-type="float" office:value="137.816886" calcext:value-type="float">
            <text:p>137,816886</text:p>
          </table:table-cell>
          <table:table-cell/>
          <table:table-cell office:value-type="float" office:value="10114.027" calcext:value-type="float">
            <text:p>10114,027</text:p>
          </table:table-cell>
          <table:table-cell office:value-type="float" office:value="749.241617" calcext:value-type="float">
            <text:p>749,241617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69.178" calcext:value-type="float">
            <text:p>69,178</text:p>
          </table:table-cell>
          <table:table-cell office:value-type="float" office:value="14.791967" calcext:value-type="float">
            <text:p>14,791967</text:p>
          </table:table-cell>
          <table:table-cell/>
          <table:table-cell office:value-type="float" office:value="308.955" calcext:value-type="float">
            <text:p>308,955</text:p>
          </table:table-cell>
          <table:table-cell office:value-type="float" office:value="136.387885" calcext:value-type="float">
            <text:p>136,387885</text:p>
          </table:table-cell>
          <table:table-cell/>
          <table:table-cell office:value-type="float" office:value="3772.565" calcext:value-type="float">
            <text:p>3772,565</text:p>
          </table:table-cell>
          <table:table-cell office:value-type="float" office:value="748.970183" calcext:value-type="float">
            <text:p>748,97018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1024MB'.$B$8:.$B$204])" office:value-type="float" office:value="8.05635831979695" calcext:value-type="float">
            <text:p>8,0563583198</text:p>
          </table:table-cell>
          <table:table-cell table:formula="of:=STDEV(['NODEJS-1024MB'.$B$8:.$B$204])" office:value-type="float" office:value="1.24145478178935" calcext:value-type="float">
            <text:p>1,2414547818</text:p>
          </table:table-cell>
          <table:table-cell table:formula="of:=MIN(['NODEJS-1024MB'.$B$5:.$B$104])" office:value-type="float" office:value="7.680149" calcext:value-type="float">
            <text:p>7,680149</text:p>
          </table:table-cell>
          <table:table-cell table:formula="of:=MAX(['NODEJS-1024MB'.$B$5:.$B$104])" office:value-type="float" office:value="19.430463" calcext:value-type="float">
            <text:p>19,430463</text:p>
          </table:table-cell>
        </table:table-row>
        <table:table-row table:style-name="ro1">
          <table:table-cell office:value-type="float" office:value="65.95" calcext:value-type="float">
            <text:p>65,95</text:p>
          </table:table-cell>
          <table:table-cell office:value-type="float" office:value="12.38438" calcext:value-type="float">
            <text:p>12,38438</text:p>
          </table:table-cell>
          <table:table-cell office:value-type="string" calcext:value-type="string">
            <text:p>←</text:p>
          </table:table-cell>
          <table:table-cell office:value-type="float" office:value="188.153" calcext:value-type="float">
            <text:p>188,153</text:p>
          </table:table-cell>
          <table:table-cell office:value-type="float" office:value="135.656351" calcext:value-type="float">
            <text:p>135,656351</text:p>
          </table:table-cell>
          <table:table-cell/>
          <table:table-cell office:value-type="float" office:value="1801.488" calcext:value-type="float">
            <text:p>1801,488</text:p>
          </table:table-cell>
          <table:table-cell office:value-type="float" office:value="745.572406" calcext:value-type="float">
            <text:p>745,572406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1024MB'.$E$5:.$E$168])" office:value-type="float" office:value="118.624029804878" calcext:value-type="float">
            <text:p>118,6240298049</text:p>
          </table:table-cell>
          <table:table-cell table:formula="of:=STDEV(['NODEJS-1024MB'.$E$5:.$E$168])" office:value-type="float" office:value="10.7834746771057" calcext:value-type="float">
            <text:p>10,7834746771</text:p>
          </table:table-cell>
          <table:table-cell table:formula="of:=MIN(['NODEJS-1024MB'.$E$5:.$E$168])" office:value-type="float" office:value="93.022054" calcext:value-type="float">
            <text:p>93,022054</text:p>
          </table:table-cell>
          <table:table-cell table:formula="of:=MAX(['NODEJS-1024MB'.$E$5:.$E$168])" office:value-type="float" office:value="141.913778" calcext:value-type="float">
            <text:p>141,913778</text:p>
          </table:table-cell>
        </table:table-row>
        <table:table-row table:style-name="ro1">
          <table:table-cell office:value-type="float" office:value="65.034" calcext:value-type="float">
            <text:p>65,034</text:p>
          </table:table-cell>
          <table:table-cell office:value-type="float" office:value="12.38345" calcext:value-type="float">
            <text:p>12,38345</text:p>
          </table:table-cell>
          <table:table-cell/>
          <table:table-cell office:value-type="float" office:value="223.892" calcext:value-type="float">
            <text:p>223,892</text:p>
          </table:table-cell>
          <table:table-cell office:value-type="float" office:value="134.911031" calcext:value-type="float">
            <text:p>134,911031</text:p>
          </table:table-cell>
          <table:table-cell/>
          <table:table-cell office:value-type="float" office:value="2237.539" calcext:value-type="float">
            <text:p>2237,539</text:p>
          </table:table-cell>
          <table:table-cell office:value-type="float" office:value="685.500921" calcext:value-type="float">
            <text:p>685,50092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1024MB'.$H$31:.$H$151])" office:value-type="float" office:value="521.006251487604" calcext:value-type="float">
            <text:p>521,0062514876</text:p>
          </table:table-cell>
          <table:table-cell table:formula="of:=STDEV(['NODEJS-1024MB'.$H$31:.$H$151])" office:value-type="float" office:value="43.5782026097493" calcext:value-type="float">
            <text:p>43,5782026097</text:p>
          </table:table-cell>
          <table:table-cell table:formula="of:=MIN(['NODEJS-1024MB'.$H$5:.$H$204])" office:value-type="float" office:value="0" calcext:value-type="float">
            <text:p>0</text:p>
          </table:table-cell>
          <table:table-cell table:formula="of:=MAX(['NODEJS-1024MB'.$H$5:.$H$104])" office:value-type="float" office:value="829.418241" calcext:value-type="float">
            <text:p>829,418241</text:p>
          </table:table-cell>
        </table:table-row>
        <table:table-row table:style-name="ro1">
          <table:table-cell office:value-type="float" office:value="65.065" calcext:value-type="float">
            <text:p>65,065</text:p>
          </table:table-cell>
          <table:table-cell office:value-type="float" office:value="11.472932" calcext:value-type="float">
            <text:p>11,472932</text:p>
          </table:table-cell>
          <table:table-cell/>
          <table:table-cell office:value-type="float" office:value="212.692" calcext:value-type="float">
            <text:p>212,692</text:p>
          </table:table-cell>
          <table:table-cell office:value-type="float" office:value="133.777479" calcext:value-type="float">
            <text:p>133,777479</text:p>
          </table:table-cell>
          <table:table-cell/>
          <table:table-cell office:value-type="float" office:value="75040.626" calcext:value-type="float">
            <text:p>75040,626</text:p>
          </table:table-cell>
          <table:table-cell office:value-type="float" office:value="685.004122" calcext:value-type="float">
            <text:p>685,004122</text:p>
          </table:table-cell>
          <table:table-cell table:number-columns-repeated="7"/>
        </table:table-row>
        <table:table-row table:style-name="ro1">
          <table:table-cell office:value-type="float" office:value="65.886" calcext:value-type="float">
            <text:p>65,886</text:p>
          </table:table-cell>
          <table:table-cell office:value-type="float" office:value="11.40823" calcext:value-type="float">
            <text:p>11,40823</text:p>
          </table:table-cell>
          <table:table-cell/>
          <table:table-cell office:value-type="float" office:value="450.045" calcext:value-type="float">
            <text:p>450,045</text:p>
          </table:table-cell>
          <table:table-cell office:value-type="float" office:value="132.594097" calcext:value-type="float">
            <text:p>132,594097</text:p>
          </table:table-cell>
          <table:table-cell/>
          <table:table-cell office:value-type="float" office:value="1708.796" calcext:value-type="float">
            <text:p>1708,796</text:p>
          </table:table-cell>
          <table:table-cell office:value-type="float" office:value="652.601315" calcext:value-type="float">
            <text:p>652,601315</text:p>
          </table:table-cell>
          <table:table-cell table:number-columns-repeated="7"/>
        </table:table-row>
        <table:table-row table:style-name="ro1">
          <table:table-cell office:value-type="float" office:value="73.515" calcext:value-type="float">
            <text:p>73,515</text:p>
          </table:table-cell>
          <table:table-cell office:value-type="float" office:value="11.24021" calcext:value-type="float">
            <text:p>11,24021</text:p>
          </table:table-cell>
          <table:table-cell/>
          <table:table-cell office:value-type="float" office:value="222.32" calcext:value-type="float">
            <text:p>222,32</text:p>
          </table:table-cell>
          <table:table-cell office:value-type="float" office:value="132.463941" calcext:value-type="float">
            <text:p>132,463941</text:p>
          </table:table-cell>
          <table:table-cell/>
          <table:table-cell office:value-type="float" office:value="2014.076" calcext:value-type="float">
            <text:p>2014,076</text:p>
          </table:table-cell>
          <table:table-cell office:value-type="float" office:value="651.569742" calcext:value-type="float">
            <text:p>651,569742</text:p>
          </table:table-cell>
          <table:table-cell table:number-columns-repeated="7"/>
        </table:table-row>
        <table:table-row table:style-name="ro1">
          <table:table-cell office:value-type="float" office:value="66.709" calcext:value-type="float">
            <text:p>66,709</text:p>
          </table:table-cell>
          <table:table-cell office:value-type="float" office:value="11.205564" calcext:value-type="float">
            <text:p>11,205564</text:p>
          </table:table-cell>
          <table:table-cell/>
          <table:table-cell office:value-type="float" office:value="205.72" calcext:value-type="float">
            <text:p>205,72</text:p>
          </table:table-cell>
          <table:table-cell office:value-type="float" office:value="132.407223" calcext:value-type="float">
            <text:p>132,407223</text:p>
          </table:table-cell>
          <table:table-cell/>
          <table:table-cell office:value-type="float" office:value="1707.268" calcext:value-type="float">
            <text:p>1707,268</text:p>
          </table:table-cell>
          <table:table-cell office:value-type="float" office:value="651.109253" calcext:value-type="float">
            <text:p>651,109253</text:p>
          </table:table-cell>
          <table:table-cell table:number-columns-repeated="7"/>
        </table:table-row>
        <table:table-row table:style-name="ro1">
          <table:table-cell office:value-type="float" office:value="73.89" calcext:value-type="float">
            <text:p>73,89</text:p>
          </table:table-cell>
          <table:table-cell office:value-type="float" office:value="11.178849" calcext:value-type="float">
            <text:p>11,178849</text:p>
          </table:table-cell>
          <table:table-cell/>
          <table:table-cell office:value-type="float" office:value="184.709" calcext:value-type="float">
            <text:p>184,709</text:p>
          </table:table-cell>
          <table:table-cell office:value-type="float" office:value="132.381192" calcext:value-type="float">
            <text:p>132,381192</text:p>
          </table:table-cell>
          <table:table-cell/>
          <table:table-cell office:value-type="float" office:value="1706.014" calcext:value-type="float">
            <text:p>1706,014</text:p>
          </table:table-cell>
          <table:table-cell office:value-type="float" office:value="649.997157" calcext:value-type="float">
            <text:p>649,997157</text:p>
          </table:table-cell>
          <table:table-cell table:number-columns-repeated="7"/>
        </table:table-row>
        <table:table-row table:style-name="ro1">
          <table:table-cell office:value-type="float" office:value="72.053" calcext:value-type="float">
            <text:p>72,053</text:p>
          </table:table-cell>
          <table:table-cell office:value-type="float" office:value="10.696882" calcext:value-type="float">
            <text:p>10,696882</text:p>
          </table:table-cell>
          <table:table-cell/>
          <table:table-cell office:value-type="float" office:value="191.834" calcext:value-type="float">
            <text:p>191,834</text:p>
          </table:table-cell>
          <table:table-cell office:value-type="float" office:value="132.291443" calcext:value-type="float">
            <text:p>132,291443</text:p>
          </table:table-cell>
          <table:table-cell/>
          <table:table-cell office:value-type="float" office:value="1696.198" calcext:value-type="float">
            <text:p>1696,198</text:p>
          </table:table-cell>
          <table:table-cell office:value-type="float" office:value="642.906675" calcext:value-type="float">
            <text:p>642,906675</text:p>
          </table:table-cell>
          <table:table-cell table:number-columns-repeated="7"/>
        </table:table-row>
        <table:table-row table:style-name="ro1">
          <table:table-cell office:value-type="float" office:value="67.724" calcext:value-type="float">
            <text:p>67,724</text:p>
          </table:table-cell>
          <table:table-cell office:value-type="float" office:value="10.638685" calcext:value-type="float">
            <text:p>10,638685</text:p>
          </table:table-cell>
          <table:table-cell/>
          <table:table-cell office:value-type="float" office:value="195.277" calcext:value-type="float">
            <text:p>195,277</text:p>
          </table:table-cell>
          <table:table-cell office:value-type="float" office:value="132.274123" calcext:value-type="float">
            <text:p>132,274123</text:p>
          </table:table-cell>
          <table:table-cell/>
          <table:table-cell office:value-type="float" office:value="1699.894" calcext:value-type="float">
            <text:p>1699,894</text:p>
          </table:table-cell>
          <table:table-cell office:value-type="float" office:value="641.38692" calcext:value-type="float">
            <text:p>641,38692</text:p>
          </table:table-cell>
          <table:table-cell table:number-columns-repeated="7"/>
        </table:table-row>
        <table:table-row table:style-name="ro1">
          <table:table-cell office:value-type="float" office:value="69.72" calcext:value-type="float">
            <text:p>69,72</text:p>
          </table:table-cell>
          <table:table-cell office:value-type="float" office:value="10.521237" calcext:value-type="float">
            <text:p>10,521237</text:p>
          </table:table-cell>
          <table:table-cell/>
          <table:table-cell office:value-type="float" office:value="709.603" calcext:value-type="float">
            <text:p>709,603</text:p>
          </table:table-cell>
          <table:table-cell office:value-type="float" office:value="131.418531" calcext:value-type="float">
            <text:p>131,418531</text:p>
          </table:table-cell>
          <table:table-cell/>
          <table:table-cell office:value-type="float" office:value="1741.253" calcext:value-type="float">
            <text:p>1741,253</text:p>
          </table:table-cell>
          <table:table-cell office:value-type="float" office:value="638.799081" calcext:value-type="float">
            <text:p>638,799081</text:p>
          </table:table-cell>
          <table:table-cell table:number-columns-repeated="7"/>
        </table:table-row>
        <table:table-row table:style-name="ro1">
          <table:table-cell office:value-type="float" office:value="64.163" calcext:value-type="float">
            <text:p>64,163</text:p>
          </table:table-cell>
          <table:table-cell office:value-type="float" office:value="10.493456" calcext:value-type="float">
            <text:p>10,493456</text:p>
          </table:table-cell>
          <table:table-cell/>
          <table:table-cell office:value-type="float" office:value="717.75" calcext:value-type="float">
            <text:p>717,75</text:p>
          </table:table-cell>
          <table:table-cell office:value-type="float" office:value="131.208925" calcext:value-type="float">
            <text:p>131,208925</text:p>
          </table:table-cell>
          <table:table-cell/>
          <table:table-cell office:value-type="float" office:value="3490.412" calcext:value-type="float">
            <text:p>3490,412</text:p>
          </table:table-cell>
          <table:table-cell office:value-type="float" office:value="635.485674" calcext:value-type="float">
            <text:p>635,485674</text:p>
          </table:table-cell>
          <table:table-cell table:number-columns-repeated="7"/>
        </table:table-row>
        <table:table-row table:style-name="ro1">
          <table:table-cell office:value-type="float" office:value="63.616" calcext:value-type="float">
            <text:p>63,616</text:p>
          </table:table-cell>
          <table:table-cell office:value-type="float" office:value="10.451938" calcext:value-type="float">
            <text:p>10,451938</text:p>
          </table:table-cell>
          <table:table-cell/>
          <table:table-cell office:value-type="float" office:value="210.026" calcext:value-type="float">
            <text:p>210,026</text:p>
          </table:table-cell>
          <table:table-cell office:value-type="float" office:value="131.108029" calcext:value-type="float">
            <text:p>131,108029</text:p>
          </table:table-cell>
          <table:table-cell/>
          <table:table-cell office:value-type="float" office:value="1683.511" calcext:value-type="float">
            <text:p>1683,511</text:p>
          </table:table-cell>
          <table:table-cell office:value-type="float" office:value="630.156525" calcext:value-type="float">
            <text:p>630,156525</text:p>
          </table:table-cell>
          <table:table-cell table:number-columns-repeated="7"/>
        </table:table-row>
        <table:table-row table:style-name="ro1">
          <table:table-cell office:value-type="float" office:value="68.525" calcext:value-type="float">
            <text:p>68,525</text:p>
          </table:table-cell>
          <table:table-cell office:value-type="float" office:value="10.301853" calcext:value-type="float">
            <text:p>10,301853</text:p>
          </table:table-cell>
          <table:table-cell/>
          <table:table-cell office:value-type="float" office:value="221.89" calcext:value-type="float">
            <text:p>221,89</text:p>
          </table:table-cell>
          <table:table-cell office:value-type="float" office:value="131.071517" calcext:value-type="float">
            <text:p>131,071517</text:p>
          </table:table-cell>
          <table:table-cell/>
          <table:table-cell office:value-type="float" office:value="3182.465" calcext:value-type="float">
            <text:p>3182,465</text:p>
          </table:table-cell>
          <table:table-cell office:value-type="float" office:value="629.988139" calcext:value-type="float">
            <text:p>629,988139</text:p>
          </table:table-cell>
          <table:table-cell table:number-columns-repeated="7"/>
        </table:table-row>
        <table:table-row table:style-name="ro1">
          <table:table-cell office:value-type="float" office:value="65.26" calcext:value-type="float">
            <text:p>65,26</text:p>
          </table:table-cell>
          <table:table-cell office:value-type="float" office:value="10.299954" calcext:value-type="float">
            <text:p>10,299954</text:p>
          </table:table-cell>
          <table:table-cell/>
          <table:table-cell office:value-type="float" office:value="203.041" calcext:value-type="float">
            <text:p>203,041</text:p>
          </table:table-cell>
          <table:table-cell office:value-type="float" office:value="130.988479" calcext:value-type="float">
            <text:p>130,988479</text:p>
          </table:table-cell>
          <table:table-cell/>
          <table:table-cell office:value-type="float" office:value="1697.488" calcext:value-type="float">
            <text:p>1697,488</text:p>
          </table:table-cell>
          <table:table-cell office:value-type="float" office:value="624.173528" calcext:value-type="float">
            <text:p>624,173528</text:p>
          </table:table-cell>
          <table:table-cell table:number-columns-repeated="7"/>
        </table:table-row>
        <table:table-row table:style-name="ro1">
          <table:table-cell office:value-type="float" office:value="64.25" calcext:value-type="float">
            <text:p>64,25</text:p>
          </table:table-cell>
          <table:table-cell office:value-type="float" office:value="10.251465" calcext:value-type="float">
            <text:p>10,251465</text:p>
          </table:table-cell>
          <table:table-cell/>
          <table:table-cell office:value-type="float" office:value="184.78" calcext:value-type="float">
            <text:p>184,78</text:p>
          </table:table-cell>
          <table:table-cell office:value-type="float" office:value="130.051998" calcext:value-type="float">
            <text:p>130,051998</text:p>
          </table:table-cell>
          <table:table-cell/>
          <table:table-cell office:value-type="float" office:value="1680.529" calcext:value-type="float">
            <text:p>1680,529</text:p>
          </table:table-cell>
          <table:table-cell office:value-type="float" office:value="623.416979" calcext:value-type="float">
            <text:p>623,416979</text:p>
          </table:table-cell>
          <table:table-cell table:number-columns-repeated="7"/>
        </table:table-row>
        <table:table-row table:style-name="ro1">
          <table:table-cell office:value-type="float" office:value="62.788" calcext:value-type="float">
            <text:p>62,788</text:p>
          </table:table-cell>
          <table:table-cell office:value-type="float" office:value="10.080339" calcext:value-type="float">
            <text:p>10,080339</text:p>
          </table:table-cell>
          <table:table-cell/>
          <table:table-cell office:value-type="float" office:value="182.481" calcext:value-type="float">
            <text:p>182,481</text:p>
          </table:table-cell>
          <table:table-cell office:value-type="float" office:value="129.850315" calcext:value-type="float">
            <text:p>129,850315</text:p>
          </table:table-cell>
          <table:table-cell/>
          <table:table-cell office:value-type="float" office:value="1727.963" calcext:value-type="float">
            <text:p>1727,963</text:p>
          </table:table-cell>
          <table:table-cell office:value-type="float" office:value="622.539281" calcext:value-type="float">
            <text:p>622,539281</text:p>
          </table:table-cell>
          <table:table-cell table:number-columns-repeated="7"/>
        </table:table-row>
        <table:table-row table:style-name="ro1">
          <table:table-cell office:value-type="float" office:value="64.068" calcext:value-type="float">
            <text:p>64,068</text:p>
          </table:table-cell>
          <table:table-cell office:value-type="float" office:value="10.023675" calcext:value-type="float">
            <text:p>10,023675</text:p>
          </table:table-cell>
          <table:table-cell/>
          <table:table-cell office:value-type="float" office:value="184.184" calcext:value-type="float">
            <text:p>184,184</text:p>
          </table:table-cell>
          <table:table-cell office:value-type="float" office:value="129.282568" calcext:value-type="float">
            <text:p>129,282568</text:p>
          </table:table-cell>
          <table:table-cell/>
          <table:table-cell office:value-type="float" office:value="2695.309" calcext:value-type="float">
            <text:p>2695,309</text:p>
          </table:table-cell>
          <table:table-cell office:value-type="float" office:value="621.906821" calcext:value-type="float">
            <text:p>621,906821</text:p>
          </table:table-cell>
          <table:table-cell table:number-columns-repeated="7"/>
        </table:table-row>
        <table:table-row table:style-name="ro1">
          <table:table-cell office:value-type="float" office:value="67.261" calcext:value-type="float">
            <text:p>67,261</text:p>
          </table:table-cell>
          <table:table-cell office:value-type="float" office:value="10.012139" calcext:value-type="float">
            <text:p>10,012139</text:p>
          </table:table-cell>
          <table:table-cell/>
          <table:table-cell office:value-type="float" office:value="189.825" calcext:value-type="float">
            <text:p>189,825</text:p>
          </table:table-cell>
          <table:table-cell office:value-type="float" office:value="129.253493" calcext:value-type="float">
            <text:p>129,253493</text:p>
          </table:table-cell>
          <table:table-cell/>
          <table:table-cell office:value-type="float" office:value="2461.104" calcext:value-type="float">
            <text:p>2461,104</text:p>
          </table:table-cell>
          <table:table-cell office:value-type="float" office:value="621.479531" calcext:value-type="float">
            <text:p>621,479531</text:p>
          </table:table-cell>
          <table:table-cell table:number-columns-repeated="7"/>
        </table:table-row>
        <table:table-row table:style-name="ro1">
          <table:table-cell office:value-type="float" office:value="66.727" calcext:value-type="float">
            <text:p>66,727</text:p>
          </table:table-cell>
          <table:table-cell office:value-type="float" office:value="9.993146" calcext:value-type="float">
            <text:p>9,993146</text:p>
          </table:table-cell>
          <table:table-cell/>
          <table:table-cell office:value-type="float" office:value="208.735" calcext:value-type="float">
            <text:p>208,735</text:p>
          </table:table-cell>
          <table:table-cell office:value-type="float" office:value="129.241488" calcext:value-type="float">
            <text:p>129,241488</text:p>
          </table:table-cell>
          <table:table-cell/>
          <table:table-cell office:value-type="float" office:value="1675.789" calcext:value-type="float">
            <text:p>1675,789</text:p>
          </table:table-cell>
          <table:table-cell office:value-type="float" office:value="621.145993" calcext:value-type="float">
            <text:p>621,145993</text:p>
          </table:table-cell>
          <table:table-cell table:number-columns-repeated="7"/>
        </table:table-row>
        <table:table-row table:style-name="ro1">
          <table:table-cell office:value-type="float" office:value="63.046" calcext:value-type="float">
            <text:p>63,046</text:p>
          </table:table-cell>
          <table:table-cell office:value-type="float" office:value="9.972888" calcext:value-type="float">
            <text:p>9,972888</text:p>
          </table:table-cell>
          <table:table-cell/>
          <table:table-cell office:value-type="float" office:value="197.365" calcext:value-type="float">
            <text:p>197,365</text:p>
          </table:table-cell>
          <table:table-cell office:value-type="float" office:value="129.162979" calcext:value-type="float">
            <text:p>129,162979</text:p>
          </table:table-cell>
          <table:table-cell/>
          <table:table-cell office:value-type="float" office:value="1740.05" calcext:value-type="float">
            <text:p>1740,05</text:p>
          </table:table-cell>
          <table:table-cell office:value-type="float" office:value="621.130506" calcext:value-type="float">
            <text:p>621,130506</text:p>
          </table:table-cell>
          <table:table-cell table:number-columns-repeated="7"/>
        </table:table-row>
        <table:table-row table:style-name="ro1">
          <table:table-cell office:value-type="float" office:value="67.572" calcext:value-type="float">
            <text:p>67,572</text:p>
          </table:table-cell>
          <table:table-cell office:value-type="float" office:value="9.782229" calcext:value-type="float">
            <text:p>9,782229</text:p>
          </table:table-cell>
          <table:table-cell/>
          <table:table-cell office:value-type="float" office:value="187.024" calcext:value-type="float">
            <text:p>187,024</text:p>
          </table:table-cell>
          <table:table-cell office:value-type="float" office:value="129.153974" calcext:value-type="float">
            <text:p>129,153974</text:p>
          </table:table-cell>
          <table:table-cell/>
          <table:table-cell office:value-type="float" office:value="1694.05" calcext:value-type="float">
            <text:p>1694,05</text:p>
          </table:table-cell>
          <table:table-cell office:value-type="float" office:value="618.976768" calcext:value-type="float">
            <text:p>618,976768</text:p>
          </table:table-cell>
          <table:table-cell table:number-columns-repeated="7"/>
        </table:table-row>
        <table:table-row table:style-name="ro1">
          <table:table-cell office:value-type="float" office:value="66.487" calcext:value-type="float">
            <text:p>66,487</text:p>
          </table:table-cell>
          <table:table-cell office:value-type="float" office:value="9.774538" calcext:value-type="float">
            <text:p>9,774538</text:p>
          </table:table-cell>
          <table:table-cell/>
          <table:table-cell office:value-type="float" office:value="303.096" calcext:value-type="float">
            <text:p>303,096</text:p>
          </table:table-cell>
          <table:table-cell office:value-type="float" office:value="129.099579" calcext:value-type="float">
            <text:p>129,099579</text:p>
          </table:table-cell>
          <table:table-cell/>
          <table:table-cell office:value-type="float" office:value="2660.921" calcext:value-type="float">
            <text:p>2660,921</text:p>
          </table:table-cell>
          <table:table-cell office:value-type="float" office:value="618.813614" calcext:value-type="float">
            <text:p>618,813614</text:p>
          </table:table-cell>
          <table:table-cell table:number-columns-repeated="7"/>
        </table:table-row>
        <table:table-row table:style-name="ro1">
          <table:table-cell office:value-type="float" office:value="63.82" calcext:value-type="float">
            <text:p>63,82</text:p>
          </table:table-cell>
          <table:table-cell office:value-type="float" office:value="9.717154" calcext:value-type="float">
            <text:p>9,717154</text:p>
          </table:table-cell>
          <table:table-cell/>
          <table:table-cell office:value-type="float" office:value="197.652" calcext:value-type="float">
            <text:p>197,652</text:p>
          </table:table-cell>
          <table:table-cell office:value-type="float" office:value="129.014537" calcext:value-type="float">
            <text:p>129,014537</text:p>
          </table:table-cell>
          <table:table-cell/>
          <table:table-cell office:value-type="float" office:value="5696.378" calcext:value-type="float">
            <text:p>5696,378</text:p>
          </table:table-cell>
          <table:table-cell office:value-type="float" office:value="617.741663" calcext:value-type="float">
            <text:p>617,741663</text:p>
          </table:table-cell>
          <table:table-cell table:number-columns-repeated="7"/>
        </table:table-row>
        <table:table-row table:style-name="ro1">
          <table:table-cell office:value-type="float" office:value="63.764" calcext:value-type="float">
            <text:p>63,764</text:p>
          </table:table-cell>
          <table:table-cell office:value-type="float" office:value="9.589376" calcext:value-type="float">
            <text:p>9,589376</text:p>
          </table:table-cell>
          <table:table-cell/>
          <table:table-cell office:value-type="float" office:value="209.336" calcext:value-type="float">
            <text:p>209,336</text:p>
          </table:table-cell>
          <table:table-cell office:value-type="float" office:value="128.779316" calcext:value-type="float">
            <text:p>128,779316</text:p>
          </table:table-cell>
          <table:table-cell/>
          <table:table-cell office:value-type="float" office:value="1672.565" calcext:value-type="float">
            <text:p>1672,565</text:p>
          </table:table-cell>
          <table:table-cell office:value-type="float" office:value="614.377029" calcext:value-type="float">
            <text:p>614,377029</text:p>
          </table:table-cell>
          <table:table-cell table:number-columns-repeated="7"/>
        </table:table-row>
        <table:table-row table:style-name="ro1">
          <table:table-cell office:value-type="float" office:value="144.986" calcext:value-type="float">
            <text:p>144,986</text:p>
          </table:table-cell>
          <table:table-cell office:value-type="float" office:value="9.58435" calcext:value-type="float">
            <text:p>9,58435</text:p>
          </table:table-cell>
          <table:table-cell office:value-type="string" calcext:value-type="string">
            <text:p>←</text:p>
          </table:table-cell>
          <table:table-cell office:value-type="float" office:value="189.213" calcext:value-type="float">
            <text:p>189,213</text:p>
          </table:table-cell>
          <table:table-cell office:value-type="float" office:value="128.749053" calcext:value-type="float">
            <text:p>128,749053</text:p>
          </table:table-cell>
          <table:table-cell/>
          <table:table-cell office:value-type="float" office:value="3781.303" calcext:value-type="float">
            <text:p>3781,303</text:p>
          </table:table-cell>
          <table:table-cell office:value-type="float" office:value="612.485347" calcext:value-type="float">
            <text:p>612,485347</text:p>
          </table:table-cell>
          <table:table-cell table:number-columns-repeated="7"/>
        </table:table-row>
        <table:table-row table:style-name="ro1">
          <table:table-cell office:value-type="float" office:value="66.721" calcext:value-type="float">
            <text:p>66,721</text:p>
          </table:table-cell>
          <table:table-cell office:value-type="float" office:value="9.578346" calcext:value-type="float">
            <text:p>9,578346</text:p>
          </table:table-cell>
          <table:table-cell/>
          <table:table-cell office:value-type="float" office:value="181.709" calcext:value-type="float">
            <text:p>181,709</text:p>
          </table:table-cell>
          <table:table-cell office:value-type="float" office:value="128.720518" calcext:value-type="float">
            <text:p>128,720518</text:p>
          </table:table-cell>
          <table:table-cell/>
          <table:table-cell office:value-type="float" office:value="1667.921" calcext:value-type="float">
            <text:p>1667,921</text:p>
          </table:table-cell>
          <table:table-cell office:value-type="float" office:value="611.284404" calcext:value-type="float">
            <text:p>611,284404</text:p>
          </table:table-cell>
          <table:table-cell table:number-columns-repeated="7"/>
        </table:table-row>
        <table:table-row table:style-name="ro1">
          <table:table-cell office:value-type="float" office:value="63.615" calcext:value-type="float">
            <text:p>63,615</text:p>
          </table:table-cell>
          <table:table-cell office:value-type="float" office:value="9.447579" calcext:value-type="float">
            <text:p>9,447579</text:p>
          </table:table-cell>
          <table:table-cell/>
          <table:table-cell office:value-type="float" office:value="209.544" calcext:value-type="float">
            <text:p>209,544</text:p>
          </table:table-cell>
          <table:table-cell office:value-type="float" office:value="128.678447" calcext:value-type="float">
            <text:p>128,678447</text:p>
          </table:table-cell>
          <table:table-cell/>
          <table:table-cell office:value-type="float" office:value="2808.624" calcext:value-type="float">
            <text:p>2808,624</text:p>
          </table:table-cell>
          <table:table-cell office:value-type="float" office:value="609.75584" calcext:value-type="float">
            <text:p>609,75584</text:p>
          </table:table-cell>
          <table:table-cell table:number-columns-repeated="7"/>
        </table:table-row>
        <table:table-row table:style-name="ro1">
          <table:table-cell office:value-type="float" office:value="65.587" calcext:value-type="float">
            <text:p>65,587</text:p>
          </table:table-cell>
          <table:table-cell office:value-type="float" office:value="9.426822" calcext:value-type="float">
            <text:p>9,426822</text:p>
          </table:table-cell>
          <table:table-cell/>
          <table:table-cell office:value-type="float" office:value="753.745" calcext:value-type="float">
            <text:p>753,745</text:p>
          </table:table-cell>
          <table:table-cell office:value-type="float" office:value="128.671371" calcext:value-type="float">
            <text:p>128,671371</text:p>
          </table:table-cell>
          <table:table-cell/>
          <table:table-cell office:value-type="float" office:value="2693.918" calcext:value-type="float">
            <text:p>2693,918</text:p>
          </table:table-cell>
          <table:table-cell office:value-type="float" office:value="609.371028" calcext:value-type="float">
            <text:p>609,371028</text:p>
          </table:table-cell>
          <table:table-cell table:number-columns-repeated="7"/>
        </table:table-row>
        <table:table-row table:style-name="ro1">
          <table:table-cell office:value-type="float" office:value="62.752" calcext:value-type="float">
            <text:p>62,752</text:p>
          </table:table-cell>
          <table:table-cell office:value-type="float" office:value="9.394591" calcext:value-type="float">
            <text:p>9,394591</text:p>
          </table:table-cell>
          <table:table-cell/>
          <table:table-cell office:value-type="float" office:value="206.511" calcext:value-type="float">
            <text:p>206,511</text:p>
          </table:table-cell>
          <table:table-cell office:value-type="float" office:value="128.647633" calcext:value-type="float">
            <text:p>128,647633</text:p>
          </table:table-cell>
          <table:table-cell/>
          <table:table-cell office:value-type="float" office:value="1661.301" calcext:value-type="float">
            <text:p>1661,301</text:p>
          </table:table-cell>
          <table:table-cell office:value-type="float" office:value="608.104134" calcext:value-type="float">
            <text:p>608,104134</text:p>
          </table:table-cell>
          <table:table-cell table:number-columns-repeated="7"/>
        </table:table-row>
        <table:table-row table:style-name="ro1">
          <table:table-cell office:value-type="float" office:value="67.367" calcext:value-type="float">
            <text:p>67,367</text:p>
          </table:table-cell>
          <table:table-cell office:value-type="float" office:value="9.380148" calcext:value-type="float">
            <text:p>9,380148</text:p>
          </table:table-cell>
          <table:table-cell/>
          <table:table-cell office:value-type="float" office:value="194.802" calcext:value-type="float">
            <text:p>194,802</text:p>
          </table:table-cell>
          <table:table-cell office:value-type="float" office:value="128.548735" calcext:value-type="float">
            <text:p>128,548735</text:p>
          </table:table-cell>
          <table:table-cell/>
          <table:table-cell office:value-type="float" office:value="1674.734" calcext:value-type="float">
            <text:p>1674,734</text:p>
          </table:table-cell>
          <table:table-cell office:value-type="float" office:value="607.172178" calcext:value-type="float">
            <text:p>607,172178</text:p>
          </table:table-cell>
          <table:table-cell table:number-columns-repeated="7"/>
        </table:table-row>
        <table:table-row table:style-name="ro1">
          <table:table-cell office:value-type="float" office:value="67.639" calcext:value-type="float">
            <text:p>67,639</text:p>
          </table:table-cell>
          <table:table-cell office:value-type="float" office:value="9.377909" calcext:value-type="float">
            <text:p>9,377909</text:p>
          </table:table-cell>
          <table:table-cell/>
          <table:table-cell office:value-type="float" office:value="215.178" calcext:value-type="float">
            <text:p>215,178</text:p>
          </table:table-cell>
          <table:table-cell office:value-type="float" office:value="128.492617" calcext:value-type="float">
            <text:p>128,492617</text:p>
          </table:table-cell>
          <table:table-cell/>
          <table:table-cell office:value-type="float" office:value="4873.715" calcext:value-type="float">
            <text:p>4873,715</text:p>
          </table:table-cell>
          <table:table-cell office:value-type="float" office:value="605.357213" calcext:value-type="float">
            <text:p>605,357213</text:p>
          </table:table-cell>
          <table:table-cell table:number-columns-repeated="7"/>
        </table:table-row>
        <table:table-row table:style-name="ro1">
          <table:table-cell office:value-type="float" office:value="71.206" calcext:value-type="float">
            <text:p>71,206</text:p>
          </table:table-cell>
          <table:table-cell office:value-type="float" office:value="9.366117" calcext:value-type="float">
            <text:p>9,366117</text:p>
          </table:table-cell>
          <table:table-cell/>
          <table:table-cell office:value-type="float" office:value="215.566" calcext:value-type="float">
            <text:p>215,566</text:p>
          </table:table-cell>
          <table:table-cell office:value-type="float" office:value="128.169446" calcext:value-type="float">
            <text:p>128,169446</text:p>
          </table:table-cell>
          <table:table-cell/>
          <table:table-cell office:value-type="float" office:value="1648.288" calcext:value-type="float">
            <text:p>1648,288</text:p>
          </table:table-cell>
          <table:table-cell office:value-type="float" office:value="593.522873" calcext:value-type="float">
            <text:p>593,522873</text:p>
          </table:table-cell>
          <table:table-cell table:number-columns-repeated="7"/>
        </table:table-row>
        <table:table-row table:style-name="ro1">
          <table:table-cell office:value-type="float" office:value="62.671" calcext:value-type="float">
            <text:p>62,671</text:p>
          </table:table-cell>
          <table:table-cell office:value-type="float" office:value="9.325997" calcext:value-type="float">
            <text:p>9,325997</text:p>
          </table:table-cell>
          <table:table-cell/>
          <table:table-cell office:value-type="float" office:value="319.345" calcext:value-type="float">
            <text:p>319,345</text:p>
          </table:table-cell>
          <table:table-cell office:value-type="float" office:value="127.785297" calcext:value-type="float">
            <text:p>127,785297</text:p>
          </table:table-cell>
          <table:table-cell/>
          <table:table-cell office:value-type="float" office:value="2687.5" calcext:value-type="float">
            <text:p>2687,5</text:p>
          </table:table-cell>
          <table:table-cell office:value-type="float" office:value="591.086652" calcext:value-type="float">
            <text:p>591,086652</text:p>
          </table:table-cell>
          <table:table-cell table:number-columns-repeated="7"/>
        </table:table-row>
        <table:table-row table:style-name="ro1">
          <table:table-cell office:value-type="float" office:value="63.601" calcext:value-type="float">
            <text:p>63,601</text:p>
          </table:table-cell>
          <table:table-cell office:value-type="float" office:value="9.324514" calcext:value-type="float">
            <text:p>9,324514</text:p>
          </table:table-cell>
          <table:table-cell/>
          <table:table-cell office:value-type="float" office:value="184.56" calcext:value-type="float">
            <text:p>184,56</text:p>
          </table:table-cell>
          <table:table-cell office:value-type="float" office:value="127.706384" calcext:value-type="float">
            <text:p>127,706384</text:p>
          </table:table-cell>
          <table:table-cell/>
          <table:table-cell office:value-type="float" office:value="1644.789" calcext:value-type="float">
            <text:p>1644,789</text:p>
          </table:table-cell>
          <table:table-cell office:value-type="float" office:value="590.682981" calcext:value-type="float">
            <text:p>590,682981</text:p>
          </table:table-cell>
          <table:table-cell table:number-columns-repeated="7"/>
        </table:table-row>
        <table:table-row table:style-name="ro1">
          <table:table-cell office:value-type="float" office:value="62.219" calcext:value-type="float">
            <text:p>62,219</text:p>
          </table:table-cell>
          <table:table-cell office:value-type="float" office:value="9.314228" calcext:value-type="float">
            <text:p>9,314228</text:p>
          </table:table-cell>
          <table:table-cell/>
          <table:table-cell office:value-type="float" office:value="217.866" calcext:value-type="float">
            <text:p>217,866</text:p>
          </table:table-cell>
          <table:table-cell office:value-type="float" office:value="127.575513" calcext:value-type="float">
            <text:p>127,575513</text:p>
          </table:table-cell>
          <table:table-cell/>
          <table:table-cell office:value-type="float" office:value="4293.213" calcext:value-type="float">
            <text:p>4293,213</text:p>
          </table:table-cell>
          <table:table-cell office:value-type="float" office:value="589.568401" calcext:value-type="float">
            <text:p>589,568401</text:p>
          </table:table-cell>
          <table:table-cell table:number-columns-repeated="7"/>
        </table:table-row>
        <table:table-row table:style-name="ro1">
          <table:table-cell office:value-type="float" office:value="64.211" calcext:value-type="float">
            <text:p>64,211</text:p>
          </table:table-cell>
          <table:table-cell office:value-type="float" office:value="9.285649" calcext:value-type="float">
            <text:p>9,285649</text:p>
          </table:table-cell>
          <table:table-cell/>
          <table:table-cell office:value-type="float" office:value="203.072" calcext:value-type="float">
            <text:p>203,072</text:p>
          </table:table-cell>
          <table:table-cell office:value-type="float" office:value="127.384665" calcext:value-type="float">
            <text:p>127,384665</text:p>
          </table:table-cell>
          <table:table-cell/>
          <table:table-cell office:value-type="float" office:value="2842.882" calcext:value-type="float">
            <text:p>2842,882</text:p>
          </table:table-cell>
          <table:table-cell office:value-type="float" office:value="589.042967" calcext:value-type="float">
            <text:p>589,042967</text:p>
          </table:table-cell>
          <table:table-cell table:number-columns-repeated="7"/>
        </table:table-row>
        <table:table-row table:style-name="ro1">
          <table:table-cell office:value-type="float" office:value="74.217" calcext:value-type="float">
            <text:p>74,217</text:p>
          </table:table-cell>
          <table:table-cell office:value-type="float" office:value="9.207708" calcext:value-type="float">
            <text:p>9,207708</text:p>
          </table:table-cell>
          <table:table-cell/>
          <table:table-cell office:value-type="float" office:value="185.982" calcext:value-type="float">
            <text:p>185,982</text:p>
          </table:table-cell>
          <table:table-cell office:value-type="float" office:value="127.331804" calcext:value-type="float">
            <text:p>127,331804</text:p>
          </table:table-cell>
          <table:table-cell/>
          <table:table-cell office:value-type="float" office:value="3031.496" calcext:value-type="float">
            <text:p>3031,496</text:p>
          </table:table-cell>
          <table:table-cell office:value-type="float" office:value="583.972628" calcext:value-type="float">
            <text:p>583,972628</text:p>
          </table:table-cell>
          <table:table-cell table:number-columns-repeated="7"/>
        </table:table-row>
        <table:table-row table:style-name="ro1">
          <table:table-cell office:value-type="float" office:value="63.138" calcext:value-type="float">
            <text:p>63,138</text:p>
          </table:table-cell>
          <table:table-cell office:value-type="float" office:value="9.201102" calcext:value-type="float">
            <text:p>9,201102</text:p>
          </table:table-cell>
          <table:table-cell/>
          <table:table-cell office:value-type="float" office:value="196.281" calcext:value-type="float">
            <text:p>196,281</text:p>
          </table:table-cell>
          <table:table-cell office:value-type="float" office:value="127.170806" calcext:value-type="float">
            <text:p>127,170806</text:p>
          </table:table-cell>
          <table:table-cell/>
          <table:table-cell office:value-type="float" office:value="4669.241" calcext:value-type="float">
            <text:p>4669,241</text:p>
          </table:table-cell>
          <table:table-cell office:value-type="float" office:value="579.538439" calcext:value-type="float">
            <text:p>579,538439</text:p>
          </table:table-cell>
          <table:table-cell table:number-columns-repeated="7"/>
        </table:table-row>
        <table:table-row table:style-name="ro1">
          <table:table-cell office:value-type="float" office:value="61.352" calcext:value-type="float">
            <text:p>61,352</text:p>
          </table:table-cell>
          <table:table-cell office:value-type="float" office:value="9.107958" calcext:value-type="float">
            <text:p>9,107958</text:p>
          </table:table-cell>
          <table:table-cell/>
          <table:table-cell office:value-type="float" office:value="207.506" calcext:value-type="float">
            <text:p>207,506</text:p>
          </table:table-cell>
          <table:table-cell office:value-type="float" office:value="127.006938" calcext:value-type="float">
            <text:p>127,006938</text:p>
          </table:table-cell>
          <table:table-cell/>
          <table:table-cell office:value-type="float" office:value="3519.065" calcext:value-type="float">
            <text:p>3519,065</text:p>
          </table:table-cell>
          <table:table-cell office:value-type="float" office:value="576.532351" calcext:value-type="float">
            <text:p>576,532351</text:p>
          </table:table-cell>
          <table:table-cell table:number-columns-repeated="7"/>
        </table:table-row>
        <table:table-row table:style-name="ro1">
          <table:table-cell office:value-type="float" office:value="63.4" calcext:value-type="float">
            <text:p>63,4</text:p>
          </table:table-cell>
          <table:table-cell office:value-type="float" office:value="9.074423" calcext:value-type="float">
            <text:p>9,074423</text:p>
          </table:table-cell>
          <table:table-cell/>
          <table:table-cell office:value-type="float" office:value="214.124" calcext:value-type="float">
            <text:p>214,124</text:p>
          </table:table-cell>
          <table:table-cell office:value-type="float" office:value="126.959588" calcext:value-type="float">
            <text:p>126,959588</text:p>
          </table:table-cell>
          <table:table-cell/>
          <table:table-cell office:value-type="float" office:value="5968.214" calcext:value-type="float">
            <text:p>5968,214</text:p>
          </table:table-cell>
          <table:table-cell office:value-type="float" office:value="576.531666" calcext:value-type="float">
            <text:p>576,531666</text:p>
          </table:table-cell>
          <table:table-cell table:number-columns-repeated="7"/>
        </table:table-row>
        <table:table-row table:style-name="ro1">
          <table:table-cell office:value-type="float" office:value="62.167" calcext:value-type="float">
            <text:p>62,167</text:p>
          </table:table-cell>
          <table:table-cell office:value-type="float" office:value="8.998991" calcext:value-type="float">
            <text:p>8,998991</text:p>
          </table:table-cell>
          <table:table-cell/>
          <table:table-cell office:value-type="float" office:value="196.944" calcext:value-type="float">
            <text:p>196,944</text:p>
          </table:table-cell>
          <table:table-cell office:value-type="float" office:value="126.931624" calcext:value-type="float">
            <text:p>126,931624</text:p>
          </table:table-cell>
          <table:table-cell/>
          <table:table-cell office:value-type="float" office:value="4316.779" calcext:value-type="float">
            <text:p>4316,779</text:p>
          </table:table-cell>
          <table:table-cell office:value-type="float" office:value="573.547743" calcext:value-type="float">
            <text:p>573,547743</text:p>
          </table:table-cell>
          <table:table-cell table:number-columns-repeated="7"/>
        </table:table-row>
        <table:table-row table:style-name="ro1">
          <table:table-cell office:value-type="float" office:value="67.649" calcext:value-type="float">
            <text:p>67,649</text:p>
          </table:table-cell>
          <table:table-cell office:value-type="float" office:value="8.942859" calcext:value-type="float">
            <text:p>8,942859</text:p>
          </table:table-cell>
          <table:table-cell/>
          <table:table-cell office:value-type="float" office:value="217.168" calcext:value-type="float">
            <text:p>217,168</text:p>
          </table:table-cell>
          <table:table-cell office:value-type="float" office:value="126.921626" calcext:value-type="float">
            <text:p>126,921626</text:p>
          </table:table-cell>
          <table:table-cell/>
          <table:table-cell office:value-type="float" office:value="1878.372" calcext:value-type="float">
            <text:p>1878,372</text:p>
          </table:table-cell>
          <table:table-cell office:value-type="float" office:value="572.52285" calcext:value-type="float">
            <text:p>572,52285</text:p>
          </table:table-cell>
          <table:table-cell table:number-columns-repeated="7"/>
        </table:table-row>
        <table:table-row table:style-name="ro1">
          <table:table-cell office:value-type="float" office:value="64.946" calcext:value-type="float">
            <text:p>64,946</text:p>
          </table:table-cell>
          <table:table-cell office:value-type="float" office:value="8.937612" calcext:value-type="float">
            <text:p>8,937612</text:p>
          </table:table-cell>
          <table:table-cell/>
          <table:table-cell office:value-type="float" office:value="186.268" calcext:value-type="float">
            <text:p>186,268</text:p>
          </table:table-cell>
          <table:table-cell office:value-type="float" office:value="126.899149" calcext:value-type="float">
            <text:p>126,899149</text:p>
          </table:table-cell>
          <table:table-cell/>
          <table:table-cell office:value-type="float" office:value="11579.406" calcext:value-type="float">
            <text:p>11579,406</text:p>
          </table:table-cell>
          <table:table-cell office:value-type="float" office:value="564.975007" calcext:value-type="float">
            <text:p>564,975007</text:p>
          </table:table-cell>
          <table:table-cell table:number-columns-repeated="7"/>
        </table:table-row>
        <table:table-row table:style-name="ro1">
          <table:table-cell office:value-type="float" office:value="65.32" calcext:value-type="float">
            <text:p>65,32</text:p>
          </table:table-cell>
          <table:table-cell office:value-type="float" office:value="8.919387" calcext:value-type="float">
            <text:p>8,919387</text:p>
          </table:table-cell>
          <table:table-cell/>
          <table:table-cell office:value-type="float" office:value="371.79" calcext:value-type="float">
            <text:p>371,79</text:p>
          </table:table-cell>
          <table:table-cell office:value-type="float" office:value="126.594222" calcext:value-type="float">
            <text:p>126,594222</text:p>
          </table:table-cell>
          <table:table-cell/>
          <table:table-cell office:value-type="float" office:value="2415.004" calcext:value-type="float">
            <text:p>2415,004</text:p>
          </table:table-cell>
          <table:table-cell office:value-type="float" office:value="561.402355" calcext:value-type="float">
            <text:p>561,402355</text:p>
          </table:table-cell>
          <table:table-cell table:number-columns-repeated="7"/>
        </table:table-row>
        <table:table-row table:style-name="ro1">
          <table:table-cell office:value-type="float" office:value="64.498" calcext:value-type="float">
            <text:p>64,498</text:p>
          </table:table-cell>
          <table:table-cell office:value-type="float" office:value="8.89422" calcext:value-type="float">
            <text:p>8,89422</text:p>
          </table:table-cell>
          <table:table-cell/>
          <table:table-cell office:value-type="float" office:value="187.631" calcext:value-type="float">
            <text:p>187,631</text:p>
          </table:table-cell>
          <table:table-cell office:value-type="float" office:value="126.301989" calcext:value-type="float">
            <text:p>126,301989</text:p>
          </table:table-cell>
          <table:table-cell/>
          <table:table-cell office:value-type="float" office:value="1615.419" calcext:value-type="float">
            <text:p>1615,419</text:p>
          </table:table-cell>
          <table:table-cell office:value-type="float" office:value="561.007829" calcext:value-type="float">
            <text:p>561,007829</text:p>
          </table:table-cell>
          <table:table-cell table:number-columns-repeated="7"/>
        </table:table-row>
        <table:table-row table:style-name="ro1">
          <table:table-cell office:value-type="float" office:value="62.085" calcext:value-type="float">
            <text:p>62,085</text:p>
          </table:table-cell>
          <table:table-cell office:value-type="float" office:value="8.862171" calcext:value-type="float">
            <text:p>8,862171</text:p>
          </table:table-cell>
          <table:table-cell/>
          <table:table-cell office:value-type="float" office:value="195.903" calcext:value-type="float">
            <text:p>195,903</text:p>
          </table:table-cell>
          <table:table-cell office:value-type="float" office:value="126.263316" calcext:value-type="float">
            <text:p>126,263316</text:p>
          </table:table-cell>
          <table:table-cell/>
          <table:table-cell office:value-type="float" office:value="1749.413" calcext:value-type="float">
            <text:p>1749,413</text:p>
          </table:table-cell>
          <table:table-cell office:value-type="float" office:value="558.181255" calcext:value-type="float">
            <text:p>558,181255</text:p>
          </table:table-cell>
          <table:table-cell table:number-columns-repeated="7"/>
        </table:table-row>
        <table:table-row table:style-name="ro1">
          <table:table-cell office:value-type="float" office:value="63.96" calcext:value-type="float">
            <text:p>63,96</text:p>
          </table:table-cell>
          <table:table-cell office:value-type="float" office:value="8.862023" calcext:value-type="float">
            <text:p>8,862023</text:p>
          </table:table-cell>
          <table:table-cell/>
          <table:table-cell office:value-type="float" office:value="185.874" calcext:value-type="float">
            <text:p>185,874</text:p>
          </table:table-cell>
          <table:table-cell office:value-type="float" office:value="126.205062" calcext:value-type="float">
            <text:p>126,205062</text:p>
          </table:table-cell>
          <table:table-cell/>
          <table:table-cell office:value-type="float" office:value="1613.919" calcext:value-type="float">
            <text:p>1613,919</text:p>
          </table:table-cell>
          <table:table-cell office:value-type="float" office:value="553.368782" calcext:value-type="float">
            <text:p>553,368782</text:p>
          </table:table-cell>
          <table:table-cell table:number-columns-repeated="7"/>
        </table:table-row>
        <table:table-row table:style-name="ro1">
          <table:table-cell office:value-type="float" office:value="64.616" calcext:value-type="float">
            <text:p>64,616</text:p>
          </table:table-cell>
          <table:table-cell office:value-type="float" office:value="8.841811" calcext:value-type="float">
            <text:p>8,841811</text:p>
          </table:table-cell>
          <table:table-cell/>
          <table:table-cell office:value-type="float" office:value="237.202" calcext:value-type="float">
            <text:p>237,202</text:p>
          </table:table-cell>
          <table:table-cell office:value-type="float" office:value="126.062725" calcext:value-type="float">
            <text:p>126,062725</text:p>
          </table:table-cell>
          <table:table-cell/>
          <table:table-cell office:value-type="float" office:value="1607.929" calcext:value-type="float">
            <text:p>1607,929</text:p>
          </table:table-cell>
          <table:table-cell office:value-type="float" office:value="553.197838" calcext:value-type="float">
            <text:p>553,197838</text:p>
          </table:table-cell>
          <table:table-cell table:number-columns-repeated="7"/>
        </table:table-row>
        <table:table-row table:style-name="ro1">
          <table:table-cell office:value-type="float" office:value="70.842" calcext:value-type="float">
            <text:p>70,842</text:p>
          </table:table-cell>
          <table:table-cell office:value-type="float" office:value="8.810336" calcext:value-type="float">
            <text:p>8,810336</text:p>
          </table:table-cell>
          <table:table-cell/>
          <table:table-cell office:value-type="float" office:value="227.595" calcext:value-type="float">
            <text:p>227,595</text:p>
          </table:table-cell>
          <table:table-cell office:value-type="float" office:value="125.960398" calcext:value-type="float">
            <text:p>125,960398</text:p>
          </table:table-cell>
          <table:table-cell/>
          <table:table-cell office:value-type="float" office:value="5878.926" calcext:value-type="float">
            <text:p>5878,926</text:p>
          </table:table-cell>
          <table:table-cell office:value-type="float" office:value="552.701336" calcext:value-type="float">
            <text:p>552,701336</text:p>
          </table:table-cell>
          <table:table-cell table:number-columns-repeated="7"/>
        </table:table-row>
        <table:table-row table:style-name="ro1">
          <table:table-cell office:value-type="float" office:value="61.713" calcext:value-type="float">
            <text:p>61,713</text:p>
          </table:table-cell>
          <table:table-cell office:value-type="float" office:value="8.804437" calcext:value-type="float">
            <text:p>8,804437</text:p>
          </table:table-cell>
          <table:table-cell/>
          <table:table-cell office:value-type="float" office:value="205.535" calcext:value-type="float">
            <text:p>205,535</text:p>
          </table:table-cell>
          <table:table-cell office:value-type="float" office:value="125.650553" calcext:value-type="float">
            <text:p>125,650553</text:p>
          </table:table-cell>
          <table:table-cell/>
          <table:table-cell office:value-type="float" office:value="1920.498" calcext:value-type="float">
            <text:p>1920,498</text:p>
          </table:table-cell>
          <table:table-cell office:value-type="float" office:value="551.042894" calcext:value-type="float">
            <text:p>551,042894</text:p>
          </table:table-cell>
          <table:table-cell table:number-columns-repeated="7"/>
        </table:table-row>
        <table:table-row table:style-name="ro1">
          <table:table-cell office:value-type="float" office:value="66.715" calcext:value-type="float">
            <text:p>66,715</text:p>
          </table:table-cell>
          <table:table-cell office:value-type="float" office:value="8.662103" calcext:value-type="float">
            <text:p>8,662103</text:p>
          </table:table-cell>
          <table:table-cell/>
          <table:table-cell office:value-type="float" office:value="201.224" calcext:value-type="float">
            <text:p>201,224</text:p>
          </table:table-cell>
          <table:table-cell office:value-type="float" office:value="125.552553" calcext:value-type="float">
            <text:p>125,552553</text:p>
          </table:table-cell>
          <table:table-cell/>
          <table:table-cell office:value-type="float" office:value="1617.437" calcext:value-type="float">
            <text:p>1617,437</text:p>
          </table:table-cell>
          <table:table-cell office:value-type="float" office:value="549.344492" calcext:value-type="float">
            <text:p>549,344492</text:p>
          </table:table-cell>
          <table:table-cell table:number-columns-repeated="7"/>
        </table:table-row>
        <table:table-row table:style-name="ro1">
          <table:table-cell office:value-type="float" office:value="62.537" calcext:value-type="float">
            <text:p>62,537</text:p>
          </table:table-cell>
          <table:table-cell office:value-type="float" office:value="8.587992" calcext:value-type="float">
            <text:p>8,587992</text:p>
          </table:table-cell>
          <table:table-cell/>
          <table:table-cell office:value-type="float" office:value="196.809" calcext:value-type="float">
            <text:p>196,809</text:p>
          </table:table-cell>
          <table:table-cell office:value-type="float" office:value="125.523664" calcext:value-type="float">
            <text:p>125,523664</text:p>
          </table:table-cell>
          <table:table-cell/>
          <table:table-cell office:value-type="float" office:value="1608.769" calcext:value-type="float">
            <text:p>1608,769</text:p>
          </table:table-cell>
          <table:table-cell office:value-type="float" office:value="549.061723" calcext:value-type="float">
            <text:p>549,061723</text:p>
          </table:table-cell>
          <table:table-cell table:number-columns-repeated="7"/>
        </table:table-row>
        <table:table-row table:style-name="ro1">
          <table:table-cell office:value-type="float" office:value="61.845" calcext:value-type="float">
            <text:p>61,845</text:p>
          </table:table-cell>
          <table:table-cell office:value-type="float" office:value="8.577603" calcext:value-type="float">
            <text:p>8,577603</text:p>
          </table:table-cell>
          <table:table-cell/>
          <table:table-cell office:value-type="float" office:value="204.499" calcext:value-type="float">
            <text:p>204,499</text:p>
          </table:table-cell>
          <table:table-cell office:value-type="float" office:value="125.022496" calcext:value-type="float">
            <text:p>125,022496</text:p>
          </table:table-cell>
          <table:table-cell/>
          <table:table-cell office:value-type="float" office:value="1602.621" calcext:value-type="float">
            <text:p>1602,621</text:p>
          </table:table-cell>
          <table:table-cell office:value-type="float" office:value="545.147717" calcext:value-type="float">
            <text:p>545,147717</text:p>
          </table:table-cell>
          <table:table-cell table:number-columns-repeated="7"/>
        </table:table-row>
        <table:table-row table:style-name="ro1">
          <table:table-cell office:value-type="float" office:value="63.782" calcext:value-type="float">
            <text:p>63,782</text:p>
          </table:table-cell>
          <table:table-cell office:value-type="float" office:value="8.540799" calcext:value-type="float">
            <text:p>8,540799</text:p>
          </table:table-cell>
          <table:table-cell/>
          <table:table-cell office:value-type="float" office:value="190.905" calcext:value-type="float">
            <text:p>190,905</text:p>
          </table:table-cell>
          <table:table-cell office:value-type="float" office:value="125.019157" calcext:value-type="float">
            <text:p>125,019157</text:p>
          </table:table-cell>
          <table:table-cell/>
          <table:table-cell office:value-type="float" office:value="2537.102" calcext:value-type="float">
            <text:p>2537,102</text:p>
          </table:table-cell>
          <table:table-cell office:value-type="float" office:value="544.390892" calcext:value-type="float">
            <text:p>544,390892</text:p>
          </table:table-cell>
          <table:table-cell table:number-columns-repeated="7"/>
        </table:table-row>
        <table:table-row table:style-name="ro1">
          <table:table-cell office:value-type="float" office:value="68.299" calcext:value-type="float">
            <text:p>68,299</text:p>
          </table:table-cell>
          <table:table-cell office:value-type="float" office:value="8.517195" calcext:value-type="float">
            <text:p>8,517195</text:p>
          </table:table-cell>
          <table:table-cell/>
          <table:table-cell office:value-type="float" office:value="197.67" calcext:value-type="float">
            <text:p>197,67</text:p>
          </table:table-cell>
          <table:table-cell office:value-type="float" office:value="124.998537" calcext:value-type="float">
            <text:p>124,998537</text:p>
          </table:table-cell>
          <table:table-cell/>
          <table:table-cell office:value-type="float" office:value="1599.435" calcext:value-type="float">
            <text:p>1599,435</text:p>
          </table:table-cell>
          <table:table-cell office:value-type="float" office:value="543.847924" calcext:value-type="float">
            <text:p>543,847924</text:p>
          </table:table-cell>
          <table:table-cell table:number-columns-repeated="7"/>
        </table:table-row>
        <table:table-row table:style-name="ro1">
          <table:table-cell office:value-type="float" office:value="67.735" calcext:value-type="float">
            <text:p>67,735</text:p>
          </table:table-cell>
          <table:table-cell office:value-type="float" office:value="8.437976" calcext:value-type="float">
            <text:p>8,437976</text:p>
          </table:table-cell>
          <table:table-cell/>
          <table:table-cell office:value-type="float" office:value="194.244" calcext:value-type="float">
            <text:p>194,244</text:p>
          </table:table-cell>
          <table:table-cell office:value-type="float" office:value="124.819419" calcext:value-type="float">
            <text:p>124,819419</text:p>
          </table:table-cell>
          <table:table-cell/>
          <table:table-cell office:value-type="float" office:value="1624.514" calcext:value-type="float">
            <text:p>1624,514</text:p>
          </table:table-cell>
          <table:table-cell office:value-type="float" office:value="542.997525" calcext:value-type="float">
            <text:p>542,997525</text:p>
          </table:table-cell>
          <table:table-cell table:number-columns-repeated="7"/>
        </table:table-row>
        <table:table-row table:style-name="ro1">
          <table:table-cell office:value-type="float" office:value="61.834" calcext:value-type="float">
            <text:p>61,834</text:p>
          </table:table-cell>
          <table:table-cell office:value-type="float" office:value="8.425966" calcext:value-type="float">
            <text:p>8,425966</text:p>
          </table:table-cell>
          <table:table-cell/>
          <table:table-cell office:value-type="float" office:value="183.379" calcext:value-type="float">
            <text:p>183,379</text:p>
          </table:table-cell>
          <table:table-cell office:value-type="float" office:value="124.591799" calcext:value-type="float">
            <text:p>124,591799</text:p>
          </table:table-cell>
          <table:table-cell/>
          <table:table-cell office:value-type="float" office:value="1611.014" calcext:value-type="float">
            <text:p>1611,014</text:p>
          </table:table-cell>
          <table:table-cell office:value-type="float" office:value="542.950088" calcext:value-type="float">
            <text:p>542,950088</text:p>
          </table:table-cell>
          <table:table-cell table:number-columns-repeated="7"/>
        </table:table-row>
        <table:table-row table:style-name="ro1">
          <table:table-cell office:value-type="float" office:value="60.934" calcext:value-type="float">
            <text:p>60,934</text:p>
          </table:table-cell>
          <table:table-cell office:value-type="float" office:value="8.388017" calcext:value-type="float">
            <text:p>8,388017</text:p>
          </table:table-cell>
          <table:table-cell/>
          <table:table-cell office:value-type="float" office:value="228.453" calcext:value-type="float">
            <text:p>228,453</text:p>
          </table:table-cell>
          <table:table-cell office:value-type="float" office:value="124.40914" calcext:value-type="float">
            <text:p>124,40914</text:p>
          </table:table-cell>
          <table:table-cell/>
          <table:table-cell office:value-type="float" office:value="1597.684" calcext:value-type="float">
            <text:p>1597,684</text:p>
          </table:table-cell>
          <table:table-cell office:value-type="float" office:value="542.837555" calcext:value-type="float">
            <text:p>542,837555</text:p>
          </table:table-cell>
          <table:table-cell table:number-columns-repeated="7"/>
        </table:table-row>
        <table:table-row table:style-name="ro1">
          <table:table-cell office:value-type="float" office:value="67.323" calcext:value-type="float">
            <text:p>67,323</text:p>
          </table:table-cell>
          <table:table-cell office:value-type="float" office:value="8.382168" calcext:value-type="float">
            <text:p>8,382168</text:p>
          </table:table-cell>
          <table:table-cell/>
          <table:table-cell office:value-type="float" office:value="209.09" calcext:value-type="float">
            <text:p>209,09</text:p>
          </table:table-cell>
          <table:table-cell office:value-type="float" office:value="124.395118" calcext:value-type="float">
            <text:p>124,395118</text:p>
          </table:table-cell>
          <table:table-cell/>
          <table:table-cell office:value-type="float" office:value="1679.262" calcext:value-type="float">
            <text:p>1679,262</text:p>
          </table:table-cell>
          <table:table-cell office:value-type="float" office:value="541.903355" calcext:value-type="float">
            <text:p>541,903355</text:p>
          </table:table-cell>
          <table:table-cell table:number-columns-repeated="7"/>
        </table:table-row>
        <table:table-row table:style-name="ro1">
          <table:table-cell office:value-type="float" office:value="62.795" calcext:value-type="float">
            <text:p>62,795</text:p>
          </table:table-cell>
          <table:table-cell office:value-type="float" office:value="8.348559" calcext:value-type="float">
            <text:p>8,348559</text:p>
          </table:table-cell>
          <table:table-cell/>
          <table:table-cell office:value-type="float" office:value="201.857" calcext:value-type="float">
            <text:p>201,857</text:p>
          </table:table-cell>
          <table:table-cell office:value-type="float" office:value="123.924423" calcext:value-type="float">
            <text:p>123,924423</text:p>
          </table:table-cell>
          <table:table-cell/>
          <table:table-cell office:value-type="float" office:value="3661.324" calcext:value-type="float">
            <text:p>3661,324</text:p>
          </table:table-cell>
          <table:table-cell office:value-type="float" office:value="541.409228" calcext:value-type="float">
            <text:p>541,409228</text:p>
          </table:table-cell>
          <table:table-cell table:number-columns-repeated="7"/>
        </table:table-row>
        <table:table-row table:style-name="ro1">
          <table:table-cell office:value-type="float" office:value="61.861" calcext:value-type="float">
            <text:p>61,861</text:p>
          </table:table-cell>
          <table:table-cell office:value-type="float" office:value="8.316591" calcext:value-type="float">
            <text:p>8,316591</text:p>
          </table:table-cell>
          <table:table-cell/>
          <table:table-cell office:value-type="float" office:value="195.673" calcext:value-type="float">
            <text:p>195,673</text:p>
          </table:table-cell>
          <table:table-cell office:value-type="float" office:value="123.877474" calcext:value-type="float">
            <text:p>123,877474</text:p>
          </table:table-cell>
          <table:table-cell/>
          <table:table-cell office:value-type="float" office:value="1602.275" calcext:value-type="float">
            <text:p>1602,275</text:p>
          </table:table-cell>
          <table:table-cell office:value-type="float" office:value="541.18734" calcext:value-type="float">
            <text:p>541,18734</text:p>
          </table:table-cell>
          <table:table-cell table:number-columns-repeated="7"/>
        </table:table-row>
        <table:table-row table:style-name="ro1">
          <table:table-cell office:value-type="float" office:value="60.432" calcext:value-type="float">
            <text:p>60,432</text:p>
          </table:table-cell>
          <table:table-cell office:value-type="float" office:value="8.316536" calcext:value-type="float">
            <text:p>8,316536</text:p>
          </table:table-cell>
          <table:table-cell/>
          <table:table-cell office:value-type="float" office:value="260.55" calcext:value-type="float">
            <text:p>260,55</text:p>
          </table:table-cell>
          <table:table-cell office:value-type="float" office:value="123.473097" calcext:value-type="float">
            <text:p>123,473097</text:p>
          </table:table-cell>
          <table:table-cell/>
          <table:table-cell office:value-type="float" office:value="1599.128" calcext:value-type="float">
            <text:p>1599,128</text:p>
          </table:table-cell>
          <table:table-cell office:value-type="float" office:value="541.056964" calcext:value-type="float">
            <text:p>541,056964</text:p>
          </table:table-cell>
          <table:table-cell table:number-columns-repeated="7"/>
        </table:table-row>
        <table:table-row table:style-name="ro1">
          <table:table-cell office:value-type="float" office:value="62.832" calcext:value-type="float">
            <text:p>62,832</text:p>
          </table:table-cell>
          <table:table-cell office:value-type="float" office:value="8.314215" calcext:value-type="float">
            <text:p>8,314215</text:p>
          </table:table-cell>
          <table:table-cell/>
          <table:table-cell office:value-type="float" office:value="203.467" calcext:value-type="float">
            <text:p>203,467</text:p>
          </table:table-cell>
          <table:table-cell office:value-type="float" office:value="123.189412" calcext:value-type="float">
            <text:p>123,189412</text:p>
          </table:table-cell>
          <table:table-cell/>
          <table:table-cell office:value-type="float" office:value="2570.755" calcext:value-type="float">
            <text:p>2570,755</text:p>
          </table:table-cell>
          <table:table-cell office:value-type="float" office:value="539.972134" calcext:value-type="float">
            <text:p>539,972134</text:p>
          </table:table-cell>
          <table:table-cell table:number-columns-repeated="7"/>
        </table:table-row>
        <table:table-row table:style-name="ro1">
          <table:table-cell office:value-type="float" office:value="62.34" calcext:value-type="float">
            <text:p>62,34</text:p>
          </table:table-cell>
          <table:table-cell office:value-type="float" office:value="8.308769" calcext:value-type="float">
            <text:p>8,308769</text:p>
          </table:table-cell>
          <table:table-cell/>
          <table:table-cell office:value-type="float" office:value="198.69" calcext:value-type="float">
            <text:p>198,69</text:p>
          </table:table-cell>
          <table:table-cell office:value-type="float" office:value="123.124789" calcext:value-type="float">
            <text:p>123,124789</text:p>
          </table:table-cell>
          <table:table-cell/>
          <table:table-cell office:value-type="float" office:value="1594.678" calcext:value-type="float">
            <text:p>1594,678</text:p>
          </table:table-cell>
          <table:table-cell office:value-type="float" office:value="539.588339" calcext:value-type="float">
            <text:p>539,588339</text:p>
          </table:table-cell>
          <table:table-cell table:number-columns-repeated="7"/>
        </table:table-row>
        <table:table-row table:style-name="ro1">
          <table:table-cell office:value-type="float" office:value="73.426" calcext:value-type="float">
            <text:p>73,426</text:p>
          </table:table-cell>
          <table:table-cell office:value-type="float" office:value="8.23733" calcext:value-type="float">
            <text:p>8,23733</text:p>
          </table:table-cell>
          <table:table-cell/>
          <table:table-cell office:value-type="float" office:value="175.819" calcext:value-type="float">
            <text:p>175,819</text:p>
          </table:table-cell>
          <table:table-cell office:value-type="float" office:value="122.90399" calcext:value-type="float">
            <text:p>122,90399</text:p>
          </table:table-cell>
          <table:table-cell/>
          <table:table-cell office:value-type="float" office:value="3464.824" calcext:value-type="float">
            <text:p>3464,824</text:p>
          </table:table-cell>
          <table:table-cell office:value-type="float" office:value="536.25828" calcext:value-type="float">
            <text:p>536,25828</text:p>
          </table:table-cell>
          <table:table-cell table:number-columns-repeated="7"/>
        </table:table-row>
        <table:table-row table:style-name="ro1">
          <table:table-cell office:value-type="float" office:value="63.522" calcext:value-type="float">
            <text:p>63,522</text:p>
          </table:table-cell>
          <table:table-cell office:value-type="float" office:value="8.228995" calcext:value-type="float">
            <text:p>8,228995</text:p>
          </table:table-cell>
          <table:table-cell/>
          <table:table-cell office:value-type="float" office:value="203.704" calcext:value-type="float">
            <text:p>203,704</text:p>
          </table:table-cell>
          <table:table-cell office:value-type="float" office:value="122.889932" calcext:value-type="float">
            <text:p>122,889932</text:p>
          </table:table-cell>
          <table:table-cell/>
          <table:table-cell office:value-type="float" office:value="2716.321" calcext:value-type="float">
            <text:p>2716,321</text:p>
          </table:table-cell>
          <table:table-cell office:value-type="float" office:value="534.970641" calcext:value-type="float">
            <text:p>534,970641</text:p>
          </table:table-cell>
          <table:table-cell table:number-columns-repeated="7"/>
        </table:table-row>
        <table:table-row table:style-name="ro1">
          <table:table-cell office:value-type="float" office:value="69.726" calcext:value-type="float">
            <text:p>69,726</text:p>
          </table:table-cell>
          <table:table-cell office:value-type="float" office:value="8.222829" calcext:value-type="float">
            <text:p>8,222829</text:p>
          </table:table-cell>
          <table:table-cell/>
          <table:table-cell office:value-type="float" office:value="181.165" calcext:value-type="float">
            <text:p>181,165</text:p>
          </table:table-cell>
          <table:table-cell office:value-type="float" office:value="122.690404" calcext:value-type="float">
            <text:p>122,690404</text:p>
          </table:table-cell>
          <table:table-cell/>
          <table:table-cell office:value-type="float" office:value="4378.056" calcext:value-type="float">
            <text:p>4378,056</text:p>
          </table:table-cell>
          <table:table-cell office:value-type="float" office:value="532.467973" calcext:value-type="float">
            <text:p>532,467973</text:p>
          </table:table-cell>
          <table:table-cell table:number-columns-repeated="7"/>
        </table:table-row>
        <table:table-row table:style-name="ro1">
          <table:table-cell office:value-type="float" office:value="63.723" calcext:value-type="float">
            <text:p>63,723</text:p>
          </table:table-cell>
          <table:table-cell office:value-type="float" office:value="8.220541" calcext:value-type="float">
            <text:p>8,220541</text:p>
          </table:table-cell>
          <table:table-cell/>
          <table:table-cell office:value-type="float" office:value="207.224" calcext:value-type="float">
            <text:p>207,224</text:p>
          </table:table-cell>
          <table:table-cell office:value-type="float" office:value="122.360696" calcext:value-type="float">
            <text:p>122,360696</text:p>
          </table:table-cell>
          <table:table-cell/>
          <table:table-cell office:value-type="float" office:value="2945.127" calcext:value-type="float">
            <text:p>2945,127</text:p>
          </table:table-cell>
          <table:table-cell office:value-type="float" office:value="532.002595" calcext:value-type="float">
            <text:p>532,002595</text:p>
          </table:table-cell>
          <table:table-cell table:number-columns-repeated="7"/>
        </table:table-row>
        <table:table-row table:style-name="ro1">
          <table:table-cell office:value-type="float" office:value="62.703" calcext:value-type="float">
            <text:p>62,703</text:p>
          </table:table-cell>
          <table:table-cell office:value-type="float" office:value="8.204314" calcext:value-type="float">
            <text:p>8,204314</text:p>
          </table:table-cell>
          <table:table-cell/>
          <table:table-cell office:value-type="float" office:value="175.323" calcext:value-type="float">
            <text:p>175,323</text:p>
          </table:table-cell>
          <table:table-cell office:value-type="float" office:value="122.274751" calcext:value-type="float">
            <text:p>122,274751</text:p>
          </table:table-cell>
          <table:table-cell/>
          <table:table-cell office:value-type="float" office:value="2818.584" calcext:value-type="float">
            <text:p>2818,584</text:p>
          </table:table-cell>
          <table:table-cell office:value-type="float" office:value="531.159705" calcext:value-type="float">
            <text:p>531,159705</text:p>
          </table:table-cell>
          <table:table-cell table:number-columns-repeated="7"/>
        </table:table-row>
        <table:table-row table:style-name="ro1">
          <table:table-cell office:value-type="float" office:value="60.093" calcext:value-type="float">
            <text:p>60,093</text:p>
          </table:table-cell>
          <table:table-cell office:value-type="float" office:value="8.194997" calcext:value-type="float">
            <text:p>8,194997</text:p>
          </table:table-cell>
          <table:table-cell/>
          <table:table-cell office:value-type="float" office:value="189.007" calcext:value-type="float">
            <text:p>189,007</text:p>
          </table:table-cell>
          <table:table-cell office:value-type="float" office:value="122.2264" calcext:value-type="float">
            <text:p>122,2264</text:p>
          </table:table-cell>
          <table:table-cell/>
          <table:table-cell office:value-type="float" office:value="1587.817" calcext:value-type="float">
            <text:p>1587,817</text:p>
          </table:table-cell>
          <table:table-cell office:value-type="float" office:value="531.140911" calcext:value-type="float">
            <text:p>531,140911</text:p>
          </table:table-cell>
          <table:table-cell table:number-columns-repeated="7"/>
        </table:table-row>
        <table:table-row table:style-name="ro1">
          <table:table-cell office:value-type="float" office:value="60.878" calcext:value-type="float">
            <text:p>60,878</text:p>
          </table:table-cell>
          <table:table-cell office:value-type="float" office:value="8.178232" calcext:value-type="float">
            <text:p>8,178232</text:p>
          </table:table-cell>
          <table:table-cell/>
          <table:table-cell office:value-type="float" office:value="181.778" calcext:value-type="float">
            <text:p>181,778</text:p>
          </table:table-cell>
          <table:table-cell office:value-type="float" office:value="122.187256" calcext:value-type="float">
            <text:p>122,187256</text:p>
          </table:table-cell>
          <table:table-cell/>
          <table:table-cell office:value-type="float" office:value="1593.832" calcext:value-type="float">
            <text:p>1593,832</text:p>
          </table:table-cell>
          <table:table-cell office:value-type="float" office:value="531.034963" calcext:value-type="float">
            <text:p>531,034963</text:p>
          </table:table-cell>
          <table:table-cell table:number-columns-repeated="7"/>
        </table:table-row>
        <table:table-row table:style-name="ro1">
          <table:table-cell office:value-type="float" office:value="61.429" calcext:value-type="float">
            <text:p>61,429</text:p>
          </table:table-cell>
          <table:table-cell office:value-type="float" office:value="8.136305" calcext:value-type="float">
            <text:p>8,136305</text:p>
          </table:table-cell>
          <table:table-cell/>
          <table:table-cell office:value-type="float" office:value="216.724" calcext:value-type="float">
            <text:p>216,724</text:p>
          </table:table-cell>
          <table:table-cell office:value-type="float" office:value="121.836873" calcext:value-type="float">
            <text:p>121,836873</text:p>
          </table:table-cell>
          <table:table-cell/>
          <table:table-cell office:value-type="float" office:value="1583.917" calcext:value-type="float">
            <text:p>1583,917</text:p>
          </table:table-cell>
          <table:table-cell office:value-type="float" office:value="530.680506" calcext:value-type="float">
            <text:p>530,680506</text:p>
          </table:table-cell>
          <table:table-cell table:number-columns-repeated="7"/>
        </table:table-row>
        <table:table-row table:style-name="ro1">
          <table:table-cell office:value-type="float" office:value="60.619" calcext:value-type="float">
            <text:p>60,619</text:p>
          </table:table-cell>
          <table:table-cell office:value-type="float" office:value="8.115696" calcext:value-type="float">
            <text:p>8,115696</text:p>
          </table:table-cell>
          <table:table-cell/>
          <table:table-cell office:value-type="float" office:value="209.249" calcext:value-type="float">
            <text:p>209,249</text:p>
          </table:table-cell>
          <table:table-cell office:value-type="float" office:value="121.490919" calcext:value-type="float">
            <text:p>121,490919</text:p>
          </table:table-cell>
          <table:table-cell/>
          <table:table-cell office:value-type="float" office:value="1747.677" calcext:value-type="float">
            <text:p>1747,677</text:p>
          </table:table-cell>
          <table:table-cell office:value-type="float" office:value="530.390282" calcext:value-type="float">
            <text:p>530,390282</text:p>
          </table:table-cell>
          <table:table-cell table:number-columns-repeated="7"/>
        </table:table-row>
        <table:table-row table:style-name="ro1">
          <table:table-cell office:value-type="float" office:value="64.116" calcext:value-type="float">
            <text:p>64,116</text:p>
          </table:table-cell>
          <table:table-cell office:value-type="float" office:value="8.076925" calcext:value-type="float">
            <text:p>8,076925</text:p>
          </table:table-cell>
          <table:table-cell/>
          <table:table-cell office:value-type="float" office:value="179.71" calcext:value-type="float">
            <text:p>179,71</text:p>
          </table:table-cell>
          <table:table-cell office:value-type="float" office:value="121.166012" calcext:value-type="float">
            <text:p>121,166012</text:p>
          </table:table-cell>
          <table:table-cell/>
          <table:table-cell office:value-type="float" office:value="1583.527" calcext:value-type="float">
            <text:p>1583,527</text:p>
          </table:table-cell>
          <table:table-cell office:value-type="float" office:value="530.314145" calcext:value-type="float">
            <text:p>530,314145</text:p>
          </table:table-cell>
          <table:table-cell table:number-columns-repeated="7"/>
        </table:table-row>
        <table:table-row table:style-name="ro1">
          <table:table-cell office:value-type="float" office:value="61.125" calcext:value-type="float">
            <text:p>61,125</text:p>
          </table:table-cell>
          <table:table-cell office:value-type="float" office:value="8.069939" calcext:value-type="float">
            <text:p>8,069939</text:p>
          </table:table-cell>
          <table:table-cell/>
          <table:table-cell office:value-type="float" office:value="213.391" calcext:value-type="float">
            <text:p>213,391</text:p>
          </table:table-cell>
          <table:table-cell office:value-type="float" office:value="121.067631" calcext:value-type="float">
            <text:p>121,067631</text:p>
          </table:table-cell>
          <table:table-cell/>
          <table:table-cell office:value-type="float" office:value="2111.93" calcext:value-type="float">
            <text:p>2111,93</text:p>
          </table:table-cell>
          <table:table-cell office:value-type="float" office:value="529.151965" calcext:value-type="float">
            <text:p>529,151965</text:p>
          </table:table-cell>
          <table:table-cell table:number-columns-repeated="7"/>
        </table:table-row>
        <table:table-row table:style-name="ro1">
          <table:table-cell office:value-type="float" office:value="65.093" calcext:value-type="float">
            <text:p>65,093</text:p>
          </table:table-cell>
          <table:table-cell office:value-type="float" office:value="8.068973" calcext:value-type="float">
            <text:p>8,068973</text:p>
          </table:table-cell>
          <table:table-cell/>
          <table:table-cell office:value-type="float" office:value="179.784" calcext:value-type="float">
            <text:p>179,784</text:p>
          </table:table-cell>
          <table:table-cell office:value-type="float" office:value="120.946202" calcext:value-type="float">
            <text:p>120,946202</text:p>
          </table:table-cell>
          <table:table-cell/>
          <table:table-cell office:value-type="float" office:value="1579.239" calcext:value-type="float">
            <text:p>1579,239</text:p>
          </table:table-cell>
          <table:table-cell office:value-type="float" office:value="526.42437" calcext:value-type="float">
            <text:p>526,42437</text:p>
          </table:table-cell>
          <table:table-cell table:number-columns-repeated="7"/>
        </table:table-row>
        <table:table-row table:style-name="ro1">
          <table:table-cell office:value-type="float" office:value="65.103" calcext:value-type="float">
            <text:p>65,103</text:p>
          </table:table-cell>
          <table:table-cell office:value-type="float" office:value="8.038071" calcext:value-type="float">
            <text:p>8,038071</text:p>
          </table:table-cell>
          <table:table-cell/>
          <table:table-cell office:value-type="float" office:value="207.644" calcext:value-type="float">
            <text:p>207,644</text:p>
          </table:table-cell>
          <table:table-cell office:value-type="float" office:value="120.823953" calcext:value-type="float">
            <text:p>120,823953</text:p>
          </table:table-cell>
          <table:table-cell/>
          <table:table-cell office:value-type="float" office:value="1595.727" calcext:value-type="float">
            <text:p>1595,727</text:p>
          </table:table-cell>
          <table:table-cell office:value-type="float" office:value="525.846577" calcext:value-type="float">
            <text:p>525,846577</text:p>
          </table:table-cell>
          <table:table-cell table:number-columns-repeated="7"/>
        </table:table-row>
        <table:table-row table:style-name="ro1">
          <table:table-cell office:value-type="float" office:value="63.924" calcext:value-type="float">
            <text:p>63,924</text:p>
          </table:table-cell>
          <table:table-cell office:value-type="float" office:value="8.025572" calcext:value-type="float">
            <text:p>8,025572</text:p>
          </table:table-cell>
          <table:table-cell/>
          <table:table-cell office:value-type="float" office:value="201.285" calcext:value-type="float">
            <text:p>201,285</text:p>
          </table:table-cell>
          <table:table-cell office:value-type="float" office:value="120.550528" calcext:value-type="float">
            <text:p>120,550528</text:p>
          </table:table-cell>
          <table:table-cell/>
          <table:table-cell office:value-type="float" office:value="1628.575" calcext:value-type="float">
            <text:p>1628,575</text:p>
          </table:table-cell>
          <table:table-cell office:value-type="float" office:value="525.635261" calcext:value-type="float">
            <text:p>525,635261</text:p>
          </table:table-cell>
          <table:table-cell table:number-columns-repeated="7"/>
        </table:table-row>
        <table:table-row table:style-name="ro1">
          <table:table-cell office:value-type="float" office:value="62.024" calcext:value-type="float">
            <text:p>62,024</text:p>
          </table:table-cell>
          <table:table-cell office:value-type="float" office:value="7.982768" calcext:value-type="float">
            <text:p>7,982768</text:p>
          </table:table-cell>
          <table:table-cell/>
          <table:table-cell office:value-type="float" office:value="203.628" calcext:value-type="float">
            <text:p>203,628</text:p>
          </table:table-cell>
          <table:table-cell office:value-type="float" office:value="120.253091" calcext:value-type="float">
            <text:p>120,253091</text:p>
          </table:table-cell>
          <table:table-cell/>
          <table:table-cell office:value-type="float" office:value="2001.995" calcext:value-type="float">
            <text:p>2001,995</text:p>
          </table:table-cell>
          <table:table-cell office:value-type="float" office:value="525.531019" calcext:value-type="float">
            <text:p>525,531019</text:p>
          </table:table-cell>
          <table:table-cell table:number-columns-repeated="7"/>
        </table:table-row>
        <table:table-row table:style-name="ro1">
          <table:table-cell office:value-type="float" office:value="61.437" calcext:value-type="float">
            <text:p>61,437</text:p>
          </table:table-cell>
          <table:table-cell office:value-type="float" office:value="7.977232" calcext:value-type="float">
            <text:p>7,977232</text:p>
          </table:table-cell>
          <table:table-cell/>
          <table:table-cell office:value-type="float" office:value="208.208" calcext:value-type="float">
            <text:p>208,208</text:p>
          </table:table-cell>
          <table:table-cell office:value-type="float" office:value="120.190573" calcext:value-type="float">
            <text:p>120,190573</text:p>
          </table:table-cell>
          <table:table-cell/>
          <table:table-cell office:value-type="float" office:value="1602.605" calcext:value-type="float">
            <text:p>1602,605</text:p>
          </table:table-cell>
          <table:table-cell office:value-type="float" office:value="525.258486" calcext:value-type="float">
            <text:p>525,258486</text:p>
          </table:table-cell>
          <table:table-cell table:number-columns-repeated="7"/>
        </table:table-row>
        <table:table-row table:style-name="ro1">
          <table:table-cell office:value-type="float" office:value="60.976" calcext:value-type="float">
            <text:p>60,976</text:p>
          </table:table-cell>
          <table:table-cell office:value-type="float" office:value="7.963552" calcext:value-type="float">
            <text:p>7,963552</text:p>
          </table:table-cell>
          <table:table-cell/>
          <table:table-cell office:value-type="float" office:value="177.129" calcext:value-type="float">
            <text:p>177,129</text:p>
          </table:table-cell>
          <table:table-cell office:value-type="float" office:value="120.177444" calcext:value-type="float">
            <text:p>120,177444</text:p>
          </table:table-cell>
          <table:table-cell/>
          <table:table-cell office:value-type="float" office:value="1585.149" calcext:value-type="float">
            <text:p>1585,149</text:p>
          </table:table-cell>
          <table:table-cell office:value-type="float" office:value="524.963005" calcext:value-type="float">
            <text:p>524,963005</text:p>
          </table:table-cell>
          <table:table-cell table:number-columns-repeated="7"/>
        </table:table-row>
        <table:table-row table:style-name="ro1">
          <table:table-cell office:value-type="float" office:value="60.302" calcext:value-type="float">
            <text:p>60,302</text:p>
          </table:table-cell>
          <table:table-cell office:value-type="float" office:value="7.962943" calcext:value-type="float">
            <text:p>7,962943</text:p>
          </table:table-cell>
          <table:table-cell/>
          <table:table-cell office:value-type="float" office:value="186.563" calcext:value-type="float">
            <text:p>186,563</text:p>
          </table:table-cell>
          <table:table-cell office:value-type="float" office:value="120.156703" calcext:value-type="float">
            <text:p>120,156703</text:p>
          </table:table-cell>
          <table:table-cell/>
          <table:table-cell office:value-type="float" office:value="2141.692" calcext:value-type="float">
            <text:p>2141,692</text:p>
          </table:table-cell>
          <table:table-cell office:value-type="float" office:value="524.896555" calcext:value-type="float">
            <text:p>524,896555</text:p>
          </table:table-cell>
          <table:table-cell table:number-columns-repeated="7"/>
        </table:table-row>
        <table:table-row table:style-name="ro1">
          <table:table-cell office:value-type="float" office:value="63.332" calcext:value-type="float">
            <text:p>63,332</text:p>
          </table:table-cell>
          <table:table-cell office:value-type="float" office:value="7.935382" calcext:value-type="float">
            <text:p>7,935382</text:p>
          </table:table-cell>
          <table:table-cell/>
          <table:table-cell office:value-type="float" office:value="192.009" calcext:value-type="float">
            <text:p>192,009</text:p>
          </table:table-cell>
          <table:table-cell office:value-type="float" office:value="119.847428" calcext:value-type="float">
            <text:p>119,847428</text:p>
          </table:table-cell>
          <table:table-cell/>
          <table:table-cell office:value-type="float" office:value="3654.539" calcext:value-type="float">
            <text:p>3654,539</text:p>
          </table:table-cell>
          <table:table-cell office:value-type="float" office:value="524.166884" calcext:value-type="float">
            <text:p>524,166884</text:p>
          </table:table-cell>
          <table:table-cell table:number-columns-repeated="7"/>
        </table:table-row>
        <table:table-row table:style-name="ro1">
          <table:table-cell office:value-type="float" office:value="65.317" calcext:value-type="float">
            <text:p>65,317</text:p>
          </table:table-cell>
          <table:table-cell office:value-type="float" office:value="7.914788" calcext:value-type="float">
            <text:p>7,914788</text:p>
          </table:table-cell>
          <table:table-cell/>
          <table:table-cell office:value-type="float" office:value="178.109" calcext:value-type="float">
            <text:p>178,109</text:p>
          </table:table-cell>
          <table:table-cell office:value-type="float" office:value="119.59244" calcext:value-type="float">
            <text:p>119,59244</text:p>
          </table:table-cell>
          <table:table-cell/>
          <table:table-cell office:value-type="float" office:value="1578.53" calcext:value-type="float">
            <text:p>1578,53</text:p>
          </table:table-cell>
          <table:table-cell office:value-type="float" office:value="523.654322" calcext:value-type="float">
            <text:p>523,654322</text:p>
          </table:table-cell>
          <table:table-cell table:number-columns-repeated="7"/>
        </table:table-row>
        <table:table-row table:style-name="ro1">
          <table:table-cell office:value-type="float" office:value="62.9" calcext:value-type="float">
            <text:p>62,9</text:p>
          </table:table-cell>
          <table:table-cell office:value-type="float" office:value="7.899203" calcext:value-type="float">
            <text:p>7,899203</text:p>
          </table:table-cell>
          <table:table-cell/>
          <table:table-cell office:value-type="float" office:value="190.951" calcext:value-type="float">
            <text:p>190,951</text:p>
          </table:table-cell>
          <table:table-cell office:value-type="float" office:value="119.433883" calcext:value-type="float">
            <text:p>119,433883</text:p>
          </table:table-cell>
          <table:table-cell/>
          <table:table-cell office:value-type="float" office:value="1593.135" calcext:value-type="float">
            <text:p>1593,135</text:p>
          </table:table-cell>
          <table:table-cell office:value-type="float" office:value="523.422727" calcext:value-type="float">
            <text:p>523,422727</text:p>
          </table:table-cell>
          <table:table-cell table:number-columns-repeated="7"/>
        </table:table-row>
        <table:table-row table:style-name="ro1">
          <table:table-cell office:value-type="float" office:value="59.66" calcext:value-type="float">
            <text:p>59,66</text:p>
          </table:table-cell>
          <table:table-cell office:value-type="float" office:value="7.853883" calcext:value-type="float">
            <text:p>7,853883</text:p>
          </table:table-cell>
          <table:table-cell/>
          <table:table-cell office:value-type="float" office:value="201.92" calcext:value-type="float">
            <text:p>201,92</text:p>
          </table:table-cell>
          <table:table-cell office:value-type="float" office:value="119.363429" calcext:value-type="float">
            <text:p>119,363429</text:p>
          </table:table-cell>
          <table:table-cell/>
          <table:table-cell office:value-type="float" office:value="1582.348" calcext:value-type="float">
            <text:p>1582,348</text:p>
          </table:table-cell>
          <table:table-cell office:value-type="float" office:value="522.662294" calcext:value-type="float">
            <text:p>522,662294</text:p>
          </table:table-cell>
          <table:table-cell table:number-columns-repeated="7"/>
        </table:table-row>
        <table:table-row table:style-name="ro1">
          <table:table-cell office:value-type="float" office:value="64.771" calcext:value-type="float">
            <text:p>64,771</text:p>
          </table:table-cell>
          <table:table-cell office:value-type="float" office:value="7.834084" calcext:value-type="float">
            <text:p>7,834084</text:p>
          </table:table-cell>
          <table:table-cell/>
          <table:table-cell office:value-type="float" office:value="442.198" calcext:value-type="float">
            <text:p>442,198</text:p>
          </table:table-cell>
          <table:table-cell office:value-type="float" office:value="119.285353" calcext:value-type="float">
            <text:p>119,285353</text:p>
          </table:table-cell>
          <table:table-cell/>
          <table:table-cell office:value-type="float" office:value="1573.001" calcext:value-type="float">
            <text:p>1573,001</text:p>
          </table:table-cell>
          <table:table-cell office:value-type="float" office:value="521.096728" calcext:value-type="float">
            <text:p>521,096728</text:p>
          </table:table-cell>
          <table:table-cell table:number-columns-repeated="7"/>
        </table:table-row>
        <table:table-row table:style-name="ro1">
          <table:table-cell office:value-type="float" office:value="61.559" calcext:value-type="float">
            <text:p>61,559</text:p>
          </table:table-cell>
          <table:table-cell office:value-type="float" office:value="7.78672" calcext:value-type="float">
            <text:p>7,78672</text:p>
          </table:table-cell>
          <table:table-cell/>
          <table:table-cell office:value-type="float" office:value="188.471" calcext:value-type="float">
            <text:p>188,471</text:p>
          </table:table-cell>
          <table:table-cell office:value-type="float" office:value="119.169005" calcext:value-type="float">
            <text:p>119,169005</text:p>
          </table:table-cell>
          <table:table-cell/>
          <table:table-cell office:value-type="float" office:value="1572.042" calcext:value-type="float">
            <text:p>1572,042</text:p>
          </table:table-cell>
          <table:table-cell office:value-type="float" office:value="518.162642" calcext:value-type="float">
            <text:p>518,162642</text:p>
          </table:table-cell>
          <table:table-cell table:number-columns-repeated="7"/>
        </table:table-row>
        <table:table-row table:style-name="ro1">
          <table:table-cell office:value-type="float" office:value="63.258" calcext:value-type="float">
            <text:p>63,258</text:p>
          </table:table-cell>
          <table:table-cell office:value-type="float" office:value="7.758379" calcext:value-type="float">
            <text:p>7,758379</text:p>
          </table:table-cell>
          <table:table-cell/>
          <table:table-cell office:value-type="float" office:value="205.947" calcext:value-type="float">
            <text:p>205,947</text:p>
          </table:table-cell>
          <table:table-cell office:value-type="float" office:value="119.158205" calcext:value-type="float">
            <text:p>119,158205</text:p>
          </table:table-cell>
          <table:table-cell/>
          <table:table-cell office:value-type="float" office:value="3826.578" calcext:value-type="float">
            <text:p>3826,578</text:p>
          </table:table-cell>
          <table:table-cell office:value-type="float" office:value="515.915351" calcext:value-type="float">
            <text:p>515,915351</text:p>
          </table:table-cell>
          <table:table-cell table:number-columns-repeated="7"/>
        </table:table-row>
        <table:table-row table:style-name="ro1">
          <table:table-cell office:value-type="float" office:value="60.824" calcext:value-type="float">
            <text:p>60,824</text:p>
          </table:table-cell>
          <table:table-cell office:value-type="float" office:value="7.750321" calcext:value-type="float">
            <text:p>7,750321</text:p>
          </table:table-cell>
          <table:table-cell/>
          <table:table-cell office:value-type="float" office:value="178.874" calcext:value-type="float">
            <text:p>178,874</text:p>
          </table:table-cell>
          <table:table-cell office:value-type="float" office:value="118.813772" calcext:value-type="float">
            <text:p>118,813772</text:p>
          </table:table-cell>
          <table:table-cell/>
          <table:table-cell office:value-type="float" office:value="1574.822" calcext:value-type="float">
            <text:p>1574,822</text:p>
          </table:table-cell>
          <table:table-cell office:value-type="float" office:value="515.617356" calcext:value-type="float">
            <text:p>515,617356</text:p>
          </table:table-cell>
          <table:table-cell table:number-columns-repeated="7"/>
        </table:table-row>
        <table:table-row table:style-name="ro1">
          <table:table-cell office:value-type="float" office:value="70.354" calcext:value-type="float">
            <text:p>70,354</text:p>
          </table:table-cell>
          <table:table-cell office:value-type="float" office:value="7.743703" calcext:value-type="float">
            <text:p>7,743703</text:p>
          </table:table-cell>
          <table:table-cell/>
          <table:table-cell office:value-type="float" office:value="188.259" calcext:value-type="float">
            <text:p>188,259</text:p>
          </table:table-cell>
          <table:table-cell office:value-type="float" office:value="118.038646" calcext:value-type="float">
            <text:p>118,038646</text:p>
          </table:table-cell>
          <table:table-cell/>
          <table:table-cell office:value-type="float" office:value="1583.083" calcext:value-type="float">
            <text:p>1583,083</text:p>
          </table:table-cell>
          <table:table-cell office:value-type="float" office:value="512.695234" calcext:value-type="float">
            <text:p>512,695234</text:p>
          </table:table-cell>
          <table:table-cell table:number-columns-repeated="7"/>
        </table:table-row>
        <table:table-row table:style-name="ro1">
          <table:table-cell office:value-type="float" office:value="60.238" calcext:value-type="float">
            <text:p>60,238</text:p>
          </table:table-cell>
          <table:table-cell office:value-type="float" office:value="7.736442" calcext:value-type="float">
            <text:p>7,736442</text:p>
          </table:table-cell>
          <table:table-cell/>
          <table:table-cell office:value-type="float" office:value="189.309" calcext:value-type="float">
            <text:p>189,309</text:p>
          </table:table-cell>
          <table:table-cell office:value-type="float" office:value="117.641062" calcext:value-type="float">
            <text:p>117,641062</text:p>
          </table:table-cell>
          <table:table-cell/>
          <table:table-cell office:value-type="float" office:value="1566.555" calcext:value-type="float">
            <text:p>1566,555</text:p>
          </table:table-cell>
          <table:table-cell office:value-type="float" office:value="511.581321" calcext:value-type="float">
            <text:p>511,581321</text:p>
          </table:table-cell>
          <table:table-cell table:number-columns-repeated="7"/>
        </table:table-row>
        <table:table-row table:style-name="ro1">
          <table:table-cell office:value-type="float" office:value="60.777" calcext:value-type="float">
            <text:p>60,777</text:p>
          </table:table-cell>
          <table:table-cell office:value-type="float" office:value="7.735899" calcext:value-type="float">
            <text:p>7,735899</text:p>
          </table:table-cell>
          <table:table-cell/>
          <table:table-cell office:value-type="float" office:value="181.945" calcext:value-type="float">
            <text:p>181,945</text:p>
          </table:table-cell>
          <table:table-cell office:value-type="float" office:value="117.181461" calcext:value-type="float">
            <text:p>117,181461</text:p>
          </table:table-cell>
          <table:table-cell/>
          <table:table-cell office:value-type="float" office:value="3288.294" calcext:value-type="float">
            <text:p>3288,294</text:p>
          </table:table-cell>
          <table:table-cell office:value-type="float" office:value="510.21189" calcext:value-type="float">
            <text:p>510,21189</text:p>
          </table:table-cell>
          <table:table-cell table:number-columns-repeated="7"/>
        </table:table-row>
        <table:table-row table:style-name="ro1">
          <table:table-cell office:value-type="float" office:value="60.956" calcext:value-type="float">
            <text:p>60,956</text:p>
          </table:table-cell>
          <table:table-cell office:value-type="float" office:value="7.707442" calcext:value-type="float">
            <text:p>7,707442</text:p>
          </table:table-cell>
          <table:table-cell/>
          <table:table-cell office:value-type="float" office:value="181.757" calcext:value-type="float">
            <text:p>181,757</text:p>
          </table:table-cell>
          <table:table-cell office:value-type="float" office:value="117.045077" calcext:value-type="float">
            <text:p>117,045077</text:p>
          </table:table-cell>
          <table:table-cell/>
          <table:table-cell office:value-type="float" office:value="2983.256" calcext:value-type="float">
            <text:p>2983,256</text:p>
          </table:table-cell>
          <table:table-cell office:value-type="float" office:value="509.886019" calcext:value-type="float">
            <text:p>509,886019</text:p>
          </table:table-cell>
          <table:table-cell table:number-columns-repeated="7"/>
        </table:table-row>
        <table:table-row table:style-name="ro1">
          <table:table-cell office:value-type="float" office:value="60.182" calcext:value-type="float">
            <text:p>60,182</text:p>
          </table:table-cell>
          <table:table-cell office:value-type="float" office:value="7.692456" calcext:value-type="float">
            <text:p>7,692456</text:p>
          </table:table-cell>
          <table:table-cell/>
          <table:table-cell office:value-type="float" office:value="186.256" calcext:value-type="float">
            <text:p>186,256</text:p>
          </table:table-cell>
          <table:table-cell office:value-type="float" office:value="116.771459" calcext:value-type="float">
            <text:p>116,771459</text:p>
          </table:table-cell>
          <table:table-cell/>
          <table:table-cell office:value-type="float" office:value="1588.623" calcext:value-type="float">
            <text:p>1588,623</text:p>
          </table:table-cell>
          <table:table-cell office:value-type="float" office:value="508.790725" calcext:value-type="float">
            <text:p>508,790725</text:p>
          </table:table-cell>
          <table:table-cell table:number-columns-repeated="7"/>
        </table:table-row>
        <table:table-row table:style-name="ro1">
          <table:table-cell office:value-type="float" office:value="62.348" calcext:value-type="float">
            <text:p>62,348</text:p>
          </table:table-cell>
          <table:table-cell office:value-type="float" office:value="7.6817" calcext:value-type="float">
            <text:p>7,6817</text:p>
          </table:table-cell>
          <table:table-cell/>
          <table:table-cell office:value-type="float" office:value="174.94" calcext:value-type="float">
            <text:p>174,94</text:p>
          </table:table-cell>
          <table:table-cell office:value-type="float" office:value="116.55985" calcext:value-type="float">
            <text:p>116,55985</text:p>
          </table:table-cell>
          <table:table-cell/>
          <table:table-cell office:value-type="float" office:value="1564.543" calcext:value-type="float">
            <text:p>1564,543</text:p>
          </table:table-cell>
          <table:table-cell office:value-type="float" office:value="506.240549" calcext:value-type="float">
            <text:p>506,240549</text:p>
          </table:table-cell>
          <table:table-cell table:number-columns-repeated="7"/>
        </table:table-row>
        <table:table-row table:style-name="ro1">
          <table:table-cell office:value-type="float" office:value="62.206" calcext:value-type="float">
            <text:p>62,206</text:p>
          </table:table-cell>
          <table:table-cell office:value-type="float" office:value="7.680149" calcext:value-type="float">
            <text:p>7,680149</text:p>
          </table:table-cell>
          <table:table-cell/>
          <table:table-cell office:value-type="float" office:value="177.611" calcext:value-type="float">
            <text:p>177,611</text:p>
          </table:table-cell>
          <table:table-cell office:value-type="float" office:value="116.452381" calcext:value-type="float">
            <text:p>116,452381</text:p>
          </table:table-cell>
          <table:table-cell/>
          <table:table-cell office:value-type="float" office:value="2622.34" calcext:value-type="float">
            <text:p>2622,34</text:p>
          </table:table-cell>
          <table:table-cell office:value-type="float" office:value="505.655852" calcext:value-type="float">
            <text:p>505,655852</text:p>
          </table:table-cell>
          <table:table-cell table:number-columns-repeated="7"/>
        </table:table-row>
        <table:table-row table:style-name="ro1">
          <table:table-cell office:value-type="float" office:value="66.822" calcext:value-type="float">
            <text:p>66,822</text:p>
          </table:table-cell>
          <table:table-cell office:value-type="float" office:value="7.625977" calcext:value-type="float">
            <text:p>7,625977</text:p>
          </table:table-cell>
          <table:table-cell/>
          <table:table-cell office:value-type="float" office:value="189.008" calcext:value-type="float">
            <text:p>189,008</text:p>
          </table:table-cell>
          <table:table-cell office:value-type="float" office:value="116.164733" calcext:value-type="float">
            <text:p>116,164733</text:p>
          </table:table-cell>
          <table:table-cell/>
          <table:table-cell office:value-type="float" office:value="2662.803" calcext:value-type="float">
            <text:p>2662,803</text:p>
          </table:table-cell>
          <table:table-cell office:value-type="float" office:value="504.255379" calcext:value-type="float">
            <text:p>504,255379</text:p>
          </table:table-cell>
          <table:table-cell table:number-columns-repeated="7"/>
        </table:table-row>
        <table:table-row table:style-name="ro1">
          <table:table-cell office:value-type="float" office:value="59.409" calcext:value-type="float">
            <text:p>59,409</text:p>
          </table:table-cell>
          <table:table-cell office:value-type="float" office:value="7.608085" calcext:value-type="float">
            <text:p>7,608085</text:p>
          </table:table-cell>
          <table:table-cell/>
          <table:table-cell office:value-type="float" office:value="214.446" calcext:value-type="float">
            <text:p>214,446</text:p>
          </table:table-cell>
          <table:table-cell office:value-type="float" office:value="116.127374" calcext:value-type="float">
            <text:p>116,127374</text:p>
          </table:table-cell>
          <table:table-cell/>
          <table:table-cell office:value-type="float" office:value="1608.051" calcext:value-type="float">
            <text:p>1608,051</text:p>
          </table:table-cell>
          <table:table-cell office:value-type="float" office:value="504.231998" calcext:value-type="float">
            <text:p>504,231998</text:p>
          </table:table-cell>
          <table:table-cell table:number-columns-repeated="7"/>
        </table:table-row>
        <table:table-row table:style-name="ro1">
          <table:table-cell office:value-type="float" office:value="61.167" calcext:value-type="float">
            <text:p>61,167</text:p>
          </table:table-cell>
          <table:table-cell office:value-type="float" office:value="7.607687" calcext:value-type="float">
            <text:p>7,607687</text:p>
          </table:table-cell>
          <table:table-cell/>
          <table:table-cell office:value-type="float" office:value="203.124" calcext:value-type="float">
            <text:p>203,124</text:p>
          </table:table-cell>
          <table:table-cell office:value-type="float" office:value="115.851759" calcext:value-type="float">
            <text:p>115,851759</text:p>
          </table:table-cell>
          <table:table-cell/>
          <table:table-cell office:value-type="float" office:value="1574.46" calcext:value-type="float">
            <text:p>1574,46</text:p>
          </table:table-cell>
          <table:table-cell office:value-type="float" office:value="504.161563" calcext:value-type="float">
            <text:p>504,161563</text:p>
          </table:table-cell>
          <table:table-cell table:number-columns-repeated="7"/>
        </table:table-row>
        <table:table-row table:style-name="ro1">
          <table:table-cell office:value-type="float" office:value="60.931" calcext:value-type="float">
            <text:p>60,931</text:p>
          </table:table-cell>
          <table:table-cell office:value-type="float" office:value="7.590871" calcext:value-type="float">
            <text:p>7,590871</text:p>
          </table:table-cell>
          <table:table-cell/>
          <table:table-cell office:value-type="float" office:value="424.851" calcext:value-type="float">
            <text:p>424,851</text:p>
          </table:table-cell>
          <table:table-cell office:value-type="float" office:value="115.703942" calcext:value-type="float">
            <text:p>115,703942</text:p>
          </table:table-cell>
          <table:table-cell/>
          <table:table-cell office:value-type="float" office:value="2140.079" calcext:value-type="float">
            <text:p>2140,079</text:p>
          </table:table-cell>
          <table:table-cell office:value-type="float" office:value="502.938073" calcext:value-type="float">
            <text:p>502,938073</text:p>
          </table:table-cell>
          <table:table-cell table:number-columns-repeated="7"/>
        </table:table-row>
        <table:table-row table:style-name="ro1">
          <table:table-cell office:value-type="float" office:value="59.362" calcext:value-type="float">
            <text:p>59,362</text:p>
          </table:table-cell>
          <table:table-cell office:value-type="float" office:value="7.574729" calcext:value-type="float">
            <text:p>7,574729</text:p>
          </table:table-cell>
          <table:table-cell/>
          <table:table-cell office:value-type="float" office:value="259.761" calcext:value-type="float">
            <text:p>259,761</text:p>
          </table:table-cell>
          <table:table-cell office:value-type="float" office:value="115.675113" calcext:value-type="float">
            <text:p>115,675113</text:p>
          </table:table-cell>
          <table:table-cell/>
          <table:table-cell office:value-type="float" office:value="1560.351" calcext:value-type="float">
            <text:p>1560,351</text:p>
          </table:table-cell>
          <table:table-cell office:value-type="float" office:value="501.725199" calcext:value-type="float">
            <text:p>501,725199</text:p>
          </table:table-cell>
          <table:table-cell table:number-columns-repeated="7"/>
        </table:table-row>
        <table:table-row table:style-name="ro1">
          <table:table-cell office:value-type="float" office:value="62.285" calcext:value-type="float">
            <text:p>62,285</text:p>
          </table:table-cell>
          <table:table-cell office:value-type="float" office:value="7.568329" calcext:value-type="float">
            <text:p>7,568329</text:p>
          </table:table-cell>
          <table:table-cell/>
          <table:table-cell office:value-type="float" office:value="189.788" calcext:value-type="float">
            <text:p>189,788</text:p>
          </table:table-cell>
          <table:table-cell office:value-type="float" office:value="115.651652" calcext:value-type="float">
            <text:p>115,651652</text:p>
          </table:table-cell>
          <table:table-cell/>
          <table:table-cell office:value-type="float" office:value="2130.169" calcext:value-type="float">
            <text:p>2130,169</text:p>
          </table:table-cell>
          <table:table-cell office:value-type="float" office:value="499.933155" calcext:value-type="float">
            <text:p>499,933155</text:p>
          </table:table-cell>
          <table:table-cell table:number-columns-repeated="7"/>
        </table:table-row>
        <table:table-row table:style-name="ro1">
          <table:table-cell office:value-type="float" office:value="61.315" calcext:value-type="float">
            <text:p>61,315</text:p>
          </table:table-cell>
          <table:table-cell office:value-type="float" office:value="7.562414" calcext:value-type="float">
            <text:p>7,562414</text:p>
          </table:table-cell>
          <table:table-cell/>
          <table:table-cell office:value-type="float" office:value="190.759" calcext:value-type="float">
            <text:p>190,759</text:p>
          </table:table-cell>
          <table:table-cell office:value-type="float" office:value="115.630011" calcext:value-type="float">
            <text:p>115,630011</text:p>
          </table:table-cell>
          <table:table-cell/>
          <table:table-cell office:value-type="float" office:value="1559.088" calcext:value-type="float">
            <text:p>1559,088</text:p>
          </table:table-cell>
          <table:table-cell office:value-type="float" office:value="499.394043" calcext:value-type="float">
            <text:p>499,394043</text:p>
          </table:table-cell>
          <table:table-cell table:number-columns-repeated="7"/>
        </table:table-row>
        <table:table-row table:style-name="ro1">
          <table:table-cell office:value-type="float" office:value="60.995" calcext:value-type="float">
            <text:p>60,995</text:p>
          </table:table-cell>
          <table:table-cell office:value-type="float" office:value="7.550882" calcext:value-type="float">
            <text:p>7,550882</text:p>
          </table:table-cell>
          <table:table-cell/>
          <table:table-cell office:value-type="float" office:value="177.713" calcext:value-type="float">
            <text:p>177,713</text:p>
          </table:table-cell>
          <table:table-cell office:value-type="float" office:value="115.501499" calcext:value-type="float">
            <text:p>115,501499</text:p>
          </table:table-cell>
          <table:table-cell/>
          <table:table-cell office:value-type="float" office:value="2551.365" calcext:value-type="float">
            <text:p>2551,365</text:p>
          </table:table-cell>
          <table:table-cell office:value-type="float" office:value="497.522114" calcext:value-type="float">
            <text:p>497,522114</text:p>
          </table:table-cell>
          <table:table-cell table:number-columns-repeated="7"/>
        </table:table-row>
        <table:table-row table:style-name="ro1">
          <table:table-cell office:value-type="float" office:value="60.971" calcext:value-type="float">
            <text:p>60,971</text:p>
          </table:table-cell>
          <table:table-cell office:value-type="float" office:value="7.547309" calcext:value-type="float">
            <text:p>7,547309</text:p>
          </table:table-cell>
          <table:table-cell/>
          <table:table-cell office:value-type="float" office:value="197.063" calcext:value-type="float">
            <text:p>197,063</text:p>
          </table:table-cell>
          <table:table-cell office:value-type="float" office:value="115.495678" calcext:value-type="float">
            <text:p>115,495678</text:p>
          </table:table-cell>
          <table:table-cell/>
          <table:table-cell office:value-type="float" office:value="1552.443" calcext:value-type="float">
            <text:p>1552,443</text:p>
          </table:table-cell>
          <table:table-cell office:value-type="float" office:value="497.499749" calcext:value-type="float">
            <text:p>497,499749</text:p>
          </table:table-cell>
          <table:table-cell table:number-columns-repeated="7"/>
        </table:table-row>
        <table:table-row table:style-name="ro1">
          <table:table-cell office:value-type="float" office:value="61.304" calcext:value-type="float">
            <text:p>61,304</text:p>
          </table:table-cell>
          <table:table-cell office:value-type="float" office:value="7.531344" calcext:value-type="float">
            <text:p>7,531344</text:p>
          </table:table-cell>
          <table:table-cell/>
          <table:table-cell office:value-type="float" office:value="172.824" calcext:value-type="float">
            <text:p>172,824</text:p>
          </table:table-cell>
          <table:table-cell office:value-type="float" office:value="115.390267" calcext:value-type="float">
            <text:p>115,390267</text:p>
          </table:table-cell>
          <table:table-cell/>
          <table:table-cell office:value-type="float" office:value="1750.942" calcext:value-type="float">
            <text:p>1750,942</text:p>
          </table:table-cell>
          <table:table-cell office:value-type="float" office:value="493.621996" calcext:value-type="float">
            <text:p>493,621996</text:p>
          </table:table-cell>
          <table:table-cell table:number-columns-repeated="7"/>
        </table:table-row>
        <table:table-row table:style-name="ro1">
          <table:table-cell office:value-type="float" office:value="62.089" calcext:value-type="float">
            <text:p>62,089</text:p>
          </table:table-cell>
          <table:table-cell office:value-type="float" office:value="7.530592" calcext:value-type="float">
            <text:p>7,530592</text:p>
          </table:table-cell>
          <table:table-cell/>
          <table:table-cell office:value-type="float" office:value="203.338" calcext:value-type="float">
            <text:p>203,338</text:p>
          </table:table-cell>
          <table:table-cell office:value-type="float" office:value="115.117999" calcext:value-type="float">
            <text:p>115,117999</text:p>
          </table:table-cell>
          <table:table-cell/>
          <table:table-cell office:value-type="float" office:value="1544.139" calcext:value-type="float">
            <text:p>1544,139</text:p>
          </table:table-cell>
          <table:table-cell office:value-type="float" office:value="490.577276" calcext:value-type="float">
            <text:p>490,577276</text:p>
          </table:table-cell>
          <table:table-cell table:number-columns-repeated="7"/>
        </table:table-row>
        <table:table-row table:style-name="ro1">
          <table:table-cell office:value-type="float" office:value="62.591" calcext:value-type="float">
            <text:p>62,591</text:p>
          </table:table-cell>
          <table:table-cell office:value-type="float" office:value="7.527864" calcext:value-type="float">
            <text:p>7,527864</text:p>
          </table:table-cell>
          <table:table-cell/>
          <table:table-cell office:value-type="float" office:value="178.971" calcext:value-type="float">
            <text:p>178,971</text:p>
          </table:table-cell>
          <table:table-cell office:value-type="float" office:value="114.938423" calcext:value-type="float">
            <text:p>114,938423</text:p>
          </table:table-cell>
          <table:table-cell/>
          <table:table-cell office:value-type="float" office:value="1861.261" calcext:value-type="float">
            <text:p>1861,261</text:p>
          </table:table-cell>
          <table:table-cell office:value-type="float" office:value="488.657311" calcext:value-type="float">
            <text:p>488,657311</text:p>
          </table:table-cell>
          <table:table-cell table:number-columns-repeated="7"/>
        </table:table-row>
        <table:table-row table:style-name="ro1">
          <table:table-cell office:value-type="float" office:value="62.903" calcext:value-type="float">
            <text:p>62,903</text:p>
          </table:table-cell>
          <table:table-cell office:value-type="float" office:value="7.526919" calcext:value-type="float">
            <text:p>7,526919</text:p>
          </table:table-cell>
          <table:table-cell/>
          <table:table-cell office:value-type="float" office:value="178.348" calcext:value-type="float">
            <text:p>178,348</text:p>
          </table:table-cell>
          <table:table-cell office:value-type="float" office:value="114.921758" calcext:value-type="float">
            <text:p>114,921758</text:p>
          </table:table-cell>
          <table:table-cell/>
          <table:table-cell office:value-type="float" office:value="1541.342" calcext:value-type="float">
            <text:p>1541,342</text:p>
          </table:table-cell>
          <table:table-cell office:value-type="float" office:value="486.926676" calcext:value-type="float">
            <text:p>486,926676</text:p>
          </table:table-cell>
          <table:table-cell table:number-columns-repeated="7"/>
        </table:table-row>
        <table:table-row table:style-name="ro1">
          <table:table-cell office:value-type="float" office:value="64.831" calcext:value-type="float">
            <text:p>64,831</text:p>
          </table:table-cell>
          <table:table-cell office:value-type="float" office:value="7.525382" calcext:value-type="float">
            <text:p>7,525382</text:p>
          </table:table-cell>
          <table:table-cell/>
          <table:table-cell office:value-type="float" office:value="204.476" calcext:value-type="float">
            <text:p>204,476</text:p>
          </table:table-cell>
          <table:table-cell office:value-type="float" office:value="114.744808" calcext:value-type="float">
            <text:p>114,744808</text:p>
          </table:table-cell>
          <table:table-cell/>
          <table:table-cell office:value-type="float" office:value="1544.959" calcext:value-type="float">
            <text:p>1544,959</text:p>
          </table:table-cell>
          <table:table-cell office:value-type="float" office:value="486.221914" calcext:value-type="float">
            <text:p>486,221914</text:p>
          </table:table-cell>
          <table:table-cell table:number-columns-repeated="7"/>
        </table:table-row>
        <table:table-row table:style-name="ro1">
          <table:table-cell office:value-type="float" office:value="64.847" calcext:value-type="float">
            <text:p>64,847</text:p>
          </table:table-cell>
          <table:table-cell office:value-type="float" office:value="7.518992" calcext:value-type="float">
            <text:p>7,518992</text:p>
          </table:table-cell>
          <table:table-cell/>
          <table:table-cell office:value-type="float" office:value="183.71" calcext:value-type="float">
            <text:p>183,71</text:p>
          </table:table-cell>
          <table:table-cell office:value-type="float" office:value="114.35367" calcext:value-type="float">
            <text:p>114,35367</text:p>
          </table:table-cell>
          <table:table-cell/>
          <table:table-cell office:value-type="float" office:value="1553.192" calcext:value-type="float">
            <text:p>1553,192</text:p>
          </table:table-cell>
          <table:table-cell office:value-type="float" office:value="484.024624" calcext:value-type="float">
            <text:p>484,024624</text:p>
          </table:table-cell>
          <table:table-cell table:number-columns-repeated="7"/>
        </table:table-row>
        <table:table-row table:style-name="ro1">
          <table:table-cell office:value-type="float" office:value="62.166" calcext:value-type="float">
            <text:p>62,166</text:p>
          </table:table-cell>
          <table:table-cell office:value-type="float" office:value="7.513953" calcext:value-type="float">
            <text:p>7,513953</text:p>
          </table:table-cell>
          <table:table-cell/>
          <table:table-cell office:value-type="float" office:value="202.34" calcext:value-type="float">
            <text:p>202,34</text:p>
          </table:table-cell>
          <table:table-cell office:value-type="float" office:value="114.313896" calcext:value-type="float">
            <text:p>114,313896</text:p>
          </table:table-cell>
          <table:table-cell/>
          <table:table-cell office:value-type="float" office:value="1842.612" calcext:value-type="float">
            <text:p>1842,612</text:p>
          </table:table-cell>
          <table:table-cell office:value-type="float" office:value="482.930579" calcext:value-type="float">
            <text:p>482,930579</text:p>
          </table:table-cell>
          <table:table-cell table:number-columns-repeated="7"/>
        </table:table-row>
        <table:table-row table:style-name="ro1">
          <table:table-cell office:value-type="float" office:value="59.897" calcext:value-type="float">
            <text:p>59,897</text:p>
          </table:table-cell>
          <table:table-cell office:value-type="float" office:value="7.510531" calcext:value-type="float">
            <text:p>7,510531</text:p>
          </table:table-cell>
          <table:table-cell/>
          <table:table-cell office:value-type="float" office:value="206.064" calcext:value-type="float">
            <text:p>206,064</text:p>
          </table:table-cell>
          <table:table-cell office:value-type="float" office:value="114.266346" calcext:value-type="float">
            <text:p>114,266346</text:p>
          </table:table-cell>
          <table:table-cell/>
          <table:table-cell office:value-type="float" office:value="1972.267" calcext:value-type="float">
            <text:p>1972,267</text:p>
          </table:table-cell>
          <table:table-cell office:value-type="float" office:value="481.588083" calcext:value-type="float">
            <text:p>481,588083</text:p>
          </table:table-cell>
          <table:table-cell table:number-columns-repeated="7"/>
        </table:table-row>
        <table:table-row table:style-name="ro1">
          <table:table-cell office:value-type="float" office:value="61.929" calcext:value-type="float">
            <text:p>61,929</text:p>
          </table:table-cell>
          <table:table-cell office:value-type="float" office:value="7.507332" calcext:value-type="float">
            <text:p>7,507332</text:p>
          </table:table-cell>
          <table:table-cell/>
          <table:table-cell office:value-type="float" office:value="186.937" calcext:value-type="float">
            <text:p>186,937</text:p>
          </table:table-cell>
          <table:table-cell office:value-type="float" office:value="114.153792" calcext:value-type="float">
            <text:p>114,153792</text:p>
          </table:table-cell>
          <table:table-cell/>
          <table:table-cell office:value-type="float" office:value="3635.822" calcext:value-type="float">
            <text:p>3635,822</text:p>
          </table:table-cell>
          <table:table-cell office:value-type="float" office:value="481.172114" calcext:value-type="float">
            <text:p>481,172114</text:p>
          </table:table-cell>
          <table:table-cell table:number-columns-repeated="7"/>
        </table:table-row>
        <table:table-row table:style-name="ro1">
          <table:table-cell office:value-type="float" office:value="60.676" calcext:value-type="float">
            <text:p>60,676</text:p>
          </table:table-cell>
          <table:table-cell office:value-type="float" office:value="7.501228" calcext:value-type="float">
            <text:p>7,501228</text:p>
          </table:table-cell>
          <table:table-cell/>
          <table:table-cell office:value-type="float" office:value="178.793" calcext:value-type="float">
            <text:p>178,793</text:p>
          </table:table-cell>
          <table:table-cell office:value-type="float" office:value="113.851529" calcext:value-type="float">
            <text:p>113,851529</text:p>
          </table:table-cell>
          <table:table-cell/>
          <table:table-cell office:value-type="float" office:value="3489.484" calcext:value-type="float">
            <text:p>3489,484</text:p>
          </table:table-cell>
          <table:table-cell office:value-type="float" office:value="480.676052" calcext:value-type="float">
            <text:p>480,676052</text:p>
          </table:table-cell>
          <table:table-cell table:number-columns-repeated="7"/>
        </table:table-row>
        <table:table-row table:style-name="ro1">
          <table:table-cell office:value-type="float" office:value="62.944" calcext:value-type="float">
            <text:p>62,944</text:p>
          </table:table-cell>
          <table:table-cell office:value-type="float" office:value="7.500782" calcext:value-type="float">
            <text:p>7,500782</text:p>
          </table:table-cell>
          <table:table-cell/>
          <table:table-cell office:value-type="float" office:value="202.549" calcext:value-type="float">
            <text:p>202,549</text:p>
          </table:table-cell>
          <table:table-cell office:value-type="float" office:value="113.613701" calcext:value-type="float">
            <text:p>113,613701</text:p>
          </table:table-cell>
          <table:table-cell/>
          <table:table-cell office:value-type="float" office:value="1784.572" calcext:value-type="float">
            <text:p>1784,572</text:p>
          </table:table-cell>
          <table:table-cell office:value-type="float" office:value="480.036047" calcext:value-type="float">
            <text:p>480,036047</text:p>
          </table:table-cell>
          <table:table-cell table:number-columns-repeated="7"/>
        </table:table-row>
        <table:table-row table:style-name="ro1">
          <table:table-cell office:value-type="float" office:value="59.595" calcext:value-type="float">
            <text:p>59,595</text:p>
          </table:table-cell>
          <table:table-cell office:value-type="float" office:value="7.483468" calcext:value-type="float">
            <text:p>7,483468</text:p>
          </table:table-cell>
          <table:table-cell/>
          <table:table-cell office:value-type="float" office:value="201.43" calcext:value-type="float">
            <text:p>201,43</text:p>
          </table:table-cell>
          <table:table-cell office:value-type="float" office:value="113.542365" calcext:value-type="float">
            <text:p>113,542365</text:p>
          </table:table-cell>
          <table:table-cell/>
          <table:table-cell office:value-type="float" office:value="1544.919" calcext:value-type="float">
            <text:p>1544,919</text:p>
          </table:table-cell>
          <table:table-cell office:value-type="float" office:value="479.434776" calcext:value-type="float">
            <text:p>479,434776</text:p>
          </table:table-cell>
          <table:table-cell table:number-columns-repeated="7"/>
        </table:table-row>
        <table:table-row table:style-name="ro1">
          <table:table-cell office:value-type="float" office:value="62.323" calcext:value-type="float">
            <text:p>62,323</text:p>
          </table:table-cell>
          <table:table-cell office:value-type="float" office:value="7.482629" calcext:value-type="float">
            <text:p>7,482629</text:p>
          </table:table-cell>
          <table:table-cell/>
          <table:table-cell office:value-type="float" office:value="203.678" calcext:value-type="float">
            <text:p>203,678</text:p>
          </table:table-cell>
          <table:table-cell office:value-type="float" office:value="113.468716" calcext:value-type="float">
            <text:p>113,468716</text:p>
          </table:table-cell>
          <table:table-cell/>
          <table:table-cell office:value-type="float" office:value="5548.983" calcext:value-type="float">
            <text:p>5548,983</text:p>
          </table:table-cell>
          <table:table-cell office:value-type="float" office:value="479.020873" calcext:value-type="float">
            <text:p>479,020873</text:p>
          </table:table-cell>
          <table:table-cell table:number-columns-repeated="7"/>
        </table:table-row>
        <table:table-row table:style-name="ro1">
          <table:table-cell office:value-type="float" office:value="61.568" calcext:value-type="float">
            <text:p>61,568</text:p>
          </table:table-cell>
          <table:table-cell office:value-type="float" office:value="7.480932" calcext:value-type="float">
            <text:p>7,480932</text:p>
          </table:table-cell>
          <table:table-cell/>
          <table:table-cell office:value-type="float" office:value="207.498" calcext:value-type="float">
            <text:p>207,498</text:p>
          </table:table-cell>
          <table:table-cell office:value-type="float" office:value="113.055836" calcext:value-type="float">
            <text:p>113,055836</text:p>
          </table:table-cell>
          <table:table-cell/>
          <table:table-cell office:value-type="float" office:value="1546.988" calcext:value-type="float">
            <text:p>1546,988</text:p>
          </table:table-cell>
          <table:table-cell office:value-type="float" office:value="476.968706" calcext:value-type="float">
            <text:p>476,968706</text:p>
          </table:table-cell>
          <table:table-cell table:number-columns-repeated="7"/>
        </table:table-row>
        <table:table-row table:style-name="ro1">
          <table:table-cell office:value-type="float" office:value="59.972" calcext:value-type="float">
            <text:p>59,972</text:p>
          </table:table-cell>
          <table:table-cell office:value-type="float" office:value="7.470649" calcext:value-type="float">
            <text:p>7,470649</text:p>
          </table:table-cell>
          <table:table-cell/>
          <table:table-cell office:value-type="float" office:value="192.96" calcext:value-type="float">
            <text:p>192,96</text:p>
          </table:table-cell>
          <table:table-cell office:value-type="float" office:value="112.314084" calcext:value-type="float">
            <text:p>112,314084</text:p>
          </table:table-cell>
          <table:table-cell/>
          <table:table-cell office:value-type="float" office:value="9370.066" calcext:value-type="float">
            <text:p>9370,066</text:p>
          </table:table-cell>
          <table:table-cell office:value-type="float" office:value="476.650686" calcext:value-type="float">
            <text:p>476,650686</text:p>
          </table:table-cell>
          <table:table-cell table:number-columns-repeated="7"/>
        </table:table-row>
        <table:table-row table:style-name="ro1">
          <table:table-cell office:value-type="float" office:value="297.072" calcext:value-type="float">
            <text:p>297,072</text:p>
          </table:table-cell>
          <table:table-cell office:value-type="float" office:value="7.450485" calcext:value-type="float">
            <text:p>7,450485</text:p>
          </table:table-cell>
          <table:table-cell/>
          <table:table-cell office:value-type="float" office:value="192.627" calcext:value-type="float">
            <text:p>192,627</text:p>
          </table:table-cell>
          <table:table-cell office:value-type="float" office:value="112.167323" calcext:value-type="float">
            <text:p>112,167323</text:p>
          </table:table-cell>
          <table:table-cell/>
          <table:table-cell office:value-type="float" office:value="1534.364" calcext:value-type="float">
            <text:p>1534,364</text:p>
          </table:table-cell>
          <table:table-cell office:value-type="float" office:value="474.654509" calcext:value-type="float">
            <text:p>474,654509</text:p>
          </table:table-cell>
          <table:table-cell table:number-columns-repeated="7"/>
        </table:table-row>
        <table:table-row table:style-name="ro1">
          <table:table-cell office:value-type="float" office:value="60.233" calcext:value-type="float">
            <text:p>60,233</text:p>
          </table:table-cell>
          <table:table-cell office:value-type="float" office:value="7.443288" calcext:value-type="float">
            <text:p>7,443288</text:p>
          </table:table-cell>
          <table:table-cell/>
          <table:table-cell office:value-type="float" office:value="192.872" calcext:value-type="float">
            <text:p>192,872</text:p>
          </table:table-cell>
          <table:table-cell office:value-type="float" office:value="112.163421" calcext:value-type="float">
            <text:p>112,163421</text:p>
          </table:table-cell>
          <table:table-cell/>
          <table:table-cell office:value-type="float" office:value="1529.13" calcext:value-type="float">
            <text:p>1529,13</text:p>
          </table:table-cell>
          <table:table-cell office:value-type="float" office:value="474.177344" calcext:value-type="float">
            <text:p>474,177344</text:p>
          </table:table-cell>
          <table:table-cell table:number-columns-repeated="7"/>
        </table:table-row>
        <table:table-row table:style-name="ro1">
          <table:table-cell office:value-type="float" office:value="59.878" calcext:value-type="float">
            <text:p>59,878</text:p>
          </table:table-cell>
          <table:table-cell office:value-type="float" office:value="7.435835" calcext:value-type="float">
            <text:p>7,435835</text:p>
          </table:table-cell>
          <table:table-cell/>
          <table:table-cell office:value-type="float" office:value="191.493" calcext:value-type="float">
            <text:p>191,493</text:p>
          </table:table-cell>
          <table:table-cell office:value-type="float" office:value="111.227972" calcext:value-type="float">
            <text:p>111,227972</text:p>
          </table:table-cell>
          <table:table-cell/>
          <table:table-cell office:value-type="float" office:value="2436.294" calcext:value-type="float">
            <text:p>2436,294</text:p>
          </table:table-cell>
          <table:table-cell office:value-type="float" office:value="472.246688" calcext:value-type="float">
            <text:p>472,246688</text:p>
          </table:table-cell>
          <table:table-cell table:number-columns-repeated="7"/>
        </table:table-row>
        <table:table-row table:style-name="ro1">
          <table:table-cell office:value-type="float" office:value="59.828" calcext:value-type="float">
            <text:p>59,828</text:p>
          </table:table-cell>
          <table:table-cell office:value-type="float" office:value="7.434696" calcext:value-type="float">
            <text:p>7,434696</text:p>
          </table:table-cell>
          <table:table-cell/>
          <table:table-cell office:value-type="float" office:value="165.125" calcext:value-type="float">
            <text:p>165,125</text:p>
          </table:table-cell>
          <table:table-cell office:value-type="float" office:value="110.740491" calcext:value-type="float">
            <text:p>110,740491</text:p>
          </table:table-cell>
          <table:table-cell/>
          <table:table-cell office:value-type="float" office:value="1525.74" calcext:value-type="float">
            <text:p>1525,74</text:p>
          </table:table-cell>
          <table:table-cell office:value-type="float" office:value="470.299301" calcext:value-type="float">
            <text:p>470,299301</text:p>
          </table:table-cell>
          <table:table-cell table:number-columns-repeated="7"/>
        </table:table-row>
        <table:table-row table:style-name="ro1">
          <table:table-cell office:value-type="float" office:value="59.398" calcext:value-type="float">
            <text:p>59,398</text:p>
          </table:table-cell>
          <table:table-cell office:value-type="float" office:value="7.432975" calcext:value-type="float">
            <text:p>7,432975</text:p>
          </table:table-cell>
          <table:table-cell/>
          <table:table-cell office:value-type="float" office:value="174.464" calcext:value-type="float">
            <text:p>174,464</text:p>
          </table:table-cell>
          <table:table-cell office:value-type="float" office:value="109.243006" calcext:value-type="float">
            <text:p>109,243006</text:p>
          </table:table-cell>
          <table:table-cell/>
          <table:table-cell office:value-type="float" office:value="3309.959" calcext:value-type="float">
            <text:p>3309,959</text:p>
          </table:table-cell>
          <table:table-cell office:value-type="float" office:value="469.481745" calcext:value-type="float">
            <text:p>469,481745</text:p>
          </table:table-cell>
          <table:table-cell table:number-columns-repeated="7"/>
        </table:table-row>
        <table:table-row table:style-name="ro1">
          <table:table-cell office:value-type="float" office:value="58.973" calcext:value-type="float">
            <text:p>58,973</text:p>
          </table:table-cell>
          <table:table-cell office:value-type="float" office:value="7.427886" calcext:value-type="float">
            <text:p>7,427886</text:p>
          </table:table-cell>
          <table:table-cell/>
          <table:table-cell office:value-type="float" office:value="186.83" calcext:value-type="float">
            <text:p>186,83</text:p>
          </table:table-cell>
          <table:table-cell office:value-type="float" office:value="109.144015" calcext:value-type="float">
            <text:p>109,144015</text:p>
          </table:table-cell>
          <table:table-cell/>
          <table:table-cell office:value-type="float" office:value="1521.357" calcext:value-type="float">
            <text:p>1521,357</text:p>
          </table:table-cell>
          <table:table-cell office:value-type="float" office:value="468.743185" calcext:value-type="float">
            <text:p>468,743185</text:p>
          </table:table-cell>
          <table:table-cell table:number-columns-repeated="7"/>
        </table:table-row>
        <table:table-row table:style-name="ro1">
          <table:table-cell office:value-type="float" office:value="64.942" calcext:value-type="float">
            <text:p>64,942</text:p>
          </table:table-cell>
          <table:table-cell office:value-type="float" office:value="7.417202" calcext:value-type="float">
            <text:p>7,417202</text:p>
          </table:table-cell>
          <table:table-cell/>
          <table:table-cell office:value-type="float" office:value="207.663" calcext:value-type="float">
            <text:p>207,663</text:p>
          </table:table-cell>
          <table:table-cell office:value-type="float" office:value="108.911711" calcext:value-type="float">
            <text:p>108,911711</text:p>
          </table:table-cell>
          <table:table-cell/>
          <table:table-cell office:value-type="float" office:value="1529.736" calcext:value-type="float">
            <text:p>1529,736</text:p>
          </table:table-cell>
          <table:table-cell office:value-type="float" office:value="468.282849" calcext:value-type="float">
            <text:p>468,282849</text:p>
          </table:table-cell>
          <table:table-cell table:number-columns-repeated="7"/>
        </table:table-row>
        <table:table-row table:style-name="ro1">
          <table:table-cell office:value-type="float" office:value="60.756" calcext:value-type="float">
            <text:p>60,756</text:p>
          </table:table-cell>
          <table:table-cell office:value-type="float" office:value="7.402048" calcext:value-type="float">
            <text:p>7,402048</text:p>
          </table:table-cell>
          <table:table-cell/>
          <table:table-cell office:value-type="float" office:value="192.893" calcext:value-type="float">
            <text:p>192,893</text:p>
          </table:table-cell>
          <table:table-cell office:value-type="float" office:value="108.790211" calcext:value-type="float">
            <text:p>108,790211</text:p>
          </table:table-cell>
          <table:table-cell/>
          <table:table-cell office:value-type="float" office:value="3011.469" calcext:value-type="float">
            <text:p>3011,469</text:p>
          </table:table-cell>
          <table:table-cell office:value-type="float" office:value="466.836311" calcext:value-type="float">
            <text:p>466,836311</text:p>
          </table:table-cell>
          <table:table-cell table:number-columns-repeated="7"/>
        </table:table-row>
        <table:table-row table:style-name="ro1">
          <table:table-cell office:value-type="float" office:value="61.163" calcext:value-type="float">
            <text:p>61,163</text:p>
          </table:table-cell>
          <table:table-cell office:value-type="float" office:value="7.387455" calcext:value-type="float">
            <text:p>7,387455</text:p>
          </table:table-cell>
          <table:table-cell/>
          <table:table-cell office:value-type="float" office:value="203.321" calcext:value-type="float">
            <text:p>203,321</text:p>
          </table:table-cell>
          <table:table-cell office:value-type="float" office:value="107.996685" calcext:value-type="float">
            <text:p>107,996685</text:p>
          </table:table-cell>
          <table:table-cell/>
          <table:table-cell office:value-type="float" office:value="3128.364" calcext:value-type="float">
            <text:p>3128,364</text:p>
          </table:table-cell>
          <table:table-cell office:value-type="float" office:value="466.25995" calcext:value-type="float">
            <text:p>466,25995</text:p>
          </table:table-cell>
          <table:table-cell table:number-columns-repeated="7"/>
        </table:table-row>
        <table:table-row table:style-name="ro1">
          <table:table-cell office:value-type="float" office:value="61.055" calcext:value-type="float">
            <text:p>61,055</text:p>
          </table:table-cell>
          <table:table-cell office:value-type="float" office:value="7.378866" calcext:value-type="float">
            <text:p>7,378866</text:p>
          </table:table-cell>
          <table:table-cell/>
          <table:table-cell office:value-type="float" office:value="430.79" calcext:value-type="float">
            <text:p>430,79</text:p>
          </table:table-cell>
          <table:table-cell office:value-type="float" office:value="107.945798" calcext:value-type="float">
            <text:p>107,945798</text:p>
          </table:table-cell>
          <table:table-cell/>
          <table:table-cell office:value-type="float" office:value="1956.918" calcext:value-type="float">
            <text:p>1956,918</text:p>
          </table:table-cell>
          <table:table-cell office:value-type="float" office:value="465.209491" calcext:value-type="float">
            <text:p>465,209491</text:p>
          </table:table-cell>
          <table:table-cell table:number-columns-repeated="7"/>
        </table:table-row>
        <table:table-row table:style-name="ro1">
          <table:table-cell office:value-type="float" office:value="325.718" calcext:value-type="float">
            <text:p>325,718</text:p>
          </table:table-cell>
          <table:table-cell office:value-type="float" office:value="7.372757" calcext:value-type="float">
            <text:p>7,372757</text:p>
          </table:table-cell>
          <table:table-cell/>
          <table:table-cell office:value-type="float" office:value="204.935" calcext:value-type="float">
            <text:p>204,935</text:p>
          </table:table-cell>
          <table:table-cell office:value-type="float" office:value="106.977275" calcext:value-type="float">
            <text:p>106,977275</text:p>
          </table:table-cell>
          <table:table-cell/>
          <table:table-cell office:value-type="float" office:value="1946.956" calcext:value-type="float">
            <text:p>1946,956</text:p>
          </table:table-cell>
          <table:table-cell office:value-type="float" office:value="462.728236" calcext:value-type="float">
            <text:p>462,728236</text:p>
          </table:table-cell>
          <table:table-cell table:number-columns-repeated="7"/>
        </table:table-row>
        <table:table-row table:style-name="ro1">
          <table:table-cell office:value-type="float" office:value="59.612" calcext:value-type="float">
            <text:p>59,612</text:p>
          </table:table-cell>
          <table:table-cell office:value-type="float" office:value="7.350317" calcext:value-type="float">
            <text:p>7,350317</text:p>
          </table:table-cell>
          <table:table-cell/>
          <table:table-cell office:value-type="float" office:value="197.97" calcext:value-type="float">
            <text:p>197,97</text:p>
          </table:table-cell>
          <table:table-cell office:value-type="float" office:value="106.237163" calcext:value-type="float">
            <text:p>106,237163</text:p>
          </table:table-cell>
          <table:table-cell/>
          <table:table-cell office:value-type="float" office:value="4754.506" calcext:value-type="float">
            <text:p>4754,506</text:p>
          </table:table-cell>
          <table:table-cell office:value-type="float" office:value="462.722467" calcext:value-type="float">
            <text:p>462,722467</text:p>
          </table:table-cell>
          <table:table-cell table:number-columns-repeated="7"/>
        </table:table-row>
        <table:table-row table:style-name="ro1">
          <table:table-cell office:value-type="float" office:value="59.747" calcext:value-type="float">
            <text:p>59,747</text:p>
          </table:table-cell>
          <table:table-cell office:value-type="float" office:value="7.350001" calcext:value-type="float">
            <text:p>7,350001</text:p>
          </table:table-cell>
          <table:table-cell/>
          <table:table-cell office:value-type="float" office:value="205.675" calcext:value-type="float">
            <text:p>205,675</text:p>
          </table:table-cell>
          <table:table-cell office:value-type="float" office:value="106.118954" calcext:value-type="float">
            <text:p>106,118954</text:p>
          </table:table-cell>
          <table:table-cell/>
          <table:table-cell office:value-type="float" office:value="1529.626" calcext:value-type="float">
            <text:p>1529,626</text:p>
          </table:table-cell>
          <table:table-cell office:value-type="float" office:value="462.631171" calcext:value-type="float">
            <text:p>462,631171</text:p>
          </table:table-cell>
          <table:table-cell table:number-columns-repeated="7"/>
        </table:table-row>
        <table:table-row table:style-name="ro1">
          <table:table-cell office:value-type="float" office:value="62.798" calcext:value-type="float">
            <text:p>62,798</text:p>
          </table:table-cell>
          <table:table-cell office:value-type="float" office:value="7.339954" calcext:value-type="float">
            <text:p>7,339954</text:p>
          </table:table-cell>
          <table:table-cell/>
          <table:table-cell office:value-type="float" office:value="189.81" calcext:value-type="float">
            <text:p>189,81</text:p>
          </table:table-cell>
          <table:table-cell office:value-type="float" office:value="105.585094" calcext:value-type="float">
            <text:p>105,585094</text:p>
          </table:table-cell>
          <table:table-cell/>
          <table:table-cell office:value-type="float" office:value="3953.475" calcext:value-type="float">
            <text:p>3953,475</text:p>
          </table:table-cell>
          <table:table-cell office:value-type="float" office:value="461.416167" calcext:value-type="float">
            <text:p>461,416167</text:p>
          </table:table-cell>
          <table:table-cell table:number-columns-repeated="7"/>
        </table:table-row>
        <table:table-row table:style-name="ro1">
          <table:table-cell office:value-type="float" office:value="61.581" calcext:value-type="float">
            <text:p>61,581</text:p>
          </table:table-cell>
          <table:table-cell office:value-type="float" office:value="7.323613" calcext:value-type="float">
            <text:p>7,323613</text:p>
          </table:table-cell>
          <table:table-cell/>
          <table:table-cell office:value-type="float" office:value="174.568" calcext:value-type="float">
            <text:p>174,568</text:p>
          </table:table-cell>
          <table:table-cell office:value-type="float" office:value="105.469008" calcext:value-type="float">
            <text:p>105,469008</text:p>
          </table:table-cell>
          <table:table-cell/>
          <table:table-cell office:value-type="float" office:value="2887.425" calcext:value-type="float">
            <text:p>2887,425</text:p>
          </table:table-cell>
          <table:table-cell office:value-type="float" office:value="461.374975" calcext:value-type="float">
            <text:p>461,374975</text:p>
          </table:table-cell>
          <table:table-cell table:number-columns-repeated="7"/>
        </table:table-row>
        <table:table-row table:style-name="ro1">
          <table:table-cell office:value-type="float" office:value="60.344" calcext:value-type="float">
            <text:p>60,344</text:p>
          </table:table-cell>
          <table:table-cell office:value-type="float" office:value="7.321523" calcext:value-type="float">
            <text:p>7,321523</text:p>
          </table:table-cell>
          <table:table-cell/>
          <table:table-cell office:value-type="float" office:value="188.92" calcext:value-type="float">
            <text:p>188,92</text:p>
          </table:table-cell>
          <table:table-cell office:value-type="float" office:value="105.258689" calcext:value-type="float">
            <text:p>105,258689</text:p>
          </table:table-cell>
          <table:table-cell/>
          <table:table-cell office:value-type="float" office:value="1841.143" calcext:value-type="float">
            <text:p>1841,143</text:p>
          </table:table-cell>
          <table:table-cell office:value-type="float" office:value="461.351685" calcext:value-type="float">
            <text:p>461,351685</text:p>
          </table:table-cell>
          <table:table-cell table:number-columns-repeated="7"/>
        </table:table-row>
        <table:table-row table:style-name="ro1">
          <table:table-cell office:value-type="float" office:value="59.123" calcext:value-type="float">
            <text:p>59,123</text:p>
          </table:table-cell>
          <table:table-cell office:value-type="float" office:value="7.292324" calcext:value-type="float">
            <text:p>7,292324</text:p>
          </table:table-cell>
          <table:table-cell/>
          <table:table-cell office:value-type="float" office:value="169.617" calcext:value-type="float">
            <text:p>169,617</text:p>
          </table:table-cell>
          <table:table-cell office:value-type="float" office:value="105.206525" calcext:value-type="float">
            <text:p>105,206525</text:p>
          </table:table-cell>
          <table:table-cell/>
          <table:table-cell office:value-type="float" office:value="1514.798" calcext:value-type="float">
            <text:p>1514,798</text:p>
          </table:table-cell>
          <table:table-cell office:value-type="float" office:value="460.680081" calcext:value-type="float">
            <text:p>460,680081</text:p>
          </table:table-cell>
          <table:table-cell table:number-columns-repeated="7"/>
        </table:table-row>
        <table:table-row table:style-name="ro1">
          <table:table-cell office:value-type="float" office:value="66.785" calcext:value-type="float">
            <text:p>66,785</text:p>
          </table:table-cell>
          <table:table-cell office:value-type="float" office:value="7.261202" calcext:value-type="float">
            <text:p>7,261202</text:p>
          </table:table-cell>
          <table:table-cell/>
          <table:table-cell office:value-type="float" office:value="203.35" calcext:value-type="float">
            <text:p>203,35</text:p>
          </table:table-cell>
          <table:table-cell office:value-type="float" office:value="104.079669" calcext:value-type="float">
            <text:p>104,079669</text:p>
          </table:table-cell>
          <table:table-cell/>
          <table:table-cell office:value-type="float" office:value="1516.2" calcext:value-type="float">
            <text:p>1516,2</text:p>
          </table:table-cell>
          <table:table-cell office:value-type="float" office:value="459.097264" calcext:value-type="float">
            <text:p>459,097264</text:p>
          </table:table-cell>
          <table:table-cell table:number-columns-repeated="7"/>
        </table:table-row>
        <table:table-row table:style-name="ro1">
          <table:table-cell office:value-type="float" office:value="69.118" calcext:value-type="float">
            <text:p>69,118</text:p>
          </table:table-cell>
          <table:table-cell office:value-type="float" office:value="7.258437" calcext:value-type="float">
            <text:p>7,258437</text:p>
          </table:table-cell>
          <table:table-cell/>
          <table:table-cell office:value-type="float" office:value="182.669" calcext:value-type="float">
            <text:p>182,669</text:p>
          </table:table-cell>
          <table:table-cell office:value-type="float" office:value="103.854338" calcext:value-type="float">
            <text:p>103,854338</text:p>
          </table:table-cell>
          <table:table-cell/>
          <table:table-cell office:value-type="float" office:value="1518.876" calcext:value-type="float">
            <text:p>1518,876</text:p>
          </table:table-cell>
          <table:table-cell office:value-type="float" office:value="458.012307" calcext:value-type="float">
            <text:p>458,012307</text:p>
          </table:table-cell>
          <table:table-cell table:number-columns-repeated="7"/>
        </table:table-row>
        <table:table-row table:style-name="ro1">
          <table:table-cell office:value-type="float" office:value="60.621" calcext:value-type="float">
            <text:p>60,621</text:p>
          </table:table-cell>
          <table:table-cell office:value-type="float" office:value="7.253107" calcext:value-type="float">
            <text:p>7,253107</text:p>
          </table:table-cell>
          <table:table-cell/>
          <table:table-cell office:value-type="float" office:value="169.33" calcext:value-type="float">
            <text:p>169,33</text:p>
          </table:table-cell>
          <table:table-cell office:value-type="float" office:value="103.829962" calcext:value-type="float">
            <text:p>103,829962</text:p>
          </table:table-cell>
          <table:table-cell/>
          <table:table-cell office:value-type="float" office:value="1513.761" calcext:value-type="float">
            <text:p>1513,761</text:p>
          </table:table-cell>
          <table:table-cell office:value-type="float" office:value="457.951044" calcext:value-type="float">
            <text:p>457,951044</text:p>
          </table:table-cell>
          <table:table-cell table:number-columns-repeated="7"/>
        </table:table-row>
        <table:table-row table:style-name="ro1">
          <table:table-cell office:value-type="float" office:value="61.927" calcext:value-type="float">
            <text:p>61,927</text:p>
          </table:table-cell>
          <table:table-cell office:value-type="float" office:value="7.25067" calcext:value-type="float">
            <text:p>7,25067</text:p>
          </table:table-cell>
          <table:table-cell/>
          <table:table-cell office:value-type="float" office:value="191.891" calcext:value-type="float">
            <text:p>191,891</text:p>
          </table:table-cell>
          <table:table-cell office:value-type="float" office:value="103.598153" calcext:value-type="float">
            <text:p>103,598153</text:p>
          </table:table-cell>
          <table:table-cell/>
          <table:table-cell office:value-type="float" office:value="1510.268" calcext:value-type="float">
            <text:p>1510,268</text:p>
          </table:table-cell>
          <table:table-cell office:value-type="float" office:value="456.664716" calcext:value-type="float">
            <text:p>456,664716</text:p>
          </table:table-cell>
          <table:table-cell table:number-columns-repeated="7"/>
        </table:table-row>
        <table:table-row table:style-name="ro1">
          <table:table-cell office:value-type="float" office:value="60.903" calcext:value-type="float">
            <text:p>60,903</text:p>
          </table:table-cell>
          <table:table-cell office:value-type="float" office:value="7.235894" calcext:value-type="float">
            <text:p>7,235894</text:p>
          </table:table-cell>
          <table:table-cell/>
          <table:table-cell office:value-type="float" office:value="247.445" calcext:value-type="float">
            <text:p>247,445</text:p>
          </table:table-cell>
          <table:table-cell office:value-type="float" office:value="102.491772" calcext:value-type="float">
            <text:p>102,491772</text:p>
          </table:table-cell>
          <table:table-cell/>
          <table:table-cell office:value-type="float" office:value="2665.302" calcext:value-type="float">
            <text:p>2665,302</text:p>
          </table:table-cell>
          <table:table-cell office:value-type="float" office:value="453.702744" calcext:value-type="float">
            <text:p>453,702744</text:p>
          </table:table-cell>
          <table:table-cell table:number-columns-repeated="7"/>
        </table:table-row>
        <table:table-row table:style-name="ro1">
          <table:table-cell office:value-type="float" office:value="63.564" calcext:value-type="float">
            <text:p>63,564</text:p>
          </table:table-cell>
          <table:table-cell office:value-type="float" office:value="7.235607" calcext:value-type="float">
            <text:p>7,235607</text:p>
          </table:table-cell>
          <table:table-cell/>
          <table:table-cell office:value-type="float" office:value="199.484" calcext:value-type="float">
            <text:p>199,484</text:p>
          </table:table-cell>
          <table:table-cell office:value-type="float" office:value="102.166532" calcext:value-type="float">
            <text:p>102,166532</text:p>
          </table:table-cell>
          <table:table-cell/>
          <table:table-cell office:value-type="float" office:value="1507.143" calcext:value-type="float">
            <text:p>1507,143</text:p>
          </table:table-cell>
          <table:table-cell office:value-type="float" office:value="453.146785" calcext:value-type="float">
            <text:p>453,146785</text:p>
          </table:table-cell>
          <table:table-cell table:number-columns-repeated="7"/>
        </table:table-row>
        <table:table-row table:style-name="ro1">
          <table:table-cell office:value-type="float" office:value="60.212" calcext:value-type="float">
            <text:p>60,212</text:p>
          </table:table-cell>
          <table:table-cell office:value-type="float" office:value="7.224299" calcext:value-type="float">
            <text:p>7,224299</text:p>
          </table:table-cell>
          <table:table-cell/>
          <table:table-cell office:value-type="float" office:value="310.204" calcext:value-type="float">
            <text:p>310,204</text:p>
          </table:table-cell>
          <table:table-cell office:value-type="float" office:value="102.108668" calcext:value-type="float">
            <text:p>102,108668</text:p>
          </table:table-cell>
          <table:table-cell/>
          <table:table-cell office:value-type="float" office:value="1516.962" calcext:value-type="float">
            <text:p>1516,962</text:p>
          </table:table-cell>
          <table:table-cell office:value-type="float" office:value="452.762844" calcext:value-type="float">
            <text:p>452,762844</text:p>
          </table:table-cell>
          <table:table-cell table:number-columns-repeated="7"/>
        </table:table-row>
        <table:table-row table:style-name="ro1">
          <table:table-cell office:value-type="float" office:value="60.282" calcext:value-type="float">
            <text:p>60,282</text:p>
          </table:table-cell>
          <table:table-cell office:value-type="float" office:value="7.220686" calcext:value-type="float">
            <text:p>7,220686</text:p>
          </table:table-cell>
          <table:table-cell/>
          <table:table-cell office:value-type="float" office:value="157.973" calcext:value-type="float">
            <text:p>157,973</text:p>
          </table:table-cell>
          <table:table-cell office:value-type="float" office:value="101.874079" calcext:value-type="float">
            <text:p>101,874079</text:p>
          </table:table-cell>
          <table:table-cell/>
          <table:table-cell office:value-type="float" office:value="1510.55" calcext:value-type="float">
            <text:p>1510,55</text:p>
          </table:table-cell>
          <table:table-cell office:value-type="float" office:value="452.60696" calcext:value-type="float">
            <text:p>452,60696</text:p>
          </table:table-cell>
          <table:table-cell table:number-columns-repeated="7"/>
        </table:table-row>
        <table:table-row table:style-name="ro1">
          <table:table-cell office:value-type="float" office:value="114.745" calcext:value-type="float">
            <text:p>114,745</text:p>
          </table:table-cell>
          <table:table-cell office:value-type="float" office:value="7.21766" calcext:value-type="float">
            <text:p>7,21766</text:p>
          </table:table-cell>
          <table:table-cell/>
          <table:table-cell office:value-type="float" office:value="177.488" calcext:value-type="float">
            <text:p>177,488</text:p>
          </table:table-cell>
          <table:table-cell office:value-type="float" office:value="101.515056" calcext:value-type="float">
            <text:p>101,515056</text:p>
          </table:table-cell>
          <table:table-cell/>
          <table:table-cell office:value-type="float" office:value="1504.643" calcext:value-type="float">
            <text:p>1504,643</text:p>
          </table:table-cell>
          <table:table-cell office:value-type="float" office:value="451.841384" calcext:value-type="float">
            <text:p>451,841384</text:p>
          </table:table-cell>
          <table:table-cell table:number-columns-repeated="7"/>
        </table:table-row>
        <table:table-row table:style-name="ro1">
          <table:table-cell office:value-type="float" office:value="63.978" calcext:value-type="float">
            <text:p>63,978</text:p>
          </table:table-cell>
          <table:table-cell office:value-type="float" office:value="7.209412" calcext:value-type="float">
            <text:p>7,209412</text:p>
          </table:table-cell>
          <table:table-cell/>
          <table:table-cell office:value-type="float" office:value="178.576" calcext:value-type="float">
            <text:p>178,576</text:p>
          </table:table-cell>
          <table:table-cell office:value-type="float" office:value="101.472007" calcext:value-type="float">
            <text:p>101,472007</text:p>
          </table:table-cell>
          <table:table-cell/>
          <table:table-cell office:value-type="float" office:value="1508.407" calcext:value-type="float">
            <text:p>1508,407</text:p>
          </table:table-cell>
          <table:table-cell office:value-type="float" office:value="451.380224" calcext:value-type="float">
            <text:p>451,380224</text:p>
          </table:table-cell>
          <table:table-cell table:number-columns-repeated="7"/>
        </table:table-row>
        <table:table-row table:style-name="ro1">
          <table:table-cell office:value-type="float" office:value="147.869" calcext:value-type="float">
            <text:p>147,869</text:p>
          </table:table-cell>
          <table:table-cell office:value-type="float" office:value="7.189997" calcext:value-type="float">
            <text:p>7,189997</text:p>
          </table:table-cell>
          <table:table-cell/>
          <table:table-cell office:value-type="float" office:value="164.992" calcext:value-type="float">
            <text:p>164,992</text:p>
          </table:table-cell>
          <table:table-cell office:value-type="float" office:value="101.236567" calcext:value-type="float">
            <text:p>101,236567</text:p>
          </table:table-cell>
          <table:table-cell/>
          <table:table-cell office:value-type="float" office:value="1504.219" calcext:value-type="float">
            <text:p>1504,219</text:p>
          </table:table-cell>
          <table:table-cell office:value-type="float" office:value="448.005933" calcext:value-type="float">
            <text:p>448,005933</text:p>
          </table:table-cell>
          <table:table-cell table:number-columns-repeated="7"/>
        </table:table-row>
        <table:table-row table:style-name="ro1">
          <table:table-cell office:value-type="float" office:value="60.883" calcext:value-type="float">
            <text:p>60,883</text:p>
          </table:table-cell>
          <table:table-cell office:value-type="float" office:value="7.185216" calcext:value-type="float">
            <text:p>7,185216</text:p>
          </table:table-cell>
          <table:table-cell/>
          <table:table-cell office:value-type="float" office:value="181.334" calcext:value-type="float">
            <text:p>181,334</text:p>
          </table:table-cell>
          <table:table-cell office:value-type="float" office:value="100.778838" calcext:value-type="float">
            <text:p>100,778838</text:p>
          </table:table-cell>
          <table:table-cell/>
          <table:table-cell office:value-type="float" office:value="1501.927" calcext:value-type="float">
            <text:p>1501,927</text:p>
          </table:table-cell>
          <table:table-cell office:value-type="float" office:value="445.475363" calcext:value-type="float">
            <text:p>445,475363</text:p>
          </table:table-cell>
          <table:table-cell table:number-columns-repeated="7"/>
        </table:table-row>
        <table:table-row table:style-name="ro1">
          <table:table-cell office:value-type="float" office:value="60.59" calcext:value-type="float">
            <text:p>60,59</text:p>
          </table:table-cell>
          <table:table-cell office:value-type="float" office:value="7.183243" calcext:value-type="float">
            <text:p>7,183243</text:p>
          </table:table-cell>
          <table:table-cell/>
          <table:table-cell office:value-type="float" office:value="193.515" calcext:value-type="float">
            <text:p>193,515</text:p>
          </table:table-cell>
          <table:table-cell office:value-type="float" office:value="99.042872" calcext:value-type="float">
            <text:p>99,042872</text:p>
          </table:table-cell>
          <table:table-cell/>
          <table:table-cell office:value-type="float" office:value="3751.624" calcext:value-type="float">
            <text:p>3751,624</text:p>
          </table:table-cell>
          <table:table-cell office:value-type="float" office:value="444.462386" calcext:value-type="float">
            <text:p>444,462386</text:p>
          </table:table-cell>
          <table:table-cell table:number-columns-repeated="7"/>
        </table:table-row>
        <table:table-row table:style-name="ro1">
          <table:table-cell office:value-type="float" office:value="58.905" calcext:value-type="float">
            <text:p>58,905</text:p>
          </table:table-cell>
          <table:table-cell office:value-type="float" office:value="7.17293" calcext:value-type="float">
            <text:p>7,17293</text:p>
          </table:table-cell>
          <table:table-cell/>
          <table:table-cell office:value-type="float" office:value="184.171" calcext:value-type="float">
            <text:p>184,171</text:p>
          </table:table-cell>
          <table:table-cell office:value-type="float" office:value="97.127609" calcext:value-type="float">
            <text:p>97,127609</text:p>
          </table:table-cell>
          <table:table-cell/>
          <table:table-cell office:value-type="float" office:value="1502.327" calcext:value-type="float">
            <text:p>1502,327</text:p>
          </table:table-cell>
          <table:table-cell office:value-type="float" office:value="443.325286" calcext:value-type="float">
            <text:p>443,325286</text:p>
          </table:table-cell>
          <table:table-cell table:number-columns-repeated="7"/>
        </table:table-row>
        <table:table-row table:style-name="ro1">
          <table:table-cell office:value-type="float" office:value="60.744" calcext:value-type="float">
            <text:p>60,744</text:p>
          </table:table-cell>
          <table:table-cell office:value-type="float" office:value="7.157908" calcext:value-type="float">
            <text:p>7,157908</text:p>
          </table:table-cell>
          <table:table-cell/>
          <table:table-cell office:value-type="float" office:value="193.593" calcext:value-type="float">
            <text:p>193,593</text:p>
          </table:table-cell>
          <table:table-cell office:value-type="float" office:value="96.920302" calcext:value-type="float">
            <text:p>96,920302</text:p>
          </table:table-cell>
          <table:table-cell/>
          <table:table-cell office:value-type="float" office:value="1495.791" calcext:value-type="float">
            <text:p>1495,791</text:p>
          </table:table-cell>
          <table:table-cell office:value-type="float" office:value="442.144637" calcext:value-type="float">
            <text:p>442,144637</text:p>
          </table:table-cell>
          <table:table-cell table:number-columns-repeated="7"/>
        </table:table-row>
        <table:table-row table:style-name="ro1">
          <table:table-cell office:value-type="float" office:value="63.765" calcext:value-type="float">
            <text:p>63,765</text:p>
          </table:table-cell>
          <table:table-cell office:value-type="float" office:value="7.145246" calcext:value-type="float">
            <text:p>7,145246</text:p>
          </table:table-cell>
          <table:table-cell/>
          <table:table-cell office:value-type="float" office:value="264.198" calcext:value-type="float">
            <text:p>264,198</text:p>
          </table:table-cell>
          <table:table-cell office:value-type="float" office:value="96.905518" calcext:value-type="float">
            <text:p>96,905518</text:p>
          </table:table-cell>
          <table:table-cell/>
          <table:table-cell office:value-type="float" office:value="1851.616" calcext:value-type="float">
            <text:p>1851,616</text:p>
          </table:table-cell>
          <table:table-cell office:value-type="float" office:value="436.142848" calcext:value-type="float">
            <text:p>436,142848</text:p>
          </table:table-cell>
          <table:table-cell table:number-columns-repeated="7"/>
        </table:table-row>
        <table:table-row table:style-name="ro1">
          <table:table-cell office:value-type="float" office:value="61.39" calcext:value-type="float">
            <text:p>61,39</text:p>
          </table:table-cell>
          <table:table-cell office:value-type="float" office:value="7.14246" calcext:value-type="float">
            <text:p>7,14246</text:p>
          </table:table-cell>
          <table:table-cell/>
          <table:table-cell office:value-type="float" office:value="158.274" calcext:value-type="float">
            <text:p>158,274</text:p>
          </table:table-cell>
          <table:table-cell office:value-type="float" office:value="96.810106" calcext:value-type="float">
            <text:p>96,810106</text:p>
          </table:table-cell>
          <table:table-cell/>
          <table:table-cell office:value-type="float" office:value="2997.777" calcext:value-type="float">
            <text:p>2997,777</text:p>
          </table:table-cell>
          <table:table-cell office:value-type="float" office:value="435.48837" calcext:value-type="float">
            <text:p>435,48837</text:p>
          </table:table-cell>
          <table:table-cell table:number-columns-repeated="7"/>
        </table:table-row>
        <table:table-row table:style-name="ro1">
          <table:table-cell office:value-type="float" office:value="60.416" calcext:value-type="float">
            <text:p>60,416</text:p>
          </table:table-cell>
          <table:table-cell office:value-type="float" office:value="7.140854" calcext:value-type="float">
            <text:p>7,140854</text:p>
          </table:table-cell>
          <table:table-cell/>
          <table:table-cell office:value-type="float" office:value="160.082" calcext:value-type="float">
            <text:p>160,082</text:p>
          </table:table-cell>
          <table:table-cell office:value-type="float" office:value="96.25927" calcext:value-type="float">
            <text:p>96,25927</text:p>
          </table:table-cell>
          <table:table-cell/>
          <table:table-cell office:value-type="float" office:value="7817.375" calcext:value-type="float">
            <text:p>7817,375</text:p>
          </table:table-cell>
          <table:table-cell office:value-type="float" office:value="431.069992" calcext:value-type="float">
            <text:p>431,069992</text:p>
          </table:table-cell>
          <table:table-cell table:number-columns-repeated="7"/>
        </table:table-row>
        <table:table-row table:style-name="ro1">
          <table:table-cell office:value-type="float" office:value="60.396" calcext:value-type="float">
            <text:p>60,396</text:p>
          </table:table-cell>
          <table:table-cell office:value-type="float" office:value="7.124258" calcext:value-type="float">
            <text:p>7,124258</text:p>
          </table:table-cell>
          <table:table-cell/>
          <table:table-cell office:value-type="float" office:value="168.403" calcext:value-type="float">
            <text:p>168,403</text:p>
          </table:table-cell>
          <table:table-cell office:value-type="float" office:value="95.499256" calcext:value-type="float">
            <text:p>95,499256</text:p>
          </table:table-cell>
          <table:table-cell/>
          <table:table-cell office:value-type="float" office:value="1483.906" calcext:value-type="float">
            <text:p>1483,906</text:p>
          </table:table-cell>
          <table:table-cell office:value-type="float" office:value="428.805484" calcext:value-type="float">
            <text:p>428,805484</text:p>
          </table:table-cell>
          <table:table-cell table:number-columns-repeated="7"/>
        </table:table-row>
        <table:table-row table:style-name="ro1">
          <table:table-cell office:value-type="float" office:value="113.299" calcext:value-type="float">
            <text:p>113,299</text:p>
          </table:table-cell>
          <table:table-cell office:value-type="float" office:value="7.105404" calcext:value-type="float">
            <text:p>7,105404</text:p>
          </table:table-cell>
          <table:table-cell/>
          <table:table-cell office:value-type="float" office:value="169.016" calcext:value-type="float">
            <text:p>169,016</text:p>
          </table:table-cell>
          <table:table-cell office:value-type="float" office:value="94.967616" calcext:value-type="float">
            <text:p>94,967616</text:p>
          </table:table-cell>
          <table:table-cell/>
          <table:table-cell office:value-type="float" office:value="2151.254" calcext:value-type="float">
            <text:p>2151,254</text:p>
          </table:table-cell>
          <table:table-cell office:value-type="float" office:value="422.241464" calcext:value-type="float">
            <text:p>422,241464</text:p>
          </table:table-cell>
          <table:table-cell table:number-columns-repeated="7"/>
        </table:table-row>
        <table:table-row table:style-name="ro1">
          <table:table-cell office:value-type="float" office:value="59.693" calcext:value-type="float">
            <text:p>59,693</text:p>
          </table:table-cell>
          <table:table-cell office:value-type="float" office:value="7.099758" calcext:value-type="float">
            <text:p>7,099758</text:p>
          </table:table-cell>
          <table:table-cell/>
          <table:table-cell office:value-type="float" office:value="182.764" calcext:value-type="float">
            <text:p>182,764</text:p>
          </table:table-cell>
          <table:table-cell office:value-type="float" office:value="94.610959" calcext:value-type="float">
            <text:p>94,610959</text:p>
          </table:table-cell>
          <table:table-cell/>
          <table:table-cell office:value-type="float" office:value="2972.842" calcext:value-type="float">
            <text:p>2972,842</text:p>
          </table:table-cell>
          <table:table-cell office:value-type="float" office:value="421.036874" calcext:value-type="float">
            <text:p>421,036874</text:p>
          </table:table-cell>
          <table:table-cell table:number-columns-repeated="7"/>
        </table:table-row>
        <table:table-row table:style-name="ro1">
          <table:table-cell office:value-type="float" office:value="61.787" calcext:value-type="float">
            <text:p>61,787</text:p>
          </table:table-cell>
          <table:table-cell office:value-type="float" office:value="7.099103" calcext:value-type="float">
            <text:p>7,099103</text:p>
          </table:table-cell>
          <table:table-cell/>
          <table:table-cell office:value-type="float" office:value="478.927" calcext:value-type="float">
            <text:p>478,927</text:p>
          </table:table-cell>
          <table:table-cell office:value-type="float" office:value="93.71887" calcext:value-type="float">
            <text:p>93,71887</text:p>
          </table:table-cell>
          <table:table-cell/>
          <table:table-cell office:value-type="float" office:value="1473.587" calcext:value-type="float">
            <text:p>1473,587</text:p>
          </table:table-cell>
          <table:table-cell office:value-type="float" office:value="417.546788" calcext:value-type="float">
            <text:p>417,546788</text:p>
          </table:table-cell>
          <table:table-cell table:number-columns-repeated="7"/>
        </table:table-row>
        <table:table-row table:style-name="ro1">
          <table:table-cell office:value-type="float" office:value="60.117" calcext:value-type="float">
            <text:p>60,117</text:p>
          </table:table-cell>
          <table:table-cell office:value-type="float" office:value="7.092878" calcext:value-type="float">
            <text:p>7,092878</text:p>
          </table:table-cell>
          <table:table-cell/>
          <table:table-cell office:value-type="float" office:value="156.579" calcext:value-type="float">
            <text:p>156,579</text:p>
          </table:table-cell>
          <table:table-cell office:value-type="float" office:value="93.022054" calcext:value-type="float">
            <text:p>93,022054</text:p>
          </table:table-cell>
          <table:table-cell office:value-type="string" calcext:value-type="string">
            <text:p>←</text:p>
          </table:table-cell>
          <table:table-cell office:value-type="float" office:value="1472.961" calcext:value-type="float">
            <text:p>1472,961</text:p>
          </table:table-cell>
          <table:table-cell office:value-type="float" office:value="416.900943" calcext:value-type="float">
            <text:p>416,900943</text:p>
          </table:table-cell>
          <table:table-cell table:number-columns-repeated="7"/>
        </table:table-row>
        <table:table-row table:style-name="ro1">
          <table:table-cell office:value-type="float" office:value="64.803" calcext:value-type="float">
            <text:p>64,803</text:p>
          </table:table-cell>
          <table:table-cell office:value-type="float" office:value="7.080105" calcext:value-type="float">
            <text:p>7,080105</text:p>
          </table:table-cell>
          <table:table-cell/>
          <table:table-cell office:value-type="float" office:value="190.921" calcext:value-type="float">
            <text:p>190,921</text:p>
          </table:table-cell>
          <table:table-cell office:value-type="float" office:value="86.938798" calcext:value-type="float">
            <text:p>86,938798</text:p>
          </table:table-cell>
          <table:table-cell/>
          <table:table-cell office:value-type="float" office:value="7803.366" calcext:value-type="float">
            <text:p>7803,366</text:p>
          </table:table-cell>
          <table:table-cell office:value-type="float" office:value="411.864764" calcext:value-type="float">
            <text:p>411,864764</text:p>
          </table:table-cell>
          <table:table-cell table:number-columns-repeated="7"/>
        </table:table-row>
        <table:table-row table:style-name="ro1">
          <table:table-cell office:value-type="float" office:value="61.921" calcext:value-type="float">
            <text:p>61,921</text:p>
          </table:table-cell>
          <table:table-cell office:value-type="float" office:value="7.024788" calcext:value-type="float">
            <text:p>7,024788</text:p>
          </table:table-cell>
          <table:table-cell/>
          <table:table-cell office:value-type="float" office:value="153.005" calcext:value-type="float">
            <text:p>153,005</text:p>
          </table:table-cell>
          <table:table-cell office:value-type="float" office:value="86.93544" calcext:value-type="float">
            <text:p>86,93544</text:p>
          </table:table-cell>
          <table:table-cell/>
          <table:table-cell office:value-type="float" office:value="1684.833" calcext:value-type="float">
            <text:p>1684,833</text:p>
          </table:table-cell>
          <table:table-cell office:value-type="float" office:value="404.199807" calcext:value-type="float">
            <text:p>404,199807</text:p>
          </table:table-cell>
          <table:table-cell table:number-columns-repeated="7"/>
        </table:table-row>
        <table:table-row table:style-name="ro1">
          <table:table-cell office:value-type="float" office:value="60.749" calcext:value-type="float">
            <text:p>60,749</text:p>
          </table:table-cell>
          <table:table-cell office:value-type="float" office:value="7.02375" calcext:value-type="float">
            <text:p>7,02375</text:p>
          </table:table-cell>
          <table:table-cell/>
          <table:table-cell office:value-type="float" office:value="1867.097" calcext:value-type="float">
            <text:p>1867,097</text:p>
          </table:table-cell>
          <table:table-cell office:value-type="float" office:value="86.642484" calcext:value-type="float">
            <text:p>86,642484</text:p>
          </table:table-cell>
          <table:table-cell/>
          <table:table-cell office:value-type="float" office:value="1456.758" calcext:value-type="float">
            <text:p>1456,758</text:p>
          </table:table-cell>
          <table:table-cell office:value-type="float" office:value="401.76833" calcext:value-type="float">
            <text:p>401,76833</text:p>
          </table:table-cell>
          <table:table-cell table:number-columns-repeated="7"/>
        </table:table-row>
        <table:table-row table:style-name="ro1">
          <table:table-cell office:value-type="float" office:value="61.639" calcext:value-type="float">
            <text:p>61,639</text:p>
          </table:table-cell>
          <table:table-cell office:value-type="float" office:value="7.019103" calcext:value-type="float">
            <text:p>7,019103</text:p>
          </table:table-cell>
          <table:table-cell/>
          <table:table-cell office:value-type="float" office:value="149.325" calcext:value-type="float">
            <text:p>149,325</text:p>
          </table:table-cell>
          <table:table-cell office:value-type="float" office:value="86.069049" calcext:value-type="float">
            <text:p>86,069049</text:p>
          </table:table-cell>
          <table:table-cell/>
          <table:table-cell office:value-type="float" office:value="3285.714" calcext:value-type="float">
            <text:p>3285,714</text:p>
          </table:table-cell>
          <table:table-cell office:value-type="float" office:value="399.431772" calcext:value-type="float">
            <text:p>399,431772</text:p>
          </table:table-cell>
          <table:table-cell table:number-columns-repeated="7"/>
        </table:table-row>
        <table:table-row table:style-name="ro1">
          <table:table-cell office:value-type="float" office:value="58.859" calcext:value-type="float">
            <text:p>58,859</text:p>
          </table:table-cell>
          <table:table-cell office:value-type="float" office:value="6.989878" calcext:value-type="float">
            <text:p>6,989878</text:p>
          </table:table-cell>
          <table:table-cell/>
          <table:table-cell office:value-type="float" office:value="212.474" calcext:value-type="float">
            <text:p>212,474</text:p>
          </table:table-cell>
          <table:table-cell office:value-type="float" office:value="85.750852" calcext:value-type="float">
            <text:p>85,750852</text:p>
          </table:table-cell>
          <table:table-cell/>
          <table:table-cell office:value-type="float" office:value="6485.124" calcext:value-type="float">
            <text:p>6485,124</text:p>
          </table:table-cell>
          <table:table-cell office:value-type="float" office:value="396.827201" calcext:value-type="float">
            <text:p>396,827201</text:p>
          </table:table-cell>
          <table:table-cell table:number-columns-repeated="7"/>
        </table:table-row>
        <table:table-row table:style-name="ro1">
          <table:table-cell office:value-type="float" office:value="62.397" calcext:value-type="float">
            <text:p>62,397</text:p>
          </table:table-cell>
          <table:table-cell office:value-type="float" office:value="6.969929" calcext:value-type="float">
            <text:p>6,969929</text:p>
          </table:table-cell>
          <table:table-cell/>
          <table:table-cell office:value-type="float" office:value="143.438" calcext:value-type="float">
            <text:p>143,438</text:p>
          </table:table-cell>
          <table:table-cell office:value-type="float" office:value="84.721165" calcext:value-type="float">
            <text:p>84,721165</text:p>
          </table:table-cell>
          <table:table-cell/>
          <table:table-cell office:value-type="float" office:value="1454.716" calcext:value-type="float">
            <text:p>1454,716</text:p>
          </table:table-cell>
          <table:table-cell office:value-type="float" office:value="386.490907" calcext:value-type="float">
            <text:p>386,490907</text:p>
          </table:table-cell>
          <table:table-cell table:number-columns-repeated="7"/>
        </table:table-row>
        <table:table-row table:style-name="ro1">
          <table:table-cell office:value-type="float" office:value="61.04" calcext:value-type="float">
            <text:p>61,04</text:p>
          </table:table-cell>
          <table:table-cell office:value-type="float" office:value="6.948529" calcext:value-type="float">
            <text:p>6,948529</text:p>
          </table:table-cell>
          <table:table-cell/>
          <table:table-cell office:value-type="float" office:value="180.037" calcext:value-type="float">
            <text:p>180,037</text:p>
          </table:table-cell>
          <table:table-cell office:value-type="float" office:value="84.507402" calcext:value-type="float">
            <text:p>84,507402</text:p>
          </table:table-cell>
          <table:table-cell/>
          <table:table-cell office:value-type="float" office:value="1446.559" calcext:value-type="float">
            <text:p>1446,559</text:p>
          </table:table-cell>
          <table:table-cell office:value-type="float" office:value="383.574986" calcext:value-type="float">
            <text:p>383,574986</text:p>
          </table:table-cell>
          <table:table-cell table:number-columns-repeated="7"/>
        </table:table-row>
        <table:table-row table:style-name="ro1">
          <table:table-cell office:value-type="float" office:value="65.408" calcext:value-type="float">
            <text:p>65,408</text:p>
          </table:table-cell>
          <table:table-cell office:value-type="float" office:value="6.942828" calcext:value-type="float">
            <text:p>6,942828</text:p>
          </table:table-cell>
          <table:table-cell/>
          <table:table-cell office:value-type="float" office:value="134.807" calcext:value-type="float">
            <text:p>134,807</text:p>
          </table:table-cell>
          <table:table-cell office:value-type="float" office:value="82.584282" calcext:value-type="float">
            <text:p>82,584282</text:p>
          </table:table-cell>
          <table:table-cell/>
          <table:table-cell office:value-type="float" office:value="3372.962" calcext:value-type="float">
            <text:p>3372,962</text:p>
          </table:table-cell>
          <table:table-cell office:value-type="float" office:value="380.859773" calcext:value-type="float">
            <text:p>380,859773</text:p>
          </table:table-cell>
          <table:table-cell table:number-columns-repeated="7"/>
        </table:table-row>
        <table:table-row table:style-name="ro1">
          <table:table-cell office:value-type="float" office:value="60.261" calcext:value-type="float">
            <text:p>60,261</text:p>
          </table:table-cell>
          <table:table-cell office:value-type="float" office:value="6.931902" calcext:value-type="float">
            <text:p>6,931902</text:p>
          </table:table-cell>
          <table:table-cell/>
          <table:table-cell office:value-type="float" office:value="181.432" calcext:value-type="float">
            <text:p>181,432</text:p>
          </table:table-cell>
          <table:table-cell office:value-type="float" office:value="80.800531" calcext:value-type="float">
            <text:p>80,800531</text:p>
          </table:table-cell>
          <table:table-cell/>
          <table:table-cell office:value-type="float" office:value="10147.793" calcext:value-type="float">
            <text:p>10147,793</text:p>
          </table:table-cell>
          <table:table-cell office:value-type="float" office:value="378.720371" calcext:value-type="float">
            <text:p>378,720371</text:p>
          </table:table-cell>
          <table:table-cell table:number-columns-repeated="7"/>
        </table:table-row>
        <table:table-row table:style-name="ro1">
          <table:table-cell office:value-type="float" office:value="62.665" calcext:value-type="float">
            <text:p>62,665</text:p>
          </table:table-cell>
          <table:table-cell office:value-type="float" office:value="6.929573" calcext:value-type="float">
            <text:p>6,929573</text:p>
          </table:table-cell>
          <table:table-cell/>
          <table:table-cell office:value-type="float" office:value="410.608" calcext:value-type="float">
            <text:p>410,608</text:p>
          </table:table-cell>
          <table:table-cell office:value-type="float" office:value="79.765989" calcext:value-type="float">
            <text:p>79,765989</text:p>
          </table:table-cell>
          <table:table-cell/>
          <table:table-cell office:value-type="float" office:value="1434.37" calcext:value-type="float">
            <text:p>1434,37</text:p>
          </table:table-cell>
          <table:table-cell office:value-type="float" office:value="375.478247" calcext:value-type="float">
            <text:p>375,478247</text:p>
          </table:table-cell>
          <table:table-cell table:number-columns-repeated="7"/>
        </table:table-row>
        <table:table-row table:style-name="ro1">
          <table:table-cell office:value-type="float" office:value="62.343" calcext:value-type="float">
            <text:p>62,343</text:p>
          </table:table-cell>
          <table:table-cell office:value-type="float" office:value="6.926038" calcext:value-type="float">
            <text:p>6,926038</text:p>
          </table:table-cell>
          <table:table-cell/>
          <table:table-cell office:value-type="float" office:value="134.037" calcext:value-type="float">
            <text:p>134,037</text:p>
          </table:table-cell>
          <table:table-cell office:value-type="float" office:value="79.560804" calcext:value-type="float">
            <text:p>79,560804</text:p>
          </table:table-cell>
          <table:table-cell/>
          <table:table-cell office:value-type="float" office:value="1473.527" calcext:value-type="float">
            <text:p>1473,527</text:p>
          </table:table-cell>
          <table:table-cell office:value-type="float" office:value="370.909042" calcext:value-type="float">
            <text:p>370,909042</text:p>
          </table:table-cell>
          <table:table-cell table:number-columns-repeated="7"/>
        </table:table-row>
        <table:table-row table:style-name="ro1">
          <table:table-cell office:value-type="float" office:value="59.608" calcext:value-type="float">
            <text:p>59,608</text:p>
          </table:table-cell>
          <table:table-cell office:value-type="float" office:value="6.92456" calcext:value-type="float">
            <text:p>6,92456</text:p>
          </table:table-cell>
          <table:table-cell/>
          <table:table-cell office:value-type="float" office:value="410.965" calcext:value-type="float">
            <text:p>410,965</text:p>
          </table:table-cell>
          <table:table-cell office:value-type="float" office:value="79.356227" calcext:value-type="float">
            <text:p>79,356227</text:p>
          </table:table-cell>
          <table:table-cell/>
          <table:table-cell office:value-type="float" office:value="1406.504" calcext:value-type="float">
            <text:p>1406,504</text:p>
          </table:table-cell>
          <table:table-cell office:value-type="float" office:value="348.932564" calcext:value-type="float">
            <text:p>348,932564</text:p>
          </table:table-cell>
          <table:table-cell table:number-columns-repeated="7"/>
        </table:table-row>
        <table:table-row table:style-name="ro1">
          <table:table-cell office:value-type="float" office:value="59.987" calcext:value-type="float">
            <text:p>59,987</text:p>
          </table:table-cell>
          <table:table-cell office:value-type="float" office:value="6.916879" calcext:value-type="float">
            <text:p>6,916879</text:p>
          </table:table-cell>
          <table:table-cell/>
          <table:table-cell office:value-type="float" office:value="153.314" calcext:value-type="float">
            <text:p>153,314</text:p>
          </table:table-cell>
          <table:table-cell office:value-type="float" office:value="78.446569" calcext:value-type="float">
            <text:p>78,446569</text:p>
          </table:table-cell>
          <table:table-cell/>
          <table:table-cell office:value-type="float" office:value="1615.874" calcext:value-type="float">
            <text:p>1615,874</text:p>
          </table:table-cell>
          <table:table-cell office:value-type="float" office:value="346.709123" calcext:value-type="float">
            <text:p>346,709123</text:p>
          </table:table-cell>
          <table:table-cell table:number-columns-repeated="7"/>
        </table:table-row>
        <table:table-row table:style-name="ro1">
          <table:table-cell office:value-type="float" office:value="60.76" calcext:value-type="float">
            <text:p>60,76</text:p>
          </table:table-cell>
          <table:table-cell office:value-type="float" office:value="6.899927" calcext:value-type="float">
            <text:p>6,899927</text:p>
          </table:table-cell>
          <table:table-cell/>
          <table:table-cell office:value-type="float" office:value="128.88" calcext:value-type="float">
            <text:p>128,88</text:p>
          </table:table-cell>
          <table:table-cell office:value-type="float" office:value="76.666524" calcext:value-type="float">
            <text:p>76,666524</text:p>
          </table:table-cell>
          <table:table-cell/>
          <table:table-cell office:value-type="float" office:value="1399.037" calcext:value-type="float">
            <text:p>1399,037</text:p>
          </table:table-cell>
          <table:table-cell office:value-type="float" office:value="345.02645" calcext:value-type="float">
            <text:p>345,02645</text:p>
          </table:table-cell>
          <table:table-cell table:number-columns-repeated="7"/>
        </table:table-row>
        <table:table-row table:style-name="ro1">
          <table:table-cell office:value-type="float" office:value="61.421" calcext:value-type="float">
            <text:p>61,421</text:p>
          </table:table-cell>
          <table:table-cell office:value-type="float" office:value="6.882738" calcext:value-type="float">
            <text:p>6,882738</text:p>
          </table:table-cell>
          <table:table-cell/>
          <table:table-cell office:value-type="float" office:value="128.965" calcext:value-type="float">
            <text:p>128,965</text:p>
          </table:table-cell>
          <table:table-cell office:value-type="float" office:value="76.440157" calcext:value-type="float">
            <text:p>76,440157</text:p>
          </table:table-cell>
          <table:table-cell/>
          <table:table-cell office:value-type="float" office:value="1460.246" calcext:value-type="float">
            <text:p>1460,246</text:p>
          </table:table-cell>
          <table:table-cell office:value-type="float" office:value="344.357463" calcext:value-type="float">
            <text:p>344,357463</text:p>
          </table:table-cell>
          <table:table-cell table:number-columns-repeated="7"/>
        </table:table-row>
        <table:table-row table:style-name="ro1">
          <table:table-cell office:value-type="float" office:value="144.308" calcext:value-type="float">
            <text:p>144,308</text:p>
          </table:table-cell>
          <table:table-cell office:value-type="float" office:value="6.861582" calcext:value-type="float">
            <text:p>6,861582</text:p>
          </table:table-cell>
          <table:table-cell/>
          <table:table-cell office:value-type="float" office:value="147.036" calcext:value-type="float">
            <text:p>147,036</text:p>
          </table:table-cell>
          <table:table-cell office:value-type="float" office:value="76.408681" calcext:value-type="float">
            <text:p>76,408681</text:p>
          </table:table-cell>
          <table:table-cell/>
          <table:table-cell office:value-type="float" office:value="4163.268" calcext:value-type="float">
            <text:p>4163,268</text:p>
          </table:table-cell>
          <table:table-cell office:value-type="float" office:value="344.252065" calcext:value-type="float">
            <text:p>344,252065</text:p>
          </table:table-cell>
          <table:table-cell table:number-columns-repeated="7"/>
        </table:table-row>
        <table:table-row table:style-name="ro1">
          <table:table-cell office:value-type="float" office:value="60.724" calcext:value-type="float">
            <text:p>60,724</text:p>
          </table:table-cell>
          <table:table-cell office:value-type="float" office:value="6.85614" calcext:value-type="float">
            <text:p>6,85614</text:p>
          </table:table-cell>
          <table:table-cell/>
          <table:table-cell office:value-type="float" office:value="127.806" calcext:value-type="float">
            <text:p>127,806</text:p>
          </table:table-cell>
          <table:table-cell office:value-type="float" office:value="75.605839" calcext:value-type="float">
            <text:p>75,605839</text:p>
          </table:table-cell>
          <table:table-cell/>
          <table:table-cell office:value-type="float" office:value="1405.853" calcext:value-type="float">
            <text:p>1405,853</text:p>
          </table:table-cell>
          <table:table-cell office:value-type="float" office:value="339.13409" calcext:value-type="float">
            <text:p>339,13409</text:p>
          </table:table-cell>
          <table:table-cell table:number-columns-repeated="7"/>
        </table:table-row>
        <table:table-row table:style-name="ro1">
          <table:table-cell office:value-type="float" office:value="64.324" calcext:value-type="float">
            <text:p>64,324</text:p>
          </table:table-cell>
          <table:table-cell office:value-type="float" office:value="6.850994" calcext:value-type="float">
            <text:p>6,850994</text:p>
          </table:table-cell>
          <table:table-cell/>
          <table:table-cell office:value-type="float" office:value="147.635" calcext:value-type="float">
            <text:p>147,635</text:p>
          </table:table-cell>
          <table:table-cell office:value-type="float" office:value="75.363107" calcext:value-type="float">
            <text:p>75,363107</text:p>
          </table:table-cell>
          <table:table-cell/>
          <table:table-cell office:value-type="float" office:value="2453.747" calcext:value-type="float">
            <text:p>2453,747</text:p>
          </table:table-cell>
          <table:table-cell office:value-type="float" office:value="337.852306" calcext:value-type="float">
            <text:p>337,852306</text:p>
          </table:table-cell>
          <table:table-cell table:number-columns-repeated="7"/>
        </table:table-row>
        <table:table-row table:style-name="ro1">
          <table:table-cell office:value-type="float" office:value="61.445" calcext:value-type="float">
            <text:p>61,445</text:p>
          </table:table-cell>
          <table:table-cell office:value-type="float" office:value="6.848613" calcext:value-type="float">
            <text:p>6,848613</text:p>
          </table:table-cell>
          <table:table-cell/>
          <table:table-cell office:value-type="float" office:value="151.283" calcext:value-type="float">
            <text:p>151,283</text:p>
          </table:table-cell>
          <table:table-cell office:value-type="float" office:value="75.083587" calcext:value-type="float">
            <text:p>75,083587</text:p>
          </table:table-cell>
          <table:table-cell/>
          <table:table-cell office:value-type="float" office:value="1412.625" calcext:value-type="float">
            <text:p>1412,625</text:p>
          </table:table-cell>
          <table:table-cell office:value-type="float" office:value="327.361149" calcext:value-type="float">
            <text:p>327,361149</text:p>
          </table:table-cell>
          <table:table-cell table:number-columns-repeated="7"/>
        </table:table-row>
        <table:table-row table:style-name="ro1">
          <table:table-cell office:value-type="float" office:value="59.545" calcext:value-type="float">
            <text:p>59,545</text:p>
          </table:table-cell>
          <table:table-cell office:value-type="float" office:value="6.831237" calcext:value-type="float">
            <text:p>6,831237</text:p>
          </table:table-cell>
          <table:table-cell/>
          <table:table-cell office:value-type="float" office:value="143.818" calcext:value-type="float">
            <text:p>143,818</text:p>
          </table:table-cell>
          <table:table-cell office:value-type="float" office:value="74.962618" calcext:value-type="float">
            <text:p>74,962618</text:p>
          </table:table-cell>
          <table:table-cell/>
          <table:table-cell office:value-type="float" office:value="1789.229" calcext:value-type="float">
            <text:p>1789,229</text:p>
          </table:table-cell>
          <table:table-cell office:value-type="float" office:value="323.3256" calcext:value-type="float">
            <text:p>323,3256</text:p>
          </table:table-cell>
          <table:table-cell table:number-columns-repeated="7"/>
        </table:table-row>
        <table:table-row table:style-name="ro1">
          <table:table-cell office:value-type="float" office:value="61.055" calcext:value-type="float">
            <text:p>61,055</text:p>
          </table:table-cell>
          <table:table-cell office:value-type="float" office:value="6.824029" calcext:value-type="float">
            <text:p>6,824029</text:p>
          </table:table-cell>
          <table:table-cell/>
          <table:table-cell office:value-type="float" office:value="396.593" calcext:value-type="float">
            <text:p>396,593</text:p>
          </table:table-cell>
          <table:table-cell office:value-type="float" office:value="73.968193" calcext:value-type="float">
            <text:p>73,968193</text:p>
          </table:table-cell>
          <table:table-cell/>
          <table:table-cell office:value-type="float" office:value="1928.338" calcext:value-type="float">
            <text:p>1928,338</text:p>
          </table:table-cell>
          <table:table-cell office:value-type="float" office:value="316.919903" calcext:value-type="float">
            <text:p>316,919903</text:p>
          </table:table-cell>
          <table:table-cell table:number-columns-repeated="7"/>
        </table:table-row>
        <table:table-row table:style-name="ro1">
          <table:table-cell office:value-type="float" office:value="59.598" calcext:value-type="float">
            <text:p>59,598</text:p>
          </table:table-cell>
          <table:table-cell office:value-type="float" office:value="6.817839" calcext:value-type="float">
            <text:p>6,817839</text:p>
          </table:table-cell>
          <table:table-cell/>
          <table:table-cell office:value-type="float" office:value="126.747" calcext:value-type="float">
            <text:p>126,747</text:p>
          </table:table-cell>
          <table:table-cell office:value-type="float" office:value="73.942748" calcext:value-type="float">
            <text:p>73,942748</text:p>
          </table:table-cell>
          <table:table-cell/>
          <table:table-cell office:value-type="float" office:value="1378.507" calcext:value-type="float">
            <text:p>1378,507</text:p>
          </table:table-cell>
          <table:table-cell office:value-type="float" office:value="310.471634" calcext:value-type="float">
            <text:p>310,471634</text:p>
          </table:table-cell>
          <table:table-cell table:number-columns-repeated="7"/>
        </table:table-row>
        <table:table-row table:style-name="ro1">
          <table:table-cell office:value-type="float" office:value="60.549" calcext:value-type="float">
            <text:p>60,549</text:p>
          </table:table-cell>
          <table:table-cell office:value-type="float" office:value="6.80125" calcext:value-type="float">
            <text:p>6,80125</text:p>
          </table:table-cell>
          <table:table-cell/>
          <table:table-cell office:value-type="float" office:value="135.212" calcext:value-type="float">
            <text:p>135,212</text:p>
          </table:table-cell>
          <table:table-cell office:value-type="float" office:value="73.484165" calcext:value-type="float">
            <text:p>73,484165</text:p>
          </table:table-cell>
          <table:table-cell/>
          <table:table-cell office:value-type="float" office:value="1616.672" calcext:value-type="float">
            <text:p>1616,672</text:p>
          </table:table-cell>
          <table:table-cell office:value-type="float" office:value="304.902445" calcext:value-type="float">
            <text:p>304,902445</text:p>
          </table:table-cell>
          <table:table-cell table:number-columns-repeated="7"/>
        </table:table-row>
        <table:table-row table:style-name="ro1">
          <table:table-cell office:value-type="float" office:value="67.721" calcext:value-type="float">
            <text:p>67,721</text:p>
          </table:table-cell>
          <table:table-cell office:value-type="float" office:value="6.751105" calcext:value-type="float">
            <text:p>6,751105</text:p>
          </table:table-cell>
          <table:table-cell/>
          <table:table-cell office:value-type="float" office:value="148.028" calcext:value-type="float">
            <text:p>148,028</text:p>
          </table:table-cell>
          <table:table-cell office:value-type="float" office:value="73.254021" calcext:value-type="float">
            <text:p>73,254021</text:p>
          </table:table-cell>
          <table:table-cell/>
          <table:table-cell office:value-type="float" office:value="1660.732" calcext:value-type="float">
            <text:p>1660,732</text:p>
          </table:table-cell>
          <table:table-cell office:value-type="float" office:value="286.008343" calcext:value-type="float">
            <text:p>286,008343</text:p>
          </table:table-cell>
          <table:table-cell table:number-columns-repeated="7"/>
        </table:table-row>
        <table:table-row table:style-name="ro1">
          <table:table-cell office:value-type="float" office:value="59.984" calcext:value-type="float">
            <text:p>59,984</text:p>
          </table:table-cell>
          <table:table-cell office:value-type="float" office:value="6.731975" calcext:value-type="float">
            <text:p>6,731975</text:p>
          </table:table-cell>
          <table:table-cell/>
          <table:table-cell office:value-type="float" office:value="136.631" calcext:value-type="float">
            <text:p>136,631</text:p>
          </table:table-cell>
          <table:table-cell office:value-type="float" office:value="72.978145" calcext:value-type="float">
            <text:p>72,978145</text:p>
          </table:table-cell>
          <table:table-cell/>
          <table:table-cell office:value-type="float" office:value="1541.086" calcext:value-type="float">
            <text:p>1541,086</text:p>
          </table:table-cell>
          <table:table-cell office:value-type="float" office:value="283.882736" calcext:value-type="float">
            <text:p>283,882736</text:p>
          </table:table-cell>
          <table:table-cell table:number-columns-repeated="7"/>
        </table:table-row>
        <table:table-row table:style-name="ro1">
          <table:table-cell office:value-type="float" office:value="59.598" calcext:value-type="float">
            <text:p>59,598</text:p>
          </table:table-cell>
          <table:table-cell office:value-type="float" office:value="6.682794" calcext:value-type="float">
            <text:p>6,682794</text:p>
          </table:table-cell>
          <table:table-cell/>
          <table:table-cell office:value-type="float" office:value="397.637" calcext:value-type="float">
            <text:p>397,637</text:p>
          </table:table-cell>
          <table:table-cell office:value-type="float" office:value="72.776453" calcext:value-type="float">
            <text:p>72,776453</text:p>
          </table:table-cell>
          <table:table-cell/>
          <table:table-cell office:value-type="float" office:value="1326.421" calcext:value-type="float">
            <text:p>1326,421</text:p>
          </table:table-cell>
          <table:table-cell office:value-type="float" office:value="272.776939" calcext:value-type="float">
            <text:p>272,776939</text:p>
          </table:table-cell>
          <table:table-cell table:number-columns-repeated="7"/>
        </table:table-row>
        <table:table-row table:style-name="ro1">
          <table:table-cell office:value-type="float" office:value="65.917" calcext:value-type="float">
            <text:p>65,917</text:p>
          </table:table-cell>
          <table:table-cell office:value-type="float" office:value="6.667046" calcext:value-type="float">
            <text:p>6,667046</text:p>
          </table:table-cell>
          <table:table-cell/>
          <table:table-cell office:value-type="float" office:value="127.514" calcext:value-type="float">
            <text:p>127,514</text:p>
          </table:table-cell>
          <table:table-cell office:value-type="float" office:value="72.115766" calcext:value-type="float">
            <text:p>72,115766</text:p>
          </table:table-cell>
          <table:table-cell/>
          <table:table-cell office:value-type="float" office:value="2965.563" calcext:value-type="float">
            <text:p>2965,563</text:p>
          </table:table-cell>
          <table:table-cell office:value-type="float" office:value="272.143942" calcext:value-type="float">
            <text:p>272,143942</text:p>
          </table:table-cell>
          <table:table-cell table:number-columns-repeated="7"/>
        </table:table-row>
        <table:table-row table:style-name="ro1">
          <table:table-cell office:value-type="float" office:value="61.837" calcext:value-type="float">
            <text:p>61,837</text:p>
          </table:table-cell>
          <table:table-cell office:value-type="float" office:value="6.627931" calcext:value-type="float">
            <text:p>6,627931</text:p>
          </table:table-cell>
          <table:table-cell/>
          <table:table-cell office:value-type="float" office:value="148.734" calcext:value-type="float">
            <text:p>148,734</text:p>
          </table:table-cell>
          <table:table-cell office:value-type="float" office:value="72.01057" calcext:value-type="float">
            <text:p>72,01057</text:p>
          </table:table-cell>
          <table:table-cell/>
          <table:table-cell office:value-type="float" office:value="1497.606" calcext:value-type="float">
            <text:p>1497,606</text:p>
          </table:table-cell>
          <table:table-cell office:value-type="float" office:value="268.598756" calcext:value-type="float">
            <text:p>268,598756</text:p>
          </table:table-cell>
          <table:table-cell table:number-columns-repeated="7"/>
        </table:table-row>
        <table:table-row table:style-name="ro1">
          <table:table-cell office:value-type="float" office:value="61.832" calcext:value-type="float">
            <text:p>61,832</text:p>
          </table:table-cell>
          <table:table-cell office:value-type="float" office:value="6.57466" calcext:value-type="float">
            <text:p>6,57466</text:p>
          </table:table-cell>
          <table:table-cell/>
          <table:table-cell office:value-type="float" office:value="412.348" calcext:value-type="float">
            <text:p>412,348</text:p>
          </table:table-cell>
          <table:table-cell office:value-type="float" office:value="71.608929" calcext:value-type="float">
            <text:p>71,608929</text:p>
          </table:table-cell>
          <table:table-cell/>
          <table:table-cell office:value-type="float" office:value="1320.045" calcext:value-type="float">
            <text:p>1320,045</text:p>
          </table:table-cell>
          <table:table-cell office:value-type="float" office:value="260.559704" calcext:value-type="float">
            <text:p>260,559704</text:p>
          </table:table-cell>
          <table:table-cell table:number-columns-repeated="7"/>
        </table:table-row>
        <table:table-row table:style-name="ro1">
          <table:table-cell office:value-type="float" office:value="59.698" calcext:value-type="float">
            <text:p>59,698</text:p>
          </table:table-cell>
          <table:table-cell office:value-type="float" office:value="6.522575" calcext:value-type="float">
            <text:p>6,522575</text:p>
          </table:table-cell>
          <table:table-cell/>
          <table:table-cell office:value-type="float" office:value="128.712" calcext:value-type="float">
            <text:p>128,712</text:p>
          </table:table-cell>
          <table:table-cell office:value-type="float" office:value="71.382167" calcext:value-type="float">
            <text:p>71,382167</text:p>
          </table:table-cell>
          <table:table-cell/>
          <table:table-cell office:value-type="float" office:value="1327.31" calcext:value-type="float">
            <text:p>1327,31</text:p>
          </table:table-cell>
          <table:table-cell office:value-type="float" office:value="253.039908" calcext:value-type="float">
            <text:p>253,039908</text:p>
          </table:table-cell>
          <table:table-cell table:number-columns-repeated="7"/>
        </table:table-row>
        <table:table-row table:style-name="ro1">
          <table:table-cell office:value-type="float" office:value="61.472" calcext:value-type="float">
            <text:p>61,472</text:p>
          </table:table-cell>
          <table:table-cell office:value-type="float" office:value="6.414744" calcext:value-type="float">
            <text:p>6,414744</text:p>
          </table:table-cell>
          <table:table-cell/>
          <table:table-cell office:value-type="float" office:value="127.959" calcext:value-type="float">
            <text:p>127,959</text:p>
          </table:table-cell>
          <table:table-cell office:value-type="float" office:value="71.23714" calcext:value-type="float">
            <text:p>71,23714</text:p>
          </table:table-cell>
          <table:table-cell/>
          <table:table-cell office:value-type="float" office:value="1464.048" calcext:value-type="float">
            <text:p>1464,048</text:p>
          </table:table-cell>
          <table:table-cell office:value-type="float" office:value="234.698348" calcext:value-type="float">
            <text:p>234,698348</text:p>
          </table:table-cell>
          <table:table-cell table:number-columns-repeated="7"/>
        </table:table-row>
        <table:table-row table:style-name="ro1">
          <table:table-cell office:value-type="float" office:value="58.56" calcext:value-type="float">
            <text:p>58,56</text:p>
          </table:table-cell>
          <table:table-cell office:value-type="float" office:value="6.414387" calcext:value-type="float">
            <text:p>6,414387</text:p>
          </table:table-cell>
          <table:table-cell/>
          <table:table-cell office:value-type="float" office:value="125.909" calcext:value-type="float">
            <text:p>125,909</text:p>
          </table:table-cell>
          <table:table-cell office:value-type="float" office:value="71.070713" calcext:value-type="float">
            <text:p>71,070713</text:p>
          </table:table-cell>
          <table:table-cell/>
          <table:table-cell office:value-type="float" office:value="1290.468" calcext:value-type="float">
            <text:p>1290,468</text:p>
          </table:table-cell>
          <table:table-cell office:value-type="float" office:value="231.178991" calcext:value-type="float">
            <text:p>231,178991</text:p>
          </table:table-cell>
          <table:table-cell table:number-columns-repeated="7"/>
        </table:table-row>
        <table:table-row table:style-name="ro1">
          <table:table-cell office:value-type="float" office:value="59.553" calcext:value-type="float">
            <text:p>59,553</text:p>
          </table:table-cell>
          <table:table-cell office:value-type="float" office:value="6.391875" calcext:value-type="float">
            <text:p>6,391875</text:p>
          </table:table-cell>
          <table:table-cell/>
          <table:table-cell office:value-type="float" office:value="130.959" calcext:value-type="float">
            <text:p>130,959</text:p>
          </table:table-cell>
          <table:table-cell office:value-type="float" office:value="70.821175" calcext:value-type="float">
            <text:p>70,821175</text:p>
          </table:table-cell>
          <table:table-cell/>
          <table:table-cell office:value-type="float" office:value="1673.711" calcext:value-type="float">
            <text:p>1673,711</text:p>
          </table:table-cell>
          <table:table-cell office:value-type="float" office:value="214.631578" calcext:value-type="float">
            <text:p>214,631578</text:p>
          </table:table-cell>
          <table:table-cell table:number-columns-repeated="7"/>
        </table:table-row>
        <table:table-row table:style-name="ro1">
          <table:table-cell office:value-type="float" office:value="60.872" calcext:value-type="float">
            <text:p>60,872</text:p>
          </table:table-cell>
          <table:table-cell office:value-type="float" office:value="6.262761" calcext:value-type="float">
            <text:p>6,262761</text:p>
          </table:table-cell>
          <table:table-cell/>
          <table:table-cell office:value-type="float" office:value="138.908" calcext:value-type="float">
            <text:p>138,908</text:p>
          </table:table-cell>
          <table:table-cell office:value-type="float" office:value="70.250851" calcext:value-type="float">
            <text:p>70,250851</text:p>
          </table:table-cell>
          <table:table-cell/>
          <table:table-cell office:value-type="float" office:value="1259.926" calcext:value-type="float">
            <text:p>1259,926</text:p>
          </table:table-cell>
          <table:table-cell office:value-type="float" office:value="202.054722" calcext:value-type="float">
            <text:p>202,054722</text:p>
          </table:table-cell>
          <table:table-cell table:number-columns-repeated="7"/>
        </table:table-row>
        <table:table-row table:style-name="ro1">
          <table:table-cell office:value-type="float" office:value="61.797" calcext:value-type="float">
            <text:p>61,797</text:p>
          </table:table-cell>
          <table:table-cell office:value-type="float" office:value="6.108581" calcext:value-type="float">
            <text:p>6,108581</text:p>
          </table:table-cell>
          <table:table-cell/>
          <table:table-cell office:value-type="float" office:value="123.385" calcext:value-type="float">
            <text:p>123,385</text:p>
          </table:table-cell>
          <table:table-cell office:value-type="float" office:value="70.247746" calcext:value-type="float">
            <text:p>70,247746</text:p>
          </table:table-cell>
          <table:table-cell/>
          <table:table-cell office:value-type="float" office:value="1248.225" calcext:value-type="float">
            <text:p>1248,225</text:p>
          </table:table-cell>
          <table:table-cell office:value-type="float" office:value="189.3782" calcext:value-type="float">
            <text:p>189,3782</text:p>
          </table:table-cell>
          <table:table-cell table:number-columns-repeated="7"/>
        </table:table-row>
        <table:table-row table:style-name="ro1">
          <table:table-cell office:value-type="float" office:value="60.475" calcext:value-type="float">
            <text:p>60,475</text:p>
          </table:table-cell>
          <table:table-cell office:value-type="float" office:value="5.347499" calcext:value-type="float">
            <text:p>5,347499</text:p>
          </table:table-cell>
          <table:table-cell/>
          <table:table-cell office:value-type="float" office:value="145.37" calcext:value-type="float">
            <text:p>145,37</text:p>
          </table:table-cell>
          <table:table-cell office:value-type="float" office:value="68.539762" calcext:value-type="float">
            <text:p>68,539762</text:p>
          </table:table-cell>
          <table:table-cell/>
          <table:table-cell office:value-type="float" office:value="95.963" calcext:value-type="float">
            <text:p>95,9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table table:name="NODEJS-204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106.247" calcext:value-type="float">
            <text:p>106,247</text:p>
          </table:table-cell>
          <table:table-cell office:value-type="float" office:value="33.669764" calcext:value-type="float">
            <text:p>33,669764</text:p>
          </table:table-cell>
          <table:table-cell/>
          <table:table-cell office:value-type="float" office:value="164.306" calcext:value-type="float">
            <text:p>164,306</text:p>
          </table:table-cell>
          <table:table-cell office:value-type="float" office:value="106.368663" calcext:value-type="float">
            <text:p>106,368663</text:p>
          </table:table-cell>
          <table:table-cell/>
          <table:table-cell office:value-type="float" office:value="1015.284" calcext:value-type="float">
            <text:p>1015,284</text:p>
          </table:table-cell>
          <table:table-cell office:value-type="float" office:value="961.44269" calcext:value-type="float">
            <text:p>961,44269</text:p>
          </table:table-cell>
          <table:table-cell table:number-columns-repeated="5"/>
          <table:table-cell table:formula="of:=['NODEJS-2048MB'.N7]-['NODEJS-2048MB'.$L7]" office:value-type="float" office:value="-0.245158598984773" calcext:value-type="float">
            <text:p>-0,245158599</text:p>
          </table:table-cell>
          <table:table-cell table:formula="of:=['NODEJS-2048MB'.O7]-['NODEJS-2048MB'.$L7]" office:value-type="float" office:value="24.9286444010152" calcext:value-type="float">
            <text:p>24,928644401</text:p>
          </table:table-cell>
        </table:table-row>
        <table:table-row table:style-name="ro1">
          <table:table-cell office:value-type="float" office:value="78.542" calcext:value-type="float">
            <text:p>78,542</text:p>
          </table:table-cell>
          <table:table-cell office:value-type="float" office:value="23.012328" calcext:value-type="float">
            <text:p>23,012328</text:p>
          </table:table-cell>
          <table:table-cell/>
          <table:table-cell office:value-type="float" office:value="158.241" calcext:value-type="float">
            <text:p>158,241</text:p>
          </table:table-cell>
          <table:table-cell office:value-type="float" office:value="102.837907" calcext:value-type="float">
            <text:p>102,837907</text:p>
          </table:table-cell>
          <table:table-cell/>
          <table:table-cell office:value-type="float" office:value="1010.9" calcext:value-type="float">
            <text:p>1010,9</text:p>
          </table:table-cell>
          <table:table-cell office:value-type="float" office:value="954.584946" calcext:value-type="float">
            <text:p>954,584946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772.492" calcext:value-type="float">
            <text:p>1772,492</text:p>
          </table:table-cell>
          <table:table-cell office:value-type="float" office:value="22.297036" calcext:value-type="float">
            <text:p>22,297036</text:p>
          </table:table-cell>
          <table:table-cell/>
          <table:table-cell office:value-type="float" office:value="160.719" calcext:value-type="float">
            <text:p>160,719</text:p>
          </table:table-cell>
          <table:table-cell office:value-type="float" office:value="102.26266" calcext:value-type="float">
            <text:p>102,26266</text:p>
          </table:table-cell>
          <table:table-cell/>
          <table:table-cell office:value-type="float" office:value="1010.601" calcext:value-type="float">
            <text:p>1010,601</text:p>
          </table:table-cell>
          <table:table-cell office:value-type="float" office:value="953.829125" calcext:value-type="float">
            <text:p>953,8291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2048MB'.$B$8:.$B$204])" office:value-type="float" office:value="8.74111959898477" calcext:value-type="float">
            <text:p>8,741119599</text:p>
          </table:table-cell>
          <table:table-cell table:formula="of:=STDEV(['NODEJS-2048MB'.$B$8:.$B$204])" office:value-type="float" office:value="1.20442629956396" calcext:value-type="float">
            <text:p>1,2044262996</text:p>
          </table:table-cell>
          <table:table-cell table:formula="of:=MIN(['NODEJS-2048MB'.$B$5:.$B$104])" office:value-type="float" office:value="8.495961" calcext:value-type="float">
            <text:p>8,495961</text:p>
          </table:table-cell>
          <table:table-cell table:formula="of:=MAX(['NODEJS-2048MB'.$B$5:.$B$104])" office:value-type="float" office:value="33.669764" calcext:value-type="float">
            <text:p>33,669764</text:p>
          </table:table-cell>
        </table:table-row>
        <table:table-row table:style-name="ro1">
          <table:table-cell office:value-type="float" office:value="85.511" calcext:value-type="float">
            <text:p>85,511</text:p>
          </table:table-cell>
          <table:table-cell office:value-type="float" office:value="14.116371" calcext:value-type="float">
            <text:p>14,116371</text:p>
          </table:table-cell>
          <table:table-cell/>
          <table:table-cell office:value-type="float" office:value="364.75" calcext:value-type="float">
            <text:p>364,75</text:p>
          </table:table-cell>
          <table:table-cell office:value-type="float" office:value="100.433926" calcext:value-type="float">
            <text:p>100,433926</text:p>
          </table:table-cell>
          <table:table-cell/>
          <table:table-cell office:value-type="float" office:value="1933.862" calcext:value-type="float">
            <text:p>1933,862</text:p>
          </table:table-cell>
          <table:table-cell office:value-type="float" office:value="953.796811" calcext:value-type="float">
            <text:p>953,79681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2048MB'.$E$5:.$E$204])" office:value-type="float" office:value="83.93311868" calcext:value-type="float">
            <text:p>83,93311868</text:p>
          </table:table-cell>
          <table:table-cell table:formula="of:=STDEV(['NODEJS-2048MB'.$E$5:.$E$204])" office:value-type="float" office:value="6.36299775856362" calcext:value-type="float">
            <text:p>6,3629977586</text:p>
          </table:table-cell>
          <table:table-cell table:formula="of:=MIN(['NODEJS-2048MB'.$E$5:.$E$104])" office:value-type="float" office:value="84.056313" calcext:value-type="float">
            <text:p>84,056313</text:p>
          </table:table-cell>
          <table:table-cell table:formula="of:=MAX(['NODEJS-2048MB'.$E$5:.$E$104])" office:value-type="float" office:value="106.368663" calcext:value-type="float">
            <text:p>106,368663</text:p>
          </table:table-cell>
        </table:table-row>
        <table:table-row table:style-name="ro1">
          <table:table-cell office:value-type="float" office:value="74.612" calcext:value-type="float">
            <text:p>74,612</text:p>
          </table:table-cell>
          <table:table-cell office:value-type="float" office:value="12.595077" calcext:value-type="float">
            <text:p>12,595077</text:p>
          </table:table-cell>
          <table:table-cell/>
          <table:table-cell office:value-type="float" office:value="151.68" calcext:value-type="float">
            <text:p>151,68</text:p>
          </table:table-cell>
          <table:table-cell office:value-type="float" office:value="98.295461" calcext:value-type="float">
            <text:p>98,295461</text:p>
          </table:table-cell>
          <table:table-cell/>
          <table:table-cell office:value-type="float" office:value="1006.385" calcext:value-type="float">
            <text:p>1006,385</text:p>
          </table:table-cell>
          <table:table-cell office:value-type="float" office:value="952.231252" calcext:value-type="float">
            <text:p>952,23125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2048MB'.$H$5:.$H$201])" office:value-type="float" office:value="887.779684441624" calcext:value-type="float">
            <text:p>887,7796844416</text:p>
          </table:table-cell>
          <table:table-cell table:formula="of:=STDEV(['NODEJS-2048MB'.$H$5:.$H$201])" office:value-type="float" office:value="26.7009622938393" calcext:value-type="float">
            <text:p>26,7009622938</text:p>
          </table:table-cell>
          <table:table-cell table:number-columns-repeated="2"/>
        </table:table-row>
        <table:table-row table:style-name="ro1">
          <table:table-cell office:value-type="float" office:value="66.244" calcext:value-type="float">
            <text:p>66,244</text:p>
          </table:table-cell>
          <table:table-cell office:value-type="float" office:value="12.206864" calcext:value-type="float">
            <text:p>12,206864</text:p>
          </table:table-cell>
          <table:table-cell/>
          <table:table-cell office:value-type="float" office:value="152.008" calcext:value-type="float">
            <text:p>152,008</text:p>
          </table:table-cell>
          <table:table-cell office:value-type="float" office:value="98.001303" calcext:value-type="float">
            <text:p>98,001303</text:p>
          </table:table-cell>
          <table:table-cell/>
          <table:table-cell office:value-type="float" office:value="991.874" calcext:value-type="float">
            <text:p>991,874</text:p>
          </table:table-cell>
          <table:table-cell office:value-type="float" office:value="938.689442" calcext:value-type="float">
            <text:p>938,689442</text:p>
          </table:table-cell>
          <table:table-cell table:number-columns-repeated="7"/>
        </table:table-row>
        <table:table-row table:style-name="ro1">
          <table:table-cell office:value-type="float" office:value="68.943" calcext:value-type="float">
            <text:p>68,943</text:p>
          </table:table-cell>
          <table:table-cell office:value-type="float" office:value="12.203947" calcext:value-type="float">
            <text:p>12,203947</text:p>
          </table:table-cell>
          <table:table-cell/>
          <table:table-cell office:value-type="float" office:value="151.671" calcext:value-type="float">
            <text:p>151,671</text:p>
          </table:table-cell>
          <table:table-cell office:value-type="float" office:value="97.151347" calcext:value-type="float">
            <text:p>97,151347</text:p>
          </table:table-cell>
          <table:table-cell/>
          <table:table-cell office:value-type="float" office:value="990.37" calcext:value-type="float">
            <text:p>990,37</text:p>
          </table:table-cell>
          <table:table-cell office:value-type="float" office:value="934.31701" calcext:value-type="float">
            <text:p>934,31701</text:p>
          </table:table-cell>
          <table:table-cell table:number-columns-repeated="7"/>
        </table:table-row>
        <table:table-row table:style-name="ro1">
          <table:table-cell office:value-type="float" office:value="64.879" calcext:value-type="float">
            <text:p>64,879</text:p>
          </table:table-cell>
          <table:table-cell office:value-type="float" office:value="12.181509" calcext:value-type="float">
            <text:p>12,181509</text:p>
          </table:table-cell>
          <table:table-cell/>
          <table:table-cell office:value-type="float" office:value="157.848" calcext:value-type="float">
            <text:p>157,848</text:p>
          </table:table-cell>
          <table:table-cell office:value-type="float" office:value="94.881016" calcext:value-type="float">
            <text:p>94,881016</text:p>
          </table:table-cell>
          <table:table-cell/>
          <table:table-cell office:value-type="float" office:value="990.857" calcext:value-type="float">
            <text:p>990,857</text:p>
          </table:table-cell>
          <table:table-cell office:value-type="float" office:value="934.286645" calcext:value-type="float">
            <text:p>934,286645</text:p>
          </table:table-cell>
          <table:table-cell table:number-columns-repeated="7"/>
        </table:table-row>
        <table:table-row table:style-name="ro1">
          <table:table-cell office:value-type="float" office:value="67.957" calcext:value-type="float">
            <text:p>67,957</text:p>
          </table:table-cell>
          <table:table-cell office:value-type="float" office:value="11.997716" calcext:value-type="float">
            <text:p>11,997716</text:p>
          </table:table-cell>
          <table:table-cell/>
          <table:table-cell office:value-type="float" office:value="149.629" calcext:value-type="float">
            <text:p>149,629</text:p>
          </table:table-cell>
          <table:table-cell office:value-type="float" office:value="94.625515" calcext:value-type="float">
            <text:p>94,625515</text:p>
          </table:table-cell>
          <table:table-cell/>
          <table:table-cell office:value-type="float" office:value="984.537" calcext:value-type="float">
            <text:p>984,537</text:p>
          </table:table-cell>
          <table:table-cell office:value-type="float" office:value="931.851499" calcext:value-type="float">
            <text:p>931,851499</text:p>
          </table:table-cell>
          <table:table-cell table:number-columns-repeated="7"/>
        </table:table-row>
        <table:table-row table:style-name="ro1">
          <table:table-cell office:value-type="float" office:value="64.834" calcext:value-type="float">
            <text:p>64,834</text:p>
          </table:table-cell>
          <table:table-cell office:value-type="float" office:value="11.447983" calcext:value-type="float">
            <text:p>11,447983</text:p>
          </table:table-cell>
          <table:table-cell/>
          <table:table-cell office:value-type="float" office:value="150.092" calcext:value-type="float">
            <text:p>150,092</text:p>
          </table:table-cell>
          <table:table-cell office:value-type="float" office:value="93.707179" calcext:value-type="float">
            <text:p>93,707179</text:p>
          </table:table-cell>
          <table:table-cell/>
          <table:table-cell office:value-type="float" office:value="1000.593" calcext:value-type="float">
            <text:p>1000,593</text:p>
          </table:table-cell>
          <table:table-cell office:value-type="float" office:value="930.7271" calcext:value-type="float">
            <text:p>930,7271</text:p>
          </table:table-cell>
          <table:table-cell table:number-columns-repeated="7"/>
        </table:table-row>
        <table:table-row table:style-name="ro1">
          <table:table-cell office:value-type="float" office:value="70.378" calcext:value-type="float">
            <text:p>70,378</text:p>
          </table:table-cell>
          <table:table-cell office:value-type="float" office:value="11.415355" calcext:value-type="float">
            <text:p>11,415355</text:p>
          </table:table-cell>
          <table:table-cell/>
          <table:table-cell office:value-type="float" office:value="151.217" calcext:value-type="float">
            <text:p>151,217</text:p>
          </table:table-cell>
          <table:table-cell office:value-type="float" office:value="93.294416" calcext:value-type="float">
            <text:p>93,294416</text:p>
          </table:table-cell>
          <table:table-cell/>
          <table:table-cell office:value-type="float" office:value="1011.726" calcext:value-type="float">
            <text:p>1011,726</text:p>
          </table:table-cell>
          <table:table-cell office:value-type="float" office:value="928.400666" calcext:value-type="float">
            <text:p>928,400666</text:p>
          </table:table-cell>
          <table:table-cell table:number-columns-repeated="7"/>
        </table:table-row>
        <table:table-row table:style-name="ro1">
          <table:table-cell office:value-type="float" office:value="70.884" calcext:value-type="float">
            <text:p>70,884</text:p>
          </table:table-cell>
          <table:table-cell office:value-type="float" office:value="11.132727" calcext:value-type="float">
            <text:p>11,132727</text:p>
          </table:table-cell>
          <table:table-cell/>
          <table:table-cell office:value-type="float" office:value="145.836" calcext:value-type="float">
            <text:p>145,836</text:p>
          </table:table-cell>
          <table:table-cell office:value-type="float" office:value="93.176362" calcext:value-type="float">
            <text:p>93,176362</text:p>
          </table:table-cell>
          <table:table-cell/>
          <table:table-cell office:value-type="float" office:value="992.006" calcext:value-type="float">
            <text:p>992,006</text:p>
          </table:table-cell>
          <table:table-cell office:value-type="float" office:value="926.81563" calcext:value-type="float">
            <text:p>926,81563</text:p>
          </table:table-cell>
          <table:table-cell table:number-columns-repeated="7"/>
        </table:table-row>
        <table:table-row table:style-name="ro1">
          <table:table-cell office:value-type="float" office:value="65.836" calcext:value-type="float">
            <text:p>65,836</text:p>
          </table:table-cell>
          <table:table-cell office:value-type="float" office:value="11.075934" calcext:value-type="float">
            <text:p>11,075934</text:p>
          </table:table-cell>
          <table:table-cell/>
          <table:table-cell office:value-type="float" office:value="147.699" calcext:value-type="float">
            <text:p>147,699</text:p>
          </table:table-cell>
          <table:table-cell office:value-type="float" office:value="92.547291" calcext:value-type="float">
            <text:p>92,547291</text:p>
          </table:table-cell>
          <table:table-cell/>
          <table:table-cell office:value-type="float" office:value="980.276" calcext:value-type="float">
            <text:p>980,276</text:p>
          </table:table-cell>
          <table:table-cell office:value-type="float" office:value="926.503367" calcext:value-type="float">
            <text:p>926,503367</text:p>
          </table:table-cell>
          <table:table-cell table:number-columns-repeated="7"/>
        </table:table-row>
        <table:table-row table:style-name="ro1">
          <table:table-cell office:value-type="float" office:value="68.944" calcext:value-type="float">
            <text:p>68,944</text:p>
          </table:table-cell>
          <table:table-cell office:value-type="float" office:value="11.016575" calcext:value-type="float">
            <text:p>11,016575</text:p>
          </table:table-cell>
          <table:table-cell/>
          <table:table-cell office:value-type="float" office:value="146.32" calcext:value-type="float">
            <text:p>146,32</text:p>
          </table:table-cell>
          <table:table-cell office:value-type="float" office:value="92.532666" calcext:value-type="float">
            <text:p>92,532666</text:p>
          </table:table-cell>
          <table:table-cell/>
          <table:table-cell office:value-type="float" office:value="978.985" calcext:value-type="float">
            <text:p>978,985</text:p>
          </table:table-cell>
          <table:table-cell office:value-type="float" office:value="925.56331" calcext:value-type="float">
            <text:p>925,56331</text:p>
          </table:table-cell>
          <table:table-cell table:number-columns-repeated="7"/>
        </table:table-row>
        <table:table-row table:style-name="ro1">
          <table:table-cell office:value-type="float" office:value="65.79" calcext:value-type="float">
            <text:p>65,79</text:p>
          </table:table-cell>
          <table:table-cell office:value-type="float" office:value="10.944537" calcext:value-type="float">
            <text:p>10,944537</text:p>
          </table:table-cell>
          <table:table-cell/>
          <table:table-cell office:value-type="float" office:value="147.011" calcext:value-type="float">
            <text:p>147,011</text:p>
          </table:table-cell>
          <table:table-cell office:value-type="float" office:value="92.372689" calcext:value-type="float">
            <text:p>92,372689</text:p>
          </table:table-cell>
          <table:table-cell/>
          <table:table-cell office:value-type="float" office:value="981.349" calcext:value-type="float">
            <text:p>981,349</text:p>
          </table:table-cell>
          <table:table-cell office:value-type="float" office:value="925.478932" calcext:value-type="float">
            <text:p>925,478932</text:p>
          </table:table-cell>
          <table:table-cell table:number-columns-repeated="7"/>
        </table:table-row>
        <table:table-row table:style-name="ro1">
          <table:table-cell office:value-type="float" office:value="72.124" calcext:value-type="float">
            <text:p>72,124</text:p>
          </table:table-cell>
          <table:table-cell office:value-type="float" office:value="10.799919" calcext:value-type="float">
            <text:p>10,799919</text:p>
          </table:table-cell>
          <table:table-cell/>
          <table:table-cell office:value-type="float" office:value="147.824" calcext:value-type="float">
            <text:p>147,824</text:p>
          </table:table-cell>
          <table:table-cell office:value-type="float" office:value="91.940488" calcext:value-type="float">
            <text:p>91,940488</text:p>
          </table:table-cell>
          <table:table-cell/>
          <table:table-cell office:value-type="float" office:value="978.75" calcext:value-type="float">
            <text:p>978,75</text:p>
          </table:table-cell>
          <table:table-cell office:value-type="float" office:value="924.282243" calcext:value-type="float">
            <text:p>924,282243</text:p>
          </table:table-cell>
          <table:table-cell table:number-columns-repeated="7"/>
        </table:table-row>
        <table:table-row table:style-name="ro1">
          <table:table-cell office:value-type="float" office:value="64.787" calcext:value-type="float">
            <text:p>64,787</text:p>
          </table:table-cell>
          <table:table-cell office:value-type="float" office:value="10.705695" calcext:value-type="float">
            <text:p>10,705695</text:p>
          </table:table-cell>
          <table:table-cell/>
          <table:table-cell office:value-type="float" office:value="149.308" calcext:value-type="float">
            <text:p>149,308</text:p>
          </table:table-cell>
          <table:table-cell office:value-type="float" office:value="91.809341" calcext:value-type="float">
            <text:p>91,809341</text:p>
          </table:table-cell>
          <table:table-cell/>
          <table:table-cell office:value-type="float" office:value="995.833" calcext:value-type="float">
            <text:p>995,833</text:p>
          </table:table-cell>
          <table:table-cell office:value-type="float" office:value="924.263726" calcext:value-type="float">
            <text:p>924,263726</text:p>
          </table:table-cell>
          <table:table-cell table:number-columns-repeated="7"/>
        </table:table-row>
        <table:table-row table:style-name="ro1">
          <table:table-cell office:value-type="float" office:value="70.738" calcext:value-type="float">
            <text:p>70,738</text:p>
          </table:table-cell>
          <table:table-cell office:value-type="float" office:value="10.627638" calcext:value-type="float">
            <text:p>10,627638</text:p>
          </table:table-cell>
          <table:table-cell/>
          <table:table-cell office:value-type="float" office:value="147.204" calcext:value-type="float">
            <text:p>147,204</text:p>
          </table:table-cell>
          <table:table-cell office:value-type="float" office:value="91.702391" calcext:value-type="float">
            <text:p>91,702391</text:p>
          </table:table-cell>
          <table:table-cell/>
          <table:table-cell office:value-type="float" office:value="978.861" calcext:value-type="float">
            <text:p>978,861</text:p>
          </table:table-cell>
          <table:table-cell office:value-type="float" office:value="923.614944" calcext:value-type="float">
            <text:p>923,614944</text:p>
          </table:table-cell>
          <table:table-cell table:number-columns-repeated="7"/>
        </table:table-row>
        <table:table-row table:style-name="ro1">
          <table:table-cell office:value-type="float" office:value="72.263" calcext:value-type="float">
            <text:p>72,263</text:p>
          </table:table-cell>
          <table:table-cell office:value-type="float" office:value="10.587514" calcext:value-type="float">
            <text:p>10,587514</text:p>
          </table:table-cell>
          <table:table-cell/>
          <table:table-cell office:value-type="float" office:value="148.936" calcext:value-type="float">
            <text:p>148,936</text:p>
          </table:table-cell>
          <table:table-cell office:value-type="float" office:value="91.670342" calcext:value-type="float">
            <text:p>91,670342</text:p>
          </table:table-cell>
          <table:table-cell/>
          <table:table-cell office:value-type="float" office:value="975.787" calcext:value-type="float">
            <text:p>975,787</text:p>
          </table:table-cell>
          <table:table-cell office:value-type="float" office:value="923.600073" calcext:value-type="float">
            <text:p>923,600073</text:p>
          </table:table-cell>
          <table:table-cell table:number-columns-repeated="7"/>
        </table:table-row>
        <table:table-row table:style-name="ro1">
          <table:table-cell office:value-type="float" office:value="181.909" calcext:value-type="float">
            <text:p>181,909</text:p>
          </table:table-cell>
          <table:table-cell office:value-type="float" office:value="10.41295" calcext:value-type="float">
            <text:p>10,41295</text:p>
          </table:table-cell>
          <table:table-cell/>
          <table:table-cell office:value-type="float" office:value="144.609" calcext:value-type="float">
            <text:p>144,609</text:p>
          </table:table-cell>
          <table:table-cell office:value-type="float" office:value="91.549715" calcext:value-type="float">
            <text:p>91,549715</text:p>
          </table:table-cell>
          <table:table-cell/>
          <table:table-cell office:value-type="float" office:value="975.238" calcext:value-type="float">
            <text:p>975,238</text:p>
          </table:table-cell>
          <table:table-cell office:value-type="float" office:value="922.760018" calcext:value-type="float">
            <text:p>922,760018</text:p>
          </table:table-cell>
          <table:table-cell table:number-columns-repeated="7"/>
        </table:table-row>
        <table:table-row table:style-name="ro1">
          <table:table-cell office:value-type="float" office:value="67.282" calcext:value-type="float">
            <text:p>67,282</text:p>
          </table:table-cell>
          <table:table-cell office:value-type="float" office:value="10.389767" calcext:value-type="float">
            <text:p>10,389767</text:p>
          </table:table-cell>
          <table:table-cell/>
          <table:table-cell office:value-type="float" office:value="146.073" calcext:value-type="float">
            <text:p>146,073</text:p>
          </table:table-cell>
          <table:table-cell office:value-type="float" office:value="91.537071" calcext:value-type="float">
            <text:p>91,537071</text:p>
          </table:table-cell>
          <table:table-cell/>
          <table:table-cell office:value-type="float" office:value="981.114" calcext:value-type="float">
            <text:p>981,114</text:p>
          </table:table-cell>
          <table:table-cell office:value-type="float" office:value="922.008538" calcext:value-type="float">
            <text:p>922,008538</text:p>
          </table:table-cell>
          <table:table-cell table:number-columns-repeated="7"/>
        </table:table-row>
        <table:table-row table:style-name="ro1">
          <table:table-cell office:value-type="float" office:value="65.121" calcext:value-type="float">
            <text:p>65,121</text:p>
          </table:table-cell>
          <table:table-cell office:value-type="float" office:value="10.350399" calcext:value-type="float">
            <text:p>10,350399</text:p>
          </table:table-cell>
          <table:table-cell/>
          <table:table-cell office:value-type="float" office:value="146.812" calcext:value-type="float">
            <text:p>146,812</text:p>
          </table:table-cell>
          <table:table-cell office:value-type="float" office:value="91.494171" calcext:value-type="float">
            <text:p>91,494171</text:p>
          </table:table-cell>
          <table:table-cell/>
          <table:table-cell office:value-type="float" office:value="976.106" calcext:value-type="float">
            <text:p>976,106</text:p>
          </table:table-cell>
          <table:table-cell office:value-type="float" office:value="921.996361" calcext:value-type="float">
            <text:p>921,996361</text:p>
          </table:table-cell>
          <table:table-cell table:number-columns-repeated="7"/>
        </table:table-row>
        <table:table-row table:style-name="ro1">
          <table:table-cell office:value-type="float" office:value="67.569" calcext:value-type="float">
            <text:p>67,569</text:p>
          </table:table-cell>
          <table:table-cell office:value-type="float" office:value="10.305174" calcext:value-type="float">
            <text:p>10,305174</text:p>
          </table:table-cell>
          <table:table-cell/>
          <table:table-cell office:value-type="float" office:value="144.926" calcext:value-type="float">
            <text:p>144,926</text:p>
          </table:table-cell>
          <table:table-cell office:value-type="float" office:value="90.922896" calcext:value-type="float">
            <text:p>90,922896</text:p>
          </table:table-cell>
          <table:table-cell/>
          <table:table-cell office:value-type="float" office:value="975.574" calcext:value-type="float">
            <text:p>975,574</text:p>
          </table:table-cell>
          <table:table-cell office:value-type="float" office:value="921.237613" calcext:value-type="float">
            <text:p>921,237613</text:p>
          </table:table-cell>
          <table:table-cell table:number-columns-repeated="7"/>
        </table:table-row>
        <table:table-row table:style-name="ro1">
          <table:table-cell office:value-type="float" office:value="64.212" calcext:value-type="float">
            <text:p>64,212</text:p>
          </table:table-cell>
          <table:table-cell office:value-type="float" office:value="10.300009" calcext:value-type="float">
            <text:p>10,300009</text:p>
          </table:table-cell>
          <table:table-cell/>
          <table:table-cell office:value-type="float" office:value="145.217" calcext:value-type="float">
            <text:p>145,217</text:p>
          </table:table-cell>
          <table:table-cell office:value-type="float" office:value="90.621199" calcext:value-type="float">
            <text:p>90,621199</text:p>
          </table:table-cell>
          <table:table-cell/>
          <table:table-cell office:value-type="float" office:value="978.41" calcext:value-type="float">
            <text:p>978,41</text:p>
          </table:table-cell>
          <table:table-cell office:value-type="float" office:value="921.205044" calcext:value-type="float">
            <text:p>921,205044</text:p>
          </table:table-cell>
          <table:table-cell table:number-columns-repeated="7"/>
        </table:table-row>
        <table:table-row table:style-name="ro1">
          <table:table-cell office:value-type="float" office:value="68.586" calcext:value-type="float">
            <text:p>68,586</text:p>
          </table:table-cell>
          <table:table-cell office:value-type="float" office:value="10.22811" calcext:value-type="float">
            <text:p>10,22811</text:p>
          </table:table-cell>
          <table:table-cell/>
          <table:table-cell office:value-type="float" office:value="147.842" calcext:value-type="float">
            <text:p>147,842</text:p>
          </table:table-cell>
          <table:table-cell office:value-type="float" office:value="90.498511" calcext:value-type="float">
            <text:p>90,498511</text:p>
          </table:table-cell>
          <table:table-cell/>
          <table:table-cell office:value-type="float" office:value="977.526" calcext:value-type="float">
            <text:p>977,526</text:p>
          </table:table-cell>
          <table:table-cell office:value-type="float" office:value="921.187543" calcext:value-type="float">
            <text:p>921,187543</text:p>
          </table:table-cell>
          <table:table-cell table:number-columns-repeated="7"/>
        </table:table-row>
        <table:table-row table:style-name="ro1">
          <table:table-cell office:value-type="float" office:value="63.288" calcext:value-type="float">
            <text:p>63,288</text:p>
          </table:table-cell>
          <table:table-cell office:value-type="float" office:value="10.218988" calcext:value-type="float">
            <text:p>10,218988</text:p>
          </table:table-cell>
          <table:table-cell/>
          <table:table-cell office:value-type="float" office:value="144.714" calcext:value-type="float">
            <text:p>144,714</text:p>
          </table:table-cell>
          <table:table-cell office:value-type="float" office:value="90.439734" calcext:value-type="float">
            <text:p>90,439734</text:p>
          </table:table-cell>
          <table:table-cell/>
          <table:table-cell office:value-type="float" office:value="975.109" calcext:value-type="float">
            <text:p>975,109</text:p>
          </table:table-cell>
          <table:table-cell office:value-type="float" office:value="919.748492" calcext:value-type="float">
            <text:p>919,748492</text:p>
          </table:table-cell>
          <table:table-cell table:number-columns-repeated="7"/>
        </table:table-row>
        <table:table-row table:style-name="ro1">
          <table:table-cell office:value-type="float" office:value="62.673" calcext:value-type="float">
            <text:p>62,673</text:p>
          </table:table-cell>
          <table:table-cell office:value-type="float" office:value="10.187031" calcext:value-type="float">
            <text:p>10,187031</text:p>
          </table:table-cell>
          <table:table-cell/>
          <table:table-cell office:value-type="float" office:value="143.34" calcext:value-type="float">
            <text:p>143,34</text:p>
          </table:table-cell>
          <table:table-cell office:value-type="float" office:value="90.330205" calcext:value-type="float">
            <text:p>90,330205</text:p>
          </table:table-cell>
          <table:table-cell/>
          <table:table-cell office:value-type="float" office:value="970.781" calcext:value-type="float">
            <text:p>970,781</text:p>
          </table:table-cell>
          <table:table-cell office:value-type="float" office:value="917.894388" calcext:value-type="float">
            <text:p>917,894388</text:p>
          </table:table-cell>
          <table:table-cell table:number-columns-repeated="7"/>
        </table:table-row>
        <table:table-row table:style-name="ro1">
          <table:table-cell office:value-type="float" office:value="63.882" calcext:value-type="float">
            <text:p>63,882</text:p>
          </table:table-cell>
          <table:table-cell office:value-type="float" office:value="10.076932" calcext:value-type="float">
            <text:p>10,076932</text:p>
          </table:table-cell>
          <table:table-cell/>
          <table:table-cell office:value-type="float" office:value="144.967" calcext:value-type="float">
            <text:p>144,967</text:p>
          </table:table-cell>
          <table:table-cell office:value-type="float" office:value="90.308275" calcext:value-type="float">
            <text:p>90,308275</text:p>
          </table:table-cell>
          <table:table-cell/>
          <table:table-cell office:value-type="float" office:value="975.921" calcext:value-type="float">
            <text:p>975,921</text:p>
          </table:table-cell>
          <table:table-cell office:value-type="float" office:value="917.708773" calcext:value-type="float">
            <text:p>917,708773</text:p>
          </table:table-cell>
          <table:table-cell table:number-columns-repeated="7"/>
        </table:table-row>
        <table:table-row table:style-name="ro1">
          <table:table-cell office:value-type="float" office:value="64.345" calcext:value-type="float">
            <text:p>64,345</text:p>
          </table:table-cell>
          <table:table-cell office:value-type="float" office:value="9.935211" calcext:value-type="float">
            <text:p>9,935211</text:p>
          </table:table-cell>
          <table:table-cell/>
          <table:table-cell office:value-type="float" office:value="145.497" calcext:value-type="float">
            <text:p>145,497</text:p>
          </table:table-cell>
          <table:table-cell office:value-type="float" office:value="90.090378" calcext:value-type="float">
            <text:p>90,090378</text:p>
          </table:table-cell>
          <table:table-cell/>
          <table:table-cell office:value-type="float" office:value="969.121" calcext:value-type="float">
            <text:p>969,121</text:p>
          </table:table-cell>
          <table:table-cell office:value-type="float" office:value="917.138355" calcext:value-type="float">
            <text:p>917,138355</text:p>
          </table:table-cell>
          <table:table-cell table:number-columns-repeated="7"/>
        </table:table-row>
        <table:table-row table:style-name="ro1">
          <table:table-cell office:value-type="float" office:value="70.587" calcext:value-type="float">
            <text:p>70,587</text:p>
          </table:table-cell>
          <table:table-cell office:value-type="float" office:value="9.920147" calcext:value-type="float">
            <text:p>9,920147</text:p>
          </table:table-cell>
          <table:table-cell/>
          <table:table-cell office:value-type="float" office:value="145.98" calcext:value-type="float">
            <text:p>145,98</text:p>
          </table:table-cell>
          <table:table-cell office:value-type="float" office:value="89.878539" calcext:value-type="float">
            <text:p>89,878539</text:p>
          </table:table-cell>
          <table:table-cell/>
          <table:table-cell office:value-type="float" office:value="972.179" calcext:value-type="float">
            <text:p>972,179</text:p>
          </table:table-cell>
          <table:table-cell office:value-type="float" office:value="916.900381" calcext:value-type="float">
            <text:p>916,900381</text:p>
          </table:table-cell>
          <table:table-cell table:number-columns-repeated="7"/>
        </table:table-row>
        <table:table-row table:style-name="ro1">
          <table:table-cell office:value-type="float" office:value="66.669" calcext:value-type="float">
            <text:p>66,669</text:p>
          </table:table-cell>
          <table:table-cell office:value-type="float" office:value="9.901903" calcext:value-type="float">
            <text:p>9,901903</text:p>
          </table:table-cell>
          <table:table-cell/>
          <table:table-cell office:value-type="float" office:value="143.971" calcext:value-type="float">
            <text:p>143,971</text:p>
          </table:table-cell>
          <table:table-cell office:value-type="float" office:value="89.741194" calcext:value-type="float">
            <text:p>89,741194</text:p>
          </table:table-cell>
          <table:table-cell/>
          <table:table-cell office:value-type="float" office:value="971.326" calcext:value-type="float">
            <text:p>971,326</text:p>
          </table:table-cell>
          <table:table-cell office:value-type="float" office:value="916.085944" calcext:value-type="float">
            <text:p>916,085944</text:p>
          </table:table-cell>
          <table:table-cell table:number-columns-repeated="7"/>
        </table:table-row>
        <table:table-row table:style-name="ro1">
          <table:table-cell office:value-type="float" office:value="63.589" calcext:value-type="float">
            <text:p>63,589</text:p>
          </table:table-cell>
          <table:table-cell office:value-type="float" office:value="9.878148" calcext:value-type="float">
            <text:p>9,878148</text:p>
          </table:table-cell>
          <table:table-cell/>
          <table:table-cell office:value-type="float" office:value="143.368" calcext:value-type="float">
            <text:p>143,368</text:p>
          </table:table-cell>
          <table:table-cell office:value-type="float" office:value="89.615015" calcext:value-type="float">
            <text:p>89,615015</text:p>
          </table:table-cell>
          <table:table-cell/>
          <table:table-cell office:value-type="float" office:value="969.381" calcext:value-type="float">
            <text:p>969,381</text:p>
          </table:table-cell>
          <table:table-cell office:value-type="float" office:value="915.200029" calcext:value-type="float">
            <text:p>915,200029</text:p>
          </table:table-cell>
          <table:table-cell table:number-columns-repeated="7"/>
        </table:table-row>
        <table:table-row table:style-name="ro1">
          <table:table-cell office:value-type="float" office:value="68.862" calcext:value-type="float">
            <text:p>68,862</text:p>
          </table:table-cell>
          <table:table-cell office:value-type="float" office:value="9.858266" calcext:value-type="float">
            <text:p>9,858266</text:p>
          </table:table-cell>
          <table:table-cell/>
          <table:table-cell office:value-type="float" office:value="144.38" calcext:value-type="float">
            <text:p>144,38</text:p>
          </table:table-cell>
          <table:table-cell office:value-type="float" office:value="89.559054" calcext:value-type="float">
            <text:p>89,559054</text:p>
          </table:table-cell>
          <table:table-cell/>
          <table:table-cell office:value-type="float" office:value="968.326" calcext:value-type="float">
            <text:p>968,326</text:p>
          </table:table-cell>
          <table:table-cell office:value-type="float" office:value="914.833414" calcext:value-type="float">
            <text:p>914,833414</text:p>
          </table:table-cell>
          <table:table-cell table:number-columns-repeated="7"/>
        </table:table-row>
        <table:table-row table:style-name="ro1">
          <table:table-cell office:value-type="float" office:value="63.676" calcext:value-type="float">
            <text:p>63,676</text:p>
          </table:table-cell>
          <table:table-cell office:value-type="float" office:value="9.742451" calcext:value-type="float">
            <text:p>9,742451</text:p>
          </table:table-cell>
          <table:table-cell/>
          <table:table-cell office:value-type="float" office:value="143.047" calcext:value-type="float">
            <text:p>143,047</text:p>
          </table:table-cell>
          <table:table-cell office:value-type="float" office:value="89.45807" calcext:value-type="float">
            <text:p>89,45807</text:p>
          </table:table-cell>
          <table:table-cell/>
          <table:table-cell office:value-type="float" office:value="1210.923" calcext:value-type="float">
            <text:p>1210,923</text:p>
          </table:table-cell>
          <table:table-cell office:value-type="float" office:value="912.613954" calcext:value-type="float">
            <text:p>912,613954</text:p>
          </table:table-cell>
          <table:table-cell table:number-columns-repeated="7"/>
        </table:table-row>
        <table:table-row table:style-name="ro1">
          <table:table-cell office:value-type="float" office:value="64.342" calcext:value-type="float">
            <text:p>64,342</text:p>
          </table:table-cell>
          <table:table-cell office:value-type="float" office:value="9.718262" calcext:value-type="float">
            <text:p>9,718262</text:p>
          </table:table-cell>
          <table:table-cell/>
          <table:table-cell office:value-type="float" office:value="142.723" calcext:value-type="float">
            <text:p>142,723</text:p>
          </table:table-cell>
          <table:table-cell office:value-type="float" office:value="89.123302" calcext:value-type="float">
            <text:p>89,123302</text:p>
          </table:table-cell>
          <table:table-cell/>
          <table:table-cell office:value-type="float" office:value="967.936" calcext:value-type="float">
            <text:p>967,936</text:p>
          </table:table-cell>
          <table:table-cell office:value-type="float" office:value="912.368484" calcext:value-type="float">
            <text:p>912,368484</text:p>
          </table:table-cell>
          <table:table-cell table:number-columns-repeated="7"/>
        </table:table-row>
        <table:table-row table:style-name="ro1">
          <table:table-cell office:value-type="float" office:value="185.886" calcext:value-type="float">
            <text:p>185,886</text:p>
          </table:table-cell>
          <table:table-cell office:value-type="float" office:value="9.6692" calcext:value-type="float">
            <text:p>9,6692</text:p>
          </table:table-cell>
          <table:table-cell/>
          <table:table-cell office:value-type="float" office:value="145.584" calcext:value-type="float">
            <text:p>145,584</text:p>
          </table:table-cell>
          <table:table-cell office:value-type="float" office:value="89.072248" calcext:value-type="float">
            <text:p>89,072248</text:p>
          </table:table-cell>
          <table:table-cell/>
          <table:table-cell office:value-type="float" office:value="966.808" calcext:value-type="float">
            <text:p>966,808</text:p>
          </table:table-cell>
          <table:table-cell office:value-type="float" office:value="912.31315" calcext:value-type="float">
            <text:p>912,31315</text:p>
          </table:table-cell>
          <table:table-cell table:number-columns-repeated="7"/>
        </table:table-row>
        <table:table-row table:style-name="ro1">
          <table:table-cell office:value-type="float" office:value="64.586" calcext:value-type="float">
            <text:p>64,586</text:p>
          </table:table-cell>
          <table:table-cell office:value-type="float" office:value="9.63851" calcext:value-type="float">
            <text:p>9,63851</text:p>
          </table:table-cell>
          <table:table-cell/>
          <table:table-cell office:value-type="float" office:value="143.626" calcext:value-type="float">
            <text:p>143,626</text:p>
          </table:table-cell>
          <table:table-cell office:value-type="float" office:value="89.067829" calcext:value-type="float">
            <text:p>89,067829</text:p>
          </table:table-cell>
          <table:table-cell/>
          <table:table-cell office:value-type="float" office:value="965.85" calcext:value-type="float">
            <text:p>965,85</text:p>
          </table:table-cell>
          <table:table-cell office:value-type="float" office:value="908.547718" calcext:value-type="float">
            <text:p>908,547718</text:p>
          </table:table-cell>
          <table:table-cell table:number-columns-repeated="7"/>
        </table:table-row>
        <table:table-row table:style-name="ro1">
          <table:table-cell office:value-type="float" office:value="65.75" calcext:value-type="float">
            <text:p>65,75</text:p>
          </table:table-cell>
          <table:table-cell office:value-type="float" office:value="9.6319" calcext:value-type="float">
            <text:p>9,6319</text:p>
          </table:table-cell>
          <table:table-cell/>
          <table:table-cell office:value-type="float" office:value="144.129" calcext:value-type="float">
            <text:p>144,129</text:p>
          </table:table-cell>
          <table:table-cell office:value-type="float" office:value="88.975255" calcext:value-type="float">
            <text:p>88,975255</text:p>
          </table:table-cell>
          <table:table-cell/>
          <table:table-cell office:value-type="float" office:value="961.678" calcext:value-type="float">
            <text:p>961,678</text:p>
          </table:table-cell>
          <table:table-cell office:value-type="float" office:value="908.031781" calcext:value-type="float">
            <text:p>908,031781</text:p>
          </table:table-cell>
          <table:table-cell table:number-columns-repeated="7"/>
        </table:table-row>
        <table:table-row table:style-name="ro1">
          <table:table-cell office:value-type="float" office:value="63.711" calcext:value-type="float">
            <text:p>63,711</text:p>
          </table:table-cell>
          <table:table-cell office:value-type="float" office:value="9.624836" calcext:value-type="float">
            <text:p>9,624836</text:p>
          </table:table-cell>
          <table:table-cell/>
          <table:table-cell office:value-type="float" office:value="145.69" calcext:value-type="float">
            <text:p>145,69</text:p>
          </table:table-cell>
          <table:table-cell office:value-type="float" office:value="88.900165" calcext:value-type="float">
            <text:p>88,900165</text:p>
          </table:table-cell>
          <table:table-cell/>
          <table:table-cell office:value-type="float" office:value="964.554" calcext:value-type="float">
            <text:p>964,554</text:p>
          </table:table-cell>
          <table:table-cell office:value-type="float" office:value="907.810381" calcext:value-type="float">
            <text:p>907,810381</text:p>
          </table:table-cell>
          <table:table-cell table:number-columns-repeated="7"/>
        </table:table-row>
        <table:table-row table:style-name="ro1">
          <table:table-cell office:value-type="float" office:value="65.139" calcext:value-type="float">
            <text:p>65,139</text:p>
          </table:table-cell>
          <table:table-cell office:value-type="float" office:value="9.623389" calcext:value-type="float">
            <text:p>9,623389</text:p>
          </table:table-cell>
          <table:table-cell/>
          <table:table-cell office:value-type="float" office:value="144.68" calcext:value-type="float">
            <text:p>144,68</text:p>
          </table:table-cell>
          <table:table-cell office:value-type="float" office:value="88.741069" calcext:value-type="float">
            <text:p>88,741069</text:p>
          </table:table-cell>
          <table:table-cell/>
          <table:table-cell office:value-type="float" office:value="969.459" calcext:value-type="float">
            <text:p>969,459</text:p>
          </table:table-cell>
          <table:table-cell office:value-type="float" office:value="907.73258" calcext:value-type="float">
            <text:p>907,73258</text:p>
          </table:table-cell>
          <table:table-cell table:number-columns-repeated="7"/>
        </table:table-row>
        <table:table-row table:style-name="ro1">
          <table:table-cell office:value-type="float" office:value="67.86" calcext:value-type="float">
            <text:p>67,86</text:p>
          </table:table-cell>
          <table:table-cell office:value-type="float" office:value="9.623165" calcext:value-type="float">
            <text:p>9,623165</text:p>
          </table:table-cell>
          <table:table-cell/>
          <table:table-cell office:value-type="float" office:value="142.636" calcext:value-type="float">
            <text:p>142,636</text:p>
          </table:table-cell>
          <table:table-cell office:value-type="float" office:value="88.732481" calcext:value-type="float">
            <text:p>88,732481</text:p>
          </table:table-cell>
          <table:table-cell/>
          <table:table-cell office:value-type="float" office:value="960.535" calcext:value-type="float">
            <text:p>960,535</text:p>
          </table:table-cell>
          <table:table-cell office:value-type="float" office:value="906.7114" calcext:value-type="float">
            <text:p>906,7114</text:p>
          </table:table-cell>
          <table:table-cell table:number-columns-repeated="7"/>
        </table:table-row>
        <table:table-row table:style-name="ro1">
          <table:table-cell office:value-type="float" office:value="68.295" calcext:value-type="float">
            <text:p>68,295</text:p>
          </table:table-cell>
          <table:table-cell office:value-type="float" office:value="9.61322" calcext:value-type="float">
            <text:p>9,61322</text:p>
          </table:table-cell>
          <table:table-cell/>
          <table:table-cell office:value-type="float" office:value="141.514" calcext:value-type="float">
            <text:p>141,514</text:p>
          </table:table-cell>
          <table:table-cell office:value-type="float" office:value="88.725428" calcext:value-type="float">
            <text:p>88,725428</text:p>
          </table:table-cell>
          <table:table-cell/>
          <table:table-cell office:value-type="float" office:value="960.247" calcext:value-type="float">
            <text:p>960,247</text:p>
          </table:table-cell>
          <table:table-cell office:value-type="float" office:value="906.663582" calcext:value-type="float">
            <text:p>906,663582</text:p>
          </table:table-cell>
          <table:table-cell table:number-columns-repeated="7"/>
        </table:table-row>
        <table:table-row table:style-name="ro1">
          <table:table-cell office:value-type="float" office:value="64.086" calcext:value-type="float">
            <text:p>64,086</text:p>
          </table:table-cell>
          <table:table-cell office:value-type="float" office:value="9.605568" calcext:value-type="float">
            <text:p>9,605568</text:p>
          </table:table-cell>
          <table:table-cell/>
          <table:table-cell office:value-type="float" office:value="143.304" calcext:value-type="float">
            <text:p>143,304</text:p>
          </table:table-cell>
          <table:table-cell office:value-type="float" office:value="88.695632" calcext:value-type="float">
            <text:p>88,695632</text:p>
          </table:table-cell>
          <table:table-cell/>
          <table:table-cell office:value-type="float" office:value="961.511" calcext:value-type="float">
            <text:p>961,511</text:p>
          </table:table-cell>
          <table:table-cell office:value-type="float" office:value="906.461612" calcext:value-type="float">
            <text:p>906,461612</text:p>
          </table:table-cell>
          <table:table-cell table:number-columns-repeated="7"/>
        </table:table-row>
        <table:table-row table:style-name="ro1">
          <table:table-cell office:value-type="float" office:value="63.918" calcext:value-type="float">
            <text:p>63,918</text:p>
          </table:table-cell>
          <table:table-cell office:value-type="float" office:value="9.573911" calcext:value-type="float">
            <text:p>9,573911</text:p>
          </table:table-cell>
          <table:table-cell/>
          <table:table-cell office:value-type="float" office:value="142.273" calcext:value-type="float">
            <text:p>142,273</text:p>
          </table:table-cell>
          <table:table-cell office:value-type="float" office:value="88.652528" calcext:value-type="float">
            <text:p>88,652528</text:p>
          </table:table-cell>
          <table:table-cell/>
          <table:table-cell office:value-type="float" office:value="959.034" calcext:value-type="float">
            <text:p>959,034</text:p>
          </table:table-cell>
          <table:table-cell office:value-type="float" office:value="906.42628" calcext:value-type="float">
            <text:p>906,42628</text:p>
          </table:table-cell>
          <table:table-cell table:number-columns-repeated="7"/>
        </table:table-row>
        <table:table-row table:style-name="ro1">
          <table:table-cell office:value-type="float" office:value="66.655" calcext:value-type="float">
            <text:p>66,655</text:p>
          </table:table-cell>
          <table:table-cell office:value-type="float" office:value="9.538851" calcext:value-type="float">
            <text:p>9,538851</text:p>
          </table:table-cell>
          <table:table-cell/>
          <table:table-cell office:value-type="float" office:value="145.638" calcext:value-type="float">
            <text:p>145,638</text:p>
          </table:table-cell>
          <table:table-cell office:value-type="float" office:value="88.637202" calcext:value-type="float">
            <text:p>88,637202</text:p>
          </table:table-cell>
          <table:table-cell/>
          <table:table-cell office:value-type="float" office:value="966.257" calcext:value-type="float">
            <text:p>966,257</text:p>
          </table:table-cell>
          <table:table-cell office:value-type="float" office:value="906.075205" calcext:value-type="float">
            <text:p>906,075205</text:p>
          </table:table-cell>
          <table:table-cell table:number-columns-repeated="7"/>
        </table:table-row>
        <table:table-row table:style-name="ro1">
          <table:table-cell office:value-type="float" office:value="64.39" calcext:value-type="float">
            <text:p>64,39</text:p>
          </table:table-cell>
          <table:table-cell office:value-type="float" office:value="9.536186" calcext:value-type="float">
            <text:p>9,536186</text:p>
          </table:table-cell>
          <table:table-cell/>
          <table:table-cell office:value-type="float" office:value="142.858" calcext:value-type="float">
            <text:p>142,858</text:p>
          </table:table-cell>
          <table:table-cell office:value-type="float" office:value="88.496712" calcext:value-type="float">
            <text:p>88,496712</text:p>
          </table:table-cell>
          <table:table-cell/>
          <table:table-cell office:value-type="float" office:value="959.822" calcext:value-type="float">
            <text:p>959,822</text:p>
          </table:table-cell>
          <table:table-cell office:value-type="float" office:value="906.014865" calcext:value-type="float">
            <text:p>906,014865</text:p>
          </table:table-cell>
          <table:table-cell table:number-columns-repeated="7"/>
        </table:table-row>
        <table:table-row table:style-name="ro1">
          <table:table-cell office:value-type="float" office:value="63.941" calcext:value-type="float">
            <text:p>63,941</text:p>
          </table:table-cell>
          <table:table-cell office:value-type="float" office:value="9.534927" calcext:value-type="float">
            <text:p>9,534927</text:p>
          </table:table-cell>
          <table:table-cell/>
          <table:table-cell office:value-type="float" office:value="144.417" calcext:value-type="float">
            <text:p>144,417</text:p>
          </table:table-cell>
          <table:table-cell office:value-type="float" office:value="88.49223" calcext:value-type="float">
            <text:p>88,49223</text:p>
          </table:table-cell>
          <table:table-cell/>
          <table:table-cell office:value-type="float" office:value="961.874" calcext:value-type="float">
            <text:p>961,874</text:p>
          </table:table-cell>
          <table:table-cell office:value-type="float" office:value="905.486095" calcext:value-type="float">
            <text:p>905,486095</text:p>
          </table:table-cell>
          <table:table-cell table:number-columns-repeated="7"/>
        </table:table-row>
        <table:table-row table:style-name="ro1">
          <table:table-cell office:value-type="float" office:value="67.53" calcext:value-type="float">
            <text:p>67,53</text:p>
          </table:table-cell>
          <table:table-cell office:value-type="float" office:value="9.499258" calcext:value-type="float">
            <text:p>9,499258</text:p>
          </table:table-cell>
          <table:table-cell/>
          <table:table-cell office:value-type="float" office:value="144.07" calcext:value-type="float">
            <text:p>144,07</text:p>
          </table:table-cell>
          <table:table-cell office:value-type="float" office:value="88.256222" calcext:value-type="float">
            <text:p>88,256222</text:p>
          </table:table-cell>
          <table:table-cell/>
          <table:table-cell office:value-type="float" office:value="964.502" calcext:value-type="float">
            <text:p>964,502</text:p>
          </table:table-cell>
          <table:table-cell office:value-type="float" office:value="905.269907" calcext:value-type="float">
            <text:p>905,269907</text:p>
          </table:table-cell>
          <table:table-cell table:number-columns-repeated="7"/>
        </table:table-row>
        <table:table-row table:style-name="ro1">
          <table:table-cell office:value-type="float" office:value="66.097" calcext:value-type="float">
            <text:p>66,097</text:p>
          </table:table-cell>
          <table:table-cell office:value-type="float" office:value="9.466988" calcext:value-type="float">
            <text:p>9,466988</text:p>
          </table:table-cell>
          <table:table-cell/>
          <table:table-cell office:value-type="float" office:value="144.119" calcext:value-type="float">
            <text:p>144,119</text:p>
          </table:table-cell>
          <table:table-cell office:value-type="float" office:value="88.236922" calcext:value-type="float">
            <text:p>88,236922</text:p>
          </table:table-cell>
          <table:table-cell/>
          <table:table-cell office:value-type="float" office:value="962.157" calcext:value-type="float">
            <text:p>962,157</text:p>
          </table:table-cell>
          <table:table-cell office:value-type="float" office:value="904.735557" calcext:value-type="float">
            <text:p>904,735557</text:p>
          </table:table-cell>
          <table:table-cell table:number-columns-repeated="7"/>
        </table:table-row>
        <table:table-row table:style-name="ro1">
          <table:table-cell office:value-type="float" office:value="63.691" calcext:value-type="float">
            <text:p>63,691</text:p>
          </table:table-cell>
          <table:table-cell office:value-type="float" office:value="9.446602" calcext:value-type="float">
            <text:p>9,446602</text:p>
          </table:table-cell>
          <table:table-cell/>
          <table:table-cell office:value-type="float" office:value="141.333" calcext:value-type="float">
            <text:p>141,333</text:p>
          </table:table-cell>
          <table:table-cell office:value-type="float" office:value="88.069668" calcext:value-type="float">
            <text:p>88,069668</text:p>
          </table:table-cell>
          <table:table-cell/>
          <table:table-cell office:value-type="float" office:value="962.942" calcext:value-type="float">
            <text:p>962,942</text:p>
          </table:table-cell>
          <table:table-cell office:value-type="float" office:value="904.354768" calcext:value-type="float">
            <text:p>904,354768</text:p>
          </table:table-cell>
          <table:table-cell table:number-columns-repeated="7"/>
        </table:table-row>
        <table:table-row table:style-name="ro1">
          <table:table-cell office:value-type="float" office:value="63.004" calcext:value-type="float">
            <text:p>63,004</text:p>
          </table:table-cell>
          <table:table-cell office:value-type="float" office:value="9.429489" calcext:value-type="float">
            <text:p>9,429489</text:p>
          </table:table-cell>
          <table:table-cell/>
          <table:table-cell office:value-type="float" office:value="151.799" calcext:value-type="float">
            <text:p>151,799</text:p>
          </table:table-cell>
          <table:table-cell office:value-type="float" office:value="88.021377" calcext:value-type="float">
            <text:p>88,021377</text:p>
          </table:table-cell>
          <table:table-cell/>
          <table:table-cell office:value-type="float" office:value="970.18" calcext:value-type="float">
            <text:p>970,18</text:p>
          </table:table-cell>
          <table:table-cell office:value-type="float" office:value="904.282194" calcext:value-type="float">
            <text:p>904,282194</text:p>
          </table:table-cell>
          <table:table-cell table:number-columns-repeated="7"/>
        </table:table-row>
        <table:table-row table:style-name="ro1">
          <table:table-cell office:value-type="float" office:value="63.985" calcext:value-type="float">
            <text:p>63,985</text:p>
          </table:table-cell>
          <table:table-cell office:value-type="float" office:value="9.428993" calcext:value-type="float">
            <text:p>9,428993</text:p>
          </table:table-cell>
          <table:table-cell/>
          <table:table-cell office:value-type="float" office:value="142.697" calcext:value-type="float">
            <text:p>142,697</text:p>
          </table:table-cell>
          <table:table-cell office:value-type="float" office:value="87.716611" calcext:value-type="float">
            <text:p>87,716611</text:p>
          </table:table-cell>
          <table:table-cell/>
          <table:table-cell office:value-type="float" office:value="960.04" calcext:value-type="float">
            <text:p>960,04</text:p>
          </table:table-cell>
          <table:table-cell office:value-type="float" office:value="904.275307" calcext:value-type="float">
            <text:p>904,275307</text:p>
          </table:table-cell>
          <table:table-cell table:number-columns-repeated="7"/>
        </table:table-row>
        <table:table-row table:style-name="ro1">
          <table:table-cell office:value-type="float" office:value="70.697" calcext:value-type="float">
            <text:p>70,697</text:p>
          </table:table-cell>
          <table:table-cell office:value-type="float" office:value="9.415863" calcext:value-type="float">
            <text:p>9,415863</text:p>
          </table:table-cell>
          <table:table-cell/>
          <table:table-cell office:value-type="float" office:value="142.149" calcext:value-type="float">
            <text:p>142,149</text:p>
          </table:table-cell>
          <table:table-cell office:value-type="float" office:value="87.715069" calcext:value-type="float">
            <text:p>87,715069</text:p>
          </table:table-cell>
          <table:table-cell/>
          <table:table-cell office:value-type="float" office:value="961.479" calcext:value-type="float">
            <text:p>961,479</text:p>
          </table:table-cell>
          <table:table-cell office:value-type="float" office:value="904.102646" calcext:value-type="float">
            <text:p>904,102646</text:p>
          </table:table-cell>
          <table:table-cell table:number-columns-repeated="7"/>
        </table:table-row>
        <table:table-row table:style-name="ro1">
          <table:table-cell office:value-type="float" office:value="67.564" calcext:value-type="float">
            <text:p>67,564</text:p>
          </table:table-cell>
          <table:table-cell office:value-type="float" office:value="9.407331" calcext:value-type="float">
            <text:p>9,407331</text:p>
          </table:table-cell>
          <table:table-cell/>
          <table:table-cell office:value-type="float" office:value="141.032" calcext:value-type="float">
            <text:p>141,032</text:p>
          </table:table-cell>
          <table:table-cell office:value-type="float" office:value="87.689438" calcext:value-type="float">
            <text:p>87,689438</text:p>
          </table:table-cell>
          <table:table-cell/>
          <table:table-cell office:value-type="float" office:value="957.822" calcext:value-type="float">
            <text:p>957,822</text:p>
          </table:table-cell>
          <table:table-cell office:value-type="float" office:value="903.70061" calcext:value-type="float">
            <text:p>903,70061</text:p>
          </table:table-cell>
          <table:table-cell table:number-columns-repeated="7"/>
        </table:table-row>
        <table:table-row table:style-name="ro1">
          <table:table-cell office:value-type="float" office:value="64.595" calcext:value-type="float">
            <text:p>64,595</text:p>
          </table:table-cell>
          <table:table-cell office:value-type="float" office:value="9.391885" calcext:value-type="float">
            <text:p>9,391885</text:p>
          </table:table-cell>
          <table:table-cell/>
          <table:table-cell office:value-type="float" office:value="141.696" calcext:value-type="float">
            <text:p>141,696</text:p>
          </table:table-cell>
          <table:table-cell office:value-type="float" office:value="87.61232" calcext:value-type="float">
            <text:p>87,61232</text:p>
          </table:table-cell>
          <table:table-cell/>
          <table:table-cell office:value-type="float" office:value="961.384" calcext:value-type="float">
            <text:p>961,384</text:p>
          </table:table-cell>
          <table:table-cell office:value-type="float" office:value="903.618396" calcext:value-type="float">
            <text:p>903,618396</text:p>
          </table:table-cell>
          <table:table-cell table:number-columns-repeated="7"/>
        </table:table-row>
        <table:table-row table:style-name="ro1">
          <table:table-cell office:value-type="float" office:value="69.511" calcext:value-type="float">
            <text:p>69,511</text:p>
          </table:table-cell>
          <table:table-cell office:value-type="float" office:value="9.338744" calcext:value-type="float">
            <text:p>9,338744</text:p>
          </table:table-cell>
          <table:table-cell/>
          <table:table-cell office:value-type="float" office:value="145.513" calcext:value-type="float">
            <text:p>145,513</text:p>
          </table:table-cell>
          <table:table-cell office:value-type="float" office:value="87.590029" calcext:value-type="float">
            <text:p>87,590029</text:p>
          </table:table-cell>
          <table:table-cell/>
          <table:table-cell office:value-type="float" office:value="957.969" calcext:value-type="float">
            <text:p>957,969</text:p>
          </table:table-cell>
          <table:table-cell office:value-type="float" office:value="902.814965" calcext:value-type="float">
            <text:p>902,814965</text:p>
          </table:table-cell>
          <table:table-cell table:number-columns-repeated="7"/>
        </table:table-row>
        <table:table-row table:style-name="ro1">
          <table:table-cell office:value-type="float" office:value="64.027" calcext:value-type="float">
            <text:p>64,027</text:p>
          </table:table-cell>
          <table:table-cell office:value-type="float" office:value="9.313415" calcext:value-type="float">
            <text:p>9,313415</text:p>
          </table:table-cell>
          <table:table-cell/>
          <table:table-cell office:value-type="float" office:value="146.913" calcext:value-type="float">
            <text:p>146,913</text:p>
          </table:table-cell>
          <table:table-cell office:value-type="float" office:value="87.562574" calcext:value-type="float">
            <text:p>87,562574</text:p>
          </table:table-cell>
          <table:table-cell/>
          <table:table-cell office:value-type="float" office:value="957.345" calcext:value-type="float">
            <text:p>957,345</text:p>
          </table:table-cell>
          <table:table-cell office:value-type="float" office:value="902.549943" calcext:value-type="float">
            <text:p>902,549943</text:p>
          </table:table-cell>
          <table:table-cell table:number-columns-repeated="7"/>
        </table:table-row>
        <table:table-row table:style-name="ro1">
          <table:table-cell office:value-type="float" office:value="68.089" calcext:value-type="float">
            <text:p>68,089</text:p>
          </table:table-cell>
          <table:table-cell office:value-type="float" office:value="9.262599" calcext:value-type="float">
            <text:p>9,262599</text:p>
          </table:table-cell>
          <table:table-cell/>
          <table:table-cell office:value-type="float" office:value="145.156" calcext:value-type="float">
            <text:p>145,156</text:p>
          </table:table-cell>
          <table:table-cell office:value-type="float" office:value="87.547934" calcext:value-type="float">
            <text:p>87,547934</text:p>
          </table:table-cell>
          <table:table-cell/>
          <table:table-cell office:value-type="float" office:value="998.725" calcext:value-type="float">
            <text:p>998,725</text:p>
          </table:table-cell>
          <table:table-cell office:value-type="float" office:value="902.538878" calcext:value-type="float">
            <text:p>902,538878</text:p>
          </table:table-cell>
          <table:table-cell table:number-columns-repeated="7"/>
        </table:table-row>
        <table:table-row table:style-name="ro1">
          <table:table-cell office:value-type="float" office:value="63.242" calcext:value-type="float">
            <text:p>63,242</text:p>
          </table:table-cell>
          <table:table-cell office:value-type="float" office:value="9.256712" calcext:value-type="float">
            <text:p>9,256712</text:p>
          </table:table-cell>
          <table:table-cell/>
          <table:table-cell office:value-type="float" office:value="142.441" calcext:value-type="float">
            <text:p>142,441</text:p>
          </table:table-cell>
          <table:table-cell office:value-type="float" office:value="87.396623" calcext:value-type="float">
            <text:p>87,396623</text:p>
          </table:table-cell>
          <table:table-cell/>
          <table:table-cell office:value-type="float" office:value="956.086" calcext:value-type="float">
            <text:p>956,086</text:p>
          </table:table-cell>
          <table:table-cell office:value-type="float" office:value="902.504566" calcext:value-type="float">
            <text:p>902,504566</text:p>
          </table:table-cell>
          <table:table-cell table:number-columns-repeated="7"/>
        </table:table-row>
        <table:table-row table:style-name="ro1">
          <table:table-cell office:value-type="float" office:value="62.578" calcext:value-type="float">
            <text:p>62,578</text:p>
          </table:table-cell>
          <table:table-cell office:value-type="float" office:value="9.153186" calcext:value-type="float">
            <text:p>9,153186</text:p>
          </table:table-cell>
          <table:table-cell/>
          <table:table-cell office:value-type="float" office:value="142.256" calcext:value-type="float">
            <text:p>142,256</text:p>
          </table:table-cell>
          <table:table-cell office:value-type="float" office:value="87.375404" calcext:value-type="float">
            <text:p>87,375404</text:p>
          </table:table-cell>
          <table:table-cell/>
          <table:table-cell office:value-type="float" office:value="957.491" calcext:value-type="float">
            <text:p>957,491</text:p>
          </table:table-cell>
          <table:table-cell office:value-type="float" office:value="902.483619" calcext:value-type="float">
            <text:p>902,483619</text:p>
          </table:table-cell>
          <table:table-cell table:number-columns-repeated="7"/>
        </table:table-row>
        <table:table-row table:style-name="ro1">
          <table:table-cell office:value-type="float" office:value="69.245" calcext:value-type="float">
            <text:p>69,245</text:p>
          </table:table-cell>
          <table:table-cell office:value-type="float" office:value="9.139867" calcext:value-type="float">
            <text:p>9,139867</text:p>
          </table:table-cell>
          <table:table-cell/>
          <table:table-cell office:value-type="float" office:value="142.302" calcext:value-type="float">
            <text:p>142,302</text:p>
          </table:table-cell>
          <table:table-cell office:value-type="float" office:value="87.357912" calcext:value-type="float">
            <text:p>87,357912</text:p>
          </table:table-cell>
          <table:table-cell/>
          <table:table-cell office:value-type="float" office:value="955.705" calcext:value-type="float">
            <text:p>955,705</text:p>
          </table:table-cell>
          <table:table-cell office:value-type="float" office:value="901.976083" calcext:value-type="float">
            <text:p>901,976083</text:p>
          </table:table-cell>
          <table:table-cell table:number-columns-repeated="7"/>
        </table:table-row>
        <table:table-row table:style-name="ro1">
          <table:table-cell office:value-type="float" office:value="63.547" calcext:value-type="float">
            <text:p>63,547</text:p>
          </table:table-cell>
          <table:table-cell office:value-type="float" office:value="9.068513" calcext:value-type="float">
            <text:p>9,068513</text:p>
          </table:table-cell>
          <table:table-cell/>
          <table:table-cell office:value-type="float" office:value="143.145" calcext:value-type="float">
            <text:p>143,145</text:p>
          </table:table-cell>
          <table:table-cell office:value-type="float" office:value="87.350639" calcext:value-type="float">
            <text:p>87,350639</text:p>
          </table:table-cell>
          <table:table-cell/>
          <table:table-cell office:value-type="float" office:value="958.766" calcext:value-type="float">
            <text:p>958,766</text:p>
          </table:table-cell>
          <table:table-cell office:value-type="float" office:value="901.743834" calcext:value-type="float">
            <text:p>901,743834</text:p>
          </table:table-cell>
          <table:table-cell table:number-columns-repeated="7"/>
        </table:table-row>
        <table:table-row table:style-name="ro1">
          <table:table-cell office:value-type="float" office:value="62.398" calcext:value-type="float">
            <text:p>62,398</text:p>
          </table:table-cell>
          <table:table-cell office:value-type="float" office:value="9.064031" calcext:value-type="float">
            <text:p>9,064031</text:p>
          </table:table-cell>
          <table:table-cell/>
          <table:table-cell office:value-type="float" office:value="143.976" calcext:value-type="float">
            <text:p>143,976</text:p>
          </table:table-cell>
          <table:table-cell office:value-type="float" office:value="87.346241" calcext:value-type="float">
            <text:p>87,346241</text:p>
          </table:table-cell>
          <table:table-cell/>
          <table:table-cell office:value-type="float" office:value="955.63" calcext:value-type="float">
            <text:p>955,63</text:p>
          </table:table-cell>
          <table:table-cell office:value-type="float" office:value="900.81054" calcext:value-type="float">
            <text:p>900,81054</text:p>
          </table:table-cell>
          <table:table-cell table:number-columns-repeated="7"/>
        </table:table-row>
        <table:table-row table:style-name="ro1">
          <table:table-cell office:value-type="float" office:value="67.267" calcext:value-type="float">
            <text:p>67,267</text:p>
          </table:table-cell>
          <table:table-cell office:value-type="float" office:value="9.047853" calcext:value-type="float">
            <text:p>9,047853</text:p>
          </table:table-cell>
          <table:table-cell/>
          <table:table-cell office:value-type="float" office:value="142.899" calcext:value-type="float">
            <text:p>142,899</text:p>
          </table:table-cell>
          <table:table-cell office:value-type="float" office:value="87.279917" calcext:value-type="float">
            <text:p>87,279917</text:p>
          </table:table-cell>
          <table:table-cell/>
          <table:table-cell office:value-type="float" office:value="960.571" calcext:value-type="float">
            <text:p>960,571</text:p>
          </table:table-cell>
          <table:table-cell office:value-type="float" office:value="900.682233" calcext:value-type="float">
            <text:p>900,682233</text:p>
          </table:table-cell>
          <table:table-cell table:number-columns-repeated="7"/>
        </table:table-row>
        <table:table-row table:style-name="ro1">
          <table:table-cell office:value-type="float" office:value="63.212" calcext:value-type="float">
            <text:p>63,212</text:p>
          </table:table-cell>
          <table:table-cell office:value-type="float" office:value="9.002878" calcext:value-type="float">
            <text:p>9,002878</text:p>
          </table:table-cell>
          <table:table-cell/>
          <table:table-cell office:value-type="float" office:value="141.64" calcext:value-type="float">
            <text:p>141,64</text:p>
          </table:table-cell>
          <table:table-cell office:value-type="float" office:value="87.271469" calcext:value-type="float">
            <text:p>87,271469</text:p>
          </table:table-cell>
          <table:table-cell/>
          <table:table-cell office:value-type="float" office:value="955.021" calcext:value-type="float">
            <text:p>955,021</text:p>
          </table:table-cell>
          <table:table-cell office:value-type="float" office:value="900.626446" calcext:value-type="float">
            <text:p>900,626446</text:p>
          </table:table-cell>
          <table:table-cell table:number-columns-repeated="7"/>
        </table:table-row>
        <table:table-row table:style-name="ro1">
          <table:table-cell office:value-type="float" office:value="67.523" calcext:value-type="float">
            <text:p>67,523</text:p>
          </table:table-cell>
          <table:table-cell office:value-type="float" office:value="8.983651" calcext:value-type="float">
            <text:p>8,983651</text:p>
          </table:table-cell>
          <table:table-cell/>
          <table:table-cell office:value-type="float" office:value="142.479" calcext:value-type="float">
            <text:p>142,479</text:p>
          </table:table-cell>
          <table:table-cell office:value-type="float" office:value="87.252512" calcext:value-type="float">
            <text:p>87,252512</text:p>
          </table:table-cell>
          <table:table-cell/>
          <table:table-cell office:value-type="float" office:value="955.705" calcext:value-type="float">
            <text:p>955,705</text:p>
          </table:table-cell>
          <table:table-cell office:value-type="float" office:value="900.291869" calcext:value-type="float">
            <text:p>900,291869</text:p>
          </table:table-cell>
          <table:table-cell table:number-columns-repeated="7"/>
        </table:table-row>
        <table:table-row table:style-name="ro1">
          <table:table-cell office:value-type="float" office:value="65.058" calcext:value-type="float">
            <text:p>65,058</text:p>
          </table:table-cell>
          <table:table-cell office:value-type="float" office:value="8.967365" calcext:value-type="float">
            <text:p>8,967365</text:p>
          </table:table-cell>
          <table:table-cell/>
          <table:table-cell office:value-type="float" office:value="141.777" calcext:value-type="float">
            <text:p>141,777</text:p>
          </table:table-cell>
          <table:table-cell office:value-type="float" office:value="87.019231" calcext:value-type="float">
            <text:p>87,019231</text:p>
          </table:table-cell>
          <table:table-cell/>
          <table:table-cell office:value-type="float" office:value="955.31" calcext:value-type="float">
            <text:p>955,31</text:p>
          </table:table-cell>
          <table:table-cell office:value-type="float" office:value="900.214701" calcext:value-type="float">
            <text:p>900,214701</text:p>
          </table:table-cell>
          <table:table-cell table:number-columns-repeated="7"/>
        </table:table-row>
        <table:table-row table:style-name="ro1">
          <table:table-cell office:value-type="float" office:value="68.142" calcext:value-type="float">
            <text:p>68,142</text:p>
          </table:table-cell>
          <table:table-cell office:value-type="float" office:value="8.955958" calcext:value-type="float">
            <text:p>8,955958</text:p>
          </table:table-cell>
          <table:table-cell/>
          <table:table-cell office:value-type="float" office:value="140.86" calcext:value-type="float">
            <text:p>140,86</text:p>
          </table:table-cell>
          <table:table-cell office:value-type="float" office:value="86.89391" calcext:value-type="float">
            <text:p>86,89391</text:p>
          </table:table-cell>
          <table:table-cell/>
          <table:table-cell office:value-type="float" office:value="952.881" calcext:value-type="float">
            <text:p>952,881</text:p>
          </table:table-cell>
          <table:table-cell office:value-type="float" office:value="899.968848" calcext:value-type="float">
            <text:p>899,968848</text:p>
          </table:table-cell>
          <table:table-cell table:number-columns-repeated="7"/>
        </table:table-row>
        <table:table-row table:style-name="ro1">
          <table:table-cell office:value-type="float" office:value="69.507" calcext:value-type="float">
            <text:p>69,507</text:p>
          </table:table-cell>
          <table:table-cell office:value-type="float" office:value="8.95209" calcext:value-type="float">
            <text:p>8,95209</text:p>
          </table:table-cell>
          <table:table-cell/>
          <table:table-cell office:value-type="float" office:value="139.634" calcext:value-type="float">
            <text:p>139,634</text:p>
          </table:table-cell>
          <table:table-cell office:value-type="float" office:value="86.86923" calcext:value-type="float">
            <text:p>86,86923</text:p>
          </table:table-cell>
          <table:table-cell/>
          <table:table-cell office:value-type="float" office:value="961.651" calcext:value-type="float">
            <text:p>961,651</text:p>
          </table:table-cell>
          <table:table-cell office:value-type="float" office:value="899.637982" calcext:value-type="float">
            <text:p>899,637982</text:p>
          </table:table-cell>
          <table:table-cell table:number-columns-repeated="7"/>
        </table:table-row>
        <table:table-row table:style-name="ro1">
          <table:table-cell office:value-type="float" office:value="69.084" calcext:value-type="float">
            <text:p>69,084</text:p>
          </table:table-cell>
          <table:table-cell office:value-type="float" office:value="8.939194" calcext:value-type="float">
            <text:p>8,939194</text:p>
          </table:table-cell>
          <table:table-cell/>
          <table:table-cell office:value-type="float" office:value="141.563" calcext:value-type="float">
            <text:p>141,563</text:p>
          </table:table-cell>
          <table:table-cell office:value-type="float" office:value="86.779118" calcext:value-type="float">
            <text:p>86,779118</text:p>
          </table:table-cell>
          <table:table-cell/>
          <table:table-cell office:value-type="float" office:value="952.919" calcext:value-type="float">
            <text:p>952,919</text:p>
          </table:table-cell>
          <table:table-cell office:value-type="float" office:value="898.901525" calcext:value-type="float">
            <text:p>898,901525</text:p>
          </table:table-cell>
          <table:table-cell table:number-columns-repeated="7"/>
        </table:table-row>
        <table:table-row table:style-name="ro1">
          <table:table-cell office:value-type="float" office:value="62.79" calcext:value-type="float">
            <text:p>62,79</text:p>
          </table:table-cell>
          <table:table-cell office:value-type="float" office:value="8.917643" calcext:value-type="float">
            <text:p>8,917643</text:p>
          </table:table-cell>
          <table:table-cell/>
          <table:table-cell office:value-type="float" office:value="144.893" calcext:value-type="float">
            <text:p>144,893</text:p>
          </table:table-cell>
          <table:table-cell office:value-type="float" office:value="86.748164" calcext:value-type="float">
            <text:p>86,748164</text:p>
          </table:table-cell>
          <table:table-cell/>
          <table:table-cell office:value-type="float" office:value="955.136" calcext:value-type="float">
            <text:p>955,136</text:p>
          </table:table-cell>
          <table:table-cell office:value-type="float" office:value="898.175781" calcext:value-type="float">
            <text:p>898,175781</text:p>
          </table:table-cell>
          <table:table-cell table:number-columns-repeated="7"/>
        </table:table-row>
        <table:table-row table:style-name="ro1">
          <table:table-cell office:value-type="float" office:value="62.607" calcext:value-type="float">
            <text:p>62,607</text:p>
          </table:table-cell>
          <table:table-cell office:value-type="float" office:value="8.853764" calcext:value-type="float">
            <text:p>8,853764</text:p>
          </table:table-cell>
          <table:table-cell/>
          <table:table-cell office:value-type="float" office:value="140.461" calcext:value-type="float">
            <text:p>140,461</text:p>
          </table:table-cell>
          <table:table-cell office:value-type="float" office:value="86.727547" calcext:value-type="float">
            <text:p>86,727547</text:p>
          </table:table-cell>
          <table:table-cell/>
          <table:table-cell office:value-type="float" office:value="956.483" calcext:value-type="float">
            <text:p>956,483</text:p>
          </table:table-cell>
          <table:table-cell office:value-type="float" office:value="896.821649" calcext:value-type="float">
            <text:p>896,821649</text:p>
          </table:table-cell>
          <table:table-cell table:number-columns-repeated="7"/>
        </table:table-row>
        <table:table-row table:style-name="ro1">
          <table:table-cell office:value-type="float" office:value="62.47" calcext:value-type="float">
            <text:p>62,47</text:p>
          </table:table-cell>
          <table:table-cell office:value-type="float" office:value="8.851183" calcext:value-type="float">
            <text:p>8,851183</text:p>
          </table:table-cell>
          <table:table-cell/>
          <table:table-cell office:value-type="float" office:value="141.891" calcext:value-type="float">
            <text:p>141,891</text:p>
          </table:table-cell>
          <table:table-cell office:value-type="float" office:value="86.717275" calcext:value-type="float">
            <text:p>86,717275</text:p>
          </table:table-cell>
          <table:table-cell/>
          <table:table-cell office:value-type="float" office:value="952.985" calcext:value-type="float">
            <text:p>952,985</text:p>
          </table:table-cell>
          <table:table-cell office:value-type="float" office:value="896.669243" calcext:value-type="float">
            <text:p>896,669243</text:p>
          </table:table-cell>
          <table:table-cell table:number-columns-repeated="7"/>
        </table:table-row>
        <table:table-row table:style-name="ro1">
          <table:table-cell office:value-type="float" office:value="64.846" calcext:value-type="float">
            <text:p>64,846</text:p>
          </table:table-cell>
          <table:table-cell office:value-type="float" office:value="8.839509" calcext:value-type="float">
            <text:p>8,839509</text:p>
          </table:table-cell>
          <table:table-cell/>
          <table:table-cell office:value-type="float" office:value="142.225" calcext:value-type="float">
            <text:p>142,225</text:p>
          </table:table-cell>
          <table:table-cell office:value-type="float" office:value="86.528601" calcext:value-type="float">
            <text:p>86,528601</text:p>
          </table:table-cell>
          <table:table-cell/>
          <table:table-cell office:value-type="float" office:value="953.996" calcext:value-type="float">
            <text:p>953,996</text:p>
          </table:table-cell>
          <table:table-cell office:value-type="float" office:value="896.117464" calcext:value-type="float">
            <text:p>896,117464</text:p>
          </table:table-cell>
          <table:table-cell table:number-columns-repeated="7"/>
        </table:table-row>
        <table:table-row table:style-name="ro1">
          <table:table-cell office:value-type="float" office:value="62.159" calcext:value-type="float">
            <text:p>62,159</text:p>
          </table:table-cell>
          <table:table-cell office:value-type="float" office:value="8.828579" calcext:value-type="float">
            <text:p>8,828579</text:p>
          </table:table-cell>
          <table:table-cell/>
          <table:table-cell office:value-type="float" office:value="140.474" calcext:value-type="float">
            <text:p>140,474</text:p>
          </table:table-cell>
          <table:table-cell office:value-type="float" office:value="86.477071" calcext:value-type="float">
            <text:p>86,477071</text:p>
          </table:table-cell>
          <table:table-cell/>
          <table:table-cell office:value-type="float" office:value="950.961" calcext:value-type="float">
            <text:p>950,961</text:p>
          </table:table-cell>
          <table:table-cell office:value-type="float" office:value="895.824803" calcext:value-type="float">
            <text:p>895,824803</text:p>
          </table:table-cell>
          <table:table-cell table:number-columns-repeated="7"/>
        </table:table-row>
        <table:table-row table:style-name="ro1">
          <table:table-cell office:value-type="float" office:value="63.222" calcext:value-type="float">
            <text:p>63,222</text:p>
          </table:table-cell>
          <table:table-cell office:value-type="float" office:value="8.828195" calcext:value-type="float">
            <text:p>8,828195</text:p>
          </table:table-cell>
          <table:table-cell/>
          <table:table-cell office:value-type="float" office:value="144.336" calcext:value-type="float">
            <text:p>144,336</text:p>
          </table:table-cell>
          <table:table-cell office:value-type="float" office:value="86.34546" calcext:value-type="float">
            <text:p>86,34546</text:p>
          </table:table-cell>
          <table:table-cell/>
          <table:table-cell office:value-type="float" office:value="949.301" calcext:value-type="float">
            <text:p>949,301</text:p>
          </table:table-cell>
          <table:table-cell office:value-type="float" office:value="895.633941" calcext:value-type="float">
            <text:p>895,633941</text:p>
          </table:table-cell>
          <table:table-cell table:number-columns-repeated="7"/>
        </table:table-row>
        <table:table-row table:style-name="ro1">
          <table:table-cell office:value-type="float" office:value="63.387" calcext:value-type="float">
            <text:p>63,387</text:p>
          </table:table-cell>
          <table:table-cell office:value-type="float" office:value="8.787298" calcext:value-type="float">
            <text:p>8,787298</text:p>
          </table:table-cell>
          <table:table-cell/>
          <table:table-cell office:value-type="float" office:value="142.696" calcext:value-type="float">
            <text:p>142,696</text:p>
          </table:table-cell>
          <table:table-cell office:value-type="float" office:value="86.276973" calcext:value-type="float">
            <text:p>86,276973</text:p>
          </table:table-cell>
          <table:table-cell/>
          <table:table-cell office:value-type="float" office:value="949.054" calcext:value-type="float">
            <text:p>949,054</text:p>
          </table:table-cell>
          <table:table-cell office:value-type="float" office:value="895.049942" calcext:value-type="float">
            <text:p>895,049942</text:p>
          </table:table-cell>
          <table:table-cell table:number-columns-repeated="7"/>
        </table:table-row>
        <table:table-row table:style-name="ro1">
          <table:table-cell office:value-type="float" office:value="63.707" calcext:value-type="float">
            <text:p>63,707</text:p>
          </table:table-cell>
          <table:table-cell office:value-type="float" office:value="8.772803" calcext:value-type="float">
            <text:p>8,772803</text:p>
          </table:table-cell>
          <table:table-cell/>
          <table:table-cell office:value-type="float" office:value="140.599" calcext:value-type="float">
            <text:p>140,599</text:p>
          </table:table-cell>
          <table:table-cell office:value-type="float" office:value="86.230436" calcext:value-type="float">
            <text:p>86,230436</text:p>
          </table:table-cell>
          <table:table-cell/>
          <table:table-cell office:value-type="float" office:value="952.379" calcext:value-type="float">
            <text:p>952,379</text:p>
          </table:table-cell>
          <table:table-cell office:value-type="float" office:value="894.678344" calcext:value-type="float">
            <text:p>894,678344</text:p>
          </table:table-cell>
          <table:table-cell table:number-columns-repeated="7"/>
        </table:table-row>
        <table:table-row table:style-name="ro1">
          <table:table-cell office:value-type="float" office:value="64.469" calcext:value-type="float">
            <text:p>64,469</text:p>
          </table:table-cell>
          <table:table-cell office:value-type="float" office:value="8.74844" calcext:value-type="float">
            <text:p>8,74844</text:p>
          </table:table-cell>
          <table:table-cell/>
          <table:table-cell office:value-type="float" office:value="140.046" calcext:value-type="float">
            <text:p>140,046</text:p>
          </table:table-cell>
          <table:table-cell office:value-type="float" office:value="85.923517" calcext:value-type="float">
            <text:p>85,923517</text:p>
          </table:table-cell>
          <table:table-cell/>
          <table:table-cell office:value-type="float" office:value="964.179" calcext:value-type="float">
            <text:p>964,179</text:p>
          </table:table-cell>
          <table:table-cell office:value-type="float" office:value="894.066008" calcext:value-type="float">
            <text:p>894,066008</text:p>
          </table:table-cell>
          <table:table-cell table:number-columns-repeated="7"/>
        </table:table-row>
        <table:table-row table:style-name="ro1">
          <table:table-cell office:value-type="float" office:value="62.064" calcext:value-type="float">
            <text:p>62,064</text:p>
          </table:table-cell>
          <table:table-cell office:value-type="float" office:value="8.739613" calcext:value-type="float">
            <text:p>8,739613</text:p>
          </table:table-cell>
          <table:table-cell/>
          <table:table-cell office:value-type="float" office:value="142.242" calcext:value-type="float">
            <text:p>142,242</text:p>
          </table:table-cell>
          <table:table-cell office:value-type="float" office:value="85.880907" calcext:value-type="float">
            <text:p>85,880907</text:p>
          </table:table-cell>
          <table:table-cell/>
          <table:table-cell office:value-type="float" office:value="945.854" calcext:value-type="float">
            <text:p>945,854</text:p>
          </table:table-cell>
          <table:table-cell office:value-type="float" office:value="893.551634" calcext:value-type="float">
            <text:p>893,551634</text:p>
          </table:table-cell>
          <table:table-cell table:number-columns-repeated="7"/>
        </table:table-row>
        <table:table-row table:style-name="ro1">
          <table:table-cell office:value-type="float" office:value="63.966" calcext:value-type="float">
            <text:p>63,966</text:p>
          </table:table-cell>
          <table:table-cell office:value-type="float" office:value="8.728374" calcext:value-type="float">
            <text:p>8,728374</text:p>
          </table:table-cell>
          <table:table-cell/>
          <table:table-cell office:value-type="float" office:value="141.056" calcext:value-type="float">
            <text:p>141,056</text:p>
          </table:table-cell>
          <table:table-cell office:value-type="float" office:value="85.754659" calcext:value-type="float">
            <text:p>85,754659</text:p>
          </table:table-cell>
          <table:table-cell/>
          <table:table-cell office:value-type="float" office:value="948.24" calcext:value-type="float">
            <text:p>948,24</text:p>
          </table:table-cell>
          <table:table-cell office:value-type="float" office:value="892.630977" calcext:value-type="float">
            <text:p>892,630977</text:p>
          </table:table-cell>
          <table:table-cell table:number-columns-repeated="7"/>
        </table:table-row>
        <table:table-row table:style-name="ro1">
          <table:table-cell office:value-type="float" office:value="63.158" calcext:value-type="float">
            <text:p>63,158</text:p>
          </table:table-cell>
          <table:table-cell office:value-type="float" office:value="8.706094" calcext:value-type="float">
            <text:p>8,706094</text:p>
          </table:table-cell>
          <table:table-cell/>
          <table:table-cell office:value-type="float" office:value="139.151" calcext:value-type="float">
            <text:p>139,151</text:p>
          </table:table-cell>
          <table:table-cell office:value-type="float" office:value="85.616685" calcext:value-type="float">
            <text:p>85,616685</text:p>
          </table:table-cell>
          <table:table-cell/>
          <table:table-cell office:value-type="float" office:value="954.268" calcext:value-type="float">
            <text:p>954,268</text:p>
          </table:table-cell>
          <table:table-cell office:value-type="float" office:value="892.450003" calcext:value-type="float">
            <text:p>892,450003</text:p>
          </table:table-cell>
          <table:table-cell table:number-columns-repeated="7"/>
        </table:table-row>
        <table:table-row table:style-name="ro1">
          <table:table-cell office:value-type="float" office:value="73.328" calcext:value-type="float">
            <text:p>73,328</text:p>
          </table:table-cell>
          <table:table-cell office:value-type="float" office:value="8.702633" calcext:value-type="float">
            <text:p>8,702633</text:p>
          </table:table-cell>
          <table:table-cell/>
          <table:table-cell office:value-type="float" office:value="141.314" calcext:value-type="float">
            <text:p>141,314</text:p>
          </table:table-cell>
          <table:table-cell office:value-type="float" office:value="85.57237" calcext:value-type="float">
            <text:p>85,57237</text:p>
          </table:table-cell>
          <table:table-cell/>
          <table:table-cell office:value-type="float" office:value="947.719" calcext:value-type="float">
            <text:p>947,719</text:p>
          </table:table-cell>
          <table:table-cell office:value-type="float" office:value="892.203694" calcext:value-type="float">
            <text:p>892,203694</text:p>
          </table:table-cell>
          <table:table-cell table:number-columns-repeated="7"/>
        </table:table-row>
        <table:table-row table:style-name="ro1">
          <table:table-cell office:value-type="float" office:value="63.067" calcext:value-type="float">
            <text:p>63,067</text:p>
          </table:table-cell>
          <table:table-cell office:value-type="float" office:value="8.681518" calcext:value-type="float">
            <text:p>8,681518</text:p>
          </table:table-cell>
          <table:table-cell/>
          <table:table-cell office:value-type="float" office:value="147.481" calcext:value-type="float">
            <text:p>147,481</text:p>
          </table:table-cell>
          <table:table-cell office:value-type="float" office:value="85.496463" calcext:value-type="float">
            <text:p>85,496463</text:p>
          </table:table-cell>
          <table:table-cell/>
          <table:table-cell office:value-type="float" office:value="943.798" calcext:value-type="float">
            <text:p>943,798</text:p>
          </table:table-cell>
          <table:table-cell office:value-type="float" office:value="890.460756" calcext:value-type="float">
            <text:p>890,460756</text:p>
          </table:table-cell>
          <table:table-cell table:number-columns-repeated="7"/>
        </table:table-row>
        <table:table-row table:style-name="ro1">
          <table:table-cell office:value-type="float" office:value="61.716" calcext:value-type="float">
            <text:p>61,716</text:p>
          </table:table-cell>
          <table:table-cell office:value-type="float" office:value="8.674788" calcext:value-type="float">
            <text:p>8,674788</text:p>
          </table:table-cell>
          <table:table-cell/>
          <table:table-cell office:value-type="float" office:value="142.002" calcext:value-type="float">
            <text:p>142,002</text:p>
          </table:table-cell>
          <table:table-cell office:value-type="float" office:value="85.401306" calcext:value-type="float">
            <text:p>85,401306</text:p>
          </table:table-cell>
          <table:table-cell/>
          <table:table-cell office:value-type="float" office:value="946.804" calcext:value-type="float">
            <text:p>946,804</text:p>
          </table:table-cell>
          <table:table-cell office:value-type="float" office:value="890.448203" calcext:value-type="float">
            <text:p>890,448203</text:p>
          </table:table-cell>
          <table:table-cell table:number-columns-repeated="7"/>
        </table:table-row>
        <table:table-row table:style-name="ro1">
          <table:table-cell office:value-type="float" office:value="61.939" calcext:value-type="float">
            <text:p>61,939</text:p>
          </table:table-cell>
          <table:table-cell office:value-type="float" office:value="8.658792" calcext:value-type="float">
            <text:p>8,658792</text:p>
          </table:table-cell>
          <table:table-cell/>
          <table:table-cell office:value-type="float" office:value="139.258" calcext:value-type="float">
            <text:p>139,258</text:p>
          </table:table-cell>
          <table:table-cell office:value-type="float" office:value="85.248711" calcext:value-type="float">
            <text:p>85,248711</text:p>
          </table:table-cell>
          <table:table-cell/>
          <table:table-cell office:value-type="float" office:value="947.457" calcext:value-type="float">
            <text:p>947,457</text:p>
          </table:table-cell>
          <table:table-cell office:value-type="float" office:value="889.918672" calcext:value-type="float">
            <text:p>889,918672</text:p>
          </table:table-cell>
          <table:table-cell table:number-columns-repeated="7"/>
        </table:table-row>
        <table:table-row table:style-name="ro1">
          <table:table-cell office:value-type="float" office:value="66.333" calcext:value-type="float">
            <text:p>66,333</text:p>
          </table:table-cell>
          <table:table-cell office:value-type="float" office:value="8.642944" calcext:value-type="float">
            <text:p>8,642944</text:p>
          </table:table-cell>
          <table:table-cell/>
          <table:table-cell office:value-type="float" office:value="139.729" calcext:value-type="float">
            <text:p>139,729</text:p>
          </table:table-cell>
          <table:table-cell office:value-type="float" office:value="85.220034" calcext:value-type="float">
            <text:p>85,220034</text:p>
          </table:table-cell>
          <table:table-cell/>
          <table:table-cell office:value-type="float" office:value="943.435" calcext:value-type="float">
            <text:p>943,435</text:p>
          </table:table-cell>
          <table:table-cell office:value-type="float" office:value="889.241292" calcext:value-type="float">
            <text:p>889,241292</text:p>
          </table:table-cell>
          <table:table-cell table:number-columns-repeated="7"/>
        </table:table-row>
        <table:table-row table:style-name="ro1">
          <table:table-cell office:value-type="float" office:value="66.995" calcext:value-type="float">
            <text:p>66,995</text:p>
          </table:table-cell>
          <table:table-cell office:value-type="float" office:value="8.640896" calcext:value-type="float">
            <text:p>8,640896</text:p>
          </table:table-cell>
          <table:table-cell/>
          <table:table-cell office:value-type="float" office:value="140.381" calcext:value-type="float">
            <text:p>140,381</text:p>
          </table:table-cell>
          <table:table-cell office:value-type="float" office:value="85.179637" calcext:value-type="float">
            <text:p>85,179637</text:p>
          </table:table-cell>
          <table:table-cell/>
          <table:table-cell office:value-type="float" office:value="945.425" calcext:value-type="float">
            <text:p>945,425</text:p>
          </table:table-cell>
          <table:table-cell office:value-type="float" office:value="888.970538" calcext:value-type="float">
            <text:p>888,970538</text:p>
          </table:table-cell>
          <table:table-cell table:number-columns-repeated="7"/>
        </table:table-row>
        <table:table-row table:style-name="ro1">
          <table:table-cell office:value-type="float" office:value="65.304" calcext:value-type="float">
            <text:p>65,304</text:p>
          </table:table-cell>
          <table:table-cell office:value-type="float" office:value="8.639183" calcext:value-type="float">
            <text:p>8,639183</text:p>
          </table:table-cell>
          <table:table-cell/>
          <table:table-cell office:value-type="float" office:value="140.625" calcext:value-type="float">
            <text:p>140,625</text:p>
          </table:table-cell>
          <table:table-cell office:value-type="float" office:value="85.093233" calcext:value-type="float">
            <text:p>85,093233</text:p>
          </table:table-cell>
          <table:table-cell/>
          <table:table-cell office:value-type="float" office:value="944.938" calcext:value-type="float">
            <text:p>944,938</text:p>
          </table:table-cell>
          <table:table-cell office:value-type="float" office:value="888.689407" calcext:value-type="float">
            <text:p>888,689407</text:p>
          </table:table-cell>
          <table:table-cell table:number-columns-repeated="7"/>
        </table:table-row>
        <table:table-row table:style-name="ro1">
          <table:table-cell office:value-type="float" office:value="66.961" calcext:value-type="float">
            <text:p>66,961</text:p>
          </table:table-cell>
          <table:table-cell office:value-type="float" office:value="8.614071" calcext:value-type="float">
            <text:p>8,614071</text:p>
          </table:table-cell>
          <table:table-cell/>
          <table:table-cell office:value-type="float" office:value="138.928" calcext:value-type="float">
            <text:p>138,928</text:p>
          </table:table-cell>
          <table:table-cell office:value-type="float" office:value="85.031317" calcext:value-type="float">
            <text:p>85,031317</text:p>
          </table:table-cell>
          <table:table-cell/>
          <table:table-cell office:value-type="float" office:value="941.585" calcext:value-type="float">
            <text:p>941,585</text:p>
          </table:table-cell>
          <table:table-cell office:value-type="float" office:value="888.612743" calcext:value-type="float">
            <text:p>888,612743</text:p>
          </table:table-cell>
          <table:table-cell table:number-columns-repeated="7"/>
        </table:table-row>
        <table:table-row table:style-name="ro1">
          <table:table-cell office:value-type="float" office:value="63.353" calcext:value-type="float">
            <text:p>63,353</text:p>
          </table:table-cell>
          <table:table-cell office:value-type="float" office:value="8.581414" calcext:value-type="float">
            <text:p>8,581414</text:p>
          </table:table-cell>
          <table:table-cell/>
          <table:table-cell office:value-type="float" office:value="137.219" calcext:value-type="float">
            <text:p>137,219</text:p>
          </table:table-cell>
          <table:table-cell office:value-type="float" office:value="84.975394" calcext:value-type="float">
            <text:p>84,975394</text:p>
          </table:table-cell>
          <table:table-cell/>
          <table:table-cell office:value-type="float" office:value="942.895" calcext:value-type="float">
            <text:p>942,895</text:p>
          </table:table-cell>
          <table:table-cell office:value-type="float" office:value="888.390668" calcext:value-type="float">
            <text:p>888,390668</text:p>
          </table:table-cell>
          <table:table-cell table:number-columns-repeated="7"/>
        </table:table-row>
        <table:table-row table:style-name="ro1">
          <table:table-cell office:value-type="float" office:value="63.515" calcext:value-type="float">
            <text:p>63,515</text:p>
          </table:table-cell>
          <table:table-cell office:value-type="float" office:value="8.580488" calcext:value-type="float">
            <text:p>8,580488</text:p>
          </table:table-cell>
          <table:table-cell/>
          <table:table-cell office:value-type="float" office:value="138.294" calcext:value-type="float">
            <text:p>138,294</text:p>
          </table:table-cell>
          <table:table-cell office:value-type="float" office:value="84.708216" calcext:value-type="float">
            <text:p>84,708216</text:p>
          </table:table-cell>
          <table:table-cell/>
          <table:table-cell office:value-type="float" office:value="949.218" calcext:value-type="float">
            <text:p>949,218</text:p>
          </table:table-cell>
          <table:table-cell office:value-type="float" office:value="888.237681" calcext:value-type="float">
            <text:p>888,237681</text:p>
          </table:table-cell>
          <table:table-cell table:number-columns-repeated="7"/>
        </table:table-row>
        <table:table-row table:style-name="ro1">
          <table:table-cell office:value-type="float" office:value="67.37" calcext:value-type="float">
            <text:p>67,37</text:p>
          </table:table-cell>
          <table:table-cell office:value-type="float" office:value="8.547329" calcext:value-type="float">
            <text:p>8,547329</text:p>
          </table:table-cell>
          <table:table-cell/>
          <table:table-cell office:value-type="float" office:value="137.546" calcext:value-type="float">
            <text:p>137,546</text:p>
          </table:table-cell>
          <table:table-cell office:value-type="float" office:value="84.692025" calcext:value-type="float">
            <text:p>84,692025</text:p>
          </table:table-cell>
          <table:table-cell/>
          <table:table-cell office:value-type="float" office:value="942.388" calcext:value-type="float">
            <text:p>942,388</text:p>
          </table:table-cell>
          <table:table-cell office:value-type="float" office:value="888.169336" calcext:value-type="float">
            <text:p>888,169336</text:p>
          </table:table-cell>
          <table:table-cell table:number-columns-repeated="7"/>
        </table:table-row>
        <table:table-row table:style-name="ro1">
          <table:table-cell office:value-type="float" office:value="65.176" calcext:value-type="float">
            <text:p>65,176</text:p>
          </table:table-cell>
          <table:table-cell office:value-type="float" office:value="8.533767" calcext:value-type="float">
            <text:p>8,533767</text:p>
          </table:table-cell>
          <table:table-cell/>
          <table:table-cell office:value-type="float" office:value="140.29" calcext:value-type="float">
            <text:p>140,29</text:p>
          </table:table-cell>
          <table:table-cell office:value-type="float" office:value="84.688694" calcext:value-type="float">
            <text:p>84,688694</text:p>
          </table:table-cell>
          <table:table-cell/>
          <table:table-cell office:value-type="float" office:value="941.683" calcext:value-type="float">
            <text:p>941,683</text:p>
          </table:table-cell>
          <table:table-cell office:value-type="float" office:value="887.975864" calcext:value-type="float">
            <text:p>887,975864</text:p>
          </table:table-cell>
          <table:table-cell table:number-columns-repeated="7"/>
        </table:table-row>
        <table:table-row table:style-name="ro1">
          <table:table-cell office:value-type="float" office:value="67.249" calcext:value-type="float">
            <text:p>67,249</text:p>
          </table:table-cell>
          <table:table-cell office:value-type="float" office:value="8.53011" calcext:value-type="float">
            <text:p>8,53011</text:p>
          </table:table-cell>
          <table:table-cell/>
          <table:table-cell office:value-type="float" office:value="137.655" calcext:value-type="float">
            <text:p>137,655</text:p>
          </table:table-cell>
          <table:table-cell office:value-type="float" office:value="84.283071" calcext:value-type="float">
            <text:p>84,283071</text:p>
          </table:table-cell>
          <table:table-cell/>
          <table:table-cell office:value-type="float" office:value="942.101" calcext:value-type="float">
            <text:p>942,101</text:p>
          </table:table-cell>
          <table:table-cell office:value-type="float" office:value="887.620033" calcext:value-type="float">
            <text:p>887,620033</text:p>
          </table:table-cell>
          <table:table-cell table:number-columns-repeated="7"/>
        </table:table-row>
        <table:table-row table:style-name="ro1">
          <table:table-cell office:value-type="float" office:value="64.608" calcext:value-type="float">
            <text:p>64,608</text:p>
          </table:table-cell>
          <table:table-cell office:value-type="float" office:value="8.528429" calcext:value-type="float">
            <text:p>8,528429</text:p>
          </table:table-cell>
          <table:table-cell/>
          <table:table-cell office:value-type="float" office:value="137.731" calcext:value-type="float">
            <text:p>137,731</text:p>
          </table:table-cell>
          <table:table-cell office:value-type="float" office:value="84.276882" calcext:value-type="float">
            <text:p>84,276882</text:p>
          </table:table-cell>
          <table:table-cell/>
          <table:table-cell office:value-type="float" office:value="947.606" calcext:value-type="float">
            <text:p>947,606</text:p>
          </table:table-cell>
          <table:table-cell office:value-type="float" office:value="887.540069" calcext:value-type="float">
            <text:p>887,540069</text:p>
          </table:table-cell>
          <table:table-cell table:number-columns-repeated="7"/>
        </table:table-row>
        <table:table-row table:style-name="ro1">
          <table:table-cell office:value-type="float" office:value="74.714" calcext:value-type="float">
            <text:p>74,714</text:p>
          </table:table-cell>
          <table:table-cell office:value-type="float" office:value="8.520062" calcext:value-type="float">
            <text:p>8,520062</text:p>
          </table:table-cell>
          <table:table-cell/>
          <table:table-cell office:value-type="float" office:value="139.258" calcext:value-type="float">
            <text:p>139,258</text:p>
          </table:table-cell>
          <table:table-cell office:value-type="float" office:value="84.173957" calcext:value-type="float">
            <text:p>84,173957</text:p>
          </table:table-cell>
          <table:table-cell/>
          <table:table-cell office:value-type="float" office:value="944.049" calcext:value-type="float">
            <text:p>944,049</text:p>
          </table:table-cell>
          <table:table-cell office:value-type="float" office:value="887.033521" calcext:value-type="float">
            <text:p>887,033521</text:p>
          </table:table-cell>
          <table:table-cell table:number-columns-repeated="7"/>
        </table:table-row>
        <table:table-row table:style-name="ro1">
          <table:table-cell office:value-type="float" office:value="65.14" calcext:value-type="float">
            <text:p>65,14</text:p>
          </table:table-cell>
          <table:table-cell office:value-type="float" office:value="8.506605" calcext:value-type="float">
            <text:p>8,506605</text:p>
          </table:table-cell>
          <table:table-cell/>
          <table:table-cell office:value-type="float" office:value="139.153" calcext:value-type="float">
            <text:p>139,153</text:p>
          </table:table-cell>
          <table:table-cell office:value-type="float" office:value="84.079637" calcext:value-type="float">
            <text:p>84,079637</text:p>
          </table:table-cell>
          <table:table-cell/>
          <table:table-cell office:value-type="float" office:value="942.172" calcext:value-type="float">
            <text:p>942,172</text:p>
          </table:table-cell>
          <table:table-cell office:value-type="float" office:value="886.948807" calcext:value-type="float">
            <text:p>886,948807</text:p>
          </table:table-cell>
          <table:table-cell table:number-columns-repeated="7"/>
        </table:table-row>
        <table:table-row table:style-name="ro1">
          <table:table-cell office:value-type="float" office:value="68.391" calcext:value-type="float">
            <text:p>68,391</text:p>
          </table:table-cell>
          <table:table-cell office:value-type="float" office:value="8.504155" calcext:value-type="float">
            <text:p>8,504155</text:p>
          </table:table-cell>
          <table:table-cell/>
          <table:table-cell office:value-type="float" office:value="139.499" calcext:value-type="float">
            <text:p>139,499</text:p>
          </table:table-cell>
          <table:table-cell office:value-type="float" office:value="84.078085" calcext:value-type="float">
            <text:p>84,078085</text:p>
          </table:table-cell>
          <table:table-cell/>
          <table:table-cell office:value-type="float" office:value="941.896" calcext:value-type="float">
            <text:p>941,896</text:p>
          </table:table-cell>
          <table:table-cell office:value-type="float" office:value="886.71064" calcext:value-type="float">
            <text:p>886,71064</text:p>
          </table:table-cell>
          <table:table-cell table:number-columns-repeated="7"/>
        </table:table-row>
        <table:table-row table:style-name="ro1">
          <table:table-cell office:value-type="float" office:value="62.772" calcext:value-type="float">
            <text:p>62,772</text:p>
          </table:table-cell>
          <table:table-cell office:value-type="float" office:value="8.495961" calcext:value-type="float">
            <text:p>8,495961</text:p>
          </table:table-cell>
          <table:table-cell/>
          <table:table-cell office:value-type="float" office:value="139.913" calcext:value-type="float">
            <text:p>139,913</text:p>
          </table:table-cell>
          <table:table-cell office:value-type="float" office:value="84.056313" calcext:value-type="float">
            <text:p>84,056313</text:p>
          </table:table-cell>
          <table:table-cell/>
          <table:table-cell office:value-type="float" office:value="939.775" calcext:value-type="float">
            <text:p>939,775</text:p>
          </table:table-cell>
          <table:table-cell office:value-type="float" office:value="886.467487" calcext:value-type="float">
            <text:p>886,467487</text:p>
          </table:table-cell>
          <table:table-cell table:number-columns-repeated="7"/>
        </table:table-row>
        <table:table-row table:style-name="ro1">
          <table:table-cell office:value-type="float" office:value="62.855" calcext:value-type="float">
            <text:p>62,855</text:p>
          </table:table-cell>
          <table:table-cell office:value-type="float" office:value="8.489213" calcext:value-type="float">
            <text:p>8,489213</text:p>
          </table:table-cell>
          <table:table-cell/>
          <table:table-cell office:value-type="float" office:value="137.417" calcext:value-type="float">
            <text:p>137,417</text:p>
          </table:table-cell>
          <table:table-cell office:value-type="float" office:value="84.030834" calcext:value-type="float">
            <text:p>84,030834</text:p>
          </table:table-cell>
          <table:table-cell/>
          <table:table-cell office:value-type="float" office:value="939.786" calcext:value-type="float">
            <text:p>939,786</text:p>
          </table:table-cell>
          <table:table-cell office:value-type="float" office:value="886.192448" calcext:value-type="float">
            <text:p>886,192448</text:p>
          </table:table-cell>
          <table:table-cell table:number-columns-repeated="7"/>
        </table:table-row>
        <table:table-row table:style-name="ro1">
          <table:table-cell office:value-type="float" office:value="62.63" calcext:value-type="float">
            <text:p>62,63</text:p>
          </table:table-cell>
          <table:table-cell office:value-type="float" office:value="8.466567" calcext:value-type="float">
            <text:p>8,466567</text:p>
          </table:table-cell>
          <table:table-cell/>
          <table:table-cell office:value-type="float" office:value="137.314" calcext:value-type="float">
            <text:p>137,314</text:p>
          </table:table-cell>
          <table:table-cell office:value-type="float" office:value="83.9077" calcext:value-type="float">
            <text:p>83,9077</text:p>
          </table:table-cell>
          <table:table-cell/>
          <table:table-cell office:value-type="float" office:value="949.65" calcext:value-type="float">
            <text:p>949,65</text:p>
          </table:table-cell>
          <table:table-cell office:value-type="float" office:value="886.057847" calcext:value-type="float">
            <text:p>886,057847</text:p>
          </table:table-cell>
          <table:table-cell table:number-columns-repeated="7"/>
        </table:table-row>
        <table:table-row table:style-name="ro1">
          <table:table-cell office:value-type="float" office:value="195.831" calcext:value-type="float">
            <text:p>195,831</text:p>
          </table:table-cell>
          <table:table-cell office:value-type="float" office:value="8.465865" calcext:value-type="float">
            <text:p>8,465865</text:p>
          </table:table-cell>
          <table:table-cell/>
          <table:table-cell office:value-type="float" office:value="138.017" calcext:value-type="float">
            <text:p>138,017</text:p>
          </table:table-cell>
          <table:table-cell office:value-type="float" office:value="83.851461" calcext:value-type="float">
            <text:p>83,851461</text:p>
          </table:table-cell>
          <table:table-cell/>
          <table:table-cell office:value-type="float" office:value="938.569" calcext:value-type="float">
            <text:p>938,569</text:p>
          </table:table-cell>
          <table:table-cell office:value-type="float" office:value="885.399025" calcext:value-type="float">
            <text:p>885,399025</text:p>
          </table:table-cell>
          <table:table-cell table:number-columns-repeated="7"/>
        </table:table-row>
        <table:table-row table:style-name="ro1">
          <table:table-cell office:value-type="float" office:value="64.847" calcext:value-type="float">
            <text:p>64,847</text:p>
          </table:table-cell>
          <table:table-cell office:value-type="float" office:value="8.454607" calcext:value-type="float">
            <text:p>8,454607</text:p>
          </table:table-cell>
          <table:table-cell/>
          <table:table-cell office:value-type="float" office:value="141.682" calcext:value-type="float">
            <text:p>141,682</text:p>
          </table:table-cell>
          <table:table-cell office:value-type="float" office:value="83.840906" calcext:value-type="float">
            <text:p>83,840906</text:p>
          </table:table-cell>
          <table:table-cell/>
          <table:table-cell office:value-type="float" office:value="940.979" calcext:value-type="float">
            <text:p>940,979</text:p>
          </table:table-cell>
          <table:table-cell office:value-type="float" office:value="885.367165" calcext:value-type="float">
            <text:p>885,367165</text:p>
          </table:table-cell>
          <table:table-cell table:number-columns-repeated="7"/>
        </table:table-row>
        <table:table-row table:style-name="ro1">
          <table:table-cell office:value-type="float" office:value="66.697" calcext:value-type="float">
            <text:p>66,697</text:p>
          </table:table-cell>
          <table:table-cell office:value-type="float" office:value="8.444011" calcext:value-type="float">
            <text:p>8,444011</text:p>
          </table:table-cell>
          <table:table-cell/>
          <table:table-cell office:value-type="float" office:value="138.028" calcext:value-type="float">
            <text:p>138,028</text:p>
          </table:table-cell>
          <table:table-cell office:value-type="float" office:value="83.512082" calcext:value-type="float">
            <text:p>83,512082</text:p>
          </table:table-cell>
          <table:table-cell/>
          <table:table-cell office:value-type="float" office:value="937.466" calcext:value-type="float">
            <text:p>937,466</text:p>
          </table:table-cell>
          <table:table-cell office:value-type="float" office:value="884.826279" calcext:value-type="float">
            <text:p>884,826279</text:p>
          </table:table-cell>
          <table:table-cell table:number-columns-repeated="7"/>
        </table:table-row>
        <table:table-row table:style-name="ro1">
          <table:table-cell office:value-type="float" office:value="63.343" calcext:value-type="float">
            <text:p>63,343</text:p>
          </table:table-cell>
          <table:table-cell office:value-type="float" office:value="8.423037" calcext:value-type="float">
            <text:p>8,423037</text:p>
          </table:table-cell>
          <table:table-cell/>
          <table:table-cell office:value-type="float" office:value="140.378" calcext:value-type="float">
            <text:p>140,378</text:p>
          </table:table-cell>
          <table:table-cell office:value-type="float" office:value="83.469326" calcext:value-type="float">
            <text:p>83,469326</text:p>
          </table:table-cell>
          <table:table-cell/>
          <table:table-cell office:value-type="float" office:value="938.546" calcext:value-type="float">
            <text:p>938,546</text:p>
          </table:table-cell>
          <table:table-cell office:value-type="float" office:value="884.502222" calcext:value-type="float">
            <text:p>884,502222</text:p>
          </table:table-cell>
          <table:table-cell table:number-columns-repeated="7"/>
        </table:table-row>
        <table:table-row table:style-name="ro1">
          <table:table-cell office:value-type="float" office:value="65.847" calcext:value-type="float">
            <text:p>65,847</text:p>
          </table:table-cell>
          <table:table-cell office:value-type="float" office:value="8.412724" calcext:value-type="float">
            <text:p>8,412724</text:p>
          </table:table-cell>
          <table:table-cell/>
          <table:table-cell office:value-type="float" office:value="137.453" calcext:value-type="float">
            <text:p>137,453</text:p>
          </table:table-cell>
          <table:table-cell office:value-type="float" office:value="83.411817" calcext:value-type="float">
            <text:p>83,411817</text:p>
          </table:table-cell>
          <table:table-cell/>
          <table:table-cell office:value-type="float" office:value="943.928" calcext:value-type="float">
            <text:p>943,928</text:p>
          </table:table-cell>
          <table:table-cell office:value-type="float" office:value="884.25008" calcext:value-type="float">
            <text:p>884,25008</text:p>
          </table:table-cell>
          <table:table-cell table:number-columns-repeated="7"/>
        </table:table-row>
        <table:table-row table:style-name="ro1">
          <table:table-cell office:value-type="float" office:value="65.133" calcext:value-type="float">
            <text:p>65,133</text:p>
          </table:table-cell>
          <table:table-cell office:value-type="float" office:value="8.394341" calcext:value-type="float">
            <text:p>8,394341</text:p>
          </table:table-cell>
          <table:table-cell/>
          <table:table-cell office:value-type="float" office:value="138.636" calcext:value-type="float">
            <text:p>138,636</text:p>
          </table:table-cell>
          <table:table-cell office:value-type="float" office:value="83.386614" calcext:value-type="float">
            <text:p>83,386614</text:p>
          </table:table-cell>
          <table:table-cell/>
          <table:table-cell office:value-type="float" office:value="938.663" calcext:value-type="float">
            <text:p>938,663</text:p>
          </table:table-cell>
          <table:table-cell office:value-type="float" office:value="884.045026" calcext:value-type="float">
            <text:p>884,045026</text:p>
          </table:table-cell>
          <table:table-cell table:number-columns-repeated="7"/>
        </table:table-row>
        <table:table-row table:style-name="ro1">
          <table:table-cell office:value-type="float" office:value="64.206" calcext:value-type="float">
            <text:p>64,206</text:p>
          </table:table-cell>
          <table:table-cell office:value-type="float" office:value="8.384764" calcext:value-type="float">
            <text:p>8,384764</text:p>
          </table:table-cell>
          <table:table-cell/>
          <table:table-cell office:value-type="float" office:value="140.923" calcext:value-type="float">
            <text:p>140,923</text:p>
          </table:table-cell>
          <table:table-cell office:value-type="float" office:value="83.09228" calcext:value-type="float">
            <text:p>83,09228</text:p>
          </table:table-cell>
          <table:table-cell/>
          <table:table-cell office:value-type="float" office:value="938.467" calcext:value-type="float">
            <text:p>938,467</text:p>
          </table:table-cell>
          <table:table-cell office:value-type="float" office:value="883.940426" calcext:value-type="float">
            <text:p>883,940426</text:p>
          </table:table-cell>
          <table:table-cell table:number-columns-repeated="7"/>
        </table:table-row>
        <table:table-row table:style-name="ro1">
          <table:table-cell office:value-type="float" office:value="63.805" calcext:value-type="float">
            <text:p>63,805</text:p>
          </table:table-cell>
          <table:table-cell office:value-type="float" office:value="8.380079" calcext:value-type="float">
            <text:p>8,380079</text:p>
          </table:table-cell>
          <table:table-cell/>
          <table:table-cell office:value-type="float" office:value="135.631" calcext:value-type="float">
            <text:p>135,631</text:p>
          </table:table-cell>
          <table:table-cell office:value-type="float" office:value="83.041437" calcext:value-type="float">
            <text:p>83,041437</text:p>
          </table:table-cell>
          <table:table-cell/>
          <table:table-cell office:value-type="float" office:value="937.561" calcext:value-type="float">
            <text:p>937,561</text:p>
          </table:table-cell>
          <table:table-cell office:value-type="float" office:value="883.713031" calcext:value-type="float">
            <text:p>883,713031</text:p>
          </table:table-cell>
          <table:table-cell table:number-columns-repeated="7"/>
        </table:table-row>
        <table:table-row table:style-name="ro1">
          <table:table-cell office:value-type="float" office:value="62.511" calcext:value-type="float">
            <text:p>62,511</text:p>
          </table:table-cell>
          <table:table-cell office:value-type="float" office:value="8.376681" calcext:value-type="float">
            <text:p>8,376681</text:p>
          </table:table-cell>
          <table:table-cell/>
          <table:table-cell office:value-type="float" office:value="139.384" calcext:value-type="float">
            <text:p>139,384</text:p>
          </table:table-cell>
          <table:table-cell office:value-type="float" office:value="83.01164" calcext:value-type="float">
            <text:p>83,01164</text:p>
          </table:table-cell>
          <table:table-cell/>
          <table:table-cell office:value-type="float" office:value="936.265" calcext:value-type="float">
            <text:p>936,265</text:p>
          </table:table-cell>
          <table:table-cell office:value-type="float" office:value="883.699466" calcext:value-type="float">
            <text:p>883,699466</text:p>
          </table:table-cell>
          <table:table-cell table:number-columns-repeated="7"/>
        </table:table-row>
        <table:table-row table:style-name="ro1">
          <table:table-cell office:value-type="float" office:value="456.832" calcext:value-type="float">
            <text:p>456,832</text:p>
          </table:table-cell>
          <table:table-cell office:value-type="float" office:value="8.375475" calcext:value-type="float">
            <text:p>8,375475</text:p>
          </table:table-cell>
          <table:table-cell/>
          <table:table-cell office:value-type="float" office:value="138.818" calcext:value-type="float">
            <text:p>138,818</text:p>
          </table:table-cell>
          <table:table-cell office:value-type="float" office:value="82.803982" calcext:value-type="float">
            <text:p>82,803982</text:p>
          </table:table-cell>
          <table:table-cell/>
          <table:table-cell office:value-type="float" office:value="940.668" calcext:value-type="float">
            <text:p>940,668</text:p>
          </table:table-cell>
          <table:table-cell office:value-type="float" office:value="882.960163" calcext:value-type="float">
            <text:p>882,960163</text:p>
          </table:table-cell>
          <table:table-cell table:number-columns-repeated="7"/>
        </table:table-row>
        <table:table-row table:style-name="ro1">
          <table:table-cell office:value-type="float" office:value="64.168" calcext:value-type="float">
            <text:p>64,168</text:p>
          </table:table-cell>
          <table:table-cell office:value-type="float" office:value="8.371076" calcext:value-type="float">
            <text:p>8,371076</text:p>
          </table:table-cell>
          <table:table-cell/>
          <table:table-cell office:value-type="float" office:value="140.37" calcext:value-type="float">
            <text:p>140,37</text:p>
          </table:table-cell>
          <table:table-cell office:value-type="float" office:value="82.611123" calcext:value-type="float">
            <text:p>82,611123</text:p>
          </table:table-cell>
          <table:table-cell/>
          <table:table-cell office:value-type="float" office:value="937.46" calcext:value-type="float">
            <text:p>937,46</text:p>
          </table:table-cell>
          <table:table-cell office:value-type="float" office:value="882.806467" calcext:value-type="float">
            <text:p>882,806467</text:p>
          </table:table-cell>
          <table:table-cell table:number-columns-repeated="7"/>
        </table:table-row>
        <table:table-row table:style-name="ro1">
          <table:table-cell office:value-type="float" office:value="62.97" calcext:value-type="float">
            <text:p>62,97</text:p>
          </table:table-cell>
          <table:table-cell office:value-type="float" office:value="8.364185" calcext:value-type="float">
            <text:p>8,364185</text:p>
          </table:table-cell>
          <table:table-cell/>
          <table:table-cell office:value-type="float" office:value="135.633" calcext:value-type="float">
            <text:p>135,633</text:p>
          </table:table-cell>
          <table:table-cell office:value-type="float" office:value="82.539424" calcext:value-type="float">
            <text:p>82,539424</text:p>
          </table:table-cell>
          <table:table-cell/>
          <table:table-cell office:value-type="float" office:value="937.803" calcext:value-type="float">
            <text:p>937,803</text:p>
          </table:table-cell>
          <table:table-cell office:value-type="float" office:value="882.391249" calcext:value-type="float">
            <text:p>882,391249</text:p>
          </table:table-cell>
          <table:table-cell table:number-columns-repeated="7"/>
        </table:table-row>
        <table:table-row table:style-name="ro1">
          <table:table-cell office:value-type="float" office:value="63.133" calcext:value-type="float">
            <text:p>63,133</text:p>
          </table:table-cell>
          <table:table-cell office:value-type="float" office:value="8.363422" calcext:value-type="float">
            <text:p>8,363422</text:p>
          </table:table-cell>
          <table:table-cell/>
          <table:table-cell office:value-type="float" office:value="142.612" calcext:value-type="float">
            <text:p>142,612</text:p>
          </table:table-cell>
          <table:table-cell office:value-type="float" office:value="82.346224" calcext:value-type="float">
            <text:p>82,346224</text:p>
          </table:table-cell>
          <table:table-cell/>
          <table:table-cell office:value-type="float" office:value="937.705" calcext:value-type="float">
            <text:p>937,705</text:p>
          </table:table-cell>
          <table:table-cell office:value-type="float" office:value="881.671709" calcext:value-type="float">
            <text:p>881,671709</text:p>
          </table:table-cell>
          <table:table-cell table:number-columns-repeated="7"/>
        </table:table-row>
        <table:table-row table:style-name="ro1">
          <table:table-cell office:value-type="float" office:value="61.518" calcext:value-type="float">
            <text:p>61,518</text:p>
          </table:table-cell>
          <table:table-cell office:value-type="float" office:value="8.344682" calcext:value-type="float">
            <text:p>8,344682</text:p>
          </table:table-cell>
          <table:table-cell/>
          <table:table-cell office:value-type="float" office:value="138.889" calcext:value-type="float">
            <text:p>138,889</text:p>
          </table:table-cell>
          <table:table-cell office:value-type="float" office:value="82.296375" calcext:value-type="float">
            <text:p>82,296375</text:p>
          </table:table-cell>
          <table:table-cell/>
          <table:table-cell office:value-type="float" office:value="939.758" calcext:value-type="float">
            <text:p>939,758</text:p>
          </table:table-cell>
          <table:table-cell office:value-type="float" office:value="881.404187" calcext:value-type="float">
            <text:p>881,404187</text:p>
          </table:table-cell>
          <table:table-cell table:number-columns-repeated="7"/>
        </table:table-row>
        <table:table-row table:style-name="ro1">
          <table:table-cell office:value-type="float" office:value="68.954" calcext:value-type="float">
            <text:p>68,954</text:p>
          </table:table-cell>
          <table:table-cell office:value-type="float" office:value="8.343339" calcext:value-type="float">
            <text:p>8,343339</text:p>
          </table:table-cell>
          <table:table-cell/>
          <table:table-cell office:value-type="float" office:value="138.052" calcext:value-type="float">
            <text:p>138,052</text:p>
          </table:table-cell>
          <table:table-cell office:value-type="float" office:value="82.257196" calcext:value-type="float">
            <text:p>82,257196</text:p>
          </table:table-cell>
          <table:table-cell/>
          <table:table-cell office:value-type="float" office:value="936.163" calcext:value-type="float">
            <text:p>936,163</text:p>
          </table:table-cell>
          <table:table-cell office:value-type="float" office:value="881.162061" calcext:value-type="float">
            <text:p>881,162061</text:p>
          </table:table-cell>
          <table:table-cell table:number-columns-repeated="7"/>
        </table:table-row>
        <table:table-row table:style-name="ro1">
          <table:table-cell office:value-type="float" office:value="67.631" calcext:value-type="float">
            <text:p>67,631</text:p>
          </table:table-cell>
          <table:table-cell office:value-type="float" office:value="8.341817" calcext:value-type="float">
            <text:p>8,341817</text:p>
          </table:table-cell>
          <table:table-cell/>
          <table:table-cell office:value-type="float" office:value="136.133" calcext:value-type="float">
            <text:p>136,133</text:p>
          </table:table-cell>
          <table:table-cell office:value-type="float" office:value="82.234902" calcext:value-type="float">
            <text:p>82,234902</text:p>
          </table:table-cell>
          <table:table-cell/>
          <table:table-cell office:value-type="float" office:value="934.064" calcext:value-type="float">
            <text:p>934,064</text:p>
          </table:table-cell>
          <table:table-cell office:value-type="float" office:value="880.783808" calcext:value-type="float">
            <text:p>880,783808</text:p>
          </table:table-cell>
          <table:table-cell table:number-columns-repeated="7"/>
        </table:table-row>
        <table:table-row table:style-name="ro1">
          <table:table-cell office:value-type="float" office:value="62.711" calcext:value-type="float">
            <text:p>62,711</text:p>
          </table:table-cell>
          <table:table-cell office:value-type="float" office:value="8.337322" calcext:value-type="float">
            <text:p>8,337322</text:p>
          </table:table-cell>
          <table:table-cell/>
          <table:table-cell office:value-type="float" office:value="138.051" calcext:value-type="float">
            <text:p>138,051</text:p>
          </table:table-cell>
          <table:table-cell office:value-type="float" office:value="81.883422" calcext:value-type="float">
            <text:p>81,883422</text:p>
          </table:table-cell>
          <table:table-cell/>
          <table:table-cell office:value-type="float" office:value="934.259" calcext:value-type="float">
            <text:p>934,259</text:p>
          </table:table-cell>
          <table:table-cell office:value-type="float" office:value="880.725984" calcext:value-type="float">
            <text:p>880,725984</text:p>
          </table:table-cell>
          <table:table-cell table:number-columns-repeated="7"/>
        </table:table-row>
        <table:table-row table:style-name="ro1">
          <table:table-cell office:value-type="float" office:value="67.245" calcext:value-type="float">
            <text:p>67,245</text:p>
          </table:table-cell>
          <table:table-cell office:value-type="float" office:value="8.318622" calcext:value-type="float">
            <text:p>8,318622</text:p>
          </table:table-cell>
          <table:table-cell/>
          <table:table-cell office:value-type="float" office:value="136.359" calcext:value-type="float">
            <text:p>136,359</text:p>
          </table:table-cell>
          <table:table-cell office:value-type="float" office:value="81.796329" calcext:value-type="float">
            <text:p>81,796329</text:p>
          </table:table-cell>
          <table:table-cell/>
          <table:table-cell office:value-type="float" office:value="936.675" calcext:value-type="float">
            <text:p>936,675</text:p>
          </table:table-cell>
          <table:table-cell office:value-type="float" office:value="880.585763" calcext:value-type="float">
            <text:p>880,585763</text:p>
          </table:table-cell>
          <table:table-cell table:number-columns-repeated="7"/>
        </table:table-row>
        <table:table-row table:style-name="ro1">
          <table:table-cell office:value-type="float" office:value="65.042" calcext:value-type="float">
            <text:p>65,042</text:p>
          </table:table-cell>
          <table:table-cell office:value-type="float" office:value="8.310034" calcext:value-type="float">
            <text:p>8,310034</text:p>
          </table:table-cell>
          <table:table-cell/>
          <table:table-cell office:value-type="float" office:value="137.453" calcext:value-type="float">
            <text:p>137,453</text:p>
          </table:table-cell>
          <table:table-cell office:value-type="float" office:value="81.717211" calcext:value-type="float">
            <text:p>81,717211</text:p>
          </table:table-cell>
          <table:table-cell/>
          <table:table-cell office:value-type="float" office:value="935.232" calcext:value-type="float">
            <text:p>935,232</text:p>
          </table:table-cell>
          <table:table-cell office:value-type="float" office:value="880.361976" calcext:value-type="float">
            <text:p>880,361976</text:p>
          </table:table-cell>
          <table:table-cell table:number-columns-repeated="7"/>
        </table:table-row>
        <table:table-row table:style-name="ro1">
          <table:table-cell office:value-type="float" office:value="65.8" calcext:value-type="float">
            <text:p>65,8</text:p>
          </table:table-cell>
          <table:table-cell office:value-type="float" office:value="8.309323" calcext:value-type="float">
            <text:p>8,309323</text:p>
          </table:table-cell>
          <table:table-cell/>
          <table:table-cell office:value-type="float" office:value="137.684" calcext:value-type="float">
            <text:p>137,684</text:p>
          </table:table-cell>
          <table:table-cell office:value-type="float" office:value="81.644162" calcext:value-type="float">
            <text:p>81,644162</text:p>
          </table:table-cell>
          <table:table-cell/>
          <table:table-cell office:value-type="float" office:value="933.262" calcext:value-type="float">
            <text:p>933,262</text:p>
          </table:table-cell>
          <table:table-cell office:value-type="float" office:value="879.742818" calcext:value-type="float">
            <text:p>879,742818</text:p>
          </table:table-cell>
          <table:table-cell table:number-columns-repeated="7"/>
        </table:table-row>
        <table:table-row table:style-name="ro1">
          <table:table-cell office:value-type="float" office:value="62.428" calcext:value-type="float">
            <text:p>62,428</text:p>
          </table:table-cell>
          <table:table-cell office:value-type="float" office:value="8.278917" calcext:value-type="float">
            <text:p>8,278917</text:p>
          </table:table-cell>
          <table:table-cell/>
          <table:table-cell office:value-type="float" office:value="138.54" calcext:value-type="float">
            <text:p>138,54</text:p>
          </table:table-cell>
          <table:table-cell office:value-type="float" office:value="81.59325" calcext:value-type="float">
            <text:p>81,59325</text:p>
          </table:table-cell>
          <table:table-cell/>
          <table:table-cell office:value-type="float" office:value="934.135" calcext:value-type="float">
            <text:p>934,135</text:p>
          </table:table-cell>
          <table:table-cell office:value-type="float" office:value="879.407104" calcext:value-type="float">
            <text:p>879,407104</text:p>
          </table:table-cell>
          <table:table-cell table:number-columns-repeated="7"/>
        </table:table-row>
        <table:table-row table:style-name="ro1">
          <table:table-cell office:value-type="float" office:value="62.751" calcext:value-type="float">
            <text:p>62,751</text:p>
          </table:table-cell>
          <table:table-cell office:value-type="float" office:value="8.276233" calcext:value-type="float">
            <text:p>8,276233</text:p>
          </table:table-cell>
          <table:table-cell/>
          <table:table-cell office:value-type="float" office:value="136.719" calcext:value-type="float">
            <text:p>136,719</text:p>
          </table:table-cell>
          <table:table-cell office:value-type="float" office:value="81.428205" calcext:value-type="float">
            <text:p>81,428205</text:p>
          </table:table-cell>
          <table:table-cell/>
          <table:table-cell office:value-type="float" office:value="934.326" calcext:value-type="float">
            <text:p>934,326</text:p>
          </table:table-cell>
          <table:table-cell office:value-type="float" office:value="879.363136" calcext:value-type="float">
            <text:p>879,363136</text:p>
          </table:table-cell>
          <table:table-cell table:number-columns-repeated="7"/>
        </table:table-row>
        <table:table-row table:style-name="ro1">
          <table:table-cell office:value-type="float" office:value="71.996" calcext:value-type="float">
            <text:p>71,996</text:p>
          </table:table-cell>
          <table:table-cell office:value-type="float" office:value="8.271827" calcext:value-type="float">
            <text:p>8,271827</text:p>
          </table:table-cell>
          <table:table-cell/>
          <table:table-cell office:value-type="float" office:value="136.649" calcext:value-type="float">
            <text:p>136,649</text:p>
          </table:table-cell>
          <table:table-cell office:value-type="float" office:value="81.417342" calcext:value-type="float">
            <text:p>81,417342</text:p>
          </table:table-cell>
          <table:table-cell/>
          <table:table-cell office:value-type="float" office:value="933.407" calcext:value-type="float">
            <text:p>933,407</text:p>
          </table:table-cell>
          <table:table-cell office:value-type="float" office:value="879.087658" calcext:value-type="float">
            <text:p>879,087658</text:p>
          </table:table-cell>
          <table:table-cell table:number-columns-repeated="7"/>
        </table:table-row>
        <table:table-row table:style-name="ro1">
          <table:table-cell office:value-type="float" office:value="67.085" calcext:value-type="float">
            <text:p>67,085</text:p>
          </table:table-cell>
          <table:table-cell office:value-type="float" office:value="8.257972" calcext:value-type="float">
            <text:p>8,257972</text:p>
          </table:table-cell>
          <table:table-cell/>
          <table:table-cell office:value-type="float" office:value="135.712" calcext:value-type="float">
            <text:p>135,712</text:p>
          </table:table-cell>
          <table:table-cell office:value-type="float" office:value="81.32227" calcext:value-type="float">
            <text:p>81,32227</text:p>
          </table:table-cell>
          <table:table-cell/>
          <table:table-cell office:value-type="float" office:value="933.328" calcext:value-type="float">
            <text:p>933,328</text:p>
          </table:table-cell>
          <table:table-cell office:value-type="float" office:value="878.772571" calcext:value-type="float">
            <text:p>878,772571</text:p>
          </table:table-cell>
          <table:table-cell table:number-columns-repeated="7"/>
        </table:table-row>
        <table:table-row table:style-name="ro1">
          <table:table-cell office:value-type="float" office:value="67.787" calcext:value-type="float">
            <text:p>67,787</text:p>
          </table:table-cell>
          <table:table-cell office:value-type="float" office:value="8.236757" calcext:value-type="float">
            <text:p>8,236757</text:p>
          </table:table-cell>
          <table:table-cell/>
          <table:table-cell office:value-type="float" office:value="137.297" calcext:value-type="float">
            <text:p>137,297</text:p>
          </table:table-cell>
          <table:table-cell office:value-type="float" office:value="81.312391" calcext:value-type="float">
            <text:p>81,312391</text:p>
          </table:table-cell>
          <table:table-cell/>
          <table:table-cell office:value-type="float" office:value="944.199" calcext:value-type="float">
            <text:p>944,199</text:p>
          </table:table-cell>
          <table:table-cell office:value-type="float" office:value="878.761634" calcext:value-type="float">
            <text:p>878,761634</text:p>
          </table:table-cell>
          <table:table-cell table:number-columns-repeated="7"/>
        </table:table-row>
        <table:table-row table:style-name="ro1">
          <table:table-cell office:value-type="float" office:value="64.145" calcext:value-type="float">
            <text:p>64,145</text:p>
          </table:table-cell>
          <table:table-cell office:value-type="float" office:value="8.218452" calcext:value-type="float">
            <text:p>8,218452</text:p>
          </table:table-cell>
          <table:table-cell/>
          <table:table-cell office:value-type="float" office:value="134.638" calcext:value-type="float">
            <text:p>134,638</text:p>
          </table:table-cell>
          <table:table-cell office:value-type="float" office:value="81.308717" calcext:value-type="float">
            <text:p>81,308717</text:p>
          </table:table-cell>
          <table:table-cell/>
          <table:table-cell office:value-type="float" office:value="935.756" calcext:value-type="float">
            <text:p>935,756</text:p>
          </table:table-cell>
          <table:table-cell office:value-type="float" office:value="878.19027" calcext:value-type="float">
            <text:p>878,19027</text:p>
          </table:table-cell>
          <table:table-cell table:number-columns-repeated="7"/>
        </table:table-row>
        <table:table-row table:style-name="ro1">
          <table:table-cell office:value-type="float" office:value="64.124" calcext:value-type="float">
            <text:p>64,124</text:p>
          </table:table-cell>
          <table:table-cell office:value-type="float" office:value="8.204061" calcext:value-type="float">
            <text:p>8,204061</text:p>
          </table:table-cell>
          <table:table-cell/>
          <table:table-cell office:value-type="float" office:value="134.82" calcext:value-type="float">
            <text:p>134,82</text:p>
          </table:table-cell>
          <table:table-cell office:value-type="float" office:value="81.193046" calcext:value-type="float">
            <text:p>81,193046</text:p>
          </table:table-cell>
          <table:table-cell/>
          <table:table-cell office:value-type="float" office:value="931.304" calcext:value-type="float">
            <text:p>931,304</text:p>
          </table:table-cell>
          <table:table-cell office:value-type="float" office:value="878.018437" calcext:value-type="float">
            <text:p>878,018437</text:p>
          </table:table-cell>
          <table:table-cell table:number-columns-repeated="7"/>
        </table:table-row>
        <table:table-row table:style-name="ro1">
          <table:table-cell office:value-type="float" office:value="67.709" calcext:value-type="float">
            <text:p>67,709</text:p>
          </table:table-cell>
          <table:table-cell office:value-type="float" office:value="8.202231" calcext:value-type="float">
            <text:p>8,202231</text:p>
          </table:table-cell>
          <table:table-cell/>
          <table:table-cell office:value-type="float" office:value="133.874" calcext:value-type="float">
            <text:p>133,874</text:p>
          </table:table-cell>
          <table:table-cell office:value-type="float" office:value="81.182523" calcext:value-type="float">
            <text:p>81,182523</text:p>
          </table:table-cell>
          <table:table-cell/>
          <table:table-cell office:value-type="float" office:value="931.822" calcext:value-type="float">
            <text:p>931,822</text:p>
          </table:table-cell>
          <table:table-cell office:value-type="float" office:value="877.993571" calcext:value-type="float">
            <text:p>877,993571</text:p>
          </table:table-cell>
          <table:table-cell table:number-columns-repeated="7"/>
        </table:table-row>
        <table:table-row table:style-name="ro1">
          <table:table-cell office:value-type="float" office:value="66.28" calcext:value-type="float">
            <text:p>66,28</text:p>
          </table:table-cell>
          <table:table-cell office:value-type="float" office:value="8.198432" calcext:value-type="float">
            <text:p>8,198432</text:p>
          </table:table-cell>
          <table:table-cell/>
          <table:table-cell office:value-type="float" office:value="135.052" calcext:value-type="float">
            <text:p>135,052</text:p>
          </table:table-cell>
          <table:table-cell office:value-type="float" office:value="81.17125" calcext:value-type="float">
            <text:p>81,17125</text:p>
          </table:table-cell>
          <table:table-cell/>
          <table:table-cell office:value-type="float" office:value="933.516" calcext:value-type="float">
            <text:p>933,516</text:p>
          </table:table-cell>
          <table:table-cell office:value-type="float" office:value="877.898455" calcext:value-type="float">
            <text:p>877,898455</text:p>
          </table:table-cell>
          <table:table-cell table:number-columns-repeated="7"/>
        </table:table-row>
        <table:table-row table:style-name="ro1">
          <table:table-cell office:value-type="float" office:value="62.107" calcext:value-type="float">
            <text:p>62,107</text:p>
          </table:table-cell>
          <table:table-cell office:value-type="float" office:value="8.197909" calcext:value-type="float">
            <text:p>8,197909</text:p>
          </table:table-cell>
          <table:table-cell/>
          <table:table-cell office:value-type="float" office:value="136.94" calcext:value-type="float">
            <text:p>136,94</text:p>
          </table:table-cell>
          <table:table-cell office:value-type="float" office:value="81.131196" calcext:value-type="float">
            <text:p>81,131196</text:p>
          </table:table-cell>
          <table:table-cell/>
          <table:table-cell office:value-type="float" office:value="931.919" calcext:value-type="float">
            <text:p>931,919</text:p>
          </table:table-cell>
          <table:table-cell office:value-type="float" office:value="877.284936" calcext:value-type="float">
            <text:p>877,284936</text:p>
          </table:table-cell>
          <table:table-cell table:number-columns-repeated="7"/>
        </table:table-row>
        <table:table-row table:style-name="ro1">
          <table:table-cell office:value-type="float" office:value="65.177" calcext:value-type="float">
            <text:p>65,177</text:p>
          </table:table-cell>
          <table:table-cell office:value-type="float" office:value="8.176105" calcext:value-type="float">
            <text:p>8,176105</text:p>
          </table:table-cell>
          <table:table-cell/>
          <table:table-cell office:value-type="float" office:value="138.885" calcext:value-type="float">
            <text:p>138,885</text:p>
          </table:table-cell>
          <table:table-cell office:value-type="float" office:value="80.991454" calcext:value-type="float">
            <text:p>80,991454</text:p>
          </table:table-cell>
          <table:table-cell/>
          <table:table-cell office:value-type="float" office:value="931.184" calcext:value-type="float">
            <text:p>931,184</text:p>
          </table:table-cell>
          <table:table-cell office:value-type="float" office:value="876.864693" calcext:value-type="float">
            <text:p>876,864693</text:p>
          </table:table-cell>
          <table:table-cell table:number-columns-repeated="7"/>
        </table:table-row>
        <table:table-row table:style-name="ro1">
          <table:table-cell office:value-type="float" office:value="62.023" calcext:value-type="float">
            <text:p>62,023</text:p>
          </table:table-cell>
          <table:table-cell office:value-type="float" office:value="8.175969" calcext:value-type="float">
            <text:p>8,175969</text:p>
          </table:table-cell>
          <table:table-cell/>
          <table:table-cell office:value-type="float" office:value="133.713" calcext:value-type="float">
            <text:p>133,713</text:p>
          </table:table-cell>
          <table:table-cell office:value-type="float" office:value="80.980397" calcext:value-type="float">
            <text:p>80,980397</text:p>
          </table:table-cell>
          <table:table-cell/>
          <table:table-cell office:value-type="float" office:value="934.481" calcext:value-type="float">
            <text:p>934,481</text:p>
          </table:table-cell>
          <table:table-cell office:value-type="float" office:value="876.757469" calcext:value-type="float">
            <text:p>876,757469</text:p>
          </table:table-cell>
          <table:table-cell table:number-columns-repeated="7"/>
        </table:table-row>
        <table:table-row table:style-name="ro1">
          <table:table-cell office:value-type="float" office:value="63.413" calcext:value-type="float">
            <text:p>63,413</text:p>
          </table:table-cell>
          <table:table-cell office:value-type="float" office:value="8.1711" calcext:value-type="float">
            <text:p>8,1711</text:p>
          </table:table-cell>
          <table:table-cell/>
          <table:table-cell office:value-type="float" office:value="134.468" calcext:value-type="float">
            <text:p>134,468</text:p>
          </table:table-cell>
          <table:table-cell office:value-type="float" office:value="80.976771" calcext:value-type="float">
            <text:p>80,976771</text:p>
          </table:table-cell>
          <table:table-cell/>
          <table:table-cell office:value-type="float" office:value="931.235" calcext:value-type="float">
            <text:p>931,235</text:p>
          </table:table-cell>
          <table:table-cell office:value-type="float" office:value="876.476598" calcext:value-type="float">
            <text:p>876,476598</text:p>
          </table:table-cell>
          <table:table-cell table:number-columns-repeated="7"/>
        </table:table-row>
        <table:table-row table:style-name="ro1">
          <table:table-cell office:value-type="float" office:value="61.541" calcext:value-type="float">
            <text:p>61,541</text:p>
          </table:table-cell>
          <table:table-cell office:value-type="float" office:value="8.155914" calcext:value-type="float">
            <text:p>8,155914</text:p>
          </table:table-cell>
          <table:table-cell/>
          <table:table-cell office:value-type="float" office:value="136.589" calcext:value-type="float">
            <text:p>136,589</text:p>
          </table:table-cell>
          <table:table-cell office:value-type="float" office:value="80.848429" calcext:value-type="float">
            <text:p>80,848429</text:p>
          </table:table-cell>
          <table:table-cell/>
          <table:table-cell office:value-type="float" office:value="930.808" calcext:value-type="float">
            <text:p>930,808</text:p>
          </table:table-cell>
          <table:table-cell office:value-type="float" office:value="876.188249" calcext:value-type="float">
            <text:p>876,188249</text:p>
          </table:table-cell>
          <table:table-cell table:number-columns-repeated="7"/>
        </table:table-row>
        <table:table-row table:style-name="ro1">
          <table:table-cell office:value-type="float" office:value="62.502" calcext:value-type="float">
            <text:p>62,502</text:p>
          </table:table-cell>
          <table:table-cell office:value-type="float" office:value="8.140187" calcext:value-type="float">
            <text:p>8,140187</text:p>
          </table:table-cell>
          <table:table-cell/>
          <table:table-cell office:value-type="float" office:value="137.126" calcext:value-type="float">
            <text:p>137,126</text:p>
          </table:table-cell>
          <table:table-cell office:value-type="float" office:value="80.703145" calcext:value-type="float">
            <text:p>80,703145</text:p>
          </table:table-cell>
          <table:table-cell/>
          <table:table-cell office:value-type="float" office:value="930.841" calcext:value-type="float">
            <text:p>930,841</text:p>
          </table:table-cell>
          <table:table-cell office:value-type="float" office:value="875.818013" calcext:value-type="float">
            <text:p>875,818013</text:p>
          </table:table-cell>
          <table:table-cell table:number-columns-repeated="7"/>
        </table:table-row>
        <table:table-row table:style-name="ro1">
          <table:table-cell office:value-type="float" office:value="61.389" calcext:value-type="float">
            <text:p>61,389</text:p>
          </table:table-cell>
          <table:table-cell office:value-type="float" office:value="8.129404" calcext:value-type="float">
            <text:p>8,129404</text:p>
          </table:table-cell>
          <table:table-cell/>
          <table:table-cell office:value-type="float" office:value="134.764" calcext:value-type="float">
            <text:p>134,764</text:p>
          </table:table-cell>
          <table:table-cell office:value-type="float" office:value="80.687095" calcext:value-type="float">
            <text:p>80,687095</text:p>
          </table:table-cell>
          <table:table-cell/>
          <table:table-cell office:value-type="float" office:value="933.755" calcext:value-type="float">
            <text:p>933,755</text:p>
          </table:table-cell>
          <table:table-cell office:value-type="float" office:value="875.634244" calcext:value-type="float">
            <text:p>875,634244</text:p>
          </table:table-cell>
          <table:table-cell table:number-columns-repeated="7"/>
        </table:table-row>
        <table:table-row table:style-name="ro1">
          <table:table-cell office:value-type="float" office:value="73.664" calcext:value-type="float">
            <text:p>73,664</text:p>
          </table:table-cell>
          <table:table-cell office:value-type="float" office:value="8.125197" calcext:value-type="float">
            <text:p>8,125197</text:p>
          </table:table-cell>
          <table:table-cell/>
          <table:table-cell office:value-type="float" office:value="137.423" calcext:value-type="float">
            <text:p>137,423</text:p>
          </table:table-cell>
          <table:table-cell office:value-type="float" office:value="80.589824" calcext:value-type="float">
            <text:p>80,589824</text:p>
          </table:table-cell>
          <table:table-cell/>
          <table:table-cell office:value-type="float" office:value="930.928" calcext:value-type="float">
            <text:p>930,928</text:p>
          </table:table-cell>
          <table:table-cell office:value-type="float" office:value="875.615303" calcext:value-type="float">
            <text:p>875,615303</text:p>
          </table:table-cell>
          <table:table-cell table:number-columns-repeated="7"/>
        </table:table-row>
        <table:table-row table:style-name="ro1">
          <table:table-cell office:value-type="float" office:value="66.413" calcext:value-type="float">
            <text:p>66,413</text:p>
          </table:table-cell>
          <table:table-cell office:value-type="float" office:value="8.120888" calcext:value-type="float">
            <text:p>8,120888</text:p>
          </table:table-cell>
          <table:table-cell/>
          <table:table-cell office:value-type="float" office:value="133.344" calcext:value-type="float">
            <text:p>133,344</text:p>
          </table:table-cell>
          <table:table-cell office:value-type="float" office:value="80.497535" calcext:value-type="float">
            <text:p>80,497535</text:p>
          </table:table-cell>
          <table:table-cell/>
          <table:table-cell office:value-type="float" office:value="934.042" calcext:value-type="float">
            <text:p>934,042</text:p>
          </table:table-cell>
          <table:table-cell office:value-type="float" office:value="875.325483" calcext:value-type="float">
            <text:p>875,325483</text:p>
          </table:table-cell>
          <table:table-cell table:number-columns-repeated="7"/>
        </table:table-row>
        <table:table-row table:style-name="ro1">
          <table:table-cell office:value-type="float" office:value="67.416" calcext:value-type="float">
            <text:p>67,416</text:p>
          </table:table-cell>
          <table:table-cell office:value-type="float" office:value="8.096328" calcext:value-type="float">
            <text:p>8,096328</text:p>
          </table:table-cell>
          <table:table-cell/>
          <table:table-cell office:value-type="float" office:value="133.303" calcext:value-type="float">
            <text:p>133,303</text:p>
          </table:table-cell>
          <table:table-cell office:value-type="float" office:value="80.429236" calcext:value-type="float">
            <text:p>80,429236</text:p>
          </table:table-cell>
          <table:table-cell/>
          <table:table-cell office:value-type="float" office:value="932.339" calcext:value-type="float">
            <text:p>932,339</text:p>
          </table:table-cell>
          <table:table-cell office:value-type="float" office:value="875.237261" calcext:value-type="float">
            <text:p>875,237261</text:p>
          </table:table-cell>
          <table:table-cell table:number-columns-repeated="7"/>
        </table:table-row>
        <table:table-row table:style-name="ro1">
          <table:table-cell office:value-type="float" office:value="66.722" calcext:value-type="float">
            <text:p>66,722</text:p>
          </table:table-cell>
          <table:table-cell office:value-type="float" office:value="8.074029" calcext:value-type="float">
            <text:p>8,074029</text:p>
          </table:table-cell>
          <table:table-cell/>
          <table:table-cell office:value-type="float" office:value="133.932" calcext:value-type="float">
            <text:p>133,932</text:p>
          </table:table-cell>
          <table:table-cell office:value-type="float" office:value="80.171616" calcext:value-type="float">
            <text:p>80,171616</text:p>
          </table:table-cell>
          <table:table-cell/>
          <table:table-cell office:value-type="float" office:value="927.981" calcext:value-type="float">
            <text:p>927,981</text:p>
          </table:table-cell>
          <table:table-cell office:value-type="float" office:value="873.485391" calcext:value-type="float">
            <text:p>873,485391</text:p>
          </table:table-cell>
          <table:table-cell table:number-columns-repeated="7"/>
        </table:table-row>
        <table:table-row table:style-name="ro1">
          <table:table-cell office:value-type="float" office:value="62.509" calcext:value-type="float">
            <text:p>62,509</text:p>
          </table:table-cell>
          <table:table-cell office:value-type="float" office:value="8.071105" calcext:value-type="float">
            <text:p>8,071105</text:p>
          </table:table-cell>
          <table:table-cell/>
          <table:table-cell office:value-type="float" office:value="135.016" calcext:value-type="float">
            <text:p>135,016</text:p>
          </table:table-cell>
          <table:table-cell office:value-type="float" office:value="80.142439" calcext:value-type="float">
            <text:p>80,142439</text:p>
          </table:table-cell>
          <table:table-cell/>
          <table:table-cell office:value-type="float" office:value="926.575" calcext:value-type="float">
            <text:p>926,575</text:p>
          </table:table-cell>
          <table:table-cell office:value-type="float" office:value="872.88626" calcext:value-type="float">
            <text:p>872,88626</text:p>
          </table:table-cell>
          <table:table-cell table:number-columns-repeated="7"/>
        </table:table-row>
        <table:table-row table:style-name="ro1">
          <table:table-cell office:value-type="float" office:value="63.861" calcext:value-type="float">
            <text:p>63,861</text:p>
          </table:table-cell>
          <table:table-cell office:value-type="float" office:value="8.055432" calcext:value-type="float">
            <text:p>8,055432</text:p>
          </table:table-cell>
          <table:table-cell/>
          <table:table-cell office:value-type="float" office:value="136.283" calcext:value-type="float">
            <text:p>136,283</text:p>
          </table:table-cell>
          <table:table-cell office:value-type="float" office:value="80.140028" calcext:value-type="float">
            <text:p>80,140028</text:p>
          </table:table-cell>
          <table:table-cell/>
          <table:table-cell office:value-type="float" office:value="930.646" calcext:value-type="float">
            <text:p>930,646</text:p>
          </table:table-cell>
          <table:table-cell office:value-type="float" office:value="872.327832" calcext:value-type="float">
            <text:p>872,327832</text:p>
          </table:table-cell>
          <table:table-cell table:number-columns-repeated="7"/>
        </table:table-row>
        <table:table-row table:style-name="ro1">
          <table:table-cell office:value-type="float" office:value="65.012" calcext:value-type="float">
            <text:p>65,012</text:p>
          </table:table-cell>
          <table:table-cell office:value-type="float" office:value="8.048844" calcext:value-type="float">
            <text:p>8,048844</text:p>
          </table:table-cell>
          <table:table-cell/>
          <table:table-cell office:value-type="float" office:value="134.714" calcext:value-type="float">
            <text:p>134,714</text:p>
          </table:table-cell>
          <table:table-cell office:value-type="float" office:value="80.03812" calcext:value-type="float">
            <text:p>80,03812</text:p>
          </table:table-cell>
          <table:table-cell/>
          <table:table-cell office:value-type="float" office:value="925.02" calcext:value-type="float">
            <text:p>925,02</text:p>
          </table:table-cell>
          <table:table-cell office:value-type="float" office:value="871.676596" calcext:value-type="float">
            <text:p>871,676596</text:p>
          </table:table-cell>
          <table:table-cell table:number-columns-repeated="7"/>
        </table:table-row>
        <table:table-row table:style-name="ro1">
          <table:table-cell office:value-type="float" office:value="62.103" calcext:value-type="float">
            <text:p>62,103</text:p>
          </table:table-cell>
          <table:table-cell office:value-type="float" office:value="8.042445" calcext:value-type="float">
            <text:p>8,042445</text:p>
          </table:table-cell>
          <table:table-cell/>
          <table:table-cell office:value-type="float" office:value="133.211" calcext:value-type="float">
            <text:p>133,211</text:p>
          </table:table-cell>
          <table:table-cell office:value-type="float" office:value="79.895405" calcext:value-type="float">
            <text:p>79,895405</text:p>
          </table:table-cell>
          <table:table-cell/>
          <table:table-cell office:value-type="float" office:value="925.943" calcext:value-type="float">
            <text:p>925,943</text:p>
          </table:table-cell>
          <table:table-cell office:value-type="float" office:value="871.646864" calcext:value-type="float">
            <text:p>871,646864</text:p>
          </table:table-cell>
          <table:table-cell table:number-columns-repeated="7"/>
        </table:table-row>
        <table:table-row table:style-name="ro1">
          <table:table-cell office:value-type="float" office:value="61.007" calcext:value-type="float">
            <text:p>61,007</text:p>
          </table:table-cell>
          <table:table-cell office:value-type="float" office:value="8.031935" calcext:value-type="float">
            <text:p>8,031935</text:p>
          </table:table-cell>
          <table:table-cell/>
          <table:table-cell office:value-type="float" office:value="133.376" calcext:value-type="float">
            <text:p>133,376</text:p>
          </table:table-cell>
          <table:table-cell office:value-type="float" office:value="79.651179" calcext:value-type="float">
            <text:p>79,651179</text:p>
          </table:table-cell>
          <table:table-cell/>
          <table:table-cell office:value-type="float" office:value="926.534" calcext:value-type="float">
            <text:p>926,534</text:p>
          </table:table-cell>
          <table:table-cell office:value-type="float" office:value="871.464751" calcext:value-type="float">
            <text:p>871,464751</text:p>
          </table:table-cell>
          <table:table-cell table:number-columns-repeated="7"/>
        </table:table-row>
        <table:table-row table:style-name="ro1">
          <table:table-cell office:value-type="float" office:value="60.996" calcext:value-type="float">
            <text:p>60,996</text:p>
          </table:table-cell>
          <table:table-cell office:value-type="float" office:value="8.02876" calcext:value-type="float">
            <text:p>8,02876</text:p>
          </table:table-cell>
          <table:table-cell/>
          <table:table-cell office:value-type="float" office:value="134.596" calcext:value-type="float">
            <text:p>134,596</text:p>
          </table:table-cell>
          <table:table-cell office:value-type="float" office:value="79.575015" calcext:value-type="float">
            <text:p>79,575015</text:p>
          </table:table-cell>
          <table:table-cell/>
          <table:table-cell office:value-type="float" office:value="924.821" calcext:value-type="float">
            <text:p>924,821</text:p>
          </table:table-cell>
          <table:table-cell office:value-type="float" office:value="871.278632" calcext:value-type="float">
            <text:p>871,278632</text:p>
          </table:table-cell>
          <table:table-cell table:number-columns-repeated="7"/>
        </table:table-row>
        <table:table-row table:style-name="ro1">
          <table:table-cell office:value-type="float" office:value="307.195" calcext:value-type="float">
            <text:p>307,195</text:p>
          </table:table-cell>
          <table:table-cell office:value-type="float" office:value="8.018952" calcext:value-type="float">
            <text:p>8,018952</text:p>
          </table:table-cell>
          <table:table-cell/>
          <table:table-cell office:value-type="float" office:value="134.805" calcext:value-type="float">
            <text:p>134,805</text:p>
          </table:table-cell>
          <table:table-cell office:value-type="float" office:value="79.319208" calcext:value-type="float">
            <text:p>79,319208</text:p>
          </table:table-cell>
          <table:table-cell/>
          <table:table-cell office:value-type="float" office:value="925.176" calcext:value-type="float">
            <text:p>925,176</text:p>
          </table:table-cell>
          <table:table-cell office:value-type="float" office:value="871.156054" calcext:value-type="float">
            <text:p>871,156054</text:p>
          </table:table-cell>
          <table:table-cell table:number-columns-repeated="7"/>
        </table:table-row>
        <table:table-row table:style-name="ro1">
          <table:table-cell office:value-type="float" office:value="62.583" calcext:value-type="float">
            <text:p>62,583</text:p>
          </table:table-cell>
          <table:table-cell office:value-type="float" office:value="8.008495" calcext:value-type="float">
            <text:p>8,008495</text:p>
          </table:table-cell>
          <table:table-cell/>
          <table:table-cell office:value-type="float" office:value="133.391" calcext:value-type="float">
            <text:p>133,391</text:p>
          </table:table-cell>
          <table:table-cell office:value-type="float" office:value="78.889037" calcext:value-type="float">
            <text:p>78,889037</text:p>
          </table:table-cell>
          <table:table-cell/>
          <table:table-cell office:value-type="float" office:value="924.395" calcext:value-type="float">
            <text:p>924,395</text:p>
          </table:table-cell>
          <table:table-cell office:value-type="float" office:value="870.998902" calcext:value-type="float">
            <text:p>870,998902</text:p>
          </table:table-cell>
          <table:table-cell table:number-columns-repeated="7"/>
        </table:table-row>
        <table:table-row table:style-name="ro1">
          <table:table-cell office:value-type="float" office:value="62.582" calcext:value-type="float">
            <text:p>62,582</text:p>
          </table:table-cell>
          <table:table-cell office:value-type="float" office:value="7.997321" calcext:value-type="float">
            <text:p>7,997321</text:p>
          </table:table-cell>
          <table:table-cell/>
          <table:table-cell office:value-type="float" office:value="130.823" calcext:value-type="float">
            <text:p>130,823</text:p>
          </table:table-cell>
          <table:table-cell office:value-type="float" office:value="78.784897" calcext:value-type="float">
            <text:p>78,784897</text:p>
          </table:table-cell>
          <table:table-cell/>
          <table:table-cell office:value-type="float" office:value="923.196" calcext:value-type="float">
            <text:p>923,196</text:p>
          </table:table-cell>
          <table:table-cell office:value-type="float" office:value="870.438505" calcext:value-type="float">
            <text:p>870,438505</text:p>
          </table:table-cell>
          <table:table-cell table:number-columns-repeated="7"/>
        </table:table-row>
        <table:table-row table:style-name="ro1">
          <table:table-cell office:value-type="float" office:value="62.392" calcext:value-type="float">
            <text:p>62,392</text:p>
          </table:table-cell>
          <table:table-cell office:value-type="float" office:value="7.988137" calcext:value-type="float">
            <text:p>7,988137</text:p>
          </table:table-cell>
          <table:table-cell/>
          <table:table-cell office:value-type="float" office:value="133.229" calcext:value-type="float">
            <text:p>133,229</text:p>
          </table:table-cell>
          <table:table-cell office:value-type="float" office:value="78.747611" calcext:value-type="float">
            <text:p>78,747611</text:p>
          </table:table-cell>
          <table:table-cell/>
          <table:table-cell office:value-type="float" office:value="926.687" calcext:value-type="float">
            <text:p>926,687</text:p>
          </table:table-cell>
          <table:table-cell office:value-type="float" office:value="870.259801" calcext:value-type="float">
            <text:p>870,259801</text:p>
          </table:table-cell>
          <table:table-cell table:number-columns-repeated="7"/>
        </table:table-row>
        <table:table-row table:style-name="ro1">
          <table:table-cell office:value-type="float" office:value="61.354" calcext:value-type="float">
            <text:p>61,354</text:p>
          </table:table-cell>
          <table:table-cell office:value-type="float" office:value="7.970789" calcext:value-type="float">
            <text:p>7,970789</text:p>
          </table:table-cell>
          <table:table-cell/>
          <table:table-cell office:value-type="float" office:value="137.265" calcext:value-type="float">
            <text:p>137,265</text:p>
          </table:table-cell>
          <table:table-cell office:value-type="float" office:value="78.593687" calcext:value-type="float">
            <text:p>78,593687</text:p>
          </table:table-cell>
          <table:table-cell/>
          <table:table-cell office:value-type="float" office:value="922.579" calcext:value-type="float">
            <text:p>922,579</text:p>
          </table:table-cell>
          <table:table-cell office:value-type="float" office:value="868.404117" calcext:value-type="float">
            <text:p>868,404117</text:p>
          </table:table-cell>
          <table:table-cell table:number-columns-repeated="7"/>
        </table:table-row>
        <table:table-row table:style-name="ro1">
          <table:table-cell office:value-type="float" office:value="77.109" calcext:value-type="float">
            <text:p>77,109</text:p>
          </table:table-cell>
          <table:table-cell office:value-type="float" office:value="7.966754" calcext:value-type="float">
            <text:p>7,966754</text:p>
          </table:table-cell>
          <table:table-cell/>
          <table:table-cell office:value-type="float" office:value="132.891" calcext:value-type="float">
            <text:p>132,891</text:p>
          </table:table-cell>
          <table:table-cell office:value-type="float" office:value="78.507553" calcext:value-type="float">
            <text:p>78,507553</text:p>
          </table:table-cell>
          <table:table-cell/>
          <table:table-cell office:value-type="float" office:value="925.126" calcext:value-type="float">
            <text:p>925,126</text:p>
          </table:table-cell>
          <table:table-cell office:value-type="float" office:value="867.719009" calcext:value-type="float">
            <text:p>867,719009</text:p>
          </table:table-cell>
          <table:table-cell table:number-columns-repeated="7"/>
        </table:table-row>
        <table:table-row table:style-name="ro1">
          <table:table-cell office:value-type="float" office:value="62.926" calcext:value-type="float">
            <text:p>62,926</text:p>
          </table:table-cell>
          <table:table-cell office:value-type="float" office:value="7.95594" calcext:value-type="float">
            <text:p>7,95594</text:p>
          </table:table-cell>
          <table:table-cell/>
          <table:table-cell office:value-type="float" office:value="134.122" calcext:value-type="float">
            <text:p>134,122</text:p>
          </table:table-cell>
          <table:table-cell office:value-type="float" office:value="78.490649" calcext:value-type="float">
            <text:p>78,490649</text:p>
          </table:table-cell>
          <table:table-cell/>
          <table:table-cell office:value-type="float" office:value="922.762" calcext:value-type="float">
            <text:p>922,762</text:p>
          </table:table-cell>
          <table:table-cell office:value-type="float" office:value="866.843688" calcext:value-type="float">
            <text:p>866,843688</text:p>
          </table:table-cell>
          <table:table-cell table:number-columns-repeated="7"/>
        </table:table-row>
        <table:table-row table:style-name="ro1">
          <table:table-cell office:value-type="float" office:value="62.997" calcext:value-type="float">
            <text:p>62,997</text:p>
          </table:table-cell>
          <table:table-cell office:value-type="float" office:value="7.947266" calcext:value-type="float">
            <text:p>7,947266</text:p>
          </table:table-cell>
          <table:table-cell/>
          <table:table-cell office:value-type="float" office:value="134.974" calcext:value-type="float">
            <text:p>134,974</text:p>
          </table:table-cell>
          <table:table-cell office:value-type="float" office:value="78.260296" calcext:value-type="float">
            <text:p>78,260296</text:p>
          </table:table-cell>
          <table:table-cell/>
          <table:table-cell office:value-type="float" office:value="920.486" calcext:value-type="float">
            <text:p>920,486</text:p>
          </table:table-cell>
          <table:table-cell office:value-type="float" office:value="866.346287" calcext:value-type="float">
            <text:p>866,346287</text:p>
          </table:table-cell>
          <table:table-cell table:number-columns-repeated="7"/>
        </table:table-row>
        <table:table-row table:style-name="ro1">
          <table:table-cell office:value-type="float" office:value="63.329" calcext:value-type="float">
            <text:p>63,329</text:p>
          </table:table-cell>
          <table:table-cell office:value-type="float" office:value="7.936719" calcext:value-type="float">
            <text:p>7,936719</text:p>
          </table:table-cell>
          <table:table-cell/>
          <table:table-cell office:value-type="float" office:value="131.674" calcext:value-type="float">
            <text:p>131,674</text:p>
          </table:table-cell>
          <table:table-cell office:value-type="float" office:value="78.148106" calcext:value-type="float">
            <text:p>78,148106</text:p>
          </table:table-cell>
          <table:table-cell/>
          <table:table-cell office:value-type="float" office:value="921.517" calcext:value-type="float">
            <text:p>921,517</text:p>
          </table:table-cell>
          <table:table-cell office:value-type="float" office:value="865.514298" calcext:value-type="float">
            <text:p>865,514298</text:p>
          </table:table-cell>
          <table:table-cell table:number-columns-repeated="7"/>
        </table:table-row>
        <table:table-row table:style-name="ro1">
          <table:table-cell office:value-type="float" office:value="61.663" calcext:value-type="float">
            <text:p>61,663</text:p>
          </table:table-cell>
          <table:table-cell office:value-type="float" office:value="7.915836" calcext:value-type="float">
            <text:p>7,915836</text:p>
          </table:table-cell>
          <table:table-cell/>
          <table:table-cell office:value-type="float" office:value="131.491" calcext:value-type="float">
            <text:p>131,491</text:p>
          </table:table-cell>
          <table:table-cell office:value-type="float" office:value="78.105861" calcext:value-type="float">
            <text:p>78,105861</text:p>
          </table:table-cell>
          <table:table-cell/>
          <table:table-cell office:value-type="float" office:value="921.574" calcext:value-type="float">
            <text:p>921,574</text:p>
          </table:table-cell>
          <table:table-cell office:value-type="float" office:value="865.368085" calcext:value-type="float">
            <text:p>865,368085</text:p>
          </table:table-cell>
          <table:table-cell table:number-columns-repeated="7"/>
        </table:table-row>
        <table:table-row table:style-name="ro1">
          <table:table-cell office:value-type="float" office:value="65.596" calcext:value-type="float">
            <text:p>65,596</text:p>
          </table:table-cell>
          <table:table-cell office:value-type="float" office:value="7.910396" calcext:value-type="float">
            <text:p>7,910396</text:p>
          </table:table-cell>
          <table:table-cell/>
          <table:table-cell office:value-type="float" office:value="377.025" calcext:value-type="float">
            <text:p>377,025</text:p>
          </table:table-cell>
          <table:table-cell office:value-type="float" office:value="78.092453" calcext:value-type="float">
            <text:p>78,092453</text:p>
          </table:table-cell>
          <table:table-cell/>
          <table:table-cell office:value-type="float" office:value="917.973" calcext:value-type="float">
            <text:p>917,973</text:p>
          </table:table-cell>
          <table:table-cell office:value-type="float" office:value="865.203353" calcext:value-type="float">
            <text:p>865,203353</text:p>
          </table:table-cell>
          <table:table-cell table:number-columns-repeated="7"/>
        </table:table-row>
        <table:table-row table:style-name="ro1">
          <table:table-cell office:value-type="float" office:value="61.328" calcext:value-type="float">
            <text:p>61,328</text:p>
          </table:table-cell>
          <table:table-cell office:value-type="float" office:value="7.900722" calcext:value-type="float">
            <text:p>7,900722</text:p>
          </table:table-cell>
          <table:table-cell/>
          <table:table-cell office:value-type="float" office:value="132.454" calcext:value-type="float">
            <text:p>132,454</text:p>
          </table:table-cell>
          <table:table-cell office:value-type="float" office:value="77.995966" calcext:value-type="float">
            <text:p>77,995966</text:p>
          </table:table-cell>
          <table:table-cell/>
          <table:table-cell office:value-type="float" office:value="920.679" calcext:value-type="float">
            <text:p>920,679</text:p>
          </table:table-cell>
          <table:table-cell office:value-type="float" office:value="864.1257" calcext:value-type="float">
            <text:p>864,1257</text:p>
          </table:table-cell>
          <table:table-cell table:number-columns-repeated="7"/>
        </table:table-row>
        <table:table-row table:style-name="ro1">
          <table:table-cell office:value-type="float" office:value="61.607" calcext:value-type="float">
            <text:p>61,607</text:p>
          </table:table-cell>
          <table:table-cell office:value-type="float" office:value="7.883685" calcext:value-type="float">
            <text:p>7,883685</text:p>
          </table:table-cell>
          <table:table-cell/>
          <table:table-cell office:value-type="float" office:value="133.227" calcext:value-type="float">
            <text:p>133,227</text:p>
          </table:table-cell>
          <table:table-cell office:value-type="float" office:value="77.987066" calcext:value-type="float">
            <text:p>77,987066</text:p>
          </table:table-cell>
          <table:table-cell/>
          <table:table-cell office:value-type="float" office:value="917.468" calcext:value-type="float">
            <text:p>917,468</text:p>
          </table:table-cell>
          <table:table-cell office:value-type="float" office:value="863.610632" calcext:value-type="float">
            <text:p>863,610632</text:p>
          </table:table-cell>
          <table:table-cell table:number-columns-repeated="7"/>
        </table:table-row>
        <table:table-row table:style-name="ro1">
          <table:table-cell office:value-type="float" office:value="61.23" calcext:value-type="float">
            <text:p>61,23</text:p>
          </table:table-cell>
          <table:table-cell office:value-type="float" office:value="7.861657" calcext:value-type="float">
            <text:p>7,861657</text:p>
          </table:table-cell>
          <table:table-cell/>
          <table:table-cell office:value-type="float" office:value="131.393" calcext:value-type="float">
            <text:p>131,393</text:p>
          </table:table-cell>
          <table:table-cell office:value-type="float" office:value="77.889444" calcext:value-type="float">
            <text:p>77,889444</text:p>
          </table:table-cell>
          <table:table-cell/>
          <table:table-cell office:value-type="float" office:value="932.375" calcext:value-type="float">
            <text:p>932,375</text:p>
          </table:table-cell>
          <table:table-cell office:value-type="float" office:value="862.713871" calcext:value-type="float">
            <text:p>862,713871</text:p>
          </table:table-cell>
          <table:table-cell table:number-columns-repeated="7"/>
        </table:table-row>
        <table:table-row table:style-name="ro1">
          <table:table-cell office:value-type="float" office:value="61.318" calcext:value-type="float">
            <text:p>61,318</text:p>
          </table:table-cell>
          <table:table-cell office:value-type="float" office:value="7.842038" calcext:value-type="float">
            <text:p>7,842038</text:p>
          </table:table-cell>
          <table:table-cell/>
          <table:table-cell office:value-type="float" office:value="130.883" calcext:value-type="float">
            <text:p>130,883</text:p>
          </table:table-cell>
          <table:table-cell office:value-type="float" office:value="77.825371" calcext:value-type="float">
            <text:p>77,825371</text:p>
          </table:table-cell>
          <table:table-cell/>
          <table:table-cell office:value-type="float" office:value="916.956" calcext:value-type="float">
            <text:p>916,956</text:p>
          </table:table-cell>
          <table:table-cell office:value-type="float" office:value="861.744158" calcext:value-type="float">
            <text:p>861,744158</text:p>
          </table:table-cell>
          <table:table-cell table:number-columns-repeated="7"/>
        </table:table-row>
        <table:table-row table:style-name="ro1">
          <table:table-cell office:value-type="float" office:value="61.282" calcext:value-type="float">
            <text:p>61,282</text:p>
          </table:table-cell>
          <table:table-cell office:value-type="float" office:value="7.836799" calcext:value-type="float">
            <text:p>7,836799</text:p>
          </table:table-cell>
          <table:table-cell/>
          <table:table-cell office:value-type="float" office:value="131.392" calcext:value-type="float">
            <text:p>131,392</text:p>
          </table:table-cell>
          <table:table-cell office:value-type="float" office:value="77.724785" calcext:value-type="float">
            <text:p>77,724785</text:p>
          </table:table-cell>
          <table:table-cell/>
          <table:table-cell office:value-type="float" office:value="915.712" calcext:value-type="float">
            <text:p>915,712</text:p>
          </table:table-cell>
          <table:table-cell office:value-type="float" office:value="861.695117" calcext:value-type="float">
            <text:p>861,695117</text:p>
          </table:table-cell>
          <table:table-cell table:number-columns-repeated="7"/>
        </table:table-row>
        <table:table-row table:style-name="ro1">
          <table:table-cell office:value-type="float" office:value="61.261" calcext:value-type="float">
            <text:p>61,261</text:p>
          </table:table-cell>
          <table:table-cell office:value-type="float" office:value="7.818594" calcext:value-type="float">
            <text:p>7,818594</text:p>
          </table:table-cell>
          <table:table-cell/>
          <table:table-cell office:value-type="float" office:value="132.254" calcext:value-type="float">
            <text:p>132,254</text:p>
          </table:table-cell>
          <table:table-cell office:value-type="float" office:value="77.696788" calcext:value-type="float">
            <text:p>77,696788</text:p>
          </table:table-cell>
          <table:table-cell/>
          <table:table-cell office:value-type="float" office:value="918.014" calcext:value-type="float">
            <text:p>918,014</text:p>
          </table:table-cell>
          <table:table-cell office:value-type="float" office:value="861.533073" calcext:value-type="float">
            <text:p>861,533073</text:p>
          </table:table-cell>
          <table:table-cell table:number-columns-repeated="7"/>
        </table:table-row>
        <table:table-row table:style-name="ro1">
          <table:table-cell office:value-type="float" office:value="61.882" calcext:value-type="float">
            <text:p>61,882</text:p>
          </table:table-cell>
          <table:table-cell office:value-type="float" office:value="7.79966" calcext:value-type="float">
            <text:p>7,79966</text:p>
          </table:table-cell>
          <table:table-cell/>
          <table:table-cell office:value-type="float" office:value="132.761" calcext:value-type="float">
            <text:p>132,761</text:p>
          </table:table-cell>
          <table:table-cell office:value-type="float" office:value="77.606624" calcext:value-type="float">
            <text:p>77,606624</text:p>
          </table:table-cell>
          <table:table-cell/>
          <table:table-cell office:value-type="float" office:value="915.626" calcext:value-type="float">
            <text:p>915,626</text:p>
          </table:table-cell>
          <table:table-cell office:value-type="float" office:value="861.108984" calcext:value-type="float">
            <text:p>861,108984</text:p>
          </table:table-cell>
          <table:table-cell table:number-columns-repeated="7"/>
        </table:table-row>
        <table:table-row table:style-name="ro1">
          <table:table-cell office:value-type="float" office:value="64.465" calcext:value-type="float">
            <text:p>64,465</text:p>
          </table:table-cell>
          <table:table-cell office:value-type="float" office:value="7.799616" calcext:value-type="float">
            <text:p>7,799616</text:p>
          </table:table-cell>
          <table:table-cell/>
          <table:table-cell office:value-type="float" office:value="130.8" calcext:value-type="float">
            <text:p>130,8</text:p>
          </table:table-cell>
          <table:table-cell office:value-type="float" office:value="77.347424" calcext:value-type="float">
            <text:p>77,347424</text:p>
          </table:table-cell>
          <table:table-cell/>
          <table:table-cell office:value-type="float" office:value="916.232" calcext:value-type="float">
            <text:p>916,232</text:p>
          </table:table-cell>
          <table:table-cell office:value-type="float" office:value="860.748592" calcext:value-type="float">
            <text:p>860,748592</text:p>
          </table:table-cell>
          <table:table-cell table:number-columns-repeated="7"/>
        </table:table-row>
        <table:table-row table:style-name="ro1">
          <table:table-cell office:value-type="float" office:value="62.563" calcext:value-type="float">
            <text:p>62,563</text:p>
          </table:table-cell>
          <table:table-cell office:value-type="float" office:value="7.745837" calcext:value-type="float">
            <text:p>7,745837</text:p>
          </table:table-cell>
          <table:table-cell/>
          <table:table-cell office:value-type="float" office:value="132.257" calcext:value-type="float">
            <text:p>132,257</text:p>
          </table:table-cell>
          <table:table-cell office:value-type="float" office:value="77.334789" calcext:value-type="float">
            <text:p>77,334789</text:p>
          </table:table-cell>
          <table:table-cell/>
          <table:table-cell office:value-type="float" office:value="916.653" calcext:value-type="float">
            <text:p>916,653</text:p>
          </table:table-cell>
          <table:table-cell office:value-type="float" office:value="860.66252" calcext:value-type="float">
            <text:p>860,66252</text:p>
          </table:table-cell>
          <table:table-cell table:number-columns-repeated="7"/>
        </table:table-row>
        <table:table-row table:style-name="ro1">
          <table:table-cell office:value-type="float" office:value="118.526" calcext:value-type="float">
            <text:p>118,526</text:p>
          </table:table-cell>
          <table:table-cell office:value-type="float" office:value="7.718134" calcext:value-type="float">
            <text:p>7,718134</text:p>
          </table:table-cell>
          <table:table-cell/>
          <table:table-cell office:value-type="float" office:value="130.249" calcext:value-type="float">
            <text:p>130,249</text:p>
          </table:table-cell>
          <table:table-cell office:value-type="float" office:value="77.30571" calcext:value-type="float">
            <text:p>77,30571</text:p>
          </table:table-cell>
          <table:table-cell/>
          <table:table-cell office:value-type="float" office:value="924.031" calcext:value-type="float">
            <text:p>924,031</text:p>
          </table:table-cell>
          <table:table-cell office:value-type="float" office:value="860.473646" calcext:value-type="float">
            <text:p>860,473646</text:p>
          </table:table-cell>
          <table:table-cell table:number-columns-repeated="7"/>
        </table:table-row>
        <table:table-row table:style-name="ro1">
          <table:table-cell office:value-type="float" office:value="61.09" calcext:value-type="float">
            <text:p>61,09</text:p>
          </table:table-cell>
          <table:table-cell office:value-type="float" office:value="7.712516" calcext:value-type="float">
            <text:p>7,712516</text:p>
          </table:table-cell>
          <table:table-cell/>
          <table:table-cell office:value-type="float" office:value="131.978" calcext:value-type="float">
            <text:p>131,978</text:p>
          </table:table-cell>
          <table:table-cell office:value-type="float" office:value="77.200432" calcext:value-type="float">
            <text:p>77,200432</text:p>
          </table:table-cell>
          <table:table-cell/>
          <table:table-cell office:value-type="float" office:value="917.504" calcext:value-type="float">
            <text:p>917,504</text:p>
          </table:table-cell>
          <table:table-cell office:value-type="float" office:value="859.988586" calcext:value-type="float">
            <text:p>859,988586</text:p>
          </table:table-cell>
          <table:table-cell table:number-columns-repeated="7"/>
        </table:table-row>
        <table:table-row table:style-name="ro1">
          <table:table-cell office:value-type="float" office:value="66.155" calcext:value-type="float">
            <text:p>66,155</text:p>
          </table:table-cell>
          <table:table-cell office:value-type="float" office:value="7.69335" calcext:value-type="float">
            <text:p>7,69335</text:p>
          </table:table-cell>
          <table:table-cell/>
          <table:table-cell office:value-type="float" office:value="131.864" calcext:value-type="float">
            <text:p>131,864</text:p>
          </table:table-cell>
          <table:table-cell office:value-type="float" office:value="77.189099" calcext:value-type="float">
            <text:p>77,189099</text:p>
          </table:table-cell>
          <table:table-cell/>
          <table:table-cell office:value-type="float" office:value="911.396" calcext:value-type="float">
            <text:p>911,396</text:p>
          </table:table-cell>
          <table:table-cell office:value-type="float" office:value="858.944083" calcext:value-type="float">
            <text:p>858,944083</text:p>
          </table:table-cell>
          <table:table-cell table:number-columns-repeated="7"/>
        </table:table-row>
        <table:table-row table:style-name="ro1">
          <table:table-cell office:value-type="float" office:value="62.234" calcext:value-type="float">
            <text:p>62,234</text:p>
          </table:table-cell>
          <table:table-cell office:value-type="float" office:value="7.672323" calcext:value-type="float">
            <text:p>7,672323</text:p>
          </table:table-cell>
          <table:table-cell/>
          <table:table-cell office:value-type="float" office:value="131.801" calcext:value-type="float">
            <text:p>131,801</text:p>
          </table:table-cell>
          <table:table-cell office:value-type="float" office:value="77.181954" calcext:value-type="float">
            <text:p>77,181954</text:p>
          </table:table-cell>
          <table:table-cell/>
          <table:table-cell office:value-type="float" office:value="916.063" calcext:value-type="float">
            <text:p>916,063</text:p>
          </table:table-cell>
          <table:table-cell office:value-type="float" office:value="858.028165" calcext:value-type="float">
            <text:p>858,028165</text:p>
          </table:table-cell>
          <table:table-cell table:number-columns-repeated="7"/>
        </table:table-row>
        <table:table-row table:style-name="ro1">
          <table:table-cell office:value-type="float" office:value="65.708" calcext:value-type="float">
            <text:p>65,708</text:p>
          </table:table-cell>
          <table:table-cell office:value-type="float" office:value="7.636998" calcext:value-type="float">
            <text:p>7,636998</text:p>
          </table:table-cell>
          <table:table-cell/>
          <table:table-cell office:value-type="float" office:value="131.788" calcext:value-type="float">
            <text:p>131,788</text:p>
          </table:table-cell>
          <table:table-cell office:value-type="float" office:value="77.110715" calcext:value-type="float">
            <text:p>77,110715</text:p>
          </table:table-cell>
          <table:table-cell/>
          <table:table-cell office:value-type="float" office:value="913.762" calcext:value-type="float">
            <text:p>913,762</text:p>
          </table:table-cell>
          <table:table-cell office:value-type="float" office:value="857.817502" calcext:value-type="float">
            <text:p>857,817502</text:p>
          </table:table-cell>
          <table:table-cell table:number-columns-repeated="7"/>
        </table:table-row>
        <table:table-row table:style-name="ro1">
          <table:table-cell office:value-type="float" office:value="62.703" calcext:value-type="float">
            <text:p>62,703</text:p>
          </table:table-cell>
          <table:table-cell office:value-type="float" office:value="7.619817" calcext:value-type="float">
            <text:p>7,619817</text:p>
          </table:table-cell>
          <table:table-cell/>
          <table:table-cell office:value-type="float" office:value="131.307" calcext:value-type="float">
            <text:p>131,307</text:p>
          </table:table-cell>
          <table:table-cell office:value-type="float" office:value="76.776683" calcext:value-type="float">
            <text:p>76,776683</text:p>
          </table:table-cell>
          <table:table-cell/>
          <table:table-cell office:value-type="float" office:value="914.59" calcext:value-type="float">
            <text:p>914,59</text:p>
          </table:table-cell>
          <table:table-cell office:value-type="float" office:value="856.078961" calcext:value-type="float">
            <text:p>856,078961</text:p>
          </table:table-cell>
          <table:table-cell table:number-columns-repeated="7"/>
        </table:table-row>
        <table:table-row table:style-name="ro1">
          <table:table-cell office:value-type="float" office:value="61.432" calcext:value-type="float">
            <text:p>61,432</text:p>
          </table:table-cell>
          <table:table-cell office:value-type="float" office:value="7.602102" calcext:value-type="float">
            <text:p>7,602102</text:p>
          </table:table-cell>
          <table:table-cell/>
          <table:table-cell office:value-type="float" office:value="130.475" calcext:value-type="float">
            <text:p>130,475</text:p>
          </table:table-cell>
          <table:table-cell office:value-type="float" office:value="76.724913" calcext:value-type="float">
            <text:p>76,724913</text:p>
          </table:table-cell>
          <table:table-cell/>
          <table:table-cell office:value-type="float" office:value="909.37" calcext:value-type="float">
            <text:p>909,37</text:p>
          </table:table-cell>
          <table:table-cell office:value-type="float" office:value="855.506029" calcext:value-type="float">
            <text:p>855,506029</text:p>
          </table:table-cell>
          <table:table-cell table:number-columns-repeated="7"/>
        </table:table-row>
        <table:table-row table:style-name="ro1">
          <table:table-cell office:value-type="float" office:value="61.557" calcext:value-type="float">
            <text:p>61,557</text:p>
          </table:table-cell>
          <table:table-cell office:value-type="float" office:value="7.593003" calcext:value-type="float">
            <text:p>7,593003</text:p>
          </table:table-cell>
          <table:table-cell/>
          <table:table-cell office:value-type="float" office:value="129.916" calcext:value-type="float">
            <text:p>129,916</text:p>
          </table:table-cell>
          <table:table-cell office:value-type="float" office:value="76.693238" calcext:value-type="float">
            <text:p>76,693238</text:p>
          </table:table-cell>
          <table:table-cell/>
          <table:table-cell office:value-type="float" office:value="911.906" calcext:value-type="float">
            <text:p>911,906</text:p>
          </table:table-cell>
          <table:table-cell office:value-type="float" office:value="854.778852" calcext:value-type="float">
            <text:p>854,778852</text:p>
          </table:table-cell>
          <table:table-cell table:number-columns-repeated="7"/>
        </table:table-row>
        <table:table-row table:style-name="ro1">
          <table:table-cell office:value-type="float" office:value="60.613" calcext:value-type="float">
            <text:p>60,613</text:p>
          </table:table-cell>
          <table:table-cell office:value-type="float" office:value="7.577021" calcext:value-type="float">
            <text:p>7,577021</text:p>
          </table:table-cell>
          <table:table-cell/>
          <table:table-cell office:value-type="float" office:value="134.422" calcext:value-type="float">
            <text:p>134,422</text:p>
          </table:table-cell>
          <table:table-cell office:value-type="float" office:value="76.55165" calcext:value-type="float">
            <text:p>76,55165</text:p>
          </table:table-cell>
          <table:table-cell/>
          <table:table-cell office:value-type="float" office:value="909.751" calcext:value-type="float">
            <text:p>909,751</text:p>
          </table:table-cell>
          <table:table-cell office:value-type="float" office:value="854.340698" calcext:value-type="float">
            <text:p>854,340698</text:p>
          </table:table-cell>
          <table:table-cell table:number-columns-repeated="7"/>
        </table:table-row>
        <table:table-row table:style-name="ro1">
          <table:table-cell office:value-type="float" office:value="62.041" calcext:value-type="float">
            <text:p>62,041</text:p>
          </table:table-cell>
          <table:table-cell office:value-type="float" office:value="7.563816" calcext:value-type="float">
            <text:p>7,563816</text:p>
          </table:table-cell>
          <table:table-cell/>
          <table:table-cell office:value-type="float" office:value="130.198" calcext:value-type="float">
            <text:p>130,198</text:p>
          </table:table-cell>
          <table:table-cell office:value-type="float" office:value="76.538575" calcext:value-type="float">
            <text:p>76,538575</text:p>
          </table:table-cell>
          <table:table-cell/>
          <table:table-cell office:value-type="float" office:value="907.204" calcext:value-type="float">
            <text:p>907,204</text:p>
          </table:table-cell>
          <table:table-cell office:value-type="float" office:value="854.312034" calcext:value-type="float">
            <text:p>854,312034</text:p>
          </table:table-cell>
          <table:table-cell table:number-columns-repeated="7"/>
        </table:table-row>
        <table:table-row table:style-name="ro1">
          <table:table-cell office:value-type="float" office:value="60.554" calcext:value-type="float">
            <text:p>60,554</text:p>
          </table:table-cell>
          <table:table-cell office:value-type="float" office:value="7.550023" calcext:value-type="float">
            <text:p>7,550023</text:p>
          </table:table-cell>
          <table:table-cell/>
          <table:table-cell office:value-type="float" office:value="130.279" calcext:value-type="float">
            <text:p>130,279</text:p>
          </table:table-cell>
          <table:table-cell office:value-type="float" office:value="76.339825" calcext:value-type="float">
            <text:p>76,339825</text:p>
          </table:table-cell>
          <table:table-cell/>
          <table:table-cell office:value-type="float" office:value="911.743" calcext:value-type="float">
            <text:p>911,743</text:p>
          </table:table-cell>
          <table:table-cell office:value-type="float" office:value="853.514036" calcext:value-type="float">
            <text:p>853,514036</text:p>
          </table:table-cell>
          <table:table-cell table:number-columns-repeated="7"/>
        </table:table-row>
        <table:table-row table:style-name="ro1">
          <table:table-cell office:value-type="float" office:value="65.245" calcext:value-type="float">
            <text:p>65,245</text:p>
          </table:table-cell>
          <table:table-cell office:value-type="float" office:value="7.520393" calcext:value-type="float">
            <text:p>7,520393</text:p>
          </table:table-cell>
          <table:table-cell/>
          <table:table-cell office:value-type="float" office:value="130.194" calcext:value-type="float">
            <text:p>130,194</text:p>
          </table:table-cell>
          <table:table-cell office:value-type="float" office:value="76.210011" calcext:value-type="float">
            <text:p>76,210011</text:p>
          </table:table-cell>
          <table:table-cell/>
          <table:table-cell office:value-type="float" office:value="911.055" calcext:value-type="float">
            <text:p>911,055</text:p>
          </table:table-cell>
          <table:table-cell office:value-type="float" office:value="852.943885" calcext:value-type="float">
            <text:p>852,943885</text:p>
          </table:table-cell>
          <table:table-cell table:number-columns-repeated="7"/>
        </table:table-row>
        <table:table-row table:style-name="ro1">
          <table:table-cell office:value-type="float" office:value="174.577" calcext:value-type="float">
            <text:p>174,577</text:p>
          </table:table-cell>
          <table:table-cell office:value-type="float" office:value="7.51347" calcext:value-type="float">
            <text:p>7,51347</text:p>
          </table:table-cell>
          <table:table-cell/>
          <table:table-cell office:value-type="float" office:value="146.353" calcext:value-type="float">
            <text:p>146,353</text:p>
          </table:table-cell>
          <table:table-cell office:value-type="float" office:value="75.90498" calcext:value-type="float">
            <text:p>75,90498</text:p>
          </table:table-cell>
          <table:table-cell/>
          <table:table-cell office:value-type="float" office:value="906.715" calcext:value-type="float">
            <text:p>906,715</text:p>
          </table:table-cell>
          <table:table-cell office:value-type="float" office:value="851.657712" calcext:value-type="float">
            <text:p>851,657712</text:p>
          </table:table-cell>
          <table:table-cell table:number-columns-repeated="7"/>
        </table:table-row>
        <table:table-row table:style-name="ro1">
          <table:table-cell office:value-type="float" office:value="61.488" calcext:value-type="float">
            <text:p>61,488</text:p>
          </table:table-cell>
          <table:table-cell office:value-type="float" office:value="7.51092" calcext:value-type="float">
            <text:p>7,51092</text:p>
          </table:table-cell>
          <table:table-cell/>
          <table:table-cell office:value-type="float" office:value="129.321" calcext:value-type="float">
            <text:p>129,321</text:p>
          </table:table-cell>
          <table:table-cell office:value-type="float" office:value="75.566103" calcext:value-type="float">
            <text:p>75,566103</text:p>
          </table:table-cell>
          <table:table-cell/>
          <table:table-cell office:value-type="float" office:value="910.71" calcext:value-type="float">
            <text:p>910,71</text:p>
          </table:table-cell>
          <table:table-cell office:value-type="float" office:value="850.983701" calcext:value-type="float">
            <text:p>850,983701</text:p>
          </table:table-cell>
          <table:table-cell table:number-columns-repeated="7"/>
        </table:table-row>
        <table:table-row table:style-name="ro1">
          <table:table-cell office:value-type="float" office:value="68.096" calcext:value-type="float">
            <text:p>68,096</text:p>
          </table:table-cell>
          <table:table-cell office:value-type="float" office:value="7.507625" calcext:value-type="float">
            <text:p>7,507625</text:p>
          </table:table-cell>
          <table:table-cell/>
          <table:table-cell office:value-type="float" office:value="128.065" calcext:value-type="float">
            <text:p>128,065</text:p>
          </table:table-cell>
          <table:table-cell office:value-type="float" office:value="75.485055" calcext:value-type="float">
            <text:p>75,485055</text:p>
          </table:table-cell>
          <table:table-cell/>
          <table:table-cell office:value-type="float" office:value="905.06" calcext:value-type="float">
            <text:p>905,06</text:p>
          </table:table-cell>
          <table:table-cell office:value-type="float" office:value="850.676472" calcext:value-type="float">
            <text:p>850,676472</text:p>
          </table:table-cell>
          <table:table-cell table:number-columns-repeated="7"/>
        </table:table-row>
        <table:table-row table:style-name="ro1">
          <table:table-cell office:value-type="float" office:value="64.708" calcext:value-type="float">
            <text:p>64,708</text:p>
          </table:table-cell>
          <table:table-cell office:value-type="float" office:value="7.462894" calcext:value-type="float">
            <text:p>7,462894</text:p>
          </table:table-cell>
          <table:table-cell/>
          <table:table-cell office:value-type="float" office:value="129.197" calcext:value-type="float">
            <text:p>129,197</text:p>
          </table:table-cell>
          <table:table-cell office:value-type="float" office:value="75.418437" calcext:value-type="float">
            <text:p>75,418437</text:p>
          </table:table-cell>
          <table:table-cell/>
          <table:table-cell office:value-type="float" office:value="902.218" calcext:value-type="float">
            <text:p>902,218</text:p>
          </table:table-cell>
          <table:table-cell office:value-type="float" office:value="848.214992" calcext:value-type="float">
            <text:p>848,214992</text:p>
          </table:table-cell>
          <table:table-cell table:number-columns-repeated="7"/>
        </table:table-row>
        <table:table-row table:style-name="ro1">
          <table:table-cell office:value-type="float" office:value="61.063" calcext:value-type="float">
            <text:p>61,063</text:p>
          </table:table-cell>
          <table:table-cell office:value-type="float" office:value="7.452152" calcext:value-type="float">
            <text:p>7,452152</text:p>
          </table:table-cell>
          <table:table-cell/>
          <table:table-cell office:value-type="float" office:value="127.98" calcext:value-type="float">
            <text:p>127,98</text:p>
          </table:table-cell>
          <table:table-cell office:value-type="float" office:value="75.195813" calcext:value-type="float">
            <text:p>75,195813</text:p>
          </table:table-cell>
          <table:table-cell/>
          <table:table-cell office:value-type="float" office:value="906.216" calcext:value-type="float">
            <text:p>906,216</text:p>
          </table:table-cell>
          <table:table-cell office:value-type="float" office:value="848.155782" calcext:value-type="float">
            <text:p>848,155782</text:p>
          </table:table-cell>
          <table:table-cell table:number-columns-repeated="7"/>
        </table:table-row>
        <table:table-row table:style-name="ro1">
          <table:table-cell office:value-type="float" office:value="61.392" calcext:value-type="float">
            <text:p>61,392</text:p>
          </table:table-cell>
          <table:table-cell office:value-type="float" office:value="7.385244" calcext:value-type="float">
            <text:p>7,385244</text:p>
          </table:table-cell>
          <table:table-cell/>
          <table:table-cell office:value-type="float" office:value="128.494" calcext:value-type="float">
            <text:p>128,494</text:p>
          </table:table-cell>
          <table:table-cell office:value-type="float" office:value="75.160206" calcext:value-type="float">
            <text:p>75,160206</text:p>
          </table:table-cell>
          <table:table-cell/>
          <table:table-cell office:value-type="float" office:value="899.428" calcext:value-type="float">
            <text:p>899,428</text:p>
          </table:table-cell>
          <table:table-cell office:value-type="float" office:value="846.250481" calcext:value-type="float">
            <text:p>846,250481</text:p>
          </table:table-cell>
          <table:table-cell table:number-columns-repeated="7"/>
        </table:table-row>
        <table:table-row table:style-name="ro1">
          <table:table-cell office:value-type="float" office:value="66.235" calcext:value-type="float">
            <text:p>66,235</text:p>
          </table:table-cell>
          <table:table-cell office:value-type="float" office:value="7.365279" calcext:value-type="float">
            <text:p>7,365279</text:p>
          </table:table-cell>
          <table:table-cell/>
          <table:table-cell office:value-type="float" office:value="129.982" calcext:value-type="float">
            <text:p>129,982</text:p>
          </table:table-cell>
          <table:table-cell office:value-type="float" office:value="75.074288" calcext:value-type="float">
            <text:p>75,074288</text:p>
          </table:table-cell>
          <table:table-cell/>
          <table:table-cell office:value-type="float" office:value="902.027" calcext:value-type="float">
            <text:p>902,027</text:p>
          </table:table-cell>
          <table:table-cell office:value-type="float" office:value="845.867898" calcext:value-type="float">
            <text:p>845,867898</text:p>
          </table:table-cell>
          <table:table-cell table:number-columns-repeated="7"/>
        </table:table-row>
        <table:table-row table:style-name="ro1">
          <table:table-cell office:value-type="float" office:value="61.897" calcext:value-type="float">
            <text:p>61,897</text:p>
          </table:table-cell>
          <table:table-cell office:value-type="float" office:value="7.325451" calcext:value-type="float">
            <text:p>7,325451</text:p>
          </table:table-cell>
          <table:table-cell/>
          <table:table-cell office:value-type="float" office:value="127.337" calcext:value-type="float">
            <text:p>127,337</text:p>
          </table:table-cell>
          <table:table-cell office:value-type="float" office:value="74.98266" calcext:value-type="float">
            <text:p>74,98266</text:p>
          </table:table-cell>
          <table:table-cell/>
          <table:table-cell office:value-type="float" office:value="903.665" calcext:value-type="float">
            <text:p>903,665</text:p>
          </table:table-cell>
          <table:table-cell office:value-type="float" office:value="844.276048" calcext:value-type="float">
            <text:p>844,276048</text:p>
          </table:table-cell>
          <table:table-cell table:number-columns-repeated="7"/>
        </table:table-row>
        <table:table-row table:style-name="ro1">
          <table:table-cell office:value-type="float" office:value="62.196" calcext:value-type="float">
            <text:p>62,196</text:p>
          </table:table-cell>
          <table:table-cell office:value-type="float" office:value="7.271747" calcext:value-type="float">
            <text:p>7,271747</text:p>
          </table:table-cell>
          <table:table-cell/>
          <table:table-cell office:value-type="float" office:value="129.482" calcext:value-type="float">
            <text:p>129,482</text:p>
          </table:table-cell>
          <table:table-cell office:value-type="float" office:value="74.927533" calcext:value-type="float">
            <text:p>74,927533</text:p>
          </table:table-cell>
          <table:table-cell/>
          <table:table-cell office:value-type="float" office:value="894.049" calcext:value-type="float">
            <text:p>894,049</text:p>
          </table:table-cell>
          <table:table-cell office:value-type="float" office:value="841.998915" calcext:value-type="float">
            <text:p>841,998915</text:p>
          </table:table-cell>
          <table:table-cell table:number-columns-repeated="7"/>
        </table:table-row>
        <table:table-row table:style-name="ro1">
          <table:table-cell office:value-type="float" office:value="60.759" calcext:value-type="float">
            <text:p>60,759</text:p>
          </table:table-cell>
          <table:table-cell office:value-type="float" office:value="7.254838" calcext:value-type="float">
            <text:p>7,254838</text:p>
          </table:table-cell>
          <table:table-cell/>
          <table:table-cell office:value-type="float" office:value="132.351" calcext:value-type="float">
            <text:p>132,351</text:p>
          </table:table-cell>
          <table:table-cell office:value-type="float" office:value="74.329888" calcext:value-type="float">
            <text:p>74,329888</text:p>
          </table:table-cell>
          <table:table-cell/>
          <table:table-cell office:value-type="float" office:value="891.88" calcext:value-type="float">
            <text:p>891,88</text:p>
          </table:table-cell>
          <table:table-cell office:value-type="float" office:value="838.917386" calcext:value-type="float">
            <text:p>838,917386</text:p>
          </table:table-cell>
          <table:table-cell table:number-columns-repeated="7"/>
        </table:table-row>
        <table:table-row table:style-name="ro1">
          <table:table-cell office:value-type="float" office:value="60.672" calcext:value-type="float">
            <text:p>60,672</text:p>
          </table:table-cell>
          <table:table-cell office:value-type="float" office:value="7.141689" calcext:value-type="float">
            <text:p>7,141689</text:p>
          </table:table-cell>
          <table:table-cell/>
          <table:table-cell office:value-type="float" office:value="127.639" calcext:value-type="float">
            <text:p>127,639</text:p>
          </table:table-cell>
          <table:table-cell office:value-type="float" office:value="74.314465" calcext:value-type="float">
            <text:p>74,314465</text:p>
          </table:table-cell>
          <table:table-cell/>
          <table:table-cell office:value-type="float" office:value="889.119" calcext:value-type="float">
            <text:p>889,119</text:p>
          </table:table-cell>
          <table:table-cell office:value-type="float" office:value="835.217599" calcext:value-type="float">
            <text:p>835,217599</text:p>
          </table:table-cell>
          <table:table-cell table:number-columns-repeated="7"/>
        </table:table-row>
        <table:table-row table:style-name="ro1">
          <table:table-cell office:value-type="float" office:value="62.893" calcext:value-type="float">
            <text:p>62,893</text:p>
          </table:table-cell>
          <table:table-cell office:value-type="float" office:value="7.090543" calcext:value-type="float">
            <text:p>7,090543</text:p>
          </table:table-cell>
          <table:table-cell/>
          <table:table-cell office:value-type="float" office:value="129.561" calcext:value-type="float">
            <text:p>129,561</text:p>
          </table:table-cell>
          <table:table-cell office:value-type="float" office:value="73.7675" calcext:value-type="float">
            <text:p>73,7675</text:p>
          </table:table-cell>
          <table:table-cell/>
          <table:table-cell office:value-type="float" office:value="890.985" calcext:value-type="float">
            <text:p>890,985</text:p>
          </table:table-cell>
          <table:table-cell office:value-type="float" office:value="833.017733" calcext:value-type="float">
            <text:p>833,017733</text:p>
          </table:table-cell>
          <table:table-cell table:number-columns-repeated="7"/>
        </table:table-row>
        <table:table-row table:style-name="ro1">
          <table:table-cell office:value-type="float" office:value="60.883" calcext:value-type="float">
            <text:p>60,883</text:p>
          </table:table-cell>
          <table:table-cell office:value-type="float" office:value="7.089375" calcext:value-type="float">
            <text:p>7,089375</text:p>
          </table:table-cell>
          <table:table-cell/>
          <table:table-cell office:value-type="float" office:value="128.734" calcext:value-type="float">
            <text:p>128,734</text:p>
          </table:table-cell>
          <table:table-cell office:value-type="float" office:value="73.187305" calcext:value-type="float">
            <text:p>73,187305</text:p>
          </table:table-cell>
          <table:table-cell/>
          <table:table-cell office:value-type="float" office:value="885.425" calcext:value-type="float">
            <text:p>885,425</text:p>
          </table:table-cell>
          <table:table-cell office:value-type="float" office:value="832.434262" calcext:value-type="float">
            <text:p>832,434262</text:p>
          </table:table-cell>
          <table:table-cell table:number-columns-repeated="7"/>
        </table:table-row>
        <table:table-row table:style-name="ro1">
          <table:table-cell office:value-type="float" office:value="62.194" calcext:value-type="float">
            <text:p>62,194</text:p>
          </table:table-cell>
          <table:table-cell office:value-type="float" office:value="7.086242" calcext:value-type="float">
            <text:p>7,086242</text:p>
          </table:table-cell>
          <table:table-cell/>
          <table:table-cell office:value-type="float" office:value="125.829" calcext:value-type="float">
            <text:p>125,829</text:p>
          </table:table-cell>
          <table:table-cell office:value-type="float" office:value="72.980624" calcext:value-type="float">
            <text:p>72,980624</text:p>
          </table:table-cell>
          <table:table-cell/>
          <table:table-cell office:value-type="float" office:value="884.08" calcext:value-type="float">
            <text:p>884,08</text:p>
          </table:table-cell>
          <table:table-cell office:value-type="float" office:value="831.309689" calcext:value-type="float">
            <text:p>831,309689</text:p>
          </table:table-cell>
          <table:table-cell table:number-columns-repeated="7"/>
        </table:table-row>
        <table:table-row table:style-name="ro1">
          <table:table-cell office:value-type="float" office:value="63.641" calcext:value-type="float">
            <text:p>63,641</text:p>
          </table:table-cell>
          <table:table-cell office:value-type="float" office:value="7.063114" calcext:value-type="float">
            <text:p>7,063114</text:p>
          </table:table-cell>
          <table:table-cell/>
          <table:table-cell office:value-type="float" office:value="140.691" calcext:value-type="float">
            <text:p>140,691</text:p>
          </table:table-cell>
          <table:table-cell office:value-type="float" office:value="72.836618" calcext:value-type="float">
            <text:p>72,836618</text:p>
          </table:table-cell>
          <table:table-cell/>
          <table:table-cell office:value-type="float" office:value="884.541" calcext:value-type="float">
            <text:p>884,541</text:p>
          </table:table-cell>
          <table:table-cell office:value-type="float" office:value="831.081899" calcext:value-type="float">
            <text:p>831,081899</text:p>
          </table:table-cell>
          <table:table-cell table:number-columns-repeated="7"/>
        </table:table-row>
        <table:table-row table:style-name="ro1">
          <table:table-cell office:value-type="float" office:value="60.848" calcext:value-type="float">
            <text:p>60,848</text:p>
          </table:table-cell>
          <table:table-cell office:value-type="float" office:value="7.036467" calcext:value-type="float">
            <text:p>7,036467</text:p>
          </table:table-cell>
          <table:table-cell/>
          <table:table-cell office:value-type="float" office:value="135.002" calcext:value-type="float">
            <text:p>135,002</text:p>
          </table:table-cell>
          <table:table-cell office:value-type="float" office:value="72.687825" calcext:value-type="float">
            <text:p>72,687825</text:p>
          </table:table-cell>
          <table:table-cell/>
          <table:table-cell office:value-type="float" office:value="875.955" calcext:value-type="float">
            <text:p>875,955</text:p>
          </table:table-cell>
          <table:table-cell office:value-type="float" office:value="820.462525" calcext:value-type="float">
            <text:p>820,462525</text:p>
          </table:table-cell>
          <table:table-cell table:number-columns-repeated="7"/>
        </table:table-row>
        <table:table-row table:style-name="ro1">
          <table:table-cell office:value-type="float" office:value="65.534" calcext:value-type="float">
            <text:p>65,534</text:p>
          </table:table-cell>
          <table:table-cell office:value-type="float" office:value="6.80897" calcext:value-type="float">
            <text:p>6,80897</text:p>
          </table:table-cell>
          <table:table-cell/>
          <table:table-cell office:value-type="float" office:value="131.385" calcext:value-type="float">
            <text:p>131,385</text:p>
          </table:table-cell>
          <table:table-cell office:value-type="float" office:value="72.598777" calcext:value-type="float">
            <text:p>72,598777</text:p>
          </table:table-cell>
          <table:table-cell/>
          <table:table-cell office:value-type="float" office:value="871.841" calcext:value-type="float">
            <text:p>871,841</text:p>
          </table:table-cell>
          <table:table-cell office:value-type="float" office:value="818.266899" calcext:value-type="float">
            <text:p>818,266899</text:p>
          </table:table-cell>
          <table:table-cell table:number-columns-repeated="7"/>
        </table:table-row>
        <table:table-row table:style-name="ro1">
          <table:table-cell office:value-type="float" office:value="61.101" calcext:value-type="float">
            <text:p>61,101</text:p>
          </table:table-cell>
          <table:table-cell office:value-type="float" office:value="6.587785" calcext:value-type="float">
            <text:p>6,587785</text:p>
          </table:table-cell>
          <table:table-cell/>
          <table:table-cell office:value-type="float" office:value="126.426" calcext:value-type="float">
            <text:p>126,426</text:p>
          </table:table-cell>
          <table:table-cell office:value-type="float" office:value="71.854857" calcext:value-type="float">
            <text:p>71,854857</text:p>
          </table:table-cell>
          <table:table-cell/>
          <table:table-cell office:value-type="float" office:value="1178.684" calcext:value-type="float">
            <text:p>1178,684</text:p>
          </table:table-cell>
          <table:table-cell office:value-type="float" office:value="115.071347" calcext:value-type="float">
            <text:p>115,071347</text:p>
          </table:table-cell>
          <table:table-cell table:number-columns-repeated="7"/>
        </table:table-row>
        <table:table-row table:style-name="ro1">
          <table:table-cell office:value-type="float" office:value="60.068" calcext:value-type="float">
            <text:p>60,068</text:p>
          </table:table-cell>
          <table:table-cell office:value-type="float" office:value="6.360522" calcext:value-type="float">
            <text:p>6,360522</text:p>
          </table:table-cell>
          <table:table-cell/>
          <table:table-cell office:value-type="float" office:value="125.099" calcext:value-type="float">
            <text:p>125,099</text:p>
          </table:table-cell>
          <table:table-cell office:value-type="float" office:value="71.493295" calcext:value-type="float">
            <text:p>71,493295</text:p>
          </table:table-cell>
          <table:table-cell/>
          <table:table-cell office:value-type="float" office:value="1078.745" calcext:value-type="float">
            <text:p>1078,745</text:p>
          </table:table-cell>
          <table:table-cell office:value-type="float" office:value="20.614116" calcext:value-type="float">
            <text:p>20,614116</text:p>
          </table:table-cell>
          <table:table-cell table:number-columns-repeated="7"/>
        </table:table-row>
        <table:table-row table:style-name="ro1">
          <table:table-cell office:value-type="float" office:value="62.759" calcext:value-type="float">
            <text:p>62,759</text:p>
          </table:table-cell>
          <table:table-cell office:value-type="float" office:value="5.854029" calcext:value-type="float">
            <text:p>5,854029</text:p>
          </table:table-cell>
          <table:table-cell/>
          <table:table-cell office:value-type="float" office:value="121.136" calcext:value-type="float">
            <text:p>121,136</text:p>
          </table:table-cell>
          <table:table-cell office:value-type="float" office:value="67.962681" calcext:value-type="float">
            <text:p>67,962681</text:p>
          </table:table-cell>
          <table:table-cell/>
          <table:table-cell office:value-type="float" office:value="1070.644" calcext:value-type="float">
            <text:p>1070,644</text:p>
          </table:table-cell>
          <table:table-cell office:value-type="float" office:value="7.743111" calcext:value-type="float">
            <text:p>7,743111</text:p>
          </table:table-cell>
          <table:table-cell table:number-columns-repeated="7"/>
        </table:table-row>
      </table:table>
      <table:table table:name="RESULT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24238559" calcext:value-type="float">
            <text:p>0,024238559</text:p>
          </table:table-cell>
          <table:table-cell office:value-type="float" office:value="1.941292422" calcext:value-type="float">
            <text:p>1,941292422</text:p>
          </table:table-cell>
          <table:table-cell office:value-type="float" office:value="833.2309215" calcext:value-type="float">
            <text:p>833,2309215</text:p>
          </table:table-cell>
        </table:table-row>
        <table:table-row table:style-name="ro1">
          <table:table-cell table:number-columns-repeated="2"/>
          <table:table-cell office:value-type="float" office:value="0.004690406" calcext:value-type="float">
            <text:p>0,004690406</text:p>
          </table:table-cell>
          <table:table-cell office:value-type="float" office:value="0.055011744" calcext:value-type="float">
            <text:p>0,055011744</text:p>
          </table:table-cell>
          <table:table-cell office:value-type="float" office:value="44.79296913" calcext:value-type="float">
            <text:p>44,79296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2365201" calcext:value-type="float">
            <text:p>0,02365201</text:p>
          </table:table-cell>
          <table:table-cell office:value-type="float" office:value="1.926356436" calcext:value-type="float">
            <text:p>1,926356436</text:p>
          </table:table-cell>
          <table:table-cell office:value-type="float" office:value="922.1683819" calcext:value-type="float">
            <text:p>922,1683819</text:p>
          </table:table-cell>
        </table:table-row>
        <table:table-row table:style-name="ro1">
          <table:table-cell table:number-columns-repeated="2"/>
          <table:table-cell office:value-type="float" office:value="0.001208375" calcext:value-type="float">
            <text:p>0,001208375</text:p>
          </table:table-cell>
          <table:table-cell office:value-type="float" office:value="0.047748739" calcext:value-type="float">
            <text:p>0,047748739</text:p>
          </table:table-cell>
          <table:table-cell office:value-type="float" office:value="24.46575885" calcext:value-type="float">
            <text:p>24,46575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24200468" calcext:value-type="float">
            <text:p>0,024200468</text:p>
          </table:table-cell>
          <table:table-cell office:value-type="float" office:value="1.96407749" calcext:value-type="float">
            <text:p>1,96407749</text:p>
          </table:table-cell>
          <table:table-cell office:value-type="float" office:value="958.5561843" calcext:value-type="float">
            <text:p>958,5561843</text:p>
          </table:table-cell>
        </table:table-row>
        <table:table-row table:style-name="ro1">
          <table:table-cell table:number-columns-repeated="2"/>
          <table:table-cell office:value-type="float" office:value="0.00179376" calcext:value-type="float">
            <text:p>0,00179376</text:p>
          </table:table-cell>
          <table:table-cell office:value-type="float" office:value="0.04784891" calcext:value-type="float">
            <text:p>0,04784891</text:p>
          </table:table-cell>
          <table:table-cell office:value-type="float" office:value="13.65343281" calcext:value-type="float">
            <text:p>13,65343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23026594" calcext:value-type="float">
            <text:p>0,023026594</text:p>
          </table:table-cell>
          <table:table-cell office:value-type="float" office:value="1.822968677" calcext:value-type="float">
            <text:p>1,822968677</text:p>
          </table:table-cell>
          <table:table-cell office:value-type="float" office:value="447.3665452" calcext:value-type="float">
            <text:p>447,3665452</text:p>
          </table:table-cell>
        </table:table-row>
        <table:table-row table:style-name="ro1">
          <table:table-cell table:number-columns-repeated="2"/>
          <table:table-cell office:value-type="float" office:value="0.00126857" calcext:value-type="float">
            <text:p>0,00126857</text:p>
          </table:table-cell>
          <table:table-cell office:value-type="float" office:value="0.039917621" calcext:value-type="float">
            <text:p>0,039917621</text:p>
          </table:table-cell>
          <table:table-cell office:value-type="float" office:value="6.31333437" calcext:value-type="float">
            <text:p>6,31333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24443451" calcext:value-type="float">
            <text:p>0,024443451</text:p>
          </table:table-cell>
          <table:table-cell office:value-type="float" office:value="1.97582159" calcext:value-type="float">
            <text:p>1,97582159</text:p>
          </table:table-cell>
          <table:table-cell office:value-type="float" office:value="244.2601813" calcext:value-type="float">
            <text:p>244,2601813</text:p>
          </table:table-cell>
        </table:table-row>
        <table:table-row table:style-name="ro1">
          <table:table-cell table:number-columns-repeated="2"/>
          <table:table-cell office:value-type="float" office:value="0.0014505" calcext:value-type="float">
            <text:p>0,0014505</text:p>
          </table:table-cell>
          <table:table-cell office:value-type="float" office:value="0.05404375" calcext:value-type="float">
            <text:p>0,05404375</text:p>
          </table:table-cell>
          <table:table-cell office:value-type="float" office:value="2.143854063" calcext:value-type="float">
            <text:p>2,143854063</text:p>
          </table:table-cell>
        </table:table-row>
      </table:table>
      <table:named-expressions/>
      <table:database-ranges>
        <table:database-range table:name="__Anonymous_Sheet_DB__0" table:target-range-address="'NODEJS-128MB'.D5:'NODEJS-128MB'.E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NODEJS-256MB'.G5:'NODEJS-256MB'.H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NODEJS-512MB'.G5:'NODEJS-512MB'.H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NODEJS-1024MB'.G5:'NODEJS-1024MB'.H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NODEJS-2048MB'.G5:'NODEJS-2048MB'.H2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00/00/0000</text:date>, <text:time style:data-style-name="N2" text:time-value="14:36:02.43849685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22T19:41:32.638354035</dc:date>
    <meta:editing-duration>PT8H42M3S</meta:editing-duration>
    <meta:editing-cycles>24</meta:editing-cycles>
    <meta:generator>LibreOffice/5.1.6.2$Linux_X86_64 LibreOffice_project/10m0$Build-2</meta:generator>
    <meta:document-statistic meta:table-count="6" meta:cell-count="6194" meta:object-count="0"/>
  </office:meta>
</office:document-meta>
</file>